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2.3618in"/>
    </style:style>
    <style:style style:name="co4" style:family="table-column">
      <style:table-column-properties fo:break-before="auto" style:column-width="2.3937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2.2016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1.8689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2.0618in"/>
    </style:style>
    <style:style style:name="co14" style:family="table-column">
      <style:table-column-properties fo:break-before="auto" style:column-width="1.7402in"/>
    </style:style>
    <style:style style:name="co15" style:family="table-column">
      <style:table-column-properties fo:break-before="auto" style:column-width="1.6543in"/>
    </style:style>
    <style:style style:name="co16" style:family="table-column">
      <style:table-column-properties fo:break-before="auto" style:column-width="1.7937in"/>
    </style:style>
    <style:style style:name="co17" style:family="table-column">
      <style:table-column-properties fo:break-before="auto" style:column-width="1.4508in"/>
    </style:style>
    <style:style style:name="co18" style:family="table-column">
      <style:table-column-properties fo:break-before="auto" style:column-width="1.5146in"/>
    </style:style>
    <style:style style:name="co19" style:family="table-column">
      <style:table-column-properties fo:break-before="auto" style:column-width="1.3543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4937in" svg:height="4.3992in" svg:x="42.2008in" svg:y="0.8484in">
            <draw:object draw:notify-on-update-of-ranges="Sheet1.A1:Sheet1.A1 Sheet1.A2:Sheet1.A443 Sheet1.L1:Sheet1.L1 Sheet1.L2:Sheet1.L443 Sheet1.A1:Sheet1.A1 Sheet1.A2:Sheet1.A443 Sheet1.N1:Sheet1.N1 Sheet1.N2:Sheet1.N44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4866in" svg:height="6.3748in" svg:x="42.1791in" svg:y="5.8933in">
            <draw:object draw:notify-on-update-of-ranges="Sheet1.A1:Sheet1.A1 Sheet1.A2:Sheet1.A443 Sheet1.H1:Sheet1.H1 Sheet1.H2:Sheet1.H443 Sheet1.A1:Sheet1.A1 Sheet1.A2:Sheet1.A443 Sheet1.J1:Sheet1.J1 Sheet1.J2:Sheet1.J44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(ms)</text:p>
          </table:table-cell>
          <table:table-cell office:value-type="string">
            <text:p>deslocamento_encoders(mm)</text:p>
          </table:table-cell>
          <table:table-cell office:value-type="string">
            <text:p>deslocamento_acelerometro_Y(mm)</text:p>
          </table:table-cell>
          <table:table-cell office:value-type="string">
            <text:p>erro_deslocamento_acelerometro(%)</text:p>
          </table:table-cell>
          <table:table-cell office:value-type="string">
            <text:p>desloc_angular_encoders(rad)</text:p>
          </table:table-cell>
          <table:table-cell office:value-type="string">
            <text:p>desloc_angular_giroscopio_Z(rad)</text:p>
          </table:table-cell>
          <table:table-cell office:value-type="string">
            <text:p>erro_desloc_angular_giroscopio(%)</text:p>
          </table:table-cell>
          <table:table-cell office:value-type="string">
            <text:p>acel_encoders(m/s^2)</text:p>
          </table:table-cell>
          <table:table-cell office:value-type="string">
            <text:p>acel_acelerometro_Y(m/s^2)</text:p>
          </table:table-cell>
          <table:table-cell office:value-type="string">
            <text:p>acel_acelerometro_Y(m/s^2)/2</text:p>
          </table:table-cell>
          <table:table-cell office:value-type="string">
            <text:p>erro_acel_acelerometro(%)</text:p>
          </table:table-cell>
          <table:table-cell office:value-type="string">
            <text:p>vel_angular_encoders(rad/s)</text:p>
          </table:table-cell>
          <table:table-cell office:value-type="string">
            <text:p>vel_angular_giroscopio_Z(rad/s)</text:p>
          </table:table-cell>
          <table:table-cell office:value-type="string">
            <text:p>vel_angular_giroscopio_Z(rad/s)/2</text:p>
          </table:table-cell>
          <table:table-cell office:value-type="string">
            <text:p>erro_vel_angular_giroscopio(%)</text:p>
          </table:table-cell>
          <table:table-cell office:value-type="string">
            <text:p>posicao_encoders_X(mm)</text:p>
          </table:table-cell>
          <table:table-cell office:value-type="string">
            <text:p>posicao_encoders_Y(mm)</text:p>
          </table:table-cell>
          <table:table-cell office:value-type="string">
            <text:p>posicao_acelgiro_X(mm)</text:p>
          </table:table-cell>
          <table:table-cell office:value-type="string">
            <text:p>posicao_acelgiro_Y(mm)</text:p>
          </table:table-cell>
          <table:table-cell office:value-type="string">
            <text:p>erro_posicao_acelgiro(mm)</text:p>
          </table:table-cell>
          <table:table-cell office:value-type="string">
            <text:p>angulo_encoders(rad)</text:p>
          </table:table-cell>
          <table:table-cell office:value-type="string">
            <text:p>angulo_giroscopio(rad)</text:p>
          </table:table-cell>
          <table:table-cell office:value-type="string">
            <text:p>erro_angulo_giro(%)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792">
            <text:p>0.010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([.I2]+0.019)/2" office:value-type="float" office:value="-0.0000769999999999989">
            <text:p>-0.0000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([.M2]-0.02)/2" office:value-type="float" office:value="0.000791499999999999">
            <text:p>0.000791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10792">
            <text:p>0.0107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-21">
            <text:p>-2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525">
            <text:p>0.0115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4643">
            <text:p>-0.064643</text:p>
          </table:table-cell>
          <table:table-cell table:formula="of:=([.I3]+0.019)/2" office:value-type="float" office:value="-0.0228215">
            <text:p>-0.02282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([.M3]-0.02)/2" office:value-type="float" office:value="0.0015245">
            <text:p>0.00152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022316">
            <text:p>0.02231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34">
            <text:p>-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724">
            <text:p>0.0117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0278">
            <text:p>-0.050278</text:p>
          </table:table-cell>
          <table:table-cell table:formula="of:=([.I4]+0.019)/2" office:value-type="float" office:value="-0.015639">
            <text:p>-0.01563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([.M4]-0.02)/2" office:value-type="float" office:value="0.0017245">
            <text:p>0.00172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60">
            <text:p>-60</text:p>
          </table:table-cell>
          <table:table-cell office:value-type="float" office:value="-1">
            <text:p>-1</text:p>
          </table:table-cell>
          <table:table-cell office:value-type="float" office:value="60.008331">
            <text:p>60.008331</text:p>
          </table:table-cell>
          <table:table-cell office:value-type="float" office:value="0">
            <text:p>0</text:p>
          </table:table-cell>
          <table:table-cell office:value-type="float" office:value="0.034041">
            <text:p>0.03404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-49">
            <text:p>-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791">
            <text:p>0.0117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2249">
            <text:p>-0.062249</text:p>
          </table:table-cell>
          <table:table-cell table:formula="of:=([.I5]+0.019)/2" office:value-type="float" office:value="-0.0216245">
            <text:p>-0.02162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([.M5]-0.02)/2" office:value-type="float" office:value="0.001791">
            <text:p>0.00179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09">
            <text:p>-109</text:p>
          </table:table-cell>
          <table:table-cell office:value-type="float" office:value="-3">
            <text:p>-3</text:p>
          </table:table-cell>
          <table:table-cell office:value-type="float" office:value="109.041275">
            <text:p>109.041275</text:p>
          </table:table-cell>
          <table:table-cell office:value-type="float" office:value="0">
            <text:p>0</text:p>
          </table:table-cell>
          <table:table-cell office:value-type="float" office:value="0.045832">
            <text:p>0.04583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-56">
            <text:p>-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726">
            <text:p>0.0097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873">
            <text:p>-0.02873</text:p>
          </table:table-cell>
          <table:table-cell table:formula="of:=([.I6]+0.019)/2" office:value-type="float" office:value="-0.004865">
            <text:p>-0.0048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452">
            <text:p>0.019452</text:p>
          </table:table-cell>
          <table:table-cell table:formula="of:=([.M6]-0.02)/2" office:value-type="float" office:value="-0.000274">
            <text:p>-0.00027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65">
            <text:p>-165</text:p>
          </table:table-cell>
          <table:table-cell office:value-type="float" office:value="-6">
            <text:p>-6</text:p>
          </table:table-cell>
          <table:table-cell office:value-type="float" office:value="165.109055">
            <text:p>165.109055</text:p>
          </table:table-cell>
          <table:table-cell office:value-type="float" office:value="0">
            <text:p>0</text:p>
          </table:table-cell>
          <table:table-cell office:value-type="float" office:value="0.055557">
            <text:p>0.0555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-62">
            <text:p>-6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525">
            <text:p>0.0115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([.I7]+0.019)/2" office:value-type="float" office:value="-0.001274">
            <text:p>-0.0012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([.M7]-0.02)/2" office:value-type="float" office:value="0.0015245">
            <text:p>0.00152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227">
            <text:p>-227</text:p>
          </table:table-cell>
          <table:table-cell office:value-type="float" office:value="-9">
            <text:p>-9</text:p>
          </table:table-cell>
          <table:table-cell office:value-type="float" office:value="227.178345">
            <text:p>227.178345</text:p>
          </table:table-cell>
          <table:table-cell office:value-type="float" office:value="0">
            <text:p>0</text:p>
          </table:table-cell>
          <table:table-cell office:value-type="float" office:value="0.067082">
            <text:p>0.06708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-65">
            <text:p>-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791">
            <text:p>0.0117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([.I8]+0.019)/2" office:value-type="float" office:value="0.0035145">
            <text:p>0.00351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([.M8]-0.02)/2" office:value-type="float" office:value="0.001791">
            <text:p>0.00179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291">
            <text:p>-291</text:p>
          </table:table-cell>
          <table:table-cell office:value-type="float" office:value="-13">
            <text:p>-13</text:p>
          </table:table-cell>
          <table:table-cell office:value-type="float" office:value="291.290222">
            <text:p>291.290222</text:p>
          </table:table-cell>
          <table:table-cell office:value-type="float" office:value="0">
            <text:p>0</text:p>
          </table:table-cell>
          <table:table-cell office:value-type="float" office:value="0.078873">
            <text:p>0.07887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-51">
            <text:p>-5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591">
            <text:p>0.0115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2672">
            <text:p>0.052672</text:p>
          </table:table-cell>
          <table:table-cell table:formula="of:=([.I9]+0.019)/2" office:value-type="float" office:value="0.035836">
            <text:p>0.0358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([.M9]-0.02)/2" office:value-type="float" office:value="0.001591">
            <text:p>0.00159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342">
            <text:p>-342</text:p>
          </table:table-cell>
          <table:table-cell office:value-type="float" office:value="-17">
            <text:p>-17</text:p>
          </table:table-cell>
          <table:table-cell office:value-type="float" office:value="342.422241">
            <text:p>342.422241</text:p>
          </table:table-cell>
          <table:table-cell office:value-type="float" office:value="0">
            <text:p>0</text:p>
          </table:table-cell>
          <table:table-cell office:value-type="float" office:value="0.090464">
            <text:p>0.09046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-51">
            <text:p>-5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324">
            <text:p>0.0123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2394">
            <text:p>0.002394</text:p>
          </table:table-cell>
          <table:table-cell table:formula="of:=([.I10]+0.019)/2" office:value-type="float" office:value="0.010697">
            <text:p>0.0106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648">
            <text:p>0.024648</text:p>
          </table:table-cell>
          <table:table-cell table:formula="of:=([.M10]-0.02)/2" office:value-type="float" office:value="0.002324">
            <text:p>0.00232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393">
            <text:p>-393</text:p>
          </table:table-cell>
          <table:table-cell office:value-type="float" office:value="-22">
            <text:p>-22</text:p>
          </table:table-cell>
          <table:table-cell office:value-type="float" office:value="393.615295">
            <text:p>393.615295</text:p>
          </table:table-cell>
          <table:table-cell office:value-type="float" office:value="0">
            <text:p>0</text:p>
          </table:table-cell>
          <table:table-cell office:value-type="float" office:value="0.102788">
            <text:p>0.10278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-52">
            <text:p>-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24">
            <text:p>0.0119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([.I11]+0.019)/2" office:value-type="float" office:value="0.007106">
            <text:p>0.0071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table:formula="of:=([.M11]-0.02)/2" office:value-type="float" office:value="0.001924">
            <text:p>0.00192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445">
            <text:p>-445</text:p>
          </table:table-cell>
          <table:table-cell office:value-type="float" office:value="-27">
            <text:p>-27</text:p>
          </table:table-cell>
          <table:table-cell office:value-type="float" office:value="445.818359">
            <text:p>445.818359</text:p>
          </table:table-cell>
          <table:table-cell office:value-type="float" office:value="0">
            <text:p>0</text:p>
          </table:table-cell>
          <table:table-cell office:value-type="float" office:value="0.114712">
            <text:p>0.11471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-35">
            <text:p>-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3989">
            <text:p>0.0139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67038">
            <text:p>0.067038</text:p>
          </table:table-cell>
          <table:table-cell table:formula="of:=([.I12]+0.019)/2" office:value-type="float" office:value="0.043019">
            <text:p>0.0430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979">
            <text:p>0.027979</text:p>
          </table:table-cell>
          <table:table-cell table:formula="of:=([.M12]-0.02)/2" office:value-type="float" office:value="0.0039895">
            <text:p>0.003989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480">
            <text:p>-480</text:p>
          </table:table-cell>
          <table:table-cell office:value-type="float" office:value="-31">
            <text:p>-31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0.128701">
            <text:p>0.12870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8878.255859">
            <text:p>8878.255859</text:p>
          </table:table-cell>
          <table:table-cell office:value-type="float" office:value="0.01">
            <text:p>0.01</text:p>
          </table:table-cell>
          <table:table-cell office:value-type="float" office:value="0.094128">
            <text:p>0.094128</text:p>
          </table:table-cell>
          <table:table-cell office:value-type="float" office:value="841.278748">
            <text:p>841.278748</text:p>
          </table:table-cell>
          <table:table-cell office:value-type="float" office:value="0.008">
            <text:p>0.008</text:p>
          </table:table-cell>
          <table:table-cell office:value-type="float" office:value="0.859518">
            <text:p>0.859518</text:p>
          </table:table-cell>
          <table:table-cell table:formula="of:=([.I13]+0.019)/2" office:value-type="float" office:value="0.439259">
            <text:p>0.439259</text:p>
          </table:table-cell>
          <table:table-cell office:value-type="float" office:value="10643.979492">
            <text:p>10643.979492</text:p>
          </table:table-cell>
          <table:table-cell office:value-type="float" office:value="0.02">
            <text:p>0.02</text:p>
          </table:table-cell>
          <table:table-cell office:value-type="float" office:value="0.188256">
            <text:p>0.188256</text:p>
          </table:table-cell>
          <table:table-cell table:formula="of:=([.M13]-0.02)/2" office:value-type="float" office:value="0.084128">
            <text:p>0.084128</text:p>
          </table:table-cell>
          <table:table-cell office:value-type="float" office:value="841.278748">
            <text:p>841.2787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302">
            <text:p>-302</text:p>
          </table:table-cell>
          <table:table-cell office:value-type="float" office:value="-8">
            <text:p>-8</text:p>
          </table:table-cell>
          <table:table-cell office:value-type="float" office:value="304.105255">
            <text:p>304.105255</text:p>
          </table:table-cell>
          <table:table-cell office:value-type="float" office:value="0.01">
            <text:p>0.01</text:p>
          </table:table-cell>
          <table:table-cell office:value-type="float" office:value="0.222829">
            <text:p>0.222829</text:p>
          </table:table-cell>
          <table:table-cell office:value-type="float" office:value="2128.29248">
            <text:p>2128.29248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">
            <text:p>21</text:p>
          </table:table-cell>
          <table:table-cell office:value-type="float" office:value="138">
            <text:p>138</text:p>
          </table:table-cell>
          <table:table-cell office:value-type="float" office:value="558.405396">
            <text:p>558.405396</text:p>
          </table:table-cell>
          <table:table-cell office:value-type="float" office:value="0.05">
            <text:p>0.05</text:p>
          </table:table-cell>
          <table:table-cell office:value-type="float" office:value="0.083136">
            <text:p>0.083136</text:p>
          </table:table-cell>
          <table:table-cell office:value-type="float" office:value="66.272591">
            <text:p>66.272591</text:p>
          </table:table-cell>
          <table:table-cell office:value-type="float" office:value="0.076">
            <text:p>0.076</text:p>
          </table:table-cell>
          <table:table-cell office:value-type="float" office:value="-0.1652">
            <text:p>-0.1652</text:p>
          </table:table-cell>
          <table:table-cell table:formula="of:=([.I14]+0.019)/2" office:value-type="float" office:value="-0.0731">
            <text:p>-0.0731</text:p>
          </table:table-cell>
          <table:table-cell office:value-type="float" office:value="317.368378">
            <text:p>317.368378</text:p>
          </table:table-cell>
          <table:table-cell office:value-type="float" office:value="0.1">
            <text:p>0.1</text:p>
          </table:table-cell>
          <table:table-cell office:value-type="float" office:value="0.166273">
            <text:p>0.166273</text:p>
          </table:table-cell>
          <table:table-cell table:formula="of:=([.M14]-0.02)/2" office:value-type="float" office:value="0.0731365">
            <text:p>0.0731365</text:p>
          </table:table-cell>
          <table:table-cell office:value-type="float" office:value="66.272591">
            <text:p>66.27259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167">
            <text:p>-167</text:p>
          </table:table-cell>
          <table:table-cell office:value-type="float" office:value="23">
            <text:p>23</text:p>
          </table:table-cell>
          <table:table-cell office:value-type="float" office:value="191.387039">
            <text:p>191.387039</text:p>
          </table:table-cell>
          <table:table-cell office:value-type="float" office:value="0.06">
            <text:p>0.06</text:p>
          </table:table-cell>
          <table:table-cell office:value-type="float" office:value="0.305966">
            <text:p>0.305966</text:p>
          </table:table-cell>
          <table:table-cell office:value-type="float" office:value="409.942535">
            <text:p>409.942535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18.213673">
            <text:p>18.213673</text:p>
          </table:table-cell>
          <table:table-cell office:value-type="float" office:value="0.012658">
            <text:p>0.012658</text:p>
          </table:table-cell>
          <table:table-cell office:value-type="float" office:value="-0.002398">
            <text:p>-0.002398</text:p>
          </table:table-cell>
          <table:table-cell office:value-type="float" office:value="118.94548">
            <text:p>118.94548</text:p>
          </table:table-cell>
          <table:table-cell office:value-type="float" office:value="0.076">
            <text:p>0.076</text:p>
          </table:table-cell>
          <table:table-cell office:value-type="float" office:value="-0.363919">
            <text:p>-0.363919</text:p>
          </table:table-cell>
          <table:table-cell table:formula="of:=([.I15]+0.019)/2" office:value-type="float" office:value="-0.1724595">
            <text:p>-0.1724595</text:p>
          </table:table-cell>
          <table:table-cell office:value-type="float" office:value="578.840332">
            <text:p>578.840332</text:p>
          </table:table-cell>
          <table:table-cell office:value-type="float" office:value="0.025316">
            <text:p>0.025316</text:p>
          </table:table-cell>
          <table:table-cell office:value-type="float" office:value="-0.004796">
            <text:p>-0.004796</text:p>
          </table:table-cell>
          <table:table-cell table:formula="of:=([.M15]-0.02)/2" office:value-type="float" office:value="-0.012398">
            <text:p>-0.012398</text:p>
          </table:table-cell>
          <table:table-cell office:value-type="float" office:value="118.94548">
            <text:p>118.94548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-122">
            <text:p>-122</text:p>
          </table:table-cell>
          <table:table-cell office:value-type="float" office:value="37">
            <text:p>37</text:p>
          </table:table-cell>
          <table:table-cell office:value-type="float" office:value="188.281708">
            <text:p>188.281708</text:p>
          </table:table-cell>
          <table:table-cell office:value-type="float" office:value="0.072658">
            <text:p>0.072658</text:p>
          </table:table-cell>
          <table:table-cell office:value-type="float" office:value="0.303567">
            <text:p>0.303567</text:p>
          </table:table-cell>
          <table:table-cell office:value-type="float" office:value="317.801758">
            <text:p>317.80175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200.771545">
            <text:p>200.771545</text:p>
          </table:table-cell>
          <table:table-cell office:value-type="float" office:value="-0.012658">
            <text:p>-0.012658</text:p>
          </table:table-cell>
          <table:table-cell office:value-type="float" office:value="-0.03051">
            <text:p>-0.03051</text:p>
          </table:table-cell>
          <table:table-cell office:value-type="float" office:value="141.028625">
            <text:p>141.028625</text:p>
          </table:table-cell>
          <table:table-cell office:value-type="float" office:value="0">
            <text:p>0</text:p>
          </table:table-cell>
          <table:table-cell office:value-type="float" office:value="0.292093">
            <text:p>0.292093</text:p>
          </table:table-cell>
          <table:table-cell table:formula="of:=([.I16]+0.019)/2" office:value-type="float" office:value="0.1555465">
            <text:p>0.1555465</text:p>
          </table:table-cell>
          <table:table-cell office:value-type="float" office:value="100">
            <text:p>100</text:p>
          </table:table-cell>
          <table:table-cell office:value-type="float" office:value="-0.025316">
            <text:p>-0.025316</text:p>
          </table:table-cell>
          <table:table-cell office:value-type="float" office:value="-0.06102">
            <text:p>-0.06102</text:p>
          </table:table-cell>
          <table:table-cell table:formula="of:=([.M16]-0.02)/2" office:value-type="float" office:value="-0.04051">
            <text:p>-0.04051</text:p>
          </table:table-cell>
          <table:table-cell office:value-type="float" office:value="141.028625">
            <text:p>141.028625</text:p>
          </table:table-cell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-7">
            <text:p>-7</text:p>
          </table:table-cell>
          <table:table-cell office:value-type="float" office:value="73">
            <text:p>73</text:p>
          </table:table-cell>
          <table:table-cell office:value-type="float" office:value="129.321304">
            <text:p>129.321304</text:p>
          </table:table-cell>
          <table:table-cell office:value-type="float" office:value="0.06">
            <text:p>0.06</text:p>
          </table:table-cell>
          <table:table-cell office:value-type="float" office:value="0.273057">
            <text:p>0.273057</text:p>
          </table:table-cell>
          <table:table-cell office:value-type="float" office:value="355.095673">
            <text:p>355.095673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1">
            <text:p>31</text:p>
          </table:table-cell>
          <table:table-cell office:value-type="float" office:value="424">
            <text:p>424</text:p>
          </table:table-cell>
          <table:table-cell office:value-type="float" office:value="1268.942627">
            <text:p>1268.942627</text:p>
          </table:table-cell>
          <table:table-cell office:value-type="float" office:value="-0.007623">
            <text:p>-0.007623</text:p>
          </table:table-cell>
          <table:table-cell office:value-type="float" office:value="0.010658">
            <text:p>0.010658</text:p>
          </table:table-cell>
          <table:table-cell office:value-type="float" office:value="239.821152">
            <text:p>239.821152</text:p>
          </table:table-cell>
          <table:table-cell office:value-type="float" office:value="-0.036">
            <text:p>-0.036</text:p>
          </table:table-cell>
          <table:table-cell office:value-type="float" office:value="1.216254">
            <text:p>1.216254</text:p>
          </table:table-cell>
          <table:table-cell table:formula="of:=([.I17]+0.019)/2" office:value-type="float" office:value="0.617627">
            <text:p>0.617627</text:p>
          </table:table-cell>
          <table:table-cell office:value-type="float" office:value="3478.484619">
            <text:p>3478.484619</text:p>
          </table:table-cell>
          <table:table-cell office:value-type="float" office:value="-0.015246">
            <text:p>-0.015246</text:p>
          </table:table-cell>
          <table:table-cell office:value-type="float" office:value="0.021317">
            <text:p>0.021317</text:p>
          </table:table-cell>
          <table:table-cell table:formula="of:=([.M17]-0.02)/2" office:value-type="float" office:value="0.000658499999999999">
            <text:p>0.0006585</text:p>
          </table:table-cell>
          <table:table-cell office:value-type="float" office:value="239.821152">
            <text:p>239.821152</text:p>
          </table:table-cell>
          <table:table-cell office:value-type="float" office:value="134">
            <text:p>134</text:p>
          </table:table-cell>
          <table:table-cell office:value-type="float" office:value="7">
            <text:p>7</text:p>
          </table:table-cell>
          <table:table-cell office:value-type="float" office:value="402">
            <text:p>402</text:p>
          </table:table-cell>
          <table:table-cell office:value-type="float" office:value="187">
            <text:p>187</text:p>
          </table:table-cell>
          <table:table-cell office:value-type="float" office:value="322.837433">
            <text:p>322.837433</text:p>
          </table:table-cell>
          <table:table-cell office:value-type="float" office:value="0.052377">
            <text:p>0.052377</text:p>
          </table:table-cell>
          <table:table-cell office:value-type="float" office:value="0.283716">
            <text:p>0.283716</text:p>
          </table:table-cell>
          <table:table-cell office:value-type="float" office:value="441.67981">
            <text:p>441.67981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4">
            <text:p>24</text:p>
          </table:table-cell>
          <table:table-cell office:value-type="float" office:value="433">
            <text:p>433</text:p>
          </table:table-cell>
          <table:table-cell office:value-type="float" office:value="1705.626831">
            <text:p>1705.626831</text:p>
          </table:table-cell>
          <table:table-cell office:value-type="float" office:value="-0.02">
            <text:p>-0.02</text:p>
          </table:table-cell>
          <table:table-cell office:value-type="float" office:value="-0.05176">
            <text:p>-0.05176</text:p>
          </table:table-cell>
          <table:table-cell office:value-type="float" office:value="158.801697">
            <text:p>158.801697</text:p>
          </table:table-cell>
          <table:table-cell office:value-type="float" office:value="-0.028">
            <text:p>-0.028</text:p>
          </table:table-cell>
          <table:table-cell office:value-type="float" office:value="0.035913">
            <text:p>0.035913</text:p>
          </table:table-cell>
          <table:table-cell table:formula="of:=([.I18]+0.019)/2" office:value-type="float" office:value="0.0274565">
            <text:p>0.0274565</text:p>
          </table:table-cell>
          <table:table-cell office:value-type="float" office:value="228.260834">
            <text:p>228.260834</text:p>
          </table:table-cell>
          <table:table-cell office:value-type="float" office:value="-0.04">
            <text:p>-0.04</text:p>
          </table:table-cell>
          <table:table-cell office:value-type="float" office:value="-0.103521">
            <text:p>-0.103521</text:p>
          </table:table-cell>
          <table:table-cell table:formula="of:=([.M18]-0.02)/2" office:value-type="float" office:value="-0.0617605">
            <text:p>-0.0617605</text:p>
          </table:table-cell>
          <table:table-cell office:value-type="float" office:value="158.801697">
            <text:p>158.801697</text:p>
          </table:table-cell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office:value-type="float" office:value="818">
            <text:p>818</text:p>
          </table:table-cell>
          <table:table-cell office:value-type="float" office:value="308">
            <text:p>308</text:p>
          </table:table-cell>
          <table:table-cell office:value-type="float" office:value="724.982788">
            <text:p>724.982788</text:p>
          </table:table-cell>
          <table:table-cell office:value-type="float" office:value="0.032377">
            <text:p>0.032377</text:p>
          </table:table-cell>
          <table:table-cell office:value-type="float" office:value="0.231956">
            <text:p>0.231956</text:p>
          </table:table-cell>
          <table:table-cell office:value-type="float" office:value="616.419617">
            <text:p>616.419617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7">
            <text:p>17</text:p>
          </table:table-cell>
          <table:table-cell office:value-type="float" office:value="347">
            <text:p>347</text:p>
          </table:table-cell>
          <table:table-cell office:value-type="float" office:value="1938.592163">
            <text:p>1938.592163</text:p>
          </table:table-cell>
          <table:table-cell office:value-type="float" office:value="-0.035">
            <text:p>-0.035</text:p>
          </table:table-cell>
          <table:table-cell office:value-type="float" office:value="-0.079606">
            <text:p>-0.079606</text:p>
          </table:table-cell>
          <table:table-cell office:value-type="float" office:value="127.444771">
            <text:p>127.444771</text:p>
          </table:table-cell>
          <table:table-cell office:value-type="float" office:value="-0.028">
            <text:p>-0.028</text:p>
          </table:table-cell>
          <table:table-cell office:value-type="float" office:value="-0.347159">
            <text:p>-0.347159</text:p>
          </table:table-cell>
          <table:table-cell table:formula="of:=([.I19]+0.019)/2" office:value-type="float" office:value="-0.1640795">
            <text:p>-0.1640795</text:p>
          </table:table-cell>
          <table:table-cell office:value-type="float" office:value="1139.854736">
            <text:p>1139.854736</text:p>
          </table:table-cell>
          <table:table-cell office:value-type="float" office:value="-0.07">
            <text:p>-0.07</text:p>
          </table:table-cell>
          <table:table-cell office:value-type="float" office:value="-0.159211">
            <text:p>-0.159211</text:p>
          </table:table-cell>
          <table:table-cell table:formula="of:=([.M19]-0.02)/2" office:value-type="float" office:value="-0.0896055">
            <text:p>-0.0896055</text:p>
          </table:table-cell>
          <table:table-cell office:value-type="float" office:value="127.444771">
            <text:p>127.444771</text:p>
          </table:table-cell>
          <table:table-cell office:value-type="float" office:value="175">
            <text:p>175</text:p>
          </table:table-cell>
          <table:table-cell office:value-type="float" office:value="9">
            <text:p>9</text:p>
          </table:table-cell>
          <table:table-cell office:value-type="float" office:value="1155">
            <text:p>1155</text:p>
          </table:table-cell>
          <table:table-cell office:value-type="float" office:value="388">
            <text:p>388</text:p>
          </table:table-cell>
          <table:table-cell office:value-type="float" office:value="1050.733521">
            <text:p>1050.733521</text:p>
          </table:table-cell>
          <table:table-cell office:value-type="float" office:value="-0.002623">
            <text:p>-0.002623</text:p>
          </table:table-cell>
          <table:table-cell office:value-type="float" office:value="0.15235">
            <text:p>0.15235</text:p>
          </table:table-cell>
          <table:table-cell office:value-type="float" office:value="5908.357422">
            <text:p>5908.35742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">
            <text:p>19</text:p>
          </table:table-cell>
          <table:table-cell office:value-type="float" office:value="355">
            <text:p>355</text:p>
          </table:table-cell>
          <table:table-cell office:value-type="float" office:value="1768.107178">
            <text:p>1768.107178</text:p>
          </table:table-cell>
          <table:table-cell office:value-type="float" office:value="-0.028243">
            <text:p>-0.028243</text:p>
          </table:table-cell>
          <table:table-cell office:value-type="float" office:value="-0.017786">
            <text:p>-0.017786</text:p>
          </table:table-cell>
          <table:table-cell office:value-type="float" office:value="37.02433">
            <text:p>37.02433</text:p>
          </table:table-cell>
          <table:table-cell office:value-type="float" office:value="0.008">
            <text:p>0.008</text:p>
          </table:table-cell>
          <table:table-cell office:value-type="float" office:value="0.033519">
            <text:p>0.033519</text:p>
          </table:table-cell>
          <table:table-cell table:formula="of:=([.I20]+0.019)/2" office:value-type="float" office:value="0.0262595">
            <text:p>0.0262595</text:p>
          </table:table-cell>
          <table:table-cell office:value-type="float" office:value="318.985596">
            <text:p>318.985596</text:p>
          </table:table-cell>
          <table:table-cell office:value-type="float" office:value="-0.056486">
            <text:p>-0.056486</text:p>
          </table:table-cell>
          <table:table-cell office:value-type="float" office:value="-0.035573">
            <text:p>-0.035573</text:p>
          </table:table-cell>
          <table:table-cell table:formula="of:=([.M20]-0.02)/2" office:value-type="float" office:value="-0.0277865">
            <text:p>-0.0277865</text:p>
          </table:table-cell>
          <table:table-cell office:value-type="float" office:value="37.02433">
            <text:p>37.02433</text:p>
          </table:table-cell>
          <table:table-cell office:value-type="float" office:value="194">
            <text:p>194</text:p>
          </table:table-cell>
          <table:table-cell office:value-type="float" office:value="9">
            <text:p>9</text:p>
          </table:table-cell>
          <table:table-cell office:value-type="float" office:value="1506">
            <text:p>1506</text:p>
          </table:table-cell>
          <table:table-cell office:value-type="float" office:value="442">
            <text:p>442</text:p>
          </table:table-cell>
          <table:table-cell office:value-type="float" office:value="1381.605225">
            <text:p>1381.605225</text:p>
          </table:table-cell>
          <table:table-cell office:value-type="float" office:value="-0.030866">
            <text:p>-0.030866</text:p>
          </table:table-cell>
          <table:table-cell office:value-type="float" office:value="0.134564">
            <text:p>0.134564</text:p>
          </table:table-cell>
          <table:table-cell office:value-type="float" office:value="535.957886">
            <text:p>535.957886</text:p>
          </table:table-cell>
        </table:table-row>
        <table:table-row table:style-name="ro1">
          <table:table-cell office:value-type="float" office:value="10500">
            <text:p>10500</text:p>
          </table:table-cell>
          <table:table-cell office:value-type="float" office:value="25">
            <text:p>25</text:p>
          </table:table-cell>
          <table:table-cell office:value-type="float" office:value="471">
            <text:p>471</text:p>
          </table:table-cell>
          <table:table-cell office:value-type="float" office:value="1784.236572">
            <text:p>1784.236572</text:p>
          </table:table-cell>
          <table:table-cell office:value-type="float" office:value="0.002551">
            <text:p>0.002551</text:p>
          </table:table-cell>
          <table:table-cell office:value-type="float" office:value="0.024714">
            <text:p>0.024714</text:p>
          </table:table-cell>
          <table:table-cell office:value-type="float" office:value="868.80426">
            <text:p>868.80426</text:p>
          </table:table-cell>
          <table:table-cell office:value-type="float" office:value="0.024">
            <text:p>0.024</text:p>
          </table:table-cell>
          <table:table-cell office:value-type="float" office:value="0.464475">
            <text:p>0.464475</text:p>
          </table:table-cell>
          <table:table-cell table:formula="of:=([.I21]+0.019)/2" office:value-type="float" office:value="0.2417375">
            <text:p>0.2417375</text:p>
          </table:table-cell>
          <table:table-cell office:value-type="float" office:value="1835.312622">
            <text:p>1835.312622</text:p>
          </table:table-cell>
          <table:table-cell office:value-type="float" office:value="0.005102">
            <text:p>0.005102</text:p>
          </table:table-cell>
          <table:table-cell office:value-type="float" office:value="0.049429">
            <text:p>0.049429</text:p>
          </table:table-cell>
          <table:table-cell table:formula="of:=([.M21]-0.02)/2" office:value-type="float" office:value="0.0147145">
            <text:p>0.0147145</text:p>
          </table:table-cell>
          <table:table-cell office:value-type="float" office:value="868.80426">
            <text:p>868.80426</text:p>
          </table:table-cell>
          <table:table-cell office:value-type="float" office:value="219">
            <text:p>219</text:p>
          </table:table-cell>
          <table:table-cell office:value-type="float" office:value="8">
            <text:p>8</text:p>
          </table:table-cell>
          <table:table-cell office:value-type="float" office:value="1973">
            <text:p>1973</text:p>
          </table:table-cell>
          <table:table-cell office:value-type="float" office:value="505">
            <text:p>505</text:p>
          </table:table-cell>
          <table:table-cell office:value-type="float" office:value="1823.053711">
            <text:p>1823.053711</text:p>
          </table:table-cell>
          <table:table-cell office:value-type="float" office:value="-0.028315">
            <text:p>-0.028315</text:p>
          </table:table-cell>
          <table:table-cell office:value-type="float" office:value="0.159278">
            <text:p>0.159278</text:p>
          </table:table-cell>
          <table:table-cell office:value-type="float" office:value="662.518188">
            <text:p>662.518188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29">
            <text:p>29</text:p>
          </table:table-cell>
          <table:table-cell office:value-type="float" office:value="414">
            <text:p>414</text:p>
          </table:table-cell>
          <table:table-cell office:value-type="float" office:value="1328.265015">
            <text:p>1328.265015</text:p>
          </table:table-cell>
          <table:table-cell office:value-type="float" office:value="0.002544">
            <text:p>0.002544</text:p>
          </table:table-cell>
          <table:table-cell office:value-type="float" office:value="0.01359">
            <text:p>0.01359</text:p>
          </table:table-cell>
          <table:table-cell office:value-type="float" office:value="434.211304">
            <text:p>434.211304</text:p>
          </table:table-cell>
          <table:table-cell office:value-type="float" office:value="0.016">
            <text:p>0.016</text:p>
          </table:table-cell>
          <table:table-cell office:value-type="float" office:value="-0.227449">
            <text:p>-0.227449</text:p>
          </table:table-cell>
          <table:table-cell table:formula="of:=([.I22]+0.019)/2" office:value-type="float" office:value="-0.1042245">
            <text:p>-0.1042245</text:p>
          </table:table-cell>
          <table:table-cell office:value-type="float" office:value="1521.557861">
            <text:p>1521.557861</text:p>
          </table:table-cell>
          <table:table-cell office:value-type="float" office:value="0.005088">
            <text:p>0.005088</text:p>
          </table:table-cell>
          <table:table-cell office:value-type="float" office:value="0.027179">
            <text:p>0.027179</text:p>
          </table:table-cell>
          <table:table-cell table:formula="of:=([.M22]-0.02)/2" office:value-type="float" office:value="0.0035895">
            <text:p>0.0035895</text:p>
          </table:table-cell>
          <table:table-cell office:value-type="float" office:value="434.211304">
            <text:p>434.211304</text:p>
          </table:table-cell>
          <table:table-cell office:value-type="float" office:value="248">
            <text:p>248</text:p>
          </table:table-cell>
          <table:table-cell office:value-type="float" office:value="7">
            <text:p>7</text:p>
          </table:table-cell>
          <table:table-cell office:value-type="float" office:value="2382">
            <text:p>2382</text:p>
          </table:table-cell>
          <table:table-cell office:value-type="float" office:value="571">
            <text:p>571</text:p>
          </table:table-cell>
          <table:table-cell office:value-type="float" office:value="2207.272461">
            <text:p>2207.272461</text:p>
          </table:table-cell>
          <table:table-cell office:value-type="float" office:value="-0.025771">
            <text:p>-0.025771</text:p>
          </table:table-cell>
          <table:table-cell office:value-type="float" office:value="0.172868">
            <text:p>0.172868</text:p>
          </table:table-cell>
          <table:table-cell office:value-type="float" office:value="770.775269">
            <text:p>770.775269</text:p>
          </table:table-cell>
        </table:table-row>
        <table:table-row table:style-name="ro1">
          <table:table-cell office:value-type="float" office:value="11500">
            <text:p>11500</text:p>
          </table:table-cell>
          <table:table-cell office:value-type="float" office:value="28">
            <text:p>28</text:p>
          </table:table-cell>
          <table:table-cell office:value-type="float" office:value="246">
            <text:p>246</text:p>
          </table:table-cell>
          <table:table-cell office:value-type="float" office:value="778.586365">
            <text:p>778.586365</text:p>
          </table:table-cell>
          <table:table-cell office:value-type="float" office:value="0.002545">
            <text:p>0.002545</text:p>
          </table:table-cell>
          <table:table-cell office:value-type="float" office:value="0.022783">
            <text:p>0.022783</text:p>
          </table:table-cell>
          <table:table-cell office:value-type="float" office:value="795.028442">
            <text:p>795.028442</text:p>
          </table:table-cell>
          <table:table-cell office:value-type="float" office:value="-0.004">
            <text:p>-0.004</text:p>
          </table:table-cell>
          <table:table-cell office:value-type="float" office:value="-0.672771">
            <text:p>-0.672771</text:p>
          </table:table-cell>
          <table:table-cell table:formula="of:=([.I23]+0.019)/2" office:value-type="float" office:value="-0.3268855">
            <text:p>-0.3268855</text:p>
          </table:table-cell>
          <table:table-cell office:value-type="float" office:value="16719.294922">
            <text:p>16719.294922</text:p>
          </table:table-cell>
          <table:table-cell office:value-type="float" office:value="0.005091">
            <text:p>0.005091</text:p>
          </table:table-cell>
          <table:table-cell office:value-type="float" office:value="0.045565">
            <text:p>0.045565</text:p>
          </table:table-cell>
          <table:table-cell table:formula="of:=([.M23]-0.02)/2" office:value-type="float" office:value="0.0127825">
            <text:p>0.0127825</text:p>
          </table:table-cell>
          <table:table-cell office:value-type="float" office:value="795.028442">
            <text:p>795.028442</text:p>
          </table:table-cell>
          <table:table-cell office:value-type="float" office:value="276">
            <text:p>276</text:p>
          </table:table-cell>
          <table:table-cell office:value-type="float" office:value="6">
            <text:p>6</text:p>
          </table:table-cell>
          <table:table-cell office:value-type="float" office:value="2624">
            <text:p>2624</text:p>
          </table:table-cell>
          <table:table-cell office:value-type="float" office:value="613">
            <text:p>613</text:p>
          </table:table-cell>
          <table:table-cell office:value-type="float" office:value="2425.191406">
            <text:p>2425.191406</text:p>
          </table:table-cell>
          <table:table-cell office:value-type="float" office:value="-0.023226">
            <text:p>-0.023226</text:p>
          </table:table-cell>
          <table:table-cell office:value-type="float" office:value="0.19565">
            <text:p>0.19565</text:p>
          </table:table-cell>
          <table:table-cell office:value-type="float" office:value="942.380615">
            <text:p>942.380615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27">
            <text:p>27</text:p>
          </table:table-cell>
          <table:table-cell office:value-type="float" office:value="187">
            <text:p>187</text:p>
          </table:table-cell>
          <table:table-cell office:value-type="float" office:value="591.658081">
            <text:p>591.658081</text:p>
          </table:table-cell>
          <table:table-cell office:value-type="float" office:value="0.002547">
            <text:p>0.002547</text:p>
          </table:table-cell>
          <table:table-cell office:value-type="float" office:value="0.017786">
            <text:p>0.017786</text:p>
          </table:table-cell>
          <table:table-cell office:value-type="float" office:value="598.279724">
            <text:p>598.279724</text:p>
          </table:table-cell>
          <table:table-cell office:value-type="float" office:value="-0.004">
            <text:p>-0.004</text:p>
          </table:table-cell>
          <table:table-cell office:value-type="float" office:value="-0.237026">
            <text:p>-0.237026</text:p>
          </table:table-cell>
          <table:table-cell table:formula="of:=([.I24]+0.019)/2" office:value-type="float" office:value="-0.109013">
            <text:p>-0.109013</text:p>
          </table:table-cell>
          <table:table-cell office:value-type="float" office:value="5825.647949">
            <text:p>5825.647949</text:p>
          </table:table-cell>
          <table:table-cell office:value-type="float" office:value="0.005094">
            <text:p>0.005094</text:p>
          </table:table-cell>
          <table:table-cell office:value-type="float" office:value="0.035573">
            <text:p>0.035573</text:p>
          </table:table-cell>
          <table:table-cell table:formula="of:=([.M24]-0.02)/2" office:value-type="float" office:value="0.0077865">
            <text:p>0.0077865</text:p>
          </table:table-cell>
          <table:table-cell office:value-type="float" office:value="598.279785">
            <text:p>598.279785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2807">
            <text:p>2807</text:p>
          </table:table-cell>
          <table:table-cell office:value-type="float" office:value="649">
            <text:p>649</text:p>
          </table:table-cell>
          <table:table-cell office:value-type="float" office:value="2585.48877">
            <text:p>2585.48877</text:p>
          </table:table-cell>
          <table:table-cell office:value-type="float" office:value="-0.020679">
            <text:p>-0.020679</text:p>
          </table:table-cell>
          <table:table-cell office:value-type="float" office:value="0.213436">
            <text:p>0.213436</text:p>
          </table:table-cell>
          <table:table-cell office:value-type="float" office:value="1132.15686">
            <text:p>1132.15686</text:p>
          </table:table-cell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26">
            <text:p>26</text:p>
          </table:table-cell>
          <table:table-cell office:value-type="float" office:value="388">
            <text:p>388</text:p>
          </table:table-cell>
          <table:table-cell office:value-type="float" office:value="1394.07373">
            <text:p>1394.07373</text:p>
          </table:table-cell>
          <table:table-cell office:value-type="float" office:value="0">
            <text:p>0</text:p>
          </table:table-cell>
          <table:table-cell office:value-type="float" office:value="0.008194">
            <text:p>0.008194</text:p>
          </table:table-cell>
          <table:table-cell office:value-type="string">
            <text:p>Infinity</text:p>
          </table:table-cell>
          <table:table-cell office:value-type="float" office:value="-0.004">
            <text:p>-0.004</text:p>
          </table:table-cell>
          <table:table-cell office:value-type="float" office:value="0.806846">
            <text:p>0.806846</text:p>
          </table:table-cell>
          <table:table-cell table:formula="of:=([.I25]+0.019)/2" office:value-type="float" office:value="0.412923">
            <text:p>0.412923</text:p>
          </table:table-cell>
          <table:table-cell office:value-type="float" office:value="20271.146484">
            <text:p>20271.146484</text:p>
          </table:table-cell>
          <table:table-cell office:value-type="float" office:value="0">
            <text:p>0</text:p>
          </table:table-cell>
          <table:table-cell office:value-type="float" office:value="0.016387">
            <text:p>0.016387</text:p>
          </table:table-cell>
          <table:table-cell table:formula="of:=([.M25]-0.02)/2" office:value-type="float" office:value="-0.0018065">
            <text:p>-0.0018065</text:p>
          </table:table-cell>
          <table:table-cell office:value-type="float" office:value="100">
            <text:p>100</text:p>
          </table:table-cell>
          <table:table-cell office:value-type="float" office:value="329">
            <text:p>329</text:p>
          </table:table-cell>
          <table:table-cell office:value-type="float" office:value="4">
            <text:p>4</text:p>
          </table:table-cell>
          <table:table-cell office:value-type="float" office:value="3187">
            <text:p>3187</text:p>
          </table:table-cell>
          <table:table-cell office:value-type="float" office:value="731">
            <text:p>731</text:p>
          </table:table-cell>
          <table:table-cell office:value-type="float" office:value="2949.015625">
            <text:p>2949.015625</text:p>
          </table:table-cell>
          <table:table-cell office:value-type="float" office:value="-0.020679">
            <text:p>-0.020679</text:p>
          </table:table-cell>
          <table:table-cell office:value-type="float" office:value="0.22163">
            <text:p>0.22163</text:p>
          </table:table-cell>
          <table:table-cell office:value-type="float" office:value="1171.780884">
            <text:p>1171.780884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26">
            <text:p>26</text:p>
          </table:table-cell>
          <table:table-cell office:value-type="float" office:value="770">
            <text:p>770</text:p>
          </table:table-cell>
          <table:table-cell office:value-type="float" office:value="2860.522461">
            <text:p>2860.522461</text:p>
          </table:table-cell>
          <table:table-cell office:value-type="float" office:value="0">
            <text:p>0</text:p>
          </table:table-cell>
          <table:table-cell office:value-type="float" office:value="0.013123">
            <text:p>0.013123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1.525106">
            <text:p>1.525106</text:p>
          </table:table-cell>
          <table:table-cell table:formula="of:=([.I26]+0.019)/2" office:value-type="float" office:value="0.772053">
            <text:p>0.77205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247">
            <text:p>0.026247</text:p>
          </table:table-cell>
          <table:table-cell table:formula="of:=([.M26]-0.02)/2" office:value-type="float" office:value="0.0031235">
            <text:p>0.0031235</text:p>
          </table:table-cell>
          <table:table-cell office:value-type="float" office:value="100">
            <text:p>100</text:p>
          </table:table-cell>
          <table:table-cell office:value-type="float" office:value="355">
            <text:p>355</text:p>
          </table:table-cell>
          <table:table-cell office:value-type="float" office:value="3">
            <text:p>3</text:p>
          </table:table-cell>
          <table:table-cell office:value-type="float" office:value="3938">
            <text:p>3938</text:p>
          </table:table-cell>
          <table:table-cell office:value-type="float" office:value="900">
            <text:p>900</text:p>
          </table:table-cell>
          <table:table-cell office:value-type="float" office:value="3693.575195">
            <text:p>3693.575195</text:p>
          </table:table-cell>
          <table:table-cell office:value-type="float" office:value="-0.020679">
            <text:p>-0.020679</text:p>
          </table:table-cell>
          <table:table-cell office:value-type="float" office:value="0.234753">
            <text:p>0.234753</text:p>
          </table:table-cell>
          <table:table-cell office:value-type="float" office:value="1235.243652">
            <text:p>1235.243652</text:p>
          </table:table-cell>
        </table:table-row>
        <table:table-row table:style-name="ro1">
          <table:table-cell office:value-type="float" office:value="13500">
            <text:p>13500</text:p>
          </table:table-cell>
          <table:table-cell office:value-type="float" office:value="26">
            <text:p>26</text:p>
          </table:table-cell>
          <table:table-cell office:value-type="float" office:value="649">
            <text:p>649</text:p>
          </table:table-cell>
          <table:table-cell office:value-type="float" office:value="2395.494629">
            <text:p>2395.494629</text:p>
          </table:table-cell>
          <table:table-cell office:value-type="float" office:value="0">
            <text:p>0</text:p>
          </table:table-cell>
          <table:table-cell office:value-type="float" office:value="0.023915">
            <text:p>0.023915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483629">
            <text:p>-0.483629</text:p>
          </table:table-cell>
          <table:table-cell table:formula="of:=([.I27]+0.019)/2" office:value-type="float" office:value="-0.2323145">
            <text:p>-0.23231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783">
            <text:p>0.04783</text:p>
          </table:table-cell>
          <table:table-cell table:formula="of:=([.M27]-0.02)/2" office:value-type="float" office:value="0.013915">
            <text:p>0.013915</text:p>
          </table:table-cell>
          <table:table-cell office:value-type="float" office:value="100">
            <text:p>100</text:p>
          </table:table-cell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4569">
            <text:p>4569</text:p>
          </table:table-cell>
          <table:table-cell office:value-type="float" office:value="1051">
            <text:p>1051</text:p>
          </table:table-cell>
          <table:table-cell office:value-type="float" office:value="4317.376953">
            <text:p>4317.376953</text:p>
          </table:table-cell>
          <table:table-cell office:value-type="float" office:value="-0.020679">
            <text:p>-0.020679</text:p>
          </table:table-cell>
          <table:table-cell office:value-type="float" office:value="0.258668">
            <text:p>0.258668</text:p>
          </table:table-cell>
          <table:table-cell office:value-type="float" office:value="1350.894043">
            <text:p>1350.894043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26">
            <text:p>26</text:p>
          </table:table-cell>
          <table:table-cell office:value-type="float" office:value="587">
            <text:p>587</text:p>
          </table:table-cell>
          <table:table-cell office:value-type="float" office:value="2156.074707">
            <text:p>2156.074707</text:p>
          </table:table-cell>
          <table:table-cell office:value-type="float" office:value="0.002549">
            <text:p>0.002549</text:p>
          </table:table-cell>
          <table:table-cell office:value-type="float" office:value="0.019252">
            <text:p>0.019252</text:p>
          </table:table-cell>
          <table:table-cell office:value-type="float" office:value="655.267395">
            <text:p>655.267395</text:p>
          </table:table-cell>
          <table:table-cell office:value-type="float" office:value="0">
            <text:p>0</text:p>
          </table:table-cell>
          <table:table-cell office:value-type="float" office:value="-0.248997">
            <text:p>-0.248997</text:p>
          </table:table-cell>
          <table:table-cell table:formula="of:=([.I28]+0.019)/2" office:value-type="float" office:value="-0.1149985">
            <text:p>-0.1149985</text:p>
          </table:table-cell>
          <table:table-cell office:value-type="float" office:value="100">
            <text:p>100</text:p>
          </table:table-cell>
          <table:table-cell office:value-type="float" office:value="0.005098">
            <text:p>0.005098</text:p>
          </table:table-cell>
          <table:table-cell office:value-type="float" office:value="0.038504">
            <text:p>0.038504</text:p>
          </table:table-cell>
          <table:table-cell table:formula="of:=([.M28]-0.02)/2" office:value-type="float" office:value="0.009252">
            <text:p>0.009252</text:p>
          </table:table-cell>
          <table:table-cell office:value-type="float" office:value="655.267395">
            <text:p>655.267395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5136">
            <text:p>5136</text:p>
          </table:table-cell>
          <table:table-cell office:value-type="float" office:value="1201">
            <text:p>1201</text:p>
          </table:table-cell>
          <table:table-cell office:value-type="float" office:value="4878.876953">
            <text:p>4878.876953</text:p>
          </table:table-cell>
          <table:table-cell office:value-type="float" office:value="-0.01813">
            <text:p>-0.01813</text:p>
          </table:table-cell>
          <table:table-cell office:value-type="float" office:value="0.27792">
            <text:p>0.27792</text:p>
          </table:table-cell>
          <table:table-cell office:value-type="float" office:value="1632.959351">
            <text:p>1632.959351</text:p>
          </table:table-cell>
        </table:table-row>
        <table:table-row table:style-name="ro1">
          <table:table-cell office:value-type="float" office:value="14500">
            <text:p>14500</text:p>
          </table:table-cell>
          <table:table-cell office:value-type="float" office:value="26">
            <text:p>26</text:p>
          </table:table-cell>
          <table:table-cell office:value-type="float" office:value="611">
            <text:p>611</text:p>
          </table:table-cell>
          <table:table-cell office:value-type="float" office:value="2250.461182">
            <text:p>2250.461182</text:p>
          </table:table-cell>
          <table:table-cell office:value-type="float" office:value="-0.002549">
            <text:p>-0.002549</text:p>
          </table:table-cell>
          <table:table-cell office:value-type="float" office:value="0.004996">
            <text:p>0.004996</text:p>
          </table:table-cell>
          <table:table-cell office:value-type="float" office:value="296.003662">
            <text:p>296.003662</text:p>
          </table:table-cell>
          <table:table-cell office:value-type="float" office:value="0">
            <text:p>0</text:p>
          </table:table-cell>
          <table:table-cell office:value-type="float" office:value="0.098162">
            <text:p>0.098162</text:p>
          </table:table-cell>
          <table:table-cell table:formula="of:=([.I29]+0.019)/2" office:value-type="float" office:value="0.058581">
            <text:p>0.058581</text:p>
          </table:table-cell>
          <table:table-cell office:value-type="float" office:value="100">
            <text:p>100</text:p>
          </table:table-cell>
          <table:table-cell office:value-type="float" office:value="-0.005098">
            <text:p>-0.005098</text:p>
          </table:table-cell>
          <table:table-cell office:value-type="float" office:value="0.009992">
            <text:p>0.009992</text:p>
          </table:table-cell>
          <table:table-cell table:formula="of:=([.M29]-0.02)/2" office:value-type="float" office:value="-0.005004">
            <text:p>-0.005004</text:p>
          </table:table-cell>
          <table:table-cell office:value-type="float" office:value="296.003662">
            <text:p>296.003662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5724">
            <text:p>5724</text:p>
          </table:table-cell>
          <table:table-cell office:value-type="float" office:value="1369">
            <text:p>1369</text:p>
          </table:table-cell>
          <table:table-cell office:value-type="float" office:value="5464.98877">
            <text:p>5464.98877</text:p>
          </table:table-cell>
          <table:table-cell office:value-type="float" office:value="-0.020679">
            <text:p>-0.020679</text:p>
          </table:table-cell>
          <table:table-cell office:value-type="float" office:value="0.282917">
            <text:p>0.282917</text:p>
          </table:table-cell>
          <table:table-cell office:value-type="float" office:value="1468.155518">
            <text:p>1468.155518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27">
            <text:p>27</text:p>
          </table:table-cell>
          <table:table-cell office:value-type="float" office:value="584">
            <text:p>584</text:p>
          </table:table-cell>
          <table:table-cell office:value-type="float" office:value="2063.648682">
            <text:p>2063.648682</text:p>
          </table:table-cell>
          <table:table-cell office:value-type="float" office:value="0.002547">
            <text:p>0.002547</text:p>
          </table:table-cell>
          <table:table-cell office:value-type="float" office:value="0.01732">
            <text:p>0.01732</text:p>
          </table:table-cell>
          <table:table-cell office:value-type="float" office:value="579.972717">
            <text:p>579.972717</text:p>
          </table:table-cell>
          <table:table-cell office:value-type="float" office:value="0.004">
            <text:p>0.004</text:p>
          </table:table-cell>
          <table:table-cell office:value-type="float" office:value="-0.107739">
            <text:p>-0.107739</text:p>
          </table:table-cell>
          <table:table-cell table:formula="of:=([.I30]+0.019)/2" office:value-type="float" office:value="-0.0443695">
            <text:p>-0.0443695</text:p>
          </table:table-cell>
          <table:table-cell office:value-type="float" office:value="2793.476807">
            <text:p>2793.476807</text:p>
          </table:table-cell>
          <table:table-cell office:value-type="float" office:value="0.005094">
            <text:p>0.005094</text:p>
          </table:table-cell>
          <table:table-cell office:value-type="float" office:value="0.03464">
            <text:p>0.03464</text:p>
          </table:table-cell>
          <table:table-cell table:formula="of:=([.M30]-0.02)/2" office:value-type="float" office:value="0.00732">
            <text:p>0.00732</text:p>
          </table:table-cell>
          <table:table-cell office:value-type="float" office:value="579.972839">
            <text:p>579.972839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6285">
            <text:p>6285</text:p>
          </table:table-cell>
          <table:table-cell office:value-type="float" office:value="1532">
            <text:p>1532</text:p>
          </table:table-cell>
          <table:table-cell office:value-type="float" office:value="6023.092773">
            <text:p>6023.092773</text:p>
          </table:table-cell>
          <table:table-cell office:value-type="float" office:value="-0.018132">
            <text:p>-0.018132</text:p>
          </table:table-cell>
          <table:table-cell office:value-type="float" office:value="0.300237">
            <text:p>0.300237</text:p>
          </table:table-cell>
          <table:table-cell office:value-type="float" office:value="1755.882813">
            <text:p>1755.882813</text:p>
          </table:table-cell>
        </table:table-row>
        <table:table-row table:style-name="ro1">
          <table:table-cell office:value-type="float" office:value="15500">
            <text:p>15500</text:p>
          </table:table-cell>
          <table:table-cell office:value-type="float" office:value="27">
            <text:p>27</text:p>
          </table:table-cell>
          <table:table-cell office:value-type="float" office:value="627">
            <text:p>627</text:p>
          </table:table-cell>
          <table:table-cell office:value-type="float" office:value="2223.261963">
            <text:p>2223.261963</text:p>
          </table:table-cell>
          <table:table-cell office:value-type="float" office:value="-0.002547">
            <text:p>-0.002547</text:p>
          </table:table-cell>
          <table:table-cell office:value-type="float" office:value="0.012457">
            <text:p>0.012457</text:p>
          </table:table-cell>
          <table:table-cell office:value-type="float" office:value="589.057373">
            <text:p>589.057373</text:p>
          </table:table-cell>
          <table:table-cell office:value-type="float" office:value="0">
            <text:p>0</text:p>
          </table:table-cell>
          <table:table-cell office:value-type="float" office:value="0.172383">
            <text:p>0.172383</text:p>
          </table:table-cell>
          <table:table-cell table:formula="of:=([.I31]+0.019)/2" office:value-type="float" office:value="0.0956915">
            <text:p>0.0956915</text:p>
          </table:table-cell>
          <table:table-cell office:value-type="float" office:value="100">
            <text:p>100</text:p>
          </table:table-cell>
          <table:table-cell office:value-type="float" office:value="-0.005094">
            <text:p>-0.005094</text:p>
          </table:table-cell>
          <table:table-cell office:value-type="float" office:value="0.024914">
            <text:p>0.024914</text:p>
          </table:table-cell>
          <table:table-cell table:formula="of:=([.M31]-0.02)/2" office:value-type="float" office:value="0.002457">
            <text:p>0.002457</text:p>
          </table:table-cell>
          <table:table-cell office:value-type="float" office:value="589.057373">
            <text:p>589.057373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6884">
            <text:p>6884</text:p>
          </table:table-cell>
          <table:table-cell office:value-type="float" office:value="1718">
            <text:p>1718</text:p>
          </table:table-cell>
          <table:table-cell office:value-type="float" office:value="6623.679688">
            <text:p>6623.679688</text:p>
          </table:table-cell>
          <table:table-cell office:value-type="float" office:value="-0.020679">
            <text:p>-0.020679</text:p>
          </table:table-cell>
          <table:table-cell office:value-type="float" office:value="0.312694">
            <text:p>0.312694</text:p>
          </table:table-cell>
          <table:table-cell office:value-type="float" office:value="1612.154907">
            <text:p>1612.154907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27">
            <text:p>27</text:p>
          </table:table-cell>
          <table:table-cell office:value-type="float" office:value="519">
            <text:p>519</text:p>
          </table:table-cell>
          <table:table-cell office:value-type="float" office:value="1822.011597">
            <text:p>1822.011597</text:p>
          </table:table-cell>
          <table:table-cell office:value-type="float" office:value="0">
            <text:p>0</text:p>
          </table:table-cell>
          <table:table-cell office:value-type="float" office:value="0.025714">
            <text:p>0.025714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433351">
            <text:p>-0.433351</text:p>
          </table:table-cell>
          <table:table-cell table:formula="of:=([.I32]+0.019)/2" office:value-type="float" office:value="-0.2071755">
            <text:p>-0.20717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1427">
            <text:p>0.051427</text:p>
          </table:table-cell>
          <table:table-cell table:formula="of:=([.M32]-0.02)/2" office:value-type="float" office:value="0.0157135">
            <text:p>0.0157135</text:p>
          </table:table-cell>
          <table:table-cell office:value-type="float" office:value="100">
            <text:p>100</text:p>
          </table:table-cell>
          <table:table-cell office:value-type="float" office:value="514">
            <text:p>514</text:p>
          </table:table-cell>
          <table:table-cell office:value-type="float" office:value="-1">
            <text:p>-1</text:p>
          </table:table-cell>
          <table:table-cell office:value-type="float" office:value="7378">
            <text:p>7378</text:p>
          </table:table-cell>
          <table:table-cell office:value-type="float" office:value="1878">
            <text:p>1878</text:p>
          </table:table-cell>
          <table:table-cell office:value-type="float" office:value="7116.539551">
            <text:p>7116.539551</text:p>
          </table:table-cell>
          <table:table-cell office:value-type="float" office:value="-0.020679">
            <text:p>-0.020679</text:p>
          </table:table-cell>
          <table:table-cell office:value-type="float" office:value="0.338407">
            <text:p>0.338407</text:p>
          </table:table-cell>
          <table:table-cell office:value-type="float" office:value="1736.503418">
            <text:p>1736.503418</text:p>
          </table:table-cell>
        </table:table-row>
        <table:table-row table:style-name="ro1">
          <table:table-cell office:value-type="float" office:value="16500">
            <text:p>16500</text:p>
          </table:table-cell>
          <table:table-cell office:value-type="float" office:value="26">
            <text:p>26</text:p>
          </table:table-cell>
          <table:table-cell office:value-type="float" office:value="503">
            <text:p>503</text:p>
          </table:table-cell>
          <table:table-cell office:value-type="float" office:value="1836.0802">
            <text:p>1836.0802</text:p>
          </table:table-cell>
          <table:table-cell office:value-type="float" office:value="0.002549">
            <text:p>0.002549</text:p>
          </table:table-cell>
          <table:table-cell office:value-type="float" office:value="0.010192">
            <text:p>0.010192</text:p>
          </table:table-cell>
          <table:table-cell office:value-type="float" office:value="299.847473">
            <text:p>299.847473</text:p>
          </table:table-cell>
          <table:table-cell office:value-type="float" office:value="-0.004">
            <text:p>-0.004</text:p>
          </table:table-cell>
          <table:table-cell office:value-type="float" office:value="-0.062249">
            <text:p>-0.062249</text:p>
          </table:table-cell>
          <table:table-cell table:formula="of:=([.I33]+0.019)/2" office:value-type="float" office:value="-0.0216245">
            <text:p>-0.0216245</text:p>
          </table:table-cell>
          <table:table-cell office:value-type="float" office:value="1456.230835">
            <text:p>1456.230835</text:p>
          </table:table-cell>
          <table:table-cell office:value-type="float" office:value="0.005098">
            <text:p>0.005098</text:p>
          </table:table-cell>
          <table:table-cell office:value-type="float" office:value="0.020384">
            <text:p>0.020384</text:p>
          </table:table-cell>
          <table:table-cell table:formula="of:=([.M33]-0.02)/2" office:value-type="float" office:value="0.000191999999999999">
            <text:p>0.000192</text:p>
          </table:table-cell>
          <table:table-cell office:value-type="float" office:value="299.847473">
            <text:p>299.847473</text:p>
          </table:table-cell>
          <table:table-cell office:value-type="float" office:value="540">
            <text:p>540</text:p>
          </table:table-cell>
          <table:table-cell office:value-type="float" office:value="-2">
            <text:p>-2</text:p>
          </table:table-cell>
          <table:table-cell office:value-type="float" office:value="7853">
            <text:p>7853</text:p>
          </table:table-cell>
          <table:table-cell office:value-type="float" office:value="2045">
            <text:p>2045</text:p>
          </table:table-cell>
          <table:table-cell office:value-type="float" office:value="7594.088379">
            <text:p>7594.088379</text:p>
          </table:table-cell>
          <table:table-cell office:value-type="float" office:value="-0.01813">
            <text:p>-0.01813</text:p>
          </table:table-cell>
          <table:table-cell office:value-type="float" office:value="0.3486">
            <text:p>0.3486</text:p>
          </table:table-cell>
          <table:table-cell office:value-type="float" office:value="2022.813232">
            <text:p>2022.813232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25">
            <text:p>25</text:p>
          </table:table-cell>
          <table:table-cell office:value-type="float" office:value="547">
            <text:p>547</text:p>
          </table:table-cell>
          <table:table-cell office:value-type="float" office:value="2088.300049">
            <text:p>2088.300049</text:p>
          </table:table-cell>
          <table:table-cell office:value-type="float" office:value="0">
            <text:p>0</text:p>
          </table:table-cell>
          <table:table-cell office:value-type="float" office:value="0.014322">
            <text:p>0.014322</text:p>
          </table:table-cell>
          <table:table-cell office:value-type="string">
            <text:p>Infinity</text:p>
          </table:table-cell>
          <table:table-cell office:value-type="float" office:value="-0.004">
            <text:p>-0.004</text:p>
          </table:table-cell>
          <table:table-cell office:value-type="float" office:value="0.174777">
            <text:p>0.174777</text:p>
          </table:table-cell>
          <table:table-cell table:formula="of:=([.I34]+0.019)/2" office:value-type="float" office:value="0.0968885">
            <text:p>0.0968885</text:p>
          </table:table-cell>
          <table:table-cell office:value-type="float" office:value="4469.416992">
            <text:p>4469.416992</text:p>
          </table:table-cell>
          <table:table-cell office:value-type="float" office:value="0">
            <text:p>0</text:p>
          </table:table-cell>
          <table:table-cell office:value-type="float" office:value="0.028645">
            <text:p>0.028645</text:p>
          </table:table-cell>
          <table:table-cell table:formula="of:=([.M34]-0.02)/2" office:value-type="float" office:value="0.0043225">
            <text:p>0.0043225</text:p>
          </table:table-cell>
          <table:table-cell office:value-type="float" office:value="100">
            <text:p>100</text:p>
          </table:table-cell>
          <table:table-cell office:value-type="float" office:value="565">
            <text:p>565</text:p>
          </table:table-cell>
          <table:table-cell office:value-type="float" office:value="-2">
            <text:p>-2</text:p>
          </table:table-cell>
          <table:table-cell office:value-type="float" office:value="8367">
            <text:p>8367</text:p>
          </table:table-cell>
          <table:table-cell office:value-type="float" office:value="2232">
            <text:p>2232</text:p>
          </table:table-cell>
          <table:table-cell office:value-type="float" office:value="8115.538086">
            <text:p>8115.538086</text:p>
          </table:table-cell>
          <table:table-cell office:value-type="float" office:value="-0.01813">
            <text:p>-0.01813</text:p>
          </table:table-cell>
          <table:table-cell office:value-type="float" office:value="0.362922">
            <text:p>0.362922</text:p>
          </table:table-cell>
          <table:table-cell office:value-type="float" office:value="2101.812744">
            <text:p>2101.812744</text:p>
          </table:table-cell>
        </table:table-row>
        <table:table-row table:style-name="ro1">
          <table:table-cell office:value-type="float" office:value="17500">
            <text:p>17500</text:p>
          </table:table-cell>
          <table:table-cell office:value-type="float" office:value="26">
            <text:p>26</text:p>
          </table:table-cell>
          <table:table-cell office:value-type="float" office:value="639">
            <text:p>639</text:p>
          </table:table-cell>
          <table:table-cell office:value-type="float" office:value="2358.660889">
            <text:p>2358.660889</text:p>
          </table:table-cell>
          <table:table-cell office:value-type="float" office:value="0">
            <text:p>0</text:p>
          </table:table-cell>
          <table:table-cell office:value-type="float" office:value="0.011724">
            <text:p>0.011724</text:p>
          </table:table-cell>
          <table:table-cell office:value-type="string">
            <text:p>Infinity</text:p>
          </table:table-cell>
          <table:table-cell office:value-type="float" office:value="0.004">
            <text:p>0.004</text:p>
          </table:table-cell>
          <table:table-cell office:value-type="float" office:value="0.368707">
            <text:p>0.368707</text:p>
          </table:table-cell>
          <table:table-cell table:formula="of:=([.I35]+0.019)/2" office:value-type="float" office:value="0.1938535">
            <text:p>0.1938535</text:p>
          </table:table-cell>
          <table:table-cell office:value-type="float" office:value="9117.674805">
            <text:p>9117.674805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([.M35]-0.02)/2" office:value-type="float" office:value="0.0017245">
            <text:p>0.0017245</text:p>
          </table:table-cell>
          <table:table-cell office:value-type="float" office:value="100">
            <text:p>100</text:p>
          </table:table-cell>
          <table:table-cell office:value-type="float" office:value="591">
            <text:p>591</text:p>
          </table:table-cell>
          <table:table-cell office:value-type="float" office:value="-2">
            <text:p>-2</text:p>
          </table:table-cell>
          <table:table-cell office:value-type="float" office:value="8965">
            <text:p>8965</text:p>
          </table:table-cell>
          <table:table-cell office:value-type="float" office:value="2459">
            <text:p>2459</text:p>
          </table:table-cell>
          <table:table-cell office:value-type="float" office:value="8728.137695">
            <text:p>8728.137695</text:p>
          </table:table-cell>
          <table:table-cell office:value-type="float" office:value="-0.01813">
            <text:p>-0.01813</text:p>
          </table:table-cell>
          <table:table-cell office:value-type="float" office:value="0.374646">
            <text:p>0.374646</text:p>
          </table:table-cell>
          <table:table-cell office:value-type="float" office:value="2166.482178">
            <text:p>2166.482178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27">
            <text:p>27</text:p>
          </table:table-cell>
          <table:table-cell office:value-type="float" office:value="749">
            <text:p>749</text:p>
          </table:table-cell>
          <table:table-cell office:value-type="float" office:value="2673.283691">
            <text:p>2673.283691</text:p>
          </table:table-cell>
          <table:table-cell office:value-type="float" office:value="-0.002547">
            <text:p>-0.002547</text:p>
          </table:table-cell>
          <table:table-cell office:value-type="float" office:value="0.008527">
            <text:p>0.008527</text:p>
          </table:table-cell>
          <table:table-cell office:value-type="float" office:value="434.755859">
            <text:p>434.755859</text:p>
          </table:table-cell>
          <table:table-cell office:value-type="float" office:value="0.004">
            <text:p>0.004</text:p>
          </table:table-cell>
          <table:table-cell office:value-type="float" office:value="0.438139">
            <text:p>0.438139</text:p>
          </table:table-cell>
          <table:table-cell table:formula="of:=([.I36]+0.019)/2" office:value-type="float" office:value="0.2285695">
            <text:p>0.2285695</text:p>
          </table:table-cell>
          <table:table-cell office:value-type="float" office:value="10853.470703">
            <text:p>10853.470703</text:p>
          </table:table-cell>
          <table:table-cell office:value-type="float" office:value="-0.005094">
            <text:p>-0.005094</text:p>
          </table:table-cell>
          <table:table-cell office:value-type="float" office:value="0.017054">
            <text:p>0.017054</text:p>
          </table:table-cell>
          <table:table-cell table:formula="of:=([.M36]-0.02)/2" office:value-type="float" office:value="-0.001473">
            <text:p>-0.001473</text:p>
          </table:table-cell>
          <table:table-cell office:value-type="float" office:value="434.755859">
            <text:p>434.755859</text:p>
          </table:table-cell>
          <table:table-cell office:value-type="float" office:value="618">
            <text:p>618</text:p>
          </table:table-cell>
          <table:table-cell office:value-type="float" office:value="-2">
            <text:p>-2</text:p>
          </table:table-cell>
          <table:table-cell office:value-type="float" office:value="9662">
            <text:p>9662</text:p>
          </table:table-cell>
          <table:table-cell office:value-type="float" office:value="2733">
            <text:p>2733</text:p>
          </table:table-cell>
          <table:table-cell office:value-type="float" office:value="9448.5">
            <text:p>9448.5</text:p>
          </table:table-cell>
          <table:table-cell office:value-type="float" office:value="-0.020677">
            <text:p>-0.020677</text:p>
          </table:table-cell>
          <table:table-cell office:value-type="float" office:value="0.383173">
            <text:p>0.383173</text:p>
          </table:table-cell>
          <table:table-cell office:value-type="float" office:value="1953.151733">
            <text:p>1953.151733</text:p>
          </table:table-cell>
        </table:table-row>
        <table:table-row table:style-name="ro1">
          <table:table-cell office:value-type="float" office:value="18500">
            <text:p>18500</text:p>
          </table:table-cell>
          <table:table-cell office:value-type="float" office:value="28">
            <text:p>28</text:p>
          </table:table-cell>
          <table:table-cell office:value-type="float" office:value="566">
            <text:p>566</text:p>
          </table:table-cell>
          <table:table-cell office:value-type="float" office:value="1922.245361">
            <text:p>1922.245361</text:p>
          </table:table-cell>
          <table:table-cell office:value-type="float" office:value="-0.002545">
            <text:p>-0.002545</text:p>
          </table:table-cell>
          <table:table-cell office:value-type="float" office:value="0.016188">
            <text:p>0.016188</text:p>
          </table:table-cell>
          <table:table-cell office:value-type="float" office:value="735.941284">
            <text:p>735.941284</text:p>
          </table:table-cell>
          <table:table-cell office:value-type="float" office:value="0.004">
            <text:p>0.004</text:p>
          </table:table-cell>
          <table:table-cell office:value-type="float" office:value="-0.730232">
            <text:p>-0.730232</text:p>
          </table:table-cell>
          <table:table-cell table:formula="of:=([.I37]+0.019)/2" office:value-type="float" office:value="-0.355616">
            <text:p>-0.355616</text:p>
          </table:table-cell>
          <table:table-cell office:value-type="float" office:value="18355.785156">
            <text:p>18355.785156</text:p>
          </table:table-cell>
          <table:table-cell office:value-type="float" office:value="-0.005091">
            <text:p>-0.005091</text:p>
          </table:table-cell>
          <table:table-cell office:value-type="float" office:value="0.032375">
            <text:p>0.032375</text:p>
          </table:table-cell>
          <table:table-cell table:formula="of:=([.M37]-0.02)/2" office:value-type="float" office:value="0.0061875">
            <text:p>0.0061875</text:p>
          </table:table-cell>
          <table:table-cell office:value-type="float" office:value="735.941284">
            <text:p>735.941284</text:p>
          </table:table-cell>
          <table:table-cell office:value-type="float" office:value="646">
            <text:p>646</text:p>
          </table:table-cell>
          <table:table-cell office:value-type="float" office:value="-3">
            <text:p>-3</text:p>
          </table:table-cell>
          <table:table-cell office:value-type="float" office:value="10187">
            <text:p>10187</text:p>
          </table:table-cell>
          <table:table-cell office:value-type="float" office:value="2945">
            <text:p>2945</text:p>
          </table:table-cell>
          <table:table-cell office:value-type="float" office:value="9986.05957">
            <text:p>9986.05957</text:p>
          </table:table-cell>
          <table:table-cell office:value-type="float" office:value="-0.023222">
            <text:p>-0.023222</text:p>
          </table:table-cell>
          <table:table-cell office:value-type="float" office:value="0.399361">
            <text:p>0.399361</text:p>
          </table:table-cell>
          <table:table-cell office:value-type="float" office:value="1819.730225">
            <text:p>1819.730225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27">
            <text:p>27</text:p>
          </table:table-cell>
          <table:table-cell office:value-type="float" office:value="376">
            <text:p>376</text:p>
          </table:table-cell>
          <table:table-cell office:value-type="float" office:value="1294.400757">
            <text:p>1294.400757</text:p>
          </table:table-cell>
          <table:table-cell office:value-type="float" office:value="0.002547">
            <text:p>0.002547</text:p>
          </table:table-cell>
          <table:table-cell office:value-type="float" office:value="0.014722">
            <text:p>0.014722</text:p>
          </table:table-cell>
          <table:table-cell office:value-type="float" office:value="477.976837">
            <text:p>477.976837</text:p>
          </table:table-cell>
          <table:table-cell office:value-type="float" office:value="-0.004">
            <text:p>-0.004</text:p>
          </table:table-cell>
          <table:table-cell office:value-type="float" office:value="-0.758962">
            <text:p>-0.758962</text:p>
          </table:table-cell>
          <table:table-cell table:formula="of:=([.I38]+0.019)/2" office:value-type="float" office:value="-0.369981">
            <text:p>-0.369981</text:p>
          </table:table-cell>
          <table:table-cell office:value-type="float" office:value="18874.044922">
            <text:p>18874.044922</text:p>
          </table:table-cell>
          <table:table-cell office:value-type="float" office:value="0.005094">
            <text:p>0.005094</text:p>
          </table:table-cell>
          <table:table-cell office:value-type="float" office:value="0.029444">
            <text:p>0.029444</text:p>
          </table:table-cell>
          <table:table-cell table:formula="of:=([.M38]-0.02)/2" office:value-type="float" office:value="0.004722">
            <text:p>0.004722</text:p>
          </table:table-cell>
          <table:table-cell office:value-type="float" office:value="477.976898">
            <text:p>477.976898</text:p>
          </table:table-cell>
          <table:table-cell office:value-type="float" office:value="673">
            <text:p>673</text:p>
          </table:table-cell>
          <table:table-cell office:value-type="float" office:value="-4">
            <text:p>-4</text:p>
          </table:table-cell>
          <table:table-cell office:value-type="float" office:value="10534">
            <text:p>10534</text:p>
          </table:table-cell>
          <table:table-cell office:value-type="float" office:value="3091">
            <text:p>3091</text:p>
          </table:table-cell>
          <table:table-cell office:value-type="float" office:value="10335.295898">
            <text:p>10335.295898</text:p>
          </table:table-cell>
          <table:table-cell office:value-type="float" office:value="-0.020675">
            <text:p>-0.020675</text:p>
          </table:table-cell>
          <table:table-cell office:value-type="float" office:value="0.414083">
            <text:p>0.414083</text:p>
          </table:table-cell>
          <table:table-cell office:value-type="float" office:value="2102.807129">
            <text:p>2102.807129</text:p>
          </table:table-cell>
        </table:table-row>
        <table:table-row table:style-name="ro1">
          <table:table-cell office:value-type="float" office:value="19500">
            <text:p>19500</text:p>
          </table:table-cell>
          <table:table-cell office:value-type="float" office:value="25">
            <text:p>25</text:p>
          </table:table-cell>
          <table:table-cell office:value-type="float" office:value="633">
            <text:p>633</text:p>
          </table:table-cell>
          <table:table-cell office:value-type="float" office:value="2433.06543">
            <text:p>2433.06543</text:p>
          </table:table-cell>
          <table:table-cell office:value-type="float" office:value="0.005">
            <text:p>0.005</text:p>
          </table:table-cell>
          <table:table-cell office:value-type="float" office:value="0.016721">
            <text:p>0.016721</text:p>
          </table:table-cell>
          <table:table-cell office:value-type="float" office:value="234.4104">
            <text:p>234.4104</text:p>
          </table:table-cell>
          <table:table-cell office:value-type="float" office:value="-0.008">
            <text:p>-0.008</text:p>
          </table:table-cell>
          <table:table-cell office:value-type="float" office:value="1.027112">
            <text:p>1.027112</text:p>
          </table:table-cell>
          <table:table-cell table:formula="of:=([.I39]+0.019)/2" office:value-type="float" office:value="0.523056">
            <text:p>0.523056</text:p>
          </table:table-cell>
          <table:table-cell office:value-type="float" office:value="12938.904297">
            <text:p>12938.904297</text:p>
          </table:table-cell>
          <table:table-cell office:value-type="float" office:value="0.01">
            <text:p>0.01</text:p>
          </table:table-cell>
          <table:table-cell office:value-type="float" office:value="0.033441">
            <text:p>0.033441</text:p>
          </table:table-cell>
          <table:table-cell table:formula="of:=([.M39]-0.02)/2" office:value-type="float" office:value="0.0067205">
            <text:p>0.0067205</text:p>
          </table:table-cell>
          <table:table-cell office:value-type="float" office:value="234.4104">
            <text:p>234.4104</text:p>
          </table:table-cell>
          <table:table-cell office:value-type="float" office:value="698">
            <text:p>698</text:p>
          </table:table-cell>
          <table:table-cell office:value-type="float" office:value="-5">
            <text:p>-5</text:p>
          </table:table-cell>
          <table:table-cell office:value-type="float" office:value="11114">
            <text:p>11114</text:p>
          </table:table-cell>
          <table:table-cell office:value-type="float" office:value="3346">
            <text:p>3346</text:p>
          </table:table-cell>
          <table:table-cell office:value-type="float" office:value="10941.766602">
            <text:p>10941.766602</text:p>
          </table:table-cell>
          <table:table-cell office:value-type="float" office:value="-0.015675">
            <text:p>-0.015675</text:p>
          </table:table-cell>
          <table:table-cell office:value-type="float" office:value="0.430803">
            <text:p>0.430803</text:p>
          </table:table-cell>
          <table:table-cell office:value-type="float" office:value="2848.325684">
            <text:p>2848.325684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5">
            <text:p>25</text:p>
          </table:table-cell>
          <table:table-cell office:value-type="float" office:value="577">
            <text:p>577</text:p>
          </table:table-cell>
          <table:table-cell office:value-type="float" office:value="2208.010254">
            <text:p>2208.010254</text:p>
          </table:table-cell>
          <table:table-cell office:value-type="float" office:value="0">
            <text:p>0</text:p>
          </table:table-cell>
          <table:table-cell office:value-type="float" office:value="0.014522">
            <text:p>0.014522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225055">
            <text:p>-0.225055</text:p>
          </table:table-cell>
          <table:table-cell table:formula="of:=([.I40]+0.019)/2" office:value-type="float" office:value="-0.1030275">
            <text:p>-0.10302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9044">
            <text:p>0.029044</text:p>
          </table:table-cell>
          <table:table-cell table:formula="of:=([.M40]-0.02)/2" office:value-type="float" office:value="0.004522">
            <text:p>0.004522</text:p>
          </table:table-cell>
          <table:table-cell office:value-type="float" office:value="100">
            <text:p>100</text:p>
          </table:table-cell>
          <table:table-cell office:value-type="float" office:value="723">
            <text:p>723</text:p>
          </table:table-cell>
          <table:table-cell office:value-type="float" office:value="-5">
            <text:p>-5</text:p>
          </table:table-cell>
          <table:table-cell office:value-type="float" office:value="11638">
            <text:p>11638</text:p>
          </table:table-cell>
          <table:table-cell office:value-type="float" office:value="3587">
            <text:p>3587</text:p>
          </table:table-cell>
          <table:table-cell office:value-type="float" office:value="11490.852539">
            <text:p>11490.852539</text:p>
          </table:table-cell>
          <table:table-cell office:value-type="float" office:value="-0.015675">
            <text:p>-0.015675</text:p>
          </table:table-cell>
          <table:table-cell office:value-type="float" office:value="0.445325">
            <text:p>0.445325</text:p>
          </table:table-cell>
          <table:table-cell office:value-type="float" office:value="2940.970703">
            <text:p>2940.970703</text:p>
          </table:table-cell>
        </table:table-row>
        <table:table-row table:style-name="ro1">
          <table:table-cell office:value-type="float" office:value="20500">
            <text:p>20500</text:p>
          </table:table-cell>
          <table:table-cell office:value-type="float" office:value="26">
            <text:p>26</text:p>
          </table:table-cell>
          <table:table-cell office:value-type="float" office:value="419">
            <text:p>419</text:p>
          </table:table-cell>
          <table:table-cell office:value-type="float" office:value="1511.481812">
            <text:p>1511.481812</text:p>
          </table:table-cell>
          <table:table-cell office:value-type="float" office:value="-0.002549">
            <text:p>-0.002549</text:p>
          </table:table-cell>
          <table:table-cell office:value-type="float" office:value="0.00433">
            <text:p>0.00433</text:p>
          </table:table-cell>
          <table:table-cell office:value-type="float" office:value="269.869843">
            <text:p>269.869843</text:p>
          </table:table-cell>
          <table:table-cell office:value-type="float" office:value="0.004">
            <text:p>0.004</text:p>
          </table:table-cell>
          <table:table-cell office:value-type="float" office:value="-0.632069">
            <text:p>-0.632069</text:p>
          </table:table-cell>
          <table:table-cell table:formula="of:=([.I41]+0.019)/2" office:value-type="float" office:value="-0.3065345">
            <text:p>-0.3065345</text:p>
          </table:table-cell>
          <table:table-cell office:value-type="float" office:value="15901.728516">
            <text:p>15901.728516</text:p>
          </table:table-cell>
          <table:table-cell office:value-type="float" office:value="-0.005098">
            <text:p>-0.005098</text:p>
          </table:table-cell>
          <table:table-cell office:value-type="float" office:value="0.00866">
            <text:p>0.00866</text:p>
          </table:table-cell>
          <table:table-cell table:formula="of:=([.M41]-0.02)/2" office:value-type="float" office:value="-0.00567">
            <text:p>-0.00567</text:p>
          </table:table-cell>
          <table:table-cell office:value-type="float" office:value="269.869843">
            <text:p>269.869843</text:p>
          </table:table-cell>
          <table:table-cell office:value-type="float" office:value="749">
            <text:p>749</text:p>
          </table:table-cell>
          <table:table-cell office:value-type="float" office:value="-5">
            <text:p>-5</text:p>
          </table:table-cell>
          <table:table-cell office:value-type="float" office:value="12016">
            <text:p>12016</text:p>
          </table:table-cell>
          <table:table-cell office:value-type="float" office:value="3767">
            <text:p>3767</text:p>
          </table:table-cell>
          <table:table-cell office:value-type="float" office:value="11881.636719">
            <text:p>11881.636719</text:p>
          </table:table-cell>
          <table:table-cell office:value-type="float" office:value="-0.018224">
            <text:p>-0.018224</text:p>
          </table:table-cell>
          <table:table-cell office:value-type="float" office:value="0.449655">
            <text:p>0.449655</text:p>
          </table:table-cell>
          <table:table-cell office:value-type="float" office:value="2567.362305">
            <text:p>2567.362305</text:p>
          </table:table-cell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float" office:value="236.961624">
            <text:p>236.961624</text:p>
          </table:table-cell>
          <table:table-cell office:value-type="float" office:value="0">
            <text:p>0</text:p>
          </table:table-cell>
          <table:table-cell office:value-type="float" office:value="0.012391">
            <text:p>0.012391</text:p>
          </table:table-cell>
          <table:table-cell office:value-type="string">
            <text:p>Infinity</text:p>
          </table:table-cell>
          <table:table-cell office:value-type="float" office:value="0.004">
            <text:p>0.004</text:p>
          </table:table-cell>
          <table:table-cell office:value-type="float" office:value="-1.312023">
            <text:p>-1.312023</text:p>
          </table:table-cell>
          <table:table-cell table:formula="of:=([.I42]+0.019)/2" office:value-type="float" office:value="-0.6465115">
            <text:p>-0.6465115</text:p>
          </table:table-cell>
          <table:table-cell office:value-type="float" office:value="32900.558594">
            <text:p>32900.558594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table:formula="of:=([.M42]-0.02)/2" office:value-type="float" office:value="0.0023905">
            <text:p>0.0023905</text:p>
          </table:table-cell>
          <table:table-cell office:value-type="float" office:value="100">
            <text:p>100</text:p>
          </table:table-cell>
          <table:table-cell office:value-type="float" office:value="776">
            <text:p>776</text:p>
          </table:table-cell>
          <table:table-cell office:value-type="float" office:value="-5">
            <text:p>-5</text:p>
          </table:table-cell>
          <table:table-cell office:value-type="float" office:value="12098">
            <text:p>12098</text:p>
          </table:table-cell>
          <table:table-cell office:value-type="float" office:value="3807">
            <text:p>3807</text:p>
          </table:table-cell>
          <table:table-cell office:value-type="float" office:value="11946.506836">
            <text:p>11946.506836</text:p>
          </table:table-cell>
          <table:table-cell office:value-type="float" office:value="-0.018224">
            <text:p>-0.018224</text:p>
          </table:table-cell>
          <table:table-cell office:value-type="float" office:value="0.462046">
            <text:p>0.462046</text:p>
          </table:table-cell>
          <table:table-cell office:value-type="float" office:value="2635.352051">
            <text:p>2635.352051</text:p>
          </table:table-cell>
        </table:table-row>
        <table:table-row table:style-name="ro1">
          <table:table-cell office:value-type="float" office:value="21500">
            <text:p>21500</text:p>
          </table:table-cell>
          <table:table-cell office:value-type="float" office:value="27">
            <text:p>27</text:p>
          </table:table-cell>
          <table:table-cell office:value-type="float" office:value="-73">
            <text:p>-73</text:p>
          </table:table-cell>
          <table:table-cell office:value-type="float" office:value="370.456238">
            <text:p>370.456238</text:p>
          </table:table-cell>
          <table:table-cell office:value-type="float" office:value="0">
            <text:p>0</text:p>
          </table:table-cell>
          <table:table-cell office:value-type="float" office:value="0.006462">
            <text:p>0.006462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656011">
            <text:p>-0.656011</text:p>
          </table:table-cell>
          <table:table-cell table:formula="of:=([.I43]+0.019)/2" office:value-type="float" office:value="-0.3185055">
            <text:p>-0.31850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923">
            <text:p>0.012923</text:p>
          </table:table-cell>
          <table:table-cell table:formula="of:=([.M43]-0.02)/2" office:value-type="float" office:value="-0.0035385">
            <text:p>-0.0035385</text:p>
          </table:table-cell>
          <table:table-cell office:value-type="float" office:value="100">
            <text:p>100</text:p>
          </table:table-cell>
          <table:table-cell office:value-type="float" office:value="803">
            <text:p>803</text:p>
          </table:table-cell>
          <table:table-cell office:value-type="float" office:value="-5">
            <text:p>-5</text:p>
          </table:table-cell>
          <table:table-cell office:value-type="float" office:value="12033">
            <text:p>12033</text:p>
          </table:table-cell>
          <table:table-cell office:value-type="float" office:value="3774">
            <text:p>3774</text:p>
          </table:table-cell>
          <table:table-cell office:value-type="float" office:value="11848.786133">
            <text:p>11848.786133</text:p>
          </table:table-cell>
          <table:table-cell office:value-type="float" office:value="-0.018224">
            <text:p>-0.018224</text:p>
          </table:table-cell>
          <table:table-cell office:value-type="float" office:value="0.468508">
            <text:p>0.468508</text:p>
          </table:table-cell>
          <table:table-cell office:value-type="float" office:value="2670.808594">
            <text:p>2670.808594</text:p>
          </table:table-cell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26">
            <text:p>26</text:p>
          </table:table-cell>
          <table:table-cell office:value-type="float" office:value="154">
            <text:p>154</text:p>
          </table:table-cell>
          <table:table-cell office:value-type="float" office:value="493.946014">
            <text:p>493.946014</text:p>
          </table:table-cell>
          <table:table-cell office:value-type="float" office:value="0">
            <text:p>0</text:p>
          </table:table-cell>
          <table:table-cell office:value-type="float" office:value="0.001199">
            <text:p>0.001199</text:p>
          </table:table-cell>
          <table:table-cell office:value-type="string">
            <text:p>Infinity</text:p>
          </table:table-cell>
          <table:table-cell office:value-type="float" office:value="-0.004">
            <text:p>-0.004</text:p>
          </table:table-cell>
          <table:table-cell office:value-type="float" office:value="0.909797">
            <text:p>0.909797</text:p>
          </table:table-cell>
          <table:table-cell table:formula="of:=([.I44]+0.019)/2" office:value-type="float" office:value="0.4643985">
            <text:p>0.4643985</text:p>
          </table:table-cell>
          <table:table-cell office:value-type="float" office:value="22844.912109">
            <text:p>22844.912109</text:p>
          </table:table-cell>
          <table:table-cell office:value-type="float" office:value="0">
            <text:p>0</text:p>
          </table:table-cell>
          <table:table-cell office:value-type="float" office:value="0.002398">
            <text:p>0.002398</text:p>
          </table:table-cell>
          <table:table-cell table:formula="of:=([.M44]-0.02)/2" office:value-type="float" office:value="-0.008801">
            <text:p>-0.008801</text:p>
          </table:table-cell>
          <table:table-cell office:value-type="float" office:value="100">
            <text:p>100</text:p>
          </table:table-cell>
          <table:table-cell office:value-type="float" office:value="829">
            <text:p>829</text:p>
          </table:table-cell>
          <table:table-cell office:value-type="float" office:value="-5">
            <text:p>-5</text:p>
          </table:table-cell>
          <table:table-cell office:value-type="float" office:value="12171">
            <text:p>12171</text:p>
          </table:table-cell>
          <table:table-cell office:value-type="float" office:value="3844">
            <text:p>3844</text:p>
          </table:table-cell>
          <table:table-cell office:value-type="float" office:value="11977.301758">
            <text:p>11977.301758</text:p>
          </table:table-cell>
          <table:table-cell office:value-type="float" office:value="-0.018224">
            <text:p>-0.018224</text:p>
          </table:table-cell>
          <table:table-cell office:value-type="float" office:value="0.469707">
            <text:p>0.469707</text:p>
          </table:table-cell>
          <table:table-cell office:value-type="float" office:value="2677.388184">
            <text:p>2677.388184</text:p>
          </table:table-cell>
        </table:table-row>
        <table:table-row table:style-name="ro1">
          <table:table-cell office:value-type="float" office:value="22500">
            <text:p>22500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102.586105">
            <text:p>102.586105</text:p>
          </table:table-cell>
          <table:table-cell office:value-type="float" office:value="0">
            <text:p>0</text:p>
          </table:table-cell>
          <table:table-cell office:value-type="float" office:value="0.009193">
            <text:p>0.009193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407014">
            <text:p>-0.407014</text:p>
          </table:table-cell>
          <table:table-cell table:formula="of:=([.I45]+0.019)/2" office:value-type="float" office:value="-0.194007">
            <text:p>-0.1940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386">
            <text:p>0.018386</text:p>
          </table:table-cell>
          <table:table-cell table:formula="of:=([.M45]-0.02)/2" office:value-type="float" office:value="-0.000807">
            <text:p>-0.000807</text:p>
          </table:table-cell>
          <table:table-cell office:value-type="float" office:value="100">
            <text:p>100</text:p>
          </table:table-cell>
          <table:table-cell office:value-type="float" office:value="855">
            <text:p>855</text:p>
          </table:table-cell>
          <table:table-cell office:value-type="float" office:value="-5">
            <text:p>-5</text:p>
          </table:table-cell>
          <table:table-cell office:value-type="float" office:value="12218">
            <text:p>12218</text:p>
          </table:table-cell>
          <table:table-cell office:value-type="float" office:value="3868">
            <text:p>3868</text:p>
          </table:table-cell>
          <table:table-cell office:value-type="float" office:value="12004.912109">
            <text:p>12004.912109</text:p>
          </table:table-cell>
          <table:table-cell office:value-type="float" office:value="-0.018224">
            <text:p>-0.018224</text:p>
          </table:table-cell>
          <table:table-cell office:value-type="float" office:value="0.4789">
            <text:p>0.4789</text:p>
          </table:table-cell>
          <table:table-cell office:value-type="float" office:value="2727.832031">
            <text:p>2727.832031</text:p>
          </table:table-cell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26">
            <text:p>26</text:p>
          </table:table-cell>
          <table:table-cell office:value-type="float" office:value="-68">
            <text:p>-68</text:p>
          </table:table-cell>
          <table:table-cell office:value-type="float" office:value="362.441528">
            <text:p>362.441528</text:p>
          </table:table-cell>
          <table:table-cell office:value-type="float" office:value="0.002549">
            <text:p>0.002549</text:p>
          </table:table-cell>
          <table:table-cell office:value-type="float" office:value="0.007528">
            <text:p>0.007528</text:p>
          </table:table-cell>
          <table:table-cell office:value-type="float" office:value="195.312164">
            <text:p>195.312164</text:p>
          </table:table-cell>
          <table:table-cell office:value-type="float" office:value="0">
            <text:p>0</text:p>
          </table:table-cell>
          <table:table-cell office:value-type="float" office:value="-0.483629">
            <text:p>-0.483629</text:p>
          </table:table-cell>
          <table:table-cell table:formula="of:=([.I46]+0.019)/2" office:value-type="float" office:value="-0.2323145">
            <text:p>-0.2323145</text:p>
          </table:table-cell>
          <table:table-cell office:value-type="float" office:value="100">
            <text:p>100</text:p>
          </table:table-cell>
          <table:table-cell office:value-type="float" office:value="0.005098">
            <text:p>0.005098</text:p>
          </table:table-cell>
          <table:table-cell office:value-type="float" office:value="0.015055">
            <text:p>0.015055</text:p>
          </table:table-cell>
          <table:table-cell table:formula="of:=([.M46]-0.02)/2" office:value-type="float" office:value="-0.0024725">
            <text:p>-0.0024725</text:p>
          </table:table-cell>
          <table:table-cell office:value-type="float" office:value="195.312164">
            <text:p>195.312164</text:p>
          </table:table-cell>
          <table:table-cell office:value-type="float" office:value="881">
            <text:p>881</text:p>
          </table:table-cell>
          <table:table-cell office:value-type="float" office:value="-5">
            <text:p>-5</text:p>
          </table:table-cell>
          <table:table-cell office:value-type="float" office:value="12157">
            <text:p>12157</text:p>
          </table:table-cell>
          <table:table-cell office:value-type="float" office:value="3837">
            <text:p>3837</text:p>
          </table:table-cell>
          <table:table-cell office:value-type="float" office:value="11912.5625">
            <text:p>11912.5625</text:p>
          </table:table-cell>
          <table:table-cell office:value-type="float" office:value="-0.015675">
            <text:p>-0.015675</text:p>
          </table:table-cell>
          <table:table-cell office:value-type="float" office:value="0.486427">
            <text:p>0.486427</text:p>
          </table:table-cell>
          <table:table-cell office:value-type="float" office:value="3203.180664">
            <text:p>3203.180664</text:p>
          </table:table-cell>
        </table:table-row>
        <table:table-row table:style-name="ro1">
          <table:table-cell office:value-type="float" office:value="23500">
            <text:p>23500</text:p>
          </table:table-cell>
          <table:table-cell office:value-type="float" office:value="27">
            <text:p>27</text:p>
          </table:table-cell>
          <table:table-cell office:value-type="float" office:value="-105">
            <text:p>-105</text:p>
          </table:table-cell>
          <table:table-cell office:value-type="float" office:value="487.949524">
            <text:p>487.949524</text:p>
          </table:table-cell>
          <table:table-cell office:value-type="float" office:value="-0.002547">
            <text:p>-0.002547</text:p>
          </table:table-cell>
          <table:table-cell office:value-type="float" office:value="0.006129">
            <text:p>0.006129</text:p>
          </table:table-cell>
          <table:table-cell office:value-type="float" office:value="340.605774">
            <text:p>340.605774</text:p>
          </table:table-cell>
          <table:table-cell office:value-type="float" office:value="0.004">
            <text:p>0.004</text:p>
          </table:table-cell>
          <table:table-cell office:value-type="float" office:value="-0.146046">
            <text:p>-0.146046</text:p>
          </table:table-cell>
          <table:table-cell table:formula="of:=([.I47]+0.019)/2" office:value-type="float" office:value="-0.063523">
            <text:p>-0.063523</text:p>
          </table:table-cell>
          <table:table-cell office:value-type="float" office:value="3751.157471">
            <text:p>3751.157471</text:p>
          </table:table-cell>
          <table:table-cell office:value-type="float" office:value="-0.005094">
            <text:p>-0.005094</text:p>
          </table:table-cell>
          <table:table-cell office:value-type="float" office:value="0.012257">
            <text:p>0.012257</text:p>
          </table:table-cell>
          <table:table-cell table:formula="of:=([.M47]-0.02)/2" office:value-type="float" office:value="-0.0038715">
            <text:p>-0.0038715</text:p>
          </table:table-cell>
          <table:table-cell office:value-type="float" office:value="340.605774">
            <text:p>340.605774</text:p>
          </table:table-cell>
          <table:table-cell office:value-type="float" office:value="908">
            <text:p>908</text:p>
          </table:table-cell>
          <table:table-cell office:value-type="float" office:value="-5">
            <text:p>-5</text:p>
          </table:table-cell>
          <table:table-cell office:value-type="float" office:value="12064">
            <text:p>12064</text:p>
          </table:table-cell>
          <table:table-cell office:value-type="float" office:value="3788">
            <text:p>3788</text:p>
          </table:table-cell>
          <table:table-cell office:value-type="float" office:value="11783.173828">
            <text:p>11783.173828</text:p>
          </table:table-cell>
          <table:table-cell office:value-type="float" office:value="-0.018222">
            <text:p>-0.018222</text:p>
          </table:table-cell>
          <table:table-cell office:value-type="float" office:value="0.492556">
            <text:p>0.492556</text:p>
          </table:table-cell>
          <table:table-cell office:value-type="float" office:value="2803.041016">
            <text:p>2803.041016</text:p>
          </table:table-cell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27">
            <text:p>27</text:p>
          </table:table-cell>
          <table:table-cell office:value-type="float" office:value="-108">
            <text:p>-108</text:p>
          </table:table-cell>
          <table:table-cell office:value-type="float" office:value="499.033844">
            <text:p>499.033844</text:p>
          </table:table-cell>
          <table:table-cell office:value-type="float" office:value="0.005">
            <text:p>0.005</text:p>
          </table:table-cell>
          <table:table-cell office:value-type="float" office:value="0.025114">
            <text:p>0.025114</text:p>
          </table:table-cell>
          <table:table-cell office:value-type="float" office:value="402.281799">
            <text:p>402.281799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([.I48]+0.019)/2" office:value-type="float" office:value="0.0035145">
            <text:p>0.0035145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0.050228">
            <text:p>0.050228</text:p>
          </table:table-cell>
          <table:table-cell table:formula="of:=([.M48]-0.02)/2" office:value-type="float" office:value="0.015114">
            <text:p>0.015114</text:p>
          </table:table-cell>
          <table:table-cell office:value-type="float" office:value="402.281799">
            <text:p>402.281799</text:p>
          </table:table-cell>
          <table:table-cell office:value-type="float" office:value="935">
            <text:p>935</text:p>
          </table:table-cell>
          <table:table-cell office:value-type="float" office:value="-5">
            <text:p>-5</text:p>
          </table:table-cell>
          <table:table-cell office:value-type="float" office:value="11969">
            <text:p>11969</text:p>
          </table:table-cell>
          <table:table-cell office:value-type="float" office:value="3737">
            <text:p>3737</text:p>
          </table:table-cell>
          <table:table-cell office:value-type="float" office:value="11651.253906">
            <text:p>11651.253906</text:p>
          </table:table-cell>
          <table:table-cell office:value-type="float" office:value="-0.013222">
            <text:p>-0.013222</text:p>
          </table:table-cell>
          <table:table-cell office:value-type="float" office:value="0.51767">
            <text:p>0.51767</text:p>
          </table:table-cell>
          <table:table-cell office:value-type="float" office:value="4015.131836">
            <text:p>4015.131836</text:p>
          </table:table-cell>
        </table:table-row>
        <table:table-row table:style-name="ro1">
          <table:table-cell office:value-type="float" office:value="24500">
            <text:p>24500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108.383965">
            <text:p>108.383965</text:p>
          </table:table-cell>
          <table:table-cell office:value-type="float" office:value="-0.002547">
            <text:p>-0.002547</text:p>
          </table:table-cell>
          <table:table-cell office:value-type="float" office:value="0.005529">
            <text:p>0.005529</text:p>
          </table:table-cell>
          <table:table-cell office:value-type="float" office:value="317.068237">
            <text:p>317.068237</text:p>
          </table:table-cell>
          <table:table-cell office:value-type="float" office:value="0">
            <text:p>0</text:p>
          </table:table-cell>
          <table:table-cell office:value-type="float" office:value="0.656011">
            <text:p>0.656011</text:p>
          </table:table-cell>
          <table:table-cell table:formula="of:=([.I49]+0.019)/2" office:value-type="float" office:value="0.3375055">
            <text:p>0.3375055</text:p>
          </table:table-cell>
          <table:table-cell office:value-type="float" office:value="100">
            <text:p>100</text:p>
          </table:table-cell>
          <table:table-cell office:value-type="float" office:value="-0.005094">
            <text:p>-0.005094</text:p>
          </table:table-cell>
          <table:table-cell office:value-type="float" office:value="0.011058">
            <text:p>0.011058</text:p>
          </table:table-cell>
          <table:table-cell table:formula="of:=([.M49]-0.02)/2" office:value-type="float" office:value="-0.004471">
            <text:p>-0.004471</text:p>
          </table:table-cell>
          <table:table-cell office:value-type="float" office:value="317.068207">
            <text:p>317.068207</text:p>
          </table:table-cell>
          <table:table-cell office:value-type="float" office:value="962">
            <text:p>962</text:p>
          </table:table-cell>
          <table:table-cell office:value-type="float" office:value="-5">
            <text:p>-5</text:p>
          </table:table-cell>
          <table:table-cell office:value-type="float" office:value="12018">
            <text:p>12018</text:p>
          </table:table-cell>
          <table:table-cell office:value-type="float" office:value="3765">
            <text:p>3765</text:p>
          </table:table-cell>
          <table:table-cell office:value-type="float" office:value="11681.097656">
            <text:p>11681.097656</text:p>
          </table:table-cell>
          <table:table-cell office:value-type="float" office:value="-0.015769">
            <text:p>-0.015769</text:p>
          </table:table-cell>
          <table:table-cell office:value-type="float" office:value="0.523199">
            <text:p>0.523199</text:p>
          </table:table-cell>
          <table:table-cell office:value-type="float" office:value="3417.800049">
            <text:p>3417.800049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25">
            <text:p>25</text:p>
          </table:table-cell>
          <table:table-cell office:value-type="float" office:value="-75">
            <text:p>-75</text:p>
          </table:table-cell>
          <table:table-cell office:value-type="float" office:value="399.275513">
            <text:p>399.275513</text:p>
          </table:table-cell>
          <table:table-cell office:value-type="float" office:value="0">
            <text:p>0</text:p>
          </table:table-cell>
          <table:table-cell office:value-type="float" office:value="0.013123">
            <text:p>0.013123</text:p>
          </table:table-cell>
          <table:table-cell office:value-type="string">
            <text:p>Infinity</text:p>
          </table:table-cell>
          <table:table-cell office:value-type="float" office:value="-0.008">
            <text:p>-0.008</text:p>
          </table:table-cell>
          <table:table-cell office:value-type="float" office:value="-0.52433">
            <text:p>-0.52433</text:p>
          </table:table-cell>
          <table:table-cell table:formula="of:=([.I50]+0.019)/2" office:value-type="float" office:value="-0.252665">
            <text:p>-0.252665</text:p>
          </table:table-cell>
          <table:table-cell office:value-type="float" office:value="6454.125977">
            <text:p>6454.125977</text:p>
          </table:table-cell>
          <table:table-cell office:value-type="float" office:value="0">
            <text:p>0</text:p>
          </table:table-cell>
          <table:table-cell office:value-type="float" office:value="0.026247">
            <text:p>0.026247</text:p>
          </table:table-cell>
          <table:table-cell table:formula="of:=([.M50]-0.02)/2" office:value-type="float" office:value="0.0031235">
            <text:p>0.0031235</text:p>
          </table:table-cell>
          <table:table-cell office:value-type="float" office:value="100">
            <text:p>100</text:p>
          </table:table-cell>
          <table:table-cell office:value-type="float" office:value="987">
            <text:p>987</text:p>
          </table:table-cell>
          <table:table-cell office:value-type="float" office:value="-5">
            <text:p>-5</text:p>
          </table:table-cell>
          <table:table-cell office:value-type="float" office:value="11953">
            <text:p>11953</text:p>
          </table:table-cell>
          <table:table-cell office:value-type="float" office:value="3728">
            <text:p>3728</text:p>
          </table:table-cell>
          <table:table-cell office:value-type="float" office:value="11583.973633">
            <text:p>11583.973633</text:p>
          </table:table-cell>
          <table:table-cell office:value-type="float" office:value="-0.015769">
            <text:p>-0.015769</text:p>
          </table:table-cell>
          <table:table-cell office:value-type="float" office:value="0.536322">
            <text:p>0.536322</text:p>
          </table:table-cell>
          <table:table-cell office:value-type="float" office:value="3501.02002">
            <text:p>3501.02002</text:p>
          </table:table-cell>
        </table:table-row>
        <table:table-row table:style-name="ro1">
          <table:table-cell office:value-type="float" office:value="25500">
            <text:p>25500</text:p>
          </table:table-cell>
          <table:table-cell office:value-type="float" office:value="26">
            <text:p>26</text:p>
          </table:table-cell>
          <table:table-cell office:value-type="float" office:value="-254">
            <text:p>-254</text:p>
          </table:table-cell>
          <table:table-cell office:value-type="float" office:value="1078.400146">
            <text:p>1078.400146</text:p>
          </table:table-cell>
          <table:table-cell office:value-type="float" office:value="0.002549">
            <text:p>0.002549</text:p>
          </table:table-cell>
          <table:table-cell office:value-type="float" office:value="0.008793">
            <text:p>0.008793</text:p>
          </table:table-cell>
          <table:table-cell office:value-type="float" office:value="244.966415">
            <text:p>244.966415</text:p>
          </table:table-cell>
          <table:table-cell office:value-type="float" office:value="0.004">
            <text:p>0.004</text:p>
          </table:table-cell>
          <table:table-cell office:value-type="float" office:value="-0.718261">
            <text:p>-0.718261</text:p>
          </table:table-cell>
          <table:table-cell table:formula="of:=([.I51]+0.019)/2" office:value-type="float" office:value="-0.3496305">
            <text:p>-0.3496305</text:p>
          </table:table-cell>
          <table:table-cell office:value-type="float" office:value="18056.511719">
            <text:p>18056.511719</text:p>
          </table:table-cell>
          <table:table-cell office:value-type="float" office:value="0.005098">
            <text:p>0.005098</text:p>
          </table:table-cell>
          <table:table-cell office:value-type="float" office:value="0.017587">
            <text:p>0.017587</text:p>
          </table:table-cell>
          <table:table-cell table:formula="of:=([.M51]-0.02)/2" office:value-type="float" office:value="-0.0012065">
            <text:p>-0.0012065</text:p>
          </table:table-cell>
          <table:table-cell office:value-type="float" office:value="244.966415">
            <text:p>244.966415</text:p>
          </table:table-cell>
          <table:table-cell office:value-type="float" office:value="1013">
            <text:p>1013</text:p>
          </table:table-cell>
          <table:table-cell office:value-type="float" office:value="-5">
            <text:p>-5</text:p>
          </table:table-cell>
          <table:table-cell office:value-type="float" office:value="11734">
            <text:p>11734</text:p>
          </table:table-cell>
          <table:table-cell office:value-type="float" office:value="3598">
            <text:p>3598</text:p>
          </table:table-cell>
          <table:table-cell office:value-type="float" office:value="11310.236328">
            <text:p>11310.236328</text:p>
          </table:table-cell>
          <table:table-cell office:value-type="float" office:value="-0.01322">
            <text:p>-0.01322</text:p>
          </table:table-cell>
          <table:table-cell office:value-type="float" office:value="0.545116">
            <text:p>0.545116</text:p>
          </table:table-cell>
          <table:table-cell office:value-type="float" office:value="4223.279785">
            <text:p>4223.279785</text:p>
          </table:table-cell>
        </table:table-row>
        <table:table-row table:style-name="ro1">
          <table:table-cell office:value-type="float" office:value="26000">
            <text:p>26000</text:p>
          </table:table-cell>
          <table:table-cell office:value-type="float" office:value="27">
            <text:p>27</text:p>
          </table:table-cell>
          <table:table-cell office:value-type="float" office:value="-168">
            <text:p>-168</text:p>
          </table:table-cell>
          <table:table-cell office:value-type="float" office:value="722.936096">
            <text:p>722.936096</text:p>
          </table:table-cell>
          <table:table-cell office:value-type="float" office:value="-0.002547">
            <text:p>-0.002547</text:p>
          </table:table-cell>
          <table:table-cell office:value-type="float" office:value="0.011258">
            <text:p>0.011258</text:p>
          </table:table-cell>
          <table:table-cell office:value-type="float" office:value="541.9823">
            <text:p>541.9823</text:p>
          </table:table-cell>
          <table:table-cell office:value-type="float" office:value="0.004">
            <text:p>0.004</text:p>
          </table:table-cell>
          <table:table-cell office:value-type="float" office:value="0.344765">
            <text:p>0.344765</text:p>
          </table:table-cell>
          <table:table-cell table:formula="of:=([.I52]+0.019)/2" office:value-type="float" office:value="0.1818825">
            <text:p>0.1818825</text:p>
          </table:table-cell>
          <table:table-cell office:value-type="float" office:value="8519.125">
            <text:p>8519.125</text:p>
          </table:table-cell>
          <table:table-cell office:value-type="float" office:value="-0.005094">
            <text:p>-0.005094</text:p>
          </table:table-cell>
          <table:table-cell office:value-type="float" office:value="0.022516">
            <text:p>0.022516</text:p>
          </table:table-cell>
          <table:table-cell table:formula="of:=([.M52]-0.02)/2" office:value-type="float" office:value="0.001258">
            <text:p>0.001258</text:p>
          </table:table-cell>
          <table:table-cell office:value-type="float" office:value="541.9823">
            <text:p>541.9823</text:p>
          </table:table-cell>
          <table:table-cell office:value-type="float" office:value="1040">
            <text:p>1040</text:p>
          </table:table-cell>
          <table:table-cell office:value-type="float" office:value="-5">
            <text:p>-5</text:p>
          </table:table-cell>
          <table:table-cell office:value-type="float" office:value="11590">
            <text:p>11590</text:p>
          </table:table-cell>
          <table:table-cell office:value-type="float" office:value="3511">
            <text:p>3511</text:p>
          </table:table-cell>
          <table:table-cell office:value-type="float" office:value="11120.46582">
            <text:p>11120.46582</text:p>
          </table:table-cell>
          <table:table-cell office:value-type="float" office:value="-0.015768">
            <text:p>-0.015768</text:p>
          </table:table-cell>
          <table:table-cell office:value-type="float" office:value="0.556374">
            <text:p>0.556374</text:p>
          </table:table-cell>
          <table:table-cell office:value-type="float" office:value="3628.58667">
            <text:p>3628.58667</text:p>
          </table:table-cell>
        </table:table-row>
        <table:table-row table:style-name="ro1">
          <table:table-cell office:value-type="float" office:value="26500">
            <text:p>2650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4.921394">
            <text:p>14.921394</text:p>
          </table:table-cell>
          <table:table-cell office:value-type="float" office:value="0">
            <text:p>0</text:p>
          </table:table-cell>
          <table:table-cell office:value-type="float" office:value="0.009393">
            <text:p>0.009393</text:p>
          </table:table-cell>
          <table:table-cell office:value-type="string">
            <text:p>Infinity</text:p>
          </table:table-cell>
          <table:table-cell office:value-type="float" office:value="-0.008">
            <text:p>-0.008</text:p>
          </table:table-cell>
          <table:table-cell office:value-type="float" office:value="0.787692">
            <text:p>0.787692</text:p>
          </table:table-cell>
          <table:table-cell table:formula="of:=([.I53]+0.019)/2" office:value-type="float" office:value="0.403346">
            <text:p>0.403346</text:p>
          </table:table-cell>
          <table:table-cell office:value-type="float" office:value="9946.15332">
            <text:p>9946.15332</text:p>
          </table:table-cell>
          <table:table-cell office:value-type="float" office:value="0">
            <text:p>0</text:p>
          </table:table-cell>
          <table:table-cell office:value-type="float" office:value="0.018786">
            <text:p>0.018786</text:p>
          </table:table-cell>
          <table:table-cell table:formula="of:=([.M53]-0.02)/2" office:value-type="float" office:value="-0.000607">
            <text:p>-0.000607</text:p>
          </table:table-cell>
          <table:table-cell office:value-type="float" office:value="100">
            <text:p>100</text:p>
          </table:table-cell>
          <table:table-cell office:value-type="float" office:value="1065">
            <text:p>1065</text:p>
          </table:table-cell>
          <table:table-cell office:value-type="float" office:value="-5">
            <text:p>-5</text:p>
          </table:table-cell>
          <table:table-cell office:value-type="float" office:value="11614">
            <text:p>11614</text:p>
          </table:table-cell>
          <table:table-cell office:value-type="float" office:value="3526">
            <text:p>3526</text:p>
          </table:table-cell>
          <table:table-cell office:value-type="float" office:value="11124.268555">
            <text:p>11124.268555</text:p>
          </table:table-cell>
          <table:table-cell office:value-type="float" office:value="-0.015768">
            <text:p>-0.015768</text:p>
          </table:table-cell>
          <table:table-cell office:value-type="float" office:value="0.565766">
            <text:p>0.565766</text:p>
          </table:table-cell>
          <table:table-cell office:value-type="float" office:value="3688.156982">
            <text:p>3688.156982</text:p>
          </table:table-cell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25">
            <text:p>25</text:p>
          </table:table-cell>
          <table:table-cell office:value-type="float" office:value="-26">
            <text:p>-26</text:p>
          </table:table-cell>
          <table:table-cell office:value-type="float" office:value="205.345154">
            <text:p>205.345154</text:p>
          </table:table-cell>
          <table:table-cell office:value-type="float" office:value="-0.01">
            <text:p>-0.01</text:p>
          </table:table-cell>
          <table:table-cell office:value-type="float" office:value="-0.022849">
            <text:p>-0.022849</text:p>
          </table:table-cell>
          <table:table-cell office:value-type="float" office:value="128.491577">
            <text:p>128.491577</text:p>
          </table:table-cell>
          <table:table-cell office:value-type="float" office:value="0">
            <text:p>0</text:p>
          </table:table-cell>
          <table:table-cell office:value-type="float" office:value="-0.220267">
            <text:p>-0.220267</text:p>
          </table:table-cell>
          <table:table-cell table:formula="of:=([.I54]+0.019)/2" office:value-type="float" office:value="-0.1006335">
            <text:p>-0.1006335</text:p>
          </table:table-cell>
          <table:table-cell office:value-type="float" office:value="100">
            <text:p>100</text:p>
          </table:table-cell>
          <table:table-cell office:value-type="float" office:value="-0.02">
            <text:p>-0.02</text:p>
          </table:table-cell>
          <table:table-cell office:value-type="float" office:value="-0.045698">
            <text:p>-0.045698</text:p>
          </table:table-cell>
          <table:table-cell table:formula="of:=([.M54]-0.02)/2" office:value-type="float" office:value="-0.032849">
            <text:p>-0.032849</text:p>
          </table:table-cell>
          <table:table-cell office:value-type="float" office:value="128.491577">
            <text:p>128.491577</text:p>
          </table:table-cell>
          <table:table-cell office:value-type="float" office:value="1090">
            <text:p>1090</text:p>
          </table:table-cell>
          <table:table-cell office:value-type="float" office:value="-5">
            <text:p>-5</text:p>
          </table:table-cell>
          <table:table-cell office:value-type="float" office:value="11592">
            <text:p>11592</text:p>
          </table:table-cell>
          <table:table-cell office:value-type="float" office:value="3512">
            <text:p>3512</text:p>
          </table:table-cell>
          <table:table-cell office:value-type="float" office:value="11075.255859">
            <text:p>11075.255859</text:p>
          </table:table-cell>
          <table:table-cell office:value-type="float" office:value="-0.025768">
            <text:p>-0.025768</text:p>
          </table:table-cell>
          <table:table-cell office:value-type="float" office:value="0.542917">
            <text:p>0.542917</text:p>
          </table:table-cell>
          <table:table-cell office:value-type="float" office:value="2206.97583">
            <text:p>2206.97583</text:p>
          </table:table-cell>
        </table:table-row>
        <table:table-row table:style-name="ro1">
          <table:table-cell office:value-type="float" office:value="27500">
            <text:p>27500</text:p>
          </table:table-cell>
          <table:table-cell office:value-type="float" office:value="19">
            <text:p>19</text:p>
          </table:table-cell>
          <table:table-cell office:value-type="float" office:value="-92">
            <text:p>-92</text:p>
          </table:table-cell>
          <table:table-cell office:value-type="float" office:value="581.990967">
            <text:p>581.990967</text:p>
          </table:table-cell>
          <table:table-cell office:value-type="float" office:value="-0.028243">
            <text:p>-0.028243</text:p>
          </table:table-cell>
          <table:table-cell office:value-type="float" office:value="-0.082936">
            <text:p>-0.082936</text:p>
          </table:table-cell>
          <table:table-cell office:value-type="float" office:value="193.650604">
            <text:p>193.650604</text:p>
          </table:table-cell>
          <table:table-cell office:value-type="float" office:value="-0.024">
            <text:p>-0.024</text:p>
          </table:table-cell>
          <table:table-cell office:value-type="float" office:value="-0.260968">
            <text:p>-0.260968</text:p>
          </table:table-cell>
          <table:table-cell table:formula="of:=([.I55]+0.019)/2" office:value-type="float" office:value="-0.120984">
            <text:p>-0.120984</text:p>
          </table:table-cell>
          <table:table-cell office:value-type="float" office:value="987.366394">
            <text:p>987.366394</text:p>
          </table:table-cell>
          <table:table-cell office:value-type="float" office:value="-0.056486">
            <text:p>-0.056486</text:p>
          </table:table-cell>
          <table:table-cell office:value-type="float" office:value="-0.165873">
            <text:p>-0.165873</text:p>
          </table:table-cell>
          <table:table-cell table:formula="of:=([.M55]-0.02)/2" office:value-type="float" office:value="-0.0929365">
            <text:p>-0.0929365</text:p>
          </table:table-cell>
          <table:table-cell office:value-type="float" office:value="193.650604">
            <text:p>193.650604</text:p>
          </table:table-cell>
          <table:table-cell office:value-type="float" office:value="1109">
            <text:p>1109</text:p>
          </table:table-cell>
          <table:table-cell office:value-type="float" office:value="-5">
            <text:p>-5</text:p>
          </table:table-cell>
          <table:table-cell office:value-type="float" office:value="11514">
            <text:p>11514</text:p>
          </table:table-cell>
          <table:table-cell office:value-type="float" office:value="3465">
            <text:p>3465</text:p>
          </table:table-cell>
          <table:table-cell office:value-type="float" office:value="10968.360352">
            <text:p>10968.360352</text:p>
          </table:table-cell>
          <table:table-cell office:value-type="float" office:value="-0.054011">
            <text:p>-0.054011</text:p>
          </table:table-cell>
          <table:table-cell office:value-type="float" office:value="0.459981">
            <text:p>0.459981</text:p>
          </table:table-cell>
          <table:table-cell office:value-type="float" office:value="951.645264">
            <text:p>951.645264</text:p>
          </table:table-cell>
        </table:table-row>
        <table:table-row table:style-name="ro1">
          <table:table-cell office:value-type="float" office:value="28000">
            <text:p>28000</text:p>
          </table:table-cell>
          <table:table-cell office:value-type="float" office:value="15">
            <text:p>15</text:p>
          </table:table-cell>
          <table:table-cell office:value-type="float" office:value="-38">
            <text:p>-38</text:p>
          </table:table-cell>
          <table:table-cell office:value-type="float" office:value="351.391632">
            <text:p>351.391632</text:p>
          </table:table-cell>
          <table:table-cell office:value-type="float" office:value="-0.049138">
            <text:p>-0.049138</text:p>
          </table:table-cell>
          <table:table-cell office:value-type="float" office:value="-0.087666">
            <text:p>-0.087666</text:p>
          </table:table-cell>
          <table:table-cell office:value-type="float" office:value="78.40831">
            <text:p>78.40831</text:p>
          </table:table-cell>
          <table:table-cell office:value-type="float" office:value="-0.016">
            <text:p>-0.016</text:p>
          </table:table-cell>
          <table:table-cell office:value-type="float" office:value="0.215478">
            <text:p>0.215478</text:p>
          </table:table-cell>
          <table:table-cell table:formula="of:=([.I56]+0.019)/2" office:value-type="float" office:value="0.117239">
            <text:p>0.117239</text:p>
          </table:table-cell>
          <table:table-cell office:value-type="float" office:value="1446.738525">
            <text:p>1446.738525</text:p>
          </table:table-cell>
          <table:table-cell office:value-type="float" office:value="-0.098276">
            <text:p>-0.098276</text:p>
          </table:table-cell>
          <table:table-cell office:value-type="float" office:value="-0.175332">
            <text:p>-0.175332</text:p>
          </table:table-cell>
          <table:table-cell table:formula="of:=([.M56]-0.02)/2" office:value-type="float" office:value="-0.097666">
            <text:p>-0.097666</text:p>
          </table:table-cell>
          <table:table-cell office:value-type="float" office:value="78.40831">
            <text:p>78.40831</text:p>
          </table:table-cell>
          <table:table-cell office:value-type="float" office:value="1124">
            <text:p>1124</text:p>
          </table:table-cell>
          <table:table-cell office:value-type="float" office:value="-6">
            <text:p>-6</text:p>
          </table:table-cell>
          <table:table-cell office:value-type="float" office:value="11480">
            <text:p>11480</text:p>
          </table:table-cell>
          <table:table-cell office:value-type="float" office:value="3448">
            <text:p>3448</text:p>
          </table:table-cell>
          <table:table-cell office:value-type="float" office:value="10916.814453">
            <text:p>10916.814453</text:p>
          </table:table-cell>
          <table:table-cell office:value-type="float" office:value="-0.103149">
            <text:p>-0.103149</text:p>
          </table:table-cell>
          <table:table-cell office:value-type="float" office:value="0.372315">
            <text:p>0.372315</text:p>
          </table:table-cell>
          <table:table-cell office:value-type="float" office:value="460.949127">
            <text:p>460.949127</text:p>
          </table:table-cell>
        </table:table-row>
        <table:table-row table:style-name="ro1">
          <table:table-cell office:value-type="float" office:value="28500">
            <text:p>28500</text:p>
          </table:table-cell>
          <table:table-cell office:value-type="float" office:value="18">
            <text:p>18</text:p>
          </table:table-cell>
          <table:table-cell office:value-type="float" office:value="-67">
            <text:p>-67</text:p>
          </table:table-cell>
          <table:table-cell office:value-type="float" office:value="472.431763">
            <text:p>472.431763</text:p>
          </table:table-cell>
          <table:table-cell office:value-type="float" office:value="-0.035">
            <text:p>-0.035</text:p>
          </table:table-cell>
          <table:table-cell office:value-type="float" office:value="-0.060221">
            <text:p>-0.060221</text:p>
          </table:table-cell>
          <table:table-cell office:value-type="float" office:value="72.058632">
            <text:p>72.058632</text:p>
          </table:table-cell>
          <table:table-cell office:value-type="float" office:value="0.012">
            <text:p>0.012</text:p>
          </table:table-cell>
          <table:table-cell office:value-type="float" office:value="-0.117316">
            <text:p>-0.117316</text:p>
          </table:table-cell>
          <table:table-cell table:formula="of:=([.I57]+0.019)/2" office:value-type="float" office:value="-0.049158">
            <text:p>-0.049158</text:p>
          </table:table-cell>
          <table:table-cell office:value-type="float" office:value="1077.632568">
            <text:p>1077.632568</text:p>
          </table:table-cell>
          <table:table-cell office:value-type="float" office:value="-0.07">
            <text:p>-0.07</text:p>
          </table:table-cell>
          <table:table-cell office:value-type="float" office:value="-0.120441">
            <text:p>-0.120441</text:p>
          </table:table-cell>
          <table:table-cell table:formula="of:=([.M57]-0.02)/2" office:value-type="float" office:value="-0.0702205">
            <text:p>-0.0702205</text:p>
          </table:table-cell>
          <table:table-cell office:value-type="float" office:value="72.058632">
            <text:p>72.058632</text:p>
          </table:table-cell>
          <table:table-cell office:value-type="float" office:value="1142">
            <text:p>1142</text:p>
          </table:table-cell>
          <table:table-cell office:value-type="float" office:value="-8">
            <text:p>-8</text:p>
          </table:table-cell>
          <table:table-cell office:value-type="float" office:value="11418">
            <text:p>11418</text:p>
          </table:table-cell>
          <table:table-cell office:value-type="float" office:value="3424">
            <text:p>3424</text:p>
          </table:table-cell>
          <table:table-cell office:value-type="float" office:value="10833.964844">
            <text:p>10833.964844</text:p>
          </table:table-cell>
          <table:table-cell office:value-type="float" office:value="-0.138149">
            <text:p>-0.138149</text:p>
          </table:table-cell>
          <table:table-cell office:value-type="float" office:value="0.312094">
            <text:p>0.312094</text:p>
          </table:table-cell>
          <table:table-cell office:value-type="float" office:value="325.911621">
            <text:p>325.911621</text:p>
          </table:table-cell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21">
            <text:p>21</text:p>
          </table:table-cell>
          <table:table-cell office:value-type="float" office:value="-122">
            <text:p>-122</text:p>
          </table:table-cell>
          <table:table-cell office:value-type="float" office:value="681.449341">
            <text:p>681.449341</text:p>
          </table:table-cell>
          <table:table-cell office:value-type="float" office:value="-0.035">
            <text:p>-0.035</text:p>
          </table:table-cell>
          <table:table-cell office:value-type="float" office:value="-0.077008">
            <text:p>-0.077008</text:p>
          </table:table-cell>
          <table:table-cell office:value-type="float" office:value="120.021881">
            <text:p>120.021881</text:p>
          </table:table-cell>
          <table:table-cell office:value-type="float" office:value="0.012">
            <text:p>0.012</text:p>
          </table:table-cell>
          <table:table-cell office:value-type="float" office:value="-0.220267">
            <text:p>-0.220267</text:p>
          </table:table-cell>
          <table:table-cell table:formula="of:=([.I58]+0.019)/2" office:value-type="float" office:value="-0.1006335">
            <text:p>-0.1006335</text:p>
          </table:table-cell>
          <table:table-cell office:value-type="float" office:value="1935.554321">
            <text:p>1935.554321</text:p>
          </table:table-cell>
          <table:table-cell office:value-type="float" office:value="-0.07">
            <text:p>-0.07</text:p>
          </table:table-cell>
          <table:table-cell office:value-type="float" office:value="-0.154015">
            <text:p>-0.154015</text:p>
          </table:table-cell>
          <table:table-cell table:formula="of:=([.M58]-0.02)/2" office:value-type="float" office:value="-0.0870075">
            <text:p>-0.0870075</text:p>
          </table:table-cell>
          <table:table-cell office:value-type="float" office:value="120.021881">
            <text:p>120.021881</text:p>
          </table:table-cell>
          <table:table-cell office:value-type="float" office:value="1163">
            <text:p>1163</text:p>
          </table:table-cell>
          <table:table-cell office:value-type="float" office:value="-11">
            <text:p>-11</text:p>
          </table:table-cell>
          <table:table-cell office:value-type="float" office:value="11302">
            <text:p>11302</text:p>
          </table:table-cell>
          <table:table-cell office:value-type="float" office:value="3387">
            <text:p>3387</text:p>
          </table:table-cell>
          <table:table-cell office:value-type="float" office:value="10693.255859">
            <text:p>10693.255859</text:p>
          </table:table-cell>
          <table:table-cell office:value-type="float" office:value="-0.173149">
            <text:p>-0.173149</text:p>
          </table:table-cell>
          <table:table-cell office:value-type="float" office:value="0.235086">
            <text:p>0.235086</text:p>
          </table:table-cell>
          <table:table-cell office:value-type="float" office:value="235.771393">
            <text:p>235.771393</text:p>
          </table:table-cell>
        </table:table-row>
        <table:table-row table:style-name="ro1">
          <table:table-cell office:value-type="float" office:value="29500">
            <text:p>29500</text:p>
          </table:table-cell>
          <table:table-cell office:value-type="float" office:value="22">
            <text:p>22</text:p>
          </table:table-cell>
          <table:table-cell office:value-type="float" office:value="-201">
            <text:p>-201</text:p>
          </table:table-cell>
          <table:table-cell office:value-type="float" office:value="1014.150146">
            <text:p>1014.150146</text:p>
          </table:table-cell>
          <table:table-cell office:value-type="float" office:value="-0.038372">
            <text:p>-0.038372</text:p>
          </table:table-cell>
          <table:table-cell office:value-type="float" office:value="-0.063018">
            <text:p>-0.063018</text:p>
          </table:table-cell>
          <table:table-cell office:value-type="float" office:value="64.229691">
            <text:p>64.229691</text:p>
          </table:table-cell>
          <table:table-cell office:value-type="float" office:value="0.004">
            <text:p>0.004</text:p>
          </table:table-cell>
          <table:table-cell office:value-type="float" office:value="-0.316035">
            <text:p>-0.316035</text:p>
          </table:table-cell>
          <table:table-cell table:formula="of:=([.I59]+0.019)/2" office:value-type="float" office:value="-0.1485175">
            <text:p>-0.1485175</text:p>
          </table:table-cell>
          <table:table-cell office:value-type="float" office:value="8000.864258">
            <text:p>8000.864258</text:p>
          </table:table-cell>
          <table:table-cell office:value-type="float" office:value="-0.076744">
            <text:p>-0.076744</text:p>
          </table:table-cell>
          <table:table-cell office:value-type="float" office:value="-0.126037">
            <text:p>-0.126037</text:p>
          </table:table-cell>
          <table:table-cell table:formula="of:=([.M59]-0.02)/2" office:value-type="float" office:value="-0.0730185">
            <text:p>-0.0730185</text:p>
          </table:table-cell>
          <table:table-cell office:value-type="float" office:value="64.229691">
            <text:p>64.229691</text:p>
          </table:table-cell>
          <table:table-cell office:value-type="float" office:value="1185">
            <text:p>1185</text:p>
          </table:table-cell>
          <table:table-cell office:value-type="float" office:value="-15">
            <text:p>-15</text:p>
          </table:table-cell>
          <table:table-cell office:value-type="float" office:value="11106">
            <text:p>11106</text:p>
          </table:table-cell>
          <table:table-cell office:value-type="float" office:value="3340">
            <text:p>3340</text:p>
          </table:table-cell>
          <table:table-cell office:value-type="float" office:value="10472.929688">
            <text:p>10472.929688</text:p>
          </table:table-cell>
          <table:table-cell office:value-type="float" office:value="-0.211521">
            <text:p>-0.211521</text:p>
          </table:table-cell>
          <table:table-cell office:value-type="float" office:value="0.172068">
            <text:p>0.172068</text:p>
          </table:table-cell>
          <table:table-cell office:value-type="float" office:value="181.348053">
            <text:p>181.348053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21">
            <text:p>21</text:p>
          </table:table-cell>
          <table:table-cell office:value-type="float" office:value="-135">
            <text:p>-135</text:p>
          </table:table-cell>
          <table:table-cell office:value-type="float" office:value="741.304382">
            <text:p>741.304382</text:p>
          </table:table-cell>
          <table:table-cell office:value-type="float" office:value="-0.025">
            <text:p>-0.025</text:p>
          </table:table-cell>
          <table:table-cell office:value-type="float" office:value="-0.051028">
            <text:p>-0.051028</text:p>
          </table:table-cell>
          <table:table-cell office:value-type="float" office:value="104.110268">
            <text:p>104.110268</text:p>
          </table:table-cell>
          <table:table-cell office:value-type="float" office:value="-0.004">
            <text:p>-0.004</text:p>
          </table:table-cell>
          <table:table-cell office:value-type="float" office:value="0.265756">
            <text:p>0.265756</text:p>
          </table:table-cell>
          <table:table-cell table:formula="of:=([.I60]+0.019)/2" office:value-type="float" office:value="0.142378">
            <text:p>0.142378</text:p>
          </table:table-cell>
          <table:table-cell office:value-type="float" office:value="6743.908691">
            <text:p>6743.908691</text:p>
          </table:table-cell>
          <table:table-cell office:value-type="float" office:value="-0.05">
            <text:p>-0.05</text:p>
          </table:table-cell>
          <table:table-cell office:value-type="float" office:value="-0.102055">
            <text:p>-0.102055</text:p>
          </table:table-cell>
          <table:table-cell table:formula="of:=([.M60]-0.02)/2" office:value-type="float" office:value="-0.0610275">
            <text:p>-0.0610275</text:p>
          </table:table-cell>
          <table:table-cell office:value-type="float" office:value="104.110268">
            <text:p>104.110268</text:p>
          </table:table-cell>
          <table:table-cell office:value-type="float" office:value="1206">
            <text:p>1206</text:p>
          </table:table-cell>
          <table:table-cell office:value-type="float" office:value="-19">
            <text:p>-19</text:p>
          </table:table-cell>
          <table:table-cell office:value-type="float" office:value="10973">
            <text:p>10973</text:p>
          </table:table-cell>
          <table:table-cell office:value-type="float" office:value="3317">
            <text:p>3317</text:p>
          </table:table-cell>
          <table:table-cell office:value-type="float" office:value="10321.006836">
            <text:p>10321.006836</text:p>
          </table:table-cell>
          <table:table-cell office:value-type="float" office:value="-0.236521">
            <text:p>-0.236521</text:p>
          </table:table-cell>
          <table:table-cell office:value-type="float" office:value="0.121041">
            <text:p>0.121041</text:p>
          </table:table-cell>
          <table:table-cell office:value-type="float" office:value="151.175415">
            <text:p>151.175415</text:p>
          </table:table-cell>
        </table:table-row>
        <table:table-row table:style-name="ro1">
          <table:table-cell office:value-type="float" office:value="30500">
            <text:p>30500</text:p>
          </table:table-cell>
          <table:table-cell office:value-type="float" office:value="20">
            <text:p>20</text:p>
          </table:table-cell>
          <table:table-cell office:value-type="float" office:value="-101">
            <text:p>-101</text:p>
          </table:table-cell>
          <table:table-cell office:value-type="float" office:value="605.775574">
            <text:p>605.775574</text:p>
          </table:table-cell>
          <table:table-cell office:value-type="float" office:value="-0.025">
            <text:p>-0.025</text:p>
          </table:table-cell>
          <table:table-cell office:value-type="float" office:value="-0.045565">
            <text:p>-0.045565</text:p>
          </table:table-cell>
          <table:table-cell office:value-type="float" office:value="82.260338">
            <text:p>82.260338</text:p>
          </table:table-cell>
          <table:table-cell office:value-type="float" office:value="-0.004">
            <text:p>-0.004</text:p>
          </table:table-cell>
          <table:table-cell office:value-type="float" office:value="0.134075">
            <text:p>0.134075</text:p>
          </table:table-cell>
          <table:table-cell table:formula="of:=([.I61]+0.019)/2" office:value-type="float" office:value="0.0765375">
            <text:p>0.0765375</text:p>
          </table:table-cell>
          <table:table-cell office:value-type="float" office:value="3451.881836">
            <text:p>3451.881836</text:p>
          </table:table-cell>
          <table:table-cell office:value-type="float" office:value="-0.05">
            <text:p>-0.05</text:p>
          </table:table-cell>
          <table:table-cell office:value-type="float" office:value="-0.09113">
            <text:p>-0.09113</text:p>
          </table:table-cell>
          <table:table-cell table:formula="of:=([.M61]-0.02)/2" office:value-type="float" office:value="-0.055565">
            <text:p>-0.055565</text:p>
          </table:table-cell>
          <table:table-cell office:value-type="float" office:value="82.260338">
            <text:p>82.260338</text:p>
          </table:table-cell>
          <table:table-cell office:value-type="float" office:value="1225">
            <text:p>1225</text:p>
          </table:table-cell>
          <table:table-cell office:value-type="float" office:value="-24">
            <text:p>-24</text:p>
          </table:table-cell>
          <table:table-cell office:value-type="float" office:value="10873">
            <text:p>10873</text:p>
          </table:table-cell>
          <table:table-cell office:value-type="float" office:value="3305">
            <text:p>3305</text:p>
          </table:table-cell>
          <table:table-cell office:value-type="float" office:value="10206.181641">
            <text:p>10206.181641</text:p>
          </table:table-cell>
          <table:table-cell office:value-type="float" office:value="-0.261521">
            <text:p>-0.261521</text:p>
          </table:table-cell>
          <table:table-cell office:value-type="float" office:value="0.075475">
            <text:p>0.075475</text:p>
          </table:table-cell>
          <table:table-cell office:value-type="float" office:value="128.860199">
            <text:p>128.860199</text:p>
          </table:table-cell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19">
            <text:p>19</text:p>
          </table:table-cell>
          <table:table-cell office:value-type="float" office:value="-114">
            <text:p>-114</text:p>
          </table:table-cell>
          <table:table-cell office:value-type="float" office:value="698.550903">
            <text:p>698.550903</text:p>
          </table:table-cell>
          <table:table-cell office:value-type="float" office:value="-0.028243">
            <text:p>-0.028243</text:p>
          </table:table-cell>
          <table:table-cell office:value-type="float" office:value="-0.073877">
            <text:p>-0.073877</text:p>
          </table:table-cell>
          <table:table-cell office:value-type="float" office:value="161.573105">
            <text:p>161.573105</text:p>
          </table:table-cell>
          <table:table-cell office:value-type="float" office:value="-0.004">
            <text:p>-0.004</text:p>
          </table:table-cell>
          <table:table-cell office:value-type="float" office:value="-0.050278">
            <text:p>-0.050278</text:p>
          </table:table-cell>
          <table:table-cell table:formula="of:=([.I62]+0.019)/2" office:value-type="float" office:value="-0.015639">
            <text:p>-0.015639</text:p>
          </table:table-cell>
          <table:table-cell office:value-type="float" office:value="1156.955933">
            <text:p>1156.955933</text:p>
          </table:table-cell>
          <table:table-cell office:value-type="float" office:value="-0.056486">
            <text:p>-0.056486</text:p>
          </table:table-cell>
          <table:table-cell office:value-type="float" office:value="-0.147753">
            <text:p>-0.147753</text:p>
          </table:table-cell>
          <table:table-cell table:formula="of:=([.M62]-0.02)/2" office:value-type="float" office:value="-0.0838765">
            <text:p>-0.0838765</text:p>
          </table:table-cell>
          <table:table-cell office:value-type="float" office:value="161.573105">
            <text:p>161.573105</text:p>
          </table:table-cell>
          <table:table-cell office:value-type="float" office:value="1243">
            <text:p>1243</text:p>
          </table:table-cell>
          <table:table-cell office:value-type="float" office:value="-29">
            <text:p>-29</text:p>
          </table:table-cell>
          <table:table-cell office:value-type="float" office:value="10760">
            <text:p>10760</text:p>
          </table:table-cell>
          <table:table-cell office:value-type="float" office:value="3296">
            <text:p>3296</text:p>
          </table:table-cell>
          <table:table-cell office:value-type="float" office:value="10081.116211">
            <text:p>10081.116211</text:p>
          </table:table-cell>
          <table:table-cell office:value-type="float" office:value="-0.289764">
            <text:p>-0.289764</text:p>
          </table:table-cell>
          <table:table-cell office:value-type="float" office:value="0.001599">
            <text:p>0.001599</text:p>
          </table:table-cell>
          <table:table-cell office:value-type="float" office:value="100.551727">
            <text:p>100.551727</text:p>
          </table:table-cell>
        </table:table-row>
        <table:table-row table:style-name="ro1">
          <table:table-cell office:value-type="float" office:value="31500">
            <text:p>31500</text:p>
          </table:table-cell>
          <table:table-cell office:value-type="float" office:value="20">
            <text:p>20</text:p>
          </table:table-cell>
          <table:table-cell office:value-type="float" office:value="-22">
            <text:p>-22</text:p>
          </table:table-cell>
          <table:table-cell office:value-type="float" office:value="210.732224">
            <text:p>210.732224</text:p>
          </table:table-cell>
          <table:table-cell office:value-type="float" office:value="-0.035">
            <text:p>-0.035</text:p>
          </table:table-cell>
          <table:table-cell office:value-type="float" office:value="-0.068414">
            <text:p>-0.068414</text:p>
          </table:table-cell>
          <table:table-cell office:value-type="float" office:value="95.469261">
            <text:p>95.469261</text:p>
          </table:table-cell>
          <table:table-cell office:value-type="float" office:value="0.004">
            <text:p>0.004</text:p>
          </table:table-cell>
          <table:table-cell office:value-type="float" office:value="0.366313">
            <text:p>0.366313</text:p>
          </table:table-cell>
          <table:table-cell table:formula="of:=([.I63]+0.019)/2" office:value-type="float" office:value="0.1926565">
            <text:p>0.1926565</text:p>
          </table:table-cell>
          <table:table-cell office:value-type="float" office:value="9057.820313">
            <text:p>9057.820313</text:p>
          </table:table-cell>
          <table:table-cell office:value-type="float" office:value="-0.07">
            <text:p>-0.07</text:p>
          </table:table-cell>
          <table:table-cell office:value-type="float" office:value="-0.136828">
            <text:p>-0.136828</text:p>
          </table:table-cell>
          <table:table-cell table:formula="of:=([.M63]-0.02)/2" office:value-type="float" office:value="-0.078414">
            <text:p>-0.078414</text:p>
          </table:table-cell>
          <table:table-cell office:value-type="float" office:value="95.469261">
            <text:p>95.469261</text:p>
          </table:table-cell>
          <table:table-cell office:value-type="float" office:value="1262">
            <text:p>1262</text:p>
          </table:table-cell>
          <table:table-cell office:value-type="float" office:value="-35">
            <text:p>-35</text:p>
          </table:table-cell>
          <table:table-cell office:value-type="float" office:value="10738">
            <text:p>10738</text:p>
          </table:table-cell>
          <table:table-cell office:value-type="float" office:value="3296">
            <text:p>3296</text:p>
          </table:table-cell>
          <table:table-cell office:value-type="float" office:value="10044.408203">
            <text:p>10044.408203</text:p>
          </table:table-cell>
          <table:table-cell office:value-type="float" office:value="-0.324764">
            <text:p>-0.324764</text:p>
          </table:table-cell>
          <table:table-cell office:value-type="float" office:value="-0.066816">
            <text:p>-0.066816</text:p>
          </table:table-cell>
          <table:table-cell office:value-type="float" office:value="79.426445">
            <text:p>79.426445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21">
            <text:p>21</text:p>
          </table:table-cell>
          <table:table-cell office:value-type="float" office:value="-26">
            <text:p>-26</text:p>
          </table:table-cell>
          <table:table-cell office:value-type="float" office:value="222.560745">
            <text:p>222.560745</text:p>
          </table:table-cell>
          <table:table-cell office:value-type="float" office:value="-0.03">
            <text:p>-0.03</text:p>
          </table:table-cell>
          <table:table-cell office:value-type="float" office:value="-0.058955">
            <text:p>-0.058955</text:p>
          </table:table-cell>
          <table:table-cell office:value-type="float" office:value="96.516083">
            <text:p>96.516083</text:p>
          </table:table-cell>
          <table:table-cell office:value-type="float" office:value="0.004">
            <text:p>0.004</text:p>
          </table:table-cell>
          <table:table-cell office:value-type="float" office:value="-0.014365">
            <text:p>-0.014365</text:p>
          </table:table-cell>
          <table:table-cell table:formula="of:=([.I64]+0.019)/2" office:value-type="float" office:value="0.0023175">
            <text:p>0.0023175</text:p>
          </table:table-cell>
          <table:table-cell office:value-type="float" office:value="459.130585">
            <text:p>459.130585</text:p>
          </table:table-cell>
          <table:table-cell office:value-type="float" office:value="-0.06">
            <text:p>-0.06</text:p>
          </table:table-cell>
          <table:table-cell office:value-type="float" office:value="-0.11791">
            <text:p>-0.11791</text:p>
          </table:table-cell>
          <table:table-cell table:formula="of:=([.M64]-0.02)/2" office:value-type="float" office:value="-0.068955">
            <text:p>-0.068955</text:p>
          </table:table-cell>
          <table:table-cell office:value-type="float" office:value="96.516083">
            <text:p>96.516083</text:p>
          </table:table-cell>
          <table:table-cell office:value-type="float" office:value="1282">
            <text:p>1282</text:p>
          </table:table-cell>
          <table:table-cell office:value-type="float" office:value="-42">
            <text:p>-42</text:p>
          </table:table-cell>
          <table:table-cell office:value-type="float" office:value="10712">
            <text:p>10712</text:p>
          </table:table-cell>
          <table:table-cell office:value-type="float" office:value="3298">
            <text:p>3298</text:p>
          </table:table-cell>
          <table:table-cell office:value-type="float" office:value="10004.024414">
            <text:p>10004.024414</text:p>
          </table:table-cell>
          <table:table-cell office:value-type="float" office:value="-0.354764">
            <text:p>-0.354764</text:p>
          </table:table-cell>
          <table:table-cell office:value-type="float" office:value="-0.12577">
            <text:p>-0.12577</text:p>
          </table:table-cell>
          <table:table-cell office:value-type="float" office:value="64.54818">
            <text:p>64.54818</text:p>
          </table:table-cell>
        </table:table-row>
        <table:table-row table:style-name="ro1">
          <table:table-cell office:value-type="float" office:value="32500">
            <text:p>32500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88.542938">
            <text:p>88.542938</text:p>
          </table:table-cell>
          <table:table-cell office:value-type="float" office:value="-0.03">
            <text:p>-0.03</text:p>
          </table:table-cell>
          <table:table-cell office:value-type="float" office:value="-0.064151">
            <text:p>-0.064151</text:p>
          </table:table-cell>
          <table:table-cell office:value-type="float" office:value="113.836136">
            <text:p>113.836136</text:p>
          </table:table-cell>
          <table:table-cell office:value-type="float" office:value="-0.004">
            <text:p>-0.004</text:p>
          </table:table-cell>
          <table:table-cell office:value-type="float" office:value="0.253785">
            <text:p>0.253785</text:p>
          </table:table-cell>
          <table:table-cell table:formula="of:=([.I65]+0.019)/2" office:value-type="float" office:value="0.1363925">
            <text:p>0.1363925</text:p>
          </table:table-cell>
          <table:table-cell office:value-type="float" office:value="6444.633301">
            <text:p>6444.633301</text:p>
          </table:table-cell>
          <table:table-cell office:value-type="float" office:value="-0.06">
            <text:p>-0.06</text:p>
          </table:table-cell>
          <table:table-cell office:value-type="float" office:value="-0.128302">
            <text:p>-0.128302</text:p>
          </table:table-cell>
          <table:table-cell table:formula="of:=([.M65]-0.02)/2" office:value-type="float" office:value="-0.074151">
            <text:p>-0.074151</text:p>
          </table:table-cell>
          <table:table-cell office:value-type="float" office:value="113.836136">
            <text:p>113.836136</text:p>
          </table:table-cell>
          <table:table-cell office:value-type="float" office:value="1301">
            <text:p>1301</text:p>
          </table:table-cell>
          <table:table-cell office:value-type="float" office:value="-49">
            <text:p>-49</text:p>
          </table:table-cell>
          <table:table-cell office:value-type="float" office:value="10749">
            <text:p>10749</text:p>
          </table:table-cell>
          <table:table-cell office:value-type="float" office:value="3293">
            <text:p>3293</text:p>
          </table:table-cell>
          <table:table-cell office:value-type="float" office:value="10021.660156">
            <text:p>10021.660156</text:p>
          </table:table-cell>
          <table:table-cell office:value-type="float" office:value="-0.384764">
            <text:p>-0.384764</text:p>
          </table:table-cell>
          <table:table-cell office:value-type="float" office:value="-0.189921">
            <text:p>-0.189921</text:p>
          </table:table-cell>
          <table:table-cell office:value-type="float" office:value="50.639576">
            <text:p>50.639576</text:p>
          </table:table-cell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304.021057">
            <text:p>304.021057</text:p>
          </table:table-cell>
          <table:table-cell office:value-type="float" office:value="-0.03">
            <text:p>-0.03</text:p>
          </table:table-cell>
          <table:table-cell office:value-type="float" office:value="-0.052826">
            <text:p>-0.052826</text:p>
          </table:table-cell>
          <table:table-cell office:value-type="float" office:value="76.087296">
            <text:p>76.087296</text:p>
          </table:table-cell>
          <table:table-cell office:value-type="float" office:value="0">
            <text:p>0</text:p>
          </table:table-cell>
          <table:table-cell office:value-type="float" office:value="0.172383">
            <text:p>0.172383</text:p>
          </table:table-cell>
          <table:table-cell table:formula="of:=([.I66]+0.019)/2" office:value-type="float" office:value="0.0956915">
            <text:p>0.0956915</text:p>
          </table:table-cell>
          <table:table-cell office:value-type="float" office:value="100">
            <text:p>100</text:p>
          </table:table-cell>
          <table:table-cell office:value-type="float" office:value="-0.06">
            <text:p>-0.06</text:p>
          </table:table-cell>
          <table:table-cell office:value-type="float" office:value="-0.105652">
            <text:p>-0.105652</text:p>
          </table:table-cell>
          <table:table-cell table:formula="of:=([.M66]-0.02)/2" office:value-type="float" office:value="-0.062826">
            <text:p>-0.062826</text:p>
          </table:table-cell>
          <table:table-cell office:value-type="float" office:value="76.087296">
            <text:p>76.087296</text:p>
          </table:table-cell>
          <table:table-cell office:value-type="float" office:value="1320">
            <text:p>1320</text:p>
          </table:table-cell>
          <table:table-cell office:value-type="float" office:value="-57">
            <text:p>-57</text:p>
          </table:table-cell>
          <table:table-cell office:value-type="float" office:value="10828">
            <text:p>10828</text:p>
          </table:table-cell>
          <table:table-cell office:value-type="float" office:value="3278">
            <text:p>3278</text:p>
          </table:table-cell>
          <table:table-cell office:value-type="float" office:value="10075.925781">
            <text:p>10075.925781</text:p>
          </table:table-cell>
          <table:table-cell office:value-type="float" office:value="-0.414764">
            <text:p>-0.414764</text:p>
          </table:table-cell>
          <table:table-cell office:value-type="float" office:value="-0.242747">
            <text:p>-0.242747</text:p>
          </table:table-cell>
          <table:table-cell office:value-type="float" office:value="41.473392">
            <text:p>41.473392</text:p>
          </table:table-cell>
        </table:table-row>
        <table:table-row table:style-name="ro1">
          <table:table-cell office:value-type="float" office:value="33500">
            <text:p>33500</text:p>
          </table:table-cell>
          <table:table-cell office:value-type="float" office:value="21">
            <text:p>21</text:p>
          </table:table-cell>
          <table:table-cell office:value-type="float" office:value="-145">
            <text:p>-145</text:p>
          </table:table-cell>
          <table:table-cell office:value-type="float" office:value="792.608765">
            <text:p>792.608765</text:p>
          </table:table-cell>
          <table:table-cell office:value-type="float" office:value="-0.028171">
            <text:p>-0.028171</text:p>
          </table:table-cell>
          <table:table-cell office:value-type="float" office:value="-0.064284">
            <text:p>-0.064284</text:p>
          </table:table-cell>
          <table:table-cell office:value-type="float" office:value="128.194519">
            <text:p>128.194519</text:p>
          </table:table-cell>
          <table:table-cell office:value-type="float" office:value="0.004">
            <text:p>0.004</text:p>
          </table:table-cell>
          <table:table-cell office:value-type="float" office:value="-0.905008">
            <text:p>-0.905008</text:p>
          </table:table-cell>
          <table:table-cell table:formula="of:=([.I67]+0.019)/2" office:value-type="float" office:value="-0.443004">
            <text:p>-0.443004</text:p>
          </table:table-cell>
          <table:table-cell office:value-type="float" office:value="22725.201172">
            <text:p>22725.201172</text:p>
          </table:table-cell>
          <table:table-cell office:value-type="float" office:value="-0.056341">
            <text:p>-0.056341</text:p>
          </table:table-cell>
          <table:table-cell office:value-type="float" office:value="-0.128568">
            <text:p>-0.128568</text:p>
          </table:table-cell>
          <table:table-cell table:formula="of:=([.M67]-0.02)/2" office:value-type="float" office:value="-0.074284">
            <text:p>-0.074284</text:p>
          </table:table-cell>
          <table:table-cell office:value-type="float" office:value="128.194519">
            <text:p>128.194519</text:p>
          </table:table-cell>
          <table:table-cell office:value-type="float" office:value="1339">
            <text:p>1339</text:p>
          </table:table-cell>
          <table:table-cell office:value-type="float" office:value="-65">
            <text:p>-65</text:p>
          </table:table-cell>
          <table:table-cell office:value-type="float" office:value="10687">
            <text:p>10687</text:p>
          </table:table-cell>
          <table:table-cell office:value-type="float" office:value="3313">
            <text:p>3313</text:p>
          </table:table-cell>
          <table:table-cell office:value-type="float" office:value="9939.617188">
            <text:p>9939.617188</text:p>
          </table:table-cell>
          <table:table-cell office:value-type="float" office:value="-0.442935">
            <text:p>-0.442935</text:p>
          </table:table-cell>
          <table:table-cell office:value-type="float" office:value="-0.307031">
            <text:p>-0.307031</text:p>
          </table:table-cell>
          <table:table-cell office:value-type="float" office:value="30.682478">
            <text:p>30.682478</text:p>
          </table:table-cell>
        </table:table-row>
        <table:table-row table:style-name="ro1">
          <table:table-cell office:value-type="float" office:value="34000">
            <text:p>34000</text:p>
          </table:table-cell>
          <table:table-cell office:value-type="float" office:value="21">
            <text:p>21</text:p>
          </table:table-cell>
          <table:table-cell office:value-type="float" office:value="-318">
            <text:p>-318</text:p>
          </table:table-cell>
          <table:table-cell office:value-type="float" office:value="1616.328003">
            <text:p>1616.328003</text:p>
          </table:table-cell>
          <table:table-cell office:value-type="float" office:value="-0.033293">
            <text:p>-0.033293</text:p>
          </table:table-cell>
          <table:table-cell office:value-type="float" office:value="-0.071745">
            <text:p>-0.071745</text:p>
          </table:table-cell>
          <table:table-cell office:value-type="float" office:value="115.497864">
            <text:p>115.497864</text:p>
          </table:table-cell>
          <table:table-cell office:value-type="float" office:value="0">
            <text:p>0</text:p>
          </table:table-cell>
          <table:table-cell office:value-type="float" office:value="-0.691924">
            <text:p>-0.691924</text:p>
          </table:table-cell>
          <table:table-cell table:formula="of:=([.I68]+0.019)/2" office:value-type="float" office:value="-0.336462">
            <text:p>-0.336462</text:p>
          </table:table-cell>
          <table:table-cell office:value-type="float" office:value="100">
            <text:p>100</text:p>
          </table:table-cell>
          <table:table-cell office:value-type="float" office:value="-0.066585">
            <text:p>-0.066585</text:p>
          </table:table-cell>
          <table:table-cell office:value-type="float" office:value="-0.14349">
            <text:p>-0.14349</text:p>
          </table:table-cell>
          <table:table-cell table:formula="of:=([.M68]-0.02)/2" office:value-type="float" office:value="-0.081745">
            <text:p>-0.081745</text:p>
          </table:table-cell>
          <table:table-cell office:value-type="float" office:value="115.497864">
            <text:p>115.497864</text:p>
          </table:table-cell>
          <table:table-cell office:value-type="float" office:value="1358">
            <text:p>1358</text:p>
          </table:table-cell>
          <table:table-cell office:value-type="float" office:value="-74">
            <text:p>-74</text:p>
          </table:table-cell>
          <table:table-cell office:value-type="float" office:value="10383">
            <text:p>10383</text:p>
          </table:table-cell>
          <table:table-cell office:value-type="float" office:value="3409">
            <text:p>3409</text:p>
          </table:table-cell>
          <table:table-cell office:value-type="float" office:value="9673.774414">
            <text:p>9673.774414</text:p>
          </table:table-cell>
          <table:table-cell office:value-type="float" office:value="-0.476228">
            <text:p>-0.476228</text:p>
          </table:table-cell>
          <table:table-cell office:value-type="float" office:value="-0.378776">
            <text:p>-0.378776</text:p>
          </table:table-cell>
          <table:table-cell office:value-type="float" office:value="20.463123">
            <text:p>20.463123</text:p>
          </table:table-cell>
        </table:table-row>
        <table:table-row table:style-name="ro1">
          <table:table-cell office:value-type="float" office:value="34500">
            <text:p>34500</text:p>
          </table:table-cell>
          <table:table-cell office:value-type="float" office:value="19">
            <text:p>19</text:p>
          </table:table-cell>
          <table:table-cell office:value-type="float" office:value="-312">
            <text:p>-312</text:p>
          </table:table-cell>
          <table:table-cell office:value-type="float" office:value="1741.288818">
            <text:p>1741.288818</text:p>
          </table:table-cell>
          <table:table-cell office:value-type="float" office:value="-0.038514">
            <text:p>-0.038514</text:p>
          </table:table-cell>
          <table:table-cell office:value-type="float" office:value="-0.071412">
            <text:p>-0.071412</text:p>
          </table:table-cell>
          <table:table-cell office:value-type="float" office:value="85.420502">
            <text:p>85.420502</text:p>
          </table:table-cell>
          <table:table-cell office:value-type="float" office:value="-0.008">
            <text:p>-0.008</text:p>
          </table:table-cell>
          <table:table-cell office:value-type="float" office:value="0.026336">
            <text:p>0.026336</text:p>
          </table:table-cell>
          <table:table-cell table:formula="of:=([.I69]+0.019)/2" office:value-type="float" office:value="0.022668">
            <text:p>0.022668</text:p>
          </table:table-cell>
          <table:table-cell office:value-type="float" office:value="429.202545">
            <text:p>429.202545</text:p>
          </table:table-cell>
          <table:table-cell office:value-type="float" office:value="-0.077027">
            <text:p>-0.077027</text:p>
          </table:table-cell>
          <table:table-cell office:value-type="float" office:value="-0.142824">
            <text:p>-0.142824</text:p>
          </table:table-cell>
          <table:table-cell table:formula="of:=([.M69]-0.02)/2" office:value-type="float" office:value="-0.081412">
            <text:p>-0.081412</text:p>
          </table:table-cell>
          <table:table-cell office:value-type="float" office:value="85.420502">
            <text:p>85.420502</text:p>
          </table:table-cell>
          <table:table-cell office:value-type="float" office:value="1375">
            <text:p>1375</text:p>
          </table:table-cell>
          <table:table-cell office:value-type="float" office:value="-83">
            <text:p>-83</text:p>
          </table:table-cell>
          <table:table-cell office:value-type="float" office:value="10093">
            <text:p>10093</text:p>
          </table:table-cell>
          <table:table-cell office:value-type="float" office:value="3524">
            <text:p>3524</text:p>
          </table:table-cell>
          <table:table-cell office:value-type="float" office:value="9434.72168">
            <text:p>9434.72168</text:p>
          </table:table-cell>
          <table:table-cell office:value-type="float" office:value="-0.514741">
            <text:p>-0.514741</text:p>
          </table:table-cell>
          <table:table-cell office:value-type="float" office:value="-0.450188">
            <text:p>-0.450188</text:p>
          </table:table-cell>
          <table:table-cell office:value-type="float" office:value="12.540798">
            <text:p>12.540798</text:p>
          </table:table-cell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20">
            <text:p>20</text:p>
          </table:table-cell>
          <table:table-cell office:value-type="float" office:value="-286">
            <text:p>-286</text:p>
          </table:table-cell>
          <table:table-cell office:value-type="float" office:value="1530.535889">
            <text:p>1530.535889</text:p>
          </table:table-cell>
          <table:table-cell office:value-type="float" office:value="-0.033333">
            <text:p>-0.033333</text:p>
          </table:table-cell>
          <table:table-cell office:value-type="float" office:value="-0.060087">
            <text:p>-0.060087</text:p>
          </table:table-cell>
          <table:table-cell office:value-type="float" office:value="80.261864">
            <text:p>80.261864</text:p>
          </table:table-cell>
          <table:table-cell office:value-type="float" office:value="0.004">
            <text:p>0.004</text:p>
          </table:table-cell>
          <table:table-cell office:value-type="float" office:value="0.102951">
            <text:p>0.102951</text:p>
          </table:table-cell>
          <table:table-cell table:formula="of:=([.I70]+0.019)/2" office:value-type="float" office:value="0.0609755">
            <text:p>0.0609755</text:p>
          </table:table-cell>
          <table:table-cell office:value-type="float" office:value="2473.766113">
            <text:p>2473.766113</text:p>
          </table:table-cell>
          <table:table-cell office:value-type="float" office:value="-0.066667">
            <text:p>-0.066667</text:p>
          </table:table-cell>
          <table:table-cell office:value-type="float" office:value="-0.120175">
            <text:p>-0.120175</text:p>
          </table:table-cell>
          <table:table-cell table:formula="of:=([.M70]-0.02)/2" office:value-type="float" office:value="-0.0700875">
            <text:p>-0.0700875</text:p>
          </table:table-cell>
          <table:table-cell office:value-type="float" office:value="80.261864">
            <text:p>80.261864</text:p>
          </table:table-cell>
          <table:table-cell office:value-type="float" office:value="1392">
            <text:p>1392</text:p>
          </table:table-cell>
          <table:table-cell office:value-type="float" office:value="-93">
            <text:p>-93</text:p>
          </table:table-cell>
          <table:table-cell office:value-type="float" office:value="9835">
            <text:p>9835</text:p>
          </table:table-cell>
          <table:table-cell office:value-type="float" office:value="3648">
            <text:p>3648</text:p>
          </table:table-cell>
          <table:table-cell office:value-type="float" office:value="9234.680664">
            <text:p>9234.680664</text:p>
          </table:table-cell>
          <table:table-cell office:value-type="float" office:value="-0.548074">
            <text:p>-0.548074</text:p>
          </table:table-cell>
          <table:table-cell office:value-type="float" office:value="-0.510276">
            <text:p>-0.510276</text:p>
          </table:table-cell>
          <table:table-cell office:value-type="float" office:value="6.896636">
            <text:p>6.896636</text:p>
          </table:table-cell>
        </table:table-row>
        <table:table-row table:style-name="ro1">
          <table:table-cell office:value-type="float" office:value="35500">
            <text:p>35500</text:p>
          </table:table-cell>
          <table:table-cell office:value-type="float" office:value="20">
            <text:p>20</text:p>
          </table:table-cell>
          <table:table-cell office:value-type="float" office:value="-402">
            <text:p>-402</text:p>
          </table:table-cell>
          <table:table-cell office:value-type="float" office:value="2111.129883">
            <text:p>2111.129883</text:p>
          </table:table-cell>
          <table:table-cell office:value-type="float" office:value="-0.03">
            <text:p>-0.03</text:p>
          </table:table-cell>
          <table:table-cell office:value-type="float" office:value="-0.063085">
            <text:p>-0.063085</text:p>
          </table:table-cell>
          <table:table-cell office:value-type="float" office:value="110.283302">
            <text:p>110.283302</text:p>
          </table:table-cell>
          <table:table-cell office:value-type="float" office:value="0">
            <text:p>0</text:p>
          </table:table-cell>
          <table:table-cell office:value-type="float" office:value="-0.464475">
            <text:p>-0.464475</text:p>
          </table:table-cell>
          <table:table-cell table:formula="of:=([.I71]+0.019)/2" office:value-type="float" office:value="-0.2227375">
            <text:p>-0.2227375</text:p>
          </table:table-cell>
          <table:table-cell office:value-type="float" office:value="100">
            <text:p>100</text:p>
          </table:table-cell>
          <table:table-cell office:value-type="float" office:value="-0.06">
            <text:p>-0.06</text:p>
          </table:table-cell>
          <table:table-cell office:value-type="float" office:value="-0.12617">
            <text:p>-0.12617</text:p>
          </table:table-cell>
          <table:table-cell table:formula="of:=([.M71]-0.02)/2" office:value-type="float" office:value="-0.073085">
            <text:p>-0.073085</text:p>
          </table:table-cell>
          <table:table-cell office:value-type="float" office:value="110.283302">
            <text:p>110.283302</text:p>
          </table:table-cell>
          <table:table-cell office:value-type="float" office:value="1409">
            <text:p>1409</text:p>
          </table:table-cell>
          <table:table-cell office:value-type="float" office:value="-103">
            <text:p>-103</text:p>
          </table:table-cell>
          <table:table-cell office:value-type="float" office:value="9484">
            <text:p>9484</text:p>
          </table:table-cell>
          <table:table-cell office:value-type="float" office:value="3844">
            <text:p>3844</text:p>
          </table:table-cell>
          <table:table-cell office:value-type="float" office:value="8988.015625">
            <text:p>8988.015625</text:p>
          </table:table-cell>
          <table:table-cell office:value-type="float" office:value="-0.578074">
            <text:p>-0.578074</text:p>
          </table:table-cell>
          <table:table-cell office:value-type="float" office:value="-0.573361">
            <text:p>-0.573361</text:p>
          </table:table-cell>
          <table:table-cell office:value-type="float" office:value="0.815417">
            <text:p>0.815417</text:p>
          </table:table-cell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20">
            <text:p>20</text:p>
          </table:table-cell>
          <table:table-cell office:value-type="float" office:value="-639">
            <text:p>-639</text:p>
          </table:table-cell>
          <table:table-cell office:value-type="float" office:value="3296.259766">
            <text:p>3296.259766</text:p>
          </table:table-cell>
          <table:table-cell office:value-type="float" office:value="-0.033333">
            <text:p>-0.033333</text:p>
          </table:table-cell>
          <table:table-cell office:value-type="float" office:value="-0.06928">
            <text:p>-0.06928</text:p>
          </table:table-cell>
          <table:table-cell office:value-type="float" office:value="107.840714">
            <text:p>107.840714</text:p>
          </table:table-cell>
          <table:table-cell office:value-type="float" office:value="0">
            <text:p>0</text:p>
          </table:table-cell>
          <table:table-cell office:value-type="float" office:value="-0.948104">
            <text:p>-0.948104</text:p>
          </table:table-cell>
          <table:table-cell table:formula="of:=([.I72]+0.019)/2" office:value-type="float" office:value="-0.464552">
            <text:p>-0.464552</text:p>
          </table:table-cell>
          <table:table-cell office:value-type="float" office:value="100">
            <text:p>100</text:p>
          </table:table-cell>
          <table:table-cell office:value-type="float" office:value="-0.066667">
            <text:p>-0.066667</text:p>
          </table:table-cell>
          <table:table-cell office:value-type="float" office:value="-0.13856">
            <text:p>-0.13856</text:p>
          </table:table-cell>
          <table:table-cell table:formula="of:=([.M72]-0.02)/2" office:value-type="float" office:value="-0.07928">
            <text:p>-0.07928</text:p>
          </table:table-cell>
          <table:table-cell office:value-type="float" office:value="107.840714">
            <text:p>107.840714</text:p>
          </table:table-cell>
          <table:table-cell office:value-type="float" office:value="1426">
            <text:p>1426</text:p>
          </table:table-cell>
          <table:table-cell office:value-type="float" office:value="-114">
            <text:p>-114</text:p>
          </table:table-cell>
          <table:table-cell office:value-type="float" office:value="8947">
            <text:p>8947</text:p>
          </table:table-cell>
          <table:table-cell office:value-type="float" office:value="4191">
            <text:p>4191</text:p>
          </table:table-cell>
          <table:table-cell office:value-type="float" office:value="8665.936523">
            <text:p>8665.936523</text:p>
          </table:table-cell>
          <table:table-cell office:value-type="float" office:value="-0.611408">
            <text:p>-0.611408</text:p>
          </table:table-cell>
          <table:table-cell office:value-type="float" office:value="-0.642641">
            <text:p>-0.642641</text:p>
          </table:table-cell>
          <table:table-cell office:value-type="float" office:value="5.108406">
            <text:p>5.108406</text:p>
          </table:table-cell>
        </table:table-row>
        <table:table-row table:style-name="ro1">
          <table:table-cell office:value-type="float" office:value="36500">
            <text:p>36500</text:p>
          </table:table-cell>
          <table:table-cell office:value-type="float" office:value="18">
            <text:p>18</text:p>
          </table:table-cell>
          <table:table-cell office:value-type="float" office:value="-502">
            <text:p>-502</text:p>
          </table:table-cell>
          <table:table-cell office:value-type="float" office:value="2889.9104">
            <text:p>2889.9104</text:p>
          </table:table-cell>
          <table:table-cell office:value-type="float" office:value="-0.04">
            <text:p>-0.04</text:p>
          </table:table-cell>
          <table:table-cell office:value-type="float" office:value="-0.088599">
            <text:p>-0.088599</text:p>
          </table:table-cell>
          <table:table-cell office:value-type="float" office:value="121.496941">
            <text:p>121.496941</text:p>
          </table:table-cell>
          <table:table-cell office:value-type="float" office:value="-0.008">
            <text:p>-0.008</text:p>
          </table:table-cell>
          <table:table-cell office:value-type="float" office:value="0.548272">
            <text:p>0.548272</text:p>
          </table:table-cell>
          <table:table-cell table:formula="of:=([.I73]+0.019)/2" office:value-type="float" office:value="0.283636">
            <text:p>0.283636</text:p>
          </table:table-cell>
          <table:table-cell office:value-type="float" office:value="6953.400391">
            <text:p>6953.400391</text:p>
          </table:table-cell>
          <table:table-cell office:value-type="float" office:value="-0.08">
            <text:p>-0.08</text:p>
          </table:table-cell>
          <table:table-cell office:value-type="float" office:value="-0.177198">
            <text:p>-0.177198</text:p>
          </table:table-cell>
          <table:table-cell table:formula="of:=([.M73]-0.02)/2" office:value-type="float" office:value="-0.098599">
            <text:p>-0.098599</text:p>
          </table:table-cell>
          <table:table-cell office:value-type="float" office:value="121.496941">
            <text:p>121.496941</text:p>
          </table:table-cell>
          <table:table-cell office:value-type="float" office:value="1441">
            <text:p>1441</text:p>
          </table:table-cell>
          <table:table-cell office:value-type="float" office:value="-124">
            <text:p>-124</text:p>
          </table:table-cell>
          <table:table-cell office:value-type="float" office:value="8545">
            <text:p>8545</text:p>
          </table:table-cell>
          <table:table-cell office:value-type="float" office:value="4492">
            <text:p>4492</text:p>
          </table:table-cell>
          <table:table-cell office:value-type="float" office:value="8471.969727">
            <text:p>8471.969727</text:p>
          </table:table-cell>
          <table:table-cell office:value-type="float" office:value="-0.651408">
            <text:p>-0.651408</text:p>
          </table:table-cell>
          <table:table-cell office:value-type="float" office:value="-0.73124">
            <text:p>-0.73124</text:p>
          </table:table-cell>
          <table:table-cell office:value-type="float" office:value="12.255297">
            <text:p>12.255297</text:p>
          </table:table-cell>
        </table:table-row>
        <table:table-row table:style-name="ro1">
          <table:table-cell office:value-type="float" office:value="37000">
            <text:p>37000</text:p>
          </table:table-cell>
          <table:table-cell office:value-type="float" office:value="20">
            <text:p>20</text:p>
          </table:table-cell>
          <table:table-cell office:value-type="float" office:value="-345">
            <text:p>-345</text:p>
          </table:table-cell>
          <table:table-cell office:value-type="float" office:value="1823.825806">
            <text:p>1823.825806</text:p>
          </table:table-cell>
          <table:table-cell office:value-type="float" office:value="-0.035">
            <text:p>-0.035</text:p>
          </table:table-cell>
          <table:table-cell office:value-type="float" office:value="-0.064684">
            <text:p>-0.064684</text:p>
          </table:table-cell>
          <table:table-cell office:value-type="float" office:value="84.81076">
            <text:p>84.81076</text:p>
          </table:table-cell>
          <table:table-cell office:value-type="float" office:value="0.008">
            <text:p>0.008</text:p>
          </table:table-cell>
          <table:table-cell office:value-type="float" office:value="0.629675">
            <text:p>0.629675</text:p>
          </table:table-cell>
          <table:table-cell table:formula="of:=([.I74]+0.019)/2" office:value-type="float" office:value="0.3243375">
            <text:p>0.3243375</text:p>
          </table:table-cell>
          <table:table-cell office:value-type="float" office:value="7770.936523">
            <text:p>7770.936523</text:p>
          </table:table-cell>
          <table:table-cell office:value-type="float" office:value="-0.07">
            <text:p>-0.07</text:p>
          </table:table-cell>
          <table:table-cell office:value-type="float" office:value="-0.129368">
            <text:p>-0.129368</text:p>
          </table:table-cell>
          <table:table-cell table:formula="of:=([.M74]-0.02)/2" office:value-type="float" office:value="-0.074684">
            <text:p>-0.074684</text:p>
          </table:table-cell>
          <table:table-cell office:value-type="float" office:value="84.81076">
            <text:p>84.81076</text:p>
          </table:table-cell>
          <table:table-cell office:value-type="float" office:value="1457">
            <text:p>1457</text:p>
          </table:table-cell>
          <table:table-cell office:value-type="float" office:value="-136">
            <text:p>-136</text:p>
          </table:table-cell>
          <table:table-cell office:value-type="float" office:value="8288">
            <text:p>8288</text:p>
          </table:table-cell>
          <table:table-cell office:value-type="float" office:value="4722">
            <text:p>4722</text:p>
          </table:table-cell>
          <table:table-cell office:value-type="float" office:value="8382.286133">
            <text:p>8382.286133</text:p>
          </table:table-cell>
          <table:table-cell office:value-type="float" office:value="-0.686408">
            <text:p>-0.686408</text:p>
          </table:table-cell>
          <table:table-cell office:value-type="float" office:value="-0.795923">
            <text:p>-0.795923</text:p>
          </table:table-cell>
          <table:table-cell office:value-type="float" office:value="15.954898">
            <text:p>15.954898</text:p>
          </table:table-cell>
        </table:table-row>
        <table:table-row table:style-name="ro1">
          <table:table-cell office:value-type="float" office:value="37500">
            <text:p>37500</text:p>
          </table:table-cell>
          <table:table-cell office:value-type="float" office:value="22">
            <text:p>22</text:p>
          </table:table-cell>
          <table:table-cell office:value-type="float" office:value="-253">
            <text:p>-253</text:p>
          </table:table-cell>
          <table:table-cell office:value-type="float" office:value="1250.849854">
            <text:p>1250.849854</text:p>
          </table:table-cell>
          <table:table-cell office:value-type="float" office:value="-0.03">
            <text:p>-0.03</text:p>
          </table:table-cell>
          <table:table-cell office:value-type="float" office:value="-0.050961">
            <text:p>-0.050961</text:p>
          </table:table-cell>
          <table:table-cell office:value-type="float" office:value="69.869827">
            <text:p>69.869827</text:p>
          </table:table-cell>
          <table:table-cell office:value-type="float" office:value="0.008">
            <text:p>0.008</text:p>
          </table:table-cell>
          <table:table-cell office:value-type="float" office:value="0.366313">
            <text:p>0.366313</text:p>
          </table:table-cell>
          <table:table-cell table:formula="of:=([.I75]+0.019)/2" office:value-type="float" office:value="0.1926565">
            <text:p>0.1926565</text:p>
          </table:table-cell>
          <table:table-cell office:value-type="float" office:value="4478.909668">
            <text:p>4478.909668</text:p>
          </table:table-cell>
          <table:table-cell office:value-type="float" office:value="-0.06">
            <text:p>-0.06</text:p>
          </table:table-cell>
          <table:table-cell office:value-type="float" office:value="-0.101922">
            <text:p>-0.101922</text:p>
          </table:table-cell>
          <table:table-cell table:formula="of:=([.M75]-0.02)/2" office:value-type="float" office:value="-0.060961">
            <text:p>-0.060961</text:p>
          </table:table-cell>
          <table:table-cell office:value-type="float" office:value="69.869827">
            <text:p>69.869827</text:p>
          </table:table-cell>
          <table:table-cell office:value-type="float" office:value="1474">
            <text:p>1474</text:p>
          </table:table-cell>
          <table:table-cell office:value-type="float" office:value="-150">
            <text:p>-150</text:p>
          </table:table-cell>
          <table:table-cell office:value-type="float" office:value="8111">
            <text:p>8111</text:p>
          </table:table-cell>
          <table:table-cell office:value-type="float" office:value="4903">
            <text:p>4903</text:p>
          </table:table-cell>
          <table:table-cell office:value-type="float" office:value="8341.617188">
            <text:p>8341.617188</text:p>
          </table:table-cell>
          <table:table-cell office:value-type="float" office:value="-0.716408">
            <text:p>-0.716408</text:p>
          </table:table-cell>
          <table:table-cell office:value-type="float" office:value="-0.846884">
            <text:p>-0.846884</text:p>
          </table:table-cell>
          <table:table-cell office:value-type="float" office:value="18.212624">
            <text:p>18.212624</text:p>
          </table:table-cell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22">
            <text:p>22</text:p>
          </table:table-cell>
          <table:table-cell office:value-type="float" office:value="-509">
            <text:p>-509</text:p>
          </table:table-cell>
          <table:table-cell office:value-type="float" office:value="2412.581543">
            <text:p>2412.581543</text:p>
          </table:table-cell>
          <table:table-cell office:value-type="float" office:value="-0.025">
            <text:p>-0.025</text:p>
          </table:table-cell>
          <table:table-cell office:value-type="float" office:value="-0.05669">
            <text:p>-0.05669</text:p>
          </table:table-cell>
          <table:table-cell office:value-type="float" office:value="126.759552">
            <text:p>126.759552</text:p>
          </table:table-cell>
          <table:table-cell office:value-type="float" office:value="0">
            <text:p>0</text:p>
          </table:table-cell>
          <table:table-cell office:value-type="float" office:value="-1.022324">
            <text:p>-1.022324</text:p>
          </table:table-cell>
          <table:table-cell table:formula="of:=([.I76]+0.019)/2" office:value-type="float" office:value="-0.501662">
            <text:p>-0.501662</text:p>
          </table:table-cell>
          <table:table-cell office:value-type="float" office:value="100">
            <text:p>100</text:p>
          </table:table-cell>
          <table:table-cell office:value-type="float" office:value="-0.05">
            <text:p>-0.05</text:p>
          </table:table-cell>
          <table:table-cell office:value-type="float" office:value="-0.11338">
            <text:p>-0.11338</text:p>
          </table:table-cell>
          <table:table-cell table:formula="of:=([.M76]-0.02)/2" office:value-type="float" office:value="-0.06669">
            <text:p>-0.06669</text:p>
          </table:table-cell>
          <table:table-cell office:value-type="float" office:value="126.759552">
            <text:p>126.759552</text:p>
          </table:table-cell>
          <table:table-cell office:value-type="float" office:value="1491">
            <text:p>1491</text:p>
          </table:table-cell>
          <table:table-cell office:value-type="float" office:value="-164">
            <text:p>-164</text:p>
          </table:table-cell>
          <table:table-cell office:value-type="float" office:value="7774">
            <text:p>7774</text:p>
          </table:table-cell>
          <table:table-cell office:value-type="float" office:value="5284">
            <text:p>5284</text:p>
          </table:table-cell>
          <table:table-cell office:value-type="float" office:value="8316.056641">
            <text:p>8316.056641</text:p>
          </table:table-cell>
          <table:table-cell office:value-type="float" office:value="-0.741408">
            <text:p>-0.741408</text:p>
          </table:table-cell>
          <table:table-cell office:value-type="float" office:value="-0.903574">
            <text:p>-0.903574</text:p>
          </table:table-cell>
          <table:table-cell office:value-type="float" office:value="21.872795">
            <text:p>21.872795</text:p>
          </table:table-cell>
        </table:table-row>
        <table:table-row table:style-name="ro1">
          <table:table-cell office:value-type="float" office:value="38500">
            <text:p>38500</text:p>
          </table:table-cell>
          <table:table-cell office:value-type="float" office:value="18">
            <text:p>18</text:p>
          </table:table-cell>
          <table:table-cell office:value-type="float" office:value="-560">
            <text:p>-560</text:p>
          </table:table-cell>
          <table:table-cell office:value-type="float" office:value="3209.137695">
            <text:p>3209.137695</text:p>
          </table:table-cell>
          <table:table-cell office:value-type="float" office:value="-0.035">
            <text:p>-0.035</text:p>
          </table:table-cell>
          <table:table-cell office:value-type="float" office:value="-0.064684">
            <text:p>-0.064684</text:p>
          </table:table-cell>
          <table:table-cell office:value-type="float" office:value="84.81076">
            <text:p>84.81076</text:p>
          </table:table-cell>
          <table:table-cell office:value-type="float" office:value="-0.016">
            <text:p>-0.016</text:p>
          </table:table-cell>
          <table:table-cell office:value-type="float" office:value="-0.203507">
            <text:p>-0.203507</text:p>
          </table:table-cell>
          <table:table-cell table:formula="of:=([.I77]+0.019)/2" office:value-type="float" office:value="-0.0922535">
            <text:p>-0.0922535</text:p>
          </table:table-cell>
          <table:table-cell office:value-type="float" office:value="1171.919556">
            <text:p>1171.919556</text:p>
          </table:table-cell>
          <table:table-cell office:value-type="float" office:value="-0.07">
            <text:p>-0.07</text:p>
          </table:table-cell>
          <table:table-cell office:value-type="float" office:value="-0.129368">
            <text:p>-0.129368</text:p>
          </table:table-cell>
          <table:table-cell table:formula="of:=([.M77]-0.02)/2" office:value-type="float" office:value="-0.074684">
            <text:p>-0.074684</text:p>
          </table:table-cell>
          <table:table-cell office:value-type="float" office:value="84.81076">
            <text:p>84.81076</text:p>
          </table:table-cell>
          <table:table-cell office:value-type="float" office:value="1504">
            <text:p>1504</text:p>
          </table:table-cell>
          <table:table-cell office:value-type="float" office:value="-176">
            <text:p>-176</text:p>
          </table:table-cell>
          <table:table-cell office:value-type="float" office:value="7428">
            <text:p>7428</text:p>
          </table:table-cell>
          <table:table-cell office:value-type="float" office:value="5724">
            <text:p>5724</text:p>
          </table:table-cell>
          <table:table-cell office:value-type="float" office:value="8360.847656">
            <text:p>8360.847656</text:p>
          </table:table-cell>
          <table:table-cell office:value-type="float" office:value="-0.776408">
            <text:p>-0.776408</text:p>
          </table:table-cell>
          <table:table-cell office:value-type="float" office:value="-0.968258">
            <text:p>-0.968258</text:p>
          </table:table-cell>
          <table:table-cell office:value-type="float" office:value="24.709999">
            <text:p>24.709999</text:p>
          </table:table-cell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16">
            <text:p>16</text:p>
          </table:table-cell>
          <table:table-cell office:value-type="float" office:value="-475">
            <text:p>-475</text:p>
          </table:table-cell>
          <table:table-cell office:value-type="float" office:value="3070.307373">
            <text:p>3070.307373</text:p>
          </table:table-cell>
          <table:table-cell office:value-type="float" office:value="-0.04">
            <text:p>-0.04</text:p>
          </table:table-cell>
          <table:table-cell office:value-type="float" office:value="-0.07361">
            <text:p>-0.07361</text:p>
          </table:table-cell>
          <table:table-cell office:value-type="float" office:value="84.025658">
            <text:p>84.025658</text:p>
          </table:table-cell>
          <table:table-cell office:value-type="float" office:value="-0.008">
            <text:p>-0.008</text:p>
          </table:table-cell>
          <table:table-cell office:value-type="float" office:value="0.337582">
            <text:p>0.337582</text:p>
          </table:table-cell>
          <table:table-cell table:formula="of:=([.I78]+0.019)/2" office:value-type="float" office:value="0.178291">
            <text:p>0.178291</text:p>
          </table:table-cell>
          <table:table-cell office:value-type="float" office:value="4319.783203">
            <text:p>4319.783203</text:p>
          </table:table-cell>
          <table:table-cell office:value-type="float" office:value="-0.08">
            <text:p>-0.08</text:p>
          </table:table-cell>
          <table:table-cell office:value-type="float" office:value="-0.147221">
            <text:p>-0.147221</text:p>
          </table:table-cell>
          <table:table-cell table:formula="of:=([.M78]-0.02)/2" office:value-type="float" office:value="-0.0836105">
            <text:p>-0.0836105</text:p>
          </table:table-cell>
          <table:table-cell office:value-type="float" office:value="84.025658">
            <text:p>84.025658</text:p>
          </table:table-cell>
          <table:table-cell office:value-type="float" office:value="1515">
            <text:p>1515</text:p>
          </table:table-cell>
          <table:table-cell office:value-type="float" office:value="-187">
            <text:p>-187</text:p>
          </table:table-cell>
          <table:table-cell office:value-type="float" office:value="7159">
            <text:p>7159</text:p>
          </table:table-cell>
          <table:table-cell office:value-type="float" office:value="6116">
            <text:p>6116</text:p>
          </table:table-cell>
          <table:table-cell office:value-type="float" office:value="8460.646484">
            <text:p>8460.646484</text:p>
          </table:table-cell>
          <table:table-cell office:value-type="float" office:value="-0.816408">
            <text:p>-0.816408</text:p>
          </table:table-cell>
          <table:table-cell office:value-type="float" office:value="-1.041868">
            <text:p>-1.041868</text:p>
          </table:table-cell>
          <table:table-cell office:value-type="float" office:value="27.616179">
            <text:p>27.616179</text:p>
          </table:table-cell>
        </table:table-row>
        <table:table-row table:style-name="ro1">
          <table:table-cell office:value-type="float" office:value="39500">
            <text:p>39500</text:p>
          </table:table-cell>
          <table:table-cell office:value-type="float" office:value="18">
            <text:p>18</text:p>
          </table:table-cell>
          <table:table-cell office:value-type="float" office:value="-440">
            <text:p>-440</text:p>
          </table:table-cell>
          <table:table-cell office:value-type="float" office:value="2544.081787">
            <text:p>2544.081787</text:p>
          </table:table-cell>
          <table:table-cell office:value-type="float" office:value="-0.038571">
            <text:p>-0.038571</text:p>
          </table:table-cell>
          <table:table-cell office:value-type="float" office:value="-0.071945">
            <text:p>-0.071945</text:p>
          </table:table-cell>
          <table:table-cell office:value-type="float" office:value="86.523735">
            <text:p>86.523735</text:p>
          </table:table-cell>
          <table:table-cell office:value-type="float" office:value="0.008">
            <text:p>0.008</text:p>
          </table:table-cell>
          <table:table-cell office:value-type="float" office:value="0.141258">
            <text:p>0.141258</text:p>
          </table:table-cell>
          <table:table-cell table:formula="of:=([.I79]+0.019)/2" office:value-type="float" office:value="0.080129">
            <text:p>0.080129</text:p>
          </table:table-cell>
          <table:table-cell office:value-type="float" office:value="1665.724976">
            <text:p>1665.724976</text:p>
          </table:table-cell>
          <table:table-cell office:value-type="float" office:value="-0.077143">
            <text:p>-0.077143</text:p>
          </table:table-cell>
          <table:table-cell office:value-type="float" office:value="-0.14389">
            <text:p>-0.14389</text:p>
          </table:table-cell>
          <table:table-cell table:formula="of:=([.M79]-0.02)/2" office:value-type="float" office:value="-0.081945">
            <text:p>-0.081945</text:p>
          </table:table-cell>
          <table:table-cell office:value-type="float" office:value="86.523735">
            <text:p>86.523735</text:p>
          </table:table-cell>
          <table:table-cell office:value-type="float" office:value="1527">
            <text:p>1527</text:p>
          </table:table-cell>
          <table:table-cell office:value-type="float" office:value="-200">
            <text:p>-200</text:p>
          </table:table-cell>
          <table:table-cell office:value-type="float" office:value="6937">
            <text:p>6937</text:p>
          </table:table-cell>
          <table:table-cell office:value-type="float" office:value="6496">
            <text:p>6496</text:p>
          </table:table-cell>
          <table:table-cell office:value-type="float" office:value="8608.397461">
            <text:p>8608.397461</text:p>
          </table:table-cell>
          <table:table-cell office:value-type="float" office:value="-0.854979">
            <text:p>-0.854979</text:p>
          </table:table-cell>
          <table:table-cell office:value-type="float" office:value="-1.113813">
            <text:p>-1.113813</text:p>
          </table:table-cell>
          <table:table-cell office:value-type="float" office:value="30.273727">
            <text:p>30.273727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21">
            <text:p>21</text:p>
          </table:table-cell>
          <table:table-cell office:value-type="float" office:value="-328">
            <text:p>-328</text:p>
          </table:table-cell>
          <table:table-cell office:value-type="float" office:value="1661.932373">
            <text:p>1661.932373</text:p>
          </table:table-cell>
          <table:table-cell office:value-type="float" office:value="-0.035">
            <text:p>-0.035</text:p>
          </table:table-cell>
          <table:table-cell office:value-type="float" office:value="-0.072145">
            <text:p>-0.072145</text:p>
          </table:table-cell>
          <table:table-cell office:value-type="float" office:value="106.127762">
            <text:p>106.127762</text:p>
          </table:table-cell>
          <table:table-cell office:value-type="float" office:value="0.012">
            <text:p>0.012</text:p>
          </table:table-cell>
          <table:table-cell office:value-type="float" office:value="0.447716">
            <text:p>0.447716</text:p>
          </table:table-cell>
          <table:table-cell table:formula="of:=([.I80]+0.019)/2" office:value-type="float" office:value="0.233358">
            <text:p>0.233358</text:p>
          </table:table-cell>
          <table:table-cell office:value-type="float" office:value="3630.963623">
            <text:p>3630.963623</text:p>
          </table:table-cell>
          <table:table-cell office:value-type="float" office:value="-0.07">
            <text:p>-0.07</text:p>
          </table:table-cell>
          <table:table-cell office:value-type="float" office:value="-0.144289">
            <text:p>-0.144289</text:p>
          </table:table-cell>
          <table:table-cell table:formula="of:=([.M80]-0.02)/2" office:value-type="float" office:value="-0.0821445">
            <text:p>-0.0821445</text:p>
          </table:table-cell>
          <table:table-cell office:value-type="float" office:value="106.127762">
            <text:p>106.127762</text:p>
          </table:table-cell>
          <table:table-cell office:value-type="float" office:value="1541">
            <text:p>1541</text:p>
          </table:table-cell>
          <table:table-cell office:value-type="float" office:value="-216">
            <text:p>-216</text:p>
          </table:table-cell>
          <table:table-cell office:value-type="float" office:value="6792">
            <text:p>6792</text:p>
          </table:table-cell>
          <table:table-cell office:value-type="float" office:value="6790">
            <text:p>6790</text:p>
          </table:table-cell>
          <table:table-cell office:value-type="float" office:value="8755.400391">
            <text:p>8755.400391</text:p>
          </table:table-cell>
          <table:table-cell office:value-type="float" office:value="-0.889979">
            <text:p>-0.889979</text:p>
          </table:table-cell>
          <table:table-cell office:value-type="float" office:value="-1.185958">
            <text:p>-1.185958</text:p>
          </table:table-cell>
          <table:table-cell office:value-type="float" office:value="33.256821">
            <text:p>33.256821</text:p>
          </table:table-cell>
        </table:table-row>
        <table:table-row table:style-name="ro1">
          <table:table-cell office:value-type="float" office:value="40500">
            <text:p>40500</text:p>
          </table:table-cell>
          <table:table-cell office:value-type="float" office:value="23">
            <text:p>23</text:p>
          </table:table-cell>
          <table:table-cell office:value-type="float" office:value="-297">
            <text:p>-297</text:p>
          </table:table-cell>
          <table:table-cell office:value-type="float" office:value="1393.390015">
            <text:p>1393.390015</text:p>
          </table:table-cell>
          <table:table-cell office:value-type="float" office:value="-0.028111">
            <text:p>-0.028111</text:p>
          </table:table-cell>
          <table:table-cell office:value-type="float" office:value="-0.037771">
            <text:p>-0.037771</text:p>
          </table:table-cell>
          <table:table-cell office:value-type="float" office:value="34.363441">
            <text:p>34.363441</text:p>
          </table:table-cell>
          <table:table-cell office:value-type="float" office:value="0.008">
            <text:p>0.008</text:p>
          </table:table-cell>
          <table:table-cell office:value-type="float" office:value="0.122104">
            <text:p>0.122104</text:p>
          </table:table-cell>
          <table:table-cell table:formula="of:=([.I81]+0.019)/2" office:value-type="float" office:value="0.070552">
            <text:p>0.070552</text:p>
          </table:table-cell>
          <table:table-cell office:value-type="float" office:value="1426.303223">
            <text:p>1426.303223</text:p>
          </table:table-cell>
          <table:table-cell office:value-type="float" office:value="-0.056222">
            <text:p>-0.056222</text:p>
          </table:table-cell>
          <table:table-cell office:value-type="float" office:value="-0.075542">
            <text:p>-0.075542</text:p>
          </table:table-cell>
          <table:table-cell table:formula="of:=([.M81]-0.02)/2" office:value-type="float" office:value="-0.047771">
            <text:p>-0.047771</text:p>
          </table:table-cell>
          <table:table-cell office:value-type="float" office:value="34.363441">
            <text:p>34.363441</text:p>
          </table:table-cell>
          <table:table-cell office:value-type="float" office:value="1555">
            <text:p>1555</text:p>
          </table:table-cell>
          <table:table-cell office:value-type="float" office:value="-234">
            <text:p>-234</text:p>
          </table:table-cell>
          <table:table-cell office:value-type="float" office:value="6680">
            <text:p>6680</text:p>
          </table:table-cell>
          <table:table-cell office:value-type="float" office:value="7066">
            <text:p>7066</text:p>
          </table:table-cell>
          <table:table-cell office:value-type="float" office:value="8919.395508">
            <text:p>8919.395508</text:p>
          </table:table-cell>
          <table:table-cell office:value-type="float" office:value="-0.91809">
            <text:p>-0.91809</text:p>
          </table:table-cell>
          <table:table-cell office:value-type="float" office:value="-1.223729">
            <text:p>-1.223729</text:p>
          </table:table-cell>
          <table:table-cell office:value-type="float" office:value="33.29071">
            <text:p>33.29071</text:p>
          </table:table-cell>
        </table:table-row>
        <table:table-row table:style-name="ro1">
          <table:table-cell office:value-type="float" office:value="41000">
            <text:p>41000</text:p>
          </table:table-cell>
          <table:table-cell office:value-type="float" office:value="21">
            <text:p>21</text:p>
          </table:table-cell>
          <table:table-cell office:value-type="float" office:value="-312">
            <text:p>-312</text:p>
          </table:table-cell>
          <table:table-cell office:value-type="float" office:value="1587.82605">
            <text:p>1587.82605</text:p>
          </table:table-cell>
          <table:table-cell office:value-type="float" office:value="-0.025">
            <text:p>-0.025</text:p>
          </table:table-cell>
          <table:table-cell office:value-type="float" office:value="-0.048763">
            <text:p>-0.048763</text:p>
          </table:table-cell>
          <table:table-cell office:value-type="float" office:value="95.050537">
            <text:p>95.050537</text:p>
          </table:table-cell>
          <table:table-cell office:value-type="float" office:value="-0.008">
            <text:p>-0.008</text:p>
          </table:table-cell>
          <table:table-cell office:value-type="float" office:value="-0.059855">
            <text:p>-0.059855</text:p>
          </table:table-cell>
          <table:table-cell table:formula="of:=([.I82]+0.019)/2" office:value-type="float" office:value="-0.0204275">
            <text:p>-0.0204275</text:p>
          </table:table-cell>
          <table:table-cell office:value-type="float" office:value="648.187927">
            <text:p>648.187927</text:p>
          </table:table-cell>
          <table:table-cell office:value-type="float" office:value="-0.05">
            <text:p>-0.05</text:p>
          </table:table-cell>
          <table:table-cell office:value-type="float" office:value="-0.097525">
            <text:p>-0.097525</text:p>
          </table:table-cell>
          <table:table-cell table:formula="of:=([.M82]-0.02)/2" office:value-type="float" office:value="-0.0587625">
            <text:p>-0.0587625</text:p>
          </table:table-cell>
          <table:table-cell office:value-type="float" office:value="95.050537">
            <text:p>95.050537</text:p>
          </table:table-cell>
          <table:table-cell office:value-type="float" office:value="1568">
            <text:p>1568</text:p>
          </table:table-cell>
          <table:table-cell office:value-type="float" office:value="-251">
            <text:p>-251</text:p>
          </table:table-cell>
          <table:table-cell office:value-type="float" office:value="6574">
            <text:p>6574</text:p>
          </table:table-cell>
          <table:table-cell office:value-type="float" office:value="7360">
            <text:p>7360</text:p>
          </table:table-cell>
          <table:table-cell office:value-type="float" office:value="9109.740234">
            <text:p>9109.740234</text:p>
          </table:table-cell>
          <table:table-cell office:value-type="float" office:value="-0.94309">
            <text:p>-0.94309</text:p>
          </table:table-cell>
          <table:table-cell office:value-type="float" office:value="-1.272492">
            <text:p>-1.272492</text:p>
          </table:table-cell>
          <table:table-cell office:value-type="float" office:value="34.927883">
            <text:p>34.927883</text:p>
          </table:table-cell>
        </table:table-row>
        <table:table-row table:style-name="ro1">
          <table:table-cell office:value-type="float" office:value="41500">
            <text:p>41500</text:p>
          </table:table-cell>
          <table:table-cell office:value-type="float" office:value="19">
            <text:p>19</text:p>
          </table:table-cell>
          <table:table-cell office:value-type="float" office:value="-334">
            <text:p>-334</text:p>
          </table:table-cell>
          <table:table-cell office:value-type="float" office:value="1857.849121">
            <text:p>1857.849121</text:p>
          </table:table-cell>
          <table:table-cell office:value-type="float" office:value="-0.023108">
            <text:p>-0.023108</text:p>
          </table:table-cell>
          <table:table-cell office:value-type="float" office:value="-0.049828">
            <text:p>-0.049828</text:p>
          </table:table-cell>
          <table:table-cell office:value-type="float" office:value="115.632042">
            <text:p>115.632042</text:p>
          </table:table-cell>
          <table:table-cell office:value-type="float" office:value="-0.008">
            <text:p>-0.008</text:p>
          </table:table-cell>
          <table:table-cell office:value-type="float" office:value="-0.086191">
            <text:p>-0.086191</text:p>
          </table:table-cell>
          <table:table-cell table:formula="of:=([.I83]+0.019)/2" office:value-type="float" office:value="-0.0335955">
            <text:p>-0.0335955</text:p>
          </table:table-cell>
          <table:table-cell office:value-type="float" office:value="977.390686">
            <text:p>977.390686</text:p>
          </table:table-cell>
          <table:table-cell office:value-type="float" office:value="-0.046216">
            <text:p>-0.046216</text:p>
          </table:table-cell>
          <table:table-cell office:value-type="float" office:value="-0.099657">
            <text:p>-0.099657</text:p>
          </table:table-cell>
          <table:table-cell table:formula="of:=([.M83]-0.02)/2" office:value-type="float" office:value="-0.0598285">
            <text:p>-0.0598285</text:p>
          </table:table-cell>
          <table:table-cell office:value-type="float" office:value="115.632042">
            <text:p>115.632042</text:p>
          </table:table-cell>
          <table:table-cell office:value-type="float" office:value="1579">
            <text:p>1579</text:p>
          </table:table-cell>
          <table:table-cell office:value-type="float" office:value="-266">
            <text:p>-266</text:p>
          </table:table-cell>
          <table:table-cell office:value-type="float" office:value="6476">
            <text:p>6476</text:p>
          </table:table-cell>
          <table:table-cell office:value-type="float" office:value="7679">
            <text:p>7679</text:p>
          </table:table-cell>
          <table:table-cell office:value-type="float" office:value="9332.932617">
            <text:p>9332.932617</text:p>
          </table:table-cell>
          <table:table-cell office:value-type="float" office:value="-0.966198">
            <text:p>-0.966198</text:p>
          </table:table-cell>
          <table:table-cell office:value-type="float" office:value="-1.32232">
            <text:p>-1.32232</text:p>
          </table:table-cell>
          <table:table-cell office:value-type="float" office:value="36.858047">
            <text:p>36.858047</text:p>
          </table:table-cell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19">
            <text:p>19</text:p>
          </table:table-cell>
          <table:table-cell office:value-type="float" office:value="-347">
            <text:p>-347</text:p>
          </table:table-cell>
          <table:table-cell office:value-type="float" office:value="1924.004517">
            <text:p>1924.004517</text:p>
          </table:table-cell>
          <table:table-cell office:value-type="float" office:value="-0.03">
            <text:p>-0.03</text:p>
          </table:table-cell>
          <table:table-cell office:value-type="float" office:value="-0.066016">
            <text:p>-0.066016</text:p>
          </table:table-cell>
          <table:table-cell office:value-type="float" office:value="120.053589">
            <text:p>120.053589</text:p>
          </table:table-cell>
          <table:table-cell office:value-type="float" office:value="0">
            <text:p>0</text:p>
          </table:table-cell>
          <table:table-cell office:value-type="float" office:value="-0.050278">
            <text:p>-0.050278</text:p>
          </table:table-cell>
          <table:table-cell table:formula="of:=([.I84]+0.019)/2" office:value-type="float" office:value="-0.015639">
            <text:p>-0.015639</text:p>
          </table:table-cell>
          <table:table-cell office:value-type="float" office:value="100">
            <text:p>100</text:p>
          </table:table-cell>
          <table:table-cell office:value-type="float" office:value="-0.06">
            <text:p>-0.06</text:p>
          </table:table-cell>
          <table:table-cell office:value-type="float" office:value="-0.132032">
            <text:p>-0.132032</text:p>
          </table:table-cell>
          <table:table-cell table:formula="of:=([.M84]-0.02)/2" office:value-type="float" office:value="-0.076016">
            <text:p>-0.076016</text:p>
          </table:table-cell>
          <table:table-cell office:value-type="float" office:value="120.053589">
            <text:p>120.053589</text:p>
          </table:table-cell>
          <table:table-cell office:value-type="float" office:value="1590">
            <text:p>1590</text:p>
          </table:table-cell>
          <table:table-cell office:value-type="float" office:value="-282">
            <text:p>-282</text:p>
          </table:table-cell>
          <table:table-cell office:value-type="float" office:value="6391">
            <text:p>6391</text:p>
          </table:table-cell>
          <table:table-cell office:value-type="float" office:value="8015">
            <text:p>8015</text:p>
          </table:table-cell>
          <table:table-cell office:value-type="float" office:value="9585.916992">
            <text:p>9585.916992</text:p>
          </table:table-cell>
          <table:table-cell office:value-type="float" office:value="-0.996198">
            <text:p>-0.996198</text:p>
          </table:table-cell>
          <table:table-cell office:value-type="float" office:value="-1.388336">
            <text:p>-1.388336</text:p>
          </table:table-cell>
          <table:table-cell office:value-type="float" office:value="39.363445">
            <text:p>39.363445</text:p>
          </table:table-cell>
        </table:table-row>
        <table:table-row table:style-name="ro1">
          <table:table-cell office:value-type="float" office:value="42500">
            <text:p>42500</text:p>
          </table:table-cell>
          <table:table-cell office:value-type="float" office:value="20">
            <text:p>20</text:p>
          </table:table-cell>
          <table:table-cell office:value-type="float" office:value="-318">
            <text:p>-318</text:p>
          </table:table-cell>
          <table:table-cell office:value-type="float" office:value="1692.145142">
            <text:p>1692.145142</text:p>
          </table:table-cell>
          <table:table-cell office:value-type="float" office:value="-0.03">
            <text:p>-0.03</text:p>
          </table:table-cell>
          <table:table-cell office:value-type="float" office:value="-0.064551">
            <text:p>-0.064551</text:p>
          </table:table-cell>
          <table:table-cell office:value-type="float" office:value="115.168442">
            <text:p>115.168442</text:p>
          </table:table-cell>
          <table:table-cell office:value-type="float" office:value="0.004">
            <text:p>0.004</text:p>
          </table:table-cell>
          <table:table-cell office:value-type="float" office:value="0.112527">
            <text:p>0.112527</text:p>
          </table:table-cell>
          <table:table-cell table:formula="of:=([.I85]+0.019)/2" office:value-type="float" office:value="0.0657635">
            <text:p>0.0657635</text:p>
          </table:table-cell>
          <table:table-cell office:value-type="float" office:value="2713.186523">
            <text:p>2713.186523</text:p>
          </table:table-cell>
          <table:table-cell office:value-type="float" office:value="-0.06">
            <text:p>-0.06</text:p>
          </table:table-cell>
          <table:table-cell office:value-type="float" office:value="-0.129101">
            <text:p>-0.129101</text:p>
          </table:table-cell>
          <table:table-cell table:formula="of:=([.M85]-0.02)/2" office:value-type="float" office:value="-0.0745505">
            <text:p>-0.0745505</text:p>
          </table:table-cell>
          <table:table-cell office:value-type="float" office:value="115.168442">
            <text:p>115.168442</text:p>
          </table:table-cell>
          <table:table-cell office:value-type="float" office:value="1601">
            <text:p>1601</text:p>
          </table:table-cell>
          <table:table-cell office:value-type="float" office:value="-299">
            <text:p>-299</text:p>
          </table:table-cell>
          <table:table-cell office:value-type="float" office:value="6333">
            <text:p>6333</text:p>
          </table:table-cell>
          <table:table-cell office:value-type="float" office:value="8328">
            <text:p>8328</text:p>
          </table:table-cell>
          <table:table-cell office:value-type="float" office:value="9839.560547">
            <text:p>9839.560547</text:p>
          </table:table-cell>
          <table:table-cell office:value-type="float" office:value="-1.026198">
            <text:p>-1.026198</text:p>
          </table:table-cell>
          <table:table-cell office:value-type="float" office:value="-1.452887">
            <text:p>-1.452887</text:p>
          </table:table-cell>
          <table:table-cell office:value-type="float" office:value="41.57954">
            <text:p>41.57954</text:p>
          </table:table-cell>
        </table:table-row>
        <table:table-row table:style-name="ro1">
          <table:table-cell office:value-type="float" office:value="43000">
            <text:p>43000</text:p>
          </table:table-cell>
          <table:table-cell office:value-type="float" office:value="20">
            <text:p>20</text:p>
          </table:table-cell>
          <table:table-cell office:value-type="float" office:value="-371">
            <text:p>-371</text:p>
          </table:table-cell>
          <table:table-cell office:value-type="float" office:value="1955.507324">
            <text:p>1955.507324</text:p>
          </table:table-cell>
          <table:table-cell office:value-type="float" office:value="-0.035">
            <text:p>-0.035</text:p>
          </table:table-cell>
          <table:table-cell office:value-type="float" office:value="-0.072877">
            <text:p>-0.072877</text:p>
          </table:table-cell>
          <table:table-cell office:value-type="float" office:value="108.221397">
            <text:p>108.221397</text:p>
          </table:table-cell>
          <table:table-cell office:value-type="float" office:value="0">
            <text:p>0</text:p>
          </table:table-cell>
          <table:table-cell office:value-type="float" office:value="-0.21069">
            <text:p>-0.21069</text:p>
          </table:table-cell>
          <table:table-cell table:formula="of:=([.I86]+0.019)/2" office:value-type="float" office:value="-0.095845">
            <text:p>-0.095845</text:p>
          </table:table-cell>
          <table:table-cell office:value-type="float" office:value="100">
            <text:p>100</text:p>
          </table:table-cell>
          <table:table-cell office:value-type="float" office:value="-0.07">
            <text:p>-0.07</text:p>
          </table:table-cell>
          <table:table-cell office:value-type="float" office:value="-0.145755">
            <text:p>-0.145755</text:p>
          </table:table-cell>
          <table:table-cell table:formula="of:=([.M86]-0.02)/2" office:value-type="float" office:value="-0.0828775">
            <text:p>-0.0828775</text:p>
          </table:table-cell>
          <table:table-cell office:value-type="float" office:value="108.221397">
            <text:p>108.221397</text:p>
          </table:table-cell>
          <table:table-cell office:value-type="float" office:value="1611">
            <text:p>1611</text:p>
          </table:table-cell>
          <table:table-cell office:value-type="float" office:value="-316">
            <text:p>-316</text:p>
          </table:table-cell>
          <table:table-cell office:value-type="float" office:value="6289">
            <text:p>6289</text:p>
          </table:table-cell>
          <table:table-cell office:value-type="float" office:value="8697">
            <text:p>8697</text:p>
          </table:table-cell>
          <table:table-cell office:value-type="float" office:value="10154.696289">
            <text:p>10154.696289</text:p>
          </table:table-cell>
          <table:table-cell office:value-type="float" office:value="-1.061198">
            <text:p>-1.061198</text:p>
          </table:table-cell>
          <table:table-cell office:value-type="float" office:value="-1.525764">
            <text:p>-1.525764</text:p>
          </table:table-cell>
          <table:table-cell office:value-type="float" office:value="43.7775">
            <text:p>43.7775</text:p>
          </table:table-cell>
        </table:table-row>
        <table:table-row table:style-name="ro1">
          <table:table-cell office:value-type="float" office:value="43500">
            <text:p>43500</text:p>
          </table:table-cell>
          <table:table-cell office:value-type="float" office:value="20">
            <text:p>20</text:p>
          </table:table-cell>
          <table:table-cell office:value-type="float" office:value="-314">
            <text:p>-314</text:p>
          </table:table-cell>
          <table:table-cell office:value-type="float" office:value="1671.195801">
            <text:p>1671.195801</text:p>
          </table:table-cell>
          <table:table-cell office:value-type="float" office:value="-0.033333">
            <text:p>-0.033333</text:p>
          </table:table-cell>
          <table:table-cell office:value-type="float" office:value="-0.080272">
            <text:p>-0.080272</text:p>
          </table:table-cell>
          <table:table-cell office:value-type="float" office:value="140.81546">
            <text:p>140.81546</text:p>
          </table:table-cell>
          <table:table-cell office:value-type="float" office:value="0">
            <text:p>0</text:p>
          </table:table-cell>
          <table:table-cell office:value-type="float" office:value="0.227449">
            <text:p>0.227449</text:p>
          </table:table-cell>
          <table:table-cell table:formula="of:=([.I87]+0.019)/2" office:value-type="float" office:value="0.1232245">
            <text:p>0.1232245</text:p>
          </table:table-cell>
          <table:table-cell office:value-type="float" office:value="100">
            <text:p>100</text:p>
          </table:table-cell>
          <table:table-cell office:value-type="float" office:value="-0.066667">
            <text:p>-0.066667</text:p>
          </table:table-cell>
          <table:table-cell office:value-type="float" office:value="-0.160544">
            <text:p>-0.160544</text:p>
          </table:table-cell>
          <table:table-cell table:formula="of:=([.M87]-0.02)/2" office:value-type="float" office:value="-0.090272">
            <text:p>-0.090272</text:p>
          </table:table-cell>
          <table:table-cell office:value-type="float" office:value="140.81546">
            <text:p>140.81546</text:p>
          </table:table-cell>
          <table:table-cell office:value-type="float" office:value="1621">
            <text:p>1621</text:p>
          </table:table-cell>
          <table:table-cell office:value-type="float" office:value="-333">
            <text:p>-333</text:p>
          </table:table-cell>
          <table:table-cell office:value-type="float" office:value="6275">
            <text:p>6275</text:p>
          </table:table-cell>
          <table:table-cell office:value-type="float" office:value="9011">
            <text:p>9011</text:p>
          </table:table-cell>
          <table:table-cell office:value-type="float" office:value="10438.87207">
            <text:p>10438.87207</text:p>
          </table:table-cell>
          <table:table-cell office:value-type="float" office:value="-1.094532">
            <text:p>-1.094532</text:p>
          </table:table-cell>
          <table:table-cell office:value-type="float" office:value="-1.606036">
            <text:p>-1.606036</text:p>
          </table:table-cell>
          <table:table-cell office:value-type="float" office:value="46.732742">
            <text:p>46.732742</text:p>
          </table:table-cell>
        </table:table-row>
        <table:table-row table:style-name="ro1">
          <table:table-cell office:value-type="float" office:value="44000">
            <text:p>44000</text:p>
          </table:table-cell>
          <table:table-cell office:value-type="float" office:value="18">
            <text:p>18</text:p>
          </table:table-cell>
          <table:table-cell office:value-type="float" office:value="-265">
            <text:p>-265</text:p>
          </table:table-cell>
          <table:table-cell office:value-type="float" office:value="1569.775024">
            <text:p>1569.775024</text:p>
          </table:table-cell>
          <table:table-cell office:value-type="float" office:value="-0.04">
            <text:p>-0.04</text:p>
          </table:table-cell>
          <table:table-cell office:value-type="float" office:value="-0.092063">
            <text:p>-0.092063</text:p>
          </table:table-cell>
          <table:table-cell office:value-type="float" office:value="130.156967">
            <text:p>130.156967</text:p>
          </table:table-cell>
          <table:table-cell office:value-type="float" office:value="-0.008">
            <text:p>-0.008</text:p>
          </table:table-cell>
          <table:table-cell office:value-type="float" office:value="0.198719">
            <text:p>0.198719</text:p>
          </table:table-cell>
          <table:table-cell table:formula="of:=([.I88]+0.019)/2" office:value-type="float" office:value="0.1088595">
            <text:p>0.1088595</text:p>
          </table:table-cell>
          <table:table-cell office:value-type="float" office:value="2583.983643">
            <text:p>2583.983643</text:p>
          </table:table-cell>
          <table:table-cell office:value-type="float" office:value="-0.08">
            <text:p>-0.08</text:p>
          </table:table-cell>
          <table:table-cell office:value-type="float" office:value="-0.184126">
            <text:p>-0.184126</text:p>
          </table:table-cell>
          <table:table-cell table:formula="of:=([.M88]-0.02)/2" office:value-type="float" office:value="-0.102063">
            <text:p>-0.102063</text:p>
          </table:table-cell>
          <table:table-cell office:value-type="float" office:value="130.156967">
            <text:p>130.156967</text:p>
          </table:table-cell>
          <table:table-cell office:value-type="float" office:value="1629">
            <text:p>1629</text:p>
          </table:table-cell>
          <table:table-cell office:value-type="float" office:value="-349">
            <text:p>-349</text:p>
          </table:table-cell>
          <table:table-cell office:value-type="float" office:value="6284">
            <text:p>6284</text:p>
          </table:table-cell>
          <table:table-cell office:value-type="float" office:value="9275">
            <text:p>9275</text:p>
          </table:table-cell>
          <table:table-cell office:value-type="float" office:value="10690.668945">
            <text:p>10690.668945</text:p>
          </table:table-cell>
          <table:table-cell office:value-type="float" office:value="-1.134532">
            <text:p>-1.134532</text:p>
          </table:table-cell>
          <table:table-cell office:value-type="float" office:value="-1.698099">
            <text:p>-1.698099</text:p>
          </table:table-cell>
          <table:table-cell office:value-type="float" office:value="49.674026">
            <text:p>49.674026</text:p>
          </table:table-cell>
        </table:table-row>
        <table:table-row table:style-name="ro1">
          <table:table-cell office:value-type="float" office:value="44500">
            <text:p>44500</text:p>
          </table:table-cell>
          <table:table-cell office:value-type="float" office:value="21">
            <text:p>21</text:p>
          </table:table-cell>
          <table:table-cell office:value-type="float" office:value="-425">
            <text:p>-425</text:p>
          </table:table-cell>
          <table:table-cell office:value-type="float" office:value="2123.671631">
            <text:p>2123.671631</text:p>
          </table:table-cell>
          <table:table-cell office:value-type="float" office:value="-0.038415">
            <text:p>-0.038415</text:p>
          </table:table-cell>
          <table:table-cell office:value-type="float" office:value="-0.063351">
            <text:p>-0.063351</text:p>
          </table:table-cell>
          <table:table-cell office:value-type="float" office:value="64.914909">
            <text:p>64.914909</text:p>
          </table:table-cell>
          <table:table-cell office:value-type="float" office:value="0.012">
            <text:p>0.012</text:p>
          </table:table-cell>
          <table:table-cell office:value-type="float" office:value="-0.641646">
            <text:p>-0.641646</text:p>
          </table:table-cell>
          <table:table-cell table:formula="of:=([.I89]+0.019)/2" office:value-type="float" office:value="-0.311323">
            <text:p>-0.311323</text:p>
          </table:table-cell>
          <table:table-cell office:value-type="float" office:value="5447.049805">
            <text:p>5447.049805</text:p>
          </table:table-cell>
          <table:table-cell office:value-type="float" office:value="-0.076829">
            <text:p>-0.076829</text:p>
          </table:table-cell>
          <table:table-cell office:value-type="float" office:value="-0.126703">
            <text:p>-0.126703</text:p>
          </table:table-cell>
          <table:table-cell table:formula="of:=([.M89]-0.02)/2" office:value-type="float" office:value="-0.0733515">
            <text:p>-0.0733515</text:p>
          </table:table-cell>
          <table:table-cell office:value-type="float" office:value="64.914909">
            <text:p>64.914909</text:p>
          </table:table-cell>
          <table:table-cell office:value-type="float" office:value="1638">
            <text:p>1638</text:p>
          </table:table-cell>
          <table:table-cell office:value-type="float" office:value="-368">
            <text:p>-368</text:p>
          </table:table-cell>
          <table:table-cell office:value-type="float" office:value="6338">
            <text:p>6338</text:p>
          </table:table-cell>
          <table:table-cell office:value-type="float" office:value="9697">
            <text:p>9697</text:p>
          </table:table-cell>
          <table:table-cell office:value-type="float" office:value="11108.294922">
            <text:p>11108.294922</text:p>
          </table:table-cell>
          <table:table-cell office:value-type="float" office:value="-1.172946">
            <text:p>-1.172946</text:p>
          </table:table-cell>
          <table:table-cell office:value-type="float" office:value="-1.761451">
            <text:p>-1.761451</text:p>
          </table:table-cell>
          <table:table-cell office:value-type="float" office:value="50.173168">
            <text:p>50.173168</text:p>
          </table:table-cell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21">
            <text:p>21</text:p>
          </table:table-cell>
          <table:table-cell office:value-type="float" office:value="-438">
            <text:p>-438</text:p>
          </table:table-cell>
          <table:table-cell office:value-type="float" office:value="2186.376709">
            <text:p>2186.376709</text:p>
          </table:table-cell>
          <table:table-cell office:value-type="float" office:value="-0.028171">
            <text:p>-0.028171</text:p>
          </table:table-cell>
          <table:table-cell office:value-type="float" office:value="-0.064617">
            <text:p>-0.064617</text:p>
          </table:table-cell>
          <table:table-cell office:value-type="float" office:value="129.376877">
            <text:p>129.376877</text:p>
          </table:table-cell>
          <table:table-cell office:value-type="float" office:value="0">
            <text:p>0</text:p>
          </table:table-cell>
          <table:table-cell office:value-type="float" office:value="-0.052672">
            <text:p>-0.052672</text:p>
          </table:table-cell>
          <table:table-cell table:formula="of:=([.I90]+0.019)/2" office:value-type="float" office:value="-0.016836">
            <text:p>-0.016836</text:p>
          </table:table-cell>
          <table:table-cell office:value-type="float" office:value="100">
            <text:p>100</text:p>
          </table:table-cell>
          <table:table-cell office:value-type="float" office:value="-0.056341">
            <text:p>-0.056341</text:p>
          </table:table-cell>
          <table:table-cell office:value-type="float" office:value="-0.129234">
            <text:p>-0.129234</text:p>
          </table:table-cell>
          <table:table-cell table:formula="of:=([.M90]-0.02)/2" office:value-type="float" office:value="-0.074617">
            <text:p>-0.074617</text:p>
          </table:table-cell>
          <table:table-cell office:value-type="float" office:value="129.376877">
            <text:p>129.376877</text:p>
          </table:table-cell>
          <table:table-cell office:value-type="float" office:value="1646">
            <text:p>1646</text:p>
          </table:table-cell>
          <table:table-cell office:value-type="float" office:value="-387">
            <text:p>-387</text:p>
          </table:table-cell>
          <table:table-cell office:value-type="float" office:value="6421">
            <text:p>6421</text:p>
          </table:table-cell>
          <table:table-cell office:value-type="float" office:value="10127">
            <text:p>10127</text:p>
          </table:table-cell>
          <table:table-cell office:value-type="float" office:value="11547.50293">
            <text:p>11547.50293</text:p>
          </table:table-cell>
          <table:table-cell office:value-type="float" office:value="-1.201117">
            <text:p>-1.201117</text:p>
          </table:table-cell>
          <table:table-cell office:value-type="float" office:value="-1.826068">
            <text:p>-1.826068</text:p>
          </table:table-cell>
          <table:table-cell office:value-type="float" office:value="52.0308">
            <text:p>52.0308</text:p>
          </table:table-cell>
        </table:table-row>
        <table:table-row table:style-name="ro1">
          <table:table-cell office:value-type="float" office:value="45500">
            <text:p>45500</text:p>
          </table:table-cell>
          <table:table-cell office:value-type="float" office:value="20">
            <text:p>20</text:p>
          </table:table-cell>
          <table:table-cell office:value-type="float" office:value="-417">
            <text:p>-417</text:p>
          </table:table-cell>
          <table:table-cell office:value-type="float" office:value="2182.956543">
            <text:p>2182.956543</text:p>
          </table:table-cell>
          <table:table-cell office:value-type="float" office:value="-0.03">
            <text:p>-0.03</text:p>
          </table:table-cell>
          <table:table-cell office:value-type="float" office:value="-0.064217">
            <text:p>-0.064217</text:p>
          </table:table-cell>
          <table:table-cell office:value-type="float" office:value="114.058182">
            <text:p>114.058182</text:p>
          </table:table-cell>
          <table:table-cell office:value-type="float" office:value="-0.004">
            <text:p>-0.004</text:p>
          </table:table-cell>
          <table:table-cell office:value-type="float" office:value="0.086191">
            <text:p>0.086191</text:p>
          </table:table-cell>
          <table:table-cell table:formula="of:=([.I91]+0.019)/2" office:value-type="float" office:value="0.0525955">
            <text:p>0.0525955</text:p>
          </table:table-cell>
          <table:table-cell office:value-type="float" office:value="2254.781006">
            <text:p>2254.781006</text:p>
          </table:table-cell>
          <table:table-cell office:value-type="float" office:value="-0.06">
            <text:p>-0.06</text:p>
          </table:table-cell>
          <table:table-cell office:value-type="float" office:value="-0.128435">
            <text:p>-0.128435</text:p>
          </table:table-cell>
          <table:table-cell table:formula="of:=([.M91]-0.02)/2" office:value-type="float" office:value="-0.0742175">
            <text:p>-0.0742175</text:p>
          </table:table-cell>
          <table:table-cell office:value-type="float" office:value="114.058182">
            <text:p>114.058182</text:p>
          </table:table-cell>
          <table:table-cell office:value-type="float" office:value="1653">
            <text:p>1653</text:p>
          </table:table-cell>
          <table:table-cell office:value-type="float" office:value="-406">
            <text:p>-406</text:p>
          </table:table-cell>
          <table:table-cell office:value-type="float" office:value="6526">
            <text:p>6526</text:p>
          </table:table-cell>
          <table:table-cell office:value-type="float" office:value="10530">
            <text:p>10530</text:p>
          </table:table-cell>
          <table:table-cell office:value-type="float" office:value="11972.561523">
            <text:p>11972.561523</text:p>
          </table:table-cell>
          <table:table-cell office:value-type="float" office:value="-1.231117">
            <text:p>-1.231117</text:p>
          </table:table-cell>
          <table:table-cell office:value-type="float" office:value="-1.890285">
            <text:p>-1.890285</text:p>
          </table:table-cell>
          <table:table-cell office:value-type="float" office:value="53.542297">
            <text:p>53.542297</text:p>
          </table:table-cell>
        </table:table-row>
        <table:table-row table:style-name="ro1">
          <table:table-cell office:value-type="float" office:value="46000">
            <text:p>46000</text:p>
          </table:table-cell>
          <table:table-cell office:value-type="float" office:value="20">
            <text:p>20</text:p>
          </table:table-cell>
          <table:table-cell office:value-type="float" office:value="-344">
            <text:p>-344</text:p>
          </table:table-cell>
          <table:table-cell office:value-type="float" office:value="1820.833618">
            <text:p>1820.833618</text:p>
          </table:table-cell>
          <table:table-cell office:value-type="float" office:value="-0.03">
            <text:p>-0.03</text:p>
          </table:table-cell>
          <table:table-cell office:value-type="float" office:value="-0.059954">
            <text:p>-0.059954</text:p>
          </table:table-cell>
          <table:table-cell office:value-type="float" office:value="99.846863">
            <text:p>99.846863</text:p>
          </table:table-cell>
          <table:table-cell office:value-type="float" office:value="0">
            <text:p>0</text:p>
          </table:table-cell>
          <table:table-cell office:value-type="float" office:value="0.289698">
            <text:p>0.289698</text:p>
          </table:table-cell>
          <table:table-cell table:formula="of:=([.I92]+0.019)/2" office:value-type="float" office:value="0.154349">
            <text:p>0.154349</text:p>
          </table:table-cell>
          <table:table-cell office:value-type="float" office:value="100">
            <text:p>100</text:p>
          </table:table-cell>
          <table:table-cell office:value-type="float" office:value="-0.06">
            <text:p>-0.06</text:p>
          </table:table-cell>
          <table:table-cell office:value-type="float" office:value="-0.119908">
            <text:p>-0.119908</text:p>
          </table:table-cell>
          <table:table-cell table:formula="of:=([.M92]-0.02)/2" office:value-type="float" office:value="-0.069954">
            <text:p>-0.069954</text:p>
          </table:table-cell>
          <table:table-cell office:value-type="float" office:value="99.846863">
            <text:p>99.846863</text:p>
          </table:table-cell>
          <table:table-cell office:value-type="float" office:value="1660">
            <text:p>1660</text:p>
          </table:table-cell>
          <table:table-cell office:value-type="float" office:value="-425">
            <text:p>-425</text:p>
          </table:table-cell>
          <table:table-cell office:value-type="float" office:value="6634">
            <text:p>6634</text:p>
          </table:table-cell>
          <table:table-cell office:value-type="float" office:value="10857">
            <text:p>10857</text:p>
          </table:table-cell>
          <table:table-cell office:value-type="float" office:value="12329.80957">
            <text:p>12329.80957</text:p>
          </table:table-cell>
          <table:table-cell office:value-type="float" office:value="-1.261117">
            <text:p>-1.261117</text:p>
          </table:table-cell>
          <table:table-cell office:value-type="float" office:value="-1.950239">
            <text:p>-1.950239</text:p>
          </table:table-cell>
          <table:table-cell office:value-type="float" office:value="54.64381">
            <text:p>54.64381</text:p>
          </table:table-cell>
        </table:table-row>
        <table:table-row table:style-name="ro1">
          <table:table-cell office:value-type="float" office:value="46500">
            <text:p>46500</text:p>
          </table:table-cell>
          <table:table-cell office:value-type="float" office:value="22">
            <text:p>22</text:p>
          </table:table-cell>
          <table:table-cell office:value-type="float" office:value="-324">
            <text:p>-324</text:p>
          </table:table-cell>
          <table:table-cell office:value-type="float" office:value="1574.611572">
            <text:p>1574.611572</text:p>
          </table:table-cell>
          <table:table-cell office:value-type="float" office:value="-0.02">
            <text:p>-0.02</text:p>
          </table:table-cell>
          <table:table-cell office:value-type="float" office:value="-0.016587">
            <text:p>-0.016587</text:p>
          </table:table-cell>
          <table:table-cell office:value-type="float" office:value="17.063553">
            <text:p>17.063553</text:p>
          </table:table-cell>
          <table:table-cell office:value-type="float" office:value="0.008">
            <text:p>0.008</text:p>
          </table:table-cell>
          <table:table-cell office:value-type="float" office:value="0.079009">
            <text:p>0.079009</text:p>
          </table:table-cell>
          <table:table-cell table:formula="of:=([.I93]+0.019)/2" office:value-type="float" office:value="0.0490045">
            <text:p>0.0490045</text:p>
          </table:table-cell>
          <table:table-cell office:value-type="float" office:value="887.608032">
            <text:p>887.608032</text:p>
          </table:table-cell>
          <table:table-cell office:value-type="float" office:value="-0.04">
            <text:p>-0.04</text:p>
          </table:table-cell>
          <table:table-cell office:value-type="float" office:value="-0.033175">
            <text:p>-0.033175</text:p>
          </table:table-cell>
          <table:table-cell table:formula="of:=([.M93]-0.02)/2" office:value-type="float" office:value="-0.0265875">
            <text:p>-0.0265875</text:p>
          </table:table-cell>
          <table:table-cell office:value-type="float" office:value="17.063553">
            <text:p>17.063553</text:p>
          </table:table-cell>
          <table:table-cell office:value-type="float" office:value="1667">
            <text:p>1667</text:p>
          </table:table-cell>
          <table:table-cell office:value-type="float" office:value="-446">
            <text:p>-446</text:p>
          </table:table-cell>
          <table:table-cell office:value-type="float" office:value="6754">
            <text:p>6754</text:p>
          </table:table-cell>
          <table:table-cell office:value-type="float" office:value="11158">
            <text:p>11158</text:p>
          </table:table-cell>
          <table:table-cell office:value-type="float" office:value="12670.058594">
            <text:p>12670.058594</text:p>
          </table:table-cell>
          <table:table-cell office:value-type="float" office:value="-1.281117">
            <text:p>-1.281117</text:p>
          </table:table-cell>
          <table:table-cell office:value-type="float" office:value="-1.966826">
            <text:p>-1.966826</text:p>
          </table:table-cell>
          <table:table-cell office:value-type="float" office:value="53.524364">
            <text:p>53.524364</text:p>
          </table:table-cell>
        </table:table-row>
        <table:table-row table:style-name="ro1">
          <table:table-cell office:value-type="float" office:value="47000">
            <text:p>47000</text:p>
          </table:table-cell>
          <table:table-cell office:value-type="float" office:value="27">
            <text:p>27</text:p>
          </table:table-cell>
          <table:table-cell office:value-type="float" office:value="-348">
            <text:p>-348</text:p>
          </table:table-cell>
          <table:table-cell office:value-type="float" office:value="1387.992676">
            <text:p>1387.992676</text:p>
          </table:table-cell>
          <table:table-cell office:value-type="float" office:value="0.002547">
            <text:p>0.002547</text:p>
          </table:table-cell>
          <table:table-cell office:value-type="float" office:value="0.029111">
            <text:p>0.029111</text:p>
          </table:table-cell>
          <table:table-cell office:value-type="float" office:value="1042.877441">
            <text:p>1042.877441</text:p>
          </table:table-cell>
          <table:table-cell office:value-type="float" office:value="0.02">
            <text:p>0.02</text:p>
          </table:table-cell>
          <table:table-cell office:value-type="float" office:value="-0.093374">
            <text:p>-0.093374</text:p>
          </table:table-cell>
          <table:table-cell table:formula="of:=([.I94]+0.019)/2" office:value-type="float" office:value="-0.037187">
            <text:p>-0.037187</text:p>
          </table:table-cell>
          <table:table-cell office:value-type="float" office:value="566.869263">
            <text:p>566.869263</text:p>
          </table:table-cell>
          <table:table-cell office:value-type="float" office:value="0.005094">
            <text:p>0.005094</text:p>
          </table:table-cell>
          <table:table-cell office:value-type="float" office:value="0.058222">
            <text:p>0.058222</text:p>
          </table:table-cell>
          <table:table-cell table:formula="of:=([.M94]-0.02)/2" office:value-type="float" office:value="0.019111">
            <text:p>0.019111</text:p>
          </table:table-cell>
          <table:table-cell office:value-type="float" office:value="1042.877441">
            <text:p>1042.877441</text:p>
          </table:table-cell>
          <table:table-cell office:value-type="float" office:value="1675">
            <text:p>1675</text:p>
          </table:table-cell>
          <table:table-cell office:value-type="float" office:value="-472">
            <text:p>-472</text:p>
          </table:table-cell>
          <table:table-cell office:value-type="float" office:value="6888">
            <text:p>6888</text:p>
          </table:table-cell>
          <table:table-cell office:value-type="float" office:value="11479">
            <text:p>11479</text:p>
          </table:table-cell>
          <table:table-cell office:value-type="float" office:value="13038.472656">
            <text:p>13038.472656</text:p>
          </table:table-cell>
          <table:table-cell office:value-type="float" office:value="-1.27857">
            <text:p>-1.27857</text:p>
          </table:table-cell>
          <table:table-cell office:value-type="float" office:value="-1.937715">
            <text:p>-1.937715</text:p>
          </table:table-cell>
          <table:table-cell office:value-type="float" office:value="51.553368">
            <text:p>51.553368</text:p>
          </table:table-cell>
        </table:table-row>
        <table:table-row table:style-name="ro1">
          <table:table-cell office:value-type="float" office:value="47500">
            <text:p>47500</text:p>
          </table:table-cell>
          <table:table-cell office:value-type="float" office:value="29">
            <text:p>29</text:p>
          </table:table-cell>
          <table:table-cell office:value-type="float" office:value="-417">
            <text:p>-417</text:p>
          </table:table-cell>
          <table:table-cell office:value-type="float" office:value="1538.585815">
            <text:p>1538.585815</text:p>
          </table:table-cell>
          <table:table-cell office:value-type="float" office:value="0.007632">
            <text:p>0.007632</text:p>
          </table:table-cell>
          <table:table-cell office:value-type="float" office:value="0.019119">
            <text:p>0.019119</text:p>
          </table:table-cell>
          <table:table-cell office:value-type="float" office:value="150.520676">
            <text:p>150.520676</text:p>
          </table:table-cell>
          <table:table-cell office:value-type="float" office:value="0.008">
            <text:p>0.008</text:p>
          </table:table-cell>
          <table:table-cell office:value-type="float" office:value="-0.277727">
            <text:p>-0.277727</text:p>
          </table:table-cell>
          <table:table-cell table:formula="of:=([.I95]+0.019)/2" office:value-type="float" office:value="-0.1293635">
            <text:p>-0.1293635</text:p>
          </table:table-cell>
          <table:table-cell office:value-type="float" office:value="3571.595459">
            <text:p>3571.595459</text:p>
          </table:table-cell>
          <table:table-cell office:value-type="float" office:value="0.015263">
            <text:p>0.015263</text:p>
          </table:table-cell>
          <table:table-cell office:value-type="float" office:value="0.038237">
            <text:p>0.038237</text:p>
          </table:table-cell>
          <table:table-cell table:formula="of:=([.M95]-0.02)/2" office:value-type="float" office:value="0.0091185">
            <text:p>0.0091185</text:p>
          </table:table-cell>
          <table:table-cell office:value-type="float" office:value="150.520676">
            <text:p>150.520676</text:p>
          </table:table-cell>
          <table:table-cell office:value-type="float" office:value="1683">
            <text:p>1683</text:p>
          </table:table-cell>
          <table:table-cell office:value-type="float" office:value="-500">
            <text:p>-500</text:p>
          </table:table-cell>
          <table:table-cell office:value-type="float" office:value="7038">
            <text:p>7038</text:p>
          </table:table-cell>
          <table:table-cell office:value-type="float" office:value="11868">
            <text:p>11868</text:p>
          </table:table-cell>
          <table:table-cell office:value-type="float" office:value="13477.516602">
            <text:p>13477.516602</text:p>
          </table:table-cell>
          <table:table-cell office:value-type="float" office:value="-1.270938">
            <text:p>-1.270938</text:p>
          </table:table-cell>
          <table:table-cell office:value-type="float" office:value="-1.918597">
            <text:p>-1.918597</text:p>
          </table:table-cell>
          <table:table-cell office:value-type="float" office:value="50.959091">
            <text:p>50.959091</text:p>
          </table:table-cell>
        </table:table-row>
        <table:table-row table:style-name="ro1">
          <table:table-cell office:value-type="float" office:value="48000">
            <text:p>48000</text:p>
          </table:table-cell>
          <table:table-cell office:value-type="float" office:value="28">
            <text:p>28</text:p>
          </table:table-cell>
          <table:table-cell office:value-type="float" office:value="-238">
            <text:p>-238</text:p>
          </table:table-cell>
          <table:table-cell office:value-type="float" office:value="948.65979">
            <text:p>948.65979</text:p>
          </table:table-cell>
          <table:table-cell office:value-type="float" office:value="0.002545">
            <text:p>0.002545</text:p>
          </table:table-cell>
          <table:table-cell office:value-type="float" office:value="0.014456">
            <text:p>0.014456</text:p>
          </table:table-cell>
          <table:table-cell office:value-type="float" office:value="467.898193">
            <text:p>467.898193</text:p>
          </table:table-cell>
          <table:table-cell office:value-type="float" office:value="-0.004">
            <text:p>-0.004</text:p>
          </table:table-cell>
          <table:table-cell office:value-type="float" office:value="0.718261">
            <text:p>0.718261</text:p>
          </table:table-cell>
          <table:table-cell table:formula="of:=([.I96]+0.019)/2" office:value-type="float" office:value="0.3686305">
            <text:p>0.3686305</text:p>
          </table:table-cell>
          <table:table-cell office:value-type="float" office:value="18056.544922">
            <text:p>18056.544922</text:p>
          </table:table-cell>
          <table:table-cell office:value-type="float" office:value="0.005091">
            <text:p>0.005091</text:p>
          </table:table-cell>
          <table:table-cell office:value-type="float" office:value="0.028911">
            <text:p>0.028911</text:p>
          </table:table-cell>
          <table:table-cell table:formula="of:=([.M96]-0.02)/2" office:value-type="float" office:value="0.0044555">
            <text:p>0.0044555</text:p>
          </table:table-cell>
          <table:table-cell office:value-type="float" office:value="467.898193">
            <text:p>467.898193</text:p>
          </table:table-cell>
          <table:table-cell office:value-type="float" office:value="1691">
            <text:p>1691</text:p>
          </table:table-cell>
          <table:table-cell office:value-type="float" office:value="-527">
            <text:p>-527</text:p>
          </table:table-cell>
          <table:table-cell office:value-type="float" office:value="7119">
            <text:p>7119</text:p>
          </table:table-cell>
          <table:table-cell office:value-type="float" office:value="12091">
            <text:p>12091</text:p>
          </table:table-cell>
          <table:table-cell office:value-type="float" office:value="13735.978516">
            <text:p>13735.978516</text:p>
          </table:table-cell>
          <table:table-cell office:value-type="float" office:value="-1.268393">
            <text:p>-1.268393</text:p>
          </table:table-cell>
          <table:table-cell office:value-type="float" office:value="-1.904141">
            <text:p>-1.904141</text:p>
          </table:table-cell>
          <table:table-cell office:value-type="float" office:value="50.122375">
            <text:p>50.122375</text:p>
          </table:table-cell>
        </table:table-row>
        <table:table-row table:style-name="ro1">
          <table:table-cell office:value-type="float" office:value="48500">
            <text:p>48500</text:p>
          </table:table-cell>
          <table:table-cell office:value-type="float" office:value="27">
            <text:p>27</text:p>
          </table:table-cell>
          <table:table-cell office:value-type="float" office:value="-145">
            <text:p>-145</text:p>
          </table:table-cell>
          <table:table-cell office:value-type="float" office:value="636.479492">
            <text:p>636.479492</text:p>
          </table:table-cell>
          <table:table-cell office:value-type="float" office:value="-0.002547">
            <text:p>-0.002547</text:p>
          </table:table-cell>
          <table:table-cell office:value-type="float" office:value="0.008926">
            <text:p>0.008926</text:p>
          </table:table-cell>
          <table:table-cell office:value-type="float" office:value="450.44751">
            <text:p>450.44751</text:p>
          </table:table-cell>
          <table:table-cell office:value-type="float" office:value="-0.004">
            <text:p>-0.004</text:p>
          </table:table-cell>
          <table:table-cell office:value-type="float" office:value="0.371101">
            <text:p>0.371101</text:p>
          </table:table-cell>
          <table:table-cell table:formula="of:=([.I97]+0.019)/2" office:value-type="float" office:value="0.1950505">
            <text:p>0.1950505</text:p>
          </table:table-cell>
          <table:table-cell office:value-type="float" office:value="9377.530273">
            <text:p>9377.530273</text:p>
          </table:table-cell>
          <table:table-cell office:value-type="float" office:value="-0.005094">
            <text:p>-0.005094</text:p>
          </table:table-cell>
          <table:table-cell office:value-type="float" office:value="0.017853">
            <text:p>0.017853</text:p>
          </table:table-cell>
          <table:table-cell table:formula="of:=([.M97]-0.02)/2" office:value-type="float" office:value="-0.0010735">
            <text:p>-0.0010735</text:p>
          </table:table-cell>
          <table:table-cell office:value-type="float" office:value="450.447571">
            <text:p>450.447571</text:p>
          </table:table-cell>
          <table:table-cell office:value-type="float" office:value="1699">
            <text:p>1699</text:p>
          </table:table-cell>
          <table:table-cell office:value-type="float" office:value="-553">
            <text:p>-553</text:p>
          </table:table-cell>
          <table:table-cell office:value-type="float" office:value="7166">
            <text:p>7166</text:p>
          </table:table-cell>
          <table:table-cell office:value-type="float" office:value="12228">
            <text:p>12228</text:p>
          </table:table-cell>
          <table:table-cell office:value-type="float" office:value="13901.152344">
            <text:p>13901.152344</text:p>
          </table:table-cell>
          <table:table-cell office:value-type="float" office:value="-1.27094">
            <text:p>-1.27094</text:p>
          </table:table-cell>
          <table:table-cell office:value-type="float" office:value="-1.895215">
            <text:p>-1.895215</text:p>
          </table:table-cell>
          <table:table-cell office:value-type="float" office:value="49.119152">
            <text:p>49.119152</text:p>
          </table:table-cell>
        </table:table-row>
        <table:table-row table:style-name="ro1">
          <table:table-cell office:value-type="float" office:value="49000">
            <text:p>49000</text:p>
          </table:table-cell>
          <table:table-cell office:value-type="float" office:value="26">
            <text:p>26</text:p>
          </table:table-cell>
          <table:table-cell office:value-type="float" office:value="-308">
            <text:p>-308</text:p>
          </table:table-cell>
          <table:table-cell office:value-type="float" office:value="1283.289063">
            <text:p>1283.289063</text:p>
          </table:table-cell>
          <table:table-cell office:value-type="float" office:value="0">
            <text:p>0</text:p>
          </table:table-cell>
          <table:table-cell office:value-type="float" office:value="0.020318">
            <text:p>0.020318</text:p>
          </table:table-cell>
          <table:table-cell office:value-type="string">
            <text:p>Infinity</text:p>
          </table:table-cell>
          <table:table-cell office:value-type="float" office:value="-0.004">
            <text:p>-0.004</text:p>
          </table:table-cell>
          <table:table-cell office:value-type="float" office:value="-0.651223">
            <text:p>-0.651223</text:p>
          </table:table-cell>
          <table:table-cell table:formula="of:=([.I98]+0.019)/2" office:value-type="float" office:value="-0.3161115">
            <text:p>-0.3161115</text:p>
          </table:table-cell>
          <table:table-cell office:value-type="float" office:value="16180.569336">
            <text:p>16180.569336</text:p>
          </table:table-cell>
          <table:table-cell office:value-type="float" office:value="0">
            <text:p>0</text:p>
          </table:table-cell>
          <table:table-cell office:value-type="float" office:value="0.040636">
            <text:p>0.040636</text:p>
          </table:table-cell>
          <table:table-cell table:formula="of:=([.M98]-0.02)/2" office:value-type="float" office:value="0.010318">
            <text:p>0.010318</text:p>
          </table:table-cell>
          <table:table-cell office:value-type="float" office:value="100">
            <text:p>100</text:p>
          </table:table-cell>
          <table:table-cell office:value-type="float" office:value="1707">
            <text:p>1707</text:p>
          </table:table-cell>
          <table:table-cell office:value-type="float" office:value="-578">
            <text:p>-578</text:p>
          </table:table-cell>
          <table:table-cell office:value-type="float" office:value="7264">
            <text:p>7264</text:p>
          </table:table-cell>
          <table:table-cell office:value-type="float" office:value="12520">
            <text:p>12520</text:p>
          </table:table-cell>
          <table:table-cell office:value-type="float" office:value="14228.06543">
            <text:p>14228.06543</text:p>
          </table:table-cell>
          <table:table-cell office:value-type="float" office:value="-1.27094">
            <text:p>-1.27094</text:p>
          </table:table-cell>
          <table:table-cell office:value-type="float" office:value="-1.874897">
            <text:p>-1.874897</text:p>
          </table:table-cell>
          <table:table-cell office:value-type="float" office:value="47.520508">
            <text:p>47.520508</text:p>
          </table:table-cell>
        </table:table-row>
        <table:table-row table:style-name="ro1">
          <table:table-cell office:value-type="float" office:value="49500">
            <text:p>49500</text:p>
          </table:table-cell>
          <table:table-cell office:value-type="float" office:value="25">
            <text:p>25</text:p>
          </table:table-cell>
          <table:table-cell office:value-type="float" office:value="-377">
            <text:p>-377</text:p>
          </table:table-cell>
          <table:table-cell office:value-type="float" office:value="1608.348145">
            <text:p>1608.348145</text:p>
          </table:table-cell>
          <table:table-cell office:value-type="float" office:value="0.007653">
            <text:p>0.007653</text:p>
          </table:table-cell>
          <table:table-cell office:value-type="float" office:value="0.015388">
            <text:p>0.015388</text:p>
          </table:table-cell>
          <table:table-cell office:value-type="float" office:value="101.072601">
            <text:p>101.072601</text:p>
          </table:table-cell>
          <table:table-cell office:value-type="float" office:value="-0.004">
            <text:p>-0.004</text:p>
          </table:table-cell>
          <table:table-cell office:value-type="float" office:value="-0.277727">
            <text:p>-0.277727</text:p>
          </table:table-cell>
          <table:table-cell table:formula="of:=([.I99]+0.019)/2" office:value-type="float" office:value="-0.1293635">
            <text:p>-0.1293635</text:p>
          </table:table-cell>
          <table:table-cell office:value-type="float" office:value="6843.18457">
            <text:p>6843.18457</text:p>
          </table:table-cell>
          <table:table-cell office:value-type="float" office:value="0.015306">
            <text:p>0.015306</text:p>
          </table:table-cell>
          <table:table-cell office:value-type="float" office:value="0.030776">
            <text:p>0.030776</text:p>
          </table:table-cell>
          <table:table-cell table:formula="of:=([.M99]-0.02)/2" office:value-type="float" office:value="0.005388">
            <text:p>0.005388</text:p>
          </table:table-cell>
          <table:table-cell office:value-type="float" office:value="101.072601">
            <text:p>101.072601</text:p>
          </table:table-cell>
          <table:table-cell office:value-type="float" office:value="1714">
            <text:p>1714</text:p>
          </table:table-cell>
          <table:table-cell office:value-type="float" office:value="-602">
            <text:p>-602</text:p>
          </table:table-cell>
          <table:table-cell office:value-type="float" office:value="7377">
            <text:p>7377</text:p>
          </table:table-cell>
          <table:table-cell office:value-type="float" office:value="12880">
            <text:p>12880</text:p>
          </table:table-cell>
          <table:table-cell office:value-type="float" office:value="14623.060547">
            <text:p>14623.060547</text:p>
          </table:table-cell>
          <table:table-cell office:value-type="float" office:value="-1.263287">
            <text:p>-1.263287</text:p>
          </table:table-cell>
          <table:table-cell office:value-type="float" office:value="-1.859509">
            <text:p>-1.859509</text:p>
          </table:table-cell>
          <table:table-cell office:value-type="float" office:value="47.196091">
            <text:p>47.196091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5">
            <text:p>25</text:p>
          </table:table-cell>
          <table:table-cell office:value-type="float" office:value="-374">
            <text:p>-374</text:p>
          </table:table-cell>
          <table:table-cell office:value-type="float" office:value="1596.376953">
            <text:p>1596.376953</text:p>
          </table:table-cell>
          <table:table-cell office:value-type="float" office:value="0">
            <text:p>0</text:p>
          </table:table-cell>
          <table:table-cell office:value-type="float" office:value="0.007994">
            <text:p>0.007994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([.I100]+0.019)/2" office:value-type="float" office:value="0.0154855">
            <text:p>0.01548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5988">
            <text:p>0.015988</text:p>
          </table:table-cell>
          <table:table-cell table:formula="of:=([.M100]-0.02)/2" office:value-type="float" office:value="-0.002006">
            <text:p>-0.002006</text:p>
          </table:table-cell>
          <table:table-cell office:value-type="float" office:value="100">
            <text:p>100</text:p>
          </table:table-cell>
          <table:table-cell office:value-type="float" office:value="1722">
            <text:p>1722</text:p>
          </table:table-cell>
          <table:table-cell office:value-type="float" office:value="-626">
            <text:p>-626</text:p>
          </table:table-cell>
          <table:table-cell office:value-type="float" office:value="7484">
            <text:p>7484</text:p>
          </table:table-cell>
          <table:table-cell office:value-type="float" office:value="13239">
            <text:p>13239</text:p>
          </table:table-cell>
          <table:table-cell office:value-type="float" office:value="15014.62207">
            <text:p>15014.62207</text:p>
          </table:table-cell>
          <table:table-cell office:value-type="float" office:value="-1.263287">
            <text:p>-1.263287</text:p>
          </table:table-cell>
          <table:table-cell office:value-type="float" office:value="-1.851515">
            <text:p>-1.851515</text:p>
          </table:table-cell>
          <table:table-cell office:value-type="float" office:value="46.563309">
            <text:p>46.563309</text:p>
          </table:table-cell>
        </table:table-row>
        <table:table-row table:style-name="ro1">
          <table:table-cell office:value-type="float" office:value="50500">
            <text:p>50500</text:p>
          </table:table-cell>
          <table:table-cell office:value-type="float" office:value="27">
            <text:p>27</text:p>
          </table:table-cell>
          <table:table-cell office:value-type="float" office:value="-265">
            <text:p>-265</text:p>
          </table:table-cell>
          <table:table-cell office:value-type="float" office:value="1082.066772">
            <text:p>1082.066772</text:p>
          </table:table-cell>
          <table:table-cell office:value-type="float" office:value="0">
            <text:p>0</text:p>
          </table:table-cell>
          <table:table-cell office:value-type="float" office:value="0.011591">
            <text:p>0.011591</text:p>
          </table:table-cell>
          <table:table-cell office:value-type="string">
            <text:p>Infinity</text:p>
          </table:table-cell>
          <table:table-cell office:value-type="float" office:value="0.008">
            <text:p>0.008</text:p>
          </table:table-cell>
          <table:table-cell office:value-type="float" office:value="0.435745">
            <text:p>0.435745</text:p>
          </table:table-cell>
          <table:table-cell table:formula="of:=([.I101]+0.019)/2" office:value-type="float" office:value="0.2273725">
            <text:p>0.2273725</text:p>
          </table:table-cell>
          <table:table-cell office:value-type="float" office:value="5346.807617">
            <text:p>5346.807617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([.M101]-0.02)/2" office:value-type="float" office:value="0.001591">
            <text:p>0.001591</text:p>
          </table:table-cell>
          <table:table-cell office:value-type="float" office:value="100">
            <text:p>100</text:p>
          </table:table-cell>
          <table:table-cell office:value-type="float" office:value="1730">
            <text:p>1730</text:p>
          </table:table-cell>
          <table:table-cell office:value-type="float" office:value="-652">
            <text:p>-652</text:p>
          </table:table-cell>
          <table:table-cell office:value-type="float" office:value="7557">
            <text:p>7557</text:p>
          </table:table-cell>
          <table:table-cell office:value-type="float" office:value="13494">
            <text:p>13494</text:p>
          </table:table-cell>
          <table:table-cell office:value-type="float" office:value="15299.125">
            <text:p>15299.125</text:p>
          </table:table-cell>
          <table:table-cell office:value-type="float" office:value="-1.263287">
            <text:p>-1.263287</text:p>
          </table:table-cell>
          <table:table-cell office:value-type="float" office:value="-1.839924">
            <text:p>-1.839924</text:p>
          </table:table-cell>
          <table:table-cell office:value-type="float" office:value="45.645775">
            <text:p>45.645775</text:p>
          </table:table-cell>
        </table:table-row>
        <table:table-row table:style-name="ro1">
          <table:table-cell office:value-type="float" office:value="51000">
            <text:p>51000</text:p>
          </table:table-cell>
          <table:table-cell office:value-type="float" office:value="27">
            <text:p>27</text:p>
          </table:table-cell>
          <table:table-cell office:value-type="float" office:value="-381">
            <text:p>-381</text:p>
          </table:table-cell>
          <table:table-cell office:value-type="float" office:value="1512.136475">
            <text:p>1512.136475</text:p>
          </table:table-cell>
          <table:table-cell office:value-type="float" office:value="0">
            <text:p>0</text:p>
          </table:table-cell>
          <table:table-cell office:value-type="float" office:value="-0.003331">
            <text:p>-0.003331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464475">
            <text:p>-0.464475</text:p>
          </table:table-cell>
          <table:table-cell table:formula="of:=([.I102]+0.019)/2" office:value-type="float" office:value="-0.2227375">
            <text:p>-0.22273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6662">
            <text:p>-0.006662</text:p>
          </table:table-cell>
          <table:table-cell table:formula="of:=([.M102]-0.02)/2" office:value-type="float" office:value="-0.013331">
            <text:p>-0.013331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-678">
            <text:p>-678</text:p>
          </table:table-cell>
          <table:table-cell office:value-type="float" office:value="7658">
            <text:p>7658</text:p>
          </table:table-cell>
          <table:table-cell office:value-type="float" office:value="13862">
            <text:p>13862</text:p>
          </table:table-cell>
          <table:table-cell office:value-type="float" office:value="15698.980469">
            <text:p>15698.980469</text:p>
          </table:table-cell>
          <table:table-cell office:value-type="float" office:value="-1.263287">
            <text:p>-1.263287</text:p>
          </table:table-cell>
          <table:table-cell office:value-type="float" office:value="-1.843255">
            <text:p>-1.843255</text:p>
          </table:table-cell>
          <table:table-cell office:value-type="float" office:value="45.909439">
            <text:p>45.909439</text:p>
          </table:table-cell>
        </table:table-row>
        <table:table-row table:style-name="ro1">
          <table:table-cell office:value-type="float" office:value="51500">
            <text:p>51500</text:p>
          </table:table-cell>
          <table:table-cell office:value-type="float" office:value="27">
            <text:p>27</text:p>
          </table:table-cell>
          <table:table-cell office:value-type="float" office:value="-462">
            <text:p>-462</text:p>
          </table:table-cell>
          <table:table-cell office:value-type="float" office:value="1811.411621">
            <text:p>1811.411621</text:p>
          </table:table-cell>
          <table:table-cell office:value-type="float" office:value="-0.002547">
            <text:p>-0.002547</text:p>
          </table:table-cell>
          <table:table-cell office:value-type="float" office:value="0.010192">
            <text:p>0.010192</text:p>
          </table:table-cell>
          <table:table-cell office:value-type="float" office:value="500.137848">
            <text:p>500.137848</text:p>
          </table:table-cell>
          <table:table-cell office:value-type="float" office:value="0">
            <text:p>0</text:p>
          </table:table-cell>
          <table:table-cell office:value-type="float" office:value="-0.323217">
            <text:p>-0.323217</text:p>
          </table:table-cell>
          <table:table-cell table:formula="of:=([.I103]+0.019)/2" office:value-type="float" office:value="-0.1521085">
            <text:p>-0.1521085</text:p>
          </table:table-cell>
          <table:table-cell office:value-type="float" office:value="100">
            <text:p>100</text:p>
          </table:table-cell>
          <table:table-cell office:value-type="float" office:value="-0.005094">
            <text:p>-0.005094</text:p>
          </table:table-cell>
          <table:table-cell office:value-type="float" office:value="0.020384">
            <text:p>0.020384</text:p>
          </table:table-cell>
          <table:table-cell table:formula="of:=([.M103]-0.02)/2" office:value-type="float" office:value="0.000191999999999999">
            <text:p>0.000192</text:p>
          </table:table-cell>
          <table:table-cell office:value-type="float" office:value="500.137909">
            <text:p>500.137909</text:p>
          </table:table-cell>
          <table:table-cell office:value-type="float" office:value="1746">
            <text:p>1746</text:p>
          </table:table-cell>
          <table:table-cell office:value-type="float" office:value="-704">
            <text:p>-704</text:p>
          </table:table-cell>
          <table:table-cell office:value-type="float" office:value="7782">
            <text:p>7782</text:p>
          </table:table-cell>
          <table:table-cell office:value-type="float" office:value="14307">
            <text:p>14307</text:p>
          </table:table-cell>
          <table:table-cell office:value-type="float" office:value="16179.104492">
            <text:p>16179.104492</text:p>
          </table:table-cell>
          <table:table-cell office:value-type="float" office:value="-1.265834">
            <text:p>-1.265834</text:p>
          </table:table-cell>
          <table:table-cell office:value-type="float" office:value="-1.833062">
            <text:p>-1.833062</text:p>
          </table:table-cell>
          <table:table-cell office:value-type="float" office:value="44.810665">
            <text:p>44.810665</text:p>
          </table:table-cell>
        </table:table-row>
        <table:table-row table:style-name="ro1">
          <table:table-cell office:value-type="float" office:value="52000">
            <text:p>52000</text:p>
          </table:table-cell>
          <table:table-cell office:value-type="float" office:value="21">
            <text:p>21</text:p>
          </table:table-cell>
          <table:table-cell office:value-type="float" office:value="-476">
            <text:p>-476</text:p>
          </table:table-cell>
          <table:table-cell office:value-type="float" office:value="2368.791992">
            <text:p>2368.791992</text:p>
          </table:table-cell>
          <table:table-cell office:value-type="float" office:value="-0.015">
            <text:p>-0.015</text:p>
          </table:table-cell>
          <table:table-cell office:value-type="float" office:value="-0.038837">
            <text:p>-0.038837</text:p>
          </table:table-cell>
          <table:table-cell office:value-type="float" office:value="158.91272">
            <text:p>158.91272</text:p>
          </table:table-cell>
          <table:table-cell office:value-type="float" office:value="-0.024">
            <text:p>-0.024</text:p>
          </table:table-cell>
          <table:table-cell office:value-type="float" office:value="-0.057461">
            <text:p>-0.057461</text:p>
          </table:table-cell>
          <table:table-cell table:formula="of:=([.I104]+0.019)/2" office:value-type="float" office:value="-0.0192305">
            <text:p>-0.0192305</text:p>
          </table:table-cell>
          <table:table-cell office:value-type="float" office:value="139.420151">
            <text:p>139.420151</text:p>
          </table:table-cell>
          <table:table-cell office:value-type="float" office:value="-0.03">
            <text:p>-0.03</text:p>
          </table:table-cell>
          <table:table-cell office:value-type="float" office:value="-0.077674">
            <text:p>-0.077674</text:p>
          </table:table-cell>
          <table:table-cell table:formula="of:=([.M104]-0.02)/2" office:value-type="float" office:value="-0.048837">
            <text:p>-0.048837</text:p>
          </table:table-cell>
          <table:table-cell office:value-type="float" office:value="158.91272">
            <text:p>158.91272</text:p>
          </table:table-cell>
          <table:table-cell office:value-type="float" office:value="1752">
            <text:p>1752</text:p>
          </table:table-cell>
          <table:table-cell office:value-type="float" office:value="-724">
            <text:p>-724</text:p>
          </table:table-cell>
          <table:table-cell office:value-type="float" office:value="7906">
            <text:p>7906</text:p>
          </table:table-cell>
          <table:table-cell office:value-type="float" office:value="14767">
            <text:p>14767</text:p>
          </table:table-cell>
          <table:table-cell office:value-type="float" office:value="16668.617188">
            <text:p>16668.617188</text:p>
          </table:table-cell>
          <table:table-cell office:value-type="float" office:value="-1.280834">
            <text:p>-1.280834</text:p>
          </table:table-cell>
          <table:table-cell office:value-type="float" office:value="-1.871899">
            <text:p>-1.871899</text:p>
          </table:table-cell>
          <table:table-cell office:value-type="float" office:value="46.146931">
            <text:p>46.146931</text:p>
          </table:table-cell>
        </table:table-row>
        <table:table-row table:style-name="ro1">
          <table:table-cell office:value-type="float" office:value="52500">
            <text:p>52500</text:p>
          </table:table-cell>
          <table:table-cell office:value-type="float" office:value="18">
            <text:p>18</text:p>
          </table:table-cell>
          <table:table-cell office:value-type="float" office:value="-323">
            <text:p>-323</text:p>
          </table:table-cell>
          <table:table-cell office:value-type="float" office:value="1892.327148">
            <text:p>1892.327148</text:p>
          </table:table-cell>
          <table:table-cell office:value-type="float" office:value="-0.033429">
            <text:p>-0.033429</text:p>
          </table:table-cell>
          <table:table-cell office:value-type="float" office:value="-0.065417">
            <text:p>-0.065417</text:p>
          </table:table-cell>
          <table:table-cell office:value-type="float" office:value="95.690498">
            <text:p>95.690498</text:p>
          </table:table-cell>
          <table:table-cell office:value-type="float" office:value="-0.012">
            <text:p>-0.012</text:p>
          </table:table-cell>
          <table:table-cell office:value-type="float" office:value="0.61531">
            <text:p>0.61531</text:p>
          </table:table-cell>
          <table:table-cell table:formula="of:=([.I105]+0.019)/2" office:value-type="float" office:value="0.317155">
            <text:p>0.317155</text:p>
          </table:table-cell>
          <table:table-cell office:value-type="float" office:value="5227.581543">
            <text:p>5227.581543</text:p>
          </table:table-cell>
          <table:table-cell office:value-type="float" office:value="-0.066857">
            <text:p>-0.066857</text:p>
          </table:table-cell>
          <table:table-cell office:value-type="float" office:value="-0.130833">
            <text:p>-0.130833</text:p>
          </table:table-cell>
          <table:table-cell table:formula="of:=([.M105]-0.02)/2" office:value-type="float" office:value="-0.0754165">
            <text:p>-0.0754165</text:p>
          </table:table-cell>
          <table:table-cell office:value-type="float" office:value="95.690498">
            <text:p>95.690498</text:p>
          </table:table-cell>
          <table:table-cell office:value-type="float" office:value="1757">
            <text:p>1757</text:p>
          </table:table-cell>
          <table:table-cell office:value-type="float" office:value="-741">
            <text:p>-741</text:p>
          </table:table-cell>
          <table:table-cell office:value-type="float" office:value="8002">
            <text:p>8002</text:p>
          </table:table-cell>
          <table:table-cell office:value-type="float" office:value="15075">
            <text:p>15075</text:p>
          </table:table-cell>
          <table:table-cell office:value-type="float" office:value="17004.291016">
            <text:p>17004.291016</text:p>
          </table:table-cell>
          <table:table-cell office:value-type="float" office:value="-1.314262">
            <text:p>-1.314262</text:p>
          </table:table-cell>
          <table:table-cell office:value-type="float" office:value="-1.937316">
            <text:p>-1.937316</text:p>
          </table:table-cell>
          <table:table-cell office:value-type="float" office:value="47.407089">
            <text:p>47.407089</text:p>
          </table:table-cell>
        </table:table-row>
        <table:table-row table:style-name="ro1">
          <table:table-cell office:value-type="float" office:value="53000">
            <text:p>53000</text:p>
          </table:table-cell>
          <table:table-cell office:value-type="float" office:value="13">
            <text:p>13</text:p>
          </table:table-cell>
          <table:table-cell office:value-type="float" office:value="-394">
            <text:p>-394</text:p>
          </table:table-cell>
          <table:table-cell office:value-type="float" office:value="3134.191895">
            <text:p>3134.191895</text:p>
          </table:table-cell>
          <table:table-cell office:value-type="float" office:value="-0.0546">
            <text:p>-0.0546</text:p>
          </table:table-cell>
          <table:table-cell office:value-type="float" office:value="-0.143357">
            <text:p>-0.143357</text:p>
          </table:table-cell>
          <table:table-cell office:value-type="float" office:value="162.558289">
            <text:p>162.558289</text:p>
          </table:table-cell>
          <table:table-cell office:value-type="float" office:value="-0.02">
            <text:p>-0.02</text:p>
          </table:table-cell>
          <table:table-cell office:value-type="float" office:value="-0.287304">
            <text:p>-0.287304</text:p>
          </table:table-cell>
          <table:table-cell table:formula="of:=([.I106]+0.019)/2" office:value-type="float" office:value="-0.134152">
            <text:p>-0.134152</text:p>
          </table:table-cell>
          <table:table-cell office:value-type="float" office:value="1336.521484">
            <text:p>1336.521484</text:p>
          </table:table-cell>
          <table:table-cell office:value-type="float" office:value="-0.1092">
            <text:p>-0.1092</text:p>
          </table:table-cell>
          <table:table-cell office:value-type="float" office:value="-0.286714">
            <text:p>-0.286714</text:p>
          </table:table-cell>
          <table:table-cell table:formula="of:=([.M106]-0.02)/2" office:value-type="float" office:value="-0.153357">
            <text:p>-0.153357</text:p>
          </table:table-cell>
          <table:table-cell office:value-type="float" office:value="162.558289">
            <text:p>162.558289</text:p>
          </table:table-cell>
          <table:table-cell office:value-type="float" office:value="1760">
            <text:p>1760</text:p>
          </table:table-cell>
          <table:table-cell office:value-type="float" office:value="-754">
            <text:p>-754</text:p>
          </table:table-cell>
          <table:table-cell office:value-type="float" office:value="8143">
            <text:p>8143</text:p>
          </table:table-cell>
          <table:table-cell office:value-type="float" office:value="15443">
            <text:p>15443</text:p>
          </table:table-cell>
          <table:table-cell office:value-type="float" office:value="17409.351563">
            <text:p>17409.351563</text:p>
          </table:table-cell>
          <table:table-cell office:value-type="float" office:value="-1.368862">
            <text:p>-1.368862</text:p>
          </table:table-cell>
          <table:table-cell office:value-type="float" office:value="-2.080673">
            <text:p>-2.080673</text:p>
          </table:table-cell>
          <table:table-cell office:value-type="float" office:value="52.000141">
            <text:p>52.000141</text:p>
          </table:table-cell>
        </table:table-row>
        <table:table-row table:style-name="ro1">
          <table:table-cell office:value-type="float" office:value="53500">
            <text:p>53500</text:p>
          </table:table-cell>
          <table:table-cell office:value-type="float" office:value="16">
            <text:p>16</text:p>
          </table:table-cell>
          <table:table-cell office:value-type="float" office:value="-369">
            <text:p>-369</text:p>
          </table:table-cell>
          <table:table-cell office:value-type="float" office:value="2404.42041">
            <text:p>2404.42041</text:p>
          </table:table-cell>
          <table:table-cell office:value-type="float" office:value="-0.06">
            <text:p>-0.06</text:p>
          </table:table-cell>
          <table:table-cell office:value-type="float" office:value="-0.072678">
            <text:p>-0.072678</text:p>
          </table:table-cell>
          <table:table-cell office:value-type="float" office:value="21.129398">
            <text:p>21.129398</text:p>
          </table:table-cell>
          <table:table-cell office:value-type="float" office:value="0.012">
            <text:p>0.012</text:p>
          </table:table-cell>
          <table:table-cell office:value-type="float" office:value="0.102951">
            <text:p>0.102951</text:p>
          </table:table-cell>
          <table:table-cell table:formula="of:=([.I107]+0.019)/2" office:value-type="float" office:value="0.0609755">
            <text:p>0.0609755</text:p>
          </table:table-cell>
          <table:table-cell office:value-type="float" office:value="757.922058">
            <text:p>757.922058</text:p>
          </table:table-cell>
          <table:table-cell office:value-type="float" office:value="-0.12">
            <text:p>-0.12</text:p>
          </table:table-cell>
          <table:table-cell office:value-type="float" office:value="-0.145355">
            <text:p>-0.145355</text:p>
          </table:table-cell>
          <table:table-cell table:formula="of:=([.M107]-0.02)/2" office:value-type="float" office:value="-0.0826775">
            <text:p>-0.0826775</text:p>
          </table:table-cell>
          <table:table-cell office:value-type="float" office:value="21.129398">
            <text:p>21.129398</text:p>
          </table:table-cell>
          <table:table-cell office:value-type="float" office:value="1763">
            <text:p>1763</text:p>
          </table:table-cell>
          <table:table-cell office:value-type="float" office:value="-770">
            <text:p>-770</text:p>
          </table:table-cell>
          <table:table-cell office:value-type="float" office:value="8323">
            <text:p>8323</text:p>
          </table:table-cell>
          <table:table-cell office:value-type="float" office:value="15765">
            <text:p>15765</text:p>
          </table:table-cell>
          <table:table-cell office:value-type="float" office:value="17788.755859">
            <text:p>17788.755859</text:p>
          </table:table-cell>
          <table:table-cell office:value-type="float" office:value="-1.428862">
            <text:p>-1.428862</text:p>
          </table:table-cell>
          <table:table-cell office:value-type="float" office:value="-2.15335">
            <text:p>-2.15335</text:p>
          </table:table-cell>
          <table:table-cell office:value-type="float" office:value="50.703835">
            <text:p>50.703835</text:p>
          </table:table-cell>
        </table:table-row>
        <table:table-row table:style-name="ro1">
          <table:table-cell office:value-type="float" office:value="54000">
            <text:p>54000</text:p>
          </table:table-cell>
          <table:table-cell office:value-type="float" office:value="24">
            <text:p>24</text:p>
          </table:table-cell>
          <table:table-cell office:value-type="float" office:value="-445">
            <text:p>-445</text:p>
          </table:table-cell>
          <table:table-cell office:value-type="float" office:value="1955.507324">
            <text:p>1955.507324</text:p>
          </table:table-cell>
          <table:table-cell office:value-type="float" office:value="-0.022979">
            <text:p>-0.022979</text:p>
          </table:table-cell>
          <table:table-cell office:value-type="float" office:value="-0.019785">
            <text:p>-0.019785</text:p>
          </table:table-cell>
          <table:table-cell office:value-type="float" office:value="13.899307">
            <text:p>13.899307</text:p>
          </table:table-cell>
          <table:table-cell office:value-type="float" office:value="0.032">
            <text:p>0.032</text:p>
          </table:table-cell>
          <table:table-cell office:value-type="float" office:value="-0.306458">
            <text:p>-0.306458</text:p>
          </table:table-cell>
          <table:table-cell table:formula="of:=([.I108]+0.019)/2" office:value-type="float" office:value="-0.143729">
            <text:p>-0.143729</text:p>
          </table:table-cell>
          <table:table-cell office:value-type="float" office:value="1057.680786">
            <text:p>1057.680786</text:p>
          </table:table-cell>
          <table:table-cell office:value-type="float" office:value="-0.045957">
            <text:p>-0.045957</text:p>
          </table:table-cell>
          <table:table-cell office:value-type="float" office:value="-0.03957">
            <text:p>-0.03957</text:p>
          </table:table-cell>
          <table:table-cell table:formula="of:=([.M108]-0.02)/2" office:value-type="float" office:value="-0.029785">
            <text:p>-0.029785</text:p>
          </table:table-cell>
          <table:table-cell office:value-type="float" office:value="13.899307">
            <text:p>13.899307</text:p>
          </table:table-cell>
          <table:table-cell office:value-type="float" office:value="1766">
            <text:p>1766</text:p>
          </table:table-cell>
          <table:table-cell office:value-type="float" office:value="-794">
            <text:p>-794</text:p>
          </table:table-cell>
          <table:table-cell office:value-type="float" office:value="8568">
            <text:p>8568</text:p>
          </table:table-cell>
          <table:table-cell office:value-type="float" office:value="16137">
            <text:p>16137</text:p>
          </table:table-cell>
          <table:table-cell office:value-type="float" office:value="18246.257813">
            <text:p>18246.257813</text:p>
          </table:table-cell>
          <table:table-cell office:value-type="float" office:value="-1.451841">
            <text:p>-1.451841</text:p>
          </table:table-cell>
          <table:table-cell office:value-type="float" office:value="-2.173135">
            <text:p>-2.173135</text:p>
          </table:table-cell>
          <table:table-cell office:value-type="float" office:value="49.681343">
            <text:p>49.681343</text:p>
          </table:table-cell>
        </table:table-row>
        <table:table-row table:style-name="ro1">
          <table:table-cell office:value-type="float" office:value="54500">
            <text:p>54500</text:p>
          </table:table-cell>
          <table:table-cell office:value-type="float" office:value="26">
            <text:p>26</text:p>
          </table:table-cell>
          <table:table-cell office:value-type="float" office:value="-351">
            <text:p>-351</text:p>
          </table:table-cell>
          <table:table-cell office:value-type="float" office:value="1449.041382">
            <text:p>1449.041382</text:p>
          </table:table-cell>
          <table:table-cell office:value-type="float" office:value="-0.01">
            <text:p>-0.01</text:p>
          </table:table-cell>
          <table:table-cell office:value-type="float" office:value="-0.002931">
            <text:p>-0.002931</text:p>
          </table:table-cell>
          <table:table-cell office:value-type="float" office:value="70.689125">
            <text:p>70.689125</text:p>
          </table:table-cell>
          <table:table-cell office:value-type="float" office:value="0.008">
            <text:p>0.008</text:p>
          </table:table-cell>
          <table:table-cell office:value-type="float" office:value="0.378284">
            <text:p>0.378284</text:p>
          </table:table-cell>
          <table:table-cell table:formula="of:=([.I109]+0.019)/2" office:value-type="float" office:value="0.198642">
            <text:p>0.198642</text:p>
          </table:table-cell>
          <table:table-cell office:value-type="float" office:value="4628.547363">
            <text:p>4628.547363</text:p>
          </table:table-cell>
          <table:table-cell office:value-type="float" office:value="-0.02">
            <text:p>-0.02</text:p>
          </table:table-cell>
          <table:table-cell office:value-type="float" office:value="-0.005862">
            <text:p>-0.005862</text:p>
          </table:table-cell>
          <table:table-cell table:formula="of:=([.M109]-0.02)/2" office:value-type="float" office:value="-0.012931">
            <text:p>-0.012931</text:p>
          </table:table-cell>
          <table:table-cell office:value-type="float" office:value="70.689125">
            <text:p>70.689125</text:p>
          </table:table-cell>
          <table:table-cell office:value-type="float" office:value="1769">
            <text:p>1769</text:p>
          </table:table-cell>
          <table:table-cell office:value-type="float" office:value="-820">
            <text:p>-820</text:p>
          </table:table-cell>
          <table:table-cell office:value-type="float" office:value="8767">
            <text:p>8767</text:p>
          </table:table-cell>
          <table:table-cell office:value-type="float" office:value="16426">
            <text:p>16426</text:p>
          </table:table-cell>
          <table:table-cell office:value-type="float" office:value="18611.730469">
            <text:p>18611.730469</text:p>
          </table:table-cell>
          <table:table-cell office:value-type="float" office:value="-1.461841">
            <text:p>-1.461841</text:p>
          </table:table-cell>
          <table:table-cell office:value-type="float" office:value="-2.176066">
            <text:p>-2.176066</text:p>
          </table:table-cell>
          <table:table-cell office:value-type="float" office:value="48.857929">
            <text:p>48.857929</text:p>
          </table:table-cell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23">
            <text:p>23</text:p>
          </table:table-cell>
          <table:table-cell office:value-type="float" office:value="-254">
            <text:p>-254</text:p>
          </table:table-cell>
          <table:table-cell office:value-type="float" office:value="1206.018066">
            <text:p>1206.018066</text:p>
          </table:table-cell>
          <table:table-cell office:value-type="float" office:value="-0.015">
            <text:p>-0.015</text:p>
          </table:table-cell>
          <table:table-cell office:value-type="float" office:value="-0.046165">
            <text:p>-0.046165</text:p>
          </table:table-cell>
          <table:table-cell office:value-type="float" office:value="207.764175">
            <text:p>207.764175</text:p>
          </table:table-cell>
          <table:table-cell office:value-type="float" office:value="-0.012">
            <text:p>-0.012</text:p>
          </table:table-cell>
          <table:table-cell office:value-type="float" office:value="0.385466">
            <text:p>0.385466</text:p>
          </table:table-cell>
          <table:table-cell table:formula="of:=([.I110]+0.019)/2" office:value-type="float" office:value="0.202233">
            <text:p>0.202233</text:p>
          </table:table-cell>
          <table:table-cell office:value-type="float" office:value="3312.219971">
            <text:p>3312.219971</text:p>
          </table:table-cell>
          <table:table-cell office:value-type="float" office:value="-0.03">
            <text:p>-0.03</text:p>
          </table:table-cell>
          <table:table-cell office:value-type="float" office:value="-0.092329">
            <text:p>-0.092329</text:p>
          </table:table-cell>
          <table:table-cell table:formula="of:=([.M110]-0.02)/2" office:value-type="float" office:value="-0.0561645">
            <text:p>-0.0561645</text:p>
          </table:table-cell>
          <table:table-cell office:value-type="float" office:value="207.764175">
            <text:p>207.764175</text:p>
          </table:table-cell>
          <table:table-cell office:value-type="float" office:value="1772">
            <text:p>1772</text:p>
          </table:table-cell>
          <table:table-cell office:value-type="float" office:value="-843">
            <text:p>-843</text:p>
          </table:table-cell>
          <table:table-cell office:value-type="float" office:value="8912">
            <text:p>8912</text:p>
          </table:table-cell>
          <table:table-cell office:value-type="float" office:value="16635">
            <text:p>16635</text:p>
          </table:table-cell>
          <table:table-cell office:value-type="float" office:value="18880.150391">
            <text:p>18880.150391</text:p>
          </table:table-cell>
          <table:table-cell office:value-type="float" office:value="-1.476841">
            <text:p>-1.476841</text:p>
          </table:table-cell>
          <table:table-cell office:value-type="float" office:value="-2.222231">
            <text:p>-2.222231</text:p>
          </table:table-cell>
          <table:table-cell office:value-type="float" office:value="50.471901">
            <text:p>50.471901</text:p>
          </table:table-cell>
        </table:table-row>
        <table:table-row table:style-name="ro1">
          <table:table-cell office:value-type="float" office:value="55500">
            <text:p>55500</text:p>
          </table:table-cell>
          <table:table-cell office:value-type="float" office:value="18">
            <text:p>18</text:p>
          </table:table-cell>
          <table:table-cell office:value-type="float" office:value="-366">
            <text:p>-366</text:p>
          </table:table-cell>
          <table:table-cell office:value-type="float" office:value="2135.072998">
            <text:p>2135.072998</text:p>
          </table:table-cell>
          <table:table-cell office:value-type="float" office:value="-0.04">
            <text:p>-0.04</text:p>
          </table:table-cell>
          <table:table-cell office:value-type="float" office:value="-0.10412">
            <text:p>-0.10412</text:p>
          </table:table-cell>
          <table:table-cell office:value-type="float" office:value="160.300552">
            <text:p>160.300552</text:p>
          </table:table-cell>
          <table:table-cell office:value-type="float" office:value="-0.02">
            <text:p>-0.02</text:p>
          </table:table-cell>
          <table:table-cell office:value-type="float" office:value="-0.447716">
            <text:p>-0.447716</text:p>
          </table:table-cell>
          <table:table-cell table:formula="of:=([.I111]+0.019)/2" office:value-type="float" office:value="-0.214358">
            <text:p>-0.214358</text:p>
          </table:table-cell>
          <table:table-cell office:value-type="float" office:value="2138.578125">
            <text:p>2138.578125</text:p>
          </table:table-cell>
          <table:table-cell office:value-type="float" office:value="-0.08">
            <text:p>-0.08</text:p>
          </table:table-cell>
          <table:table-cell office:value-type="float" office:value="-0.20824">
            <text:p>-0.20824</text:p>
          </table:table-cell>
          <table:table-cell table:formula="of:=([.M111]-0.02)/2" office:value-type="float" office:value="-0.11412">
            <text:p>-0.11412</text:p>
          </table:table-cell>
          <table:table-cell office:value-type="float" office:value="160.300552">
            <text:p>160.300552</text:p>
          </table:table-cell>
          <table:table-cell office:value-type="float" office:value="1774">
            <text:p>1774</text:p>
          </table:table-cell>
          <table:table-cell office:value-type="float" office:value="-861">
            <text:p>-861</text:p>
          </table:table-cell>
          <table:table-cell office:value-type="float" office:value="9134">
            <text:p>9134</text:p>
          </table:table-cell>
          <table:table-cell office:value-type="float" office:value="16926">
            <text:p>16926</text:p>
          </table:table-cell>
          <table:table-cell office:value-type="float" office:value="19249.597656">
            <text:p>19249.597656</text:p>
          </table:table-cell>
          <table:table-cell office:value-type="float" office:value="-1.516841">
            <text:p>-1.516841</text:p>
          </table:table-cell>
          <table:table-cell office:value-type="float" office:value="-2.326351">
            <text:p>-2.326351</text:p>
          </table:table-cell>
          <table:table-cell office:value-type="float" office:value="53.368156">
            <text:p>53.368156</text:p>
          </table:table-cell>
        </table:table-row>
        <table:table-row table:style-name="ro1">
          <table:table-cell office:value-type="float" office:value="56000">
            <text:p>56000</text:p>
          </table:table-cell>
          <table:table-cell office:value-type="float" office:value="15">
            <text:p>15</text:p>
          </table:table-cell>
          <table:table-cell office:value-type="float" office:value="-527">
            <text:p>-527</text:p>
          </table:table-cell>
          <table:table-cell office:value-type="float" office:value="3611.49707">
            <text:p>3611.49707</text:p>
          </table:table-cell>
          <table:table-cell office:value-type="float" office:value="-0.05">
            <text:p>-0.05</text:p>
          </table:table-cell>
          <table:table-cell office:value-type="float" office:value="-0.103254">
            <text:p>-0.103254</text:p>
          </table:table-cell>
          <table:table-cell office:value-type="float" office:value="106.508423">
            <text:p>106.508423</text:p>
          </table:table-cell>
          <table:table-cell office:value-type="float" office:value="-0.012">
            <text:p>-0.012</text:p>
          </table:table-cell>
          <table:table-cell office:value-type="float" office:value="-0.641646">
            <text:p>-0.641646</text:p>
          </table:table-cell>
          <table:table-cell table:formula="of:=([.I112]+0.019)/2" office:value-type="float" office:value="-0.311323">
            <text:p>-0.311323</text:p>
          </table:table-cell>
          <table:table-cell office:value-type="float" office:value="5247.050781">
            <text:p>5247.050781</text:p>
          </table:table-cell>
          <table:table-cell office:value-type="float" office:value="-0.1">
            <text:p>-0.1</text:p>
          </table:table-cell>
          <table:table-cell office:value-type="float" office:value="-0.206508">
            <text:p>-0.206508</text:p>
          </table:table-cell>
          <table:table-cell table:formula="of:=([.M112]-0.02)/2" office:value-type="float" office:value="-0.113254">
            <text:p>-0.113254</text:p>
          </table:table-cell>
          <table:table-cell office:value-type="float" office:value="106.508423">
            <text:p>106.508423</text:p>
          </table:table-cell>
          <table:table-cell office:value-type="float" office:value="1775">
            <text:p>1775</text:p>
          </table:table-cell>
          <table:table-cell office:value-type="float" office:value="-876">
            <text:p>-876</text:p>
          </table:table-cell>
          <table:table-cell office:value-type="float" office:value="9495">
            <text:p>9495</text:p>
          </table:table-cell>
          <table:table-cell office:value-type="float" office:value="17309">
            <text:p>17309</text:p>
          </table:table-cell>
          <table:table-cell office:value-type="float" office:value="19755.826172">
            <text:p>19755.826172</text:p>
          </table:table-cell>
          <table:table-cell office:value-type="float" office:value="-1.566841">
            <text:p>-1.566841</text:p>
          </table:table-cell>
          <table:table-cell office:value-type="float" office:value="-2.429605">
            <text:p>-2.429605</text:p>
          </table:table-cell>
          <table:table-cell office:value-type="float" office:value="55.063946">
            <text:p>55.063946</text:p>
          </table:table-cell>
        </table:table-row>
        <table:table-row table:style-name="ro1">
          <table:table-cell office:value-type="float" office:value="56500">
            <text:p>56500</text:p>
          </table:table-cell>
          <table:table-cell office:value-type="float" office:value="17">
            <text:p>17</text:p>
          </table:table-cell>
          <table:table-cell office:value-type="float" office:value="-543">
            <text:p>-543</text:p>
          </table:table-cell>
          <table:table-cell office:value-type="float" office:value="3296.964355">
            <text:p>3296.964355</text:p>
          </table:table-cell>
          <table:table-cell office:value-type="float" office:value="-0.048939">
            <text:p>-0.048939</text:p>
          </table:table-cell>
          <table:table-cell office:value-type="float" office:value="-0.085335">
            <text:p>-0.085335</text:p>
          </table:table-cell>
          <table:table-cell office:value-type="float" office:value="74.36792">
            <text:p>74.36792</text:p>
          </table:table-cell>
          <table:table-cell office:value-type="float" office:value="0.008">
            <text:p>0.008</text:p>
          </table:table-cell>
          <table:table-cell office:value-type="float" office:value="-0.067038">
            <text:p>-0.067038</text:p>
          </table:table-cell>
          <table:table-cell table:formula="of:=([.I113]+0.019)/2" office:value-type="float" office:value="-0.024019">
            <text:p>-0.024019</text:p>
          </table:table-cell>
          <table:table-cell office:value-type="float" office:value="937.969971">
            <text:p>937.969971</text:p>
          </table:table-cell>
          <table:table-cell office:value-type="float" office:value="-0.097879">
            <text:p>-0.097879</text:p>
          </table:table-cell>
          <table:table-cell office:value-type="float" office:value="-0.170669">
            <text:p>-0.170669</text:p>
          </table:table-cell>
          <table:table-cell table:formula="of:=([.M113]-0.02)/2" office:value-type="float" office:value="-0.0953345">
            <text:p>-0.0953345</text:p>
          </table:table-cell>
          <table:table-cell office:value-type="float" office:value="74.36792">
            <text:p>74.36792</text:p>
          </table:table-cell>
          <table:table-cell office:value-type="float" office:value="1775">
            <text:p>1775</text:p>
          </table:table-cell>
          <table:table-cell office:value-type="float" office:value="-893">
            <text:p>-893</text:p>
          </table:table-cell>
          <table:table-cell office:value-type="float" office:value="9906">
            <text:p>9906</text:p>
          </table:table-cell>
          <table:table-cell office:value-type="float" office:value="17664">
            <text:p>17664</text:p>
          </table:table-cell>
          <table:table-cell office:value-type="float" office:value="20260.191406">
            <text:p>20260.191406</text:p>
          </table:table-cell>
          <table:table-cell office:value-type="float" office:value="-1.61578">
            <text:p>-1.61578</text:p>
          </table:table-cell>
          <table:table-cell office:value-type="float" office:value="-2.51494">
            <text:p>-2.51494</text:p>
          </table:table-cell>
          <table:table-cell office:value-type="float" office:value="55.648632">
            <text:p>55.648632</text:p>
          </table:table-cell>
        </table:table-row>
        <table:table-row table:style-name="ro1">
          <table:table-cell office:value-type="float" office:value="57000">
            <text:p>57000</text:p>
          </table:table-cell>
          <table:table-cell office:value-type="float" office:value="21">
            <text:p>21</text:p>
          </table:table-cell>
          <table:table-cell office:value-type="float" office:value="-505">
            <text:p>-505</text:p>
          </table:table-cell>
          <table:table-cell office:value-type="float" office:value="2505.603516">
            <text:p>2505.603516</text:p>
          </table:table-cell>
          <table:table-cell office:value-type="float" office:value="-0.03">
            <text:p>-0.03</text:p>
          </table:table-cell>
          <table:table-cell office:value-type="float" office:value="-0.042034">
            <text:p>-0.042034</text:p>
          </table:table-cell>
          <table:table-cell office:value-type="float" office:value="40.114853">
            <text:p>40.114853</text:p>
          </table:table-cell>
          <table:table-cell office:value-type="float" office:value="0.016">
            <text:p>0.016</text:p>
          </table:table-cell>
          <table:table-cell office:value-type="float" office:value="0.153229">
            <text:p>0.153229</text:p>
          </table:table-cell>
          <table:table-cell table:formula="of:=([.I114]+0.019)/2" office:value-type="float" office:value="0.0861145">
            <text:p>0.0861145</text:p>
          </table:table-cell>
          <table:table-cell office:value-type="float" office:value="857.680908">
            <text:p>857.680908</text:p>
          </table:table-cell>
          <table:table-cell office:value-type="float" office:value="-0.06">
            <text:p>-0.06</text:p>
          </table:table-cell>
          <table:table-cell office:value-type="float" office:value="-0.084069">
            <text:p>-0.084069</text:p>
          </table:table-cell>
          <table:table-cell table:formula="of:=([.M114]-0.02)/2" office:value-type="float" office:value="-0.0520345">
            <text:p>-0.0520345</text:p>
          </table:table-cell>
          <table:table-cell office:value-type="float" office:value="40.114853">
            <text:p>40.114853</text:p>
          </table:table-cell>
          <table:table-cell office:value-type="float" office:value="1774">
            <text:p>1774</text:p>
          </table:table-cell>
          <table:table-cell office:value-type="float" office:value="-914">
            <text:p>-914</text:p>
          </table:table-cell>
          <table:table-cell office:value-type="float" office:value="10315">
            <text:p>10315</text:p>
          </table:table-cell>
          <table:table-cell office:value-type="float" office:value="17960">
            <text:p>17960</text:p>
          </table:table-cell>
          <table:table-cell office:value-type="float" office:value="20716.576172">
            <text:p>20716.576172</text:p>
          </table:table-cell>
          <table:table-cell office:value-type="float" office:value="-1.64578">
            <text:p>-1.64578</text:p>
          </table:table-cell>
          <table:table-cell office:value-type="float" office:value="-2.556974">
            <text:p>-2.556974</text:p>
          </table:table-cell>
          <table:table-cell office:value-type="float" office:value="55.365475">
            <text:p>55.365475</text:p>
          </table:table-cell>
        </table:table-row>
        <table:table-row table:style-name="ro1">
          <table:table-cell office:value-type="float" office:value="57500">
            <text:p>57500</text:p>
          </table:table-cell>
          <table:table-cell office:value-type="float" office:value="23">
            <text:p>23</text:p>
          </table:table-cell>
          <table:table-cell office:value-type="float" office:value="-533">
            <text:p>-533</text:p>
          </table:table-cell>
          <table:table-cell office:value-type="float" office:value="2418.733154">
            <text:p>2418.733154</text:p>
          </table:table-cell>
          <table:table-cell office:value-type="float" office:value="-0.02">
            <text:p>-0.02</text:p>
          </table:table-cell>
          <table:table-cell office:value-type="float" office:value="-0.029511">
            <text:p>-0.029511</text:p>
          </table:table-cell>
          <table:table-cell office:value-type="float" office:value="47.5536">
            <text:p>47.5536</text:p>
          </table:table-cell>
          <table:table-cell office:value-type="float" office:value="0.008">
            <text:p>0.008</text:p>
          </table:table-cell>
          <table:table-cell office:value-type="float" office:value="-0.112527">
            <text:p>-0.112527</text:p>
          </table:table-cell>
          <table:table-cell table:formula="of:=([.I115]+0.019)/2" office:value-type="float" office:value="-0.0467635">
            <text:p>-0.0467635</text:p>
          </table:table-cell>
          <table:table-cell office:value-type="float" office:value="1506.593384">
            <text:p>1506.593384</text:p>
          </table:table-cell>
          <table:table-cell office:value-type="float" office:value="-0.04">
            <text:p>-0.04</text:p>
          </table:table-cell>
          <table:table-cell office:value-type="float" office:value="-0.059021">
            <text:p>-0.059021</text:p>
          </table:table-cell>
          <table:table-cell table:formula="of:=([.M115]-0.02)/2" office:value-type="float" office:value="-0.0395105">
            <text:p>-0.0395105</text:p>
          </table:table-cell>
          <table:table-cell office:value-type="float" office:value="47.5536">
            <text:p>47.5536</text:p>
          </table:table-cell>
          <table:table-cell office:value-type="float" office:value="1772">
            <text:p>1772</text:p>
          </table:table-cell>
          <table:table-cell office:value-type="float" office:value="-937">
            <text:p>-937</text:p>
          </table:table-cell>
          <table:table-cell office:value-type="float" office:value="10760">
            <text:p>10760</text:p>
          </table:table-cell>
          <table:table-cell office:value-type="float" office:value="18254">
            <text:p>18254</text:p>
          </table:table-cell>
          <table:table-cell office:value-type="float" office:value="21191.476563">
            <text:p>21191.476563</text:p>
          </table:table-cell>
          <table:table-cell office:value-type="float" office:value="-1.66578">
            <text:p>-1.66578</text:p>
          </table:table-cell>
          <table:table-cell office:value-type="float" office:value="-2.586485">
            <text:p>-2.586485</text:p>
          </table:table-cell>
          <table:table-cell office:value-type="float" office:value="55.271687">
            <text:p>55.271687</text:p>
          </table:table-cell>
        </table:table-row>
        <table:table-row table:style-name="ro1">
          <table:table-cell office:value-type="float" office:value="58000">
            <text:p>58000</text:p>
          </table:table-cell>
          <table:table-cell office:value-type="float" office:value="22">
            <text:p>22</text:p>
          </table:table-cell>
          <table:table-cell office:value-type="float" office:value="-579">
            <text:p>-579</text:p>
          </table:table-cell>
          <table:table-cell office:value-type="float" office:value="2733.623047">
            <text:p>2733.623047</text:p>
          </table:table-cell>
          <table:table-cell office:value-type="float" office:value="-0.02">
            <text:p>-0.02</text:p>
          </table:table-cell>
          <table:table-cell office:value-type="float" office:value="-0.045032">
            <text:p>-0.045032</text:p>
          </table:table-cell>
          <table:table-cell office:value-type="float" office:value="125.160805">
            <text:p>125.160805</text:p>
          </table:table-cell>
          <table:table-cell office:value-type="float" office:value="-0.004">
            <text:p>-0.004</text:p>
          </table:table-cell>
          <table:table-cell office:value-type="float" office:value="-0.184354">
            <text:p>-0.184354</text:p>
          </table:table-cell>
          <table:table-cell table:formula="of:=([.I116]+0.019)/2" office:value-type="float" office:value="-0.082677">
            <text:p>-0.082677</text:p>
          </table:table-cell>
          <table:table-cell office:value-type="float" office:value="4508.837402">
            <text:p>4508.837402</text:p>
          </table:table-cell>
          <table:table-cell office:value-type="float" office:value="-0.04">
            <text:p>-0.04</text:p>
          </table:table-cell>
          <table:table-cell office:value-type="float" office:value="-0.090064">
            <text:p>-0.090064</text:p>
          </table:table-cell>
          <table:table-cell table:formula="of:=([.M116]-0.02)/2" office:value-type="float" office:value="-0.055032">
            <text:p>-0.055032</text:p>
          </table:table-cell>
          <table:table-cell office:value-type="float" office:value="125.160805">
            <text:p>125.160805</text:p>
          </table:table-cell>
          <table:table-cell office:value-type="float" office:value="1770">
            <text:p>1770</text:p>
          </table:table-cell>
          <table:table-cell office:value-type="float" office:value="-959">
            <text:p>-959</text:p>
          </table:table-cell>
          <table:table-cell office:value-type="float" office:value="11252">
            <text:p>11252</text:p>
          </table:table-cell>
          <table:table-cell office:value-type="float" office:value="18559">
            <text:p>18559</text:p>
          </table:table-cell>
          <table:table-cell office:value-type="float" office:value="21699.324219">
            <text:p>21699.324219</text:p>
          </table:table-cell>
          <table:table-cell office:value-type="float" office:value="-1.68578">
            <text:p>-1.68578</text:p>
          </table:table-cell>
          <table:table-cell office:value-type="float" office:value="-2.631517">
            <text:p>-2.631517</text:p>
          </table:table-cell>
          <table:table-cell office:value-type="float" office:value="56.100853">
            <text:p>56.100853</text:p>
          </table:table-cell>
        </table:table-row>
        <table:table-row table:style-name="ro1">
          <table:table-cell office:value-type="float" office:value="58500">
            <text:p>58500</text:p>
          </table:table-cell>
          <table:table-cell office:value-type="float" office:value="20">
            <text:p>20</text:p>
          </table:table-cell>
          <table:table-cell office:value-type="float" office:value="-527">
            <text:p>-527</text:p>
          </table:table-cell>
          <table:table-cell office:value-type="float" office:value="2733.622803">
            <text:p>2733.622803</text:p>
          </table:table-cell>
          <table:table-cell office:value-type="float" office:value="-0.028205">
            <text:p>-0.028205</text:p>
          </table:table-cell>
          <table:table-cell office:value-type="float" office:value="-0.059688">
            <text:p>-0.059688</text:p>
          </table:table-cell>
          <table:table-cell office:value-type="float" office:value="111.619652">
            <text:p>111.619652</text:p>
          </table:table-cell>
          <table:table-cell office:value-type="float" office:value="-0.008">
            <text:p>-0.008</text:p>
          </table:table-cell>
          <table:table-cell office:value-type="float" office:value="0.21069">
            <text:p>0.21069</text:p>
          </table:table-cell>
          <table:table-cell table:formula="of:=([.I117]+0.019)/2" office:value-type="float" office:value="0.114845">
            <text:p>0.114845</text:p>
          </table:table-cell>
          <table:table-cell office:value-type="float" office:value="2733.621094">
            <text:p>2733.621094</text:p>
          </table:table-cell>
          <table:table-cell office:value-type="float" office:value="-0.05641">
            <text:p>-0.05641</text:p>
          </table:table-cell>
          <table:table-cell office:value-type="float" office:value="-0.119375">
            <text:p>-0.119375</text:p>
          </table:table-cell>
          <table:table-cell table:formula="of:=([.M117]-0.02)/2" office:value-type="float" office:value="-0.0696875">
            <text:p>-0.0696875</text:p>
          </table:table-cell>
          <table:table-cell office:value-type="float" office:value="111.619652">
            <text:p>111.619652</text:p>
          </table:table-cell>
          <table:table-cell office:value-type="float" office:value="1768">
            <text:p>1768</text:p>
          </table:table-cell>
          <table:table-cell office:value-type="float" office:value="-979">
            <text:p>-979</text:p>
          </table:table-cell>
          <table:table-cell office:value-type="float" office:value="11712">
            <text:p>11712</text:p>
          </table:table-cell>
          <table:table-cell office:value-type="float" office:value="18816">
            <text:p>18816</text:p>
          </table:table-cell>
          <table:table-cell office:value-type="float" office:value="22152.316406">
            <text:p>22152.316406</text:p>
          </table:table-cell>
          <table:table-cell office:value-type="float" office:value="-1.713985">
            <text:p>-1.713985</text:p>
          </table:table-cell>
          <table:table-cell office:value-type="float" office:value="-2.691205">
            <text:p>-2.691205</text:p>
          </table:table-cell>
          <table:table-cell office:value-type="float" office:value="57.014458">
            <text:p>57.014458</text:p>
          </table:table-cell>
        </table:table-row>
        <table:table-row table:style-name="ro1">
          <table:table-cell office:value-type="float" office:value="59000">
            <text:p>59000</text:p>
          </table:table-cell>
          <table:table-cell office:value-type="float" office:value="20">
            <text:p>20</text:p>
          </table:table-cell>
          <table:table-cell office:value-type="float" office:value="-378">
            <text:p>-378</text:p>
          </table:table-cell>
          <table:table-cell office:value-type="float" office:value="1991.42041">
            <text:p>1991.42041</text:p>
          </table:table-cell>
          <table:table-cell office:value-type="float" office:value="-0.028205">
            <text:p>-0.028205</text:p>
          </table:table-cell>
          <table:table-cell office:value-type="float" office:value="-0.054425">
            <text:p>-0.054425</text:p>
          </table:table-cell>
          <table:table-cell office:value-type="float" office:value="92.96122">
            <text:p>92.96122</text:p>
          </table:table-cell>
          <table:table-cell office:value-type="float" office:value="0">
            <text:p>0</text:p>
          </table:table-cell>
          <table:table-cell office:value-type="float" office:value="0.593762">
            <text:p>0.593762</text:p>
          </table:table-cell>
          <table:table-cell table:formula="of:=([.I118]+0.019)/2" office:value-type="float" office:value="0.306381">
            <text:p>0.306381</text:p>
          </table:table-cell>
          <table:table-cell office:value-type="float" office:value="100">
            <text:p>100</text:p>
          </table:table-cell>
          <table:table-cell office:value-type="float" office:value="-0.05641">
            <text:p>-0.05641</text:p>
          </table:table-cell>
          <table:table-cell office:value-type="float" office:value="-0.10885">
            <text:p>-0.10885</text:p>
          </table:table-cell>
          <table:table-cell table:formula="of:=([.M118]-0.02)/2" office:value-type="float" office:value="-0.064425">
            <text:p>-0.064425</text:p>
          </table:table-cell>
          <table:table-cell office:value-type="float" office:value="92.96122">
            <text:p>92.96122</text:p>
          </table:table-cell>
          <table:table-cell office:value-type="float" office:value="1765">
            <text:p>1765</text:p>
          </table:table-cell>
          <table:table-cell office:value-type="float" office:value="-999">
            <text:p>-999</text:p>
          </table:table-cell>
          <table:table-cell office:value-type="float" office:value="12053">
            <text:p>12053</text:p>
          </table:table-cell>
          <table:table-cell office:value-type="float" office:value="18981">
            <text:p>18981</text:p>
          </table:table-cell>
          <table:table-cell office:value-type="float" office:value="22473.169922">
            <text:p>22473.169922</text:p>
          </table:table-cell>
          <table:table-cell office:value-type="float" office:value="-1.742191">
            <text:p>-1.742191</text:p>
          </table:table-cell>
          <table:table-cell office:value-type="float" office:value="-2.74563">
            <text:p>-2.74563</text:p>
          </table:table-cell>
          <table:table-cell office:value-type="float" office:value="57.59642">
            <text:p>57.59642</text:p>
          </table:table-cell>
        </table:table-row>
        <table:table-row table:style-name="ro1">
          <table:table-cell office:value-type="float" office:value="59500">
            <text:p>59500</text:p>
          </table:table-cell>
          <table:table-cell office:value-type="float" office:value="18">
            <text:p>18</text:p>
          </table:table-cell>
          <table:table-cell office:value-type="float" office:value="-393">
            <text:p>-393</text:p>
          </table:table-cell>
          <table:table-cell office:value-type="float" office:value="2281.38501">
            <text:p>2281.38501</text:p>
          </table:table-cell>
          <table:table-cell office:value-type="float" office:value="-0.035">
            <text:p>-0.035</text:p>
          </table:table-cell>
          <table:table-cell office:value-type="float" office:value="-0.102921">
            <text:p>-0.102921</text:p>
          </table:table-cell>
          <table:table-cell office:value-type="float" office:value="194.060379">
            <text:p>194.060379</text:p>
          </table:table-cell>
          <table:table-cell office:value-type="float" office:value="-0.008">
            <text:p>-0.008</text:p>
          </table:table-cell>
          <table:table-cell office:value-type="float" office:value="-0.057461">
            <text:p>-0.057461</text:p>
          </table:table-cell>
          <table:table-cell table:formula="of:=([.I119]+0.019)/2" office:value-type="float" office:value="-0.0192305">
            <text:p>-0.0192305</text:p>
          </table:table-cell>
          <table:table-cell office:value-type="float" office:value="618.260437">
            <text:p>618.260437</text:p>
          </table:table-cell>
          <table:table-cell office:value-type="float" office:value="-0.07">
            <text:p>-0.07</text:p>
          </table:table-cell>
          <table:table-cell office:value-type="float" office:value="-0.205842">
            <text:p>-0.205842</text:p>
          </table:table-cell>
          <table:table-cell table:formula="of:=([.M119]-0.02)/2" office:value-type="float" office:value="-0.112921">
            <text:p>-0.112921</text:p>
          </table:table-cell>
          <table:table-cell office:value-type="float" office:value="194.060379">
            <text:p>194.060379</text:p>
          </table:table-cell>
          <table:table-cell office:value-type="float" office:value="1762">
            <text:p>1762</text:p>
          </table:table-cell>
          <table:table-cell office:value-type="float" office:value="-1017">
            <text:p>-1017</text:p>
          </table:table-cell>
          <table:table-cell office:value-type="float" office:value="12415">
            <text:p>12415</text:p>
          </table:table-cell>
          <table:table-cell office:value-type="float" office:value="19132">
            <text:p>19132</text:p>
          </table:table-cell>
          <table:table-cell office:value-type="float" office:value="22791.853516">
            <text:p>22791.853516</text:p>
          </table:table-cell>
          <table:table-cell office:value-type="float" office:value="-1.777191">
            <text:p>-1.777191</text:p>
          </table:table-cell>
          <table:table-cell office:value-type="float" office:value="-2.848551">
            <text:p>-2.848551</text:p>
          </table:table-cell>
          <table:table-cell office:value-type="float" office:value="60.283955">
            <text:p>60.283955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19">
            <text:p>19</text:p>
          </table:table-cell>
          <table:table-cell office:value-type="float" office:value="-448">
            <text:p>-448</text:p>
          </table:table-cell>
          <table:table-cell office:value-type="float" office:value="2456.399658">
            <text:p>2456.399658</text:p>
          </table:table-cell>
          <table:table-cell office:value-type="float" office:value="-0.048784">
            <text:p>-0.048784</text:p>
          </table:table-cell>
          <table:table-cell office:value-type="float" office:value="-0.10905">
            <text:p>-0.10905</text:p>
          </table:table-cell>
          <table:table-cell office:value-type="float" office:value="123.536919">
            <text:p>123.536919</text:p>
          </table:table-cell>
          <table:table-cell office:value-type="float" office:value="0.004">
            <text:p>0.004</text:p>
          </table:table-cell>
          <table:table-cell office:value-type="float" office:value="-0.220267">
            <text:p>-0.220267</text:p>
          </table:table-cell>
          <table:table-cell table:formula="of:=([.I120]+0.019)/2" office:value-type="float" office:value="-0.1006335">
            <text:p>-0.1006335</text:p>
          </table:table-cell>
          <table:table-cell office:value-type="float" office:value="5606.663086">
            <text:p>5606.663086</text:p>
          </table:table-cell>
          <table:table-cell office:value-type="float" office:value="-0.097568">
            <text:p>-0.097568</text:p>
          </table:table-cell>
          <table:table-cell office:value-type="float" office:value="-0.2181">
            <text:p>-0.2181</text:p>
          </table:table-cell>
          <table:table-cell table:formula="of:=([.M120]-0.02)/2" office:value-type="float" office:value="-0.11905">
            <text:p>-0.11905</text:p>
          </table:table-cell>
          <table:table-cell office:value-type="float" office:value="123.536919">
            <text:p>123.536919</text:p>
          </table:table-cell>
          <table:table-cell office:value-type="float" office:value="1758">
            <text:p>1758</text:p>
          </table:table-cell>
          <table:table-cell office:value-type="float" office:value="-1036">
            <text:p>-1036</text:p>
          </table:table-cell>
          <table:table-cell office:value-type="float" office:value="12844">
            <text:p>12844</text:p>
          </table:table-cell>
          <table:table-cell office:value-type="float" office:value="19261">
            <text:p>19261</text:p>
          </table:table-cell>
          <table:table-cell office:value-type="float" office:value="23127.205078">
            <text:p>23127.205078</text:p>
          </table:table-cell>
          <table:table-cell office:value-type="float" office:value="-1.825974">
            <text:p>-1.825974</text:p>
          </table:table-cell>
          <table:table-cell office:value-type="float" office:value="-2.957601">
            <text:p>-2.957601</text:p>
          </table:table-cell>
          <table:table-cell office:value-type="float" office:value="61.973858">
            <text:p>61.973858</text:p>
          </table:table-cell>
        </table:table-row>
        <table:table-row table:style-name="ro1">
          <table:table-cell office:value-type="float" office:value="60500">
            <text:p>60500</text:p>
          </table:table-cell>
          <table:table-cell office:value-type="float" office:value="18">
            <text:p>18</text:p>
          </table:table-cell>
          <table:table-cell office:value-type="float" office:value="-475">
            <text:p>-475</text:p>
          </table:table-cell>
          <table:table-cell office:value-type="float" office:value="2736.948486">
            <text:p>2736.948486</text:p>
          </table:table-cell>
          <table:table-cell office:value-type="float" office:value="-0.04">
            <text:p>-0.04</text:p>
          </table:table-cell>
          <table:table-cell office:value-type="float" office:value="-0.06122">
            <text:p>-0.06122</text:p>
          </table:table-cell>
          <table:table-cell office:value-type="float" office:value="53.049393">
            <text:p>53.049393</text:p>
          </table:table-cell>
          <table:table-cell office:value-type="float" office:value="-0.004">
            <text:p>-0.004</text:p>
          </table:table-cell>
          <table:table-cell office:value-type="float" office:value="-0.107739">
            <text:p>-0.107739</text:p>
          </table:table-cell>
          <table:table-cell table:formula="of:=([.I121]+0.019)/2" office:value-type="float" office:value="-0.0443695">
            <text:p>-0.0443695</text:p>
          </table:table-cell>
          <table:table-cell office:value-type="float" office:value="2593.476807">
            <text:p>2593.476807</text:p>
          </table:table-cell>
          <table:table-cell office:value-type="float" office:value="-0.08">
            <text:p>-0.08</text:p>
          </table:table-cell>
          <table:table-cell office:value-type="float" office:value="-0.12244">
            <text:p>-0.12244</text:p>
          </table:table-cell>
          <table:table-cell table:formula="of:=([.M121]-0.02)/2" office:value-type="float" office:value="-0.07122">
            <text:p>-0.07122</text:p>
          </table:table-cell>
          <table:table-cell office:value-type="float" office:value="53.049393">
            <text:p>53.049393</text:p>
          </table:table-cell>
          <table:table-cell office:value-type="float" office:value="1753">
            <text:p>1753</text:p>
          </table:table-cell>
          <table:table-cell office:value-type="float" office:value="-1053">
            <text:p>-1053</text:p>
          </table:table-cell>
          <table:table-cell office:value-type="float" office:value="13311">
            <text:p>13311</text:p>
          </table:table-cell>
          <table:table-cell office:value-type="float" office:value="19348">
            <text:p>19348</text:p>
          </table:table-cell>
          <table:table-cell office:value-type="float" office:value="23447.5625">
            <text:p>23447.5625</text:p>
          </table:table-cell>
          <table:table-cell office:value-type="float" office:value="-1.865974">
            <text:p>-1.865974</text:p>
          </table:table-cell>
          <table:table-cell office:value-type="float" office:value="-3.018821">
            <text:p>-3.018821</text:p>
          </table:table-cell>
          <table:table-cell office:value-type="float" office:value="61.782543">
            <text:p>61.782543</text:p>
          </table:table-cell>
        </table:table-row>
        <table:table-row table:style-name="ro1">
          <table:table-cell office:value-type="float" office:value="61000">
            <text:p>61000</text:p>
          </table:table-cell>
          <table:table-cell office:value-type="float" office:value="5">
            <text:p>5</text:p>
          </table:table-cell>
          <table:table-cell office:value-type="float" office:value="-474">
            <text:p>-474</text:p>
          </table:table-cell>
          <table:table-cell office:value-type="float" office:value="9581.042969">
            <text:p>9581.042969</text:p>
          </table:table-cell>
          <table:table-cell office:value-type="float" office:value="-0.005">
            <text:p>-0.005</text:p>
          </table:table-cell>
          <table:table-cell office:value-type="float" office:value="0.011125">
            <text:p>0.011125</text:p>
          </table:table-cell>
          <table:table-cell office:value-type="float" office:value="322.496155">
            <text:p>322.496155</text:p>
          </table:table-cell>
          <table:table-cell office:value-type="float" office:value="-0.052">
            <text:p>-0.052</text:p>
          </table:table-cell>
          <table:table-cell office:value-type="float" office:value="0.002394">
            <text:p>0.002394</text:p>
          </table:table-cell>
          <table:table-cell table:formula="of:=([.I122]+0.019)/2" office:value-type="float" office:value="0.010697">
            <text:p>0.010697</text:p>
          </table:table-cell>
          <table:table-cell office:value-type="float" office:value="104.604233">
            <text:p>104.604233</text:p>
          </table:table-cell>
          <table:table-cell office:value-type="float" office:value="-0.01">
            <text:p>-0.01</text:p>
          </table:table-cell>
          <table:table-cell office:value-type="float" office:value="0.02225">
            <text:p>0.02225</text:p>
          </table:table-cell>
          <table:table-cell table:formula="of:=([.M122]-0.02)/2" office:value-type="float" office:value="0.001125">
            <text:p>0.001125</text:p>
          </table:table-cell>
          <table:table-cell office:value-type="float" office:value="322.496155">
            <text:p>322.496155</text:p>
          </table:table-cell>
          <table:table-cell office:value-type="float" office:value="1752">
            <text:p>1752</text:p>
          </table:table-cell>
          <table:table-cell office:value-type="float" office:value="-1058">
            <text:p>-1058</text:p>
          </table:table-cell>
          <table:table-cell office:value-type="float" office:value="13781">
            <text:p>13781</text:p>
          </table:table-cell>
          <table:table-cell office:value-type="float" office:value="19406">
            <text:p>19406</text:p>
          </table:table-cell>
          <table:table-cell office:value-type="float" office:value="23737.568359">
            <text:p>23737.568359</text:p>
          </table:table-cell>
          <table:table-cell office:value-type="float" office:value="-1.870974">
            <text:p>-1.870974</text:p>
          </table:table-cell>
          <table:table-cell office:value-type="float" office:value="-3.007696">
            <text:p>-3.007696</text:p>
          </table:table-cell>
          <table:table-cell office:value-type="float" office:value="60.7556">
            <text:p>60.7556</text:p>
          </table:table-cell>
        </table:table-row>
        <table:table-row table:style-name="ro1">
          <table:table-cell office:value-type="float" office:value="61500">
            <text:p>61500</text:p>
          </table:table-cell>
          <table:table-cell office:value-type="float" office:value="1">
            <text:p>1</text:p>
          </table:table-cell>
          <table:table-cell office:value-type="float" office:value="-477">
            <text:p>-477</text:p>
          </table:table-cell>
          <table:table-cell office:value-type="float" office:value="47804.492188">
            <text:p>47804.492188</text:p>
          </table:table-cell>
          <table:table-cell office:value-type="float" office:value="-0.005">
            <text:p>-0.005</text:p>
          </table:table-cell>
          <table:table-cell office:value-type="float" office:value="0.011525">
            <text:p>0.011525</text:p>
          </table:table-cell>
          <table:table-cell office:value-type="float" office:value="330.490051">
            <text:p>330.490051</text:p>
          </table:table-cell>
          <table:table-cell office:value-type="float" office:value="-0.016">
            <text:p>-0.016</text:p>
          </table:table-cell>
          <table:table-cell office:value-type="float" office:value="-0.011971">
            <text:p>-0.011971</text:p>
          </table:table-cell>
          <table:table-cell table:formula="of:=([.I123]+0.019)/2" office:value-type="float" office:value="0.0035145">
            <text:p>0.0035145</text:p>
          </table:table-cell>
          <table:table-cell office:value-type="float" office:value="25.18108">
            <text:p>25.18108</text:p>
          </table:table-cell>
          <table:table-cell office:value-type="float" office:value="-0.01">
            <text:p>-0.01</text:p>
          </table:table-cell>
          <table:table-cell office:value-type="float" office:value="0.023049">
            <text:p>0.023049</text:p>
          </table:table-cell>
          <table:table-cell table:formula="of:=([.M123]-0.02)/2" office:value-type="float" office:value="0.0015245">
            <text:p>0.0015245</text:p>
          </table:table-cell>
          <table:table-cell office:value-type="float" office:value="330.490051">
            <text:p>330.490051</text:p>
          </table:table-cell>
          <table:table-cell office:value-type="float" office:value="1752">
            <text:p>1752</text:p>
          </table:table-cell>
          <table:table-cell office:value-type="float" office:value="-1059">
            <text:p>-1059</text:p>
          </table:table-cell>
          <table:table-cell office:value-type="float" office:value="14254">
            <text:p>14254</text:p>
          </table:table-cell>
          <table:table-cell office:value-type="float" office:value="19470">
            <text:p>19470</text:p>
          </table:table-cell>
          <table:table-cell office:value-type="float" office:value="24036.21875">
            <text:p>24036.21875</text:p>
          </table:table-cell>
          <table:table-cell office:value-type="float" office:value="-1.875974">
            <text:p>-1.875974</text:p>
          </table:table-cell>
          <table:table-cell office:value-type="float" office:value="-2.996171">
            <text:p>-2.996171</text:p>
          </table:table-cell>
          <table:table-cell office:value-type="float" office:value="59.712822">
            <text:p>59.712822</text:p>
          </table:table-cell>
        </table:table-row>
        <table:table-row table:style-name="ro1">
          <table:table-cell office:value-type="float" office:value="62000">
            <text:p>62000</text:p>
          </table:table-cell>
          <table:table-cell office:value-type="float" office:value="0">
            <text:p>0</text:p>
          </table:table-cell>
          <table:table-cell office:value-type="float" office:value="-477">
            <text:p>-4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124">
            <text:p>0.012124</text:p>
          </table:table-cell>
          <table:table-cell office:value-type="float" office:value="100">
            <text:p>100</text:p>
          </table:table-cell>
          <table:table-cell office:value-type="float" office:value="-0.004">
            <text:p>-0.004</text:p>
          </table:table-cell>
          <table:table-cell office:value-type="float" office:value="0">
            <text:p>0</text:p>
          </table:table-cell>
          <table:table-cell table:formula="of:=([.I124]+0.019)/2" office:value-type="float" office:value="0.0095">
            <text:p>0.00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formula="of:=([.M124]-0.02)/2" office:value-type="float" office:value="0.002124">
            <text:p>0.002124</text:p>
          </table:table-cell>
          <table:table-cell office:value-type="float" office:value="100">
            <text:p>100</text:p>
          </table:table-cell>
          <table:table-cell office:value-type="float" office:value="1752">
            <text:p>1752</text:p>
          </table:table-cell>
          <table:table-cell office:value-type="float" office:value="-1059">
            <text:p>-1059</text:p>
          </table:table-cell>
          <table:table-cell office:value-type="float" office:value="14726">
            <text:p>14726</text:p>
          </table:table-cell>
          <table:table-cell office:value-type="float" office:value="19539">
            <text:p>19539</text:p>
          </table:table-cell>
          <table:table-cell office:value-type="float" office:value="24343.423828">
            <text:p>24343.423828</text:p>
          </table:table-cell>
          <table:table-cell office:value-type="float" office:value="-1.875974">
            <text:p>-1.875974</text:p>
          </table:table-cell>
          <table:table-cell office:value-type="float" office:value="-2.984047">
            <text:p>-2.984047</text:p>
          </table:table-cell>
          <table:table-cell office:value-type="float" office:value="59.06654">
            <text:p>59.06654</text:p>
          </table:table-cell>
        </table:table-row>
        <table:table-row table:style-name="ro1">
          <table:table-cell office:value-type="float" office:value="62500">
            <text:p>62500</text:p>
          </table:table-cell>
          <table:table-cell office:value-type="float" office:value="0">
            <text:p>0</text:p>
          </table:table-cell>
          <table:table-cell office:value-type="float" office:value="-469">
            <text:p>-4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258">
            <text:p>0.0112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19">
            <text:p>0.033519</text:p>
          </table:table-cell>
          <table:table-cell table:formula="of:=([.I125]+0.019)/2" office:value-type="float" office:value="0.0262595">
            <text:p>0.02625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([.M125]-0.02)/2" office:value-type="float" office:value="0.001258">
            <text:p>0.001258</text:p>
          </table:table-cell>
          <table:table-cell office:value-type="float" office:value="100">
            <text:p>100</text:p>
          </table:table-cell>
          <table:table-cell office:value-type="float" office:value="1752">
            <text:p>1752</text:p>
          </table:table-cell>
          <table:table-cell office:value-type="float" office:value="-1059">
            <text:p>-1059</text:p>
          </table:table-cell>
          <table:table-cell office:value-type="float" office:value="15189">
            <text:p>15189</text:p>
          </table:table-cell>
          <table:table-cell office:value-type="float" office:value="19613">
            <text:p>19613</text:p>
          </table:table-cell>
          <table:table-cell office:value-type="float" office:value="24655.314453">
            <text:p>24655.314453</text:p>
          </table:table-cell>
          <table:table-cell office:value-type="float" office:value="-1.875974">
            <text:p>-1.875974</text:p>
          </table:table-cell>
          <table:table-cell office:value-type="float" office:value="-2.972789">
            <text:p>-2.972789</text:p>
          </table:table-cell>
          <table:table-cell office:value-type="float" office:value="58.466415">
            <text:p>58.466415</text:p>
          </table:table-cell>
        </table:table-row>
        <table:table-row table:style-name="ro1">
          <table:table-cell office:value-type="float" office:value="63000">
            <text:p>63000</text:p>
          </table:table-cell>
          <table:table-cell office:value-type="float" office:value="1">
            <text:p>1</text:p>
          </table:table-cell>
          <table:table-cell office:value-type="float" office:value="-412">
            <text:p>-412</text:p>
          </table:table-cell>
          <table:table-cell office:value-type="float" office:value="41340.144531">
            <text:p>41340.144531</text:p>
          </table:table-cell>
          <table:table-cell office:value-type="float" office:value="-0.005">
            <text:p>-0.005</text:p>
          </table:table-cell>
          <table:table-cell office:value-type="float" office:value="-0.002531">
            <text:p>-0.002531</text:p>
          </table:table-cell>
          <table:table-cell office:value-type="float" office:value="49.372124">
            <text:p>49.372124</text:p>
          </table:table-cell>
          <table:table-cell office:value-type="float" office:value="0.004">
            <text:p>0.004</text:p>
          </table:table-cell>
          <table:table-cell office:value-type="float" office:value="0.225055">
            <text:p>0.225055</text:p>
          </table:table-cell>
          <table:table-cell table:formula="of:=([.I126]+0.019)/2" office:value-type="float" office:value="0.1220275">
            <text:p>0.1220275</text:p>
          </table:table-cell>
          <table:table-cell office:value-type="float" office:value="5526.373535">
            <text:p>5526.373535</text:p>
          </table:table-cell>
          <table:table-cell office:value-type="float" office:value="-0.01">
            <text:p>-0.01</text:p>
          </table:table-cell>
          <table:table-cell office:value-type="float" office:value="-0.005063">
            <text:p>-0.005063</text:p>
          </table:table-cell>
          <table:table-cell table:formula="of:=([.M126]-0.02)/2" office:value-type="float" office:value="-0.0125315">
            <text:p>-0.0125315</text:p>
          </table:table-cell>
          <table:table-cell office:value-type="float" office:value="49.372124">
            <text:p>49.372124</text:p>
          </table:table-cell>
          <table:table-cell office:value-type="float" office:value="1752">
            <text:p>1752</text:p>
          </table:table-cell>
          <table:table-cell office:value-type="float" office:value="-1060">
            <text:p>-1060</text:p>
          </table:table-cell>
          <table:table-cell office:value-type="float" office:value="15596">
            <text:p>15596</text:p>
          </table:table-cell>
          <table:table-cell office:value-type="float" office:value="19682">
            <text:p>19682</text:p>
          </table:table-cell>
          <table:table-cell office:value-type="float" office:value="24937.660156">
            <text:p>24937.660156</text:p>
          </table:table-cell>
          <table:table-cell office:value-type="float" office:value="-1.880974">
            <text:p>-1.880974</text:p>
          </table:table-cell>
          <table:table-cell office:value-type="float" office:value="-2.975321">
            <text:p>-2.975321</text:p>
          </table:table-cell>
          <table:table-cell office:value-type="float" office:value="58.17976">
            <text:p>58.17976</text:p>
          </table:table-cell>
        </table:table-row>
        <table:table-row table:style-name="ro1">
          <table:table-cell office:value-type="float" office:value="63500">
            <text:p>63500</text:p>
          </table:table-cell>
          <table:table-cell office:value-type="float" office:value="4">
            <text:p>4</text:p>
          </table:table-cell>
          <table:table-cell office:value-type="float" office:value="-382">
            <text:p>-382</text:p>
          </table:table-cell>
          <table:table-cell office:value-type="float" office:value="9661.848633">
            <text:p>9661.848633</text:p>
          </table:table-cell>
          <table:table-cell office:value-type="float" office:value="-0.02">
            <text:p>-0.02</text:p>
          </table:table-cell>
          <table:table-cell office:value-type="float" office:value="-0.062352">
            <text:p>-0.062352</text:p>
          </table:table-cell>
          <table:table-cell office:value-type="float" office:value="211.761124">
            <text:p>211.761124</text:p>
          </table:table-cell>
          <table:table-cell office:value-type="float" office:value="0.012">
            <text:p>0.012</text:p>
          </table:table-cell>
          <table:table-cell office:value-type="float" office:value="0.11971">
            <text:p>0.11971</text:p>
          </table:table-cell>
          <table:table-cell table:formula="of:=([.I127]+0.019)/2" office:value-type="float" office:value="0.069355">
            <text:p>0.069355</text:p>
          </table:table-cell>
          <table:table-cell office:value-type="float" office:value="897.583984">
            <text:p>897.583984</text:p>
          </table:table-cell>
          <table:table-cell office:value-type="float" office:value="-0.04">
            <text:p>-0.04</text:p>
          </table:table-cell>
          <table:table-cell office:value-type="float" office:value="-0.124704">
            <text:p>-0.124704</text:p>
          </table:table-cell>
          <table:table-cell table:formula="of:=([.M127]-0.02)/2" office:value-type="float" office:value="-0.072352">
            <text:p>-0.072352</text:p>
          </table:table-cell>
          <table:table-cell office:value-type="float" office:value="211.761124">
            <text:p>211.761124</text:p>
          </table:table-cell>
          <table:table-cell office:value-type="float" office:value="1751">
            <text:p>1751</text:p>
          </table:table-cell>
          <table:table-cell office:value-type="float" office:value="-1064">
            <text:p>-1064</text:p>
          </table:table-cell>
          <table:table-cell office:value-type="float" office:value="15973">
            <text:p>15973</text:p>
          </table:table-cell>
          <table:table-cell office:value-type="float" office:value="19745">
            <text:p>19745</text:p>
          </table:table-cell>
          <table:table-cell office:value-type="float" office:value="25204.755859">
            <text:p>25204.755859</text:p>
          </table:table-cell>
          <table:table-cell office:value-type="float" office:value="-1.900974">
            <text:p>-1.900974</text:p>
          </table:table-cell>
          <table:table-cell office:value-type="float" office:value="-3.037673">
            <text:p>-3.037673</text:p>
          </table:table-cell>
          <table:table-cell office:value-type="float" office:value="59.795578">
            <text:p>59.795578</text:p>
          </table:table-cell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9">
            <text:p>9</text:p>
          </table:table-cell>
          <table:table-cell office:value-type="float" office:value="-338">
            <text:p>-338</text:p>
          </table:table-cell>
          <table:table-cell office:value-type="float" office:value="3850.918457">
            <text:p>3850.918457</text:p>
          </table:table-cell>
          <table:table-cell office:value-type="float" office:value="-0.045">
            <text:p>-0.045</text:p>
          </table:table-cell>
          <table:table-cell office:value-type="float" office:value="-0.183726">
            <text:p>-0.183726</text:p>
          </table:table-cell>
          <table:table-cell office:value-type="float" office:value="308.279694">
            <text:p>308.279694</text:p>
          </table:table-cell>
          <table:table-cell office:value-type="float" office:value="0.02">
            <text:p>0.02</text:p>
          </table:table-cell>
          <table:table-cell office:value-type="float" office:value="0.179565">
            <text:p>0.179565</text:p>
          </table:table-cell>
          <table:table-cell table:formula="of:=([.I128]+0.019)/2" office:value-type="float" office:value="0.0992825">
            <text:p>0.0992825</text:p>
          </table:table-cell>
          <table:table-cell office:value-type="float" office:value="797.825745">
            <text:p>797.825745</text:p>
          </table:table-cell>
          <table:table-cell office:value-type="float" office:value="-0.09">
            <text:p>-0.09</text:p>
          </table:table-cell>
          <table:table-cell office:value-type="float" office:value="-0.367452">
            <text:p>-0.367452</text:p>
          </table:table-cell>
          <table:table-cell table:formula="of:=([.M128]-0.02)/2" office:value-type="float" office:value="-0.193726">
            <text:p>-0.193726</text:p>
          </table:table-cell>
          <table:table-cell office:value-type="float" office:value="308.279694">
            <text:p>308.279694</text:p>
          </table:table-cell>
          <table:table-cell office:value-type="float" office:value="1748">
            <text:p>1748</text:p>
          </table:table-cell>
          <table:table-cell office:value-type="float" office:value="-1073">
            <text:p>-1073</text:p>
          </table:table-cell>
          <table:table-cell office:value-type="float" office:value="16309">
            <text:p>16309</text:p>
          </table:table-cell>
          <table:table-cell office:value-type="float" office:value="19780">
            <text:p>19780</text:p>
          </table:table-cell>
          <table:table-cell office:value-type="float" office:value="25433.646484">
            <text:p>25433.646484</text:p>
          </table:table-cell>
          <table:table-cell office:value-type="float" office:value="-1.945974">
            <text:p>-1.945974</text:p>
          </table:table-cell>
          <table:table-cell office:value-type="float" office:value="-3.221399">
            <text:p>-3.221399</text:p>
          </table:table-cell>
          <table:table-cell office:value-type="float" office:value="65.541687">
            <text:p>65.541687</text:p>
          </table:table-cell>
        </table:table-row>
        <table:table-row table:style-name="ro1">
          <table:table-cell office:value-type="float" office:value="64500">
            <text:p>64500</text:p>
          </table:table-cell>
          <table:table-cell office:value-type="float" office:value="6">
            <text:p>6</text:p>
          </table:table-cell>
          <table:table-cell office:value-type="float" office:value="-229">
            <text:p>-229</text:p>
          </table:table-cell>
          <table:table-cell office:value-type="float" office:value="3910.774902">
            <text:p>3910.774902</text:p>
          </table:table-cell>
          <table:table-cell office:value-type="float" office:value="-0.111818">
            <text:p>-0.111818</text:p>
          </table:table-cell>
          <table:table-cell office:value-type="float" office:value="-0.294108">
            <text:p>-0.294108</text:p>
          </table:table-cell>
          <table:table-cell office:value-type="float" office:value="163.023376">
            <text:p>163.023376</text:p>
          </table:table-cell>
          <table:table-cell office:value-type="float" office:value="-0.012">
            <text:p>-0.012</text:p>
          </table:table-cell>
          <table:table-cell office:value-type="float" office:value="0.435745">
            <text:p>0.435745</text:p>
          </table:table-cell>
          <table:table-cell table:formula="of:=([.I129]+0.019)/2" office:value-type="float" office:value="0.2273725">
            <text:p>0.2273725</text:p>
          </table:table-cell>
          <table:table-cell office:value-type="float" office:value="3731.206543">
            <text:p>3731.206543</text:p>
          </table:table-cell>
          <table:table-cell office:value-type="float" office:value="-0.223636">
            <text:p>-0.223636</text:p>
          </table:table-cell>
          <table:table-cell office:value-type="float" office:value="-0.588216">
            <text:p>-0.588216</text:p>
          </table:table-cell>
          <table:table-cell table:formula="of:=([.M129]-0.02)/2" office:value-type="float" office:value="-0.304108">
            <text:p>-0.304108</text:p>
          </table:table-cell>
          <table:table-cell office:value-type="float" office:value="163.023376">
            <text:p>163.023376</text:p>
          </table:table-cell>
          <table:table-cell office:value-type="float" office:value="1746">
            <text:p>1746</text:p>
          </table:table-cell>
          <table:table-cell office:value-type="float" office:value="-1079">
            <text:p>-1079</text:p>
          </table:table-cell>
          <table:table-cell office:value-type="float" office:value="16537">
            <text:p>16537</text:p>
          </table:table-cell>
          <table:table-cell office:value-type="float" office:value="19762">
            <text:p>19762</text:p>
          </table:table-cell>
          <table:table-cell office:value-type="float" office:value="25556.230469">
            <text:p>25556.230469</text:p>
          </table:table-cell>
          <table:table-cell office:value-type="float" office:value="-2.057792">
            <text:p>-2.057792</text:p>
          </table:table-cell>
          <table:table-cell office:value-type="float" office:value="-3.515507">
            <text:p>-3.515507</text:p>
          </table:table-cell>
          <table:table-cell office:value-type="float" office:value="70.83873">
            <text:p>70.83873</text:p>
          </table:table-cell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-3">
            <text:p>-3</text:p>
          </table:table-cell>
          <table:table-cell office:value-type="float" office:value="-217">
            <text:p>-217</text:p>
          </table:table-cell>
          <table:table-cell office:value-type="float" office:value="7142.467285">
            <text:p>7142.467285</text:p>
          </table:table-cell>
          <table:table-cell office:value-type="float" office:value="-0.14">
            <text:p>-0.14</text:p>
          </table:table-cell>
          <table:table-cell office:value-type="float" office:value="-0.329747">
            <text:p>-0.329747</text:p>
          </table:table-cell>
          <table:table-cell office:value-type="float" office:value="135.533798">
            <text:p>135.533798</text:p>
          </table:table-cell>
          <table:table-cell office:value-type="float" office:value="-0.036">
            <text:p>-0.036</text:p>
          </table:table-cell>
          <table:table-cell office:value-type="float" office:value="0.04549">
            <text:p>0.04549</text:p>
          </table:table-cell>
          <table:table-cell table:formula="of:=([.I130]+0.019)/2" office:value-type="float" office:value="0.032245">
            <text:p>0.032245</text:p>
          </table:table-cell>
          <table:table-cell office:value-type="float" office:value="226.360611">
            <text:p>226.360611</text:p>
          </table:table-cell>
          <table:table-cell office:value-type="float" office:value="-0.28">
            <text:p>-0.28</text:p>
          </table:table-cell>
          <table:table-cell office:value-type="float" office:value="-0.659495">
            <text:p>-0.659495</text:p>
          </table:table-cell>
          <table:table-cell table:formula="of:=([.M130]-0.02)/2" office:value-type="float" office:value="-0.3397475">
            <text:p>-0.3397475</text:p>
          </table:table-cell>
          <table:table-cell office:value-type="float" office:value="135.533798">
            <text:p>135.533798</text:p>
          </table:table-cell>
          <table:table-cell office:value-type="float" office:value="1747">
            <text:p>1747</text:p>
          </table:table-cell>
          <table:table-cell office:value-type="float" office:value="-1076">
            <text:p>-1076</text:p>
          </table:table-cell>
          <table:table-cell office:value-type="float" office:value="16739">
            <text:p>16739</text:p>
          </table:table-cell>
          <table:table-cell office:value-type="float" office:value="19683">
            <text:p>19683</text:p>
          </table:table-cell>
          <table:table-cell office:value-type="float" office:value="25606.564453">
            <text:p>25606.564453</text:p>
          </table:table-cell>
          <table:table-cell office:value-type="float" office:value="-2.197793">
            <text:p>-2.197793</text:p>
          </table:table-cell>
          <table:table-cell office:value-type="float" office:value="-3.845254">
            <text:p>-3.845254</text:p>
          </table:table-cell>
          <table:table-cell office:value-type="float" office:value="74.959824">
            <text:p>74.959824</text:p>
          </table:table-cell>
        </table:table-row>
        <table:table-row table:style-name="ro1">
          <table:table-cell office:value-type="float" office:value="65500">
            <text:p>65500</text:p>
          </table:table-cell>
          <table:table-cell office:value-type="float" office:value="-5">
            <text:p>-5</text:p>
          </table:table-cell>
          <table:table-cell office:value-type="float" office:value="-242">
            <text:p>-242</text:p>
          </table:table-cell>
          <table:table-cell office:value-type="float" office:value="4736.29248">
            <text:p>4736.29248</text:p>
          </table:table-cell>
          <table:table-cell office:value-type="float" office:value="-0.115909">
            <text:p>-0.115909</text:p>
          </table:table-cell>
          <table:table-cell office:value-type="float" office:value="-0.22123">
            <text:p>-0.22123</text:p>
          </table:table-cell>
          <table:table-cell office:value-type="float" office:value="90.865524">
            <text:p>90.865524</text:p>
          </table:table-cell>
          <table:table-cell office:value-type="float" office:value="-0.008">
            <text:p>-0.008</text:p>
          </table:table-cell>
          <table:table-cell office:value-type="float" office:value="-0.098162">
            <text:p>-0.098162</text:p>
          </table:table-cell>
          <table:table-cell table:formula="of:=([.I131]+0.019)/2" office:value-type="float" office:value="-0.039581">
            <text:p>-0.039581</text:p>
          </table:table-cell>
          <table:table-cell office:value-type="float" office:value="1127.02832">
            <text:p>1127.02832</text:p>
          </table:table-cell>
          <table:table-cell office:value-type="float" office:value="-0.231818">
            <text:p>-0.231818</text:p>
          </table:table-cell>
          <table:table-cell office:value-type="float" office:value="-0.442461">
            <text:p>-0.442461</text:p>
          </table:table-cell>
          <table:table-cell table:formula="of:=([.M131]-0.02)/2" office:value-type="float" office:value="-0.2312305">
            <text:p>-0.2312305</text:p>
          </table:table-cell>
          <table:table-cell office:value-type="float" office:value="90.865524">
            <text:p>90.865524</text:p>
          </table:table-cell>
          <table:table-cell office:value-type="float" office:value="1750">
            <text:p>1750</text:p>
          </table:table-cell>
          <table:table-cell office:value-type="float" office:value="-1072">
            <text:p>-1072</text:p>
          </table:table-cell>
          <table:table-cell office:value-type="float" office:value="16923">
            <text:p>16923</text:p>
          </table:table-cell>
          <table:table-cell office:value-type="float" office:value="19527">
            <text:p>19527</text:p>
          </table:table-cell>
          <table:table-cell office:value-type="float" office:value="25583.955078">
            <text:p>25583.955078</text:p>
          </table:table-cell>
          <table:table-cell office:value-type="float" office:value="-2.313702">
            <text:p>-2.313702</text:p>
          </table:table-cell>
          <table:table-cell office:value-type="float" office:value="-4.066484">
            <text:p>-4.066484</text:p>
          </table:table-cell>
          <table:table-cell office:value-type="float" office:value="75.756653">
            <text:p>75.756653</text:p>
          </table:table-cell>
        </table:table-row>
        <table:table-row table:style-name="ro1">
          <table:table-cell office:value-type="float" office:value="66000">
            <text:p>66000</text:p>
          </table:table-cell>
          <table:table-cell office:value-type="float" office:value="-7">
            <text:p>-7</text:p>
          </table:table-cell>
          <table:table-cell office:value-type="float" office:value="-263">
            <text:p>-263</text:p>
          </table:table-cell>
          <table:table-cell office:value-type="float" office:value="3653.769775">
            <text:p>3653.769775</text:p>
          </table:table-cell>
          <table:table-cell office:value-type="float" office:value="-0.08">
            <text:p>-0.08</text:p>
          </table:table-cell>
          <table:table-cell office:value-type="float" office:value="-0.137828">
            <text:p>-0.137828</text:p>
          </table:table-cell>
          <table:table-cell office:value-type="float" office:value="72.28466">
            <text:p>72.28466</text:p>
          </table:table-cell>
          <table:table-cell office:value-type="float" office:value="-0.008">
            <text:p>-0.008</text:p>
          </table:table-cell>
          <table:table-cell office:value-type="float" office:value="-0.083797">
            <text:p>-0.083797</text:p>
          </table:table-cell>
          <table:table-cell table:formula="of:=([.I132]+0.019)/2" office:value-type="float" office:value="-0.0323985">
            <text:p>-0.0323985</text:p>
          </table:table-cell>
          <table:table-cell office:value-type="float" office:value="947.463135">
            <text:p>947.463135</text:p>
          </table:table-cell>
          <table:table-cell office:value-type="float" office:value="-0.16">
            <text:p>-0.16</text:p>
          </table:table-cell>
          <table:table-cell office:value-type="float" office:value="-0.275655">
            <text:p>-0.275655</text:p>
          </table:table-cell>
          <table:table-cell table:formula="of:=([.M132]-0.02)/2" office:value-type="float" office:value="-0.1478275">
            <text:p>-0.1478275</text:p>
          </table:table-cell>
          <table:table-cell office:value-type="float" office:value="72.28466">
            <text:p>72.28466</text:p>
          </table:table-cell>
          <table:table-cell office:value-type="float" office:value="1755">
            <text:p>1755</text:p>
          </table:table-cell>
          <table:table-cell office:value-type="float" office:value="-1067">
            <text:p>-1067</text:p>
          </table:table-cell>
          <table:table-cell office:value-type="float" office:value="17081">
            <text:p>17081</text:p>
          </table:table-cell>
          <table:table-cell office:value-type="float" office:value="19317">
            <text:p>19317</text:p>
          </table:table-cell>
          <table:table-cell office:value-type="float" office:value="25502.818359">
            <text:p>25502.818359</text:p>
          </table:table-cell>
          <table:table-cell office:value-type="float" office:value="-2.393702">
            <text:p>-2.393702</text:p>
          </table:table-cell>
          <table:table-cell office:value-type="float" office:value="-4.204312">
            <text:p>-4.204312</text:p>
          </table:table-cell>
          <table:table-cell office:value-type="float" office:value="75.640625">
            <text:p>75.640625</text:p>
          </table:table-cell>
        </table:table-row>
        <table:table-row table:style-name="ro1">
          <table:table-cell office:value-type="float" office:value="66500">
            <text:p>66500</text:p>
          </table:table-cell>
          <table:table-cell office:value-type="float" office:value="-1">
            <text:p>-1</text:p>
          </table:table-cell>
          <table:table-cell office:value-type="float" office:value="-139">
            <text:p>-139</text:p>
          </table:table-cell>
          <table:table-cell office:value-type="float" office:value="13846.249023">
            <text:p>13846.249023</text:p>
          </table:table-cell>
          <table:table-cell office:value-type="float" office:value="-0.015">
            <text:p>-0.015</text:p>
          </table:table-cell>
          <table:table-cell office:value-type="float" office:value="0.01339">
            <text:p>0.01339</text:p>
          </table:table-cell>
          <table:table-cell office:value-type="float" office:value="189.264923">
            <text:p>189.264923</text:p>
          </table:table-cell>
          <table:table-cell office:value-type="float" office:value="0.024">
            <text:p>0.024</text:p>
          </table:table-cell>
          <table:table-cell office:value-type="float" office:value="0.493206">
            <text:p>0.493206</text:p>
          </table:table-cell>
          <table:table-cell table:formula="of:=([.I133]+0.019)/2" office:value-type="float" office:value="0.256103">
            <text:p>0.256103</text:p>
          </table:table-cell>
          <table:table-cell office:value-type="float" office:value="1955.023193">
            <text:p>1955.023193</text:p>
          </table:table-cell>
          <table:table-cell office:value-type="float" office:value="-0.03">
            <text:p>-0.03</text:p>
          </table:table-cell>
          <table:table-cell office:value-type="float" office:value="0.026779">
            <text:p>0.026779</text:p>
          </table:table-cell>
          <table:table-cell table:formula="of:=([.M133]-0.02)/2" office:value-type="float" office:value="0.0033895">
            <text:p>0.0033895</text:p>
          </table:table-cell>
          <table:table-cell office:value-type="float" office:value="189.264923">
            <text:p>189.264923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17149">
            <text:p>17149</text:p>
          </table:table-cell>
          <table:table-cell office:value-type="float" office:value="19195">
            <text:p>19195</text:p>
          </table:table-cell>
          <table:table-cell office:value-type="float" office:value="25445.087891">
            <text:p>25445.087891</text:p>
          </table:table-cell>
          <table:table-cell office:value-type="float" office:value="-2.408702">
            <text:p>-2.408702</text:p>
          </table:table-cell>
          <table:table-cell office:value-type="float" office:value="-4.190923">
            <text:p>-4.190923</text:p>
          </table:table-cell>
          <table:table-cell office:value-type="float" office:value="73.990944">
            <text:p>73.990944</text:p>
          </table:table-cell>
        </table:table-row>
        <table:table-row table:style-name="ro1">
          <table:table-cell office:value-type="float" office:value="67000">
            <text:p>67000</text:p>
          </table:table-cell>
          <table:table-cell office:value-type="float" office:value="0">
            <text:p>0</text:p>
          </table:table-cell>
          <table:table-cell office:value-type="float" office:value="-132">
            <text:p>-13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886">
            <text:p>0.00886</text:p>
          </table:table-cell>
          <table:table-cell office:value-type="float" office:value="100">
            <text:p>100</text:p>
          </table:table-cell>
          <table:table-cell office:value-type="float" office:value="0.004">
            <text:p>0.004</text:p>
          </table:table-cell>
          <table:table-cell office:value-type="float" office:value="0.031125">
            <text:p>0.031125</text:p>
          </table:table-cell>
          <table:table-cell table:formula="of:=([.I134]+0.019)/2" office:value-type="float" office:value="0.0250625">
            <text:p>0.0250625</text:p>
          </table:table-cell>
          <table:table-cell office:value-type="float" office:value="678.11554">
            <text:p>678.11554</text:p>
          </table:table-cell>
          <table:table-cell office:value-type="float" office:value="0">
            <text:p>0</text:p>
          </table:table-cell>
          <table:table-cell office:value-type="float" office:value="0.01772">
            <text:p>0.01772</text:p>
          </table:table-cell>
          <table:table-cell table:formula="of:=([.M134]-0.02)/2" office:value-type="float" office:value="-0.00114">
            <text:p>-0.00114</text:p>
          </table:table-cell>
          <table:table-cell office:value-type="float" office:value="100">
            <text:p>100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17215">
            <text:p>17215</text:p>
          </table:table-cell>
          <table:table-cell office:value-type="float" office:value="19081">
            <text:p>19081</text:p>
          </table:table-cell>
          <table:table-cell office:value-type="float" office:value="25394.533203">
            <text:p>25394.533203</text:p>
          </table:table-cell>
          <table:table-cell office:value-type="float" office:value="-2.408702">
            <text:p>-2.408702</text:p>
          </table:table-cell>
          <table:table-cell office:value-type="float" office:value="-4.182063">
            <text:p>-4.182063</text:p>
          </table:table-cell>
          <table:table-cell office:value-type="float" office:value="73.6231">
            <text:p>73.6231</text:p>
          </table:table-cell>
        </table:table-row>
        <table:table-row table:style-name="ro1">
          <table:table-cell office:value-type="float" office:value="67500">
            <text:p>67500</text:p>
          </table:table-cell>
          <table:table-cell office:value-type="float" office:value="0">
            <text:p>0</text:p>
          </table:table-cell>
          <table:table-cell office:value-type="float" office:value="-107">
            <text:p>-1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391">
            <text:p>0.0123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100556">
            <text:p>0.100556</text:p>
          </table:table-cell>
          <table:table-cell table:formula="of:=([.I135]+0.019)/2" office:value-type="float" office:value="0.059778">
            <text:p>0.059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table:formula="of:=([.M135]-0.02)/2" office:value-type="float" office:value="0.0023905">
            <text:p>0.0023905</text:p>
          </table:table-cell>
          <table:table-cell office:value-type="float" office:value="100">
            <text:p>100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17269">
            <text:p>17269</text:p>
          </table:table-cell>
          <table:table-cell office:value-type="float" office:value="18989">
            <text:p>18989</text:p>
          </table:table-cell>
          <table:table-cell office:value-type="float" office:value="25354.609375">
            <text:p>25354.609375</text:p>
          </table:table-cell>
          <table:table-cell office:value-type="float" office:value="-2.408702">
            <text:p>-2.408702</text:p>
          </table:table-cell>
          <table:table-cell office:value-type="float" office:value="-4.169672">
            <text:p>-4.169672</text:p>
          </table:table-cell>
          <table:table-cell office:value-type="float" office:value="73.108696">
            <text:p>73.108696</text:p>
          </table:table-cell>
        </table:table-row>
        <table:table-row table:style-name="ro1">
          <table:table-cell office:value-type="float" office:value="68000">
            <text:p>68000</text:p>
          </table:table-cell>
          <table:table-cell office:value-type="float" office:value="0">
            <text:p>0</text:p>
          </table:table-cell>
          <table:table-cell office:value-type="float" office:value="-98">
            <text:p>-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525">
            <text:p>0.0115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19">
            <text:p>0.033519</text:p>
          </table:table-cell>
          <table:table-cell table:formula="of:=([.I136]+0.019)/2" office:value-type="float" office:value="0.0262595">
            <text:p>0.02625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([.M136]-0.02)/2" office:value-type="float" office:value="0.0015245">
            <text:p>0.0015245</text:p>
          </table:table-cell>
          <table:table-cell office:value-type="float" office:value="100">
            <text:p>100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17320">
            <text:p>17320</text:p>
          </table:table-cell>
          <table:table-cell office:value-type="float" office:value="18905">
            <text:p>18905</text:p>
          </table:table-cell>
          <table:table-cell office:value-type="float" office:value="25319.537109">
            <text:p>25319.537109</text:p>
          </table:table-cell>
          <table:table-cell office:value-type="float" office:value="-2.408702">
            <text:p>-2.408702</text:p>
          </table:table-cell>
          <table:table-cell office:value-type="float" office:value="-4.158147">
            <text:p>-4.158147</text:p>
          </table:table-cell>
          <table:table-cell office:value-type="float" office:value="72.630234">
            <text:p>72.630234</text:p>
          </table:table-cell>
        </table:table-row>
        <table:table-row table:style-name="ro1">
          <table:table-cell office:value-type="float" office:value="68500">
            <text:p>68500</text:p>
          </table:table-cell>
          <table:table-cell office:value-type="float" office:value="2">
            <text:p>2</text:p>
          </table:table-cell>
          <table:table-cell office:value-type="float" office:value="-183">
            <text:p>-183</text:p>
          </table:table-cell>
          <table:table-cell office:value-type="float" office:value="9227.907227">
            <text:p>9227.907227</text:p>
          </table:table-cell>
          <table:table-cell office:value-type="float" office:value="-0.01">
            <text:p>-0.01</text:p>
          </table:table-cell>
          <table:table-cell office:value-type="float" office:value="-0.058222">
            <text:p>-0.058222</text:p>
          </table:table-cell>
          <table:table-cell office:value-type="float" office:value="482.22052">
            <text:p>482.22052</text:p>
          </table:table-cell>
          <table:table-cell office:value-type="float" office:value="0.008">
            <text:p>0.008</text:p>
          </table:table-cell>
          <table:table-cell office:value-type="float" office:value="-0.337582">
            <text:p>-0.337582</text:p>
          </table:table-cell>
          <table:table-cell table:formula="of:=([.I137]+0.019)/2" office:value-type="float" office:value="-0.159291">
            <text:p>-0.159291</text:p>
          </table:table-cell>
          <table:table-cell office:value-type="float" office:value="4319.780273">
            <text:p>4319.780273</text:p>
          </table:table-cell>
          <table:table-cell office:value-type="float" office:value="-0.02">
            <text:p>-0.02</text:p>
          </table:table-cell>
          <table:table-cell office:value-type="float" office:value="-0.116444">
            <text:p>-0.116444</text:p>
          </table:table-cell>
          <table:table-cell table:formula="of:=([.M137]-0.02)/2" office:value-type="float" office:value="-0.068222">
            <text:p>-0.068222</text:p>
          </table:table-cell>
          <table:table-cell office:value-type="float" office:value="482.22052">
            <text:p>482.22052</text:p>
          </table:table-cell>
          <table:table-cell office:value-type="float" office:value="1755">
            <text:p>1755</text:p>
          </table:table-cell>
          <table:table-cell office:value-type="float" office:value="-1067">
            <text:p>-1067</text:p>
          </table:table-cell>
          <table:table-cell office:value-type="float" office:value="17416">
            <text:p>17416</text:p>
          </table:table-cell>
          <table:table-cell office:value-type="float" office:value="18750">
            <text:p>18750</text:p>
          </table:table-cell>
          <table:table-cell office:value-type="float" office:value="25258.273438">
            <text:p>25258.273438</text:p>
          </table:table-cell>
          <table:table-cell office:value-type="float" office:value="-2.418702">
            <text:p>-2.418702</text:p>
          </table:table-cell>
          <table:table-cell office:value-type="float" office:value="-4.216369">
            <text:p>-4.216369</text:p>
          </table:table-cell>
          <table:table-cell office:value-type="float" office:value="74.323654">
            <text:p>74.323654</text:p>
          </table:table-cell>
        </table:table-row>
        <table:table-row table:style-name="ro1">
          <table:table-cell office:value-type="float" office:value="69000">
            <text:p>69000</text:p>
          </table:table-cell>
          <table:table-cell office:value-type="float" office:value="12">
            <text:p>12</text:p>
          </table:table-cell>
          <table:table-cell office:value-type="float" office:value="-295">
            <text:p>-295</text:p>
          </table:table-cell>
          <table:table-cell office:value-type="float" office:value="2559.046631">
            <text:p>2559.046631</text:p>
          </table:table-cell>
          <table:table-cell office:value-type="float" office:value="-0.054783">
            <text:p>-0.054783</text:p>
          </table:table-cell>
          <table:table-cell office:value-type="float" office:value="-0.04803">
            <text:p>-0.04803</text:p>
          </table:table-cell>
          <table:table-cell office:value-type="float" office:value="12.326439">
            <text:p>12.326439</text:p>
          </table:table-cell>
          <table:table-cell office:value-type="float" office:value="0.04">
            <text:p>0.04</text:p>
          </table:table-cell>
          <table:table-cell office:value-type="float" office:value="-0.45011">
            <text:p>-0.45011</text:p>
          </table:table-cell>
          <table:table-cell table:formula="of:=([.I138]+0.019)/2" office:value-type="float" office:value="-0.215555">
            <text:p>-0.215555</text:p>
          </table:table-cell>
          <table:table-cell office:value-type="float" office:value="1225.27478">
            <text:p>1225.27478</text:p>
          </table:table-cell>
          <table:table-cell office:value-type="float" office:value="-0.109565">
            <text:p>-0.109565</text:p>
          </table:table-cell>
          <table:table-cell office:value-type="float" office:value="-0.09606">
            <text:p>-0.09606</text:p>
          </table:table-cell>
          <table:table-cell table:formula="of:=([.M138]-0.02)/2" office:value-type="float" office:value="-0.05803">
            <text:p>-0.05803</text:p>
          </table:table-cell>
          <table:table-cell office:value-type="float" office:value="12.326439">
            <text:p>12.326439</text:p>
          </table:table-cell>
          <table:table-cell office:value-type="float" office:value="1746">
            <text:p>1746</text:p>
          </table:table-cell>
          <table:table-cell office:value-type="float" office:value="-1075">
            <text:p>-1075</text:p>
          </table:table-cell>
          <table:table-cell office:value-type="float" office:value="17556">
            <text:p>17556</text:p>
          </table:table-cell>
          <table:table-cell office:value-type="float" office:value="18490">
            <text:p>18490</text:p>
          </table:table-cell>
          <table:table-cell office:value-type="float" office:value="25154.429688">
            <text:p>25154.429688</text:p>
          </table:table-cell>
          <table:table-cell office:value-type="float" office:value="-2.473484">
            <text:p>-2.473484</text:p>
          </table:table-cell>
          <table:table-cell office:value-type="float" office:value="-4.264399">
            <text:p>-4.264399</text:p>
          </table:table-cell>
          <table:table-cell office:value-type="float" office:value="72.404533">
            <text:p>72.404533</text:p>
          </table:table-cell>
        </table:table-row>
        <table:table-row table:style-name="ro1">
          <table:table-cell office:value-type="float" office:value="69500">
            <text:p>69500</text:p>
          </table:table-cell>
          <table:table-cell office:value-type="float" office:value="28">
            <text:p>28</text:p>
          </table:table-cell>
          <table:table-cell office:value-type="float" office:value="-549">
            <text:p>-549</text:p>
          </table:table-cell>
          <table:table-cell office:value-type="float" office:value="2060.253418">
            <text:p>2060.253418</text:p>
          </table:table-cell>
          <table:table-cell office:value-type="float" office:value="-0.02">
            <text:p>-0.02</text:p>
          </table:table-cell>
          <table:table-cell office:value-type="float" office:value="-0.02205">
            <text:p>-0.02205</text:p>
          </table:table-cell>
          <table:table-cell office:value-type="float" office:value="10.248851">
            <text:p>10.248851</text:p>
          </table:table-cell>
          <table:table-cell office:value-type="float" office:value="0.064">
            <text:p>0.064</text:p>
          </table:table-cell>
          <table:table-cell office:value-type="float" office:value="-1.015141">
            <text:p>-1.015141</text:p>
          </table:table-cell>
          <table:table-cell table:formula="of:=([.I139]+0.019)/2" office:value-type="float" office:value="-0.4980705">
            <text:p>-0.4980705</text:p>
          </table:table-cell>
          <table:table-cell office:value-type="float" office:value="1686.158569">
            <text:p>1686.158569</text:p>
          </table:table-cell>
          <table:table-cell office:value-type="float" office:value="-0.04">
            <text:p>-0.04</text:p>
          </table:table-cell>
          <table:table-cell office:value-type="float" office:value="-0.0441">
            <text:p>-0.0441</text:p>
          </table:table-cell>
          <table:table-cell table:formula="of:=([.M139]-0.02)/2" office:value-type="float" office:value="-0.03205">
            <text:p>-0.03205</text:p>
          </table:table-cell>
          <table:table-cell office:value-type="float" office:value="10.248851">
            <text:p>10.248851</text:p>
          </table:table-cell>
          <table:table-cell office:value-type="float" office:value="1724">
            <text:p>1724</text:p>
          </table:table-cell>
          <table:table-cell office:value-type="float" office:value="-1092">
            <text:p>-1092</text:p>
          </table:table-cell>
          <table:table-cell office:value-type="float" office:value="17794">
            <text:p>17794</text:p>
          </table:table-cell>
          <table:table-cell office:value-type="float" office:value="17995">
            <text:p>17995</text:p>
          </table:table-cell>
          <table:table-cell office:value-type="float" office:value="24951.121094">
            <text:p>24951.121094</text:p>
          </table:table-cell>
          <table:table-cell office:value-type="float" office:value="-2.493484">
            <text:p>-2.493484</text:p>
          </table:table-cell>
          <table:table-cell office:value-type="float" office:value="-4.286449">
            <text:p>-4.286449</text:p>
          </table:table-cell>
          <table:table-cell office:value-type="float" office:value="71.905991">
            <text:p>71.905991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31">
            <text:p>31</text:p>
          </table:table-cell>
          <table:table-cell office:value-type="float" office:value="-550">
            <text:p>-550</text:p>
          </table:table-cell>
          <table:table-cell office:value-type="float" office:value="1874.413086">
            <text:p>1874.413086</text:p>
          </table:table-cell>
          <table:table-cell office:value-type="float" office:value="-0.02">
            <text:p>-0.02</text:p>
          </table:table-cell>
          <table:table-cell office:value-type="float" office:value="-0.040636">
            <text:p>-0.040636</text:p>
          </table:table-cell>
          <table:table-cell office:value-type="float" office:value="103.177658">
            <text:p>103.177658</text:p>
          </table:table-cell>
          <table:table-cell office:value-type="float" office:value="0.012">
            <text:p>0.012</text:p>
          </table:table-cell>
          <table:table-cell office:value-type="float" office:value="-0.004788">
            <text:p>-0.004788</text:p>
          </table:table-cell>
          <table:table-cell table:formula="of:=([.I140]+0.019)/2" office:value-type="float" office:value="0.007106">
            <text:p>0.007106</text:p>
          </table:table-cell>
          <table:table-cell office:value-type="float" office:value="139.903336">
            <text:p>139.903336</text:p>
          </table:table-cell>
          <table:table-cell office:value-type="float" office:value="-0.04">
            <text:p>-0.04</text:p>
          </table:table-cell>
          <table:table-cell office:value-type="float" office:value="-0.081271">
            <text:p>-0.081271</text:p>
          </table:table-cell>
          <table:table-cell table:formula="of:=([.M140]-0.02)/2" office:value-type="float" office:value="-0.0506355">
            <text:p>-0.0506355</text:p>
          </table:table-cell>
          <table:table-cell office:value-type="float" office:value="103.177658">
            <text:p>103.177658</text:p>
          </table:table-cell>
          <table:table-cell office:value-type="float" office:value="1699">
            <text:p>1699</text:p>
          </table:table-cell>
          <table:table-cell office:value-type="float" office:value="-1111">
            <text:p>-1111</text:p>
          </table:table-cell>
          <table:table-cell office:value-type="float" office:value="18021">
            <text:p>18021</text:p>
          </table:table-cell>
          <table:table-cell office:value-type="float" office:value="17494">
            <text:p>17494</text:p>
          </table:table-cell>
          <table:table-cell office:value-type="float" office:value="24749.822266">
            <text:p>24749.822266</text:p>
          </table:table-cell>
          <table:table-cell office:value-type="float" office:value="-2.513484">
            <text:p>-2.513484</text:p>
          </table:table-cell>
          <table:table-cell office:value-type="float" office:value="-4.327085">
            <text:p>-4.327085</text:p>
          </table:table-cell>
          <table:table-cell office:value-type="float" office:value="72.154831">
            <text:p>72.154831</text:p>
          </table:table-cell>
        </table:table-row>
        <table:table-row table:style-name="ro1">
          <table:table-cell office:value-type="float" office:value="70500">
            <text:p>70500</text:p>
          </table:table-cell>
          <table:table-cell office:value-type="float" office:value="29">
            <text:p>29</text:p>
          </table:table-cell>
          <table:table-cell office:value-type="float" office:value="-442">
            <text:p>-442</text:p>
          </table:table-cell>
          <table:table-cell office:value-type="float" office:value="1623.208374">
            <text:p>1623.208374</text:p>
          </table:table-cell>
          <table:table-cell office:value-type="float" office:value="-0.017807">
            <text:p>-0.017807</text:p>
          </table:table-cell>
          <table:table-cell office:value-type="float" office:value="-0.021783">
            <text:p>-0.021783</text:p>
          </table:table-cell>
          <table:table-cell office:value-type="float" office:value="22.329899">
            <text:p>22.329899</text:p>
          </table:table-cell>
          <table:table-cell office:value-type="float" office:value="-0.008">
            <text:p>-0.008</text:p>
          </table:table-cell>
          <table:table-cell office:value-type="float" office:value="0.433351">
            <text:p>0.433351</text:p>
          </table:table-cell>
          <table:table-cell table:formula="of:=([.I141]+0.019)/2" office:value-type="float" office:value="0.2261755">
            <text:p>0.2261755</text:p>
          </table:table-cell>
          <table:table-cell office:value-type="float" office:value="5516.880371">
            <text:p>5516.880371</text:p>
          </table:table-cell>
          <table:table-cell office:value-type="float" office:value="-0.035614">
            <text:p>-0.035614</text:p>
          </table:table-cell>
          <table:table-cell office:value-type="float" office:value="-0.043567">
            <text:p>-0.043567</text:p>
          </table:table-cell>
          <table:table-cell table:formula="of:=([.M141]-0.02)/2" office:value-type="float" office:value="-0.0317835">
            <text:p>-0.0317835</text:p>
          </table:table-cell>
          <table:table-cell office:value-type="float" office:value="22.329899">
            <text:p>22.329899</text:p>
          </table:table-cell>
          <table:table-cell office:value-type="float" office:value="1676">
            <text:p>1676</text:p>
          </table:table-cell>
          <table:table-cell office:value-type="float" office:value="-1128">
            <text:p>-1128</text:p>
          </table:table-cell>
          <table:table-cell office:value-type="float" office:value="18187">
            <text:p>18187</text:p>
          </table:table-cell>
          <table:table-cell office:value-type="float" office:value="17085">
            <text:p>17085</text:p>
          </table:table-cell>
          <table:table-cell office:value-type="float" office:value="24583.052734">
            <text:p>24583.052734</text:p>
          </table:table-cell>
          <table:table-cell office:value-type="float" office:value="-2.531291">
            <text:p>-2.531291</text:p>
          </table:table-cell>
          <table:table-cell office:value-type="float" office:value="-4.348868">
            <text:p>-4.348868</text:p>
          </table:table-cell>
          <table:table-cell office:value-type="float" office:value="71.804329">
            <text:p>71.804329</text:p>
          </table:table-cell>
        </table:table-row>
        <table:table-row table:style-name="ro1">
          <table:table-cell office:value-type="float" office:value="71000">
            <text:p>71000</text:p>
          </table:table-cell>
          <table:table-cell office:value-type="float" office:value="26">
            <text:p>26</text:p>
          </table:table-cell>
          <table:table-cell office:value-type="float" office:value="-494">
            <text:p>-494</text:p>
          </table:table-cell>
          <table:table-cell office:value-type="float" office:value="2001.549561">
            <text:p>2001.549561</text:p>
          </table:table-cell>
          <table:table-cell office:value-type="float" office:value="-0.01">
            <text:p>-0.01</text:p>
          </table:table-cell>
          <table:table-cell office:value-type="float" office:value="-0.001665">
            <text:p>-0.001665</text:p>
          </table:table-cell>
          <table:table-cell office:value-type="float" office:value="83.346085">
            <text:p>83.346085</text:p>
          </table:table-cell>
          <table:table-cell office:value-type="float" office:value="-0.012">
            <text:p>-0.012</text:p>
          </table:table-cell>
          <table:table-cell office:value-type="float" office:value="-0.21069">
            <text:p>-0.21069</text:p>
          </table:table-cell>
          <table:table-cell table:formula="of:=([.I142]+0.019)/2" office:value-type="float" office:value="-0.095845">
            <text:p>-0.095845</text:p>
          </table:table-cell>
          <table:table-cell office:value-type="float" office:value="1655.748779">
            <text:p>1655.748779</text:p>
          </table:table-cell>
          <table:table-cell office:value-type="float" office:value="-0.02">
            <text:p>-0.02</text:p>
          </table:table-cell>
          <table:table-cell office:value-type="float" office:value="-0.003331">
            <text:p>-0.003331</text:p>
          </table:table-cell>
          <table:table-cell table:formula="of:=([.M142]-0.02)/2" office:value-type="float" office:value="-0.0116655">
            <text:p>-0.0116655</text:p>
          </table:table-cell>
          <table:table-cell office:value-type="float" office:value="83.346085">
            <text:p>83.346085</text:p>
          </table:table-cell>
          <table:table-cell office:value-type="float" office:value="1655">
            <text:p>1655</text:p>
          </table:table-cell>
          <table:table-cell office:value-type="float" office:value="-1143">
            <text:p>-1143</text:p>
          </table:table-cell>
          <table:table-cell office:value-type="float" office:value="18363">
            <text:p>18363</text:p>
          </table:table-cell>
          <table:table-cell office:value-type="float" office:value="16623">
            <text:p>16623</text:p>
          </table:table-cell>
          <table:table-cell office:value-type="float" office:value="24388.275391">
            <text:p>24388.275391</text:p>
          </table:table-cell>
          <table:table-cell office:value-type="float" office:value="-2.541291">
            <text:p>-2.541291</text:p>
          </table:table-cell>
          <table:table-cell office:value-type="float" office:value="-4.350533">
            <text:p>-4.350533</text:p>
          </table:table-cell>
          <table:table-cell office:value-type="float" office:value="71.193817">
            <text:p>71.193817</text:p>
          </table:table-cell>
        </table:table-row>
        <table:table-row table:style-name="ro1">
          <table:table-cell office:value-type="float" office:value="71500">
            <text:p>71500</text:p>
          </table:table-cell>
          <table:table-cell office:value-type="float" office:value="23">
            <text:p>23</text:p>
          </table:table-cell>
          <table:table-cell office:value-type="float" office:value="-479">
            <text:p>-479</text:p>
          </table:table-cell>
          <table:table-cell office:value-type="float" office:value="2184.518066">
            <text:p>2184.518066</text:p>
          </table:table-cell>
          <table:table-cell office:value-type="float" office:value="-0.012778">
            <text:p>-0.012778</text:p>
          </table:table-cell>
          <table:table-cell office:value-type="float" office:value="-0.031776">
            <text:p>-0.031776</text:p>
          </table:table-cell>
          <table:table-cell office:value-type="float" office:value="148.679001">
            <text:p>148.679001</text:p>
          </table:table-cell>
          <table:table-cell office:value-type="float" office:value="-0.012">
            <text:p>-0.012</text:p>
          </table:table-cell>
          <table:table-cell office:value-type="float" office:value="0.059855">
            <text:p>0.059855</text:p>
          </table:table-cell>
          <table:table-cell table:formula="of:=([.I143]+0.019)/2" office:value-type="float" office:value="0.0394275">
            <text:p>0.0394275</text:p>
          </table:table-cell>
          <table:table-cell office:value-type="float" office:value="598.791809">
            <text:p>598.791809</text:p>
          </table:table-cell>
          <table:table-cell office:value-type="float" office:value="-0.025556">
            <text:p>-0.025556</text:p>
          </table:table-cell>
          <table:table-cell office:value-type="float" office:value="-0.063551">
            <text:p>-0.063551</text:p>
          </table:table-cell>
          <table:table-cell table:formula="of:=([.M143]-0.02)/2" office:value-type="float" office:value="-0.0417755">
            <text:p>-0.0417755</text:p>
          </table:table-cell>
          <table:table-cell office:value-type="float" office:value="148.679001">
            <text:p>148.679001</text:p>
          </table:table-cell>
          <table:table-cell office:value-type="float" office:value="1636">
            <text:p>1636</text:p>
          </table:table-cell>
          <table:table-cell office:value-type="float" office:value="-1156">
            <text:p>-1156</text:p>
          </table:table-cell>
          <table:table-cell office:value-type="float" office:value="18533">
            <text:p>18533</text:p>
          </table:table-cell>
          <table:table-cell office:value-type="float" office:value="16175">
            <text:p>16175</text:p>
          </table:table-cell>
          <table:table-cell office:value-type="float" office:value="24204.794922">
            <text:p>24204.794922</text:p>
          </table:table-cell>
          <table:table-cell office:value-type="float" office:value="-2.554069">
            <text:p>-2.554069</text:p>
          </table:table-cell>
          <table:table-cell office:value-type="float" office:value="-4.382309">
            <text:p>-4.382309</text:p>
          </table:table-cell>
          <table:table-cell office:value-type="float" office:value="71.581459">
            <text:p>71.581459</text:p>
          </table:table-cell>
        </table:table-row>
        <table:table-row table:style-name="ro1">
          <table:table-cell office:value-type="float" office:value="72000">
            <text:p>72000</text:p>
          </table:table-cell>
          <table:table-cell office:value-type="float" office:value="20">
            <text:p>20</text:p>
          </table:table-cell>
          <table:table-cell office:value-type="float" office:value="-390">
            <text:p>-390</text:p>
          </table:table-cell>
          <table:table-cell office:value-type="float" office:value="2051.275635">
            <text:p>2051.275635</text:p>
          </table:table-cell>
          <table:table-cell office:value-type="float" office:value="-0.025">
            <text:p>-0.025</text:p>
          </table:table-cell>
          <table:table-cell office:value-type="float" office:value="-0.064284">
            <text:p>-0.064284</text:p>
          </table:table-cell>
          <table:table-cell office:value-type="float" office:value="157.136292">
            <text:p>157.136292</text:p>
          </table:table-cell>
          <table:table-cell office:value-type="float" office:value="-0.012">
            <text:p>-0.012</text:p>
          </table:table-cell>
          <table:table-cell office:value-type="float" office:value="0.356736">
            <text:p>0.356736</text:p>
          </table:table-cell>
          <table:table-cell table:formula="of:=([.I144]+0.019)/2" office:value-type="float" office:value="0.187868">
            <text:p>0.187868</text:p>
          </table:table-cell>
          <table:table-cell office:value-type="float" office:value="3072.799805">
            <text:p>3072.799805</text:p>
          </table:table-cell>
          <table:table-cell office:value-type="float" office:value="-0.05">
            <text:p>-0.05</text:p>
          </table:table-cell>
          <table:table-cell office:value-type="float" office:value="-0.128568">
            <text:p>-0.128568</text:p>
          </table:table-cell>
          <table:table-cell table:formula="of:=([.M144]-0.02)/2" office:value-type="float" office:value="-0.074284">
            <text:p>-0.074284</text:p>
          </table:table-cell>
          <table:table-cell office:value-type="float" office:value="157.136292">
            <text:p>157.136292</text:p>
          </table:table-cell>
          <table:table-cell office:value-type="float" office:value="1619">
            <text:p>1619</text:p>
          </table:table-cell>
          <table:table-cell office:value-type="float" office:value="-1167">
            <text:p>-1167</text:p>
          </table:table-cell>
          <table:table-cell office:value-type="float" office:value="18659">
            <text:p>18659</text:p>
          </table:table-cell>
          <table:table-cell office:value-type="float" office:value="15806">
            <text:p>15806</text:p>
          </table:table-cell>
          <table:table-cell office:value-type="float" office:value="24050.869141">
            <text:p>24050.869141</text:p>
          </table:table-cell>
          <table:table-cell office:value-type="float" office:value="-2.579069">
            <text:p>-2.579069</text:p>
          </table:table-cell>
          <table:table-cell office:value-type="float" office:value="-4.446593">
            <text:p>-4.446593</text:p>
          </table:table-cell>
          <table:table-cell office:value-type="float" office:value="72.410759">
            <text:p>72.410759</text:p>
          </table:table-cell>
        </table:table-row>
        <table:table-row table:style-name="ro1">
          <table:table-cell office:value-type="float" office:value="72500">
            <text:p>72500</text:p>
          </table:table-cell>
          <table:table-cell office:value-type="float" office:value="19">
            <text:p>19</text:p>
          </table:table-cell>
          <table:table-cell office:value-type="float" office:value="-268">
            <text:p>-268</text:p>
          </table:table-cell>
          <table:table-cell office:value-type="float" office:value="1508.1698">
            <text:p>1508.1698</text:p>
          </table:table-cell>
          <table:table-cell office:value-type="float" office:value="-0.023108">
            <text:p>-0.023108</text:p>
          </table:table-cell>
          <table:table-cell office:value-type="float" office:value="-0.039503">
            <text:p>-0.039503</text:p>
          </table:table-cell>
          <table:table-cell office:value-type="float" office:value="70.948936">
            <text:p>70.948936</text:p>
          </table:table-cell>
          <table:table-cell office:value-type="float" office:value="-0.004">
            <text:p>-0.004</text:p>
          </table:table-cell>
          <table:table-cell office:value-type="float" office:value="0.490811">
            <text:p>0.490811</text:p>
          </table:table-cell>
          <table:table-cell table:formula="of:=([.I145]+0.019)/2" office:value-type="float" office:value="0.2549055">
            <text:p>0.2549055</text:p>
          </table:table-cell>
          <table:table-cell office:value-type="float" office:value="12370.282227">
            <text:p>12370.282227</text:p>
          </table:table-cell>
          <table:table-cell office:value-type="float" office:value="-0.046216">
            <text:p>-0.046216</text:p>
          </table:table-cell>
          <table:table-cell office:value-type="float" office:value="-0.079006">
            <text:p>-0.079006</text:p>
          </table:table-cell>
          <table:table-cell table:formula="of:=([.M145]-0.02)/2" office:value-type="float" office:value="-0.049503">
            <text:p>-0.049503</text:p>
          </table:table-cell>
          <table:table-cell office:value-type="float" office:value="70.948936">
            <text:p>70.948936</text:p>
          </table:table-cell>
          <table:table-cell office:value-type="float" office:value="1603">
            <text:p>1603</text:p>
          </table:table-cell>
          <table:table-cell office:value-type="float" office:value="-1177">
            <text:p>-1177</text:p>
          </table:table-cell>
          <table:table-cell office:value-type="float" office:value="18729">
            <text:p>18729</text:p>
          </table:table-cell>
          <table:table-cell office:value-type="float" office:value="15548">
            <text:p>15548</text:p>
          </table:table-cell>
          <table:table-cell office:value-type="float" office:value="23937.951172">
            <text:p>23937.951172</text:p>
          </table:table-cell>
          <table:table-cell office:value-type="float" office:value="-2.602177">
            <text:p>-2.602177</text:p>
          </table:table-cell>
          <table:table-cell office:value-type="float" office:value="-4.486096">
            <text:p>-4.486096</text:p>
          </table:table-cell>
          <table:table-cell office:value-type="float" office:value="72.397789">
            <text:p>72.397789</text:p>
          </table:table-cell>
        </table:table-row>
        <table:table-row table:style-name="ro1">
          <table:table-cell office:value-type="float" office:value="73000">
            <text:p>73000</text:p>
          </table:table-cell>
          <table:table-cell office:value-type="float" office:value="24">
            <text:p>24</text:p>
          </table:table-cell>
          <table:table-cell office:value-type="float" office:value="-380">
            <text:p>-380</text:p>
          </table:table-cell>
          <table:table-cell office:value-type="float" office:value="1683.665649">
            <text:p>1683.665649</text:p>
          </table:table-cell>
          <table:table-cell office:value-type="float" office:value="-0.01">
            <text:p>-0.01</text:p>
          </table:table-cell>
          <table:table-cell office:value-type="float" office:value="0.009459">
            <text:p>0.009459</text:p>
          </table:table-cell>
          <table:table-cell office:value-type="float" office:value="194.594193">
            <text:p>194.594193</text:p>
          </table:table-cell>
          <table:table-cell office:value-type="float" office:value="0.02">
            <text:p>0.02</text:p>
          </table:table-cell>
          <table:table-cell office:value-type="float" office:value="-0.45011">
            <text:p>-0.45011</text:p>
          </table:table-cell>
          <table:table-cell table:formula="of:=([.I146]+0.019)/2" office:value-type="float" office:value="-0.215555">
            <text:p>-0.215555</text:p>
          </table:table-cell>
          <table:table-cell office:value-type="float" office:value="2350.549072">
            <text:p>2350.549072</text:p>
          </table:table-cell>
          <table:table-cell office:value-type="float" office:value="-0.02">
            <text:p>-0.02</text:p>
          </table:table-cell>
          <table:table-cell office:value-type="float" office:value="0.018919">
            <text:p>0.018919</text:p>
          </table:table-cell>
          <table:table-cell table:formula="of:=([.M146]-0.02)/2" office:value-type="float" office:value="-0.000540500000000001">
            <text:p>-0.0005405</text:p>
          </table:table-cell>
          <table:table-cell office:value-type="float" office:value="194.594193">
            <text:p>194.594193</text:p>
          </table:table-cell>
          <table:table-cell office:value-type="float" office:value="1582">
            <text:p>1582</text:p>
          </table:table-cell>
          <table:table-cell office:value-type="float" office:value="-1189">
            <text:p>-1189</text:p>
          </table:table-cell>
          <table:table-cell office:value-type="float" office:value="18814">
            <text:p>18814</text:p>
          </table:table-cell>
          <table:table-cell office:value-type="float" office:value="15178">
            <text:p>15178</text:p>
          </table:table-cell>
          <table:table-cell office:value-type="float" office:value="23765.951172">
            <text:p>23765.951172</text:p>
          </table:table-cell>
          <table:table-cell office:value-type="float" office:value="-2.612177">
            <text:p>-2.612177</text:p>
          </table:table-cell>
          <table:table-cell office:value-type="float" office:value="-4.476636">
            <text:p>-4.476636</text:p>
          </table:table-cell>
          <table:table-cell office:value-type="float" office:value="71.375687">
            <text:p>71.375687</text:p>
          </table:table-cell>
        </table:table-row>
        <table:table-row table:style-name="ro1">
          <table:table-cell office:value-type="float" office:value="73500">
            <text:p>73500</text:p>
          </table:table-cell>
          <table:table-cell office:value-type="float" office:value="27">
            <text:p>27</text:p>
          </table:table-cell>
          <table:table-cell office:value-type="float" office:value="-241">
            <text:p>-241</text:p>
          </table:table-cell>
          <table:table-cell office:value-type="float" office:value="991.175964">
            <text:p>991.175964</text:p>
          </table:table-cell>
          <table:table-cell office:value-type="float" office:value="-0.007642">
            <text:p>-0.007642</text:p>
          </table:table-cell>
          <table:table-cell office:value-type="float" office:value="-0.007994">
            <text:p>-0.007994</text:p>
          </table:table-cell>
          <table:table-cell office:value-type="float" office:value="4.61119">
            <text:p>4.61119</text:p>
          </table:table-cell>
          <table:table-cell office:value-type="float" office:value="0.012">
            <text:p>0.012</text:p>
          </table:table-cell>
          <table:table-cell office:value-type="float" office:value="0.557849">
            <text:p>0.557849</text:p>
          </table:table-cell>
          <table:table-cell table:formula="of:=([.I147]+0.019)/2" office:value-type="float" office:value="0.2884245">
            <text:p>0.2884245</text:p>
          </table:table-cell>
          <table:table-cell office:value-type="float" office:value="4548.740723">
            <text:p>4548.740723</text:p>
          </table:table-cell>
          <table:table-cell office:value-type="float" office:value="-0.015283">
            <text:p>-0.015283</text:p>
          </table:table-cell>
          <table:table-cell office:value-type="float" office:value="-0.015988">
            <text:p>-0.015988</text:p>
          </table:table-cell>
          <table:table-cell table:formula="of:=([.M147]-0.02)/2" office:value-type="float" office:value="-0.017994">
            <text:p>-0.017994</text:p>
          </table:table-cell>
          <table:table-cell office:value-type="float" office:value="4.61119">
            <text:p>4.61119</text:p>
          </table:table-cell>
          <table:table-cell office:value-type="float" office:value="1559">
            <text:p>1559</text:p>
          </table:table-cell>
          <table:table-cell office:value-type="float" office:value="-1203">
            <text:p>-1203</text:p>
          </table:table-cell>
          <table:table-cell office:value-type="float" office:value="18870">
            <text:p>18870</text:p>
          </table:table-cell>
          <table:table-cell office:value-type="float" office:value="14944">
            <text:p>14944</text:p>
          </table:table-cell>
          <table:table-cell office:value-type="float" office:value="23672.691406">
            <text:p>23672.691406</text:p>
          </table:table-cell>
          <table:table-cell office:value-type="float" office:value="-2.619819">
            <text:p>-2.619819</text:p>
          </table:table-cell>
          <table:table-cell office:value-type="float" office:value="-4.48463">
            <text:p>-4.48463</text:p>
          </table:table-cell>
          <table:table-cell office:value-type="float" office:value="71.180931">
            <text:p>71.180931</text:p>
          </table:table-cell>
        </table:table-row>
        <table:table-row table:style-name="ro1">
          <table:table-cell office:value-type="float" office:value="74000">
            <text:p>74000</text:p>
          </table:table-cell>
          <table:table-cell office:value-type="float" office:value="25">
            <text:p>25</text:p>
          </table:table-cell>
          <table:table-cell office:value-type="float" office:value="-321">
            <text:p>-321</text:p>
          </table:table-cell>
          <table:table-cell office:value-type="float" office:value="1383.292969">
            <text:p>1383.292969</text:p>
          </table:table-cell>
          <table:table-cell office:value-type="float" office:value="-0.017857">
            <text:p>-0.017857</text:p>
          </table:table-cell>
          <table:table-cell office:value-type="float" office:value="-0.059021">
            <text:p>-0.059021</text:p>
          </table:table-cell>
          <table:table-cell office:value-type="float" office:value="230.520035">
            <text:p>230.520035</text:p>
          </table:table-cell>
          <table:table-cell office:value-type="float" office:value="-0.008">
            <text:p>-0.008</text:p>
          </table:table-cell>
          <table:table-cell office:value-type="float" office:value="-0.320823">
            <text:p>-0.320823</text:p>
          </table:table-cell>
          <table:table-cell table:formula="of:=([.I148]+0.019)/2" office:value-type="float" office:value="-0.1509115">
            <text:p>-0.1509115</text:p>
          </table:table-cell>
          <table:table-cell office:value-type="float" office:value="3910.286621">
            <text:p>3910.286621</text:p>
          </table:table-cell>
          <table:table-cell office:value-type="float" office:value="-0.035714">
            <text:p>-0.035714</text:p>
          </table:table-cell>
          <table:table-cell office:value-type="float" office:value="-0.118043">
            <text:p>-0.118043</text:p>
          </table:table-cell>
          <table:table-cell table:formula="of:=([.M148]-0.02)/2" office:value-type="float" office:value="-0.0690215">
            <text:p>-0.0690215</text:p>
          </table:table-cell>
          <table:table-cell office:value-type="float" office:value="230.520035">
            <text:p>230.520035</text:p>
          </table:table-cell>
          <table:table-cell office:value-type="float" office:value="1537">
            <text:p>1537</text:p>
          </table:table-cell>
          <table:table-cell office:value-type="float" office:value="-1215">
            <text:p>-1215</text:p>
          </table:table-cell>
          <table:table-cell office:value-type="float" office:value="18942">
            <text:p>18942</text:p>
          </table:table-cell>
          <table:table-cell office:value-type="float" office:value="14631">
            <text:p>14631</text:p>
          </table:table-cell>
          <table:table-cell office:value-type="float" office:value="23537.835938">
            <text:p>23537.835938</text:p>
          </table:table-cell>
          <table:table-cell office:value-type="float" office:value="-2.637676">
            <text:p>-2.637676</text:p>
          </table:table-cell>
          <table:table-cell office:value-type="float" office:value="-4.543652">
            <text:p>-4.543652</text:p>
          </table:table-cell>
          <table:table-cell office:value-type="float" office:value="72.259674">
            <text:p>72.259674</text:p>
          </table:table-cell>
        </table:table-row>
        <table:table-row table:style-name="ro1">
          <table:table-cell office:value-type="float" office:value="74500">
            <text:p>74500</text:p>
          </table:table-cell>
          <table:table-cell office:value-type="float" office:value="21">
            <text:p>21</text:p>
          </table:table-cell>
          <table:table-cell office:value-type="float" office:value="-245">
            <text:p>-245</text:p>
          </table:table-cell>
          <table:table-cell office:value-type="float" office:value="1265.749268">
            <text:p>1265.749268</text:p>
          </table:table-cell>
          <table:table-cell office:value-type="float" office:value="-0.025">
            <text:p>-0.025</text:p>
          </table:table-cell>
          <table:table-cell office:value-type="float" office:value="-0.034107">
            <text:p>-0.034107</text:p>
          </table:table-cell>
          <table:table-cell office:value-type="float" office:value="36.428787">
            <text:p>36.428787</text:p>
          </table:table-cell>
          <table:table-cell office:value-type="float" office:value="-0.016">
            <text:p>-0.016</text:p>
          </table:table-cell>
          <table:table-cell office:value-type="float" office:value="0.304064">
            <text:p>0.304064</text:p>
          </table:table-cell>
          <table:table-cell table:formula="of:=([.I149]+0.019)/2" office:value-type="float" office:value="0.161532">
            <text:p>0.161532</text:p>
          </table:table-cell>
          <table:table-cell office:value-type="float" office:value="2000.397339">
            <text:p>2000.397339</text:p>
          </table:table-cell>
          <table:table-cell office:value-type="float" office:value="-0.05">
            <text:p>-0.05</text:p>
          </table:table-cell>
          <table:table-cell office:value-type="float" office:value="-0.068214">
            <text:p>-0.068214</text:p>
          </table:table-cell>
          <table:table-cell table:formula="of:=([.M149]-0.02)/2" office:value-type="float" office:value="-0.044107">
            <text:p>-0.044107</text:p>
          </table:table-cell>
          <table:table-cell office:value-type="float" office:value="36.428787">
            <text:p>36.428787</text:p>
          </table:table-cell>
          <table:table-cell office:value-type="float" office:value="1519">
            <text:p>1519</text:p>
          </table:table-cell>
          <table:table-cell office:value-type="float" office:value="-1225">
            <text:p>-1225</text:p>
          </table:table-cell>
          <table:table-cell office:value-type="float" office:value="18983">
            <text:p>18983</text:p>
          </table:table-cell>
          <table:table-cell office:value-type="float" office:value="14390">
            <text:p>14390</text:p>
          </table:table-cell>
          <table:table-cell office:value-type="float" office:value="23426.896484">
            <text:p>23426.896484</text:p>
          </table:table-cell>
          <table:table-cell office:value-type="float" office:value="-2.662676">
            <text:p>-2.662676</text:p>
          </table:table-cell>
          <table:table-cell office:value-type="float" office:value="-4.577759">
            <text:p>-4.577759</text:p>
          </table:table-cell>
          <table:table-cell office:value-type="float" office:value="71.923241">
            <text:p>71.923241</text:p>
          </table:table-cell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23">
            <text:p>23</text:p>
          </table:table-cell>
          <table:table-cell office:value-type="float" office:value="-199">
            <text:p>-199</text:p>
          </table:table-cell>
          <table:table-cell office:value-type="float" office:value="966.597961">
            <text:p>966.597961</text:p>
          </table:table-cell>
          <table:table-cell office:value-type="float" office:value="-0.005">
            <text:p>-0.005</text:p>
          </table:table-cell>
          <table:table-cell office:value-type="float" office:value="0.00806">
            <text:p>0.00806</text:p>
          </table:table-cell>
          <table:table-cell office:value-type="float" office:value="261.209808">
            <text:p>261.209808</text:p>
          </table:table-cell>
          <table:table-cell office:value-type="float" office:value="0.008">
            <text:p>0.008</text:p>
          </table:table-cell>
          <table:table-cell office:value-type="float" office:value="0.181959">
            <text:p>0.181959</text:p>
          </table:table-cell>
          <table:table-cell table:formula="of:=([.I150]+0.019)/2" office:value-type="float" office:value="0.1004795">
            <text:p>0.1004795</text:p>
          </table:table-cell>
          <table:table-cell office:value-type="float" office:value="2174.491211">
            <text:p>2174.491211</text:p>
          </table:table-cell>
          <table:table-cell office:value-type="float" office:value="-0.01">
            <text:p>-0.01</text:p>
          </table:table-cell>
          <table:table-cell office:value-type="float" office:value="0.016121">
            <text:p>0.016121</text:p>
          </table:table-cell>
          <table:table-cell table:formula="of:=([.M150]-0.02)/2" office:value-type="float" office:value="-0.0019395">
            <text:p>-0.0019395</text:p>
          </table:table-cell>
          <table:table-cell office:value-type="float" office:value="261.209808">
            <text:p>261.209808</text:p>
          </table:table-cell>
          <table:table-cell office:value-type="float" office:value="1499">
            <text:p>1499</text:p>
          </table:table-cell>
          <table:table-cell office:value-type="float" office:value="-1236">
            <text:p>-1236</text:p>
          </table:table-cell>
          <table:table-cell office:value-type="float" office:value="19010">
            <text:p>19010</text:p>
          </table:table-cell>
          <table:table-cell office:value-type="float" office:value="14192">
            <text:p>14192</text:p>
          </table:table-cell>
          <table:table-cell office:value-type="float" office:value="23337.916016">
            <text:p>23337.916016</text:p>
          </table:table-cell>
          <table:table-cell office:value-type="float" office:value="-2.667676">
            <text:p>-2.667676</text:p>
          </table:table-cell>
          <table:table-cell office:value-type="float" office:value="-4.569698">
            <text:p>-4.569698</text:p>
          </table:table-cell>
          <table:table-cell office:value-type="float" office:value="71.298859">
            <text:p>71.298859</text:p>
          </table:table-cell>
        </table:table-row>
        <table:table-row table:style-name="ro1">
          <table:table-cell office:value-type="float" office:value="75500">
            <text:p>75500</text:p>
          </table:table-cell>
          <table:table-cell office:value-type="float" office:value="24">
            <text:p>24</text:p>
          </table:table-cell>
          <table:table-cell office:value-type="float" office:value="-370">
            <text:p>-370</text:p>
          </table:table-cell>
          <table:table-cell office:value-type="float" office:value="1641.268311">
            <text:p>1641.268311</text:p>
          </table:table-cell>
          <table:table-cell office:value-type="float" office:value="0.01">
            <text:p>0.01</text:p>
          </table:table-cell>
          <table:table-cell office:value-type="float" office:value="0.052826">
            <text:p>0.052826</text:p>
          </table:table-cell>
          <table:table-cell office:value-type="float" office:value="428.261902">
            <text:p>428.261902</text:p>
          </table:table-cell>
          <table:table-cell office:value-type="float" office:value="0.004">
            <text:p>0.004</text:p>
          </table:table-cell>
          <table:table-cell office:value-type="float" office:value="-0.682347">
            <text:p>-0.682347</text:p>
          </table:table-cell>
          <table:table-cell table:formula="of:=([.I151]+0.019)/2" office:value-type="float" office:value="-0.3316735">
            <text:p>-0.3316735</text:p>
          </table:table-cell>
          <table:table-cell office:value-type="float" office:value="17158.683594">
            <text:p>17158.683594</text:p>
          </table:table-cell>
          <table:table-cell office:value-type="float" office:value="0.02">
            <text:p>0.02</text:p>
          </table:table-cell>
          <table:table-cell office:value-type="float" office:value="0.105652">
            <text:p>0.105652</text:p>
          </table:table-cell>
          <table:table-cell table:formula="of:=([.M151]-0.02)/2" office:value-type="float" office:value="0.042826">
            <text:p>0.042826</text:p>
          </table:table-cell>
          <table:table-cell office:value-type="float" office:value="428.261902">
            <text:p>428.261902</text:p>
          </table:table-cell>
          <table:table-cell office:value-type="float" office:value="1478">
            <text:p>1478</text:p>
          </table:table-cell>
          <table:table-cell office:value-type="float" office:value="-1247">
            <text:p>-1247</text:p>
          </table:table-cell>
          <table:table-cell office:value-type="float" office:value="19063">
            <text:p>19063</text:p>
          </table:table-cell>
          <table:table-cell office:value-type="float" office:value="13826">
            <text:p>13826</text:p>
          </table:table-cell>
          <table:table-cell office:value-type="float" office:value="23160.90625">
            <text:p>23160.90625</text:p>
          </table:table-cell>
          <table:table-cell office:value-type="float" office:value="-2.657676">
            <text:p>-2.657676</text:p>
          </table:table-cell>
          <table:table-cell office:value-type="float" office:value="-4.516872">
            <text:p>-4.516872</text:p>
          </table:table-cell>
          <table:table-cell office:value-type="float" office:value="69.955704">
            <text:p>69.955704</text:p>
          </table:table-cell>
        </table:table-row>
        <table:table-row table:style-name="ro1">
          <table:table-cell office:value-type="float" office:value="76000">
            <text:p>76000</text:p>
          </table:table-cell>
          <table:table-cell office:value-type="float" office:value="22">
            <text:p>22</text:p>
          </table:table-cell>
          <table:table-cell office:value-type="float" office:value="-458">
            <text:p>-458</text:p>
          </table:table-cell>
          <table:table-cell office:value-type="float" office:value="2181.324219">
            <text:p>2181.324219</text:p>
          </table:table-cell>
          <table:table-cell office:value-type="float" office:value="0.033256">
            <text:p>0.033256</text:p>
          </table:table-cell>
          <table:table-cell office:value-type="float" office:value="0.110848">
            <text:p>0.110848</text:p>
          </table:table-cell>
          <table:table-cell office:value-type="float" office:value="233.320313">
            <text:p>233.320313</text:p>
          </table:table-cell>
          <table:table-cell office:value-type="float" office:value="-0.008">
            <text:p>-0.008</text:p>
          </table:table-cell>
          <table:table-cell office:value-type="float" office:value="-0.351948">
            <text:p>-0.351948</text:p>
          </table:table-cell>
          <table:table-cell table:formula="of:=([.I152]+0.019)/2" office:value-type="float" office:value="-0.166474">
            <text:p>-0.166474</text:p>
          </table:table-cell>
          <table:table-cell office:value-type="float" office:value="4299.345215">
            <text:p>4299.345215</text:p>
          </table:table-cell>
          <table:table-cell office:value-type="float" office:value="0.066512">
            <text:p>0.066512</text:p>
          </table:table-cell>
          <table:table-cell office:value-type="float" office:value="0.221697">
            <text:p>0.221697</text:p>
          </table:table-cell>
          <table:table-cell table:formula="of:=([.M152]-0.02)/2" office:value-type="float" office:value="0.1008485">
            <text:p>0.1008485</text:p>
          </table:table-cell>
          <table:table-cell office:value-type="float" office:value="233.320358">
            <text:p>233.320358</text:p>
          </table:table-cell>
          <table:table-cell office:value-type="float" office:value="1459">
            <text:p>1459</text:p>
          </table:table-cell>
          <table:table-cell office:value-type="float" office:value="-1257">
            <text:p>-1257</text:p>
          </table:table-cell>
          <table:table-cell office:value-type="float" office:value="19152">
            <text:p>19152</text:p>
          </table:table-cell>
          <table:table-cell office:value-type="float" office:value="13377">
            <text:p>13377</text:p>
          </table:table-cell>
          <table:table-cell office:value-type="float" office:value="22960.753906">
            <text:p>22960.753906</text:p>
          </table:table-cell>
          <table:table-cell office:value-type="float" office:value="-2.62442">
            <text:p>-2.62442</text:p>
          </table:table-cell>
          <table:table-cell office:value-type="float" office:value="-4.406024">
            <text:p>-4.406024</text:p>
          </table:table-cell>
          <table:table-cell office:value-type="float" office:value="67.885597">
            <text:p>67.885597</text:p>
          </table:table-cell>
        </table:table-row>
        <table:table-row table:style-name="ro1">
          <table:table-cell office:value-type="float" office:value="76500">
            <text:p>76500</text:p>
          </table:table-cell>
          <table:table-cell office:value-type="float" office:value="18">
            <text:p>18</text:p>
          </table:table-cell>
          <table:table-cell office:value-type="float" office:value="-467">
            <text:p>-467</text:p>
          </table:table-cell>
          <table:table-cell office:value-type="float" office:value="2697.045166">
            <text:p>2697.045166</text:p>
          </table:table-cell>
          <table:table-cell office:value-type="float" office:value="0.04">
            <text:p>0.04</text:p>
          </table:table-cell>
          <table:table-cell office:value-type="float" office:value="0.104054">
            <text:p>0.104054</text:p>
          </table:table-cell>
          <table:table-cell office:value-type="float" office:value="160.134003">
            <text:p>160.134003</text:p>
          </table:table-cell>
          <table:table-cell office:value-type="float" office:value="-0.016">
            <text:p>-0.016</text:p>
          </table:table-cell>
          <table:table-cell office:value-type="float" office:value="-0.038307">
            <text:p>-0.038307</text:p>
          </table:table-cell>
          <table:table-cell table:formula="of:=([.I153]+0.019)/2" office:value-type="float" office:value="-0.0096535">
            <text:p>-0.0096535</text:p>
          </table:table-cell>
          <table:table-cell office:value-type="float" office:value="139.420074">
            <text:p>139.420074</text:p>
          </table:table-cell>
          <table:table-cell office:value-type="float" office:value="0.08">
            <text:p>0.08</text:p>
          </table:table-cell>
          <table:table-cell office:value-type="float" office:value="0.208107">
            <text:p>0.208107</text:p>
          </table:table-cell>
          <table:table-cell table:formula="of:=([.M153]-0.02)/2" office:value-type="float" office:value="0.0940535">
            <text:p>0.0940535</text:p>
          </table:table-cell>
          <table:table-cell office:value-type="float" office:value="160.134003">
            <text:p>160.134003</text:p>
          </table:table-cell>
          <table:table-cell office:value-type="float" office:value="1443">
            <text:p>1443</text:p>
          </table:table-cell>
          <table:table-cell office:value-type="float" office:value="-1266">
            <text:p>-1266</text:p>
          </table:table-cell>
          <table:table-cell office:value-type="float" office:value="19293">
            <text:p>19293</text:p>
          </table:table-cell>
          <table:table-cell office:value-type="float" office:value="12931">
            <text:p>12931</text:p>
          </table:table-cell>
          <table:table-cell office:value-type="float" office:value="22807.396484">
            <text:p>22807.396484</text:p>
          </table:table-cell>
          <table:table-cell office:value-type="float" office:value="-2.58442">
            <text:p>-2.58442</text:p>
          </table:table-cell>
          <table:table-cell office:value-type="float" office:value="-4.30197">
            <text:p>-4.30197</text:p>
          </table:table-cell>
          <table:table-cell office:value-type="float" office:value="66.45784">
            <text:p>66.45784</text:p>
          </table:table-cell>
        </table:table-row>
        <table:table-row table:style-name="ro1">
          <table:table-cell office:value-type="float" office:value="77000">
            <text:p>77000</text:p>
          </table:table-cell>
          <table:table-cell office:value-type="float" office:value="22">
            <text:p>22</text:p>
          </table:table-cell>
          <table:table-cell office:value-type="float" office:value="-341">
            <text:p>-341</text:p>
          </table:table-cell>
          <table:table-cell office:value-type="float" office:value="1648.07019">
            <text:p>1648.07019</text:p>
          </table:table-cell>
          <table:table-cell office:value-type="float" office:value="0.023023">
            <text:p>0.023023</text:p>
          </table:table-cell>
          <table:table-cell office:value-type="float" office:value="0.038371">
            <text:p>0.038371</text:p>
          </table:table-cell>
          <table:table-cell office:value-type="float" office:value="66.660164">
            <text:p>66.660164</text:p>
          </table:table-cell>
          <table:table-cell office:value-type="float" office:value="0.016">
            <text:p>0.016</text:p>
          </table:table-cell>
          <table:table-cell office:value-type="float" office:value="0.507571">
            <text:p>0.507571</text:p>
          </table:table-cell>
          <table:table-cell table:formula="of:=([.I154]+0.019)/2" office:value-type="float" office:value="0.2632855">
            <text:p>0.2632855</text:p>
          </table:table-cell>
          <table:table-cell office:value-type="float" office:value="3072.31665">
            <text:p>3072.31665</text:p>
          </table:table-cell>
          <table:table-cell office:value-type="float" office:value="0.046047">
            <text:p>0.046047</text:p>
          </table:table-cell>
          <table:table-cell office:value-type="float" office:value="0.076741">
            <text:p>0.076741</text:p>
          </table:table-cell>
          <table:table-cell table:formula="of:=([.M154]-0.02)/2" office:value-type="float" office:value="0.0283705">
            <text:p>0.0283705</text:p>
          </table:table-cell>
          <table:table-cell office:value-type="float" office:value="66.660164">
            <text:p>66.660164</text:p>
          </table:table-cell>
          <table:table-cell office:value-type="float" office:value="1424">
            <text:p>1424</text:p>
          </table:table-cell>
          <table:table-cell office:value-type="float" office:value="-1278">
            <text:p>-1278</text:p>
          </table:table-cell>
          <table:table-cell office:value-type="float" office:value="19429">
            <text:p>19429</text:p>
          </table:table-cell>
          <table:table-cell office:value-type="float" office:value="12619">
            <text:p>12619</text:p>
          </table:table-cell>
          <table:table-cell office:value-type="float" office:value="22744.375">
            <text:p>22744.375</text:p>
          </table:table-cell>
          <table:table-cell office:value-type="float" office:value="-2.561397">
            <text:p>-2.561397</text:p>
          </table:table-cell>
          <table:table-cell office:value-type="float" office:value="-4.263599">
            <text:p>-4.263599</text:p>
          </table:table-cell>
          <table:table-cell office:value-type="float" office:value="66.456024">
            <text:p>66.456024</text:p>
          </table:table-cell>
        </table:table-row>
        <table:table-row table:style-name="ro1">
          <table:table-cell office:value-type="float" office:value="77500">
            <text:p>77500</text:p>
          </table:table-cell>
          <table:table-cell office:value-type="float" office:value="27">
            <text:p>27</text:p>
          </table:table-cell>
          <table:table-cell office:value-type="float" office:value="-453">
            <text:p>-453</text:p>
          </table:table-cell>
          <table:table-cell office:value-type="float" office:value="1778.158813">
            <text:p>1778.158813</text:p>
          </table:table-cell>
          <table:table-cell office:value-type="float" office:value="0.005">
            <text:p>0.005</text:p>
          </table:table-cell>
          <table:table-cell office:value-type="float" office:value="0.015921">
            <text:p>0.015921</text:p>
          </table:table-cell>
          <table:table-cell office:value-type="float" office:value="218.422653">
            <text:p>218.422653</text:p>
          </table:table-cell>
          <table:table-cell office:value-type="float" office:value="0.02">
            <text:p>0.02</text:p>
          </table:table-cell>
          <table:table-cell office:value-type="float" office:value="-0.45011">
            <text:p>-0.45011</text:p>
          </table:table-cell>
          <table:table-cell table:formula="of:=([.I155]+0.019)/2" office:value-type="float" office:value="-0.215555">
            <text:p>-0.215555</text:p>
          </table:table-cell>
          <table:table-cell office:value-type="float" office:value="2350.549072">
            <text:p>2350.549072</text:p>
          </table:table-cell>
          <table:table-cell office:value-type="float" office:value="0.01">
            <text:p>0.01</text:p>
          </table:table-cell>
          <table:table-cell office:value-type="float" office:value="0.031842">
            <text:p>0.031842</text:p>
          </table:table-cell>
          <table:table-cell table:formula="of:=([.M155]-0.02)/2" office:value-type="float" office:value="0.005921">
            <text:p>0.005921</text:p>
          </table:table-cell>
          <table:table-cell office:value-type="float" office:value="218.422653">
            <text:p>218.422653</text:p>
          </table:table-cell>
          <table:table-cell office:value-type="float" office:value="1401">
            <text:p>1401</text:p>
          </table:table-cell>
          <table:table-cell office:value-type="float" office:value="-1293">
            <text:p>-1293</text:p>
          </table:table-cell>
          <table:table-cell office:value-type="float" office:value="19626">
            <text:p>19626</text:p>
          </table:table-cell>
          <table:table-cell office:value-type="float" office:value="12211">
            <text:p>12211</text:p>
          </table:table-cell>
          <table:table-cell office:value-type="float" office:value="22682.783203">
            <text:p>22682.783203</text:p>
          </table:table-cell>
          <table:table-cell office:value-type="float" office:value="-2.556397">
            <text:p>-2.556397</text:p>
          </table:table-cell>
          <table:table-cell office:value-type="float" office:value="-4.247678">
            <text:p>-4.247678</text:p>
          </table:table-cell>
          <table:table-cell office:value-type="float" office:value="66.158806">
            <text:p>66.158806</text:p>
          </table:table-cell>
        </table:table-row>
        <table:table-row table:style-name="ro1">
          <table:table-cell office:value-type="float" office:value="78000">
            <text:p>78000</text:p>
          </table:table-cell>
          <table:table-cell office:value-type="float" office:value="27">
            <text:p>27</text:p>
          </table:table-cell>
          <table:table-cell office:value-type="float" office:value="-523">
            <text:p>-523</text:p>
          </table:table-cell>
          <table:table-cell office:value-type="float" office:value="2037.530762">
            <text:p>2037.530762</text:p>
          </table:table-cell>
          <table:table-cell office:value-type="float" office:value="0">
            <text:p>0</text:p>
          </table:table-cell>
          <table:table-cell office:value-type="float" office:value="0.012657">
            <text:p>0.012657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280122">
            <text:p>-0.280122</text:p>
          </table:table-cell>
          <table:table-cell table:formula="of:=([.I156]+0.019)/2" office:value-type="float" office:value="-0.130561">
            <text:p>-0.13056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314">
            <text:p>0.025314</text:p>
          </table:table-cell>
          <table:table-cell table:formula="of:=([.M156]-0.02)/2" office:value-type="float" office:value="0.002657">
            <text:p>0.002657</text:p>
          </table:table-cell>
          <table:table-cell office:value-type="float" office:value="100">
            <text:p>100</text:p>
          </table:table-cell>
          <table:table-cell office:value-type="float" office:value="1378">
            <text:p>1378</text:p>
          </table:table-cell>
          <table:table-cell office:value-type="float" office:value="-1308">
            <text:p>-1308</text:p>
          </table:table-cell>
          <table:table-cell office:value-type="float" office:value="19860">
            <text:p>19860</text:p>
          </table:table-cell>
          <table:table-cell office:value-type="float" office:value="11743">
            <text:p>11743</text:p>
          </table:table-cell>
          <table:table-cell office:value-type="float" office:value="22625.492188">
            <text:p>22625.492188</text:p>
          </table:table-cell>
          <table:table-cell office:value-type="float" office:value="-2.556397">
            <text:p>-2.556397</text:p>
          </table:table-cell>
          <table:table-cell office:value-type="float" office:value="-4.235021">
            <text:p>-4.235021</text:p>
          </table:table-cell>
          <table:table-cell office:value-type="float" office:value="65.663689">
            <text:p>65.663689</text:p>
          </table:table-cell>
        </table:table-row>
        <table:table-row table:style-name="ro1">
          <table:table-cell office:value-type="float" office:value="78500">
            <text:p>78500</text:p>
          </table:table-cell>
          <table:table-cell office:value-type="float" office:value="26">
            <text:p>26</text:p>
          </table:table-cell>
          <table:table-cell office:value-type="float" office:value="-444">
            <text:p>-444</text:p>
          </table:table-cell>
          <table:table-cell office:value-type="float" office:value="1805.869629">
            <text:p>1805.869629</text:p>
          </table:table-cell>
          <table:table-cell office:value-type="float" office:value="0">
            <text:p>0</text:p>
          </table:table-cell>
          <table:table-cell office:value-type="float" office:value="-0.000933">
            <text:p>-0.000933</text:p>
          </table:table-cell>
          <table:table-cell office:value-type="string">
            <text:p>Infinity</text:p>
          </table:table-cell>
          <table:table-cell office:value-type="float" office:value="-0.004">
            <text:p>-0.004</text:p>
          </table:table-cell>
          <table:table-cell office:value-type="float" office:value="0.318429">
            <text:p>0.318429</text:p>
          </table:table-cell>
          <table:table-cell table:formula="of:=([.I157]+0.019)/2" office:value-type="float" office:value="0.1687145">
            <text:p>0.1687145</text:p>
          </table:table-cell>
          <table:table-cell office:value-type="float" office:value="8060.719238">
            <text:p>8060.719238</text:p>
          </table:table-cell>
          <table:table-cell office:value-type="float" office:value="0">
            <text:p>0</text:p>
          </table:table-cell>
          <table:table-cell office:value-type="float" office:value="-0.001865">
            <text:p>-0.001865</text:p>
          </table:table-cell>
          <table:table-cell table:formula="of:=([.M157]-0.02)/2" office:value-type="float" office:value="-0.0109325">
            <text:p>-0.0109325</text:p>
          </table:table-cell>
          <table:table-cell office:value-type="float" office:value="100">
            <text:p>100</text:p>
          </table:table-cell>
          <table:table-cell office:value-type="float" office:value="1356">
            <text:p>1356</text:p>
          </table:table-cell>
          <table:table-cell office:value-type="float" office:value="-1322">
            <text:p>-1322</text:p>
          </table:table-cell>
          <table:table-cell office:value-type="float" office:value="20064">
            <text:p>20064</text:p>
          </table:table-cell>
          <table:table-cell office:value-type="float" office:value="11349">
            <text:p>11349</text:p>
          </table:table-cell>
          <table:table-cell office:value-type="float" office:value="22595.208984">
            <text:p>22595.208984</text:p>
          </table:table-cell>
          <table:table-cell office:value-type="float" office:value="-2.556397">
            <text:p>-2.556397</text:p>
          </table:table-cell>
          <table:table-cell office:value-type="float" office:value="-4.235954">
            <text:p>-4.235954</text:p>
          </table:table-cell>
          <table:table-cell office:value-type="float" office:value="65.700172">
            <text:p>65.700172</text:p>
          </table:table-cell>
        </table:table-row>
        <table:table-row table:style-name="ro1">
          <table:table-cell office:value-type="float" office:value="79000">
            <text:p>79000</text:p>
          </table:table-cell>
          <table:table-cell office:value-type="float" office:value="27">
            <text:p>27</text:p>
          </table:table-cell>
          <table:table-cell office:value-type="float" office:value="-373">
            <text:p>-373</text:p>
          </table:table-cell>
          <table:table-cell office:value-type="float" office:value="1483.317383">
            <text:p>1483.317383</text:p>
          </table:table-cell>
          <table:table-cell office:value-type="float" office:value="-0.002547">
            <text:p>-0.002547</text:p>
          </table:table-cell>
          <table:table-cell office:value-type="float" office:value="0.006728">
            <text:p>0.006728</text:p>
          </table:table-cell>
          <table:table-cell office:value-type="float" office:value="364.14325">
            <text:p>364.14325</text:p>
          </table:table-cell>
          <table:table-cell office:value-type="float" office:value="0.004">
            <text:p>0.004</text:p>
          </table:table-cell>
          <table:table-cell office:value-type="float" office:value="0.280122">
            <text:p>0.280122</text:p>
          </table:table-cell>
          <table:table-cell table:formula="of:=([.I158]+0.019)/2" office:value-type="float" office:value="0.149561">
            <text:p>0.149561</text:p>
          </table:table-cell>
          <table:table-cell office:value-type="float" office:value="6903.038574">
            <text:p>6903.038574</text:p>
          </table:table-cell>
          <table:table-cell office:value-type="float" office:value="-0.005094">
            <text:p>-0.005094</text:p>
          </table:table-cell>
          <table:table-cell office:value-type="float" office:value="0.013456">
            <text:p>0.013456</text:p>
          </table:table-cell>
          <table:table-cell table:formula="of:=([.M158]-0.02)/2" office:value-type="float" office:value="-0.003272">
            <text:p>-0.003272</text:p>
          </table:table-cell>
          <table:table-cell office:value-type="float" office:value="364.14328">
            <text:p>364.14328</text:p>
          </table:table-cell>
          <table:table-cell office:value-type="float" office:value="1333">
            <text:p>1333</text:p>
          </table:table-cell>
          <table:table-cell office:value-type="float" office:value="-1337">
            <text:p>-1337</text:p>
          </table:table-cell>
          <table:table-cell office:value-type="float" office:value="20235">
            <text:p>20235</text:p>
          </table:table-cell>
          <table:table-cell office:value-type="float" office:value="11017">
            <text:p>11017</text:p>
          </table:table-cell>
          <table:table-cell office:value-type="float" office:value="22581.119141">
            <text:p>22581.119141</text:p>
          </table:table-cell>
          <table:table-cell office:value-type="float" office:value="-2.558944">
            <text:p>-2.558944</text:p>
          </table:table-cell>
          <table:table-cell office:value-type="float" office:value="-4.229226">
            <text:p>-4.229226</text:p>
          </table:table-cell>
          <table:table-cell office:value-type="float" office:value="65.272301">
            <text:p>65.272301</text:p>
          </table:table-cell>
        </table:table-row>
        <table:table-row table:style-name="ro1">
          <table:table-cell office:value-type="float" office:value="79500">
            <text:p>79500</text:p>
          </table:table-cell>
          <table:table-cell office:value-type="float" office:value="28">
            <text:p>28</text:p>
          </table:table-cell>
          <table:table-cell office:value-type="float" office:value="-415">
            <text:p>-415</text:p>
          </table:table-cell>
          <table:table-cell office:value-type="float" office:value="1583.550903">
            <text:p>1583.550903</text:p>
          </table:table-cell>
          <table:table-cell office:value-type="float" office:value="0">
            <text:p>0</text:p>
          </table:table-cell>
          <table:table-cell office:value-type="float" office:value="0.011391">
            <text:p>0.011391</text:p>
          </table:table-cell>
          <table:table-cell office:value-type="string">
            <text:p>Infinity</text:p>
          </table:table-cell>
          <table:table-cell office:value-type="float" office:value="0.004">
            <text:p>0.004</text:p>
          </table:table-cell>
          <table:table-cell office:value-type="float" office:value="-0.167594">
            <text:p>-0.167594</text:p>
          </table:table-cell>
          <table:table-cell table:formula="of:=([.I159]+0.019)/2" office:value-type="float" office:value="-0.074297">
            <text:p>-0.074297</text:p>
          </table:table-cell>
          <table:table-cell office:value-type="float" office:value="4289.853027">
            <text:p>4289.853027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table:formula="of:=([.M159]-0.02)/2" office:value-type="float" office:value="0.0013915">
            <text:p>0.0013915</text:p>
          </table:table-cell>
          <table:table-cell office:value-type="float" office:value="100">
            <text:p>100</text:p>
          </table:table-cell>
          <table:table-cell office:value-type="float" office:value="1310">
            <text:p>1310</text:p>
          </table:table-cell>
          <table:table-cell office:value-type="float" office:value="-1352">
            <text:p>-1352</text:p>
          </table:table-cell>
          <table:table-cell office:value-type="float" office:value="20428">
            <text:p>20428</text:p>
          </table:table-cell>
          <table:table-cell office:value-type="float" office:value="10649">
            <text:p>10649</text:p>
          </table:table-cell>
          <table:table-cell office:value-type="float" office:value="22572.591797">
            <text:p>22572.591797</text:p>
          </table:table-cell>
          <table:table-cell office:value-type="float" office:value="-2.558944">
            <text:p>-2.558944</text:p>
          </table:table-cell>
          <table:table-cell office:value-type="float" office:value="-4.217834">
            <text:p>-4.217834</text:p>
          </table:table-cell>
          <table:table-cell office:value-type="float" office:value="64.827148">
            <text:p>64.827148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28">
            <text:p>28</text:p>
          </table:table-cell>
          <table:table-cell office:value-type="float" office:value="-433">
            <text:p>-433</text:p>
          </table:table-cell>
          <table:table-cell office:value-type="float" office:value="1647.681274">
            <text:p>1647.681274</text:p>
          </table:table-cell>
          <table:table-cell office:value-type="float" office:value="0.005">
            <text:p>0.005</text:p>
          </table:table-cell>
          <table:table-cell office:value-type="float" office:value="0.013257">
            <text:p>0.013257</text:p>
          </table:table-cell>
          <table:table-cell office:value-type="float" office:value="165.130188">
            <text:p>165.130188</text:p>
          </table:table-cell>
          <table:table-cell office:value-type="float" office:value="0">
            <text:p>0</text:p>
          </table:table-cell>
          <table:table-cell office:value-type="float" office:value="-0.071826">
            <text:p>-0.071826</text:p>
          </table:table-cell>
          <table:table-cell table:formula="of:=([.I160]+0.019)/2" office:value-type="float" office:value="-0.026413">
            <text:p>-0.026413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0.026513">
            <text:p>0.026513</text:p>
          </table:table-cell>
          <table:table-cell table:formula="of:=([.M160]-0.02)/2" office:value-type="float" office:value="0.0032565">
            <text:p>0.0032565</text:p>
          </table:table-cell>
          <table:table-cell office:value-type="float" office:value="165.130188">
            <text:p>165.130188</text:p>
          </table:table-cell>
          <table:table-cell office:value-type="float" office:value="1287">
            <text:p>1287</text:p>
          </table:table-cell>
          <table:table-cell office:value-type="float" office:value="-1367">
            <text:p>-1367</text:p>
          </table:table-cell>
          <table:table-cell office:value-type="float" office:value="20634">
            <text:p>20634</text:p>
          </table:table-cell>
          <table:table-cell office:value-type="float" office:value="10268">
            <text:p>10268</text:p>
          </table:table-cell>
          <table:table-cell office:value-type="float" office:value="22576.085938">
            <text:p>22576.085938</text:p>
          </table:table-cell>
          <table:table-cell office:value-type="float" office:value="-2.553944">
            <text:p>-2.553944</text:p>
          </table:table-cell>
          <table:table-cell office:value-type="float" office:value="-4.204578">
            <text:p>-4.204578</text:p>
          </table:table-cell>
          <table:table-cell office:value-type="float" office:value="64.630791">
            <text:p>64.630791</text:p>
          </table:table-cell>
        </table:table-row>
        <table:table-row table:style-name="ro1">
          <table:table-cell office:value-type="float" office:value="80500">
            <text:p>80500</text:p>
          </table:table-cell>
          <table:table-cell office:value-type="float" office:value="26">
            <text:p>26</text:p>
          </table:table-cell>
          <table:table-cell office:value-type="float" office:value="-365">
            <text:p>-365</text:p>
          </table:table-cell>
          <table:table-cell office:value-type="float" office:value="1504.292358">
            <text:p>1504.292358</text:p>
          </table:table-cell>
          <table:table-cell office:value-type="float" office:value="-0.005">
            <text:p>-0.005</text:p>
          </table:table-cell>
          <table:table-cell office:value-type="float" office:value="0.002531">
            <text:p>0.002531</text:p>
          </table:table-cell>
          <table:table-cell office:value-type="float" office:value="150.627869">
            <text:p>150.627869</text:p>
          </table:table-cell>
          <table:table-cell office:value-type="float" office:value="-0.008">
            <text:p>-0.008</text:p>
          </table:table-cell>
          <table:table-cell office:value-type="float" office:value="0.272939">
            <text:p>0.272939</text:p>
          </table:table-cell>
          <table:table-cell table:formula="of:=([.I161]+0.019)/2" office:value-type="float" office:value="0.1459695">
            <text:p>0.1459695</text:p>
          </table:table-cell>
          <table:table-cell office:value-type="float" office:value="3511.736572">
            <text:p>3511.736572</text:p>
          </table:table-cell>
          <table:table-cell office:value-type="float" office:value="-0.01">
            <text:p>-0.01</text:p>
          </table:table-cell>
          <table:table-cell office:value-type="float" office:value="0.005063">
            <text:p>0.005063</text:p>
          </table:table-cell>
          <table:table-cell table:formula="of:=([.M161]-0.02)/2" office:value-type="float" office:value="-0.0074685">
            <text:p>-0.0074685</text:p>
          </table:table-cell>
          <table:table-cell office:value-type="float" office:value="150.627869">
            <text:p>150.627869</text:p>
          </table:table-cell>
          <table:table-cell office:value-type="float" office:value="1265">
            <text:p>1265</text:p>
          </table:table-cell>
          <table:table-cell office:value-type="float" office:value="-1381">
            <text:p>-1381</text:p>
          </table:table-cell>
          <table:table-cell office:value-type="float" office:value="20812">
            <text:p>20812</text:p>
          </table:table-cell>
          <table:table-cell office:value-type="float" office:value="9949">
            <text:p>9949</text:p>
          </table:table-cell>
          <table:table-cell office:value-type="float" office:value="22593.232422">
            <text:p>22593.232422</text:p>
          </table:table-cell>
          <table:table-cell office:value-type="float" office:value="-2.558944">
            <text:p>-2.558944</text:p>
          </table:table-cell>
          <table:table-cell office:value-type="float" office:value="-4.202046">
            <text:p>-4.202046</text:p>
          </table:table-cell>
          <table:table-cell office:value-type="float" office:value="64.210175">
            <text:p>64.210175</text:p>
          </table:table-cell>
        </table:table-row>
        <table:table-row table:style-name="ro1">
          <table:table-cell office:value-type="float" office:value="81000">
            <text:p>81000</text:p>
          </table:table-cell>
          <table:table-cell office:value-type="float" office:value="25">
            <text:p>25</text:p>
          </table:table-cell>
          <table:table-cell office:value-type="float" office:value="-321">
            <text:p>-321</text:p>
          </table:table-cell>
          <table:table-cell office:value-type="float" office:value="1383.293213">
            <text:p>1383.293213</text:p>
          </table:table-cell>
          <table:table-cell office:value-type="float" office:value="0.002551">
            <text:p>0.002551</text:p>
          </table:table-cell>
          <table:table-cell office:value-type="float" office:value="0.001199">
            <text:p>0.001199</text:p>
          </table:table-cell>
          <table:table-cell office:value-type="float" office:value="52.996017">
            <text:p>52.996017</text:p>
          </table:table-cell>
          <table:table-cell office:value-type="float" office:value="-0.004">
            <text:p>-0.004</text:p>
          </table:table-cell>
          <table:table-cell office:value-type="float" office:value="0.177171">
            <text:p>0.177171</text:p>
          </table:table-cell>
          <table:table-cell table:formula="of:=([.I162]+0.019)/2" office:value-type="float" office:value="0.0980855">
            <text:p>0.0980855</text:p>
          </table:table-cell>
          <table:table-cell office:value-type="float" office:value="4529.271973">
            <text:p>4529.271973</text:p>
          </table:table-cell>
          <table:table-cell office:value-type="float" office:value="0.005102">
            <text:p>0.005102</text:p>
          </table:table-cell>
          <table:table-cell office:value-type="float" office:value="0.002398">
            <text:p>0.002398</text:p>
          </table:table-cell>
          <table:table-cell table:formula="of:=([.M162]-0.02)/2" office:value-type="float" office:value="-0.008801">
            <text:p>-0.008801</text:p>
          </table:table-cell>
          <table:table-cell office:value-type="float" office:value="52.996017">
            <text:p>52.996017</text:p>
          </table:table-cell>
          <table:table-cell office:value-type="float" office:value="1244">
            <text:p>1244</text:p>
          </table:table-cell>
          <table:table-cell office:value-type="float" office:value="-1395">
            <text:p>-1395</text:p>
          </table:table-cell>
          <table:table-cell office:value-type="float" office:value="20969">
            <text:p>20969</text:p>
          </table:table-cell>
          <table:table-cell office:value-type="float" office:value="9669">
            <text:p>9669</text:p>
          </table:table-cell>
          <table:table-cell office:value-type="float" office:value="22616.09375">
            <text:p>22616.09375</text:p>
          </table:table-cell>
          <table:table-cell office:value-type="float" office:value="-2.556393">
            <text:p>-2.556393</text:p>
          </table:table-cell>
          <table:table-cell office:value-type="float" office:value="-4.200847">
            <text:p>-4.200847</text:p>
          </table:table-cell>
          <table:table-cell office:value-type="float" office:value="64.327133">
            <text:p>64.327133</text:p>
          </table:table-cell>
        </table:table-row>
        <table:table-row table:style-name="ro1">
          <table:table-cell office:value-type="float" office:value="81500">
            <text:p>81500</text:p>
          </table:table-cell>
          <table:table-cell office:value-type="float" office:value="24">
            <text:p>24</text:p>
          </table:table-cell>
          <table:table-cell office:value-type="float" office:value="-245">
            <text:p>-245</text:p>
          </table:table-cell>
          <table:table-cell office:value-type="float" office:value="1122.52478">
            <text:p>1122.52478</text:p>
          </table:table-cell>
          <table:table-cell office:value-type="float" office:value="-0.005">
            <text:p>-0.005</text:p>
          </table:table-cell>
          <table:table-cell office:value-type="float" office:value="-0.007261">
            <text:p>-0.007261</text:p>
          </table:table-cell>
          <table:table-cell office:value-type="float" office:value="45.222054">
            <text:p>45.222054</text:p>
          </table:table-cell>
          <table:table-cell office:value-type="float" office:value="-0.004">
            <text:p>-0.004</text:p>
          </table:table-cell>
          <table:table-cell office:value-type="float" office:value="0.301669">
            <text:p>0.301669</text:p>
          </table:table-cell>
          <table:table-cell table:formula="of:=([.I163]+0.019)/2" office:value-type="float" office:value="0.1603345">
            <text:p>0.1603345</text:p>
          </table:table-cell>
          <table:table-cell office:value-type="float" office:value="7641.734375">
            <text:p>7641.734375</text:p>
          </table:table-cell>
          <table:table-cell office:value-type="float" office:value="-0.01">
            <text:p>-0.01</text:p>
          </table:table-cell>
          <table:table-cell office:value-type="float" office:value="-0.014522">
            <text:p>-0.014522</text:p>
          </table:table-cell>
          <table:table-cell table:formula="of:=([.M163]-0.02)/2" office:value-type="float" office:value="-0.017261">
            <text:p>-0.017261</text:p>
          </table:table-cell>
          <table:table-cell office:value-type="float" office:value="45.222054">
            <text:p>45.222054</text:p>
          </table:table-cell>
          <table:table-cell office:value-type="float" office:value="1224">
            <text:p>1224</text:p>
          </table:table-cell>
          <table:table-cell office:value-type="float" office:value="-1408">
            <text:p>-1408</text:p>
          </table:table-cell>
          <table:table-cell office:value-type="float" office:value="21089">
            <text:p>21089</text:p>
          </table:table-cell>
          <table:table-cell office:value-type="float" office:value="9455">
            <text:p>9455</text:p>
          </table:table-cell>
          <table:table-cell office:value-type="float" office:value="22641.179688">
            <text:p>22641.179688</text:p>
          </table:table-cell>
          <table:table-cell office:value-type="float" office:value="-2.561393">
            <text:p>-2.561393</text:p>
          </table:table-cell>
          <table:table-cell office:value-type="float" office:value="-4.208108">
            <text:p>-4.208108</text:p>
          </table:table-cell>
          <table:table-cell office:value-type="float" office:value="64.289841">
            <text:p>64.289841</text:p>
          </table:table-cell>
        </table:table-row>
        <table:table-row table:style-name="ro1">
          <table:table-cell office:value-type="float" office:value="82000">
            <text:p>82000</text:p>
          </table:table-cell>
          <table:table-cell office:value-type="float" office:value="26">
            <text:p>26</text:p>
          </table:table-cell>
          <table:table-cell office:value-type="float" office:value="-312">
            <text:p>-312</text:p>
          </table:table-cell>
          <table:table-cell office:value-type="float" office:value="1301.706177">
            <text:p>1301.706177</text:p>
          </table:table-cell>
          <table:table-cell office:value-type="float" office:value="0">
            <text:p>0</text:p>
          </table:table-cell>
          <table:table-cell office:value-type="float" office:value="0.006395">
            <text:p>0.006395</text:p>
          </table:table-cell>
          <table:table-cell office:value-type="string">
            <text:p>Infinity</text:p>
          </table:table-cell>
          <table:table-cell office:value-type="float" office:value="0.008">
            <text:p>0.008</text:p>
          </table:table-cell>
          <table:table-cell office:value-type="float" office:value="-0.268151">
            <text:p>-0.268151</text:p>
          </table:table-cell>
          <table:table-cell table:formula="of:=([.I164]+0.019)/2" office:value-type="float" office:value="-0.1245755">
            <text:p>-0.1245755</text:p>
          </table:table-cell>
          <table:table-cell office:value-type="float" office:value="3451.881836">
            <text:p>3451.881836</text:p>
          </table:table-cell>
          <table:table-cell office:value-type="float" office:value="0">
            <text:p>0</text:p>
          </table:table-cell>
          <table:table-cell office:value-type="float" office:value="0.01279">
            <text:p>0.01279</text:p>
          </table:table-cell>
          <table:table-cell table:formula="of:=([.M164]-0.02)/2" office:value-type="float" office:value="-0.003605">
            <text:p>-0.003605</text:p>
          </table:table-cell>
          <table:table-cell office:value-type="float" office:value="100">
            <text:p>100</text:p>
          </table:table-cell>
          <table:table-cell office:value-type="float" office:value="1202">
            <text:p>1202</text:p>
          </table:table-cell>
          <table:table-cell office:value-type="float" office:value="-1422">
            <text:p>-1422</text:p>
          </table:table-cell>
          <table:table-cell office:value-type="float" office:value="21240">
            <text:p>21240</text:p>
          </table:table-cell>
          <table:table-cell office:value-type="float" office:value="9181">
            <text:p>9181</text:p>
          </table:table-cell>
          <table:table-cell office:value-type="float" office:value="22670.355469">
            <text:p>22670.355469</text:p>
          </table:table-cell>
          <table:table-cell office:value-type="float" office:value="-2.561393">
            <text:p>-2.561393</text:p>
          </table:table-cell>
          <table:table-cell office:value-type="float" office:value="-4.201714">
            <text:p>-4.201714</text:p>
          </table:table-cell>
          <table:table-cell office:value-type="float" office:value="64.040169">
            <text:p>64.040169</text:p>
          </table:table-cell>
        </table:table-row>
        <table:table-row table:style-name="ro1">
          <table:table-cell office:value-type="float" office:value="82500">
            <text:p>82500</text:p>
          </table:table-cell>
          <table:table-cell office:value-type="float" office:value="28">
            <text:p>28</text:p>
          </table:table-cell>
          <table:table-cell office:value-type="float" office:value="-322">
            <text:p>-322</text:p>
          </table:table-cell>
          <table:table-cell office:value-type="float" office:value="1250.072998">
            <text:p>1250.072998</text:p>
          </table:table-cell>
          <table:table-cell office:value-type="float" office:value="-0.002545">
            <text:p>-0.002545</text:p>
          </table:table-cell>
          <table:table-cell office:value-type="float" office:value="0.014789">
            <text:p>0.014789</text:p>
          </table:table-cell>
          <table:table-cell office:value-type="float" office:value="680.983337">
            <text:p>680.983337</text:p>
          </table:table-cell>
          <table:table-cell office:value-type="float" office:value="0.008">
            <text:p>0.008</text:p>
          </table:table-cell>
          <table:table-cell office:value-type="float" office:value="-0.038307">
            <text:p>-0.038307</text:p>
          </table:table-cell>
          <table:table-cell table:formula="of:=([.I165]+0.019)/2" office:value-type="float" office:value="-0.0096535">
            <text:p>-0.0096535</text:p>
          </table:table-cell>
          <table:table-cell office:value-type="float" office:value="578.840149">
            <text:p>578.840149</text:p>
          </table:table-cell>
          <table:table-cell office:value-type="float" office:value="-0.005091">
            <text:p>-0.005091</text:p>
          </table:table-cell>
          <table:table-cell office:value-type="float" office:value="0.029577">
            <text:p>0.029577</text:p>
          </table:table-cell>
          <table:table-cell table:formula="of:=([.M165]-0.02)/2" office:value-type="float" office:value="0.0047885">
            <text:p>0.0047885</text:p>
          </table:table-cell>
          <table:table-cell office:value-type="float" office:value="680.983337">
            <text:p>680.983337</text:p>
          </table:table-cell>
          <table:table-cell office:value-type="float" office:value="1179">
            <text:p>1179</text:p>
          </table:table-cell>
          <table:table-cell office:value-type="float" office:value="-1437">
            <text:p>-1437</text:p>
          </table:table-cell>
          <table:table-cell office:value-type="float" office:value="21397">
            <text:p>21397</text:p>
          </table:table-cell>
          <table:table-cell office:value-type="float" office:value="8900">
            <text:p>8900</text:p>
          </table:table-cell>
          <table:table-cell office:value-type="float" office:value="22707.291016">
            <text:p>22707.291016</text:p>
          </table:table-cell>
          <table:table-cell office:value-type="float" office:value="-2.563938">
            <text:p>-2.563938</text:p>
          </table:table-cell>
          <table:table-cell office:value-type="float" office:value="-4.186925">
            <text:p>-4.186925</text:p>
          </table:table-cell>
          <table:table-cell office:value-type="float" office:value="63.300526">
            <text:p>63.300526</text:p>
          </table:table-cell>
        </table:table-row>
        <table:table-row table:style-name="ro1">
          <table:table-cell office:value-type="float" office:value="83000">
            <text:p>83000</text:p>
          </table:table-cell>
          <table:table-cell office:value-type="float" office:value="27">
            <text:p>27</text:p>
          </table:table-cell>
          <table:table-cell office:value-type="float" office:value="-236">
            <text:p>-236</text:p>
          </table:table-cell>
          <table:table-cell office:value-type="float" office:value="973.441284">
            <text:p>973.441284</text:p>
          </table:table-cell>
          <table:table-cell office:value-type="float" office:value="0">
            <text:p>0</text:p>
          </table:table-cell>
          <table:table-cell office:value-type="float" office:value="0.007128">
            <text:p>0.007128</text:p>
          </table:table-cell>
          <table:table-cell office:value-type="string">
            <text:p>Infinity</text:p>
          </table:table-cell>
          <table:table-cell office:value-type="float" office:value="-0.004">
            <text:p>-0.004</text:p>
          </table:table-cell>
          <table:table-cell office:value-type="float" office:value="0.344765">
            <text:p>0.344765</text:p>
          </table:table-cell>
          <table:table-cell table:formula="of:=([.I166]+0.019)/2" office:value-type="float" office:value="0.1818825">
            <text:p>0.1818825</text:p>
          </table:table-cell>
          <table:table-cell office:value-type="float" office:value="8719.125">
            <text:p>8719.125</text:p>
          </table:table-cell>
          <table:table-cell office:value-type="float" office:value="0">
            <text:p>0</text:p>
          </table:table-cell>
          <table:table-cell office:value-type="float" office:value="0.014256">
            <text:p>0.014256</text:p>
          </table:table-cell>
          <table:table-cell table:formula="of:=([.M166]-0.02)/2" office:value-type="float" office:value="-0.002872">
            <text:p>-0.002872</text:p>
          </table:table-cell>
          <table:table-cell office:value-type="float" office:value="100">
            <text:p>100</text:p>
          </table:table-cell>
          <table:table-cell office:value-type="float" office:value="1156">
            <text:p>1156</text:p>
          </table:table-cell>
          <table:table-cell office:value-type="float" office:value="-1452">
            <text:p>-1452</text:p>
          </table:table-cell>
          <table:table-cell office:value-type="float" office:value="21515">
            <text:p>21515</text:p>
          </table:table-cell>
          <table:table-cell office:value-type="float" office:value="8696">
            <text:p>8696</text:p>
          </table:table-cell>
          <table:table-cell office:value-type="float" office:value="22747.984375">
            <text:p>22747.984375</text:p>
          </table:table-cell>
          <table:table-cell office:value-type="float" office:value="-2.563938">
            <text:p>-2.563938</text:p>
          </table:table-cell>
          <table:table-cell office:value-type="float" office:value="-4.179797">
            <text:p>-4.179797</text:p>
          </table:table-cell>
          <table:table-cell office:value-type="float" office:value="63.02253">
            <text:p>63.02253</text:p>
          </table:table-cell>
        </table:table-row>
        <table:table-row table:style-name="ro1">
          <table:table-cell office:value-type="float" office:value="83500">
            <text:p>83500</text:p>
          </table:table-cell>
          <table:table-cell office:value-type="float" office:value="27">
            <text:p>27</text:p>
          </table:table-cell>
          <table:table-cell office:value-type="float" office:value="-245">
            <text:p>-245</text:p>
          </table:table-cell>
          <table:table-cell office:value-type="float" office:value="1008.91095">
            <text:p>1008.91095</text:p>
          </table:table-cell>
          <table:table-cell office:value-type="float" office:value="0">
            <text:p>0</text:p>
          </table:table-cell>
          <table:table-cell office:value-type="float" office:value="0.000799">
            <text:p>0.000799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038307">
            <text:p>-0.038307</text:p>
          </table:table-cell>
          <table:table-cell table:formula="of:=([.I167]+0.019)/2" office:value-type="float" office:value="-0.0096535">
            <text:p>-0.00965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1599">
            <text:p>0.001599</text:p>
          </table:table-cell>
          <table:table-cell table:formula="of:=([.M167]-0.02)/2" office:value-type="float" office:value="-0.0092005">
            <text:p>-0.0092005</text:p>
          </table:table-cell>
          <table:table-cell office:value-type="float" office:value="100">
            <text:p>100</text:p>
          </table:table-cell>
          <table:table-cell office:value-type="float" office:value="1133">
            <text:p>1133</text:p>
          </table:table-cell>
          <table:table-cell office:value-type="float" office:value="-1467">
            <text:p>-1467</text:p>
          </table:table-cell>
          <table:table-cell office:value-type="float" office:value="21640">
            <text:p>21640</text:p>
          </table:table-cell>
          <table:table-cell office:value-type="float" office:value="8485">
            <text:p>8485</text:p>
          </table:table-cell>
          <table:table-cell office:value-type="float" office:value="22794.283203">
            <text:p>22794.283203</text:p>
          </table:table-cell>
          <table:table-cell office:value-type="float" office:value="-2.563938">
            <text:p>-2.563938</text:p>
          </table:table-cell>
          <table:table-cell office:value-type="float" office:value="-4.178998">
            <text:p>-4.178998</text:p>
          </table:table-cell>
          <table:table-cell office:value-type="float" office:value="62.991356">
            <text:p>62.991356</text:p>
          </table:table-cell>
        </table:table-row>
        <table:table-row table:style-name="ro1">
          <table:table-cell office:value-type="float" office:value="84000">
            <text:p>84000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90.980774">
            <text:p>190.980774</text:p>
          </table:table-cell>
          <table:table-cell office:value-type="float" office:value="0">
            <text:p>0</text:p>
          </table:table-cell>
          <table:table-cell office:value-type="float" office:value="0.011658">
            <text:p>0.011658</text:p>
          </table:table-cell>
          <table:table-cell office:value-type="string">
            <text:p>Infinity</text:p>
          </table:table-cell>
          <table:table-cell office:value-type="float" office:value="-0.008">
            <text:p>-0.008</text:p>
          </table:table-cell>
          <table:table-cell office:value-type="float" office:value="0.890643">
            <text:p>0.890643</text:p>
          </table:table-cell>
          <table:table-cell table:formula="of:=([.I168]+0.019)/2" office:value-type="float" office:value="0.4548215">
            <text:p>0.4548215</text:p>
          </table:table-cell>
          <table:table-cell office:value-type="float" office:value="11233.036133">
            <text:p>11233.036133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([.M168]-0.02)/2" office:value-type="float" office:value="0.0016575">
            <text:p>0.0016575</text:p>
          </table:table-cell>
          <table:table-cell office:value-type="float" office:value="100">
            <text:p>100</text:p>
          </table:table-cell>
          <table:table-cell office:value-type="float" office:value="1112">
            <text:p>1112</text:p>
          </table:table-cell>
          <table:table-cell office:value-type="float" office:value="-1481">
            <text:p>-1481</text:p>
          </table:table-cell>
          <table:table-cell office:value-type="float" office:value="21652">
            <text:p>21652</text:p>
          </table:table-cell>
          <table:table-cell office:value-type="float" office:value="8465">
            <text:p>8465</text:p>
          </table:table-cell>
          <table:table-cell office:value-type="float" office:value="22821.361328">
            <text:p>22821.361328</text:p>
          </table:table-cell>
          <table:table-cell office:value-type="float" office:value="-2.563938">
            <text:p>-2.563938</text:p>
          </table:table-cell>
          <table:table-cell office:value-type="float" office:value="-4.16734">
            <text:p>-4.16734</text:p>
          </table:table-cell>
          <table:table-cell office:value-type="float" office:value="62.536682">
            <text:p>62.536682</text:p>
          </table:table-cell>
        </table:table-row>
        <table:table-row table:style-name="ro1">
          <table:table-cell office:value-type="float" office:value="84500">
            <text:p>84500</text:p>
          </table:table-cell>
          <table:table-cell office:value-type="float" office:value="26">
            <text:p>26</text:p>
          </table:table-cell>
          <table:table-cell office:value-type="float" office:value="-150">
            <text:p>-150</text:p>
          </table:table-cell>
          <table:table-cell office:value-type="float" office:value="675.530273">
            <text:p>675.530273</text:p>
          </table:table-cell>
          <table:table-cell office:value-type="float" office:value="0.002549">
            <text:p>0.002549</text:p>
          </table:table-cell>
          <table:table-cell office:value-type="float" office:value="0.014322">
            <text:p>0.014322</text:p>
          </table:table-cell>
          <table:table-cell office:value-type="float" office:value="461.877106">
            <text:p>461.877106</text:p>
          </table:table-cell>
          <table:table-cell office:value-type="float" office:value="0.004">
            <text:p>0.004</text:p>
          </table:table-cell>
          <table:table-cell office:value-type="float" office:value="-0.507571">
            <text:p>-0.507571</text:p>
          </table:table-cell>
          <table:table-cell table:formula="of:=([.I169]+0.019)/2" office:value-type="float" office:value="-0.2442855">
            <text:p>-0.2442855</text:p>
          </table:table-cell>
          <table:table-cell office:value-type="float" office:value="12789.266602">
            <text:p>12789.266602</text:p>
          </table:table-cell>
          <table:table-cell office:value-type="float" office:value="0.005098">
            <text:p>0.005098</text:p>
          </table:table-cell>
          <table:table-cell office:value-type="float" office:value="0.028645">
            <text:p>0.028645</text:p>
          </table:table-cell>
          <table:table-cell table:formula="of:=([.M169]-0.02)/2" office:value-type="float" office:value="0.0043225">
            <text:p>0.0043225</text:p>
          </table:table-cell>
          <table:table-cell office:value-type="float" office:value="461.877106">
            <text:p>461.877106</text:p>
          </table:table-cell>
          <table:table-cell office:value-type="float" office:value="1090">
            <text:p>1090</text:p>
          </table:table-cell>
          <table:table-cell office:value-type="float" office:value="-1495">
            <text:p>-1495</text:p>
          </table:table-cell>
          <table:table-cell office:value-type="float" office:value="21730">
            <text:p>21730</text:p>
          </table:table-cell>
          <table:table-cell office:value-type="float" office:value="8337">
            <text:p>8337</text:p>
          </table:table-cell>
          <table:table-cell office:value-type="float" office:value="22862.148438">
            <text:p>22862.148438</text:p>
          </table:table-cell>
          <table:table-cell office:value-type="float" office:value="-2.561389">
            <text:p>-2.561389</text:p>
          </table:table-cell>
          <table:table-cell office:value-type="float" office:value="-4.153018">
            <text:p>-4.153018</text:p>
          </table:table-cell>
          <table:table-cell office:value-type="float" office:value="62.139267">
            <text:p>62.139267</text:p>
          </table:table-cell>
        </table:table-row>
        <table:table-row table:style-name="ro1">
          <table:table-cell office:value-type="float" office:value="85000">
            <text:p>85000</text:p>
          </table:table-cell>
          <table:table-cell office:value-type="float" office:value="26">
            <text:p>26</text:p>
          </table:table-cell>
          <table:table-cell office:value-type="float" office:value="-81">
            <text:p>-81</text:p>
          </table:table-cell>
          <table:table-cell office:value-type="float" office:value="410.786865">
            <text:p>410.786865</text:p>
          </table:table-cell>
          <table:table-cell office:value-type="float" office:value="-0.002549">
            <text:p>-0.002549</text:p>
          </table:table-cell>
          <table:table-cell office:value-type="float" office:value="0.001266">
            <text:p>0.001266</text:p>
          </table:table-cell>
          <table:table-cell office:value-type="float" office:value="149.654251">
            <text:p>149.654251</text:p>
          </table:table-cell>
          <table:table-cell office:value-type="float" office:value="0">
            <text:p>0</text:p>
          </table:table-cell>
          <table:table-cell office:value-type="float" office:value="0.275333">
            <text:p>0.275333</text:p>
          </table:table-cell>
          <table:table-cell table:formula="of:=([.I170]+0.019)/2" office:value-type="float" office:value="0.1471665">
            <text:p>0.1471665</text:p>
          </table:table-cell>
          <table:table-cell office:value-type="float" office:value="100">
            <text:p>100</text:p>
          </table:table-cell>
          <table:table-cell office:value-type="float" office:value="-0.005098">
            <text:p>-0.005098</text:p>
          </table:table-cell>
          <table:table-cell office:value-type="float" office:value="0.002531">
            <text:p>0.002531</text:p>
          </table:table-cell>
          <table:table-cell table:formula="of:=([.M170]-0.02)/2" office:value-type="float" office:value="-0.0087345">
            <text:p>-0.0087345</text:p>
          </table:table-cell>
          <table:table-cell office:value-type="float" office:value="149.654251">
            <text:p>149.654251</text:p>
          </table:table-cell>
          <table:table-cell office:value-type="float" office:value="1068">
            <text:p>1068</text:p>
          </table:table-cell>
          <table:table-cell office:value-type="float" office:value="-1509">
            <text:p>-1509</text:p>
          </table:table-cell>
          <table:table-cell office:value-type="float" office:value="21773">
            <text:p>21773</text:p>
          </table:table-cell>
          <table:table-cell office:value-type="float" office:value="8269">
            <text:p>8269</text:p>
          </table:table-cell>
          <table:table-cell office:value-type="float" office:value="22897.736328">
            <text:p>22897.736328</text:p>
          </table:table-cell>
          <table:table-cell office:value-type="float" office:value="-2.563938">
            <text:p>-2.563938</text:p>
          </table:table-cell>
          <table:table-cell office:value-type="float" office:value="-4.151752">
            <text:p>-4.151752</text:p>
          </table:table-cell>
          <table:table-cell office:value-type="float" office:value="61.928715">
            <text:p>61.928715</text:p>
          </table:table-cell>
        </table:table-row>
        <table:table-row table:style-name="ro1">
          <table:table-cell office:value-type="float" office:value="85500">
            <text:p>85500</text:p>
          </table:table-cell>
          <table:table-cell office:value-type="float" office:value="26">
            <text:p>26</text:p>
          </table:table-cell>
          <table:table-cell office:value-type="float" office:value="-8">
            <text:p>-8</text:p>
          </table:table-cell>
          <table:table-cell office:value-type="float" office:value="129.928589">
            <text:p>129.928589</text:p>
          </table:table-cell>
          <table:table-cell office:value-type="float" office:value="0">
            <text:p>0</text:p>
          </table:table-cell>
          <table:table-cell office:value-type="float" office:value="0.014655">
            <text:p>0.014655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292093">
            <text:p>0.292093</text:p>
          </table:table-cell>
          <table:table-cell table:formula="of:=([.I171]+0.019)/2" office:value-type="float" office:value="0.1555465">
            <text:p>0.15554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9311">
            <text:p>0.029311</text:p>
          </table:table-cell>
          <table:table-cell table:formula="of:=([.M171]-0.02)/2" office:value-type="float" office:value="0.0046555">
            <text:p>0.0046555</text:p>
          </table:table-cell>
          <table:table-cell office:value-type="float" office:value="100">
            <text:p>100</text:p>
          </table:table-cell>
          <table:table-cell office:value-type="float" office:value="1046">
            <text:p>1046</text:p>
          </table:table-cell>
          <table:table-cell office:value-type="float" office:value="-1523">
            <text:p>-1523</text:p>
          </table:table-cell>
          <table:table-cell office:value-type="float" office:value="21777">
            <text:p>21777</text:p>
          </table:table-cell>
          <table:table-cell office:value-type="float" office:value="8262">
            <text:p>8262</text:p>
          </table:table-cell>
          <table:table-cell office:value-type="float" office:value="22924.236328">
            <text:p>22924.236328</text:p>
          </table:table-cell>
          <table:table-cell office:value-type="float" office:value="-2.563938">
            <text:p>-2.563938</text:p>
          </table:table-cell>
          <table:table-cell office:value-type="float" office:value="-4.137097">
            <text:p>-4.137097</text:p>
          </table:table-cell>
          <table:table-cell office:value-type="float" office:value="61.357109">
            <text:p>61.357109</text:p>
          </table:table-cell>
        </table:table-row>
        <table:table-row table:style-name="ro1">
          <table:table-cell office:value-type="float" office:value="86000">
            <text:p>86000</text:p>
          </table:table-cell>
          <table:table-cell office:value-type="float" office:value="26">
            <text:p>26</text:p>
          </table:table-cell>
          <table:table-cell office:value-type="float" office:value="167">
            <text:p>167</text:p>
          </table:table-cell>
          <table:table-cell office:value-type="float" office:value="542.289551">
            <text:p>542.289551</text:p>
          </table:table-cell>
          <table:table-cell office:value-type="float" office:value="0">
            <text:p>0</text:p>
          </table:table-cell>
          <table:table-cell office:value-type="float" office:value="0.001399">
            <text:p>0.001399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0.699107">
            <text:p>0.699107</text:p>
          </table:table-cell>
          <table:table-cell table:formula="of:=([.I172]+0.019)/2" office:value-type="float" office:value="0.3590535">
            <text:p>0.35905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2798">
            <text:p>0.002798</text:p>
          </table:table-cell>
          <table:table-cell table:formula="of:=([.M172]-0.02)/2" office:value-type="float" office:value="-0.008601">
            <text:p>-0.008601</text:p>
          </table:table-cell>
          <table:table-cell office:value-type="float" office:value="100">
            <text:p>100</text:p>
          </table:table-cell>
          <table:table-cell office:value-type="float" office:value="1024">
            <text:p>1024</text:p>
          </table:table-cell>
          <table:table-cell office:value-type="float" office:value="-1537">
            <text:p>-1537</text:p>
          </table:table-cell>
          <table:table-cell office:value-type="float" office:value="21686">
            <text:p>21686</text:p>
          </table:table-cell>
          <table:table-cell office:value-type="float" office:value="8402">
            <text:p>8402</text:p>
          </table:table-cell>
          <table:table-cell office:value-type="float" office:value="22928.191406">
            <text:p>22928.191406</text:p>
          </table:table-cell>
          <table:table-cell office:value-type="float" office:value="-2.563938">
            <text:p>-2.563938</text:p>
          </table:table-cell>
          <table:table-cell office:value-type="float" office:value="-4.135698">
            <text:p>-4.135698</text:p>
          </table:table-cell>
          <table:table-cell office:value-type="float" office:value="61.302544">
            <text:p>61.302544</text:p>
          </table:table-cell>
        </table:table-row>
        <table:table-row table:style-name="ro1">
          <table:table-cell office:value-type="float" office:value="86500">
            <text:p>86500</text:p>
          </table:table-cell>
          <table:table-cell office:value-type="float" office:value="27">
            <text:p>27</text:p>
          </table:table-cell>
          <table:table-cell office:value-type="float" office:value="169">
            <text:p>169</text:p>
          </table:table-cell>
          <table:table-cell office:value-type="float" office:value="527.368469">
            <text:p>527.368469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office:value-type="string">
            <text:p>Infinity</text:p>
          </table:table-cell>
          <table:table-cell office:value-type="float" office:value="0.004">
            <text:p>0.004</text:p>
          </table:table-cell>
          <table:table-cell office:value-type="float" office:value="0.009577">
            <text:p>0.009577</text:p>
          </table:table-cell>
          <table:table-cell table:formula="of:=([.I173]+0.019)/2" office:value-type="float" office:value="0.0142885">
            <text:p>0.0142885</text:p>
          </table:table-cell>
          <table:table-cell office:value-type="float" office:value="139.419907">
            <text:p>139.419907</text:p>
          </table:table-cell>
          <table:table-cell office:value-type="float" office:value="0">
            <text:p>0</text:p>
          </table:table-cell>
          <table:table-cell office:value-type="float" office:value="0.041835">
            <text:p>0.041835</text:p>
          </table:table-cell>
          <table:table-cell table:formula="of:=([.M173]-0.02)/2" office:value-type="float" office:value="0.0109175">
            <text:p>0.0109175</text:p>
          </table:table-cell>
          <table:table-cell office:value-type="float" office:value="100">
            <text:p>100</text:p>
          </table:table-cell>
          <table:table-cell office:value-type="float" office:value="1001">
            <text:p>1001</text:p>
          </table:table-cell>
          <table:table-cell office:value-type="float" office:value="-1552">
            <text:p>-1552</text:p>
          </table:table-cell>
          <table:table-cell office:value-type="float" office:value="21594">
            <text:p>21594</text:p>
          </table:table-cell>
          <table:table-cell office:value-type="float" office:value="8544">
            <text:p>8544</text:p>
          </table:table-cell>
          <table:table-cell office:value-type="float" office:value="22934.708984">
            <text:p>22934.708984</text:p>
          </table:table-cell>
          <table:table-cell office:value-type="float" office:value="-2.563938">
            <text:p>-2.563938</text:p>
          </table:table-cell>
          <table:table-cell office:value-type="float" office:value="-4.11478">
            <text:p>-4.11478</text:p>
          </table:table-cell>
          <table:table-cell office:value-type="float" office:value="60.48671">
            <text:p>60.48671</text:p>
          </table:table-cell>
        </table:table-row>
        <table:table-row table:style-name="ro1">
          <table:table-cell office:value-type="float" office:value="87000">
            <text:p>87000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103.505997">
            <text:p>103.505997</text:p>
          </table:table-cell>
          <table:table-cell office:value-type="float" office:value="0">
            <text:p>0</text:p>
          </table:table-cell>
          <table:table-cell office:value-type="float" office:value="0.014389">
            <text:p>0.014389</text:p>
          </table:table-cell>
          <table:table-cell office:value-type="string">
            <text:p>Infinity</text:p>
          </table:table-cell>
          <table:table-cell office:value-type="float" office:value="-0.008">
            <text:p>-0.008</text:p>
          </table:table-cell>
          <table:table-cell office:value-type="float" office:value="-0.474052">
            <text:p>-0.474052</text:p>
          </table:table-cell>
          <table:table-cell table:formula="of:=([.I174]+0.019)/2" office:value-type="float" office:value="-0.227526">
            <text:p>-0.227526</text:p>
          </table:table-cell>
          <table:table-cell office:value-type="float" office:value="5825.647949">
            <text:p>5825.647949</text:p>
          </table:table-cell>
          <table:table-cell office:value-type="float" office:value="0">
            <text:p>0</text:p>
          </table:table-cell>
          <table:table-cell office:value-type="float" office:value="0.028778">
            <text:p>0.028778</text:p>
          </table:table-cell>
          <table:table-cell table:formula="of:=([.M174]-0.02)/2" office:value-type="float" office:value="0.004389">
            <text:p>0.004389</text:p>
          </table:table-cell>
          <table:table-cell office:value-type="float" office:value="100">
            <text:p>100</text:p>
          </table:table-cell>
          <table:table-cell office:value-type="float" office:value="980">
            <text:p>980</text:p>
          </table:table-cell>
          <table:table-cell office:value-type="float" office:value="-1566">
            <text:p>-1566</text:p>
          </table:table-cell>
          <table:table-cell office:value-type="float" office:value="21565">
            <text:p>21565</text:p>
          </table:table-cell>
          <table:table-cell office:value-type="float" office:value="8586">
            <text:p>8586</text:p>
          </table:table-cell>
          <table:table-cell office:value-type="float" office:value="22952.240234">
            <text:p>22952.240234</text:p>
          </table:table-cell>
          <table:table-cell office:value-type="float" office:value="-2.563938">
            <text:p>-2.563938</text:p>
          </table:table-cell>
          <table:table-cell office:value-type="float" office:value="-4.100391">
            <text:p>-4.100391</text:p>
          </table:table-cell>
          <table:table-cell office:value-type="float" office:value="59.925503">
            <text:p>59.925503</text:p>
          </table:table-cell>
        </table:table-row>
        <table:table-row table:style-name="ro1">
          <table:table-cell office:value-type="float" office:value="87500">
            <text:p>87500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127.90847">
            <text:p>127.90847</text:p>
          </table:table-cell>
          <table:table-cell office:value-type="float" office:value="0.002549">
            <text:p>0.002549</text:p>
          </table:table-cell>
          <table:table-cell office:value-type="float" office:value="0.007461">
            <text:p>0.007461</text:p>
          </table:table-cell>
          <table:table-cell office:value-type="float" office:value="192.698792">
            <text:p>192.698792</text:p>
          </table:table-cell>
          <table:table-cell office:value-type="float" office:value="0.004">
            <text:p>0.004</text:p>
          </table:table-cell>
          <table:table-cell office:value-type="float" office:value="0.033519">
            <text:p>0.033519</text:p>
          </table:table-cell>
          <table:table-cell table:formula="of:=([.I175]+0.019)/2" office:value-type="float" office:value="0.0262595">
            <text:p>0.0262595</text:p>
          </table:table-cell>
          <table:table-cell office:value-type="float" office:value="737.970398">
            <text:p>737.970398</text:p>
          </table:table-cell>
          <table:table-cell office:value-type="float" office:value="0.005098">
            <text:p>0.005098</text:p>
          </table:table-cell>
          <table:table-cell office:value-type="float" office:value="0.014922">
            <text:p>0.014922</text:p>
          </table:table-cell>
          <table:table-cell table:formula="of:=([.M175]-0.02)/2" office:value-type="float" office:value="-0.002539">
            <text:p>-0.002539</text:p>
          </table:table-cell>
          <table:table-cell office:value-type="float" office:value="192.698792">
            <text:p>192.698792</text:p>
          </table:table-cell>
          <table:table-cell office:value-type="float" office:value="958">
            <text:p>958</text:p>
          </table:table-cell>
          <table:table-cell office:value-type="float" office:value="-1580">
            <text:p>-1580</text:p>
          </table:table-cell>
          <table:table-cell office:value-type="float" office:value="21531">
            <text:p>21531</text:p>
          </table:table-cell>
          <table:table-cell office:value-type="float" office:value="8635">
            <text:p>8635</text:p>
          </table:table-cell>
          <table:table-cell office:value-type="float" office:value="22969.425781">
            <text:p>22969.425781</text:p>
          </table:table-cell>
          <table:table-cell office:value-type="float" office:value="-2.561389">
            <text:p>-2.561389</text:p>
          </table:table-cell>
          <table:table-cell office:value-type="float" office:value="-4.09293">
            <text:p>-4.09293</text:p>
          </table:table-cell>
          <table:table-cell office:value-type="float" office:value="59.793365">
            <text:p>59.793365</text:p>
          </table:table-cell>
        </table:table-row>
        <table:table-row table:style-name="ro1">
          <table:table-cell office:value-type="float" office:value="88000">
            <text:p>88000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318.98407">
            <text:p>318.98407</text:p>
          </table:table-cell>
          <table:table-cell office:value-type="float" office:value="-0.01">
            <text:p>-0.01</text:p>
          </table:table-cell>
          <table:table-cell office:value-type="float" office:value="-0.034574">
            <text:p>-0.034574</text:p>
          </table:table-cell>
          <table:table-cell office:value-type="float" office:value="245.735077">
            <text:p>245.735077</text:p>
          </table:table-cell>
          <table:table-cell office:value-type="float" office:value="-0.012">
            <text:p>-0.012</text:p>
          </table:table-cell>
          <table:table-cell office:value-type="float" office:value="0.14844">
            <text:p>0.14844</text:p>
          </table:table-cell>
          <table:table-cell table:formula="of:=([.I176]+0.019)/2" office:value-type="float" office:value="0.08372">
            <text:p>0.08372</text:p>
          </table:table-cell>
          <table:table-cell office:value-type="float" office:value="1337.004028">
            <text:p>1337.004028</text:p>
          </table:table-cell>
          <table:table-cell office:value-type="float" office:value="-0.02">
            <text:p>-0.02</text:p>
          </table:table-cell>
          <table:table-cell office:value-type="float" office:value="-0.069147">
            <text:p>-0.069147</text:p>
          </table:table-cell>
          <table:table-cell table:formula="of:=([.M176]-0.02)/2" office:value-type="float" office:value="-0.0445735">
            <text:p>-0.0445735</text:p>
          </table:table-cell>
          <table:table-cell office:value-type="float" office:value="245.735077">
            <text:p>245.735077</text:p>
          </table:table-cell>
          <table:table-cell office:value-type="float" office:value="939">
            <text:p>939</text:p>
          </table:table-cell>
          <table:table-cell office:value-type="float" office:value="-1593">
            <text:p>-1593</text:p>
          </table:table-cell>
          <table:table-cell office:value-type="float" office:value="21475">
            <text:p>21475</text:p>
          </table:table-cell>
          <table:table-cell office:value-type="float" office:value="8713">
            <text:p>8713</text:p>
          </table:table-cell>
          <table:table-cell office:value-type="float" office:value="22976.964844">
            <text:p>22976.964844</text:p>
          </table:table-cell>
          <table:table-cell office:value-type="float" office:value="-2.571389">
            <text:p>-2.571389</text:p>
          </table:table-cell>
          <table:table-cell office:value-type="float" office:value="-4.127504">
            <text:p>-4.127504</text:p>
          </table:table-cell>
          <table:table-cell office:value-type="float" office:value="60.516483">
            <text:p>60.516483</text:p>
          </table:table-cell>
        </table:table-row>
        <table:table-row table:style-name="ro1">
          <table:table-cell office:value-type="float" office:value="88500">
            <text:p>88500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526.901245">
            <text:p>526.901245</text:p>
          </table:table-cell>
          <table:table-cell office:value-type="float" office:value="-0.038514">
            <text:p>-0.038514</text:p>
          </table:table-cell>
          <table:table-cell office:value-type="float" office:value="-0.095727">
            <text:p>-0.095727</text:p>
          </table:table-cell>
          <table:table-cell office:value-type="float" office:value="148.553406">
            <text:p>148.553406</text:p>
          </table:table-cell>
          <table:table-cell office:value-type="float" office:value="-0.016">
            <text:p>-0.016</text:p>
          </table:table-cell>
          <table:table-cell office:value-type="float" office:value="0.09098">
            <text:p>0.09098</text:p>
          </table:table-cell>
          <table:table-cell table:formula="of:=([.I177]+0.019)/2" office:value-type="float" office:value="0.05499">
            <text:p>0.05499</text:p>
          </table:table-cell>
          <table:table-cell office:value-type="float" office:value="668.622742">
            <text:p>668.622742</text:p>
          </table:table-cell>
          <table:table-cell office:value-type="float" office:value="-0.077027">
            <text:p>-0.077027</text:p>
          </table:table-cell>
          <table:table-cell office:value-type="float" office:value="-0.191453">
            <text:p>-0.191453</text:p>
          </table:table-cell>
          <table:table-cell table:formula="of:=([.M177]-0.02)/2" office:value-type="float" office:value="-0.1057265">
            <text:p>-0.1057265</text:p>
          </table:table-cell>
          <table:table-cell office:value-type="float" office:value="148.553406">
            <text:p>148.553406</text:p>
          </table:table-cell>
          <table:table-cell office:value-type="float" office:value="923">
            <text:p>923</text:p>
          </table:table-cell>
          <table:table-cell office:value-type="float" office:value="-1603">
            <text:p>-1603</text:p>
          </table:table-cell>
          <table:table-cell office:value-type="float" office:value="21409">
            <text:p>21409</text:p>
          </table:table-cell>
          <table:table-cell office:value-type="float" office:value="8812">
            <text:p>8812</text:p>
          </table:table-cell>
          <table:table-cell office:value-type="float" office:value="22981.480469">
            <text:p>22981.480469</text:p>
          </table:table-cell>
          <table:table-cell office:value-type="float" office:value="-2.609903">
            <text:p>-2.609903</text:p>
          </table:table-cell>
          <table:table-cell office:value-type="float" office:value="-4.22323">
            <text:p>-4.22323</text:p>
          </table:table-cell>
          <table:table-cell office:value-type="float" office:value="61.815613">
            <text:p>61.815613</text:p>
          </table:table-cell>
        </table:table-row>
        <table:table-row table:style-name="ro1">
          <table:table-cell office:value-type="float" office:value="89000">
            <text:p>89000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342.925354">
            <text:p>342.925354</text:p>
          </table:table-cell>
          <table:table-cell office:value-type="float" office:value="-0.055">
            <text:p>-0.055</text:p>
          </table:table-cell>
          <table:table-cell office:value-type="float" office:value="-0.086734">
            <text:p>-0.086734</text:p>
          </table:table-cell>
          <table:table-cell office:value-type="float" office:value="57.697327">
            <text:p>57.697327</text:p>
          </table:table-cell>
          <table:table-cell office:value-type="float" office:value="-0.016">
            <text:p>-0.016</text:p>
          </table:table-cell>
          <table:table-cell office:value-type="float" office:value="-0.21069">
            <text:p>-0.21069</text:p>
          </table:table-cell>
          <table:table-cell table:formula="of:=([.I178]+0.019)/2" office:value-type="float" office:value="-0.095845">
            <text:p>-0.095845</text:p>
          </table:table-cell>
          <table:table-cell office:value-type="float" office:value="1216.811035">
            <text:p>1216.811035</text:p>
          </table:table-cell>
          <table:table-cell office:value-type="float" office:value="-0.11">
            <text:p>-0.11</text:p>
          </table:table-cell>
          <table:table-cell office:value-type="float" office:value="-0.173467">
            <text:p>-0.173467</text:p>
          </table:table-cell>
          <table:table-cell table:formula="of:=([.M178]-0.02)/2" office:value-type="float" office:value="-0.0967335">
            <text:p>-0.0967335</text:p>
          </table:table-cell>
          <table:table-cell office:value-type="float" office:value="57.697327">
            <text:p>57.697327</text:p>
          </table:table-cell>
          <table:table-cell office:value-type="float" office:value="910">
            <text:p>910</text:p>
          </table:table-cell>
          <table:table-cell office:value-type="float" office:value="-1611">
            <text:p>-1611</text:p>
          </table:table-cell>
          <table:table-cell office:value-type="float" office:value="21378">
            <text:p>21378</text:p>
          </table:table-cell>
          <table:table-cell office:value-type="float" office:value="8871">
            <text:p>8871</text:p>
          </table:table-cell>
          <table:table-cell office:value-type="float" office:value="22995.898438">
            <text:p>22995.898438</text:p>
          </table:table-cell>
          <table:table-cell office:value-type="float" office:value="-2.664903">
            <text:p>-2.664903</text:p>
          </table:table-cell>
          <table:table-cell office:value-type="float" office:value="-4.309964">
            <text:p>-4.309964</text:p>
          </table:table-cell>
          <table:table-cell office:value-type="float" office:value="61.730606">
            <text:p>61.730606</text:p>
          </table:table-cell>
        </table:table-row>
        <table:table-row table:style-name="ro1">
          <table:table-cell office:value-type="float" office:value="89500">
            <text:p>89500</text:p>
          </table:table-cell>
          <table:table-cell office:value-type="float" office:value="18">
            <text:p>18</text:p>
          </table:table-cell>
          <table:table-cell office:value-type="float" office:value="-10">
            <text:p>-10</text:p>
          </table:table-cell>
          <table:table-cell office:value-type="float" office:value="156.531387">
            <text:p>156.531387</text:p>
          </table:table-cell>
          <table:table-cell office:value-type="float" office:value="-0.04">
            <text:p>-0.04</text:p>
          </table:table-cell>
          <table:table-cell office:value-type="float" office:value="-0.062485">
            <text:p>-0.062485</text:p>
          </table:table-cell>
          <table:table-cell office:value-type="float" office:value="56.213634">
            <text:p>56.213634</text:p>
          </table:table-cell>
          <table:table-cell office:value-type="float" office:value="0.012">
            <text:p>0.012</text:p>
          </table:table-cell>
          <table:table-cell office:value-type="float" office:value="-0.306458">
            <text:p>-0.306458</text:p>
          </table:table-cell>
          <table:table-cell table:formula="of:=([.I179]+0.019)/2" office:value-type="float" office:value="-0.143729">
            <text:p>-0.143729</text:p>
          </table:table-cell>
          <table:table-cell office:value-type="float" office:value="2653.81543">
            <text:p>2653.81543</text:p>
          </table:table-cell>
          <table:table-cell office:value-type="float" office:value="-0.08">
            <text:p>-0.08</text:p>
          </table:table-cell>
          <table:table-cell office:value-type="float" office:value="-0.124971">
            <text:p>-0.124971</text:p>
          </table:table-cell>
          <table:table-cell table:formula="of:=([.M179]-0.02)/2" office:value-type="float" office:value="-0.0724855">
            <text:p>-0.0724855</text:p>
          </table:table-cell>
          <table:table-cell office:value-type="float" office:value="56.213634">
            <text:p>56.213634</text:p>
          </table:table-cell>
          <table:table-cell office:value-type="float" office:value="894">
            <text:p>894</text:p>
          </table:table-cell>
          <table:table-cell office:value-type="float" office:value="-1619">
            <text:p>-1619</text:p>
          </table:table-cell>
          <table:table-cell office:value-type="float" office:value="21382">
            <text:p>21382</text:p>
          </table:table-cell>
          <table:table-cell office:value-type="float" office:value="8862">
            <text:p>8862</text:p>
          </table:table-cell>
          <table:table-cell office:value-type="float" office:value="23013.246094">
            <text:p>23013.246094</text:p>
          </table:table-cell>
          <table:table-cell office:value-type="float" office:value="-2.704903">
            <text:p>-2.704903</text:p>
          </table:table-cell>
          <table:table-cell office:value-type="float" office:value="-4.372449">
            <text:p>-4.372449</text:p>
          </table:table-cell>
          <table:table-cell office:value-type="float" office:value="61.649017">
            <text:p>61.649017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293.781555">
            <text:p>293.781555</text:p>
          </table:table-cell>
          <table:table-cell office:value-type="float" office:value="-0.025">
            <text:p>-0.025</text:p>
          </table:table-cell>
          <table:table-cell office:value-type="float" office:value="-0.053959">
            <text:p>-0.053959</text:p>
          </table:table-cell>
          <table:table-cell office:value-type="float" office:value="115.834595">
            <text:p>115.834595</text:p>
          </table:table-cell>
          <table:table-cell office:value-type="float" office:value="0.004">
            <text:p>0.004</text:p>
          </table:table-cell>
          <table:table-cell office:value-type="float" office:value="0.339977">
            <text:p>0.339977</text:p>
          </table:table-cell>
          <table:table-cell table:formula="of:=([.I180]+0.019)/2" office:value-type="float" office:value="0.1794885">
            <text:p>0.1794885</text:p>
          </table:table-cell>
          <table:table-cell office:value-type="float" office:value="8399.414063">
            <text:p>8399.414063</text:p>
          </table:table-cell>
          <table:table-cell office:value-type="float" office:value="-0.05">
            <text:p>-0.05</text:p>
          </table:table-cell>
          <table:table-cell office:value-type="float" office:value="-0.107917">
            <text:p>-0.107917</text:p>
          </table:table-cell>
          <table:table-cell table:formula="of:=([.M180]-0.02)/2" office:value-type="float" office:value="-0.0639585">
            <text:p>-0.0639585</text:p>
          </table:table-cell>
          <table:table-cell office:value-type="float" office:value="115.834595">
            <text:p>115.834595</text:p>
          </table:table-cell>
          <table:table-cell office:value-type="float" office:value="877">
            <text:p>877</text:p>
          </table:table-cell>
          <table:table-cell office:value-type="float" office:value="-1627">
            <text:p>-1627</text:p>
          </table:table-cell>
          <table:table-cell office:value-type="float" office:value="21357">
            <text:p>21357</text:p>
          </table:table-cell>
          <table:table-cell office:value-type="float" office:value="8933">
            <text:p>8933</text:p>
          </table:table-cell>
          <table:table-cell office:value-type="float" office:value="23042.222656">
            <text:p>23042.222656</text:p>
          </table:table-cell>
          <table:table-cell office:value-type="float" office:value="-2.729903">
            <text:p>-2.729903</text:p>
          </table:table-cell>
          <table:table-cell office:value-type="float" office:value="-4.426407">
            <text:p>-4.426407</text:p>
          </table:table-cell>
          <table:table-cell office:value-type="float" office:value="62.145226">
            <text:p>62.145226</text:p>
          </table:table-cell>
        </table:table-row>
        <table:table-row table:style-name="ro1">
          <table:table-cell office:value-type="float" office:value="90500">
            <text:p>90500</text:p>
          </table:table-cell>
          <table:table-cell office:value-type="float" office:value="21">
            <text:p>21</text:p>
          </table:table-cell>
          <table:table-cell office:value-type="float" office:value="181">
            <text:p>181</text:p>
          </table:table-cell>
          <table:table-cell office:value-type="float" office:value="763.621399">
            <text:p>763.621399</text:p>
          </table:table-cell>
          <table:table-cell office:value-type="float" office:value="-0.028171">
            <text:p>-0.028171</text:p>
          </table:table-cell>
          <table:table-cell office:value-type="float" office:value="-0.069946">
            <text:p>-0.069946</text:p>
          </table:table-cell>
          <table:table-cell office:value-type="float" office:value="148.294571">
            <text:p>148.294571</text:p>
          </table:table-cell>
          <table:table-cell office:value-type="float" office:value="0.008">
            <text:p>0.008</text:p>
          </table:table-cell>
          <table:table-cell office:value-type="float" office:value="0.426168">
            <text:p>0.426168</text:p>
          </table:table-cell>
          <table:table-cell table:formula="of:=([.I181]+0.019)/2" office:value-type="float" office:value="0.222584">
            <text:p>0.222584</text:p>
          </table:table-cell>
          <table:table-cell office:value-type="float" office:value="5227.097656">
            <text:p>5227.097656</text:p>
          </table:table-cell>
          <table:table-cell office:value-type="float" office:value="-0.056341">
            <text:p>-0.056341</text:p>
          </table:table-cell>
          <table:table-cell office:value-type="float" office:value="-0.139893">
            <text:p>-0.139893</text:p>
          </table:table-cell>
          <table:table-cell table:formula="of:=([.M181]-0.02)/2" office:value-type="float" office:value="-0.0799465">
            <text:p>-0.0799465</text:p>
          </table:table-cell>
          <table:table-cell office:value-type="float" office:value="148.294571">
            <text:p>148.294571</text:p>
          </table:table-cell>
          <table:table-cell office:value-type="float" office:value="858">
            <text:p>858</text:p>
          </table:table-cell>
          <table:table-cell office:value-type="float" office:value="-1635">
            <text:p>-1635</text:p>
          </table:table-cell>
          <table:table-cell office:value-type="float" office:value="21306">
            <text:p>21306</text:p>
          </table:table-cell>
          <table:table-cell office:value-type="float" office:value="9107">
            <text:p>9107</text:p>
          </table:table-cell>
          <table:table-cell office:value-type="float" office:value="23097.863281">
            <text:p>23097.863281</text:p>
          </table:table-cell>
          <table:table-cell office:value-type="float" office:value="-2.758074">
            <text:p>-2.758074</text:p>
          </table:table-cell>
          <table:table-cell office:value-type="float" office:value="-4.496354">
            <text:p>-4.496354</text:p>
          </table:table-cell>
          <table:table-cell office:value-type="float" office:value="63.025139">
            <text:p>63.025139</text:p>
          </table:table-cell>
        </table:table-row>
        <table:table-row table:style-name="ro1">
          <table:table-cell office:value-type="float" office:value="91000">
            <text:p>9100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299.032227">
            <text:p>299.032227</text:p>
          </table:table-cell>
          <table:table-cell office:value-type="float" office:value="-0.03">
            <text:p>-0.03</text:p>
          </table:table-cell>
          <table:table-cell office:value-type="float" office:value="-0.05276">
            <text:p>-0.05276</text:p>
          </table:table-cell>
          <table:table-cell office:value-type="float" office:value="75.865242">
            <text:p>75.865242</text:p>
          </table:table-cell>
          <table:table-cell office:value-type="float" office:value="0">
            <text:p>0</text:p>
          </table:table-cell>
          <table:table-cell office:value-type="float" office:value="-0.390255">
            <text:p>-0.390255</text:p>
          </table:table-cell>
          <table:table-cell table:formula="of:=([.I182]+0.019)/2" office:value-type="float" office:value="-0.1856275">
            <text:p>-0.1856275</text:p>
          </table:table-cell>
          <table:table-cell office:value-type="float" office:value="100">
            <text:p>100</text:p>
          </table:table-cell>
          <table:table-cell office:value-type="float" office:value="-0.06">
            <text:p>-0.06</text:p>
          </table:table-cell>
          <table:table-cell office:value-type="float" office:value="-0.105519">
            <text:p>-0.105519</text:p>
          </table:table-cell>
          <table:table-cell table:formula="of:=([.M182]-0.02)/2" office:value-type="float" office:value="-0.0627595">
            <text:p>-0.0627595</text:p>
          </table:table-cell>
          <table:table-cell office:value-type="float" office:value="75.865242">
            <text:p>75.865242</text:p>
          </table:table-cell>
          <table:table-cell office:value-type="float" office:value="839">
            <text:p>839</text:p>
          </table:table-cell>
          <table:table-cell office:value-type="float" office:value="-1643">
            <text:p>-1643</text:p>
          </table:table-cell>
          <table:table-cell office:value-type="float" office:value="21288">
            <text:p>21288</text:p>
          </table:table-cell>
          <table:table-cell office:value-type="float" office:value="9189">
            <text:p>9189</text:p>
          </table:table-cell>
          <table:table-cell office:value-type="float" office:value="23140.740234">
            <text:p>23140.740234</text:p>
          </table:table-cell>
          <table:table-cell office:value-type="float" office:value="-2.788074">
            <text:p>-2.788074</text:p>
          </table:table-cell>
          <table:table-cell office:value-type="float" office:value="-4.549113">
            <text:p>-4.549113</text:p>
          </table:table-cell>
          <table:table-cell office:value-type="float" office:value="63.163303">
            <text:p>63.163303</text:p>
          </table:table-cell>
        </table:table-row>
        <table:table-row table:style-name="ro1">
          <table:table-cell office:value-type="float" office:value="91500">
            <text:p>9150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4.349884">
            <text:p>74.349884</text:p>
          </table:table-cell>
          <table:table-cell office:value-type="float" office:value="-0.049259">
            <text:p>-0.049259</text:p>
          </table:table-cell>
          <table:table-cell office:value-type="float" office:value="-0.100923">
            <text:p>-0.100923</text:p>
          </table:table-cell>
          <table:table-cell office:value-type="float" office:value="104.880608">
            <text:p>104.880608</text:p>
          </table:table-cell>
          <table:table-cell office:value-type="float" office:value="-0.028">
            <text:p>-0.028</text:p>
          </table:table-cell>
          <table:table-cell office:value-type="float" office:value="-0.320823">
            <text:p>-0.320823</text:p>
          </table:table-cell>
          <table:table-cell table:formula="of:=([.I183]+0.019)/2" office:value-type="float" office:value="-0.1509115">
            <text:p>-0.1509115</text:p>
          </table:table-cell>
          <table:table-cell office:value-type="float" office:value="1045.796631">
            <text:p>1045.796631</text:p>
          </table:table-cell>
          <table:table-cell office:value-type="float" office:value="-0.098519">
            <text:p>-0.098519</text:p>
          </table:table-cell>
          <table:table-cell office:value-type="float" office:value="-0.201845">
            <text:p>-0.201845</text:p>
          </table:table-cell>
          <table:table-cell table:formula="of:=([.M183]-0.02)/2" office:value-type="float" office:value="-0.1109225">
            <text:p>-0.1109225</text:p>
          </table:table-cell>
          <table:table-cell office:value-type="float" office:value="104.880608">
            <text:p>104.880608</text:p>
          </table:table-cell>
          <table:table-cell office:value-type="float" office:value="826">
            <text:p>826</text:p>
          </table:table-cell>
          <table:table-cell office:value-type="float" office:value="-1648">
            <text:p>-1648</text:p>
          </table:table-cell>
          <table:table-cell office:value-type="float" office:value="21287">
            <text:p>21287</text:p>
          </table:table-cell>
          <table:table-cell office:value-type="float" office:value="9193">
            <text:p>9193</text:p>
          </table:table-cell>
          <table:table-cell office:value-type="float" office:value="23155.556641">
            <text:p>23155.556641</text:p>
          </table:table-cell>
          <table:table-cell office:value-type="float" office:value="-2.837333">
            <text:p>-2.837333</text:p>
          </table:table-cell>
          <table:table-cell office:value-type="float" office:value="-4.650036">
            <text:p>-4.650036</text:p>
          </table:table-cell>
          <table:table-cell office:value-type="float" office:value="63.887562">
            <text:p>63.887562</text:p>
          </table:table-cell>
        </table:table-row>
        <table:table-row table:style-name="ro1">
          <table:table-cell office:value-type="float" office:value="92000">
            <text:p>92000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float" office:value="1201.843506">
            <text:p>1201.843506</text:p>
          </table:table-cell>
          <table:table-cell office:value-type="float" office:value="-0.03">
            <text:p>-0.03</text:p>
          </table:table-cell>
          <table:table-cell office:value-type="float" office:value="-0.037638">
            <text:p>-0.037638</text:p>
          </table:table-cell>
          <table:table-cell office:value-type="float" office:value="25.459415">
            <text:p>25.459415</text:p>
          </table:table-cell>
          <table:table-cell office:value-type="float" office:value="-0.024">
            <text:p>-0.024</text:p>
          </table:table-cell>
          <table:table-cell office:value-type="float" office:value="0.402226">
            <text:p>0.402226</text:p>
          </table:table-cell>
          <table:table-cell table:formula="of:=([.I184]+0.019)/2" office:value-type="float" office:value="0.210613">
            <text:p>0.210613</text:p>
          </table:table-cell>
          <table:table-cell office:value-type="float" office:value="1775.940918">
            <text:p>1775.940918</text:p>
          </table:table-cell>
          <table:table-cell office:value-type="float" office:value="-0.06">
            <text:p>-0.06</text:p>
          </table:table-cell>
          <table:table-cell office:value-type="float" office:value="-0.075276">
            <text:p>-0.075276</text:p>
          </table:table-cell>
          <table:table-cell table:formula="of:=([.M184]-0.02)/2" office:value-type="float" office:value="-0.047638">
            <text:p>-0.047638</text:p>
          </table:table-cell>
          <table:table-cell office:value-type="float" office:value="25.459415">
            <text:p>25.459415</text:p>
          </table:table-cell>
          <table:table-cell office:value-type="float" office:value="818">
            <text:p>818</text:p>
          </table:table-cell>
          <table:table-cell office:value-type="float" office:value="-1650">
            <text:p>-1650</text:p>
          </table:table-cell>
          <table:table-cell office:value-type="float" office:value="21281">
            <text:p>21281</text:p>
          </table:table-cell>
          <table:table-cell office:value-type="float" office:value="9297">
            <text:p>9297</text:p>
          </table:table-cell>
          <table:table-cell office:value-type="float" office:value="23207.136719">
            <text:p>23207.136719</text:p>
          </table:table-cell>
          <table:table-cell office:value-type="float" office:value="-2.867333">
            <text:p>-2.867333</text:p>
          </table:table-cell>
          <table:table-cell office:value-type="float" office:value="-4.687674">
            <text:p>-4.687674</text:p>
          </table:table-cell>
          <table:table-cell office:value-type="float" office:value="63.485497">
            <text:p>63.485497</text:p>
          </table:table-cell>
        </table:table-row>
        <table:table-row table:style-name="ro1">
          <table:table-cell office:value-type="float" office:value="92500">
            <text:p>9250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7561.430176">
            <text:p>7561.430176</text:p>
          </table:table-cell>
          <table:table-cell office:value-type="float" office:value="-0.005">
            <text:p>-0.005</text:p>
          </table:table-cell>
          <table:table-cell office:value-type="float" office:value="0.012257">
            <text:p>0.012257</text:p>
          </table:table-cell>
          <table:table-cell office:value-type="float" office:value="345.145477">
            <text:p>345.145477</text:p>
          </table:table-cell>
          <table:table-cell office:value-type="float" office:value="-0.024">
            <text:p>-0.024</text:p>
          </table:table-cell>
          <table:table-cell office:value-type="float" office:value="0.196325">
            <text:p>0.196325</text:p>
          </table:table-cell>
          <table:table-cell table:formula="of:=([.I185]+0.019)/2" office:value-type="float" office:value="0.1076625">
            <text:p>0.1076625</text:p>
          </table:table-cell>
          <table:table-cell office:value-type="float" office:value="918.018921">
            <text:p>918.018921</text:p>
          </table:table-cell>
          <table:table-cell office:value-type="float" office:value="-0.01">
            <text:p>-0.01</text:p>
          </table:table-cell>
          <table:table-cell office:value-type="float" office:value="0.024515">
            <text:p>0.024515</text:p>
          </table:table-cell>
          <table:table-cell table:formula="of:=([.M185]-0.02)/2" office:value-type="float" office:value="0.0022575">
            <text:p>0.0022575</text:p>
          </table:table-cell>
          <table:table-cell office:value-type="float" office:value="345.145477">
            <text:p>345.145477</text:p>
          </table:table-cell>
          <table:table-cell office:value-type="float" office:value="816">
            <text:p>816</text:p>
          </table:table-cell>
          <table:table-cell office:value-type="float" office:value="-1651">
            <text:p>-1651</text:p>
          </table:table-cell>
          <table:table-cell office:value-type="float" office:value="21277">
            <text:p>21277</text:p>
          </table:table-cell>
          <table:table-cell office:value-type="float" office:value="9450">
            <text:p>9450</text:p>
          </table:table-cell>
          <table:table-cell office:value-type="float" office:value="23278.417969">
            <text:p>23278.417969</text:p>
          </table:table-cell>
          <table:table-cell office:value-type="float" office:value="-2.872333">
            <text:p>-2.872333</text:p>
          </table:table-cell>
          <table:table-cell office:value-type="float" office:value="-4.675416">
            <text:p>-4.675416</text:p>
          </table:table-cell>
          <table:table-cell office:value-type="float" office:value="62.774174">
            <text:p>62.774174</text:p>
          </table:table-cell>
        </table:table-row>
        <table:table-row table:style-name="ro1">
          <table:table-cell office:value-type="float" office:value="93000">
            <text:p>93000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058">
            <text:p>0.011058</text:p>
          </table:table-cell>
          <table:table-cell office:value-type="float" office:value="100">
            <text:p>100</text:p>
          </table:table-cell>
          <table:table-cell office:value-type="float" office:value="-0.008">
            <text:p>-0.008</text:p>
          </table:table-cell>
          <table:table-cell office:value-type="float" office:value="0.031125">
            <text:p>0.031125</text:p>
          </table:table-cell>
          <table:table-cell table:formula="of:=([.I186]+0.019)/2" office:value-type="float" office:value="0.0250625">
            <text:p>0.0250625</text:p>
          </table:table-cell>
          <table:table-cell office:value-type="float" office:value="489.05777">
            <text:p>489.05777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([.M186]-0.02)/2" office:value-type="float" office:value="0.001058">
            <text:p>0.001058</text:p>
          </table:table-cell>
          <table:table-cell office:value-type="float" office:value="100">
            <text:p>100</text:p>
          </table:table-cell>
          <table:table-cell office:value-type="float" office:value="816">
            <text:p>816</text:p>
          </table:table-cell>
          <table:table-cell office:value-type="float" office:value="-1651">
            <text:p>-1651</text:p>
          </table:table-cell>
          <table:table-cell office:value-type="float" office:value="21271">
            <text:p>21271</text:p>
          </table:table-cell>
          <table:table-cell office:value-type="float" office:value="9611">
            <text:p>9611</text:p>
          </table:table-cell>
          <table:table-cell office:value-type="float" office:value="23350.367188">
            <text:p>23350.367188</text:p>
          </table:table-cell>
          <table:table-cell office:value-type="float" office:value="-2.872333">
            <text:p>-2.872333</text:p>
          </table:table-cell>
          <table:table-cell office:value-type="float" office:value="-4.664358">
            <text:p>-4.664358</text:p>
          </table:table-cell>
          <table:table-cell office:value-type="float" office:value="62.389183">
            <text:p>62.389183</text:p>
          </table:table-cell>
        </table:table-row>
        <table:table-row table:style-name="ro1">
          <table:table-cell office:value-type="float" office:value="93500">
            <text:p>935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5.116211">
            <text:p>55.116211</text:p>
          </table:table-cell>
          <table:table-cell office:value-type="float" office:value="0.015">
            <text:p>0.015</text:p>
          </table:table-cell>
          <table:table-cell office:value-type="float" office:value="-0.052493">
            <text:p>-0.052493</text:p>
          </table:table-cell>
          <table:table-cell office:value-type="float" office:value="449.954041">
            <text:p>449.954041</text:p>
          </table:table-cell>
          <table:table-cell office:value-type="float" office:value="0.016">
            <text:p>0.016</text:p>
          </table:table-cell>
          <table:table-cell office:value-type="float" office:value="-0.636858">
            <text:p>-0.636858</text:p>
          </table:table-cell>
          <table:table-cell table:formula="of:=([.I187]+0.019)/2" office:value-type="float" office:value="-0.308929">
            <text:p>-0.308929</text:p>
          </table:table-cell>
          <table:table-cell office:value-type="float" office:value="4080.359619">
            <text:p>4080.359619</text:p>
          </table:table-cell>
          <table:table-cell office:value-type="float" office:value="0.03">
            <text:p>0.03</text:p>
          </table:table-cell>
          <table:table-cell office:value-type="float" office:value="-0.104986">
            <text:p>-0.104986</text:p>
          </table:table-cell>
          <table:table-cell table:formula="of:=([.M187]-0.02)/2" office:value-type="float" office:value="-0.062493">
            <text:p>-0.062493</text:p>
          </table:table-cell>
          <table:table-cell office:value-type="float" office:value="449.954041">
            <text:p>449.954041</text:p>
          </table:table-cell>
          <table:table-cell office:value-type="float" office:value="812">
            <text:p>812</text:p>
          </table:table-cell>
          <table:table-cell office:value-type="float" office:value="-1652">
            <text:p>-1652</text:p>
          </table:table-cell>
          <table:table-cell office:value-type="float" office:value="21271">
            <text:p>21271</text:p>
          </table:table-cell>
          <table:table-cell office:value-type="float" office:value="9613">
            <text:p>9613</text:p>
          </table:table-cell>
          <table:table-cell office:value-type="float" office:value="23355.318359">
            <text:p>23355.318359</text:p>
          </table:table-cell>
          <table:table-cell office:value-type="float" office:value="-2.857333">
            <text:p>-2.857333</text:p>
          </table:table-cell>
          <table:table-cell office:value-type="float" office:value="-4.716851">
            <text:p>-4.716851</text:p>
          </table:table-cell>
          <table:table-cell office:value-type="float" office:value="65.078812">
            <text:p>65.078812</text:p>
          </table:table-cell>
        </table:table-row>
        <table:table-row table:style-name="ro1">
          <table:table-cell office:value-type="float" office:value="94000">
            <text:p>94000</text:p>
          </table:table-cell>
          <table:table-cell office:value-type="float" office:value="-5">
            <text:p>-5</text:p>
          </table:table-cell>
          <table:table-cell office:value-type="float" office:value="-248">
            <text:p>-248</text:p>
          </table:table-cell>
          <table:table-cell office:value-type="float" office:value="4867.974609">
            <text:p>4867.974609</text:p>
          </table:table-cell>
          <table:table-cell office:value-type="float" office:value="-0.056818">
            <text:p>-0.056818</text:p>
          </table:table-cell>
          <table:table-cell office:value-type="float" office:value="-0.260267">
            <text:p>-0.260267</text:p>
          </table:table-cell>
          <table:table-cell office:value-type="float" office:value="358.070313">
            <text:p>358.070313</text:p>
          </table:table-cell>
          <table:table-cell office:value-type="float" office:value="-0.036">
            <text:p>-0.036</text:p>
          </table:table-cell>
          <table:table-cell office:value-type="float" office:value="-1.000776">
            <text:p>-1.000776</text:p>
          </table:table-cell>
          <table:table-cell table:formula="of:=([.I188]+0.019)/2" office:value-type="float" office:value="-0.490888">
            <text:p>-0.490888</text:p>
          </table:table-cell>
          <table:table-cell office:value-type="float" office:value="2679.934326">
            <text:p>2679.934326</text:p>
          </table:table-cell>
          <table:table-cell office:value-type="float" office:value="-0.113636">
            <text:p>-0.113636</text:p>
          </table:table-cell>
          <table:table-cell office:value-type="float" office:value="-0.520534">
            <text:p>-0.520534</text:p>
          </table:table-cell>
          <table:table-cell table:formula="of:=([.M188]-0.02)/2" office:value-type="float" office:value="-0.270267">
            <text:p>-0.270267</text:p>
          </table:table-cell>
          <table:table-cell office:value-type="float" office:value="358.070313">
            <text:p>358.070313</text:p>
          </table:table-cell>
          <table:table-cell office:value-type="float" office:value="817">
            <text:p>817</text:p>
          </table:table-cell>
          <table:table-cell office:value-type="float" office:value="-1651">
            <text:p>-1651</text:p>
          </table:table-cell>
          <table:table-cell office:value-type="float" office:value="21270">
            <text:p>21270</text:p>
          </table:table-cell>
          <table:table-cell office:value-type="float" office:value="9365">
            <text:p>9365</text:p>
          </table:table-cell>
          <table:table-cell office:value-type="float" office:value="23230.958984">
            <text:p>23230.958984</text:p>
          </table:table-cell>
          <table:table-cell office:value-type="float" office:value="-2.914151">
            <text:p>-2.914151</text:p>
          </table:table-cell>
          <table:table-cell office:value-type="float" office:value="-4.977118">
            <text:p>-4.977118</text:p>
          </table:table-cell>
          <table:table-cell office:value-type="float" office:value="70.791367">
            <text:p>70.791367</text:p>
          </table:table-cell>
        </table:table-row>
        <table:table-row table:style-name="ro1">
          <table:table-cell office:value-type="float" office:value="94500">
            <text:p>94500</text:p>
          </table:table-cell>
          <table:table-cell office:value-type="float" office:value="-9">
            <text:p>-9</text:p>
          </table:table-cell>
          <table:table-cell office:value-type="float" office:value="40">
            <text:p>40</text:p>
          </table:table-cell>
          <table:table-cell office:value-type="float" office:value="538.933594">
            <text:p>538.933594</text:p>
          </table:table-cell>
          <table:table-cell office:value-type="float" office:value="-0.144474">
            <text:p>-0.144474</text:p>
          </table:table-cell>
          <table:table-cell office:value-type="float" office:value="-0.380309">
            <text:p>-0.380309</text:p>
          </table:table-cell>
          <table:table-cell office:value-type="float" office:value="163.237244">
            <text:p>163.237244</text:p>
          </table:table-cell>
          <table:table-cell office:value-type="float" office:value="-0.016">
            <text:p>-0.016</text:p>
          </table:table-cell>
          <table:table-cell office:value-type="float" office:value="1.151611">
            <text:p>1.151611</text:p>
          </table:table-cell>
          <table:table-cell table:formula="of:=([.I189]+0.019)/2" office:value-type="float" office:value="0.5853055">
            <text:p>0.5853055</text:p>
          </table:table-cell>
          <table:table-cell office:value-type="float" office:value="7297.569336">
            <text:p>7297.569336</text:p>
          </table:table-cell>
          <table:table-cell office:value-type="float" office:value="-0.288947">
            <text:p>-0.288947</text:p>
          </table:table-cell>
          <table:table-cell office:value-type="float" office:value="-0.760617">
            <text:p>-0.760617</text:p>
          </table:table-cell>
          <table:table-cell table:formula="of:=([.M189]-0.02)/2" office:value-type="float" office:value="-0.3903085">
            <text:p>-0.3903085</text:p>
          </table:table-cell>
          <table:table-cell office:value-type="float" office:value="163.237244">
            <text:p>163.237244</text:p>
          </table:table-cell>
          <table:table-cell office:value-type="float" office:value="826">
            <text:p>826</text:p>
          </table:table-cell>
          <table:table-cell office:value-type="float" office:value="-1649">
            <text:p>-1649</text:p>
          </table:table-cell>
          <table:table-cell office:value-type="float" office:value="21280">
            <text:p>21280</text:p>
          </table:table-cell>
          <table:table-cell office:value-type="float" office:value="9403">
            <text:p>9403</text:p>
          </table:table-cell>
          <table:table-cell office:value-type="float" office:value="23248.931641">
            <text:p>23248.931641</text:p>
          </table:table-cell>
          <table:table-cell office:value-type="float" office:value="-3.058625">
            <text:p>-3.058625</text:p>
          </table:table-cell>
          <table:table-cell office:value-type="float" office:value="-5.357427">
            <text:p>-5.357427</text:p>
          </table:table-cell>
          <table:table-cell office:value-type="float" office:value="75.15802">
            <text:p>75.15802</text:p>
          </table:table-cell>
        </table:table-row>
        <table:table-row table:style-name="ro1">
          <table:table-cell office:value-type="float" office:value="95000">
            <text:p>95000</text:p>
          </table:table-cell>
          <table:table-cell office:value-type="float" office:value="-4">
            <text:p>-4</text:p>
          </table:table-cell>
          <table:table-cell office:value-type="float" office:value="99">
            <text:p>99</text:p>
          </table:table-cell>
          <table:table-cell office:value-type="float" office:value="2569.012939">
            <text:p>2569.012939</text:p>
          </table:table-cell>
          <table:table-cell office:value-type="float" office:value="-0.15">
            <text:p>-0.15</text:p>
          </table:table-cell>
          <table:table-cell office:value-type="float" office:value="-0.298371">
            <text:p>-0.298371</text:p>
          </table:table-cell>
          <table:table-cell office:value-type="float" office:value="98.914246">
            <text:p>98.914246</text:p>
          </table:table-cell>
          <table:table-cell office:value-type="float" office:value="0.02">
            <text:p>0.02</text:p>
          </table:table-cell>
          <table:table-cell office:value-type="float" office:value="0.237026">
            <text:p>0.237026</text:p>
          </table:table-cell>
          <table:table-cell table:formula="of:=([.I190]+0.019)/2" office:value-type="float" office:value="0.128013">
            <text:p>0.128013</text:p>
          </table:table-cell>
          <table:table-cell office:value-type="float" office:value="1085.129883">
            <text:p>1085.129883</text:p>
          </table:table-cell>
          <table:table-cell office:value-type="float" office:value="-0.3">
            <text:p>-0.3</text:p>
          </table:table-cell>
          <table:table-cell office:value-type="float" office:value="-0.596743">
            <text:p>-0.596743</text:p>
          </table:table-cell>
          <table:table-cell table:formula="of:=([.M190]-0.02)/2" office:value-type="float" office:value="-0.3083715">
            <text:p>-0.3083715</text:p>
          </table:table-cell>
          <table:table-cell office:value-type="float" office:value="98.914246">
            <text:p>98.914246</text:p>
          </table:table-cell>
          <table:table-cell office:value-type="float" office:value="830">
            <text:p>830</text:p>
          </table:table-cell>
          <table:table-cell office:value-type="float" office:value="-1649">
            <text:p>-1649</text:p>
          </table:table-cell>
          <table:table-cell office:value-type="float" office:value="21339">
            <text:p>21339</text:p>
          </table:table-cell>
          <table:table-cell office:value-type="float" office:value="9482">
            <text:p>9482</text:p>
          </table:table-cell>
          <table:table-cell office:value-type="float" office:value="23334.914063">
            <text:p>23334.914063</text:p>
          </table:table-cell>
          <table:table-cell office:value-type="float" office:value="-3.208625">
            <text:p>-3.208625</text:p>
          </table:table-cell>
          <table:table-cell office:value-type="float" office:value="-5.655798">
            <text:p>-5.655798</text:p>
          </table:table-cell>
          <table:table-cell office:value-type="float" office:value="76.268593">
            <text:p>76.268593</text:p>
          </table:table-cell>
        </table:table-row>
        <table:table-row table:style-name="ro1">
          <table:table-cell office:value-type="float" office:value="95500">
            <text:p>95500</text:p>
          </table:table-cell>
          <table:table-cell office:value-type="float" office:value="-1">
            <text:p>-1</text:p>
          </table:table-cell>
          <table:table-cell office:value-type="float" office:value="270">
            <text:p>270</text:p>
          </table:table-cell>
          <table:table-cell office:value-type="float" office:value="27094.591797">
            <text:p>27094.591797</text:p>
          </table:table-cell>
          <table:table-cell office:value-type="float" office:value="-0.035">
            <text:p>-0.035</text:p>
          </table:table-cell>
          <table:table-cell office:value-type="float" office:value="0.008793">
            <text:p>0.008793</text:p>
          </table:table-cell>
          <table:table-cell office:value-type="float" office:value="125.123611">
            <text:p>125.123611</text:p>
          </table:table-cell>
          <table:table-cell office:value-type="float" office:value="0.012">
            <text:p>0.012</text:p>
          </table:table-cell>
          <table:table-cell office:value-type="float" office:value="0.684742">
            <text:p>0.684742</text:p>
          </table:table-cell>
          <table:table-cell table:formula="of:=([.I191]+0.019)/2" office:value-type="float" office:value="0.351871">
            <text:p>0.351871</text:p>
          </table:table-cell>
          <table:table-cell office:value-type="float" office:value="5606.180176">
            <text:p>5606.180176</text:p>
          </table:table-cell>
          <table:table-cell office:value-type="float" office:value="-0.07">
            <text:p>-0.07</text:p>
          </table:table-cell>
          <table:table-cell office:value-type="float" office:value="0.017587">
            <text:p>0.017587</text:p>
          </table:table-cell>
          <table:table-cell table:formula="of:=([.M191]-0.02)/2" office:value-type="float" office:value="-0.0012065">
            <text:p>-0.0012065</text:p>
          </table:table-cell>
          <table:table-cell office:value-type="float" office:value="125.123611">
            <text:p>125.123611</text:p>
          </table:table-cell>
          <table:table-cell office:value-type="float" office:value="831">
            <text:p>831</text:p>
          </table:table-cell>
          <table:table-cell office:value-type="float" office:value="-1649">
            <text:p>-1649</text:p>
          </table:table-cell>
          <table:table-cell office:value-type="float" office:value="21558">
            <text:p>21558</text:p>
          </table:table-cell>
          <table:table-cell office:value-type="float" office:value="9640">
            <text:p>9640</text:p>
          </table:table-cell>
          <table:table-cell office:value-type="float" office:value="23601.908203">
            <text:p>23601.908203</text:p>
          </table:table-cell>
          <table:table-cell office:value-type="float" office:value="-3.243625">
            <text:p>-3.243625</text:p>
          </table:table-cell>
          <table:table-cell office:value-type="float" office:value="-5.647005">
            <text:p>-5.647005</text:p>
          </table:table-cell>
          <table:table-cell office:value-type="float" office:value="74.09549">
            <text:p>74.09549</text:p>
          </table:table-cell>
        </table:table-row>
        <table:table-row table:style-name="ro1"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324">
            <text:p>0.012324</text:p>
          </table:table-cell>
          <table:table-cell office:value-type="float" office:value="100">
            <text:p>100</text:p>
          </table:table-cell>
          <table:table-cell office:value-type="float" office:value="0.004">
            <text:p>0.004</text:p>
          </table:table-cell>
          <table:table-cell office:value-type="float" office:value="0.110133">
            <text:p>0.110133</text:p>
          </table:table-cell>
          <table:table-cell table:formula="of:=([.I192]+0.019)/2" office:value-type="float" office:value="0.0645665">
            <text:p>0.0645665</text:p>
          </table:table-cell>
          <table:table-cell office:value-type="float" office:value="2653.331787">
            <text:p>2653.331787</text:p>
          </table:table-cell>
          <table:table-cell office:value-type="float" office:value="0">
            <text:p>0</text:p>
          </table:table-cell>
          <table:table-cell office:value-type="float" office:value="0.024648">
            <text:p>0.024648</text:p>
          </table:table-cell>
          <table:table-cell table:formula="of:=([.M192]-0.02)/2" office:value-type="float" office:value="0.002324">
            <text:p>0.002324</text:p>
          </table:table-cell>
          <table:table-cell office:value-type="float" office:value="100">
            <text:p>100</text:p>
          </table:table-cell>
          <table:table-cell office:value-type="float" office:value="831">
            <text:p>831</text:p>
          </table:table-cell>
          <table:table-cell office:value-type="float" office:value="-1649">
            <text:p>-1649</text:p>
          </table:table-cell>
          <table:table-cell office:value-type="float" office:value="21797">
            <text:p>21797</text:p>
          </table:table-cell>
          <table:table-cell office:value-type="float" office:value="9817">
            <text:p>9817</text:p>
          </table:table-cell>
          <table:table-cell office:value-type="float" office:value="23896.492188">
            <text:p>23896.492188</text:p>
          </table:table-cell>
          <table:table-cell office:value-type="float" office:value="-3.243625">
            <text:p>-3.243625</text:p>
          </table:table-cell>
          <table:table-cell office:value-type="float" office:value="-5.634681">
            <text:p>-5.634681</text:p>
          </table:table-cell>
          <table:table-cell office:value-type="float" office:value="73.715553">
            <text:p>73.715553</text:p>
          </table:table-cell>
        </table:table-row>
        <table:table-row table:style-name="ro1">
          <table:table-cell office:value-type="float" office:value="96500">
            <text:p>96500</text:p>
          </table:table-cell>
          <table:table-cell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26475.623047">
            <text:p>26475.623047</text:p>
          </table:table-cell>
          <table:table-cell office:value-type="float" office:value="-0.01">
            <text:p>-0.01</text:p>
          </table:table-cell>
          <table:table-cell office:value-type="float" office:value="-0.042501">
            <text:p>-0.042501</text:p>
          </table:table-cell>
          <table:table-cell office:value-type="float" office:value="325.00769">
            <text:p>325.00769</text:p>
          </table:table-cell>
          <table:table-cell office:value-type="float" office:value="0.008">
            <text:p>0.008</text:p>
          </table:table-cell>
          <table:table-cell office:value-type="float" office:value="0.936133">
            <text:p>0.936133</text:p>
          </table:table-cell>
          <table:table-cell table:formula="of:=([.I193]+0.019)/2" office:value-type="float" office:value="0.4775665">
            <text:p>0.4775665</text:p>
          </table:table-cell>
          <table:table-cell office:value-type="float" office:value="11601.660156">
            <text:p>11601.660156</text:p>
          </table:table-cell>
          <table:table-cell office:value-type="float" office:value="-0.02">
            <text:p>-0.02</text:p>
          </table:table-cell>
          <table:table-cell office:value-type="float" office:value="-0.085002">
            <text:p>-0.085002</text:p>
          </table:table-cell>
          <table:table-cell table:formula="of:=([.M193]-0.02)/2" office:value-type="float" office:value="-0.052501">
            <text:p>-0.052501</text:p>
          </table:table-cell>
          <table:table-cell office:value-type="float" office:value="325.00769">
            <text:p>325.00769</text:p>
          </table:table-cell>
          <table:table-cell office:value-type="float" office:value="829">
            <text:p>829</text:p>
          </table:table-cell>
          <table:table-cell office:value-type="float" office:value="-1649">
            <text:p>-1649</text:p>
          </table:table-cell>
          <table:table-cell office:value-type="float" office:value="22221">
            <text:p>22221</text:p>
          </table:table-cell>
          <table:table-cell office:value-type="float" office:value="10138">
            <text:p>10138</text:p>
          </table:table-cell>
          <table:table-cell office:value-type="float" office:value="24424.394531">
            <text:p>24424.394531</text:p>
          </table:table-cell>
          <table:table-cell office:value-type="float" office:value="-3.253625">
            <text:p>-3.253625</text:p>
          </table:table-cell>
          <table:table-cell office:value-type="float" office:value="-5.677182">
            <text:p>-5.677182</text:p>
          </table:table-cell>
          <table:table-cell office:value-type="float" office:value="74.4879">
            <text:p>74.4879</text:p>
          </table:table-cell>
        </table:table-row>
        <table:table-row table:style-name="ro1">
          <table:table-cell office:value-type="float" office:value="97000">
            <text:p>97000</text:p>
          </table:table-cell>
          <table:table-cell office:value-type="float" office:value="11">
            <text:p>11</text:p>
          </table:table-cell>
          <table:table-cell office:value-type="float" office:value="618">
            <text:p>618</text:p>
          </table:table-cell>
          <table:table-cell office:value-type="float" office:value="5520.929199">
            <text:p>5520.929199</text:p>
          </table:table-cell>
          <table:table-cell office:value-type="float" office:value="-0.044524">
            <text:p>-0.044524</text:p>
          </table:table-cell>
          <table:table-cell office:value-type="float" office:value="-0.060687">
            <text:p>-0.060687</text:p>
          </table:table-cell>
          <table:table-cell office:value-type="float" office:value="36.301975">
            <text:p>36.301975</text:p>
          </table:table-cell>
          <table:table-cell office:value-type="float" office:value="0.036">
            <text:p>0.036</text:p>
          </table:table-cell>
          <table:table-cell office:value-type="float" office:value="0.347159">
            <text:p>0.347159</text:p>
          </table:table-cell>
          <table:table-cell table:formula="of:=([.I194]+0.019)/2" office:value-type="float" office:value="0.1830795">
            <text:p>0.1830795</text:p>
          </table:table-cell>
          <table:table-cell office:value-type="float" office:value="864.33136">
            <text:p>864.33136</text:p>
          </table:table-cell>
          <table:table-cell office:value-type="float" office:value="-0.089048">
            <text:p>-0.089048</text:p>
          </table:table-cell>
          <table:table-cell office:value-type="float" office:value="-0.121374">
            <text:p>-0.121374</text:p>
          </table:table-cell>
          <table:table-cell table:formula="of:=([.M194]-0.02)/2" office:value-type="float" office:value="-0.070687">
            <text:p>-0.070687</text:p>
          </table:table-cell>
          <table:table-cell office:value-type="float" office:value="36.301975">
            <text:p>36.301975</text:p>
          </table:table-cell>
          <table:table-cell office:value-type="float" office:value="818">
            <text:p>818</text:p>
          </table:table-cell>
          <table:table-cell office:value-type="float" office:value="-1648">
            <text:p>-1648</text:p>
          </table:table-cell>
          <table:table-cell office:value-type="float" office:value="22729">
            <text:p>22729</text:p>
          </table:table-cell>
          <table:table-cell office:value-type="float" office:value="10490">
            <text:p>10490</text:p>
          </table:table-cell>
          <table:table-cell office:value-type="float" office:value="25048.412109">
            <text:p>25048.412109</text:p>
          </table:table-cell>
          <table:table-cell office:value-type="float" office:value="-3.298149">
            <text:p>-3.298149</text:p>
          </table:table-cell>
          <table:table-cell office:value-type="float" office:value="-5.737869">
            <text:p>-5.737869</text:p>
          </table:table-cell>
          <table:table-cell office:value-type="float" office:value="73.972412">
            <text:p>73.972412</text:p>
          </table:table-cell>
        </table:table-row>
        <table:table-row table:style-name="ro1">
          <table:table-cell office:value-type="float" office:value="97500">
            <text:p>97500</text:p>
          </table:table-cell>
          <table:table-cell office:value-type="float" office:value="32">
            <text:p>32</text:p>
          </table:table-cell>
          <table:table-cell office:value-type="float" office:value="469">
            <text:p>469</text:p>
          </table:table-cell>
          <table:table-cell office:value-type="float" office:value="1366.447388">
            <text:p>1366.447388</text:p>
          </table:table-cell>
          <table:table-cell office:value-type="float" office:value="-0.007619">
            <text:p>-0.007619</text:p>
          </table:table-cell>
          <table:table-cell office:value-type="float" office:value="-0.001399">
            <text:p>-0.001399</text:p>
          </table:table-cell>
          <table:table-cell office:value-type="float" office:value="81.639069">
            <text:p>81.639069</text:p>
          </table:table-cell>
          <table:table-cell office:value-type="float" office:value="0.084">
            <text:p>0.084</text:p>
          </table:table-cell>
          <table:table-cell office:value-type="float" office:value="-0.596156">
            <text:p>-0.596156</text:p>
          </table:table-cell>
          <table:table-cell table:formula="of:=([.I195]+0.019)/2" office:value-type="float" office:value="-0.288578">
            <text:p>-0.288578</text:p>
          </table:table-cell>
          <table:table-cell office:value-type="float" office:value="809.709717">
            <text:p>809.709717</text:p>
          </table:table-cell>
          <table:table-cell office:value-type="float" office:value="-0.015238">
            <text:p>-0.015238</text:p>
          </table:table-cell>
          <table:table-cell office:value-type="float" office:value="-0.002798">
            <text:p>-0.002798</text:p>
          </table:table-cell>
          <table:table-cell table:formula="of:=([.M195]-0.02)/2" office:value-type="float" office:value="-0.011399">
            <text:p>-0.011399</text:p>
          </table:table-cell>
          <table:table-cell office:value-type="float" office:value="81.639069">
            <text:p>81.639069</text:p>
          </table:table-cell>
          <table:table-cell office:value-type="float" office:value="786">
            <text:p>786</text:p>
          </table:table-cell>
          <table:table-cell office:value-type="float" office:value="-1643">
            <text:p>-1643</text:p>
          </table:table-cell>
          <table:table-cell office:value-type="float" office:value="23130">
            <text:p>23130</text:p>
          </table:table-cell>
          <table:table-cell office:value-type="float" office:value="10733">
            <text:p>10733</text:p>
          </table:table-cell>
          <table:table-cell office:value-type="float" office:value="25542.507813">
            <text:p>25542.507813</text:p>
          </table:table-cell>
          <table:table-cell office:value-type="float" office:value="-3.305768">
            <text:p>-3.305768</text:p>
          </table:table-cell>
          <table:table-cell office:value-type="float" office:value="-5.739268">
            <text:p>-5.739268</text:p>
          </table:table-cell>
          <table:table-cell office:value-type="float" office:value="73.613762">
            <text:p>73.613762</text:p>
          </table:table-cell>
        </table:table-row>
        <table:table-row table:style-name="ro1">
          <table:table-cell office:value-type="float" office:value="98000">
            <text:p>98000</text:p>
          </table:table-cell>
          <table:table-cell office:value-type="float" office:value="37">
            <text:p>37</text:p>
          </table:table-cell>
          <table:table-cell office:value-type="float" office:value="374">
            <text:p>374</text:p>
          </table:table-cell>
          <table:table-cell office:value-type="float" office:value="911.063965">
            <text:p>911.063965</text:p>
          </table:table-cell>
          <table:table-cell office:value-type="float" office:value="0">
            <text:p>0</text:p>
          </table:table-cell>
          <table:table-cell office:value-type="float" office:value="0.006595">
            <text:p>0.006595</text:p>
          </table:table-cell>
          <table:table-cell office:value-type="string">
            <text:p>Infinity</text:p>
          </table:table-cell>
          <table:table-cell office:value-type="float" office:value="0.02">
            <text:p>0.02</text:p>
          </table:table-cell>
          <table:table-cell office:value-type="float" office:value="-0.380678">
            <text:p>-0.380678</text:p>
          </table:table-cell>
          <table:table-cell table:formula="of:=([.I196]+0.019)/2" office:value-type="float" office:value="-0.180839">
            <text:p>-0.180839</text:p>
          </table:table-cell>
          <table:table-cell office:value-type="float" office:value="2003.390747">
            <text:p>2003.390747</text:p>
          </table:table-cell>
          <table:table-cell office:value-type="float" office:value="0">
            <text:p>0</text:p>
          </table:table-cell>
          <table:table-cell office:value-type="float" office:value="0.01319">
            <text:p>0.01319</text:p>
          </table:table-cell>
          <table:table-cell table:formula="of:=([.M196]-0.02)/2" office:value-type="float" office:value="-0.003405">
            <text:p>-0.003405</text:p>
          </table:table-cell>
          <table:table-cell office:value-type="float" office:value="100">
            <text:p>100</text:p>
          </table:table-cell>
          <table:table-cell office:value-type="float" office:value="749">
            <text:p>749</text:p>
          </table:table-cell>
          <table:table-cell office:value-type="float" office:value="-1637">
            <text:p>-1637</text:p>
          </table:table-cell>
          <table:table-cell office:value-type="float" office:value="23450">
            <text:p>23450</text:p>
          </table:table-cell>
          <table:table-cell office:value-type="float" office:value="10927">
            <text:p>10927</text:p>
          </table:table-cell>
          <table:table-cell office:value-type="float" office:value="25945.896484">
            <text:p>25945.896484</text:p>
          </table:table-cell>
          <table:table-cell office:value-type="float" office:value="-3.305768">
            <text:p>-3.305768</text:p>
          </table:table-cell>
          <table:table-cell office:value-type="float" office:value="-5.732673">
            <text:p>-5.732673</text:p>
          </table:table-cell>
          <table:table-cell office:value-type="float" office:value="73.414261">
            <text:p>73.414261</text:p>
          </table:table-cell>
        </table:table-row>
        <table:table-row table:style-name="ro1">
          <table:table-cell office:value-type="float" office:value="98500">
            <text:p>98500</text:p>
          </table:table-cell>
          <table:table-cell office:value-type="float" office:value="30">
            <text:p>30</text:p>
          </table:table-cell>
          <table:table-cell office:value-type="float" office:value="407">
            <text:p>407</text:p>
          </table:table-cell>
          <table:table-cell office:value-type="float" office:value="1256.713013">
            <text:p>1256.713013</text:p>
          </table:table-cell>
          <table:table-cell office:value-type="float" office:value="-0.01">
            <text:p>-0.01</text:p>
          </table:table-cell>
          <table:table-cell office:value-type="float" office:value="-0.016121">
            <text:p>-0.016121</text:p>
          </table:table-cell>
          <table:table-cell office:value-type="float" office:value="61.209797">
            <text:p>61.209797</text:p>
          </table:table-cell>
          <table:table-cell office:value-type="float" office:value="-0.028">
            <text:p>-0.028</text:p>
          </table:table-cell>
          <table:table-cell office:value-type="float" office:value="0.131681">
            <text:p>0.131681</text:p>
          </table:table-cell>
          <table:table-cell table:formula="of:=([.I197]+0.019)/2" office:value-type="float" office:value="0.0753405">
            <text:p>0.0753405</text:p>
          </table:table-cell>
          <table:table-cell office:value-type="float" office:value="570.28949">
            <text:p>570.28949</text:p>
          </table:table-cell>
          <table:table-cell office:value-type="float" office:value="-0.02">
            <text:p>-0.02</text:p>
          </table:table-cell>
          <table:table-cell office:value-type="float" office:value="-0.032242">
            <text:p>-0.032242</text:p>
          </table:table-cell>
          <table:table-cell table:formula="of:=([.M197]-0.02)/2" office:value-type="float" office:value="-0.026121">
            <text:p>-0.026121</text:p>
          </table:table-cell>
          <table:table-cell office:value-type="float" office:value="61.209797">
            <text:p>61.209797</text:p>
          </table:table-cell>
          <table:table-cell office:value-type="float" office:value="719">
            <text:p>719</text:p>
          </table:table-cell>
          <table:table-cell office:value-type="float" office:value="-1632">
            <text:p>-1632</text:p>
          </table:table-cell>
          <table:table-cell office:value-type="float" office:value="23797">
            <text:p>23797</text:p>
          </table:table-cell>
          <table:table-cell office:value-type="float" office:value="11140">
            <text:p>11140</text:p>
          </table:table-cell>
          <table:table-cell office:value-type="float" office:value="26376.46875">
            <text:p>26376.46875</text:p>
          </table:table-cell>
          <table:table-cell office:value-type="float" office:value="-3.315768">
            <text:p>-3.315768</text:p>
          </table:table-cell>
          <table:table-cell office:value-type="float" office:value="-5.748794">
            <text:p>-5.748794</text:p>
          </table:table-cell>
          <table:table-cell office:value-type="float" office:value="73.377457">
            <text:p>73.377457</text:p>
          </table:table-cell>
        </table:table-row>
        <table:table-row table:style-name="ro1">
          <table:table-cell office:value-type="float" office:value="99000">
            <text:p>99000</text:p>
          </table:table-cell>
          <table:table-cell office:value-type="float" office:value="22">
            <text:p>22</text:p>
          </table:table-cell>
          <table:table-cell office:value-type="float" office:value="489">
            <text:p>489</text:p>
          </table:table-cell>
          <table:table-cell office:value-type="float" office:value="2122.797119">
            <text:p>2122.797119</text:p>
          </table:table-cell>
          <table:table-cell office:value-type="float" office:value="-0.02">
            <text:p>-0.02</text:p>
          </table:table-cell>
          <table:table-cell office:value-type="float" office:value="-0.054425">
            <text:p>-0.054425</text:p>
          </table:table-cell>
          <table:table-cell office:value-type="float" office:value="172.124802">
            <text:p>172.124802</text:p>
          </table:table-cell>
          <table:table-cell office:value-type="float" office:value="-0.032">
            <text:p>-0.032</text:p>
          </table:table-cell>
          <table:table-cell office:value-type="float" office:value="0.328006">
            <text:p>0.328006</text:p>
          </table:table-cell>
          <table:table-cell table:formula="of:=([.I198]+0.019)/2" office:value-type="float" office:value="0.173503">
            <text:p>0.173503</text:p>
          </table:table-cell>
          <table:table-cell office:value-type="float" office:value="1125.0177">
            <text:p>1125.0177</text:p>
          </table:table-cell>
          <table:table-cell office:value-type="float" office:value="-0.04">
            <text:p>-0.04</text:p>
          </table:table-cell>
          <table:table-cell office:value-type="float" office:value="-0.10885">
            <text:p>-0.10885</text:p>
          </table:table-cell>
          <table:table-cell table:formula="of:=([.M198]-0.02)/2" office:value-type="float" office:value="-0.064425">
            <text:p>-0.064425</text:p>
          </table:table-cell>
          <table:table-cell office:value-type="float" office:value="172.124802">
            <text:p>172.124802</text:p>
          </table:table-cell>
          <table:table-cell office:value-type="float" office:value="697">
            <text:p>697</text:p>
          </table:table-cell>
          <table:table-cell office:value-type="float" office:value="-1628">
            <text:p>-1628</text:p>
          </table:table-cell>
          <table:table-cell office:value-type="float" office:value="24218">
            <text:p>24218</text:p>
          </table:table-cell>
          <table:table-cell office:value-type="float" office:value="11389">
            <text:p>11389</text:p>
          </table:table-cell>
          <table:table-cell office:value-type="float" office:value="26882.703125">
            <text:p>26882.703125</text:p>
          </table:table-cell>
          <table:table-cell office:value-type="float" office:value="-3.335768">
            <text:p>-3.335768</text:p>
          </table:table-cell>
          <table:table-cell office:value-type="float" office:value="-5.803219">
            <text:p>-5.803219</text:p>
          </table:table-cell>
          <table:table-cell office:value-type="float" office:value="73.969498">
            <text:p>73.969498</text:p>
          </table:table-cell>
        </table:table-row>
        <table:table-row table:style-name="ro1">
          <table:table-cell office:value-type="float" office:value="99500">
            <text:p>99500</text:p>
          </table:table-cell>
          <table:table-cell office:value-type="float" office:value="16">
            <text:p>16</text:p>
          </table:table-cell>
          <table:table-cell office:value-type="float" office:value="515">
            <text:p>515</text:p>
          </table:table-cell>
          <table:table-cell office:value-type="float" office:value="3117.206299">
            <text:p>3117.206299</text:p>
          </table:table-cell>
          <table:table-cell office:value-type="float" office:value="-0.04">
            <text:p>-0.04</text:p>
          </table:table-cell>
          <table:table-cell office:value-type="float" office:value="-0.09093">
            <text:p>-0.09093</text:p>
          </table:table-cell>
          <table:table-cell office:value-type="float" office:value="127.325806">
            <text:p>127.325806</text:p>
          </table:table-cell>
          <table:table-cell office:value-type="float" office:value="-0.024">
            <text:p>-0.024</text:p>
          </table:table-cell>
          <table:table-cell office:value-type="float" office:value="0.102951">
            <text:p>0.102951</text:p>
          </table:table-cell>
          <table:table-cell table:formula="of:=([.I199]+0.019)/2" office:value-type="float" office:value="0.0609755">
            <text:p>0.0609755</text:p>
          </table:table-cell>
          <table:table-cell office:value-type="float" office:value="528.961121">
            <text:p>528.961121</text:p>
          </table:table-cell>
          <table:table-cell office:value-type="float" office:value="-0.08">
            <text:p>-0.08</text:p>
          </table:table-cell>
          <table:table-cell office:value-type="float" office:value="-0.181861">
            <text:p>-0.181861</text:p>
          </table:table-cell>
          <table:table-cell table:formula="of:=([.M199]-0.02)/2" office:value-type="float" office:value="-0.1009305">
            <text:p>-0.1009305</text:p>
          </table:table-cell>
          <table:table-cell office:value-type="float" office:value="127.325806">
            <text:p>127.325806</text:p>
          </table:table-cell>
          <table:table-cell office:value-type="float" office:value="681">
            <text:p>681</text:p>
          </table:table-cell>
          <table:table-cell office:value-type="float" office:value="-1625">
            <text:p>-1625</text:p>
          </table:table-cell>
          <table:table-cell office:value-type="float" office:value="24675">
            <text:p>24675</text:p>
          </table:table-cell>
          <table:table-cell office:value-type="float" office:value="11627">
            <text:p>11627</text:p>
          </table:table-cell>
          <table:table-cell office:value-type="float" office:value="27410.355469">
            <text:p>27410.355469</text:p>
          </table:table-cell>
          <table:table-cell office:value-type="float" office:value="-3.375768">
            <text:p>-3.375768</text:p>
          </table:table-cell>
          <table:table-cell office:value-type="float" office:value="-5.894149">
            <text:p>-5.894149</text:p>
          </table:table-cell>
          <table:table-cell office:value-type="float" office:value="74.60173">
            <text:p>74.6017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2">
            <text:p>12</text:p>
          </table:table-cell>
          <table:table-cell office:value-type="float" office:value="556">
            <text:p>556</text:p>
          </table:table-cell>
          <table:table-cell office:value-type="float" office:value="4533.774902">
            <text:p>4533.774902</text:p>
          </table:table-cell>
          <table:table-cell office:value-type="float" office:value="-0.045">
            <text:p>-0.045</text:p>
          </table:table-cell>
          <table:table-cell office:value-type="float" office:value="-0.077341">
            <text:p>-0.077341</text:p>
          </table:table-cell>
          <table:table-cell office:value-type="float" office:value="71.868301">
            <text:p>71.868301</text:p>
          </table:table-cell>
          <table:table-cell office:value-type="float" office:value="-0.016">
            <text:p>-0.016</text:p>
          </table:table-cell>
          <table:table-cell office:value-type="float" office:value="0.1652">
            <text:p>0.1652</text:p>
          </table:table-cell>
          <table:table-cell table:formula="of:=([.I200]+0.019)/2" office:value-type="float" office:value="0.0921">
            <text:p>0.0921</text:p>
          </table:table-cell>
          <table:table-cell office:value-type="float" office:value="1132.499268">
            <text:p>1132.499268</text:p>
          </table:table-cell>
          <table:table-cell office:value-type="float" office:value="-0.09">
            <text:p>-0.09</text:p>
          </table:table-cell>
          <table:table-cell office:value-type="float" office:value="-0.154681">
            <text:p>-0.154681</text:p>
          </table:table-cell>
          <table:table-cell table:formula="of:=([.M200]-0.02)/2" office:value-type="float" office:value="-0.0873405">
            <text:p>-0.0873405</text:p>
          </table:table-cell>
          <table:table-cell office:value-type="float" office:value="71.868301">
            <text:p>71.868301</text:p>
          </table:table-cell>
          <table:table-cell office:value-type="float" office:value="669">
            <text:p>669</text:p>
          </table:table-cell>
          <table:table-cell office:value-type="float" office:value="-1622">
            <text:p>-1622</text:p>
          </table:table-cell>
          <table:table-cell office:value-type="float" office:value="25190">
            <text:p>25190</text:p>
          </table:table-cell>
          <table:table-cell office:value-type="float" office:value="11838">
            <text:p>11838</text:p>
          </table:table-cell>
          <table:table-cell office:value-type="float" office:value="27972.326172">
            <text:p>27972.326172</text:p>
          </table:table-cell>
          <table:table-cell office:value-type="float" office:value="-3.420768">
            <text:p>-3.420768</text:p>
          </table:table-cell>
          <table:table-cell office:value-type="float" office:value="-5.97149">
            <text:p>-5.97149</text:p>
          </table:table-cell>
          <table:table-cell office:value-type="float" office:value="74.565765">
            <text:p>74.565765</text:p>
          </table:table-cell>
        </table:table-row>
        <table:table-row table:style-name="ro1">
          <table:table-cell office:value-type="float" office:value="100500">
            <text:p>100500</text:p>
          </table:table-cell>
          <table:table-cell office:value-type="float" office:value="17">
            <text:p>17</text:p>
          </table:table-cell>
          <table:table-cell office:value-type="float" office:value="510">
            <text:p>510</text:p>
          </table:table-cell>
          <table:table-cell office:value-type="float" office:value="2899.791748">
            <text:p>2899.791748</text:p>
          </table:table-cell>
          <table:table-cell office:value-type="float" office:value="-0.043788">
            <text:p>-0.043788</text:p>
          </table:table-cell>
          <table:table-cell office:value-type="float" office:value="-0.087466">
            <text:p>-0.087466</text:p>
          </table:table-cell>
          <table:table-cell office:value-type="float" office:value="99.750046">
            <text:p>99.750046</text:p>
          </table:table-cell>
          <table:table-cell office:value-type="float" office:value="0.02">
            <text:p>0.02</text:p>
          </table:table-cell>
          <table:table-cell office:value-type="float" office:value="-0.184354">
            <text:p>-0.184354</text:p>
          </table:table-cell>
          <table:table-cell table:formula="of:=([.I201]+0.019)/2" office:value-type="float" office:value="-0.082677">
            <text:p>-0.082677</text:p>
          </table:table-cell>
          <table:table-cell office:value-type="float" office:value="1021.767517">
            <text:p>1021.767517</text:p>
          </table:table-cell>
          <table:table-cell office:value-type="float" office:value="-0.087576">
            <text:p>-0.087576</text:p>
          </table:table-cell>
          <table:table-cell office:value-type="float" office:value="-0.174933">
            <text:p>-0.174933</text:p>
          </table:table-cell>
          <table:table-cell table:formula="of:=([.M201]-0.02)/2" office:value-type="float" office:value="-0.0974665">
            <text:p>-0.0974665</text:p>
          </table:table-cell>
          <table:table-cell office:value-type="float" office:value="99.750069">
            <text:p>99.750069</text:p>
          </table:table-cell>
          <table:table-cell office:value-type="float" office:value="653">
            <text:p>653</text:p>
          </table:table-cell>
          <table:table-cell office:value-type="float" office:value="-1617">
            <text:p>-1617</text:p>
          </table:table-cell>
          <table:table-cell office:value-type="float" office:value="25675">
            <text:p>25675</text:p>
          </table:table-cell>
          <table:table-cell office:value-type="float" office:value="11994">
            <text:p>11994</text:p>
          </table:table-cell>
          <table:table-cell office:value-type="float" office:value="28484.378906">
            <text:p>28484.378906</text:p>
          </table:table-cell>
          <table:table-cell office:value-type="float" office:value="-3.464556">
            <text:p>-3.464556</text:p>
          </table:table-cell>
          <table:table-cell office:value-type="float" office:value="-6.058956">
            <text:p>-6.058956</text:p>
          </table:table-cell>
          <table:table-cell office:value-type="float" office:value="74.884056">
            <text:p>74.884056</text:p>
          </table:table-cell>
        </table:table-row>
        <table:table-row table:style-name="ro1">
          <table:table-cell office:value-type="float" office:value="101000">
            <text:p>101000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2898.735596">
            <text:p>2898.735596</text:p>
          </table:table-cell>
          <table:table-cell office:value-type="float" office:value="-0.04359">
            <text:p>-0.04359</text:p>
          </table:table-cell>
          <table:table-cell office:value-type="float" office:value="-0.070879">
            <text:p>-0.070879</text:p>
          </table:table-cell>
          <table:table-cell office:value-type="float" office:value="62.604809">
            <text:p>62.604809</text:p>
          </table:table-cell>
          <table:table-cell office:value-type="float" office:value="0.012">
            <text:p>0.012</text:p>
          </table:table-cell>
          <table:table-cell office:value-type="float" office:value="0.35913">
            <text:p>0.35913</text:p>
          </table:table-cell>
          <table:table-cell table:formula="of:=([.I202]+0.019)/2" office:value-type="float" office:value="0.189065">
            <text:p>0.189065</text:p>
          </table:table-cell>
          <table:table-cell office:value-type="float" office:value="2892.753174">
            <text:p>2892.753174</text:p>
          </table:table-cell>
          <table:table-cell office:value-type="float" office:value="-0.087179">
            <text:p>-0.087179</text:p>
          </table:table-cell>
          <table:table-cell office:value-type="float" office:value="-0.141758">
            <text:p>-0.141758</text:p>
          </table:table-cell>
          <table:table-cell table:formula="of:=([.M202]-0.02)/2" office:value-type="float" office:value="-0.080879">
            <text:p>-0.080879</text:p>
          </table:table-cell>
          <table:table-cell office:value-type="float" office:value="62.604809">
            <text:p>62.604809</text:p>
          </table:table-cell>
          <table:table-cell office:value-type="float" office:value="634">
            <text:p>634</text:p>
          </table:table-cell>
          <table:table-cell office:value-type="float" office:value="-1611">
            <text:p>-1611</text:p>
          </table:table-cell>
          <table:table-cell office:value-type="float" office:value="26260">
            <text:p>26260</text:p>
          </table:table-cell>
          <table:table-cell office:value-type="float" office:value="12127">
            <text:p>12127</text:p>
          </table:table-cell>
          <table:table-cell office:value-type="float" office:value="29076.185547">
            <text:p>29076.185547</text:p>
          </table:table-cell>
          <table:table-cell office:value-type="float" office:value="-3.508146">
            <text:p>-3.508146</text:p>
          </table:table-cell>
          <table:table-cell office:value-type="float" office:value="-6.129835">
            <text:p>-6.129835</text:p>
          </table:table-cell>
          <table:table-cell office:value-type="float" office:value="74.731483">
            <text:p>74.731483</text:p>
          </table:table-cell>
        </table:table-row>
        <table:table-row table:style-name="ro1">
          <table:table-cell office:value-type="float" office:value="101500">
            <text:p>101500</text:p>
          </table:table-cell>
          <table:table-cell office:value-type="float" office:value="22">
            <text:p>22</text:p>
          </table:table-cell>
          <table:table-cell office:value-type="float" office:value="625">
            <text:p>625</text:p>
          </table:table-cell>
          <table:table-cell office:value-type="float" office:value="2743.112305">
            <text:p>2743.112305</text:p>
          </table:table-cell>
          <table:table-cell office:value-type="float" office:value="-0.025">
            <text:p>-0.025</text:p>
          </table:table-cell>
          <table:table-cell office:value-type="float" office:value="-0.043367">
            <text:p>-0.043367</text:p>
          </table:table-cell>
          <table:table-cell office:value-type="float" office:value="73.467072">
            <text:p>73.467072</text:p>
          </table:table-cell>
          <table:table-cell office:value-type="float" office:value="0.008">
            <text:p>0.008</text:p>
          </table:table-cell>
          <table:table-cell office:value-type="float" office:value="0.102951">
            <text:p>0.102951</text:p>
          </table:table-cell>
          <table:table-cell table:formula="of:=([.I203]+0.019)/2" office:value-type="float" office:value="0.0609755">
            <text:p>0.0609755</text:p>
          </table:table-cell>
          <table:table-cell office:value-type="float" office:value="1186.883057">
            <text:p>1186.883057</text:p>
          </table:table-cell>
          <table:table-cell office:value-type="float" office:value="-0.05">
            <text:p>-0.05</text:p>
          </table:table-cell>
          <table:table-cell office:value-type="float" office:value="-0.086734">
            <text:p>-0.086734</text:p>
          </table:table-cell>
          <table:table-cell table:formula="of:=([.M203]-0.02)/2" office:value-type="float" office:value="-0.053367">
            <text:p>-0.053367</text:p>
          </table:table-cell>
          <table:table-cell office:value-type="float" office:value="73.467072">
            <text:p>73.467072</text:p>
          </table:table-cell>
          <table:table-cell office:value-type="float" office:value="613">
            <text:p>613</text:p>
          </table:table-cell>
          <table:table-cell office:value-type="float" office:value="-1603">
            <text:p>-1603</text:p>
          </table:table-cell>
          <table:table-cell office:value-type="float" office:value="26878">
            <text:p>26878</text:p>
          </table:table-cell>
          <table:table-cell office:value-type="float" office:value="12223">
            <text:p>12223</text:p>
          </table:table-cell>
          <table:table-cell office:value-type="float" office:value="29681.787109">
            <text:p>29681.787109</text:p>
          </table:table-cell>
          <table:table-cell office:value-type="float" office:value="-3.533146">
            <text:p>-3.533146</text:p>
          </table:table-cell>
          <table:table-cell office:value-type="float" office:value="-6.173202">
            <text:p>-6.173202</text:p>
          </table:table-cell>
          <table:table-cell office:value-type="float" office:value="74.722534">
            <text:p>74.722534</text:p>
          </table:table-cell>
        </table:table-row>
        <table:table-row table:style-name="ro1">
          <table:table-cell office:value-type="float" office:value="102000">
            <text:p>102000</text:p>
          </table:table-cell>
          <table:table-cell office:value-type="float" office:value="22">
            <text:p>22</text:p>
          </table:table-cell>
          <table:table-cell office:value-type="float" office:value="648">
            <text:p>648</text:p>
          </table:table-cell>
          <table:table-cell office:value-type="float" office:value="2846.498535">
            <text:p>2846.498535</text:p>
          </table:table-cell>
          <table:table-cell office:value-type="float" office:value="-0.023023">
            <text:p>-0.023023</text:p>
          </table:table-cell>
          <table:table-cell office:value-type="float" office:value="-0.041768">
            <text:p>-0.041768</text:p>
          </table:table-cell>
          <table:table-cell office:value-type="float" office:value="81.416527">
            <text:p>81.416527</text:p>
          </table:table-cell>
          <table:table-cell office:value-type="float" office:value="0">
            <text:p>0</text:p>
          </table:table-cell>
          <table:table-cell office:value-type="float" office:value="0.09098">
            <text:p>0.09098</text:p>
          </table:table-cell>
          <table:table-cell table:formula="of:=([.I204]+0.019)/2" office:value-type="float" office:value="0.05499">
            <text:p>0.05499</text:p>
          </table:table-cell>
          <table:table-cell office:value-type="float" office:value="100">
            <text:p>100</text:p>
          </table:table-cell>
          <table:table-cell office:value-type="float" office:value="-0.046047">
            <text:p>-0.046047</text:p>
          </table:table-cell>
          <table:table-cell office:value-type="float" office:value="-0.083536">
            <text:p>-0.083536</text:p>
          </table:table-cell>
          <table:table-cell table:formula="of:=([.M204]-0.02)/2" office:value-type="float" office:value="-0.051768">
            <text:p>-0.051768</text:p>
          </table:table-cell>
          <table:table-cell office:value-type="float" office:value="81.416527">
            <text:p>81.416527</text:p>
          </table:table-cell>
          <table:table-cell office:value-type="float" office:value="593">
            <text:p>593</text:p>
          </table:table-cell>
          <table:table-cell office:value-type="float" office:value="-1595">
            <text:p>-1595</text:p>
          </table:table-cell>
          <table:table-cell office:value-type="float" office:value="27522">
            <text:p>27522</text:p>
          </table:table-cell>
          <table:table-cell office:value-type="float" office:value="12294">
            <text:p>12294</text:p>
          </table:table-cell>
          <table:table-cell office:value-type="float" office:value="30299.759766">
            <text:p>30299.759766</text:p>
          </table:table-cell>
          <table:table-cell office:value-type="float" office:value="-3.556169">
            <text:p>-3.556169</text:p>
          </table:table-cell>
          <table:table-cell office:value-type="float" office:value="-6.21497">
            <text:p>-6.21497</text:p>
          </table:table-cell>
          <table:table-cell office:value-type="float" office:value="74.765869">
            <text:p>74.765869</text:p>
          </table:table-cell>
        </table:table-row>
        <table:table-row table:style-name="ro1">
          <table:table-cell office:value-type="float" office:value="102500">
            <text:p>102500</text:p>
          </table:table-cell>
          <table:table-cell office:value-type="float" office:value="21">
            <text:p>21</text:p>
          </table:table-cell>
          <table:table-cell office:value-type="float" office:value="467">
            <text:p>467</text:p>
          </table:table-cell>
          <table:table-cell office:value-type="float" office:value="2123.185059">
            <text:p>2123.185059</text:p>
          </table:table-cell>
          <table:table-cell office:value-type="float" office:value="-0.028171">
            <text:p>-0.028171</text:p>
          </table:table-cell>
          <table:table-cell office:value-type="float" office:value="-0.057689">
            <text:p>-0.057689</text:p>
          </table:table-cell>
          <table:table-cell office:value-type="float" office:value="104.783905">
            <text:p>104.783905</text:p>
          </table:table-cell>
          <table:table-cell office:value-type="float" office:value="-0.004">
            <text:p>-0.004</text:p>
          </table:table-cell>
          <table:table-cell office:value-type="float" office:value="-0.725443">
            <text:p>-0.725443</text:p>
          </table:table-cell>
          <table:table-cell table:formula="of:=([.I205]+0.019)/2" office:value-type="float" office:value="-0.3532215">
            <text:p>-0.3532215</text:p>
          </table:table-cell>
          <table:table-cell office:value-type="float" office:value="18036.074219">
            <text:p>18036.074219</text:p>
          </table:table-cell>
          <table:table-cell office:value-type="float" office:value="-0.056341">
            <text:p>-0.056341</text:p>
          </table:table-cell>
          <table:table-cell office:value-type="float" office:value="-0.115378">
            <text:p>-0.115378</text:p>
          </table:table-cell>
          <table:table-cell table:formula="of:=([.M205]-0.02)/2" office:value-type="float" office:value="-0.067689">
            <text:p>-0.067689</text:p>
          </table:table-cell>
          <table:table-cell office:value-type="float" office:value="104.783905">
            <text:p>104.783905</text:p>
          </table:table-cell>
          <table:table-cell office:value-type="float" office:value="574">
            <text:p>574</text:p>
          </table:table-cell>
          <table:table-cell office:value-type="float" office:value="-1587">
            <text:p>-1587</text:p>
          </table:table-cell>
          <table:table-cell office:value-type="float" office:value="27988">
            <text:p>27988</text:p>
          </table:table-cell>
          <table:table-cell office:value-type="float" office:value="12326">
            <text:p>12326</text:p>
          </table:table-cell>
          <table:table-cell office:value-type="float" office:value="30742.462891">
            <text:p>30742.462891</text:p>
          </table:table-cell>
          <table:table-cell office:value-type="float" office:value="-3.58434">
            <text:p>-3.58434</text:p>
          </table:table-cell>
          <table:table-cell office:value-type="float" office:value="-6.272659">
            <text:p>-6.272659</text:p>
          </table:table-cell>
          <table:table-cell office:value-type="float" office:value="75.001785">
            <text:p>75.001785</text:p>
          </table:table-cell>
        </table:table-row>
        <table:table-row table:style-name="ro1">
          <table:table-cell office:value-type="float" office:value="103000">
            <text:p>103000</text:p>
          </table:table-cell>
          <table:table-cell office:value-type="float" office:value="20">
            <text:p>20</text:p>
          </table:table-cell>
          <table:table-cell office:value-type="float" office:value="421">
            <text:p>421</text:p>
          </table:table-cell>
          <table:table-cell office:value-type="float" office:value="2003.902466">
            <text:p>2003.902466</text:p>
          </table:table-cell>
          <table:table-cell office:value-type="float" office:value="-0.03">
            <text:p>-0.03</text:p>
          </table:table-cell>
          <table:table-cell office:value-type="float" office:value="-0.051161">
            <text:p>-0.051161</text:p>
          </table:table-cell>
          <table:table-cell office:value-type="float" office:value="70.535995">
            <text:p>70.535995</text:p>
          </table:table-cell>
          <table:table-cell office:value-type="float" office:value="-0.004">
            <text:p>-0.004</text:p>
          </table:table-cell>
          <table:table-cell office:value-type="float" office:value="-0.184354">
            <text:p>-0.184354</text:p>
          </table:table-cell>
          <table:table-cell table:formula="of:=([.I206]+0.019)/2" office:value-type="float" office:value="-0.082677">
            <text:p>-0.082677</text:p>
          </table:table-cell>
          <table:table-cell office:value-type="float" office:value="4508.837402">
            <text:p>4508.837402</text:p>
          </table:table-cell>
          <table:table-cell office:value-type="float" office:value="-0.06">
            <text:p>-0.06</text:p>
          </table:table-cell>
          <table:table-cell office:value-type="float" office:value="-0.102322">
            <text:p>-0.102322</text:p>
          </table:table-cell>
          <table:table-cell table:formula="of:=([.M206]-0.02)/2" office:value-type="float" office:value="-0.061161">
            <text:p>-0.061161</text:p>
          </table:table-cell>
          <table:table-cell office:value-type="float" office:value="70.535995">
            <text:p>70.535995</text:p>
          </table:table-cell>
          <table:table-cell office:value-type="float" office:value="556">
            <text:p>556</text:p>
          </table:table-cell>
          <table:table-cell office:value-type="float" office:value="-1578">
            <text:p>-1578</text:p>
          </table:table-cell>
          <table:table-cell office:value-type="float" office:value="28409">
            <text:p>28409</text:p>
          </table:table-cell>
          <table:table-cell office:value-type="float" office:value="12330">
            <text:p>12330</text:p>
          </table:table-cell>
          <table:table-cell office:value-type="float" office:value="31132.332031">
            <text:p>31132.332031</text:p>
          </table:table-cell>
          <table:table-cell office:value-type="float" office:value="-3.61434">
            <text:p>-3.61434</text:p>
          </table:table-cell>
          <table:table-cell office:value-type="float" office:value="-0.040635">
            <text:p>-0.040635</text:p>
          </table:table-cell>
          <table:table-cell office:value-type="float" office:value="98.87574">
            <text:p>98.87574</text:p>
          </table:table-cell>
        </table:table-row>
        <table:table-row table:style-name="ro1">
          <table:table-cell office:value-type="float" office:value="103500">
            <text:p>103500</text:p>
          </table:table-cell>
          <table:table-cell office:value-type="float" office:value="20">
            <text:p>20</text:p>
          </table:table-cell>
          <table:table-cell office:value-type="float" office:value="473">
            <text:p>473</text:p>
          </table:table-cell>
          <table:table-cell office:value-type="float" office:value="2267.264648">
            <text:p>2267.264648</text:p>
          </table:table-cell>
          <table:table-cell office:value-type="float" office:value="-0.028205">
            <text:p>-0.028205</text:p>
          </table:table-cell>
          <table:table-cell office:value-type="float" office:value="-0.050761">
            <text:p>-0.050761</text:p>
          </table:table-cell>
          <table:table-cell office:value-type="float" office:value="79.971184">
            <text:p>79.971184</text:p>
          </table:table-cell>
          <table:table-cell office:value-type="float" office:value="0">
            <text:p>0</text:p>
          </table:table-cell>
          <table:table-cell office:value-type="float" office:value="0.21069">
            <text:p>0.21069</text:p>
          </table:table-cell>
          <table:table-cell table:formula="of:=([.I207]+0.019)/2" office:value-type="float" office:value="0.114845">
            <text:p>0.114845</text:p>
          </table:table-cell>
          <table:table-cell office:value-type="float" office:value="100">
            <text:p>100</text:p>
          </table:table-cell>
          <table:table-cell office:value-type="float" office:value="-0.05641">
            <text:p>-0.05641</text:p>
          </table:table-cell>
          <table:table-cell office:value-type="float" office:value="-0.101522">
            <text:p>-0.101522</text:p>
          </table:table-cell>
          <table:table-cell table:formula="of:=([.M207]-0.02)/2" office:value-type="float" office:value="-0.060761">
            <text:p>-0.060761</text:p>
          </table:table-cell>
          <table:table-cell office:value-type="float" office:value="79.971184">
            <text:p>79.971184</text:p>
          </table:table-cell>
          <table:table-cell office:value-type="float" office:value="538">
            <text:p>538</text:p>
          </table:table-cell>
          <table:table-cell office:value-type="float" office:value="-1569">
            <text:p>-1569</text:p>
          </table:table-cell>
          <table:table-cell office:value-type="float" office:value="28882">
            <text:p>28882</text:p>
          </table:table-cell>
          <table:table-cell office:value-type="float" office:value="12311">
            <text:p>12311</text:p>
          </table:table-cell>
          <table:table-cell office:value-type="float" office:value="31560.048828">
            <text:p>31560.048828</text:p>
          </table:table-cell>
          <table:table-cell office:value-type="float" office:value="-3.642545">
            <text:p>-3.642545</text:p>
          </table:table-cell>
          <table:table-cell office:value-type="float" office:value="-0.091396">
            <text:p>-0.091396</text:p>
          </table:table-cell>
          <table:table-cell office:value-type="float" office:value="97.490875">
            <text:p>97.490875</text:p>
          </table:table-cell>
        </table:table-row>
        <table:table-row table:style-name="ro1">
          <table:table-cell office:value-type="float" office:value="104000">
            <text:p>104000</text:p>
          </table:table-cell>
          <table:table-cell office:value-type="float" office:value="19">
            <text:p>19</text:p>
          </table:table-cell>
          <table:table-cell office:value-type="float" office:value="496">
            <text:p>496</text:p>
          </table:table-cell>
          <table:table-cell office:value-type="float" office:value="2508.417236">
            <text:p>2508.417236</text:p>
          </table:table-cell>
          <table:table-cell office:value-type="float" office:value="-0.03">
            <text:p>-0.03</text:p>
          </table:table-cell>
          <table:table-cell office:value-type="float" office:value="-0.05236">
            <text:p>-0.05236</text:p>
          </table:table-cell>
          <table:table-cell office:value-type="float" office:value="74.532928">
            <text:p>74.532928</text:p>
          </table:table-cell>
          <table:table-cell office:value-type="float" office:value="-0.004">
            <text:p>-0.004</text:p>
          </table:table-cell>
          <table:table-cell office:value-type="float" office:value="0.088585">
            <text:p>0.088585</text:p>
          </table:table-cell>
          <table:table-cell table:formula="of:=([.I208]+0.019)/2" office:value-type="float" office:value="0.0537925">
            <text:p>0.0537925</text:p>
          </table:table-cell>
          <table:table-cell office:value-type="float" office:value="2314.635742">
            <text:p>2314.635742</text:p>
          </table:table-cell>
          <table:table-cell office:value-type="float" office:value="-0.06">
            <text:p>-0.06</text:p>
          </table:table-cell>
          <table:table-cell office:value-type="float" office:value="-0.10472">
            <text:p>-0.10472</text:p>
          </table:table-cell>
          <table:table-cell table:formula="of:=([.M208]-0.02)/2" office:value-type="float" office:value="-0.06236">
            <text:p>-0.06236</text:p>
          </table:table-cell>
          <table:table-cell office:value-type="float" office:value="74.532928">
            <text:p>74.532928</text:p>
          </table:table-cell>
          <table:table-cell office:value-type="float" office:value="521">
            <text:p>521</text:p>
          </table:table-cell>
          <table:table-cell office:value-type="float" office:value="-1560">
            <text:p>-1560</text:p>
          </table:table-cell>
          <table:table-cell office:value-type="float" office:value="29376">
            <text:p>29376</text:p>
          </table:table-cell>
          <table:table-cell office:value-type="float" office:value="12266">
            <text:p>12266</text:p>
          </table:table-cell>
          <table:table-cell office:value-type="float" office:value="31996.394531">
            <text:p>31996.394531</text:p>
          </table:table-cell>
          <table:table-cell office:value-type="float" office:value="-3.672545">
            <text:p>-3.672545</text:p>
          </table:table-cell>
          <table:table-cell office:value-type="float" office:value="-0.143756">
            <text:p>-0.143756</text:p>
          </table:table-cell>
          <table:table-cell office:value-type="float" office:value="96.08567">
            <text:p>96.08567</text:p>
          </table:table-cell>
        </table:table-row>
        <table:table-row table:style-name="ro1">
          <table:table-cell office:value-type="float" office:value="104500">
            <text:p>104500</text:p>
          </table:table-cell>
          <table:table-cell office:value-type="float" office:value="19">
            <text:p>19</text:p>
          </table:table-cell>
          <table:table-cell office:value-type="float" office:value="437">
            <text:p>437</text:p>
          </table:table-cell>
          <table:table-cell office:value-type="float" office:value="2199.691162">
            <text:p>2199.691162</text:p>
          </table:table-cell>
          <table:table-cell office:value-type="float" office:value="-0.028243">
            <text:p>-0.028243</text:p>
          </table:table-cell>
          <table:table-cell office:value-type="float" office:value="-0.062219">
            <text:p>-0.062219</text:p>
          </table:table-cell>
          <table:table-cell office:value-type="float" office:value="120.296921">
            <text:p>120.296921</text:p>
          </table:table-cell>
          <table:table-cell office:value-type="float" office:value="0">
            <text:p>0</text:p>
          </table:table-cell>
          <table:table-cell office:value-type="float" office:value="-0.234632">
            <text:p>-0.234632</text:p>
          </table:table-cell>
          <table:table-cell table:formula="of:=([.I209]+0.019)/2" office:value-type="float" office:value="-0.107816">
            <text:p>-0.107816</text:p>
          </table:table-cell>
          <table:table-cell office:value-type="float" office:value="100">
            <text:p>100</text:p>
          </table:table-cell>
          <table:table-cell office:value-type="float" office:value="-0.056486">
            <text:p>-0.056486</text:p>
          </table:table-cell>
          <table:table-cell office:value-type="float" office:value="-0.124438">
            <text:p>-0.124438</text:p>
          </table:table-cell>
          <table:table-cell table:formula="of:=([.M209]-0.02)/2" office:value-type="float" office:value="-0.072219">
            <text:p>-0.072219</text:p>
          </table:table-cell>
          <table:table-cell office:value-type="float" office:value="120.296921">
            <text:p>120.296921</text:p>
          </table:table-cell>
          <table:table-cell office:value-type="float" office:value="505">
            <text:p>505</text:p>
          </table:table-cell>
          <table:table-cell office:value-type="float" office:value="-1550">
            <text:p>-1550</text:p>
          </table:table-cell>
          <table:table-cell office:value-type="float" office:value="29808">
            <text:p>29808</text:p>
          </table:table-cell>
          <table:table-cell office:value-type="float" office:value="12203">
            <text:p>12203</text:p>
          </table:table-cell>
          <table:table-cell office:value-type="float" office:value="32369.90625">
            <text:p>32369.90625</text:p>
          </table:table-cell>
          <table:table-cell office:value-type="float" office:value="-3.700788">
            <text:p>-3.700788</text:p>
          </table:table-cell>
          <table:table-cell office:value-type="float" office:value="-0.205975">
            <text:p>-0.205975</text:p>
          </table:table-cell>
          <table:table-cell office:value-type="float" office:value="94.434303">
            <text:p>94.434303</text:p>
          </table:table-cell>
        </table:table-row>
        <table:table-row table:style-name="ro1">
          <table:table-cell office:value-type="float" office:value="105000">
            <text:p>105000</text:p>
          </table:table-cell>
          <table:table-cell office:value-type="float" office:value="19">
            <text:p>19</text:p>
          </table:table-cell>
          <table:table-cell office:value-type="float" office:value="366">
            <text:p>366</text:p>
          </table:table-cell>
          <table:table-cell office:value-type="float" office:value="1827.959839">
            <text:p>1827.959839</text:p>
          </table:table-cell>
          <table:table-cell office:value-type="float" office:value="-0.04">
            <text:p>-0.04</text:p>
          </table:table-cell>
          <table:table-cell office:value-type="float" office:value="-0.074743">
            <text:p>-0.074743</text:p>
          </table:table-cell>
          <table:table-cell office:value-type="float" office:value="86.856827">
            <text:p>86.856827</text:p>
          </table:table-cell>
          <table:table-cell office:value-type="float" office:value="0">
            <text:p>0</text:p>
          </table:table-cell>
          <table:table-cell office:value-type="float" office:value="-0.282516">
            <text:p>-0.282516</text:p>
          </table:table-cell>
          <table:table-cell table:formula="of:=([.I210]+0.019)/2" office:value-type="float" office:value="-0.131758">
            <text:p>-0.131758</text:p>
          </table:table-cell>
          <table:table-cell office:value-type="float" office:value="100">
            <text:p>100</text:p>
          </table:table-cell>
          <table:table-cell office:value-type="float" office:value="-0.08">
            <text:p>-0.08</text:p>
          </table:table-cell>
          <table:table-cell office:value-type="float" office:value="-0.149485">
            <text:p>-0.149485</text:p>
          </table:table-cell>
          <table:table-cell table:formula="of:=([.M210]-0.02)/2" office:value-type="float" office:value="-0.0847425">
            <text:p>-0.0847425</text:p>
          </table:table-cell>
          <table:table-cell office:value-type="float" office:value="86.856827">
            <text:p>86.856827</text:p>
          </table:table-cell>
          <table:table-cell office:value-type="float" office:value="489">
            <text:p>489</text:p>
          </table:table-cell>
          <table:table-cell office:value-type="float" office:value="-1540">
            <text:p>-1540</text:p>
          </table:table-cell>
          <table:table-cell office:value-type="float" office:value="30167">
            <text:p>30167</text:p>
          </table:table-cell>
          <table:table-cell office:value-type="float" office:value="12128">
            <text:p>12128</text:p>
          </table:table-cell>
          <table:table-cell office:value-type="float" office:value="32674.117188">
            <text:p>32674.117188</text:p>
          </table:table-cell>
          <table:table-cell office:value-type="float" office:value="-3.740788">
            <text:p>-3.740788</text:p>
          </table:table-cell>
          <table:table-cell office:value-type="float" office:value="-0.280717">
            <text:p>-0.280717</text:p>
          </table:table-cell>
          <table:table-cell office:value-type="float" office:value="92.495766">
            <text:p>92.495766</text:p>
          </table:table-cell>
        </table:table-row>
        <table:table-row table:style-name="ro1">
          <table:table-cell office:value-type="float" office:value="105500">
            <text:p>105500</text:p>
          </table:table-cell>
          <table:table-cell office:value-type="float" office:value="19">
            <text:p>19</text:p>
          </table:table-cell>
          <table:table-cell office:value-type="float" office:value="469">
            <text:p>469</text:p>
          </table:table-cell>
          <table:table-cell office:value-type="float" office:value="2369.80542">
            <text:p>2369.80542</text:p>
          </table:table-cell>
          <table:table-cell office:value-type="float" office:value="-0.04">
            <text:p>-0.04</text:p>
          </table:table-cell>
          <table:table-cell office:value-type="float" office:value="-0.082404">
            <text:p>-0.082404</text:p>
          </table:table-cell>
          <table:table-cell office:value-type="float" office:value="106.00882">
            <text:p>106.00882</text:p>
          </table:table-cell>
          <table:table-cell office:value-type="float" office:value="0">
            <text:p>0</text:p>
          </table:table-cell>
          <table:table-cell office:value-type="float" office:value="0.411803">
            <text:p>0.411803</text:p>
          </table:table-cell>
          <table:table-cell table:formula="of:=([.I211]+0.019)/2" office:value-type="float" office:value="0.2154015">
            <text:p>0.2154015</text:p>
          </table:table-cell>
          <table:table-cell office:value-type="float" office:value="100">
            <text:p>100</text:p>
          </table:table-cell>
          <table:table-cell office:value-type="float" office:value="-0.08">
            <text:p>-0.08</text:p>
          </table:table-cell>
          <table:table-cell office:value-type="float" office:value="-0.164807">
            <text:p>-0.164807</text:p>
          </table:table-cell>
          <table:table-cell table:formula="of:=([.M211]-0.02)/2" office:value-type="float" office:value="-0.0924035">
            <text:p>-0.0924035</text:p>
          </table:table-cell>
          <table:table-cell office:value-type="float" office:value="106.00882">
            <text:p>106.00882</text:p>
          </table:table-cell>
          <table:table-cell office:value-type="float" office:value="473">
            <text:p>473</text:p>
          </table:table-cell>
          <table:table-cell office:value-type="float" office:value="-1529">
            <text:p>-1529</text:p>
          </table:table-cell>
          <table:table-cell office:value-type="float" office:value="30618">
            <text:p>30618</text:p>
          </table:table-cell>
          <table:table-cell office:value-type="float" office:value="11998">
            <text:p>11998</text:p>
          </table:table-cell>
          <table:table-cell office:value-type="float" office:value="33040.894531">
            <text:p>33040.894531</text:p>
          </table:table-cell>
          <table:table-cell office:value-type="float" office:value="-3.780788">
            <text:p>-3.780788</text:p>
          </table:table-cell>
          <table:table-cell office:value-type="float" office:value="-0.363121">
            <text:p>-0.363121</text:p>
          </table:table-cell>
          <table:table-cell office:value-type="float" office:value="90.395638">
            <text:p>90.395638</text:p>
          </table:table-cell>
        </table:table-row>
        <table:table-row table:style-name="ro1">
          <table:table-cell office:value-type="float" office:value="106000">
            <text:p>106000</text:p>
          </table:table-cell>
          <table:table-cell office:value-type="float" office:value="20">
            <text:p>20</text:p>
          </table:table-cell>
          <table:table-cell office:value-type="float" office:value="636">
            <text:p>636</text:p>
          </table:table-cell>
          <table:table-cell office:value-type="float" office:value="3081.293213">
            <text:p>3081.293213</text:p>
          </table:table-cell>
          <table:table-cell office:value-type="float" office:value="-0.033333">
            <text:p>-0.033333</text:p>
          </table:table-cell>
          <table:table-cell office:value-type="float" office:value="-0.058688">
            <text:p>-0.058688</text:p>
          </table:table-cell>
          <table:table-cell office:value-type="float" office:value="76.065079">
            <text:p>76.065079</text:p>
          </table:table-cell>
          <table:table-cell office:value-type="float" office:value="0.004">
            <text:p>0.004</text:p>
          </table:table-cell>
          <table:table-cell office:value-type="float" office:value="0.667982">
            <text:p>0.667982</text:p>
          </table:table-cell>
          <table:table-cell table:formula="of:=([.I212]+0.019)/2" office:value-type="float" office:value="0.343491">
            <text:p>0.343491</text:p>
          </table:table-cell>
          <table:table-cell office:value-type="float" office:value="16599.552734">
            <text:p>16599.552734</text:p>
          </table:table-cell>
          <table:table-cell office:value-type="float" office:value="-0.066667">
            <text:p>-0.066667</text:p>
          </table:table-cell>
          <table:table-cell office:value-type="float" office:value="-0.117377">
            <text:p>-0.117377</text:p>
          </table:table-cell>
          <table:table-cell table:formula="of:=([.M212]-0.02)/2" office:value-type="float" office:value="-0.0686885">
            <text:p>-0.0686885</text:p>
          </table:table-cell>
          <table:table-cell office:value-type="float" office:value="76.065079">
            <text:p>76.065079</text:p>
          </table:table-cell>
          <table:table-cell office:value-type="float" office:value="457">
            <text:p>457</text:p>
          </table:table-cell>
          <table:table-cell office:value-type="float" office:value="-1517">
            <text:p>-1517</text:p>
          </table:table-cell>
          <table:table-cell office:value-type="float" office:value="31213">
            <text:p>31213</text:p>
          </table:table-cell>
          <table:table-cell office:value-type="float" office:value="11772">
            <text:p>11772</text:p>
          </table:table-cell>
          <table:table-cell office:value-type="float" office:value="33504.164063">
            <text:p>33504.164063</text:p>
          </table:table-cell>
          <table:table-cell office:value-type="float" office:value="-3.814122">
            <text:p>-3.814122</text:p>
          </table:table-cell>
          <table:table-cell office:value-type="float" office:value="-0.421809">
            <text:p>-0.421809</text:p>
          </table:table-cell>
          <table:table-cell office:value-type="float" office:value="88.940857">
            <text:p>88.940857</text:p>
          </table:table-cell>
        </table:table-row>
        <table:table-row table:style-name="ro1">
          <table:table-cell office:value-type="float" office:value="106500">
            <text:p>106500</text:p>
          </table:table-cell>
          <table:table-cell office:value-type="float" office:value="23">
            <text:p>23</text:p>
          </table:table-cell>
          <table:table-cell office:value-type="float" office:value="568">
            <text:p>568</text:p>
          </table:table-cell>
          <table:table-cell office:value-type="float" office:value="2369.668945">
            <text:p>2369.668945</text:p>
          </table:table-cell>
          <table:table-cell office:value-type="float" office:value="-0.015">
            <text:p>-0.015</text:p>
          </table:table-cell>
          <table:table-cell office:value-type="float" office:value="-0.003864">
            <text:p>-0.003864</text:p>
          </table:table-cell>
          <table:table-cell office:value-type="float" office:value="74.241959">
            <text:p>74.241959</text:p>
          </table:table-cell>
          <table:table-cell office:value-type="float" office:value="0.012">
            <text:p>0.012</text:p>
          </table:table-cell>
          <table:table-cell office:value-type="float" office:value="-0.272939">
            <text:p>-0.272939</text:p>
          </table:table-cell>
          <table:table-cell table:formula="of:=([.I213]+0.019)/2" office:value-type="float" office:value="-0.1269695">
            <text:p>-0.1269695</text:p>
          </table:table-cell>
          <table:table-cell office:value-type="float" office:value="2374.490967">
            <text:p>2374.490967</text:p>
          </table:table-cell>
          <table:table-cell office:value-type="float" office:value="-0.03">
            <text:p>-0.03</text:p>
          </table:table-cell>
          <table:table-cell office:value-type="float" office:value="-0.007727">
            <text:p>-0.007727</text:p>
          </table:table-cell>
          <table:table-cell table:formula="of:=([.M213]-0.02)/2" office:value-type="float" office:value="-0.0138635">
            <text:p>-0.0138635</text:p>
          </table:table-cell>
          <table:table-cell office:value-type="float" office:value="74.241959">
            <text:p>74.241959</text:p>
          </table:table-cell>
          <table:table-cell office:value-type="float" office:value="439">
            <text:p>439</text:p>
          </table:table-cell>
          <table:table-cell office:value-type="float" office:value="-1503">
            <text:p>-1503</text:p>
          </table:table-cell>
          <table:table-cell office:value-type="float" office:value="31731">
            <text:p>31731</text:p>
          </table:table-cell>
          <table:table-cell office:value-type="float" office:value="11539">
            <text:p>11539</text:p>
          </table:table-cell>
          <table:table-cell office:value-type="float" office:value="33901.078125">
            <text:p>33901.078125</text:p>
          </table:table-cell>
          <table:table-cell office:value-type="float" office:value="-3.829122">
            <text:p>-3.829122</text:p>
          </table:table-cell>
          <table:table-cell office:value-type="float" office:value="-0.425673">
            <text:p>-0.425673</text:p>
          </table:table-cell>
          <table:table-cell office:value-type="float" office:value="88.883278">
            <text:p>88.883278</text:p>
          </table:table-cell>
        </table:table-row>
        <table:table-row table:style-name="ro1">
          <table:table-cell office:value-type="float" office:value="107000">
            <text:p>107000</text:p>
          </table:table-cell>
          <table:table-cell office:value-type="float" office:value="26">
            <text:p>26</text:p>
          </table:table-cell>
          <table:table-cell office:value-type="float" office:value="412">
            <text:p>412</text:p>
          </table:table-cell>
          <table:table-cell office:value-type="float" office:value="1483.854736">
            <text:p>1483.854736</text:p>
          </table:table-cell>
          <table:table-cell office:value-type="float" office:value="0">
            <text:p>0</text:p>
          </table:table-cell>
          <table:table-cell office:value-type="float" office:value="0.006595">
            <text:p>0.006595</text:p>
          </table:table-cell>
          <table:table-cell office:value-type="string">
            <text:p>Infinity</text:p>
          </table:table-cell>
          <table:table-cell office:value-type="float" office:value="0.012">
            <text:p>0.012</text:p>
          </table:table-cell>
          <table:table-cell office:value-type="float" office:value="-0.624887">
            <text:p>-0.624887</text:p>
          </table:table-cell>
          <table:table-cell table:formula="of:=([.I214]+0.019)/2" office:value-type="float" office:value="-0.3029435">
            <text:p>-0.3029435</text:p>
          </table:table-cell>
          <table:table-cell office:value-type="float" office:value="5307.387695">
            <text:p>5307.387695</text:p>
          </table:table-cell>
          <table:table-cell office:value-type="float" office:value="0">
            <text:p>0</text:p>
          </table:table-cell>
          <table:table-cell office:value-type="float" office:value="0.01319">
            <text:p>0.01319</text:p>
          </table:table-cell>
          <table:table-cell table:formula="of:=([.M214]-0.02)/2" office:value-type="float" office:value="-0.003405">
            <text:p>-0.003405</text:p>
          </table:table-cell>
          <table:table-cell office:value-type="float" office:value="100">
            <text:p>100</text:p>
          </table:table-cell>
          <table:table-cell office:value-type="float" office:value="419">
            <text:p>419</text:p>
          </table:table-cell>
          <table:table-cell office:value-type="float" office:value="-1486">
            <text:p>-1486</text:p>
          </table:table-cell>
          <table:table-cell office:value-type="float" office:value="32106">
            <text:p>32106</text:p>
          </table:table-cell>
          <table:table-cell office:value-type="float" office:value="11369">
            <text:p>11369</text:p>
          </table:table-cell>
          <table:table-cell office:value-type="float" office:value="34195.277344">
            <text:p>34195.277344</text:p>
          </table:table-cell>
          <table:table-cell office:value-type="float" office:value="-3.829122">
            <text:p>-3.829122</text:p>
          </table:table-cell>
          <table:table-cell office:value-type="float" office:value="-0.419078">
            <text:p>-0.419078</text:p>
          </table:table-cell>
          <table:table-cell office:value-type="float" office:value="89.055511">
            <text:p>89.055511</text:p>
          </table:table-cell>
        </table:table-row>
        <table:table-row table:style-name="ro1">
          <table:table-cell office:value-type="float" office:value="107500">
            <text:p>107500</text:p>
          </table:table-cell>
          <table:table-cell office:value-type="float" office:value="28">
            <text:p>28</text:p>
          </table:table-cell>
          <table:table-cell office:value-type="float" office:value="421">
            <text:p>421</text:p>
          </table:table-cell>
          <table:table-cell office:value-type="float" office:value="1402.787354">
            <text:p>1402.787354</text:p>
          </table:table-cell>
          <table:table-cell office:value-type="float" office:value="0">
            <text:p>0</text:p>
          </table:table-cell>
          <table:table-cell office:value-type="float" office:value="0.01339">
            <text:p>0.01339</text:p>
          </table:table-cell>
          <table:table-cell office:value-type="string">
            <text:p>Infinity</text:p>
          </table:table-cell>
          <table:table-cell office:value-type="float" office:value="0.008">
            <text:p>0.008</text:p>
          </table:table-cell>
          <table:table-cell office:value-type="float" office:value="0.035913">
            <text:p>0.035913</text:p>
          </table:table-cell>
          <table:table-cell table:formula="of:=([.I215]+0.019)/2" office:value-type="float" office:value="0.0274565">
            <text:p>0.0274565</text:p>
          </table:table-cell>
          <table:table-cell office:value-type="float" office:value="348.912689">
            <text:p>348.912689</text:p>
          </table:table-cell>
          <table:table-cell office:value-type="float" office:value="0">
            <text:p>0</text:p>
          </table:table-cell>
          <table:table-cell office:value-type="float" office:value="0.026779">
            <text:p>0.026779</text:p>
          </table:table-cell>
          <table:table-cell table:formula="of:=([.M215]-0.02)/2" office:value-type="float" office:value="0.0033895">
            <text:p>0.0033895</text:p>
          </table:table-cell>
          <table:table-cell office:value-type="float" office:value="100">
            <text:p>100</text:p>
          </table:table-cell>
          <table:table-cell office:value-type="float" office:value="397">
            <text:p>397</text:p>
          </table:table-cell>
          <table:table-cell office:value-type="float" office:value="-1468">
            <text:p>-1468</text:p>
          </table:table-cell>
          <table:table-cell office:value-type="float" office:value="32490">
            <text:p>32490</text:p>
          </table:table-cell>
          <table:table-cell office:value-type="float" office:value="11198">
            <text:p>11198</text:p>
          </table:table-cell>
          <table:table-cell office:value-type="float" office:value="34502.003906">
            <text:p>34502.003906</text:p>
          </table:table-cell>
          <table:table-cell office:value-type="float" office:value="-3.829122">
            <text:p>-3.829122</text:p>
          </table:table-cell>
          <table:table-cell office:value-type="float" office:value="-0.405688">
            <text:p>-0.405688</text:p>
          </table:table-cell>
          <table:table-cell office:value-type="float" office:value="89.405182">
            <text:p>89.405182</text:p>
          </table:table-cell>
        </table:table-row>
        <table:table-row table:style-name="ro1">
          <table:table-cell office:value-type="float" office:value="108000">
            <text:p>108000</text:p>
          </table:table-cell>
          <table:table-cell office:value-type="float" office:value="28">
            <text:p>28</text:p>
          </table:table-cell>
          <table:table-cell office:value-type="float" office:value="633">
            <text:p>633</text:p>
          </table:table-cell>
          <table:table-cell office:value-type="float" office:value="2159.526123">
            <text:p>2159.526123</text:p>
          </table:table-cell>
          <table:table-cell office:value-type="float" office:value="0.002545">
            <text:p>0.002545</text:p>
          </table:table-cell>
          <table:table-cell office:value-type="float" office:value="0.009526">
            <text:p>0.009526</text:p>
          </table:table-cell>
          <table:table-cell office:value-type="float" office:value="274.237091">
            <text:p>274.237091</text:p>
          </table:table-cell>
          <table:table-cell office:value-type="float" office:value="0">
            <text:p>0</text:p>
          </table:table-cell>
          <table:table-cell office:value-type="float" office:value="0.847547">
            <text:p>0.847547</text:p>
          </table:table-cell>
          <table:table-cell table:formula="of:=([.I216]+0.019)/2" office:value-type="float" office:value="0.4332735">
            <text:p>0.4332735</text:p>
          </table:table-cell>
          <table:table-cell office:value-type="float" office:value="100">
            <text:p>100</text:p>
          </table:table-cell>
          <table:table-cell office:value-type="float" office:value="0.005091">
            <text:p>0.005091</text:p>
          </table:table-cell>
          <table:table-cell office:value-type="float" office:value="0.019052">
            <text:p>0.019052</text:p>
          </table:table-cell>
          <table:table-cell table:formula="of:=([.M216]-0.02)/2" office:value-type="float" office:value="-0.000474">
            <text:p>-0.000474</text:p>
          </table:table-cell>
          <table:table-cell office:value-type="float" office:value="274.23703">
            <text:p>274.23703</text:p>
          </table:table-cell>
          <table:table-cell office:value-type="float" office:value="375">
            <text:p>375</text:p>
          </table:table-cell>
          <table:table-cell office:value-type="float" office:value="-1450">
            <text:p>-1450</text:p>
          </table:table-cell>
          <table:table-cell office:value-type="float" office:value="33071">
            <text:p>33071</text:p>
          </table:table-cell>
          <table:table-cell office:value-type="float" office:value="10948">
            <text:p>10948</text:p>
          </table:table-cell>
          <table:table-cell office:value-type="float" office:value="34967.683594">
            <text:p>34967.683594</text:p>
          </table:table-cell>
          <table:table-cell office:value-type="float" office:value="-3.826576">
            <text:p>-3.826576</text:p>
          </table:table-cell>
          <table:table-cell office:value-type="float" office:value="-0.396162">
            <text:p>-0.396162</text:p>
          </table:table-cell>
          <table:table-cell office:value-type="float" office:value="89.647087">
            <text:p>89.647087</text:p>
          </table:table-cell>
        </table:table-row>
        <table:table-row table:style-name="ro1">
          <table:table-cell office:value-type="float" office:value="108500">
            <text:p>108500</text:p>
          </table:table-cell>
          <table:table-cell office:value-type="float" office:value="27">
            <text:p>27</text:p>
          </table:table-cell>
          <table:table-cell office:value-type="float" office:value="695">
            <text:p>695</text:p>
          </table:table-cell>
          <table:table-cell office:value-type="float" office:value="2473.764893">
            <text:p>2473.764893</text:p>
          </table:table-cell>
          <table:table-cell office:value-type="float" office:value="-0.002547">
            <text:p>-0.002547</text:p>
          </table:table-cell>
          <table:table-cell office:value-type="float" office:value="0.006262">
            <text:p>0.006262</text:p>
          </table:table-cell>
          <table:table-cell office:value-type="float" office:value="345.836334">
            <text:p>345.836334</text:p>
          </table:table-cell>
          <table:table-cell office:value-type="float" office:value="-0.004">
            <text:p>-0.004</text:p>
          </table:table-cell>
          <table:table-cell office:value-type="float" office:value="0.248997">
            <text:p>0.248997</text:p>
          </table:table-cell>
          <table:table-cell table:formula="of:=([.I217]+0.019)/2" office:value-type="float" office:value="0.1339985">
            <text:p>0.1339985</text:p>
          </table:table-cell>
          <table:table-cell office:value-type="float" office:value="6324.92334">
            <text:p>6324.92334</text:p>
          </table:table-cell>
          <table:table-cell office:value-type="float" office:value="-0.005094">
            <text:p>-0.005094</text:p>
          </table:table-cell>
          <table:table-cell office:value-type="float" office:value="0.012524">
            <text:p>0.012524</text:p>
          </table:table-cell>
          <table:table-cell table:formula="of:=([.M217]-0.02)/2" office:value-type="float" office:value="-0.003738">
            <text:p>-0.003738</text:p>
          </table:table-cell>
          <table:table-cell office:value-type="float" office:value="345.836334">
            <text:p>345.836334</text:p>
          </table:table-cell>
          <table:table-cell office:value-type="float" office:value="354">
            <text:p>354</text:p>
          </table:table-cell>
          <table:table-cell office:value-type="float" office:value="-1433">
            <text:p>-1433</text:p>
          </table:table-cell>
          <table:table-cell office:value-type="float" office:value="33712">
            <text:p>33712</text:p>
          </table:table-cell>
          <table:table-cell office:value-type="float" office:value="10680">
            <text:p>10680</text:p>
          </table:table-cell>
          <table:table-cell office:value-type="float" office:value="35489.167969">
            <text:p>35489.167969</text:p>
          </table:table-cell>
          <table:table-cell office:value-type="float" office:value="-3.829124">
            <text:p>-3.829124</text:p>
          </table:table-cell>
          <table:table-cell office:value-type="float" office:value="-0.3899">
            <text:p>-0.3899</text:p>
          </table:table-cell>
          <table:table-cell office:value-type="float" office:value="89.817497">
            <text:p>89.817497</text:p>
          </table:table-cell>
        </table:table-row>
        <table:table-row table:style-name="ro1">
          <table:table-cell office:value-type="float" office:value="109000">
            <text:p>109000</text:p>
          </table:table-cell>
          <table:table-cell office:value-type="float" office:value="26">
            <text:p>26</text:p>
          </table:table-cell>
          <table:table-cell office:value-type="float" office:value="558">
            <text:p>558</text:p>
          </table:table-cell>
          <table:table-cell office:value-type="float" office:value="2045.571167">
            <text:p>2045.571167</text:p>
          </table:table-cell>
          <table:table-cell office:value-type="float" office:value="0">
            <text:p>0</text:p>
          </table:table-cell>
          <table:table-cell office:value-type="float" office:value="0.011791">
            <text:p>0.011791</text:p>
          </table:table-cell>
          <table:table-cell office:value-type="string">
            <text:p>Infinity</text:p>
          </table:table-cell>
          <table:table-cell office:value-type="float" office:value="-0.004">
            <text:p>-0.004</text:p>
          </table:table-cell>
          <table:table-cell office:value-type="float" office:value="-0.548272">
            <text:p>-0.548272</text:p>
          </table:table-cell>
          <table:table-cell table:formula="of:=([.I218]+0.019)/2" office:value-type="float" office:value="-0.264636">
            <text:p>-0.264636</text:p>
          </table:table-cell>
          <table:table-cell office:value-type="float" office:value="13606.802734">
            <text:p>13606.802734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([.M218]-0.02)/2" office:value-type="float" office:value="0.001791">
            <text:p>0.001791</text:p>
          </table:table-cell>
          <table:table-cell office:value-type="float" office:value="100">
            <text:p>100</text:p>
          </table:table-cell>
          <table:table-cell office:value-type="float" office:value="334">
            <text:p>334</text:p>
          </table:table-cell>
          <table:table-cell office:value-type="float" office:value="-1416">
            <text:p>-1416</text:p>
          </table:table-cell>
          <table:table-cell office:value-type="float" office:value="34228">
            <text:p>34228</text:p>
          </table:table-cell>
          <table:table-cell office:value-type="float" office:value="10468">
            <text:p>10468</text:p>
          </table:table-cell>
          <table:table-cell office:value-type="float" office:value="35917.023438">
            <text:p>35917.023438</text:p>
          </table:table-cell>
          <table:table-cell office:value-type="float" office:value="-3.829124">
            <text:p>-3.829124</text:p>
          </table:table-cell>
          <table:table-cell office:value-type="float" office:value="-0.378109">
            <text:p>-0.378109</text:p>
          </table:table-cell>
          <table:table-cell office:value-type="float" office:value="90.125427">
            <text:p>90.125427</text:p>
          </table:table-cell>
        </table:table-row>
        <table:table-row table:style-name="ro1">
          <table:table-cell office:value-type="float" office:value="109500">
            <text:p>109500</text:p>
          </table:table-cell>
          <table:table-cell office:value-type="float" office:value="27">
            <text:p>27</text:p>
          </table:table-cell>
          <table:table-cell office:value-type="float" office:value="570">
            <text:p>570</text:p>
          </table:table-cell>
          <table:table-cell office:value-type="float" office:value="2010.442749">
            <text:p>2010.442749</text:p>
          </table:table-cell>
          <table:table-cell office:value-type="float" office:value="-0.002547">
            <text:p>-0.002547</text:p>
          </table:table-cell>
          <table:table-cell office:value-type="float" office:value="0.016254">
            <text:p>0.016254</text:p>
          </table:table-cell>
          <table:table-cell office:value-type="float" office:value="738.128235">
            <text:p>738.128235</text:p>
          </table:table-cell>
          <table:table-cell office:value-type="float" office:value="0.004">
            <text:p>0.004</text:p>
          </table:table-cell>
          <table:table-cell office:value-type="float" office:value="0.047884">
            <text:p>0.047884</text:p>
          </table:table-cell>
          <table:table-cell table:formula="of:=([.I219]+0.019)/2" office:value-type="float" office:value="0.033442">
            <text:p>0.033442</text:p>
          </table:table-cell>
          <table:table-cell office:value-type="float" office:value="1097.100586">
            <text:p>1097.100586</text:p>
          </table:table-cell>
          <table:table-cell office:value-type="float" office:value="-0.005094">
            <text:p>-0.005094</text:p>
          </table:table-cell>
          <table:table-cell office:value-type="float" office:value="0.032508">
            <text:p>0.032508</text:p>
          </table:table-cell>
          <table:table-cell table:formula="of:=([.M219]-0.02)/2" office:value-type="float" office:value="0.006254">
            <text:p>0.006254</text:p>
          </table:table-cell>
          <table:table-cell office:value-type="float" office:value="738.128357">
            <text:p>738.128357</text:p>
          </table:table-cell>
          <table:table-cell office:value-type="float" office:value="313">
            <text:p>313</text:p>
          </table:table-cell>
          <table:table-cell office:value-type="float" office:value="-1399">
            <text:p>-1399</text:p>
          </table:table-cell>
          <table:table-cell office:value-type="float" office:value="34758">
            <text:p>34758</text:p>
          </table:table-cell>
          <table:table-cell office:value-type="float" office:value="10258">
            <text:p>10258</text:p>
          </table:table-cell>
          <table:table-cell office:value-type="float" office:value="36364.042969">
            <text:p>36364.042969</text:p>
          </table:table-cell>
          <table:table-cell office:value-type="float" office:value="-3.831671">
            <text:p>-3.831671</text:p>
          </table:table-cell>
          <table:table-cell office:value-type="float" office:value="-0.361855">
            <text:p>-0.361855</text:p>
          </table:table-cell>
          <table:table-cell office:value-type="float" office:value="90.556206">
            <text:p>90.556206</text:p>
          </table:table-cell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26">
            <text:p>26</text:p>
          </table:table-cell>
          <table:table-cell office:value-type="float" office:value="666">
            <text:p>666</text:p>
          </table:table-cell>
          <table:table-cell office:value-type="float" office:value="2459.951904">
            <text:p>2459.951904</text:p>
          </table:table-cell>
          <table:table-cell office:value-type="float" office:value="0.002549">
            <text:p>0.002549</text:p>
          </table:table-cell>
          <table:table-cell office:value-type="float" office:value="0.009193">
            <text:p>0.009193</text:p>
          </table:table-cell>
          <table:table-cell office:value-type="float" office:value="260.646729">
            <text:p>260.646729</text:p>
          </table:table-cell>
          <table:table-cell office:value-type="float" office:value="-0.004">
            <text:p>-0.004</text:p>
          </table:table-cell>
          <table:table-cell office:value-type="float" office:value="0.383072">
            <text:p>0.383072</text:p>
          </table:table-cell>
          <table:table-cell table:formula="of:=([.I220]+0.019)/2" office:value-type="float" office:value="0.201036">
            <text:p>0.201036</text:p>
          </table:table-cell>
          <table:table-cell office:value-type="float" office:value="9676.804688">
            <text:p>9676.804688</text:p>
          </table:table-cell>
          <table:table-cell office:value-type="float" office:value="0.005098">
            <text:p>0.005098</text:p>
          </table:table-cell>
          <table:table-cell office:value-type="float" office:value="0.018386">
            <text:p>0.018386</text:p>
          </table:table-cell>
          <table:table-cell table:formula="of:=([.M220]-0.02)/2" office:value-type="float" office:value="-0.000807">
            <text:p>-0.000807</text:p>
          </table:table-cell>
          <table:table-cell office:value-type="float" office:value="260.646729">
            <text:p>260.646729</text:p>
          </table:table-cell>
          <table:table-cell office:value-type="float" office:value="293">
            <text:p>293</text:p>
          </table:table-cell>
          <table:table-cell office:value-type="float" office:value="-1382">
            <text:p>-1382</text:p>
          </table:table-cell>
          <table:table-cell office:value-type="float" office:value="35380">
            <text:p>35380</text:p>
          </table:table-cell>
          <table:table-cell office:value-type="float" office:value="10022">
            <text:p>10022</text:p>
          </table:table-cell>
          <table:table-cell office:value-type="float" office:value="36893.75">
            <text:p>36893.75</text:p>
          </table:table-cell>
          <table:table-cell office:value-type="float" office:value="-3.829122">
            <text:p>-3.829122</text:p>
          </table:table-cell>
          <table:table-cell office:value-type="float" office:value="-0.352662">
            <text:p>-0.352662</text:p>
          </table:table-cell>
          <table:table-cell office:value-type="float" office:value="90.790001">
            <text:p>90.790001</text:p>
          </table:table-cell>
        </table:table-row>
        <table:table-row table:style-name="ro1">
          <table:table-cell office:value-type="float" office:value="110500">
            <text:p>110500</text:p>
          </table:table-cell>
          <table:table-cell office:value-type="float" office:value="26">
            <text:p>26</text:p>
          </table:table-cell>
          <table:table-cell office:value-type="float" office:value="693">
            <text:p>693</text:p>
          </table:table-cell>
          <table:table-cell office:value-type="float" office:value="2565.849609">
            <text:p>2565.849609</text:p>
          </table:table-cell>
          <table:table-cell office:value-type="float" office:value="-0.002549">
            <text:p>-0.002549</text:p>
          </table:table-cell>
          <table:table-cell office:value-type="float" office:value="0.018519">
            <text:p>0.018519</text:p>
          </table:table-cell>
          <table:table-cell office:value-type="float" office:value="826.520264">
            <text:p>826.520264</text:p>
          </table:table-cell>
          <table:table-cell office:value-type="float" office:value="0">
            <text:p>0</text:p>
          </table:table-cell>
          <table:table-cell office:value-type="float" office:value="0.110133">
            <text:p>0.110133</text:p>
          </table:table-cell>
          <table:table-cell table:formula="of:=([.I221]+0.019)/2" office:value-type="float" office:value="0.0645665">
            <text:p>0.0645665</text:p>
          </table:table-cell>
          <table:table-cell office:value-type="float" office:value="100">
            <text:p>100</text:p>
          </table:table-cell>
          <table:table-cell office:value-type="float" office:value="-0.005098">
            <text:p>-0.005098</text:p>
          </table:table-cell>
          <table:table-cell office:value-type="float" office:value="0.037038">
            <text:p>0.037038</text:p>
          </table:table-cell>
          <table:table-cell table:formula="of:=([.M221]-0.02)/2" office:value-type="float" office:value="0.008519">
            <text:p>0.008519</text:p>
          </table:table-cell>
          <table:table-cell office:value-type="float" office:value="826.520264">
            <text:p>826.520264</text:p>
          </table:table-cell>
          <table:table-cell office:value-type="float" office:value="273">
            <text:p>273</text:p>
          </table:table-cell>
          <table:table-cell office:value-type="float" office:value="-1365">
            <text:p>-1365</text:p>
          </table:table-cell>
          <table:table-cell office:value-type="float" office:value="36030">
            <text:p>36030</text:p>
          </table:table-cell>
          <table:table-cell office:value-type="float" office:value="9783">
            <text:p>9783</text:p>
          </table:table-cell>
          <table:table-cell office:value-type="float" office:value="37454.519531">
            <text:p>37454.519531</text:p>
          </table:table-cell>
          <table:table-cell office:value-type="float" office:value="-3.831671">
            <text:p>-3.831671</text:p>
          </table:table-cell>
          <table:table-cell office:value-type="float" office:value="-0.334143">
            <text:p>-0.334143</text:p>
          </table:table-cell>
          <table:table-cell office:value-type="float" office:value="91.279442">
            <text:p>91.279442</text:p>
          </table:table-cell>
        </table:table-row>
        <table:table-row table:style-name="ro1">
          <table:table-cell office:value-type="float" office:value="111000">
            <text:p>111000</text:p>
          </table:table-cell>
          <table:table-cell office:value-type="float" office:value="26">
            <text:p>26</text:p>
          </table:table-cell>
          <table:table-cell office:value-type="float" office:value="569">
            <text:p>569</text:p>
          </table:table-cell>
          <table:table-cell office:value-type="float" office:value="2089.311035">
            <text:p>2089.311035</text:p>
          </table:table-cell>
          <table:table-cell office:value-type="float" office:value="0">
            <text:p>0</text:p>
          </table:table-cell>
          <table:table-cell office:value-type="float" office:value="0.017653">
            <text:p>0.017653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4956">
            <text:p>-0.4956</text:p>
          </table:table-cell>
          <table:table-cell table:formula="of:=([.I222]+0.019)/2" office:value-type="float" office:value="-0.2383">
            <text:p>-0.23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5306">
            <text:p>0.035306</text:p>
          </table:table-cell>
          <table:table-cell table:formula="of:=([.M222]-0.02)/2" office:value-type="float" office:value="0.007653">
            <text:p>0.007653</text:p>
          </table:table-cell>
          <table:table-cell office:value-type="float" office:value="100">
            <text:p>100</text:p>
          </table:table-cell>
          <table:table-cell office:value-type="float" office:value="253">
            <text:p>253</text:p>
          </table:table-cell>
          <table:table-cell office:value-type="float" office:value="-1348">
            <text:p>-1348</text:p>
          </table:table-cell>
          <table:table-cell office:value-type="float" office:value="36568">
            <text:p>36568</text:p>
          </table:table-cell>
          <table:table-cell office:value-type="float" office:value="9596">
            <text:p>9596</text:p>
          </table:table-cell>
          <table:table-cell office:value-type="float" office:value="37928.226563">
            <text:p>37928.226563</text:p>
          </table:table-cell>
          <table:table-cell office:value-type="float" office:value="-3.831671">
            <text:p>-3.831671</text:p>
          </table:table-cell>
          <table:table-cell office:value-type="float" office:value="-0.31649">
            <text:p>-0.31649</text:p>
          </table:table-cell>
          <table:table-cell office:value-type="float" office:value="91.740158">
            <text:p>91.740158</text:p>
          </table:table-cell>
        </table:table-row>
        <table:table-row table:style-name="ro1">
          <table:table-cell office:value-type="float" office:value="111500">
            <text:p>111500</text:p>
          </table:table-cell>
          <table:table-cell office:value-type="float" office:value="27">
            <text:p>27</text:p>
          </table:table-cell>
          <table:table-cell office:value-type="float" office:value="714">
            <text:p>714</text:p>
          </table:table-cell>
          <table:table-cell office:value-type="float" office:value="2544.703857">
            <text:p>2544.703857</text:p>
          </table:table-cell>
          <table:table-cell office:value-type="float" office:value="0">
            <text:p>0</text:p>
          </table:table-cell>
          <table:table-cell office:value-type="float" office:value="0.018053">
            <text:p>0.018053</text:p>
          </table:table-cell>
          <table:table-cell office:value-type="string">
            <text:p>Infinity</text:p>
          </table:table-cell>
          <table:table-cell office:value-type="float" office:value="0.004">
            <text:p>0.004</text:p>
          </table:table-cell>
          <table:table-cell office:value-type="float" office:value="0.579397">
            <text:p>0.579397</text:p>
          </table:table-cell>
          <table:table-cell table:formula="of:=([.I223]+0.019)/2" office:value-type="float" office:value="0.2991985">
            <text:p>0.2991985</text:p>
          </table:table-cell>
          <table:table-cell office:value-type="float" office:value="14384.916992">
            <text:p>14384.916992</text:p>
          </table:table-cell>
          <table:table-cell office:value-type="float" office:value="0">
            <text:p>0</text:p>
          </table:table-cell>
          <table:table-cell office:value-type="float" office:value="0.036106">
            <text:p>0.036106</text:p>
          </table:table-cell>
          <table:table-cell table:formula="of:=([.M223]-0.02)/2" office:value-type="float" office:value="0.008053">
            <text:p>0.008053</text:p>
          </table:table-cell>
          <table:table-cell office:value-type="float" office:value="100">
            <text:p>100</text:p>
          </table:table-cell>
          <table:table-cell office:value-type="float" office:value="232">
            <text:p>232</text:p>
          </table:table-cell>
          <table:table-cell office:value-type="float" office:value="-1331">
            <text:p>-1331</text:p>
          </table:table-cell>
          <table:table-cell office:value-type="float" office:value="37247">
            <text:p>37247</text:p>
          </table:table-cell>
          <table:table-cell office:value-type="float" office:value="9374">
            <text:p>9374</text:p>
          </table:table-cell>
          <table:table-cell office:value-type="float" office:value="38531.898438">
            <text:p>38531.898438</text:p>
          </table:table-cell>
          <table:table-cell office:value-type="float" office:value="-3.831671">
            <text:p>-3.831671</text:p>
          </table:table-cell>
          <table:table-cell office:value-type="float" office:value="-0.298437">
            <text:p>-0.298437</text:p>
          </table:table-cell>
          <table:table-cell office:value-type="float" office:value="92.211304">
            <text:p>92.211304</text:p>
          </table:table-cell>
        </table:table-row>
        <table:table-row table:style-name="ro1">
          <table:table-cell office:value-type="float" office:value="112000">
            <text:p>112000</text:p>
          </table:table-cell>
          <table:table-cell office:value-type="float" office:value="26">
            <text:p>26</text:p>
          </table:table-cell>
          <table:table-cell office:value-type="float" office:value="919">
            <text:p>919</text:p>
          </table:table-cell>
          <table:table-cell office:value-type="float" office:value="3433.74707">
            <text:p>3433.74707</text:p>
          </table:table-cell>
          <table:table-cell office:value-type="float" office:value="0.005">
            <text:p>0.005</text:p>
          </table:table-cell>
          <table:table-cell office:value-type="float" office:value="0.015388">
            <text:p>0.015388</text:p>
          </table:table-cell>
          <table:table-cell office:value-type="float" office:value="207.764175">
            <text:p>207.764175</text:p>
          </table:table-cell>
          <table:table-cell office:value-type="float" office:value="-0.004">
            <text:p>-0.004</text:p>
          </table:table-cell>
          <table:table-cell office:value-type="float" office:value="0.818817">
            <text:p>0.818817</text:p>
          </table:table-cell>
          <table:table-cell table:formula="of:=([.I224]+0.019)/2" office:value-type="float" office:value="0.4189085">
            <text:p>0.4189085</text:p>
          </table:table-cell>
          <table:table-cell office:value-type="float" office:value="20570.419922">
            <text:p>20570.419922</text:p>
          </table:table-cell>
          <table:table-cell office:value-type="float" office:value="0.01">
            <text:p>0.01</text:p>
          </table:table-cell>
          <table:table-cell office:value-type="float" office:value="0.030776">
            <text:p>0.030776</text:p>
          </table:table-cell>
          <table:table-cell table:formula="of:=([.M224]-0.02)/2" office:value-type="float" office:value="0.005388">
            <text:p>0.005388</text:p>
          </table:table-cell>
          <table:table-cell office:value-type="float" office:value="207.764175">
            <text:p>207.764175</text:p>
          </table:table-cell>
          <table:table-cell office:value-type="float" office:value="212">
            <text:p>212</text:p>
          </table:table-cell>
          <table:table-cell office:value-type="float" office:value="-1314">
            <text:p>-1314</text:p>
          </table:table-cell>
          <table:table-cell office:value-type="float" office:value="38125">
            <text:p>38125</text:p>
          </table:table-cell>
          <table:table-cell office:value-type="float" office:value="9104">
            <text:p>9104</text:p>
          </table:table-cell>
          <table:table-cell office:value-type="float" office:value="39318.320313">
            <text:p>39318.320313</text:p>
          </table:table-cell>
          <table:table-cell office:value-type="float" office:value="-3.826671">
            <text:p>-3.826671</text:p>
          </table:table-cell>
          <table:table-cell office:value-type="float" office:value="-0.283049">
            <text:p>-0.283049</text:p>
          </table:table-cell>
          <table:table-cell office:value-type="float" office:value="92.603264">
            <text:p>92.603264</text:p>
          </table:table-cell>
        </table:table-row>
        <table:table-row table:style-name="ro1">
          <table:table-cell office:value-type="float" office:value="112500">
            <text:p>112500</text:p>
          </table:table-cell>
          <table:table-cell office:value-type="float" office:value="26">
            <text:p>26</text:p>
          </table:table-cell>
          <table:table-cell office:value-type="float" office:value="911">
            <text:p>911</text:p>
          </table:table-cell>
          <table:table-cell office:value-type="float" office:value="3403.820068">
            <text:p>3403.820068</text:p>
          </table:table-cell>
          <table:table-cell office:value-type="float" office:value="0.002549">
            <text:p>0.002549</text:p>
          </table:table-cell>
          <table:table-cell office:value-type="float" office:value="0.021783">
            <text:p>0.021783</text:p>
          </table:table-cell>
          <table:table-cell office:value-type="float" office:value="754.575928">
            <text:p>754.575928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table:formula="of:=([.I225]+0.019)/2" office:value-type="float" office:value="-0.0060625">
            <text:p>-0.0060625</text:p>
          </table:table-cell>
          <table:table-cell office:value-type="float" office:value="100">
            <text:p>100</text:p>
          </table:table-cell>
          <table:table-cell office:value-type="float" office:value="0.005098">
            <text:p>0.005098</text:p>
          </table:table-cell>
          <table:table-cell office:value-type="float" office:value="0.043567">
            <text:p>0.043567</text:p>
          </table:table-cell>
          <table:table-cell table:formula="of:=([.M225]-0.02)/2" office:value-type="float" office:value="0.0117835">
            <text:p>0.0117835</text:p>
          </table:table-cell>
          <table:table-cell office:value-type="float" office:value="754.575928">
            <text:p>754.575928</text:p>
          </table:table-cell>
          <table:table-cell office:value-type="float" office:value="192">
            <text:p>192</text:p>
          </table:table-cell>
          <table:table-cell office:value-type="float" office:value="-1298">
            <text:p>-1298</text:p>
          </table:table-cell>
          <table:table-cell office:value-type="float" office:value="39000">
            <text:p>39000</text:p>
          </table:table-cell>
          <table:table-cell office:value-type="float" office:value="8850">
            <text:p>8850</text:p>
          </table:table-cell>
          <table:table-cell office:value-type="float" office:value="40112.875">
            <text:p>40112.875</text:p>
          </table:table-cell>
          <table:table-cell office:value-type="float" office:value="-3.824122">
            <text:p>-3.824122</text:p>
          </table:table-cell>
          <table:table-cell office:value-type="float" office:value="-0.261266">
            <text:p>-0.261266</text:p>
          </table:table-cell>
          <table:table-cell office:value-type="float" office:value="93.167961">
            <text:p>93.167961</text:p>
          </table:table-cell>
        </table:table-row>
        <table:table-row table:style-name="ro1">
          <table:table-cell office:value-type="float" office:value="113000">
            <text:p>113000</text:p>
          </table:table-cell>
          <table:table-cell office:value-type="float" office:value="26">
            <text:p>26</text:p>
          </table:table-cell>
          <table:table-cell office:value-type="float" office:value="819">
            <text:p>819</text:p>
          </table:table-cell>
          <table:table-cell office:value-type="float" office:value="3051.596191">
            <text:p>3051.596191</text:p>
          </table:table-cell>
          <table:table-cell office:value-type="float" office:value="-0.002549">
            <text:p>-0.002549</text:p>
          </table:table-cell>
          <table:table-cell office:value-type="float" office:value="0.011258">
            <text:p>0.011258</text:p>
          </table:table-cell>
          <table:table-cell office:value-type="float" office:value="541.66156">
            <text:p>541.66156</text:p>
          </table:table-cell>
          <table:table-cell office:value-type="float" office:value="0">
            <text:p>0</text:p>
          </table:table-cell>
          <table:table-cell office:value-type="float" office:value="-0.366313">
            <text:p>-0.366313</text:p>
          </table:table-cell>
          <table:table-cell table:formula="of:=([.I226]+0.019)/2" office:value-type="float" office:value="-0.1736565">
            <text:p>-0.1736565</text:p>
          </table:table-cell>
          <table:table-cell office:value-type="float" office:value="100">
            <text:p>100</text:p>
          </table:table-cell>
          <table:table-cell office:value-type="float" office:value="-0.005098">
            <text:p>-0.005098</text:p>
          </table:table-cell>
          <table:table-cell office:value-type="float" office:value="0.022516">
            <text:p>0.022516</text:p>
          </table:table-cell>
          <table:table-cell table:formula="of:=([.M226]-0.02)/2" office:value-type="float" office:value="0.001258">
            <text:p>0.001258</text:p>
          </table:table-cell>
          <table:table-cell office:value-type="float" office:value="541.66156">
            <text:p>541.66156</text:p>
          </table:table-cell>
          <table:table-cell office:value-type="float" office:value="172">
            <text:p>172</text:p>
          </table:table-cell>
          <table:table-cell office:value-type="float" office:value="-1282">
            <text:p>-1282</text:p>
          </table:table-cell>
          <table:table-cell office:value-type="float" office:value="39792">
            <text:p>39792</text:p>
          </table:table-cell>
          <table:table-cell office:value-type="float" office:value="8638">
            <text:p>8638</text:p>
          </table:table-cell>
          <table:table-cell office:value-type="float" office:value="40843">
            <text:p>40843</text:p>
          </table:table-cell>
          <table:table-cell office:value-type="float" office:value="-3.826671">
            <text:p>-3.826671</text:p>
          </table:table-cell>
          <table:table-cell office:value-type="float" office:value="-0.250008">
            <text:p>-0.250008</text:p>
          </table:table-cell>
          <table:table-cell office:value-type="float" office:value="93.466705">
            <text:p>93.466705</text:p>
          </table:table-cell>
        </table:table-row>
        <table:table-row table:style-name="ro1">
          <table:table-cell office:value-type="float" office:value="113500">
            <text:p>113500</text:p>
          </table:table-cell>
          <table:table-cell office:value-type="float" office:value="27">
            <text:p>27</text:p>
          </table:table-cell>
          <table:table-cell office:value-type="float" office:value="634">
            <text:p>634</text:p>
          </table:table-cell>
          <table:table-cell office:value-type="float" office:value="2249.862549">
            <text:p>2249.862549</text:p>
          </table:table-cell>
          <table:table-cell office:value-type="float" office:value="0.002547">
            <text:p>0.002547</text:p>
          </table:table-cell>
          <table:table-cell office:value-type="float" office:value="0.010925">
            <text:p>0.010925</text:p>
          </table:table-cell>
          <table:table-cell office:value-type="float" office:value="328.905884">
            <text:p>328.905884</text:p>
          </table:table-cell>
          <table:table-cell office:value-type="float" office:value="0.004">
            <text:p>0.004</text:p>
          </table:table-cell>
          <table:table-cell office:value-type="float" office:value="-0.739808">
            <text:p>-0.739808</text:p>
          </table:table-cell>
          <table:table-cell table:formula="of:=([.I227]+0.019)/2" office:value-type="float" office:value="-0.360404">
            <text:p>-0.360404</text:p>
          </table:table-cell>
          <table:table-cell office:value-type="float" office:value="18595.205078">
            <text:p>18595.205078</text:p>
          </table:table-cell>
          <table:table-cell office:value-type="float" office:value="0.005094">
            <text:p>0.005094</text:p>
          </table:table-cell>
          <table:table-cell office:value-type="float" office:value="0.02185">
            <text:p>0.02185</text:p>
          </table:table-cell>
          <table:table-cell table:formula="of:=([.M227]-0.02)/2" office:value-type="float" office:value="0.000924999999999999">
            <text:p>0.000925</text:p>
          </table:table-cell>
          <table:table-cell office:value-type="float" office:value="328.905945">
            <text:p>328.905945</text:p>
          </table:table-cell>
          <table:table-cell office:value-type="float" office:value="151">
            <text:p>151</text:p>
          </table:table-cell>
          <table:table-cell office:value-type="float" office:value="-1265">
            <text:p>-1265</text:p>
          </table:table-cell>
          <table:table-cell office:value-type="float" office:value="40407">
            <text:p>40407</text:p>
          </table:table-cell>
          <table:table-cell office:value-type="float" office:value="8481">
            <text:p>8481</text:p>
          </table:table-cell>
          <table:table-cell office:value-type="float" office:value="41418.957031">
            <text:p>41418.957031</text:p>
          </table:table-cell>
          <table:table-cell office:value-type="float" office:value="-3.824124">
            <text:p>-3.824124</text:p>
          </table:table-cell>
          <table:table-cell office:value-type="float" office:value="-0.239083">
            <text:p>-0.239083</text:p>
          </table:table-cell>
          <table:table-cell office:value-type="float" office:value="93.748047">
            <text:p>93.748047</text:p>
          </table:table-cell>
        </table:table-row>
        <table:table-row table:style-name="ro1">
          <table:table-cell office:value-type="float" office:value="114000">
            <text:p>114000</text:p>
          </table:table-cell>
          <table:table-cell office:value-type="float" office:value="28">
            <text:p>28</text:p>
          </table:table-cell>
          <table:table-cell office:value-type="float" office:value="545">
            <text:p>545</text:p>
          </table:table-cell>
          <table:table-cell office:value-type="float" office:value="1847.424683">
            <text:p>1847.424683</text:p>
          </table:table-cell>
          <table:table-cell office:value-type="float" office:value="0">
            <text:p>0</text:p>
          </table:table-cell>
          <table:table-cell office:value-type="float" office:value="0.009593">
            <text:p>0.009593</text:p>
          </table:table-cell>
          <table:table-cell office:value-type="string">
            <text:p>Infinity</text:p>
          </table:table-cell>
          <table:table-cell office:value-type="float" office:value="0.004">
            <text:p>0.004</text:p>
          </table:table-cell>
          <table:table-cell office:value-type="float" office:value="-0.356736">
            <text:p>-0.356736</text:p>
          </table:table-cell>
          <table:table-cell table:formula="of:=([.I228]+0.019)/2" office:value-type="float" office:value="-0.168868">
            <text:p>-0.168868</text:p>
          </table:table-cell>
          <table:table-cell office:value-type="float" office:value="9018.400391">
            <text:p>9018.400391</text:p>
          </table:table-cell>
          <table:table-cell office:value-type="float" office:value="0">
            <text:p>0</text:p>
          </table:table-cell>
          <table:table-cell office:value-type="float" office:value="0.019185">
            <text:p>0.019185</text:p>
          </table:table-cell>
          <table:table-cell table:formula="of:=([.M228]-0.02)/2" office:value-type="float" office:value="-0.0004075">
            <text:p>-0.0004075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-1247">
            <text:p>-1247</text:p>
          </table:table-cell>
          <table:table-cell office:value-type="float" office:value="40937">
            <text:p>40937</text:p>
          </table:table-cell>
          <table:table-cell office:value-type="float" office:value="8352">
            <text:p>8352</text:p>
          </table:table-cell>
          <table:table-cell office:value-type="float" office:value="41921.753906">
            <text:p>41921.753906</text:p>
          </table:table-cell>
          <table:table-cell office:value-type="float" office:value="-3.824124">
            <text:p>-3.824124</text:p>
          </table:table-cell>
          <table:table-cell office:value-type="float" office:value="-0.22949">
            <text:p>-0.22949</text:p>
          </table:table-cell>
          <table:table-cell office:value-type="float" office:value="93.998886">
            <text:p>93.998886</text:p>
          </table:table-cell>
        </table:table-row>
        <table:table-row table:style-name="ro1">
          <table:table-cell office:value-type="float" office:value="114500">
            <text:p>114500</text:p>
          </table:table-cell>
          <table:table-cell office:value-type="float" office:value="26">
            <text:p>26</text:p>
          </table:table-cell>
          <table:table-cell office:value-type="float" office:value="593">
            <text:p>593</text:p>
          </table:table-cell>
          <table:table-cell office:value-type="float" office:value="2179.09375">
            <text:p>2179.09375</text:p>
          </table:table-cell>
          <table:table-cell office:value-type="float" office:value="0.002549">
            <text:p>0.002549</text:p>
          </table:table-cell>
          <table:table-cell office:value-type="float" office:value="0.00886">
            <text:p>0.00886</text:p>
          </table:table-cell>
          <table:table-cell office:value-type="float" office:value="247.579819">
            <text:p>247.579819</text:p>
          </table:table-cell>
          <table:table-cell office:value-type="float" office:value="-0.008">
            <text:p>-0.008</text:p>
          </table:table-cell>
          <table:table-cell office:value-type="float" office:value="0.189142">
            <text:p>0.189142</text:p>
          </table:table-cell>
          <table:table-cell table:formula="of:=([.I229]+0.019)/2" office:value-type="float" office:value="0.104071">
            <text:p>0.104071</text:p>
          </table:table-cell>
          <table:table-cell office:value-type="float" office:value="2464.273682">
            <text:p>2464.273682</text:p>
          </table:table-cell>
          <table:table-cell office:value-type="float" office:value="0.005098">
            <text:p>0.005098</text:p>
          </table:table-cell>
          <table:table-cell office:value-type="float" office:value="0.01772">
            <text:p>0.01772</text:p>
          </table:table-cell>
          <table:table-cell table:formula="of:=([.M229]-0.02)/2" office:value-type="float" office:value="-0.00114">
            <text:p>-0.00114</text:p>
          </table:table-cell>
          <table:table-cell office:value-type="float" office:value="247.579819">
            <text:p>247.579819</text:p>
          </table:table-cell>
          <table:table-cell office:value-type="float" office:value="109">
            <text:p>109</text:p>
          </table:table-cell>
          <table:table-cell office:value-type="float" office:value="-1231">
            <text:p>-1231</text:p>
          </table:table-cell>
          <table:table-cell office:value-type="float" office:value="41514">
            <text:p>41514</text:p>
          </table:table-cell>
          <table:table-cell office:value-type="float" office:value="8217">
            <text:p>8217</text:p>
          </table:table-cell>
          <table:table-cell office:value-type="float" office:value="42469.269531">
            <text:p>42469.269531</text:p>
          </table:table-cell>
          <table:table-cell office:value-type="float" office:value="-3.821575">
            <text:p>-3.821575</text:p>
          </table:table-cell>
          <table:table-cell office:value-type="float" office:value="-0.22063">
            <text:p>-0.22063</text:p>
          </table:table-cell>
          <table:table-cell office:value-type="float" office:value="94.226723">
            <text:p>94.226723</text:p>
          </table:table-cell>
        </table:table-row>
        <table:table-row table:style-name="ro1">
          <table:table-cell office:value-type="float" office:value="115000">
            <text:p>115000</text:p>
          </table:table-cell>
          <table:table-cell office:value-type="float" office:value="24">
            <text:p>24</text:p>
          </table:table-cell>
          <table:table-cell office:value-type="float" office:value="627">
            <text:p>627</text:p>
          </table:table-cell>
          <table:table-cell office:value-type="float" office:value="2513.667969">
            <text:p>2513.667969</text:p>
          </table:table-cell>
          <table:table-cell office:value-type="float" office:value="0.005">
            <text:p>0.005</text:p>
          </table:table-cell>
          <table:table-cell office:value-type="float" office:value="0.02145">
            <text:p>0.02145</text:p>
          </table:table-cell>
          <table:table-cell office:value-type="float" office:value="329.004608">
            <text:p>329.004608</text:p>
          </table:table-cell>
          <table:table-cell office:value-type="float" office:value="-0.008">
            <text:p>-0.008</text:p>
          </table:table-cell>
          <table:table-cell office:value-type="float" office:value="0.138864">
            <text:p>0.138864</text:p>
          </table:table-cell>
          <table:table-cell table:formula="of:=([.I230]+0.019)/2" office:value-type="float" office:value="0.078932">
            <text:p>0.078932</text:p>
          </table:table-cell>
          <table:table-cell office:value-type="float" office:value="1835.795776">
            <text:p>1835.795776</text:p>
          </table:table-cell>
          <table:table-cell office:value-type="float" office:value="0.01">
            <text:p>0.01</text:p>
          </table:table-cell>
          <table:table-cell office:value-type="float" office:value="0.0429">
            <text:p>0.0429</text:p>
          </table:table-cell>
          <table:table-cell table:formula="of:=([.M230]-0.02)/2" office:value-type="float" office:value="0.01145">
            <text:p>0.01145</text:p>
          </table:table-cell>
          <table:table-cell office:value-type="float" office:value="329.004608">
            <text:p>329.004608</text:p>
          </table:table-cell>
          <table:table-cell office:value-type="float" office:value="90">
            <text:p>90</text:p>
          </table:table-cell>
          <table:table-cell office:value-type="float" office:value="-1216">
            <text:p>-1216</text:p>
          </table:table-cell>
          <table:table-cell office:value-type="float" office:value="42126">
            <text:p>42126</text:p>
          </table:table-cell>
          <table:table-cell office:value-type="float" office:value="8080">
            <text:p>8080</text:p>
          </table:table-cell>
          <table:table-cell office:value-type="float" office:value="43051.605469">
            <text:p>43051.605469</text:p>
          </table:table-cell>
          <table:table-cell office:value-type="float" office:value="-3.816575">
            <text:p>-3.816575</text:p>
          </table:table-cell>
          <table:table-cell office:value-type="float" office:value="-0.19918">
            <text:p>-0.19918</text:p>
          </table:table-cell>
          <table:table-cell office:value-type="float" office:value="94.781181">
            <text:p>94.781181</text:p>
          </table:table-cell>
        </table:table-row>
        <table:table-row table:style-name="ro1">
          <table:table-cell office:value-type="float" office:value="115500">
            <text:p>115500</text:p>
          </table:table-cell>
          <table:table-cell office:value-type="float" office:value="25">
            <text:p>25</text:p>
          </table:table-cell>
          <table:table-cell office:value-type="float" office:value="605">
            <text:p>605</text:p>
          </table:table-cell>
          <table:table-cell office:value-type="float" office:value="2318.141846">
            <text:p>2318.141846</text:p>
          </table:table-cell>
          <table:table-cell office:value-type="float" office:value="0">
            <text:p>0</text:p>
          </table:table-cell>
          <table:table-cell office:value-type="float" office:value="0.011125">
            <text:p>0.011125</text:p>
          </table:table-cell>
          <table:table-cell office:value-type="string">
            <text:p>Infinity</text:p>
          </table:table-cell>
          <table:table-cell office:value-type="float" office:value="0.004">
            <text:p>0.004</text:p>
          </table:table-cell>
          <table:table-cell office:value-type="float" office:value="-0.09098">
            <text:p>-0.09098</text:p>
          </table:table-cell>
          <table:table-cell table:formula="of:=([.I231]+0.019)/2" office:value-type="float" office:value="-0.03599">
            <text:p>-0.03599</text:p>
          </table:table-cell>
          <table:table-cell office:value-type="float" office:value="2374.491211">
            <text:p>2374.491211</text:p>
          </table:table-cell>
          <table:table-cell office:value-type="float" office:value="0">
            <text:p>0</text:p>
          </table:table-cell>
          <table:table-cell office:value-type="float" office:value="0.02225">
            <text:p>0.02225</text:p>
          </table:table-cell>
          <table:table-cell table:formula="of:=([.M231]-0.02)/2" office:value-type="float" office:value="0.001125">
            <text:p>0.00112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-1200">
            <text:p>-1200</text:p>
          </table:table-cell>
          <table:table-cell office:value-type="float" office:value="42719">
            <text:p>42719</text:p>
          </table:table-cell>
          <table:table-cell office:value-type="float" office:value="7960">
            <text:p>7960</text:p>
          </table:table-cell>
          <table:table-cell office:value-type="float" office:value="43621.585938">
            <text:p>43621.585938</text:p>
          </table:table-cell>
          <table:table-cell office:value-type="float" office:value="-3.816575">
            <text:p>-3.816575</text:p>
          </table:table-cell>
          <table:table-cell office:value-type="float" office:value="-0.188055">
            <text:p>-0.188055</text:p>
          </table:table-cell>
          <table:table-cell office:value-type="float" office:value="95.072678">
            <text:p>95.072678</text:p>
          </table:table-cell>
        </table:table-row>
        <table:table-row table:style-name="ro1">
          <table:table-cell office:value-type="float" office:value="116000">
            <text:p>116000</text:p>
          </table:table-cell>
          <table:table-cell office:value-type="float" office:value="28">
            <text:p>28</text:p>
          </table:table-cell>
          <table:table-cell office:value-type="float" office:value="734">
            <text:p>734</text:p>
          </table:table-cell>
          <table:table-cell office:value-type="float" office:value="2520.794189">
            <text:p>2520.794189</text:p>
          </table:table-cell>
          <table:table-cell office:value-type="float" office:value="0">
            <text:p>0</text:p>
          </table:table-cell>
          <table:table-cell office:value-type="float" office:value="0.005596">
            <text:p>0.005596</text:p>
          </table:table-cell>
          <table:table-cell office:value-type="string">
            <text:p>Infinity</text:p>
          </table:table-cell>
          <table:table-cell office:value-type="float" office:value="0.012">
            <text:p>0.012</text:p>
          </table:table-cell>
          <table:table-cell office:value-type="float" office:value="0.517148">
            <text:p>0.517148</text:p>
          </table:table-cell>
          <table:table-cell table:formula="of:=([.I232]+0.019)/2" office:value-type="float" office:value="0.268074">
            <text:p>0.268074</text:p>
          </table:table-cell>
          <table:table-cell office:value-type="float" office:value="4209.562012">
            <text:p>4209.562012</text:p>
          </table:table-cell>
          <table:table-cell office:value-type="float" office:value="0">
            <text:p>0</text:p>
          </table:table-cell>
          <table:table-cell office:value-type="float" office:value="0.011191">
            <text:p>0.011191</text:p>
          </table:table-cell>
          <table:table-cell table:formula="of:=([.M232]-0.02)/2" office:value-type="float" office:value="-0.0044045">
            <text:p>-0.004404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-1183">
            <text:p>-1183</text:p>
          </table:table-cell>
          <table:table-cell office:value-type="float" office:value="43440">
            <text:p>43440</text:p>
          </table:table-cell>
          <table:table-cell office:value-type="float" office:value="7823">
            <text:p>7823</text:p>
          </table:table-cell>
          <table:table-cell office:value-type="float" office:value="44316.742188">
            <text:p>44316.742188</text:p>
          </table:table-cell>
          <table:table-cell office:value-type="float" office:value="-3.816575">
            <text:p>-3.816575</text:p>
          </table:table-cell>
          <table:table-cell office:value-type="float" office:value="-0.182459">
            <text:p>-0.182459</text:p>
          </table:table-cell>
          <table:table-cell office:value-type="float" office:value="95.219292">
            <text:p>95.219292</text:p>
          </table:table-cell>
        </table:table-row>
        <table:table-row table:style-name="ro1">
          <table:table-cell office:value-type="float" office:value="116500">
            <text:p>116500</text:p>
          </table:table-cell>
          <table:table-cell office:value-type="float" office:value="27">
            <text:p>27</text:p>
          </table:table-cell>
          <table:table-cell office:value-type="float" office:value="864">
            <text:p>864</text:p>
          </table:table-cell>
          <table:table-cell office:value-type="float" office:value="3098.91748">
            <text:p>3098.91748</text:p>
          </table:table-cell>
          <table:table-cell office:value-type="float" office:value="0">
            <text:p>0</text:p>
          </table:table-cell>
          <table:table-cell office:value-type="float" office:value="-0.002531">
            <text:p>-0.002531</text:p>
          </table:table-cell>
          <table:table-cell office:value-type="string">
            <text:p>Infinity</text:p>
          </table:table-cell>
          <table:table-cell office:value-type="float" office:value="-0.004">
            <text:p>-0.004</text:p>
          </table:table-cell>
          <table:table-cell office:value-type="float" office:value="0.519542">
            <text:p>0.519542</text:p>
          </table:table-cell>
          <table:table-cell table:formula="of:=([.I233]+0.019)/2" office:value-type="float" office:value="0.269271">
            <text:p>0.269271</text:p>
          </table:table-cell>
          <table:table-cell office:value-type="float" office:value="13088.541992">
            <text:p>13088.541992</text:p>
          </table:table-cell>
          <table:table-cell office:value-type="float" office:value="0">
            <text:p>0</text:p>
          </table:table-cell>
          <table:table-cell office:value-type="float" office:value="-0.005063">
            <text:p>-0.005063</text:p>
          </table:table-cell>
          <table:table-cell table:formula="of:=([.M233]-0.02)/2" office:value-type="float" office:value="-0.0125315">
            <text:p>-0.012531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-1166">
            <text:p>-1166</text:p>
          </table:table-cell>
          <table:table-cell office:value-type="float" office:value="44289">
            <text:p>44289</text:p>
          </table:table-cell>
          <table:table-cell office:value-type="float" office:value="7666">
            <text:p>7666</text:p>
          </table:table-cell>
          <table:table-cell office:value-type="float" office:value="45134.5625">
            <text:p>45134.5625</text:p>
          </table:table-cell>
          <table:table-cell office:value-type="float" office:value="-3.816575">
            <text:p>-3.816575</text:p>
          </table:table-cell>
          <table:table-cell office:value-type="float" office:value="-0.184991">
            <text:p>-0.184991</text:p>
          </table:table-cell>
          <table:table-cell office:value-type="float" office:value="95.152969">
            <text:p>95.152969</text:p>
          </table:table-cell>
        </table:table-row>
        <table:table-row table:style-name="ro1">
          <table:table-cell office:value-type="float" office:value="117000">
            <text:p>117000</text:p>
          </table:table-cell>
          <table:table-cell office:value-type="float" office:value="25">
            <text:p>25</text:p>
          </table:table-cell>
          <table:table-cell office:value-type="float" office:value="1027">
            <text:p>1027</text:p>
          </table:table-cell>
          <table:table-cell office:value-type="float" office:value="4008.448486">
            <text:p>4008.448486</text:p>
          </table:table-cell>
          <table:table-cell office:value-type="float" office:value="-0.017857">
            <text:p>-0.017857</text:p>
          </table:table-cell>
          <table:table-cell office:value-type="float" office:value="-0.032775">
            <text:p>-0.032775</text:p>
          </table:table-cell>
          <table:table-cell office:value-type="float" office:value="83.539345">
            <text:p>83.539345</text:p>
          </table:table-cell>
          <table:table-cell office:value-type="float" office:value="-0.008">
            <text:p>-0.008</text:p>
          </table:table-cell>
          <table:table-cell office:value-type="float" office:value="0.653617">
            <text:p>0.653617</text:p>
          </table:table-cell>
          <table:table-cell table:formula="of:=([.I234]+0.019)/2" office:value-type="float" office:value="0.3363085">
            <text:p>0.3363085</text:p>
          </table:table-cell>
          <table:table-cell office:value-type="float" office:value="8270.211914">
            <text:p>8270.211914</text:p>
          </table:table-cell>
          <table:table-cell office:value-type="float" office:value="-0.035714">
            <text:p>-0.035714</text:p>
          </table:table-cell>
          <table:table-cell office:value-type="float" office:value="-0.06555">
            <text:p>-0.06555</text:p>
          </table:table-cell>
          <table:table-cell table:formula="of:=([.M234]-0.02)/2" office:value-type="float" office:value="-0.042775">
            <text:p>-0.042775</text:p>
          </table:table-cell>
          <table:table-cell office:value-type="float" office:value="83.539345">
            <text:p>83.539345</text:p>
          </table:table-cell>
          <table:table-cell office:value-type="float" office:value="7">
            <text:p>7</text:p>
          </table:table-cell>
          <table:table-cell office:value-type="float" office:value="-1150">
            <text:p>-1150</text:p>
          </table:table-cell>
          <table:table-cell office:value-type="float" office:value="45299">
            <text:p>45299</text:p>
          </table:table-cell>
          <table:table-cell office:value-type="float" office:value="7477">
            <text:p>7477</text:p>
          </table:table-cell>
          <table:table-cell office:value-type="float" office:value="46106.292969">
            <text:p>46106.292969</text:p>
          </table:table-cell>
          <table:table-cell office:value-type="float" office:value="-3.834432">
            <text:p>-3.834432</text:p>
          </table:table-cell>
          <table:table-cell office:value-type="float" office:value="-0.217766">
            <text:p>-0.217766</text:p>
          </table:table-cell>
          <table:table-cell office:value-type="float" office:value="94.320786">
            <text:p>94.320786</text:p>
          </table:table-cell>
        </table:table-row>
        <table:table-row table:style-name="ro1">
          <table:table-cell office:value-type="float" office:value="117500">
            <text:p>117500</text:p>
          </table:table-cell>
          <table:table-cell office:value-type="float" office:value="21">
            <text:p>21</text:p>
          </table:table-cell>
          <table:table-cell office:value-type="float" office:value="926">
            <text:p>926</text:p>
          </table:table-cell>
          <table:table-cell office:value-type="float" office:value="4309.318848">
            <text:p>4309.318848</text:p>
          </table:table-cell>
          <table:table-cell office:value-type="float" office:value="-0.023049">
            <text:p>-0.023049</text:p>
          </table:table-cell>
          <table:table-cell office:value-type="float" office:value="-0.060887">
            <text:p>-0.060887</text:p>
          </table:table-cell>
          <table:table-cell office:value-type="float" office:value="164.164413">
            <text:p>164.164413</text:p>
          </table:table-cell>
          <table:table-cell office:value-type="float" office:value="-0.016">
            <text:p>-0.016</text:p>
          </table:table-cell>
          <table:table-cell office:value-type="float" office:value="-0.40462">
            <text:p>-0.40462</text:p>
          </table:table-cell>
          <table:table-cell table:formula="of:=([.I235]+0.019)/2" office:value-type="float" office:value="-0.19281">
            <text:p>-0.19281</text:p>
          </table:table-cell>
          <table:table-cell office:value-type="float" office:value="2428.875244">
            <text:p>2428.875244</text:p>
          </table:table-cell>
          <table:table-cell office:value-type="float" office:value="-0.046098">
            <text:p>-0.046098</text:p>
          </table:table-cell>
          <table:table-cell office:value-type="float" office:value="-0.121773">
            <text:p>-0.121773</text:p>
          </table:table-cell>
          <table:table-cell table:formula="of:=([.M235]-0.02)/2" office:value-type="float" office:value="-0.0708865">
            <text:p>-0.0708865</text:p>
          </table:table-cell>
          <table:table-cell office:value-type="float" office:value="164.164413">
            <text:p>164.164413</text:p>
          </table:table-cell>
          <table:table-cell office:value-type="float" office:value="-9">
            <text:p>-9</text:p>
          </table:table-cell>
          <table:table-cell office:value-type="float" office:value="-1137">
            <text:p>-1137</text:p>
          </table:table-cell>
          <table:table-cell office:value-type="float" office:value="46203">
            <text:p>46203</text:p>
          </table:table-cell>
          <table:table-cell office:value-type="float" office:value="7277">
            <text:p>7277</text:p>
          </table:table-cell>
          <table:table-cell office:value-type="float" office:value="46971.738281">
            <text:p>46971.738281</text:p>
          </table:table-cell>
          <table:table-cell office:value-type="float" office:value="-3.857481">
            <text:p>-3.857481</text:p>
          </table:table-cell>
          <table:table-cell office:value-type="float" office:value="-0.278652">
            <text:p>-0.278652</text:p>
          </table:table-cell>
          <table:table-cell office:value-type="float" office:value="92.776314">
            <text:p>92.776314</text:p>
          </table:table-cell>
        </table:table-row>
        <table:table-row table:style-name="ro1">
          <table:table-cell office:value-type="float" office:value="118000">
            <text:p>118000</text:p>
          </table:table-cell>
          <table:table-cell office:value-type="float" office:value="17">
            <text:p>17</text:p>
          </table:table-cell>
          <table:table-cell office:value-type="float" office:value="1198">
            <text:p>1198</text:p>
          </table:table-cell>
          <table:table-cell office:value-type="float" office:value="6948.808105">
            <text:p>6948.808105</text:p>
          </table:table-cell>
          <table:table-cell office:value-type="float" office:value="-0.043788">
            <text:p>-0.043788</text:p>
          </table:table-cell>
          <table:table-cell office:value-type="float" office:value="-0.099324">
            <text:p>-0.099324</text:p>
          </table:table-cell>
          <table:table-cell office:value-type="float" office:value="126.829651">
            <text:p>126.829651</text:p>
          </table:table-cell>
          <table:table-cell office:value-type="float" office:value="-0.016">
            <text:p>-0.016</text:p>
          </table:table-cell>
          <table:table-cell office:value-type="float" office:value="1.089362">
            <text:p>1.089362</text:p>
          </table:table-cell>
          <table:table-cell table:formula="of:=([.I236]+0.019)/2" office:value-type="float" office:value="0.554181">
            <text:p>0.554181</text:p>
          </table:table-cell>
          <table:table-cell office:value-type="float" office:value="6908.512695">
            <text:p>6908.512695</text:p>
          </table:table-cell>
          <table:table-cell office:value-type="float" office:value="-0.087576">
            <text:p>-0.087576</text:p>
          </table:table-cell>
          <table:table-cell office:value-type="float" office:value="-0.198648">
            <text:p>-0.198648</text:p>
          </table:table-cell>
          <table:table-cell table:formula="of:=([.M236]-0.02)/2" office:value-type="float" office:value="-0.109324">
            <text:p>-0.109324</text:p>
          </table:table-cell>
          <table:table-cell office:value-type="float" office:value="126.829674">
            <text:p>126.829674</text:p>
          </table:table-cell>
          <table:table-cell office:value-type="float" office:value="-22">
            <text:p>-22</text:p>
          </table:table-cell>
          <table:table-cell office:value-type="float" office:value="-1126">
            <text:p>-1126</text:p>
          </table:table-cell>
          <table:table-cell office:value-type="float" office:value="47355">
            <text:p>47355</text:p>
          </table:table-cell>
          <table:table-cell office:value-type="float" office:value="6947">
            <text:p>6947</text:p>
          </table:table-cell>
          <table:table-cell office:value-type="float" office:value="48059.894531">
            <text:p>48059.894531</text:p>
          </table:table-cell>
          <table:table-cell office:value-type="float" office:value="-3.901268">
            <text:p>-3.901268</text:p>
          </table:table-cell>
          <table:table-cell office:value-type="float" office:value="-0.377976">
            <text:p>-0.377976</text:p>
          </table:table-cell>
          <table:table-cell office:value-type="float" office:value="90.311455">
            <text:p>90.311455</text:p>
          </table:table-cell>
        </table:table-row>
        <table:table-row table:style-name="ro1">
          <table:table-cell office:value-type="float" office:value="118500">
            <text:p>118500</text:p>
          </table:table-cell>
          <table:table-cell office:value-type="float" office:value="17">
            <text:p>17</text:p>
          </table:table-cell>
          <table:table-cell office:value-type="float" office:value="1353">
            <text:p>1353</text:p>
          </table:table-cell>
          <table:table-cell office:value-type="float" office:value="7860.716797">
            <text:p>7860.716797</text:p>
          </table:table-cell>
          <table:table-cell office:value-type="float" office:value="-0.048939">
            <text:p>-0.048939</text:p>
          </table:table-cell>
          <table:table-cell office:value-type="float" office:value="-0.093662">
            <text:p>-0.093662</text:p>
          </table:table-cell>
          <table:table-cell office:value-type="float" office:value="91.382751">
            <text:p>91.382751</text:p>
          </table:table-cell>
          <table:table-cell office:value-type="float" office:value="0">
            <text:p>0</text:p>
          </table:table-cell>
          <table:table-cell office:value-type="float" office:value="0.620098">
            <text:p>0.620098</text:p>
          </table:table-cell>
          <table:table-cell table:formula="of:=([.I237]+0.019)/2" office:value-type="float" office:value="0.319549">
            <text:p>0.319549</text:p>
          </table:table-cell>
          <table:table-cell office:value-type="float" office:value="100">
            <text:p>100</text:p>
          </table:table-cell>
          <table:table-cell office:value-type="float" office:value="-0.097879">
            <text:p>-0.097879</text:p>
          </table:table-cell>
          <table:table-cell office:value-type="float" office:value="-0.187323">
            <text:p>-0.187323</text:p>
          </table:table-cell>
          <table:table-cell table:formula="of:=([.M237]-0.02)/2" office:value-type="float" office:value="-0.1036615">
            <text:p>-0.1036615</text:p>
          </table:table-cell>
          <table:table-cell office:value-type="float" office:value="91.382751">
            <text:p>91.382751</text:p>
          </table:table-cell>
          <table:table-cell office:value-type="float" office:value="-34">
            <text:p>-34</text:p>
          </table:table-cell>
          <table:table-cell office:value-type="float" office:value="-1114">
            <text:p>-1114</text:p>
          </table:table-cell>
          <table:table-cell office:value-type="float" office:value="48613">
            <text:p>48613</text:p>
          </table:table-cell>
          <table:table-cell office:value-type="float" office:value="6448">
            <text:p>6448</text:p>
          </table:table-cell>
          <table:table-cell office:value-type="float" office:value="49231.234375">
            <text:p>49231.234375</text:p>
          </table:table-cell>
          <table:table-cell office:value-type="float" office:value="-3.950208">
            <text:p>-3.950208</text:p>
          </table:table-cell>
          <table:table-cell office:value-type="float" office:value="-0.471638">
            <text:p>-0.471638</text:p>
          </table:table-cell>
          <table:table-cell office:value-type="float" office:value="88.060432">
            <text:p>88.060432</text:p>
          </table:table-cell>
        </table:table-row>
        <table:table-row table:style-name="ro1">
          <table:table-cell office:value-type="float" office:value="119000">
            <text:p>119000</text:p>
          </table:table-cell>
          <table:table-cell office:value-type="float" office:value="18">
            <text:p>18</text:p>
          </table:table-cell>
          <table:table-cell office:value-type="float" office:value="1457">
            <text:p>1457</text:p>
          </table:table-cell>
          <table:table-cell office:value-type="float" office:value="7997.054199">
            <text:p>7997.054199</text:p>
          </table:table-cell>
          <table:table-cell office:value-type="float" office:value="-0.04">
            <text:p>-0.04</text:p>
          </table:table-cell>
          <table:table-cell office:value-type="float" office:value="-0.076075">
            <text:p>-0.076075</text:p>
          </table:table-cell>
          <table:table-cell office:value-type="float" office:value="90.187607">
            <text:p>90.187607</text:p>
          </table:table-cell>
          <table:table-cell office:value-type="float" office:value="0.004">
            <text:p>0.004</text:p>
          </table:table-cell>
          <table:table-cell office:value-type="float" office:value="0.416591">
            <text:p>0.416591</text:p>
          </table:table-cell>
          <table:table-cell table:formula="of:=([.I238]+0.019)/2" office:value-type="float" office:value="0.2177955">
            <text:p>0.2177955</text:p>
          </table:table-cell>
          <table:table-cell office:value-type="float" office:value="10314.794922">
            <text:p>10314.794922</text:p>
          </table:table-cell>
          <table:table-cell office:value-type="float" office:value="-0.08">
            <text:p>-0.08</text:p>
          </table:table-cell>
          <table:table-cell office:value-type="float" office:value="-0.15215">
            <text:p>-0.15215</text:p>
          </table:table-cell>
          <table:table-cell table:formula="of:=([.M238]-0.02)/2" office:value-type="float" office:value="-0.086075">
            <text:p>-0.086075</text:p>
          </table:table-cell>
          <table:table-cell office:value-type="float" office:value="90.187607">
            <text:p>90.187607</text:p>
          </table:table-cell>
          <table:table-cell office:value-type="float" office:value="-46">
            <text:p>-46</text:p>
          </table:table-cell>
          <table:table-cell office:value-type="float" office:value="-1101">
            <text:p>-1101</text:p>
          </table:table-cell>
          <table:table-cell office:value-type="float" office:value="49911">
            <text:p>49911</text:p>
          </table:table-cell>
          <table:table-cell office:value-type="float" office:value="5786">
            <text:p>5786</text:p>
          </table:table-cell>
          <table:table-cell office:value-type="float" office:value="50429.480469">
            <text:p>50429.480469</text:p>
          </table:table-cell>
          <table:table-cell office:value-type="float" office:value="-3.990208">
            <text:p>-3.990208</text:p>
          </table:table-cell>
          <table:table-cell office:value-type="float" office:value="-0.547713">
            <text:p>-0.547713</text:p>
          </table:table-cell>
          <table:table-cell office:value-type="float" office:value="86.273575">
            <text:p>86.273575</text:p>
          </table:table-cell>
        </table:table-row>
        <table:table-row table:style-name="ro1">
          <table:table-cell office:value-type="float" office:value="119500">
            <text:p>119500</text:p>
          </table:table-cell>
          <table:table-cell office:value-type="float" office:value="21">
            <text:p>21</text:p>
          </table:table-cell>
          <table:table-cell office:value-type="float" office:value="1417">
            <text:p>1417</text:p>
          </table:table-cell>
          <table:table-cell office:value-type="float" office:value="6649.366211">
            <text:p>6649.366211</text:p>
          </table:table-cell>
          <table:table-cell office:value-type="float" office:value="-0.033293">
            <text:p>-0.033293</text:p>
          </table:table-cell>
          <table:table-cell office:value-type="float" office:value="-0.067348">
            <text:p>-0.067348</text:p>
          </table:table-cell>
          <table:table-cell office:value-type="float" office:value="102.291855">
            <text:p>102.291855</text:p>
          </table:table-cell>
          <table:table-cell office:value-type="float" office:value="0.012">
            <text:p>0.012</text:p>
          </table:table-cell>
          <table:table-cell office:value-type="float" office:value="-0.160412">
            <text:p>-0.160412</text:p>
          </table:table-cell>
          <table:table-cell table:formula="of:=([.I239]+0.019)/2" office:value-type="float" office:value="-0.070706">
            <text:p>-0.070706</text:p>
          </table:table-cell>
          <table:table-cell office:value-type="float" office:value="1436.762207">
            <text:p>1436.762207</text:p>
          </table:table-cell>
          <table:table-cell office:value-type="float" office:value="-0.066585">
            <text:p>-0.066585</text:p>
          </table:table-cell>
          <table:table-cell office:value-type="float" office:value="-0.134697">
            <text:p>-0.134697</text:p>
          </table:table-cell>
          <table:table-cell table:formula="of:=([.M239]-0.02)/2" office:value-type="float" office:value="-0.0773485">
            <text:p>-0.0773485</text:p>
          </table:table-cell>
          <table:table-cell office:value-type="float" office:value="102.291855">
            <text:p>102.291855</text:p>
          </table:table-cell>
          <table:table-cell office:value-type="float" office:value="-60">
            <text:p>-60</text:p>
          </table:table-cell>
          <table:table-cell office:value-type="float" office:value="-1085">
            <text:p>-1085</text:p>
          </table:table-cell>
          <table:table-cell office:value-type="float" office:value="51121">
            <text:p>51121</text:p>
          </table:table-cell>
          <table:table-cell office:value-type="float" office:value="5048">
            <text:p>5048</text:p>
          </table:table-cell>
          <table:table-cell office:value-type="float" office:value="51547.144531">
            <text:p>51547.144531</text:p>
          </table:table-cell>
          <table:table-cell office:value-type="float" office:value="-4.0235">
            <text:p>-4.0235</text:p>
          </table:table-cell>
          <table:table-cell office:value-type="float" office:value="-0.615061">
            <text:p>-0.615061</text:p>
          </table:table-cell>
          <table:table-cell office:value-type="float" office:value="84.71328">
            <text:p>84.71328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21">
            <text:p>21</text:p>
          </table:table-cell>
          <table:table-cell office:value-type="float" office:value="1379">
            <text:p>1379</text:p>
          </table:table-cell>
          <table:table-cell office:value-type="float" office:value="6466.951172">
            <text:p>6466.951172</text:p>
          </table:table-cell>
          <table:table-cell office:value-type="float" office:value="-0.028171">
            <text:p>-0.028171</text:p>
          </table:table-cell>
          <table:table-cell office:value-type="float" office:value="-0.055557">
            <text:p>-0.055557</text:p>
          </table:table-cell>
          <table:table-cell office:value-type="float" office:value="97.216827">
            <text:p>97.216827</text:p>
          </table:table-cell>
          <table:table-cell office:value-type="float" office:value="0">
            <text:p>0</text:p>
          </table:table-cell>
          <table:table-cell office:value-type="float" office:value="-0.153229">
            <text:p>-0.153229</text:p>
          </table:table-cell>
          <table:table-cell table:formula="of:=([.I240]+0.019)/2" office:value-type="float" office:value="-0.0671145">
            <text:p>-0.0671145</text:p>
          </table:table-cell>
          <table:table-cell office:value-type="float" office:value="100">
            <text:p>100</text:p>
          </table:table-cell>
          <table:table-cell office:value-type="float" office:value="-0.056341">
            <text:p>-0.056341</text:p>
          </table:table-cell>
          <table:table-cell office:value-type="float" office:value="-0.111115">
            <text:p>-0.111115</text:p>
          </table:table-cell>
          <table:table-cell table:formula="of:=([.M240]-0.02)/2" office:value-type="float" office:value="-0.0655575">
            <text:p>-0.0655575</text:p>
          </table:table-cell>
          <table:table-cell office:value-type="float" office:value="97.216827">
            <text:p>97.216827</text:p>
          </table:table-cell>
          <table:table-cell office:value-type="float" office:value="-73">
            <text:p>-73</text:p>
          </table:table-cell>
          <table:table-cell office:value-type="float" office:value="-1069">
            <text:p>-1069</text:p>
          </table:table-cell>
          <table:table-cell office:value-type="float" office:value="52247">
            <text:p>52247</text:p>
          </table:table-cell>
          <table:table-cell office:value-type="float" office:value="4252">
            <text:p>4252</text:p>
          </table:table-cell>
          <table:table-cell office:value-type="float" office:value="52589.878906">
            <text:p>52589.878906</text:p>
          </table:table-cell>
          <table:table-cell office:value-type="float" office:value="-4.051671">
            <text:p>-4.051671</text:p>
          </table:table-cell>
          <table:table-cell office:value-type="float" office:value="-0.670619">
            <text:p>-0.670619</text:p>
          </table:table-cell>
          <table:table-cell office:value-type="float" office:value="83.448341">
            <text:p>83.448341</text:p>
          </table:table-cell>
        </table:table-row>
        <table:table-row table:style-name="ro1">
          <table:table-cell office:value-type="float" office:value="120500">
            <text:p>120500</text:p>
          </table:table-cell>
          <table:table-cell office:value-type="float" office:value="21">
            <text:p>21</text:p>
          </table:table-cell>
          <table:table-cell office:value-type="float" office:value="1689">
            <text:p>1689</text:p>
          </table:table-cell>
          <table:table-cell office:value-type="float" office:value="7943.375488">
            <text:p>7943.375488</text:p>
          </table:table-cell>
          <table:table-cell office:value-type="float" office:value="-0.028171">
            <text:p>-0.028171</text:p>
          </table:table-cell>
          <table:table-cell office:value-type="float" office:value="-0.056757">
            <text:p>-0.056757</text:p>
          </table:table-cell>
          <table:table-cell office:value-type="float" office:value="101.473305">
            <text:p>101.473305</text:p>
          </table:table-cell>
          <table:table-cell office:value-type="float" office:value="0">
            <text:p>0</text:p>
          </table:table-cell>
          <table:table-cell office:value-type="float" office:value="1.240196">
            <text:p>1.240196</text:p>
          </table:table-cell>
          <table:table-cell table:formula="of:=([.I241]+0.019)/2" office:value-type="float" office:value="0.629598">
            <text:p>0.629598</text:p>
          </table:table-cell>
          <table:table-cell office:value-type="float" office:value="100">
            <text:p>100</text:p>
          </table:table-cell>
          <table:table-cell office:value-type="float" office:value="-0.056341">
            <text:p>-0.056341</text:p>
          </table:table-cell>
          <table:table-cell office:value-type="float" office:value="-0.113513">
            <text:p>-0.113513</text:p>
          </table:table-cell>
          <table:table-cell table:formula="of:=([.M241]-0.02)/2" office:value-type="float" office:value="-0.0667565">
            <text:p>-0.0667565</text:p>
          </table:table-cell>
          <table:table-cell office:value-type="float" office:value="101.473305">
            <text:p>101.473305</text:p>
          </table:table-cell>
          <table:table-cell office:value-type="float" office:value="-86">
            <text:p>-86</text:p>
          </table:table-cell>
          <table:table-cell office:value-type="float" office:value="-1052">
            <text:p>-1052</text:p>
          </table:table-cell>
          <table:table-cell office:value-type="float" office:value="53570">
            <text:p>53570</text:p>
          </table:table-cell>
          <table:table-cell office:value-type="float" office:value="3202">
            <text:p>3202</text:p>
          </table:table-cell>
          <table:table-cell office:value-type="float" office:value="53824.371094">
            <text:p>53824.371094</text:p>
          </table:table-cell>
          <table:table-cell office:value-type="float" office:value="-4.079842">
            <text:p>-4.079842</text:p>
          </table:table-cell>
          <table:table-cell office:value-type="float" office:value="-0.727375">
            <text:p>-0.727375</text:p>
          </table:table-cell>
          <table:table-cell office:value-type="float" office:value="82.171486">
            <text:p>82.171486</text:p>
          </table:table-cell>
        </table:table-row>
        <table:table-row table:style-name="ro1">
          <table:table-cell office:value-type="float" office:value="121000">
            <text:p>121000</text:p>
          </table:table-cell>
          <table:table-cell office:value-type="float" office:value="20">
            <text:p>20</text:p>
          </table:table-cell>
          <table:table-cell office:value-type="float" office:value="1741">
            <text:p>1741</text:p>
          </table:table-cell>
          <table:table-cell office:value-type="float" office:value="8602.920898">
            <text:p>8602.920898</text:p>
          </table:table-cell>
          <table:table-cell office:value-type="float" office:value="-0.028205">
            <text:p>-0.028205</text:p>
          </table:table-cell>
          <table:table-cell office:value-type="float" office:value="-0.052626">
            <text:p>-0.052626</text:p>
          </table:table-cell>
          <table:table-cell office:value-type="float" office:value="86.584297">
            <text:p>86.584297</text:p>
          </table:table-cell>
          <table:table-cell office:value-type="float" office:value="-0.004">
            <text:p>-0.004</text:p>
          </table:table-cell>
          <table:table-cell office:value-type="float" office:value="0.205901">
            <text:p>0.205901</text:p>
          </table:table-cell>
          <table:table-cell table:formula="of:=([.I242]+0.019)/2" office:value-type="float" office:value="0.1124505">
            <text:p>0.1124505</text:p>
          </table:table-cell>
          <table:table-cell office:value-type="float" office:value="5247.532227">
            <text:p>5247.532227</text:p>
          </table:table-cell>
          <table:table-cell office:value-type="float" office:value="-0.05641">
            <text:p>-0.05641</text:p>
          </table:table-cell>
          <table:table-cell office:value-type="float" office:value="-0.105253">
            <text:p>-0.105253</text:p>
          </table:table-cell>
          <table:table-cell table:formula="of:=([.M242]-0.02)/2" office:value-type="float" office:value="-0.0626265">
            <text:p>-0.0626265</text:p>
          </table:table-cell>
          <table:table-cell office:value-type="float" office:value="86.584297">
            <text:p>86.584297</text:p>
          </table:table-cell>
          <table:table-cell office:value-type="float" office:value="-98">
            <text:p>-98</text:p>
          </table:table-cell>
          <table:table-cell office:value-type="float" office:value="-1036">
            <text:p>-1036</text:p>
          </table:table-cell>
          <table:table-cell office:value-type="float" office:value="54870">
            <text:p>54870</text:p>
          </table:table-cell>
          <table:table-cell office:value-type="float" office:value="2045">
            <text:p>2045</text:p>
          </table:table-cell>
          <table:table-cell office:value-type="float" office:value="55054.277344">
            <text:p>55054.277344</text:p>
          </table:table-cell>
          <table:table-cell office:value-type="float" office:value="-4.108047">
            <text:p>-4.108047</text:p>
          </table:table-cell>
          <table:table-cell office:value-type="float" office:value="-0.780001">
            <text:p>-0.780001</text:p>
          </table:table-cell>
          <table:table-cell office:value-type="float" office:value="81.01284">
            <text:p>81.01284</text:p>
          </table:table-cell>
        </table:table-row>
        <table:table-row table:style-name="ro1">
          <table:table-cell office:value-type="float" office:value="121500">
            <text:p>121500</text:p>
          </table:table-cell>
          <table:table-cell office:value-type="float" office:value="20">
            <text:p>20</text:p>
          </table:table-cell>
          <table:table-cell office:value-type="float" office:value="1774">
            <text:p>1774</text:p>
          </table:table-cell>
          <table:table-cell office:value-type="float" office:value="8767.521484">
            <text:p>8767.521484</text:p>
          </table:table-cell>
          <table:table-cell office:value-type="float" office:value="-0.03">
            <text:p>-0.03</text:p>
          </table:table-cell>
          <table:table-cell office:value-type="float" office:value="-0.054025">
            <text:p>-0.054025</text:p>
          </table:table-cell>
          <table:table-cell office:value-type="float" office:value="80.084221">
            <text:p>80.084221</text:p>
          </table:table-cell>
          <table:table-cell office:value-type="float" office:value="0">
            <text:p>0</text:p>
          </table:table-cell>
          <table:table-cell office:value-type="float" office:value="0.131681">
            <text:p>0.131681</text:p>
          </table:table-cell>
          <table:table-cell table:formula="of:=([.I243]+0.019)/2" office:value-type="float" office:value="0.0753405">
            <text:p>0.0753405</text:p>
          </table:table-cell>
          <table:table-cell office:value-type="float" office:value="100">
            <text:p>100</text:p>
          </table:table-cell>
          <table:table-cell office:value-type="float" office:value="-0.06">
            <text:p>-0.06</text:p>
          </table:table-cell>
          <table:table-cell office:value-type="float" office:value="-0.108051">
            <text:p>-0.108051</text:p>
          </table:table-cell>
          <table:table-cell table:formula="of:=([.M243]-0.02)/2" office:value-type="float" office:value="-0.0640255">
            <text:p>-0.0640255</text:p>
          </table:table-cell>
          <table:table-cell office:value-type="float" office:value="80.084221">
            <text:p>80.084221</text:p>
          </table:table-cell>
          <table:table-cell office:value-type="float" office:value="-109">
            <text:p>-109</text:p>
          </table:table-cell>
          <table:table-cell office:value-type="float" office:value="-1020">
            <text:p>-1020</text:p>
          </table:table-cell>
          <table:table-cell office:value-type="float" office:value="56131">
            <text:p>56131</text:p>
          </table:table-cell>
          <table:table-cell office:value-type="float" office:value="798">
            <text:p>798</text:p>
          </table:table-cell>
          <table:table-cell office:value-type="float" office:value="56269.378906">
            <text:p>56269.378906</text:p>
          </table:table-cell>
          <table:table-cell office:value-type="float" office:value="-4.138047">
            <text:p>-4.138047</text:p>
          </table:table-cell>
          <table:table-cell office:value-type="float" office:value="-0.834027">
            <text:p>-0.834027</text:p>
          </table:table-cell>
          <table:table-cell office:value-type="float" office:value="79.844917">
            <text:p>79.844917</text:p>
          </table:table-cell>
        </table:table-row>
        <table:table-row table:style-name="ro1">
          <table:table-cell office:value-type="float" office:value="122000">
            <text:p>122000</text:p>
          </table:table-cell>
          <table:table-cell office:value-type="float" office:value="20">
            <text:p>20</text:p>
          </table:table-cell>
          <table:table-cell office:value-type="float" office:value="1796">
            <text:p>1796</text:p>
          </table:table-cell>
          <table:table-cell office:value-type="float" office:value="8881.246094">
            <text:p>8881.246094</text:p>
          </table:table-cell>
          <table:table-cell office:value-type="float" office:value="-0.025">
            <text:p>-0.025</text:p>
          </table:table-cell>
          <table:table-cell office:value-type="float" office:value="-0.058489">
            <text:p>-0.058489</text:p>
          </table:table-cell>
          <table:table-cell office:value-type="float" office:value="133.954041">
            <text:p>133.954041</text:p>
          </table:table-cell>
          <table:table-cell office:value-type="float" office:value="0">
            <text:p>0</text:p>
          </table:table-cell>
          <table:table-cell office:value-type="float" office:value="0.09098">
            <text:p>0.09098</text:p>
          </table:table-cell>
          <table:table-cell table:formula="of:=([.I244]+0.019)/2" office:value-type="float" office:value="0.05499">
            <text:p>0.05499</text:p>
          </table:table-cell>
          <table:table-cell office:value-type="float" office:value="100">
            <text:p>100</text:p>
          </table:table-cell>
          <table:table-cell office:value-type="float" office:value="-0.05">
            <text:p>-0.05</text:p>
          </table:table-cell>
          <table:table-cell office:value-type="float" office:value="-0.116977">
            <text:p>-0.116977</text:p>
          </table:table-cell>
          <table:table-cell table:formula="of:=([.M244]-0.02)/2" office:value-type="float" office:value="-0.0684885">
            <text:p>-0.0684885</text:p>
          </table:table-cell>
          <table:table-cell office:value-type="float" office:value="133.954041">
            <text:p>133.954041</text:p>
          </table:table-cell>
          <table:table-cell office:value-type="float" office:value="-120">
            <text:p>-120</text:p>
          </table:table-cell>
          <table:table-cell office:value-type="float" office:value="-1003">
            <text:p>-1003</text:p>
          </table:table-cell>
          <table:table-cell office:value-type="float" office:value="57338">
            <text:p>57338</text:p>
          </table:table-cell>
          <table:table-cell office:value-type="float" office:value="-532">
            <text:p>-532</text:p>
          </table:table-cell>
          <table:table-cell office:value-type="float" office:value="57459.933594">
            <text:p>57459.933594</text:p>
          </table:table-cell>
          <table:table-cell office:value-type="float" office:value="-4.163047">
            <text:p>-4.163047</text:p>
          </table:table-cell>
          <table:table-cell office:value-type="float" office:value="-0.892515">
            <text:p>-0.892515</text:p>
          </table:table-cell>
          <table:table-cell office:value-type="float" office:value="78.561005">
            <text:p>78.561005</text:p>
          </table:table-cell>
        </table:table-row>
        <table:table-row table:style-name="ro1">
          <table:table-cell office:value-type="float" office:value="122500">
            <text:p>122500</text:p>
          </table:table-cell>
          <table:table-cell office:value-type="float" office:value="5">
            <text:p>5</text:p>
          </table:table-cell>
          <table:table-cell office:value-type="float" office:value="1831">
            <text:p>1831</text:p>
          </table:table-cell>
          <table:table-cell office:value-type="float" office:value="36519.304688">
            <text:p>36519.304688</text:p>
          </table:table-cell>
          <table:table-cell office:value-type="float" office:value="-0.005">
            <text:p>-0.005</text:p>
          </table:table-cell>
          <table:table-cell office:value-type="float" office:value="0.015322">
            <text:p>0.015322</text:p>
          </table:table-cell>
          <table:table-cell office:value-type="float" office:value="406.431854">
            <text:p>406.431854</text:p>
          </table:table-cell>
          <table:table-cell office:value-type="float" office:value="-0.06">
            <text:p>-0.06</text:p>
          </table:table-cell>
          <table:table-cell office:value-type="float" office:value="0.138864">
            <text:p>0.138864</text:p>
          </table:table-cell>
          <table:table-cell table:formula="of:=([.I245]+0.019)/2" office:value-type="float" office:value="0.078932">
            <text:p>0.078932</text:p>
          </table:table-cell>
          <table:table-cell office:value-type="float" office:value="331.439484">
            <text:p>331.439484</text:p>
          </table:table-cell>
          <table:table-cell office:value-type="float" office:value="-0.01">
            <text:p>-0.01</text:p>
          </table:table-cell>
          <table:table-cell office:value-type="float" office:value="0.030643">
            <text:p>0.030643</text:p>
          </table:table-cell>
          <table:table-cell table:formula="of:=([.M245]-0.02)/2" office:value-type="float" office:value="0.0053215">
            <text:p>0.0053215</text:p>
          </table:table-cell>
          <table:table-cell office:value-type="float" office:value="406.431854">
            <text:p>406.431854</text:p>
          </table:table-cell>
          <table:table-cell office:value-type="float" office:value="-123">
            <text:p>-123</text:p>
          </table:table-cell>
          <table:table-cell office:value-type="float" office:value="-999">
            <text:p>-999</text:p>
          </table:table-cell>
          <table:table-cell office:value-type="float" office:value="58487">
            <text:p>58487</text:p>
          </table:table-cell>
          <table:table-cell office:value-type="float" office:value="-1958">
            <text:p>-1958</text:p>
          </table:table-cell>
          <table:table-cell office:value-type="float" office:value="58617.847656">
            <text:p>58617.847656</text:p>
          </table:table-cell>
          <table:table-cell office:value-type="float" office:value="-4.168047">
            <text:p>-4.168047</text:p>
          </table:table-cell>
          <table:table-cell office:value-type="float" office:value="-0.877194">
            <text:p>-0.877194</text:p>
          </table:table-cell>
          <table:table-cell office:value-type="float" office:value="78.95433">
            <text:p>78.95433</text:p>
          </table:table-cell>
        </table:table-row>
        <table:table-row table:style-name="ro1">
          <table:table-cell office:value-type="float" office:value="123000">
            <text:p>123000</text:p>
          </table:table-cell>
          <table:table-cell office:value-type="float" office:value="1">
            <text:p>1</text:p>
          </table:table-cell>
          <table:table-cell office:value-type="float" office:value="1845">
            <text:p>1845</text:p>
          </table:table-cell>
          <table:table-cell office:value-type="float" office:value="184433.03125">
            <text:p>184433.03125</text:p>
          </table:table-cell>
          <table:table-cell office:value-type="float" office:value="0.005">
            <text:p>0.005</text:p>
          </table:table-cell>
          <table:table-cell office:value-type="float" office:value="0.011191">
            <text:p>0.011191</text:p>
          </table:table-cell>
          <table:table-cell office:value-type="float" office:value="123.828484">
            <text:p>123.828484</text:p>
          </table:table-cell>
          <table:table-cell office:value-type="float" office:value="-0.016">
            <text:p>-0.016</text:p>
          </table:table-cell>
          <table:table-cell office:value-type="float" office:value="0.057461">
            <text:p>0.057461</text:p>
          </table:table-cell>
          <table:table-cell table:formula="of:=([.I246]+0.019)/2" office:value-type="float" office:value="0.0382305">
            <text:p>0.0382305</text:p>
          </table:table-cell>
          <table:table-cell office:value-type="float" office:value="459.130249">
            <text:p>459.130249</text:p>
          </table:table-cell>
          <table:table-cell office:value-type="float" office:value="0.01">
            <text:p>0.01</text:p>
          </table:table-cell>
          <table:table-cell office:value-type="float" office:value="0.022383">
            <text:p>0.022383</text:p>
          </table:table-cell>
          <table:table-cell table:formula="of:=([.M246]-0.02)/2" office:value-type="float" office:value="0.0011915">
            <text:p>0.0011915</text:p>
          </table:table-cell>
          <table:table-cell office:value-type="float" office:value="123.828484">
            <text:p>123.828484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59667">
            <text:p>59667</text:p>
          </table:table-cell>
          <table:table-cell office:value-type="float" office:value="-3377">
            <text:p>-3377</text:p>
          </table:table-cell>
          <table:table-cell office:value-type="float" office:value="59838.308594">
            <text:p>59838.308594</text:p>
          </table:table-cell>
          <table:table-cell office:value-type="float" office:value="-4.163047">
            <text:p>-4.163047</text:p>
          </table:table-cell>
          <table:table-cell office:value-type="float" office:value="-0.866002">
            <text:p>-0.866002</text:p>
          </table:table-cell>
          <table:table-cell office:value-type="float" office:value="79.197876">
            <text:p>79.197876</text:p>
          </table:table-cell>
        </table:table-row>
        <table:table-row table:style-name="ro1">
          <table:table-cell office:value-type="float" office:value="123500">
            <text:p>123500</text:p>
          </table:table-cell>
          <table:table-cell office:value-type="float" office:value="0">
            <text:p>0</text:p>
          </table:table-cell>
          <table:table-cell office:value-type="float" office:value="1870">
            <text:p>18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525">
            <text:p>0.010525</text:p>
          </table:table-cell>
          <table:table-cell office:value-type="float" office:value="100">
            <text:p>100</text:p>
          </table:table-cell>
          <table:table-cell office:value-type="float" office:value="-0.004">
            <text:p>-0.004</text:p>
          </table:table-cell>
          <table:table-cell office:value-type="float" office:value="0.098162">
            <text:p>0.098162</text:p>
          </table:table-cell>
          <table:table-cell table:formula="of:=([.I247]+0.019)/2" office:value-type="float" office:value="0.058581">
            <text:p>0.058581</text:p>
          </table:table-cell>
          <table:table-cell office:value-type="float" office:value="2554.056641">
            <text:p>2554.056641</text:p>
          </table:table-cell>
          <table:table-cell office:value-type="float" office:value="0">
            <text:p>0</text:p>
          </table:table-cell>
          <table:table-cell office:value-type="float" office:value="0.021051">
            <text:p>0.021051</text:p>
          </table:table-cell>
          <table:table-cell table:formula="of:=([.M247]-0.02)/2" office:value-type="float" office:value="0.0005255">
            <text:p>0.0005255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60878">
            <text:p>60878</text:p>
          </table:table-cell>
          <table:table-cell office:value-type="float" office:value="-4801">
            <text:p>-4801</text:p>
          </table:table-cell>
          <table:table-cell office:value-type="float" office:value="61120.425781">
            <text:p>61120.425781</text:p>
          </table:table-cell>
          <table:table-cell office:value-type="float" office:value="-4.163047">
            <text:p>-4.163047</text:p>
          </table:table-cell>
          <table:table-cell office:value-type="float" office:value="-0.855477">
            <text:p>-0.855477</text:p>
          </table:table-cell>
          <table:table-cell office:value-type="float" office:value="79.450699">
            <text:p>79.450699</text:p>
          </table:table-cell>
        </table:table-row>
        <table:table-row table:style-name="ro1">
          <table:table-cell office:value-type="float" office:value="124000">
            <text:p>124000</text:p>
          </table:table-cell>
          <table:table-cell office:value-type="float" office:value="0">
            <text:p>0</text:p>
          </table:table-cell>
          <table:table-cell office:value-type="float" office:value="1890">
            <text:p>189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992">
            <text:p>0.010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81403">
            <text:p>0.081403</text:p>
          </table:table-cell>
          <table:table-cell table:formula="of:=([.I248]+0.019)/2" office:value-type="float" office:value="0.0502015">
            <text:p>0.05020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([.M248]-0.02)/2" office:value-type="float" office:value="0.000991499999999999">
            <text:p>0.0009915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62118">
            <text:p>62118</text:p>
          </table:table-cell>
          <table:table-cell office:value-type="float" office:value="-6228">
            <text:p>-6228</text:p>
          </table:table-cell>
          <table:table-cell office:value-type="float" office:value="62461.34375">
            <text:p>62461.34375</text:p>
          </table:table-cell>
          <table:table-cell office:value-type="float" office:value="-4.163047">
            <text:p>-4.163047</text:p>
          </table:table-cell>
          <table:table-cell office:value-type="float" office:value="-0.844485">
            <text:p>-0.844485</text:p>
          </table:table-cell>
          <table:table-cell office:value-type="float" office:value="79.714729">
            <text:p>79.714729</text:p>
          </table:table-cell>
        </table:table-row>
        <table:table-row table:style-name="ro1">
          <table:table-cell office:value-type="float" office:value="124500">
            <text:p>124500</text:p>
          </table:table-cell>
          <table:table-cell office:value-type="float" office:value="0">
            <text:p>0</text:p>
          </table:table-cell>
          <table:table-cell office:value-type="float" office:value="1899">
            <text:p>18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059">
            <text:p>0.0100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5913">
            <text:p>0.035913</text:p>
          </table:table-cell>
          <table:table-cell table:formula="of:=([.I249]+0.019)/2" office:value-type="float" office:value="0.0274565">
            <text:p>0.0274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118">
            <text:p>0.020118</text:p>
          </table:table-cell>
          <table:table-cell table:formula="of:=([.M249]-0.02)/2" office:value-type="float" office:value="0.000059">
            <text:p>0.000059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63379">
            <text:p>63379</text:p>
          </table:table-cell>
          <table:table-cell office:value-type="float" office:value="-7648">
            <text:p>-7648</text:p>
          </table:table-cell>
          <table:table-cell office:value-type="float" office:value="63850.242188">
            <text:p>63850.242188</text:p>
          </table:table-cell>
          <table:table-cell office:value-type="float" office:value="-4.163047">
            <text:p>-4.163047</text:p>
          </table:table-cell>
          <table:table-cell office:value-type="float" office:value="-0.834426">
            <text:p>-0.834426</text:p>
          </table:table-cell>
          <table:table-cell office:value-type="float" office:value="79.956352">
            <text:p>79.956352</text:p>
          </table:table-cell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1">
            <text:p>1</text:p>
          </table:table-cell>
          <table:table-cell office:value-type="float" office:value="1875">
            <text:p>1875</text:p>
          </table:table-cell>
          <table:table-cell office:value-type="float" office:value="187365.9375">
            <text:p>187365.9375</text:p>
          </table:table-cell>
          <table:table-cell office:value-type="float" office:value="-0.005">
            <text:p>-0.005</text:p>
          </table:table-cell>
          <table:table-cell office:value-type="float" office:value="-0.013723">
            <text:p>-0.013723</text:p>
          </table:table-cell>
          <table:table-cell office:value-type="float" office:value="174.45636">
            <text:p>174.45636</text:p>
          </table:table-cell>
          <table:table-cell office:value-type="float" office:value="0.004">
            <text:p>0.004</text:p>
          </table:table-cell>
          <table:table-cell office:value-type="float" office:value="-0.098162">
            <text:p>-0.098162</text:p>
          </table:table-cell>
          <table:table-cell table:formula="of:=([.I250]+0.019)/2" office:value-type="float" office:value="-0.039581">
            <text:p>-0.039581</text:p>
          </table:table-cell>
          <table:table-cell office:value-type="float" office:value="2554.056641">
            <text:p>2554.056641</text:p>
          </table:table-cell>
          <table:table-cell office:value-type="float" office:value="-0.01">
            <text:p>-0.01</text:p>
          </table:table-cell>
          <table:table-cell office:value-type="float" office:value="-0.027446">
            <text:p>-0.027446</text:p>
          </table:table-cell>
          <table:table-cell table:formula="of:=([.M250]-0.02)/2" office:value-type="float" office:value="-0.023723">
            <text:p>-0.023723</text:p>
          </table:table-cell>
          <table:table-cell office:value-type="float" office:value="174.45636">
            <text:p>174.45636</text:p>
          </table:table-cell>
          <table:table-cell office:value-type="float" office:value="-125">
            <text:p>-125</text:p>
          </table:table-cell>
          <table:table-cell office:value-type="float" office:value="-997">
            <text:p>-997</text:p>
          </table:table-cell>
          <table:table-cell office:value-type="float" office:value="64638">
            <text:p>64638</text:p>
          </table:table-cell>
          <table:table-cell office:value-type="float" office:value="-9037">
            <text:p>-9037</text:p>
          </table:table-cell>
          <table:table-cell office:value-type="float" office:value="65260.152344">
            <text:p>65260.152344</text:p>
          </table:table-cell>
          <table:table-cell office:value-type="float" office:value="-4.168047">
            <text:p>-4.168047</text:p>
          </table:table-cell>
          <table:table-cell office:value-type="float" office:value="-0.848149">
            <text:p>-0.848149</text:p>
          </table:table-cell>
          <table:table-cell office:value-type="float" office:value="79.651161">
            <text:p>79.651161</text:p>
          </table:table-cell>
        </table:table-row>
        <table:table-row table:style-name="ro1">
          <table:table-cell office:value-type="float" office:value="125500">
            <text:p>125500</text:p>
          </table:table-cell>
          <table:table-cell office:value-type="float" office:value="4">
            <text:p>4</text:p>
          </table:table-cell>
          <table:table-cell office:value-type="float" office:value="1897">
            <text:p>1897</text:p>
          </table:table-cell>
          <table:table-cell office:value-type="float" office:value="47335.105469">
            <text:p>47335.105469</text:p>
          </table:table-cell>
          <table:table-cell office:value-type="float" office:value="-0.02">
            <text:p>-0.02</text:p>
          </table:table-cell>
          <table:table-cell office:value-type="float" office:value="-0.072478">
            <text:p>-0.072478</text:p>
          </table:table-cell>
          <table:table-cell office:value-type="float" office:value="262.388977">
            <text:p>262.388977</text:p>
          </table:table-cell>
          <table:table-cell office:value-type="float" office:value="0.012">
            <text:p>0.012</text:p>
          </table:table-cell>
          <table:table-cell office:value-type="float" office:value="0.09098">
            <text:p>0.09098</text:p>
          </table:table-cell>
          <table:table-cell table:formula="of:=([.I251]+0.019)/2" office:value-type="float" office:value="0.05499">
            <text:p>0.05499</text:p>
          </table:table-cell>
          <table:table-cell office:value-type="float" office:value="658.163757">
            <text:p>658.163757</text:p>
          </table:table-cell>
          <table:table-cell office:value-type="float" office:value="-0.04">
            <text:p>-0.04</text:p>
          </table:table-cell>
          <table:table-cell office:value-type="float" office:value="-0.144956">
            <text:p>-0.144956</text:p>
          </table:table-cell>
          <table:table-cell table:formula="of:=([.M251]-0.02)/2" office:value-type="float" office:value="-0.082478">
            <text:p>-0.082478</text:p>
          </table:table-cell>
          <table:table-cell office:value-type="float" office:value="262.388977">
            <text:p>262.388977</text:p>
          </table:table-cell>
          <table:table-cell office:value-type="float" office:value="-127">
            <text:p>-127</text:p>
          </table:table-cell>
          <table:table-cell office:value-type="float" office:value="-994">
            <text:p>-994</text:p>
          </table:table-cell>
          <table:table-cell office:value-type="float" office:value="65893">
            <text:p>65893</text:p>
          </table:table-cell>
          <table:table-cell office:value-type="float" office:value="-10460">
            <text:p>-10460</text:p>
          </table:table-cell>
          <table:table-cell office:value-type="float" office:value="66695.171875">
            <text:p>66695.171875</text:p>
          </table:table-cell>
          <table:table-cell office:value-type="float" office:value="-4.188047">
            <text:p>-4.188047</text:p>
          </table:table-cell>
          <table:table-cell office:value-type="float" office:value="-0.920627">
            <text:p>-0.920627</text:p>
          </table:table-cell>
          <table:table-cell office:value-type="float" office:value="78.017746">
            <text:p>78.017746</text:p>
          </table:table-cell>
        </table:table-row>
        <table:table-row table:style-name="ro1">
          <table:table-cell office:value-type="float" office:value="126000">
            <text:p>126000</text:p>
          </table:table-cell>
          <table:table-cell office:value-type="float" office:value="11">
            <text:p>11</text:p>
          </table:table-cell>
          <table:table-cell office:value-type="float" office:value="1842">
            <text:p>1842</text:p>
          </table:table-cell>
          <table:table-cell office:value-type="float" office:value="16648.525391">
            <text:p>16648.525391</text:p>
          </table:table-cell>
          <table:table-cell office:value-type="float" office:value="-0.055">
            <text:p>-0.055</text:p>
          </table:table-cell>
          <table:table-cell office:value-type="float" office:value="-0.218966">
            <text:p>-0.218966</text:p>
          </table:table-cell>
          <table:table-cell office:value-type="float" office:value="298.119202">
            <text:p>298.119202</text:p>
          </table:table-cell>
          <table:table-cell office:value-type="float" office:value="0.028">
            <text:p>0.028</text:p>
          </table:table-cell>
          <table:table-cell office:value-type="float" office:value="-0.220267">
            <text:p>-0.220267</text:p>
          </table:table-cell>
          <table:table-cell table:formula="of:=([.I252]+0.019)/2" office:value-type="float" office:value="-0.1006335">
            <text:p>-0.1006335</text:p>
          </table:table-cell>
          <table:table-cell office:value-type="float" office:value="886.666321">
            <text:p>886.666321</text:p>
          </table:table-cell>
          <table:table-cell office:value-type="float" office:value="-0.11">
            <text:p>-0.11</text:p>
          </table:table-cell>
          <table:table-cell office:value-type="float" office:value="-0.437931">
            <text:p>-0.437931</text:p>
          </table:table-cell>
          <table:table-cell table:formula="of:=([.M252]-0.02)/2" office:value-type="float" office:value="-0.2289655">
            <text:p>-0.2289655</text:p>
          </table:table-cell>
          <table:table-cell office:value-type="float" office:value="298.119202">
            <text:p>298.119202</text:p>
          </table:table-cell>
          <table:table-cell office:value-type="float" office:value="-133">
            <text:p>-133</text:p>
          </table:table-cell>
          <table:table-cell office:value-type="float" office:value="-984">
            <text:p>-984</text:p>
          </table:table-cell>
          <table:table-cell office:value-type="float" office:value="67008">
            <text:p>67008</text:p>
          </table:table-cell>
          <table:table-cell office:value-type="float" office:value="-11926">
            <text:p>-11926</text:p>
          </table:table-cell>
          <table:table-cell office:value-type="float" office:value="68026.765625">
            <text:p>68026.765625</text:p>
          </table:table-cell>
          <table:table-cell office:value-type="float" office:value="-4.243047">
            <text:p>-4.243047</text:p>
          </table:table-cell>
          <table:table-cell office:value-type="float" office:value="-1.139593">
            <text:p>-1.139593</text:p>
          </table:table-cell>
          <table:table-cell office:value-type="float" office:value="73.14212">
            <text:p>73.14212</text:p>
          </table:table-cell>
        </table:table-row>
        <table:table-row table:style-name="ro1">
          <table:table-cell office:value-type="float" office:value="126500">
            <text:p>126500</text:p>
          </table:table-cell>
          <table:table-cell office:value-type="float" office:value="3">
            <text:p>3</text:p>
          </table:table-cell>
          <table:table-cell office:value-type="float" office:value="1771">
            <text:p>1771</text:p>
          </table:table-cell>
          <table:table-cell office:value-type="float" office:value="58937.003906">
            <text:p>58937.003906</text:p>
          </table:table-cell>
          <table:table-cell office:value-type="float" office:value="-0.115">
            <text:p>-0.115</text:p>
          </table:table-cell>
          <table:table-cell office:value-type="float" office:value="-0.31256">
            <text:p>-0.31256</text:p>
          </table:table-cell>
          <table:table-cell office:value-type="float" office:value="171.791733">
            <text:p>171.791733</text:p>
          </table:table-cell>
          <table:table-cell office:value-type="float" office:value="-0.032">
            <text:p>-0.032</text:p>
          </table:table-cell>
          <table:table-cell office:value-type="float" office:value="-0.28491">
            <text:p>-0.28491</text:p>
          </table:table-cell>
          <table:table-cell table:formula="of:=([.I253]+0.019)/2" office:value-type="float" office:value="-0.132955">
            <text:p>-0.132955</text:p>
          </table:table-cell>
          <table:table-cell office:value-type="float" office:value="790.343872">
            <text:p>790.343872</text:p>
          </table:table-cell>
          <table:table-cell office:value-type="float" office:value="-0.23">
            <text:p>-0.23</text:p>
          </table:table-cell>
          <table:table-cell office:value-type="float" office:value="-0.625121">
            <text:p>-0.625121</text:p>
          </table:table-cell>
          <table:table-cell table:formula="of:=([.M253]-0.02)/2" office:value-type="float" office:value="-0.3225605">
            <text:p>-0.3225605</text:p>
          </table:table-cell>
          <table:table-cell office:value-type="float" office:value="171.791733">
            <text:p>171.791733</text:p>
          </table:table-cell>
          <table:table-cell office:value-type="float" office:value="-134">
            <text:p>-134</text:p>
          </table:table-cell>
          <table:table-cell office:value-type="float" office:value="-981">
            <text:p>-981</text:p>
          </table:table-cell>
          <table:table-cell office:value-type="float" office:value="67748">
            <text:p>67748</text:p>
          </table:table-cell>
          <table:table-cell office:value-type="float" office:value="-13535">
            <text:p>-13535</text:p>
          </table:table-cell>
          <table:table-cell office:value-type="float" office:value="69033.09375">
            <text:p>69033.09375</text:p>
          </table:table-cell>
          <table:table-cell office:value-type="float" office:value="-4.358047">
            <text:p>-4.358047</text:p>
          </table:table-cell>
          <table:table-cell office:value-type="float" office:value="-1.452153">
            <text:p>-1.452153</text:p>
          </table:table-cell>
          <table:table-cell office:value-type="float" office:value="66.67881">
            <text:p>66.67881</text:p>
          </table:table-cell>
        </table:table-row>
        <table:table-row table:style-name="ro1">
          <table:table-cell office:value-type="float" office:value="127000">
            <text:p>127000</text:p>
          </table:table-cell>
          <table:table-cell office:value-type="float" office:value="-6">
            <text:p>-6</text:p>
          </table:table-cell>
          <table:table-cell office:value-type="float" office:value="1761">
            <text:p>1761</text:p>
          </table:table-cell>
          <table:table-cell office:value-type="float" office:value="29448.910156">
            <text:p>29448.910156</text:p>
          </table:table-cell>
          <table:table-cell office:value-type="float" office:value="-0.126923">
            <text:p>-0.126923</text:p>
          </table:table-cell>
          <table:table-cell office:value-type="float" office:value="-0.293575">
            <text:p>-0.293575</text:p>
          </table:table-cell>
          <table:table-cell office:value-type="float" office:value="131.301575">
            <text:p>131.301575</text:p>
          </table:table-cell>
          <table:table-cell office:value-type="float" office:value="-0.036">
            <text:p>-0.036</text:p>
          </table:table-cell>
          <table:table-cell office:value-type="float" office:value="-0.040701">
            <text:p>-0.040701</text:p>
          </table:table-cell>
          <table:table-cell table:formula="of:=([.I254]+0.019)/2" office:value-type="float" office:value="-0.0108505">
            <text:p>-0.0108505</text:p>
          </table:table-cell>
          <table:table-cell office:value-type="float" office:value="13.059585">
            <text:p>13.059585</text:p>
          </table:table-cell>
          <table:table-cell office:value-type="float" office:value="-0.253846">
            <text:p>-0.253846</text:p>
          </table:table-cell>
          <table:table-cell office:value-type="float" office:value="-0.58715">
            <text:p>-0.58715</text:p>
          </table:table-cell>
          <table:table-cell table:formula="of:=([.M254]-0.02)/2" office:value-type="float" office:value="-0.303575">
            <text:p>-0.303575</text:p>
          </table:table-cell>
          <table:table-cell office:value-type="float" office:value="131.301575">
            <text:p>131.301575</text:p>
          </table:table-cell>
          <table:table-cell office:value-type="float" office:value="-132">
            <text:p>-132</text:p>
          </table:table-cell>
          <table:table-cell office:value-type="float" office:value="-987">
            <text:p>-987</text:p>
          </table:table-cell>
          <table:table-cell office:value-type="float" office:value="67956">
            <text:p>67956</text:p>
          </table:table-cell>
          <table:table-cell office:value-type="float" office:value="-15284">
            <text:p>-15284</text:p>
          </table:table-cell>
          <table:table-cell office:value-type="float" office:value="69572.835938">
            <text:p>69572.835938</text:p>
          </table:table-cell>
          <table:table-cell office:value-type="float" office:value="-4.48497">
            <text:p>-4.48497</text:p>
          </table:table-cell>
          <table:table-cell office:value-type="float" office:value="-1.745728">
            <text:p>-1.745728</text:p>
          </table:table-cell>
          <table:table-cell office:value-type="float" office:value="61.076035">
            <text:p>61.076035</text:p>
          </table:table-cell>
        </table:table-row>
        <table:table-row table:style-name="ro1">
          <table:table-cell office:value-type="float" office:value="127500">
            <text:p>127500</text:p>
          </table:table-cell>
          <table:table-cell office:value-type="float" office:value="-7">
            <text:p>-7</text:p>
          </table:table-cell>
          <table:table-cell office:value-type="float" office:value="1769">
            <text:p>1769</text:p>
          </table:table-cell>
          <table:table-cell office:value-type="float" office:value="25375.919922">
            <text:p>25375.919922</text:p>
          </table:table-cell>
          <table:table-cell office:value-type="float" office:value="-0.105">
            <text:p>-0.105</text:p>
          </table:table-cell>
          <table:table-cell office:value-type="float" office:value="-0.221497">
            <text:p>-0.221497</text:p>
          </table:table-cell>
          <table:table-cell office:value-type="float" office:value="110.949455">
            <text:p>110.949455</text:p>
          </table:table-cell>
          <table:table-cell office:value-type="float" office:value="-0.004">
            <text:p>-0.004</text:p>
          </table:table-cell>
          <table:table-cell office:value-type="float" office:value="0.033519">
            <text:p>0.033519</text:p>
          </table:table-cell>
          <table:table-cell table:formula="of:=([.I255]+0.019)/2" office:value-type="float" office:value="0.0262595">
            <text:p>0.0262595</text:p>
          </table:table-cell>
          <table:table-cell office:value-type="float" office:value="937.970337">
            <text:p>937.970337</text:p>
          </table:table-cell>
          <table:table-cell office:value-type="float" office:value="-0.21">
            <text:p>-0.21</text:p>
          </table:table-cell>
          <table:table-cell office:value-type="float" office:value="-0.442994">
            <text:p>-0.442994</text:p>
          </table:table-cell>
          <table:table-cell table:formula="of:=([.M255]-0.02)/2" office:value-type="float" office:value="-0.231497">
            <text:p>-0.231497</text:p>
          </table:table-cell>
          <table:table-cell office:value-type="float" office:value="110.949455">
            <text:p>110.949455</text:p>
          </table:table-cell>
          <table:table-cell office:value-type="float" office:value="-130">
            <text:p>-130</text:p>
          </table:table-cell>
          <table:table-cell office:value-type="float" office:value="-994">
            <text:p>-994</text:p>
          </table:table-cell>
          <table:table-cell office:value-type="float" office:value="67648">
            <text:p>67648</text:p>
          </table:table-cell>
          <table:table-cell office:value-type="float" office:value="-17026">
            <text:p>-17026</text:p>
          </table:table-cell>
          <table:table-cell office:value-type="float" office:value="69648.28125">
            <text:p>69648.28125</text:p>
          </table:table-cell>
          <table:table-cell office:value-type="float" office:value="-4.58997">
            <text:p>-4.58997</text:p>
          </table:table-cell>
          <table:table-cell office:value-type="float" office:value="-1.967225">
            <text:p>-1.967225</text:p>
          </table:table-cell>
          <table:table-cell office:value-type="float" office:value="57.140778">
            <text:p>57.140778</text:p>
          </table:table-cell>
        </table:table-row>
        <table:table-row table:style-name="ro1">
          <table:table-cell office:value-type="float" office:value="128000">
            <text:p>128000</text:p>
          </table:table-cell>
          <table:table-cell office:value-type="float" office:value="-4">
            <text:p>-4</text:p>
          </table:table-cell>
          <table:table-cell office:value-type="float" office:value="1779">
            <text:p>1779</text:p>
          </table:table-cell>
          <table:table-cell office:value-type="float" office:value="44587.242188">
            <text:p>44587.242188</text:p>
          </table:table-cell>
          <table:table-cell office:value-type="float" office:value="-0.077778">
            <text:p>-0.077778</text:p>
          </table:table-cell>
          <table:table-cell office:value-type="float" office:value="-0.141958">
            <text:p>-0.141958</text:p>
          </table:table-cell>
          <table:table-cell office:value-type="float" office:value="82.517281">
            <text:p>82.517281</text:p>
          </table:table-cell>
          <table:table-cell office:value-type="float" office:value="0.012">
            <text:p>0.012</text:p>
          </table:table-cell>
          <table:table-cell office:value-type="float" office:value="0.040701">
            <text:p>0.040701</text:p>
          </table:table-cell>
          <table:table-cell table:formula="of:=([.I256]+0.019)/2" office:value-type="float" office:value="0.0298505">
            <text:p>0.0298505</text:p>
          </table:table-cell>
          <table:table-cell office:value-type="float" office:value="239.178497">
            <text:p>239.178497</text:p>
          </table:table-cell>
          <table:table-cell office:value-type="float" office:value="-0.155556">
            <text:p>-0.155556</text:p>
          </table:table-cell>
          <table:table-cell office:value-type="float" office:value="-0.283916">
            <text:p>-0.283916</text:p>
          </table:table-cell>
          <table:table-cell table:formula="of:=([.M256]-0.02)/2" office:value-type="float" office:value="-0.151958">
            <text:p>-0.151958</text:p>
          </table:table-cell>
          <table:table-cell office:value-type="float" office:value="82.517281">
            <text:p>82.517281</text:p>
          </table:table-cell>
          <table:table-cell office:value-type="float" office:value="-130">
            <text:p>-130</text:p>
          </table:table-cell>
          <table:table-cell office:value-type="float" office:value="-998">
            <text:p>-998</text:p>
          </table:table-cell>
          <table:table-cell office:value-type="float" office:value="66961">
            <text:p>66961</text:p>
          </table:table-cell>
          <table:table-cell office:value-type="float" office:value="-18667">
            <text:p>-18667</text:p>
          </table:table-cell>
          <table:table-cell office:value-type="float" office:value="69378.640625">
            <text:p>69378.640625</text:p>
          </table:table-cell>
          <table:table-cell office:value-type="float" office:value="-4.667747">
            <text:p>-4.667747</text:p>
          </table:table-cell>
          <table:table-cell office:value-type="float" office:value="-2.109183">
            <text:p>-2.109183</text:p>
          </table:table-cell>
          <table:table-cell office:value-type="float" office:value="54.81369">
            <text:p>54.81369</text:p>
          </table:table-cell>
        </table:table-row>
        <table:table-row table:style-name="ro1">
          <table:table-cell office:value-type="float" office:value="128500">
            <text:p>128500</text:p>
          </table:table-cell>
          <table:table-cell office:value-type="float" office:value="-2">
            <text:p>-2</text:p>
          </table:table-cell>
          <table:table-cell office:value-type="float" office:value="2063">
            <text:p>2063</text:p>
          </table:table-cell>
          <table:table-cell office:value-type="float" office:value="103260.132813">
            <text:p>103260.132813</text:p>
          </table:table-cell>
          <table:table-cell office:value-type="float" office:value="-0.06">
            <text:p>-0.06</text:p>
          </table:table-cell>
          <table:table-cell office:value-type="float" office:value="-0.121574">
            <text:p>-0.121574</text:p>
          </table:table-cell>
          <table:table-cell office:value-type="float" office:value="102.622513">
            <text:p>102.622513</text:p>
          </table:table-cell>
          <table:table-cell office:value-type="float" office:value="0.008">
            <text:p>0.008</text:p>
          </table:table-cell>
          <table:table-cell office:value-type="float" office:value="1.134852">
            <text:p>1.134852</text:p>
          </table:table-cell>
          <table:table-cell table:formula="of:=([.I257]+0.019)/2" office:value-type="float" office:value="0.576926">
            <text:p>0.576926</text:p>
          </table:table-cell>
          <table:table-cell office:value-type="float" office:value="14085.644531">
            <text:p>14085.644531</text:p>
          </table:table-cell>
          <table:table-cell office:value-type="float" office:value="-0.12">
            <text:p>-0.12</text:p>
          </table:table-cell>
          <table:table-cell office:value-type="float" office:value="-0.243147">
            <text:p>-0.243147</text:p>
          </table:table-cell>
          <table:table-cell table:formula="of:=([.M257]-0.02)/2" office:value-type="float" office:value="-0.1315735">
            <text:p>-0.1315735</text:p>
          </table:table-cell>
          <table:table-cell office:value-type="float" office:value="102.622513">
            <text:p>102.622513</text:p>
          </table:table-cell>
          <table:table-cell office:value-type="float" office:value="-130">
            <text:p>-130</text:p>
          </table:table-cell>
          <table:table-cell office:value-type="float" office:value="-1000">
            <text:p>-1000</text:p>
          </table:table-cell>
          <table:table-cell office:value-type="float" office:value="65903">
            <text:p>65903</text:p>
          </table:table-cell>
          <table:table-cell office:value-type="float" office:value="-20438">
            <text:p>-20438</text:p>
          </table:table-cell>
          <table:table-cell office:value-type="float" office:value="68834.53125">
            <text:p>68834.53125</text:p>
          </table:table-cell>
          <table:table-cell office:value-type="float" office:value="-4.727747">
            <text:p>-4.727747</text:p>
          </table:table-cell>
          <table:table-cell office:value-type="float" office:value="-2.230756">
            <text:p>-2.230756</text:p>
          </table:table-cell>
          <table:table-cell office:value-type="float" office:value="52.815662">
            <text:p>52.815662</text:p>
          </table:table-cell>
        </table:table-row>
        <table:table-row table:style-name="ro1">
          <table:table-cell office:value-type="float" office:value="129000">
            <text:p>129000</text:p>
          </table:table-cell>
          <table:table-cell office:value-type="float" office:value="3">
            <text:p>3</text:p>
          </table:table-cell>
          <table:table-cell office:value-type="float" office:value="2188">
            <text:p>2188</text:p>
          </table:table-cell>
          <table:table-cell office:value-type="float" office:value="72823.367188">
            <text:p>72823.367188</text:p>
          </table:table-cell>
          <table:table-cell office:value-type="float" office:value="-0.075">
            <text:p>-0.075</text:p>
          </table:table-cell>
          <table:table-cell office:value-type="float" office:value="-0.175599">
            <text:p>-0.175599</text:p>
          </table:table-cell>
          <table:table-cell office:value-type="float" office:value="134.131683">
            <text:p>134.131683</text:p>
          </table:table-cell>
          <table:table-cell office:value-type="float" office:value="0.02">
            <text:p>0.02</text:p>
          </table:table-cell>
          <table:table-cell office:value-type="float" office:value="0.497994">
            <text:p>0.497994</text:p>
          </table:table-cell>
          <table:table-cell table:formula="of:=([.I258]+0.019)/2" office:value-type="float" office:value="0.258497">
            <text:p>0.258497</text:p>
          </table:table-cell>
          <table:table-cell office:value-type="float" office:value="2389.969727">
            <text:p>2389.969727</text:p>
          </table:table-cell>
          <table:table-cell office:value-type="float" office:value="-0.15">
            <text:p>-0.15</text:p>
          </table:table-cell>
          <table:table-cell office:value-type="float" office:value="-0.351198">
            <text:p>-0.351198</text:p>
          </table:table-cell>
          <table:table-cell table:formula="of:=([.M258]-0.02)/2" office:value-type="float" office:value="-0.185599">
            <text:p>-0.185599</text:p>
          </table:table-cell>
          <table:table-cell office:value-type="float" office:value="134.131683">
            <text:p>134.131683</text:p>
          </table:table-cell>
          <table:table-cell office:value-type="float" office:value="-130">
            <text:p>-130</text:p>
          </table:table-cell>
          <table:table-cell office:value-type="float" office:value="-997">
            <text:p>-997</text:p>
          </table:table-cell>
          <table:table-cell office:value-type="float" office:value="64562">
            <text:p>64562</text:p>
          </table:table-cell>
          <table:table-cell office:value-type="float" office:value="-22166">
            <text:p>-22166</text:p>
          </table:table-cell>
          <table:table-cell office:value-type="float" office:value="68067.476563">
            <text:p>68067.476563</text:p>
          </table:table-cell>
          <table:table-cell office:value-type="float" office:value="-4.802747">
            <text:p>-4.802747</text:p>
          </table:table-cell>
          <table:table-cell office:value-type="float" office:value="-2.406355">
            <text:p>-2.406355</text:p>
          </table:table-cell>
          <table:table-cell office:value-type="float" office:value="49.896278">
            <text:p>49.896278</text:p>
          </table:table-cell>
        </table:table-row>
        <table:table-row table:style-name="ro1">
          <table:table-cell office:value-type="float" office:value="129500">
            <text:p>129500</text:p>
          </table:table-cell>
          <table:table-cell office:value-type="float" office:value="2">
            <text:p>2</text:p>
          </table:table-cell>
          <table:table-cell office:value-type="float" office:value="2151">
            <text:p>2151</text:p>
          </table:table-cell>
          <table:table-cell office:value-type="float" office:value="107429.554688">
            <text:p>107429.554688</text:p>
          </table:table-cell>
          <table:table-cell office:value-type="float" office:value="-0.095">
            <text:p>-0.095</text:p>
          </table:table-cell>
          <table:table-cell office:value-type="float" office:value="-0.233887">
            <text:p>-0.233887</text:p>
          </table:table-cell>
          <table:table-cell office:value-type="float" office:value="146.197327">
            <text:p>146.197327</text:p>
          </table:table-cell>
          <table:table-cell office:value-type="float" office:value="-0.004">
            <text:p>-0.004</text:p>
          </table:table-cell>
          <table:table-cell office:value-type="float" office:value="-0.148441">
            <text:p>-0.148441</text:p>
          </table:table-cell>
          <table:table-cell table:formula="of:=([.I259]+0.019)/2" office:value-type="float" office:value="-0.0647205">
            <text:p>-0.0647205</text:p>
          </table:table-cell>
          <table:table-cell office:value-type="float" office:value="3611.012939">
            <text:p>3611.012939</text:p>
          </table:table-cell>
          <table:table-cell office:value-type="float" office:value="-0.19">
            <text:p>-0.19</text:p>
          </table:table-cell>
          <table:table-cell office:value-type="float" office:value="-0.467775">
            <text:p>-0.467775</text:p>
          </table:table-cell>
          <table:table-cell table:formula="of:=([.M259]-0.02)/2" office:value-type="float" office:value="-0.2438875">
            <text:p>-0.2438875</text:p>
          </table:table-cell>
          <table:table-cell office:value-type="float" office:value="146.197327">
            <text:p>146.197327</text:p>
          </table:table-cell>
          <table:table-cell office:value-type="float" office:value="-130">
            <text:p>-130</text:p>
          </table:table-cell>
          <table:table-cell office:value-type="float" office:value="-995">
            <text:p>-995</text:p>
          </table:table-cell>
          <table:table-cell office:value-type="float" office:value="62967">
            <text:p>62967</text:p>
          </table:table-cell>
          <table:table-cell office:value-type="float" office:value="-23609">
            <text:p>-23609</text:p>
          </table:table-cell>
          <table:table-cell office:value-type="float" office:value="67027.039063">
            <text:p>67027.039063</text:p>
          </table:table-cell>
          <table:table-cell office:value-type="float" office:value="-4.897747">
            <text:p>-4.897747</text:p>
          </table:table-cell>
          <table:table-cell office:value-type="float" office:value="-2.640243">
            <text:p>-2.640243</text:p>
          </table:table-cell>
          <table:table-cell office:value-type="float" office:value="46.092712">
            <text:p>46.092712</text:p>
          </table:table-cell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-2">
            <text:p>-2</text:p>
          </table:table-cell>
          <table:table-cell office:value-type="float" office:value="2088">
            <text:p>2088</text:p>
          </table:table-cell>
          <table:table-cell office:value-type="float" office:value="104487.15625">
            <text:p>104487.15625</text:p>
          </table:table-cell>
          <table:table-cell office:value-type="float" office:value="-0.105">
            <text:p>-0.105</text:p>
          </table:table-cell>
          <table:table-cell office:value-type="float" office:value="-0.2169">
            <text:p>-0.2169</text:p>
          </table:table-cell>
          <table:table-cell office:value-type="float" office:value="106.571854">
            <text:p>106.571854</text:p>
          </table:table-cell>
          <table:table-cell office:value-type="float" office:value="-0.016">
            <text:p>-0.016</text:p>
          </table:table-cell>
          <table:table-cell office:value-type="float" office:value="-0.251391">
            <text:p>-0.251391</text:p>
          </table:table-cell>
          <table:table-cell table:formula="of:=([.I260]+0.019)/2" office:value-type="float" office:value="-0.1161955">
            <text:p>-0.1161955</text:p>
          </table:table-cell>
          <table:table-cell office:value-type="float" office:value="1471.194702">
            <text:p>1471.194702</text:p>
          </table:table-cell>
          <table:table-cell office:value-type="float" office:value="-0.21">
            <text:p>-0.21</text:p>
          </table:table-cell>
          <table:table-cell office:value-type="float" office:value="-0.433801">
            <text:p>-0.433801</text:p>
          </table:table-cell>
          <table:table-cell table:formula="of:=([.M260]-0.02)/2" office:value-type="float" office:value="-0.2269005">
            <text:p>-0.2269005</text:p>
          </table:table-cell>
          <table:table-cell office:value-type="float" office:value="106.571854">
            <text:p>106.571854</text:p>
          </table:table-cell>
          <table:table-cell office:value-type="float" office:value="-130">
            <text:p>-130</text:p>
          </table:table-cell>
          <table:table-cell office:value-type="float" office:value="-997">
            <text:p>-997</text:p>
          </table:table-cell>
          <table:table-cell office:value-type="float" office:value="61136">
            <text:p>61136</text:p>
          </table:table-cell>
          <table:table-cell office:value-type="float" office:value="-24612">
            <text:p>-24612</text:p>
          </table:table-cell>
          <table:table-cell office:value-type="float" office:value="65659.664063">
            <text:p>65659.664063</text:p>
          </table:table-cell>
          <table:table-cell office:value-type="float" office:value="-5.002747">
            <text:p>-5.002747</text:p>
          </table:table-cell>
          <table:table-cell office:value-type="float" office:value="-2.857143">
            <text:p>-2.857143</text:p>
          </table:table-cell>
          <table:table-cell office:value-type="float" office:value="42.888519">
            <text:p>42.888519</text:p>
          </table:table-cell>
        </table:table-row>
        <table:table-row table:style-name="ro1">
          <table:table-cell office:value-type="float" office:value="130500">
            <text:p>130500</text:p>
          </table:table-cell>
          <table:table-cell office:value-type="float" office:value="-4">
            <text:p>-4</text:p>
          </table:table-cell>
          <table:table-cell office:value-type="float" office:value="2115">
            <text:p>2115</text:p>
          </table:table-cell>
          <table:table-cell office:value-type="float" office:value="52966.957031">
            <text:p>52966.957031</text:p>
          </table:table-cell>
          <table:table-cell office:value-type="float" office:value="-0.09">
            <text:p>-0.09</text:p>
          </table:table-cell>
          <table:table-cell office:value-type="float" office:value="-0.182327">
            <text:p>-0.182327</text:p>
          </table:table-cell>
          <table:table-cell office:value-type="float" office:value="102.58548">
            <text:p>102.58548</text:p>
          </table:table-cell>
          <table:table-cell office:value-type="float" office:value="-0.008">
            <text:p>-0.008</text:p>
          </table:table-cell>
          <table:table-cell office:value-type="float" office:value="0.107739">
            <text:p>0.107739</text:p>
          </table:table-cell>
          <table:table-cell table:formula="of:=([.I261]+0.019)/2" office:value-type="float" office:value="0.0633695">
            <text:p>0.0633695</text:p>
          </table:table-cell>
          <table:table-cell office:value-type="float" office:value="1446.738281">
            <text:p>1446.738281</text:p>
          </table:table-cell>
          <table:table-cell office:value-type="float" office:value="-0.18">
            <text:p>-0.18</text:p>
          </table:table-cell>
          <table:table-cell office:value-type="float" office:value="-0.364654">
            <text:p>-0.364654</text:p>
          </table:table-cell>
          <table:table-cell table:formula="of:=([.M261]-0.02)/2" office:value-type="float" office:value="-0.192327">
            <text:p>-0.192327</text:p>
          </table:table-cell>
          <table:table-cell office:value-type="float" office:value="102.585495">
            <text:p>102.585495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59106">
            <text:p>59106</text:p>
          </table:table-cell>
          <table:table-cell office:value-type="float" office:value="-25205">
            <text:p>-25205</text:p>
          </table:table-cell>
          <table:table-cell office:value-type="float" office:value="63991.058594">
            <text:p>63991.058594</text:p>
          </table:table-cell>
          <table:table-cell office:value-type="float" office:value="-5.092747">
            <text:p>-5.092747</text:p>
          </table:table-cell>
          <table:table-cell office:value-type="float" office:value="-3.03947">
            <text:p>-3.03947</text:p>
          </table:table-cell>
          <table:table-cell office:value-type="float" office:value="40.317677">
            <text:p>40.317677</text:p>
          </table:table-cell>
        </table:table-row>
        <table:table-row table:style-name="ro1">
          <table:table-cell office:value-type="float" office:value="131000">
            <text:p>131000</text:p>
          </table:table-cell>
          <table:table-cell office:value-type="float" office:value="0">
            <text:p>0</text:p>
          </table:table-cell>
          <table:table-cell office:value-type="float" office:value="2176">
            <text:p>217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3057">
            <text:p>0.013057</text:p>
          </table:table-cell>
          <table:table-cell office:value-type="float" office:value="100">
            <text:p>100</text:p>
          </table:table-cell>
          <table:table-cell office:value-type="float" office:value="0.016">
            <text:p>0.016</text:p>
          </table:table-cell>
          <table:table-cell office:value-type="float" office:value="0.246603">
            <text:p>0.246603</text:p>
          </table:table-cell>
          <table:table-cell table:formula="of:=([.I262]+0.019)/2" office:value-type="float" office:value="0.1328015">
            <text:p>0.1328015</text:p>
          </table:table-cell>
          <table:table-cell office:value-type="float" office:value="1441.267212">
            <text:p>1441.267212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table:formula="of:=([.M262]-0.02)/2" office:value-type="float" office:value="0.0030565">
            <text:p>0.0030565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56941">
            <text:p>56941</text:p>
          </table:table-cell>
          <table:table-cell office:value-type="float" office:value="-25427">
            <text:p>-25427</text:p>
          </table:table-cell>
          <table:table-cell office:value-type="float" office:value="62079.324219">
            <text:p>62079.324219</text:p>
          </table:table-cell>
          <table:table-cell office:value-type="float" office:value="-5.092747">
            <text:p>-5.092747</text:p>
          </table:table-cell>
          <table:table-cell office:value-type="float" office:value="-3.026413">
            <text:p>-3.026413</text:p>
          </table:table-cell>
          <table:table-cell office:value-type="float" office:value="40.574055">
            <text:p>40.574055</text:p>
          </table:table-cell>
        </table:table-row>
        <table:table-row table:style-name="ro1">
          <table:table-cell office:value-type="float" office:value="131500">
            <text:p>131500</text:p>
          </table:table-cell>
          <table:table-cell office:value-type="float" office:value="0">
            <text:p>0</text:p>
          </table:table-cell>
          <table:table-cell office:value-type="float" office:value="2152">
            <text:p>21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592">
            <text:p>0.0105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95768">
            <text:p>-0.095768</text:p>
          </table:table-cell>
          <table:table-cell table:formula="of:=([.I263]+0.019)/2" office:value-type="float" office:value="-0.038384">
            <text:p>-0.0383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table:formula="of:=([.M263]-0.02)/2" office:value-type="float" office:value="0.000591999999999999">
            <text:p>0.000592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54803">
            <text:p>54803</text:p>
          </table:table-cell>
          <table:table-cell office:value-type="float" office:value="-25674">
            <text:p>-25674</text:p>
          </table:table-cell>
          <table:table-cell office:value-type="float" office:value="60220.441406">
            <text:p>60220.441406</text:p>
          </table:table-cell>
          <table:table-cell office:value-type="float" office:value="-5.092747">
            <text:p>-5.092747</text:p>
          </table:table-cell>
          <table:table-cell office:value-type="float" office:value="-3.015821">
            <text:p>-3.015821</text:p>
          </table:table-cell>
          <table:table-cell office:value-type="float" office:value="40.782036">
            <text:p>40.782036</text:p>
          </table:table-cell>
        </table:table-row>
        <table:table-row table:style-name="ro1">
          <table:table-cell office:value-type="float" office:value="132000">
            <text:p>132000</text:p>
          </table:table-cell>
          <table:table-cell office:value-type="float" office:value="0">
            <text:p>0</text:p>
          </table:table-cell>
          <table:table-cell office:value-type="float" office:value="2148">
            <text:p>21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458">
            <text:p>0.0114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([.I264]+0.019)/2" office:value-type="float" office:value="-0.0000769999999999989">
            <text:p>-0.0000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916">
            <text:p>0.022916</text:p>
          </table:table-cell>
          <table:table-cell table:formula="of:=([.M264]-0.02)/2" office:value-type="float" office:value="0.001458">
            <text:p>0.001458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52672">
            <text:p>52672</text:p>
          </table:table-cell>
          <table:table-cell office:value-type="float" office:value="-25943">
            <text:p>-25943</text:p>
          </table:table-cell>
          <table:table-cell office:value-type="float" office:value="58397.433594">
            <text:p>58397.433594</text:p>
          </table:table-cell>
          <table:table-cell office:value-type="float" office:value="-5.092747">
            <text:p>-5.092747</text:p>
          </table:table-cell>
          <table:table-cell office:value-type="float" office:value="-3.004363">
            <text:p>-3.004363</text:p>
          </table:table-cell>
          <table:table-cell office:value-type="float" office:value="41.007023">
            <text:p>41.007023</text:p>
          </table:table-cell>
        </table:table-row>
        <table:table-row table:style-name="ro1">
          <table:table-cell office:value-type="float" office:value="132500">
            <text:p>132500</text:p>
          </table:table-cell>
          <table:table-cell office:value-type="float" office:value="0">
            <text:p>0</text:p>
          </table:table-cell>
          <table:table-cell office:value-type="float" office:value="2139">
            <text:p>213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725">
            <text:p>0.0107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3519">
            <text:p>-0.033519</text:p>
          </table:table-cell>
          <table:table-cell table:formula="of:=([.I265]+0.019)/2" office:value-type="float" office:value="-0.0072595">
            <text:p>-0.00725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45">
            <text:p>0.02145</text:p>
          </table:table-cell>
          <table:table-cell table:formula="of:=([.M265]-0.02)/2" office:value-type="float" office:value="0.000725">
            <text:p>0.000725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50553">
            <text:p>50553</text:p>
          </table:table-cell>
          <table:table-cell office:value-type="float" office:value="-26236">
            <text:p>-26236</text:p>
          </table:table-cell>
          <table:table-cell office:value-type="float" office:value="56618.664063">
            <text:p>56618.664063</text:p>
          </table:table-cell>
          <table:table-cell office:value-type="float" office:value="-5.092747">
            <text:p>-5.092747</text:p>
          </table:table-cell>
          <table:table-cell office:value-type="float" office:value="-2.993638">
            <text:p>-2.993638</text:p>
          </table:table-cell>
          <table:table-cell office:value-type="float" office:value="41.217617">
            <text:p>41.217617</text:p>
          </table:table-cell>
        </table:table-row>
        <table:table-row table:style-name="ro1">
          <table:table-cell office:value-type="float" office:value="133000">
            <text:p>133000</text:p>
          </table:table-cell>
          <table:table-cell office:value-type="float" office:value="3">
            <text:p>3</text:p>
          </table:table-cell>
          <table:table-cell office:value-type="float" office:value="2142">
            <text:p>2142</text:p>
          </table:table-cell>
          <table:table-cell office:value-type="float" office:value="71307.046875">
            <text:p>71307.046875</text:p>
          </table:table-cell>
          <table:table-cell office:value-type="float" office:value="-0.015">
            <text:p>-0.015</text:p>
          </table:table-cell>
          <table:table-cell office:value-type="float" office:value="-0.040702">
            <text:p>-0.040702</text:p>
          </table:table-cell>
          <table:table-cell office:value-type="float" office:value="171.347641">
            <text:p>171.347641</text:p>
          </table:table-cell>
          <table:table-cell office:value-type="float" office:value="0.012">
            <text:p>0.012</text:p>
          </table:table-cell>
          <table:table-cell office:value-type="float" office:value="0.011971">
            <text:p>0.011971</text:p>
          </table:table-cell>
          <table:table-cell table:formula="of:=([.I266]+0.019)/2" office:value-type="float" office:value="0.0154855">
            <text:p>0.0154855</text:p>
          </table:table-cell>
          <table:table-cell office:value-type="float" office:value="0.241694">
            <text:p>0.241694</text:p>
          </table:table-cell>
          <table:table-cell office:value-type="float" office:value="-0.03">
            <text:p>-0.03</text:p>
          </table:table-cell>
          <table:table-cell office:value-type="float" office:value="-0.081404">
            <text:p>-0.081404</text:p>
          </table:table-cell>
          <table:table-cell table:formula="of:=([.M266]-0.02)/2" office:value-type="float" office:value="-0.050702">
            <text:p>-0.050702</text:p>
          </table:table-cell>
          <table:table-cell office:value-type="float" office:value="171.347641">
            <text:p>171.347641</text:p>
          </table:table-cell>
          <table:table-cell office:value-type="float" office:value="-130">
            <text:p>-130</text:p>
          </table:table-cell>
          <table:table-cell office:value-type="float" office:value="-998">
            <text:p>-998</text:p>
          </table:table-cell>
          <table:table-cell office:value-type="float" office:value="48434">
            <text:p>48434</text:p>
          </table:table-cell>
          <table:table-cell office:value-type="float" office:value="-26552">
            <text:p>-26552</text:p>
          </table:table-cell>
          <table:table-cell office:value-type="float" office:value="54876.855469">
            <text:p>54876.855469</text:p>
          </table:table-cell>
          <table:table-cell office:value-type="float" office:value="-5.107747">
            <text:p>-5.107747</text:p>
          </table:table-cell>
          <table:table-cell office:value-type="float" office:value="-3.03434">
            <text:p>-3.03434</text:p>
          </table:table-cell>
          <table:table-cell office:value-type="float" office:value="40.593372">
            <text:p>40.593372</text:p>
          </table:table-cell>
        </table:table-row>
        <table:table-row table:style-name="ro1">
          <table:table-cell office:value-type="float" office:value="133500">
            <text:p>133500</text:p>
          </table:table-cell>
          <table:table-cell office:value-type="float" office:value="10">
            <text:p>10</text:p>
          </table:table-cell>
          <table:table-cell office:value-type="float" office:value="2008">
            <text:p>2008</text:p>
          </table:table-cell>
          <table:table-cell office:value-type="float" office:value="19975.375">
            <text:p>19975.375</text:p>
          </table:table-cell>
          <table:table-cell office:value-type="float" office:value="-0.05">
            <text:p>-0.05</text:p>
          </table:table-cell>
          <table:table-cell office:value-type="float" office:value="-0.063018">
            <text:p>-0.063018</text:p>
          </table:table-cell>
          <table:table-cell office:value-type="float" office:value="26.036745">
            <text:p>26.036745</text:p>
          </table:table-cell>
          <table:table-cell office:value-type="float" office:value="0.028">
            <text:p>0.028</text:p>
          </table:table-cell>
          <table:table-cell office:value-type="float" office:value="-0.538695">
            <text:p>-0.538695</text:p>
          </table:table-cell>
          <table:table-cell table:formula="of:=([.I267]+0.019)/2" office:value-type="float" office:value="-0.2598475">
            <text:p>-0.2598475</text:p>
          </table:table-cell>
          <table:table-cell office:value-type="float" office:value="2023.912231">
            <text:p>2023.912231</text:p>
          </table:table-cell>
          <table:table-cell office:value-type="float" office:value="-0.1">
            <text:p>-0.1</text:p>
          </table:table-cell>
          <table:table-cell office:value-type="float" office:value="-0.126037">
            <text:p>-0.126037</text:p>
          </table:table-cell>
          <table:table-cell table:formula="of:=([.M267]-0.02)/2" office:value-type="float" office:value="-0.0730185">
            <text:p>-0.0730185</text:p>
          </table:table-cell>
          <table:table-cell office:value-type="float" office:value="26.036745">
            <text:p>26.036745</text:p>
          </table:table-cell>
          <table:table-cell office:value-type="float" office:value="-126">
            <text:p>-126</text:p>
          </table:table-cell>
          <table:table-cell office:value-type="float" office:value="-989">
            <text:p>-989</text:p>
          </table:table-cell>
          <table:table-cell office:value-type="float" office:value="46438">
            <text:p>46438</text:p>
          </table:table-cell>
          <table:table-cell office:value-type="float" office:value="-26767">
            <text:p>-26767</text:p>
          </table:table-cell>
          <table:table-cell office:value-type="float" office:value="53223.222656">
            <text:p>53223.222656</text:p>
          </table:table-cell>
          <table:table-cell office:value-type="float" office:value="-5.157747">
            <text:p>-5.157747</text:p>
          </table:table-cell>
          <table:table-cell office:value-type="float" office:value="-3.097359">
            <text:p>-3.097359</text:p>
          </table:table-cell>
          <table:table-cell office:value-type="float" office:value="39.947449">
            <text:p>39.947449</text:p>
          </table:table-cell>
        </table:table-row>
        <table:table-row table:style-name="ro1">
          <table:table-cell office:value-type="float" office:value="134000">
            <text:p>134000</text:p>
          </table:table-cell>
          <table:table-cell office:value-type="float" office:value="26">
            <text:p>26</text:p>
          </table:table-cell>
          <table:table-cell office:value-type="float" office:value="2057">
            <text:p>2057</text:p>
          </table:table-cell>
          <table:table-cell office:value-type="float" office:value="7812.374023">
            <text:p>7812.374023</text:p>
          </table:table-cell>
          <table:table-cell office:value-type="float" office:value="-0.035">
            <text:p>-0.035</text:p>
          </table:table-cell>
          <table:table-cell office:value-type="float" office:value="-0.062552">
            <text:p>-0.062552</text:p>
          </table:table-cell>
          <table:table-cell office:value-type="float" office:value="78.720184">
            <text:p>78.720184</text:p>
          </table:table-cell>
          <table:table-cell office:value-type="float" office:value="0.064">
            <text:p>0.064</text:p>
          </table:table-cell>
          <table:table-cell office:value-type="float" office:value="0.198719">
            <text:p>0.198719</text:p>
          </table:table-cell>
          <table:table-cell table:formula="of:=([.I268]+0.019)/2" office:value-type="float" office:value="0.1088595">
            <text:p>0.1088595</text:p>
          </table:table-cell>
          <table:table-cell office:value-type="float" office:value="210.497971">
            <text:p>210.497971</text:p>
          </table:table-cell>
          <table:table-cell office:value-type="float" office:value="-0.07">
            <text:p>-0.07</text:p>
          </table:table-cell>
          <table:table-cell office:value-type="float" office:value="-0.125104">
            <text:p>-0.125104</text:p>
          </table:table-cell>
          <table:table-cell table:formula="of:=([.M268]-0.02)/2" office:value-type="float" office:value="-0.072552">
            <text:p>-0.072552</text:p>
          </table:table-cell>
          <table:table-cell office:value-type="float" office:value="78.720184">
            <text:p>78.720184</text:p>
          </table:table-cell>
          <table:table-cell office:value-type="float" office:value="-115">
            <text:p>-115</text:p>
          </table:table-cell>
          <table:table-cell office:value-type="float" office:value="-966">
            <text:p>-966</text:p>
          </table:table-cell>
          <table:table-cell office:value-type="float" office:value="44383">
            <text:p>44383</text:p>
          </table:table-cell>
          <table:table-cell office:value-type="float" office:value="-26858">
            <text:p>-26858</text:p>
          </table:table-cell>
          <table:table-cell office:value-type="float" office:value="51482.695313">
            <text:p>51482.695313</text:p>
          </table:table-cell>
          <table:table-cell office:value-type="float" office:value="-5.192747">
            <text:p>-5.192747</text:p>
          </table:table-cell>
          <table:table-cell office:value-type="float" office:value="-3.159911">
            <text:p>-3.159911</text:p>
          </table:table-cell>
          <table:table-cell office:value-type="float" office:value="39.14761">
            <text:p>39.14761</text:p>
          </table:table-cell>
        </table:table-row>
        <table:table-row table:style-name="ro1">
          <table:table-cell office:value-type="float" office:value="134500">
            <text:p>134500</text:p>
          </table:table-cell>
          <table:table-cell office:value-type="float" office:value="31">
            <text:p>31</text:p>
          </table:table-cell>
          <table:table-cell office:value-type="float" office:value="2126">
            <text:p>2126</text:p>
          </table:table-cell>
          <table:table-cell office:value-type="float" office:value="6758.228516">
            <text:p>6758.228516</text:p>
          </table:table-cell>
          <table:table-cell office:value-type="float" office:value="-0.03">
            <text:p>-0.03</text:p>
          </table:table-cell>
          <table:table-cell office:value-type="float" office:value="-0.059288">
            <text:p>-0.059288</text:p>
          </table:table-cell>
          <table:table-cell office:value-type="float" office:value="97.626343">
            <text:p>97.626343</text:p>
          </table:table-cell>
          <table:table-cell office:value-type="float" office:value="0.02">
            <text:p>0.02</text:p>
          </table:table-cell>
          <table:table-cell office:value-type="float" office:value="0.275333">
            <text:p>0.275333</text:p>
          </table:table-cell>
          <table:table-cell table:formula="of:=([.I269]+0.019)/2" office:value-type="float" office:value="0.1471665">
            <text:p>0.1471665</text:p>
          </table:table-cell>
          <table:table-cell office:value-type="float" office:value="1276.666138">
            <text:p>1276.666138</text:p>
          </table:table-cell>
          <table:table-cell office:value-type="float" office:value="-0.06">
            <text:p>-0.06</text:p>
          </table:table-cell>
          <table:table-cell office:value-type="float" office:value="-0.118576">
            <text:p>-0.118576</text:p>
          </table:table-cell>
          <table:table-cell table:formula="of:=([.M269]-0.02)/2" office:value-type="float" office:value="-0.069288">
            <text:p>-0.069288</text:p>
          </table:table-cell>
          <table:table-cell office:value-type="float" office:value="97.626343">
            <text:p>97.626343</text:p>
          </table:table-cell>
          <table:table-cell office:value-type="float" office:value="-101">
            <text:p>-101</text:p>
          </table:table-cell>
          <table:table-cell office:value-type="float" office:value="-939">
            <text:p>-939</text:p>
          </table:table-cell>
          <table:table-cell office:value-type="float" office:value="42257">
            <text:p>42257</text:p>
          </table:table-cell>
          <table:table-cell office:value-type="float" office:value="-26819">
            <text:p>-26819</text:p>
          </table:table-cell>
          <table:table-cell office:value-type="float" office:value="49638.4375">
            <text:p>49638.4375</text:p>
          </table:table-cell>
          <table:table-cell office:value-type="float" office:value="-5.222747">
            <text:p>-5.222747</text:p>
          </table:table-cell>
          <table:table-cell office:value-type="float" office:value="-3.219198">
            <text:p>-3.219198</text:p>
          </table:table-cell>
          <table:table-cell office:value-type="float" office:value="38.361973">
            <text:p>38.361973</text:p>
          </table:table-cell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office:value-type="float" office:value="28562.005859">
            <text:p>28562.005859</text:p>
          </table:table-cell>
          <table:table-cell office:value-type="float" office:value="-0.002692">
            <text:p>-0.002692</text:p>
          </table:table-cell>
          <table:table-cell office:value-type="float" office:value="0.01752">
            <text:p>0.01752</text:p>
          </table:table-cell>
          <table:table-cell office:value-type="float" office:value="750.739502">
            <text:p>750.739502</text:p>
          </table:table-cell>
          <table:table-cell office:value-type="float" office:value="-0.096">
            <text:p>-0.096</text:p>
          </table:table-cell>
          <table:table-cell office:value-type="float" office:value="-0.47884">
            <text:p>-0.47884</text:p>
          </table:table-cell>
          <table:table-cell table:formula="of:=([.I270]+0.019)/2" office:value-type="float" office:value="-0.22992">
            <text:p>-0.22992</text:p>
          </table:table-cell>
          <table:table-cell office:value-type="float" office:value="398.791992">
            <text:p>398.791992</text:p>
          </table:table-cell>
          <table:table-cell office:value-type="float" office:value="-0.005385">
            <text:p>-0.005385</text:p>
          </table:table-cell>
          <table:table-cell office:value-type="float" office:value="0.03504">
            <text:p>0.03504</text:p>
          </table:table-cell>
          <table:table-cell table:formula="of:=([.M270]-0.02)/2" office:value-type="float" office:value="0.00752">
            <text:p>0.00752</text:p>
          </table:table-cell>
          <table:table-cell office:value-type="float" office:value="750.739502">
            <text:p>750.739502</text:p>
          </table:table-cell>
          <table:table-cell office:value-type="float" office:value="-98">
            <text:p>-98</text:p>
          </table:table-cell>
          <table:table-cell office:value-type="float" office:value="-933">
            <text:p>-933</text:p>
          </table:table-cell>
          <table:table-cell office:value-type="float" office:value="40257">
            <text:p>40257</text:p>
          </table:table-cell>
          <table:table-cell office:value-type="float" office:value="-26663">
            <text:p>-26663</text:p>
          </table:table-cell>
          <table:table-cell office:value-type="float" office:value="47859.785156">
            <text:p>47859.785156</text:p>
          </table:table-cell>
          <table:table-cell office:value-type="float" office:value="-5.22544">
            <text:p>-5.22544</text:p>
          </table:table-cell>
          <table:table-cell office:value-type="float" office:value="-3.201679">
            <text:p>-3.201679</text:p>
          </table:table-cell>
          <table:table-cell office:value-type="float" office:value="38.729012">
            <text:p>38.729012</text:p>
          </table:table-cell>
        </table:table-row>
        <table:table-row table:style-name="ro1">
          <table:table-cell office:value-type="float" office:value="135500">
            <text:p>135500</text:p>
          </table:table-cell>
          <table:table-cell office:value-type="float" office:value="1">
            <text:p>1</text:p>
          </table:table-cell>
          <table:table-cell office:value-type="float" office:value="2029">
            <text:p>2029</text:p>
          </table:table-cell>
          <table:table-cell office:value-type="float" office:value="202808.546875">
            <text:p>202808.546875</text:p>
          </table:table-cell>
          <table:table-cell office:value-type="float" office:value="-0.005">
            <text:p>-0.005</text:p>
          </table:table-cell>
          <table:table-cell office:value-type="float" office:value="0.012857">
            <text:p>0.012857</text:p>
          </table:table-cell>
          <table:table-cell office:value-type="float" office:value="357.136292">
            <text:p>357.136292</text:p>
          </table:table-cell>
          <table:table-cell office:value-type="float" office:value="-0.024">
            <text:p>-0.024</text:p>
          </table:table-cell>
          <table:table-cell office:value-type="float" office:value="0.09098">
            <text:p>0.09098</text:p>
          </table:table-cell>
          <table:table-cell table:formula="of:=([.I271]+0.019)/2" office:value-type="float" office:value="0.05499">
            <text:p>0.05499</text:p>
          </table:table-cell>
          <table:table-cell office:value-type="float" office:value="479.081879">
            <text:p>479.081879</text:p>
          </table:table-cell>
          <table:table-cell office:value-type="float" office:value="-0.01">
            <text:p>-0.01</text:p>
          </table:table-cell>
          <table:table-cell office:value-type="float" office:value="0.025714">
            <text:p>0.025714</text:p>
          </table:table-cell>
          <table:table-cell table:formula="of:=([.M271]-0.02)/2" office:value-type="float" office:value="0.002857">
            <text:p>0.002857</text:p>
          </table:table-cell>
          <table:table-cell office:value-type="float" office:value="357.136292">
            <text:p>357.136292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38232">
            <text:p>38232</text:p>
          </table:table-cell>
          <table:table-cell office:value-type="float" office:value="-26541">
            <text:p>-26541</text:p>
          </table:table-cell>
          <table:table-cell office:value-type="float" office:value="46097.828125">
            <text:p>46097.828125</text:p>
          </table:table-cell>
          <table:table-cell office:value-type="float" office:value="-5.23044">
            <text:p>-5.23044</text:p>
          </table:table-cell>
          <table:table-cell office:value-type="float" office:value="-3.188822">
            <text:p>-3.188822</text:p>
          </table:table-cell>
          <table:table-cell office:value-type="float" office:value="39.03339">
            <text:p>39.03339</text:p>
          </table:table-cell>
        </table:table-row>
        <table:table-row table:style-name="ro1">
          <table:table-cell office:value-type="float" office:value="136000">
            <text:p>136000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459">
            <text:p>0.009459</text:p>
          </table:table-cell>
          <table:table-cell office:value-type="float" office:value="100">
            <text:p>100</text:p>
          </table:table-cell>
          <table:table-cell office:value-type="float" office:value="-0.004">
            <text:p>-0.004</text:p>
          </table:table-cell>
          <table:table-cell office:value-type="float" office:value="-0.033519">
            <text:p>-0.033519</text:p>
          </table:table-cell>
          <table:table-cell table:formula="of:=([.I272]+0.019)/2" office:value-type="float" office:value="-0.0072595">
            <text:p>-0.0072595</text:p>
          </table:table-cell>
          <table:table-cell office:value-type="float" office:value="737.97052">
            <text:p>737.97052</text:p>
          </table:table-cell>
          <table:table-cell office:value-type="float" office:value="0">
            <text:p>0</text:p>
          </table:table-cell>
          <table:table-cell office:value-type="float" office:value="0.018919">
            <text:p>0.018919</text:p>
          </table:table-cell>
          <table:table-cell table:formula="of:=([.M272]-0.02)/2" office:value-type="float" office:value="-0.000540500000000001">
            <text:p>-0.000540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36214">
            <text:p>36214</text:p>
          </table:table-cell>
          <table:table-cell office:value-type="float" office:value="-26446">
            <text:p>-26446</text:p>
          </table:table-cell>
          <table:table-cell office:value-type="float" office:value="44379.335938">
            <text:p>44379.335938</text:p>
          </table:table-cell>
          <table:table-cell office:value-type="float" office:value="-5.23044">
            <text:p>-5.23044</text:p>
          </table:table-cell>
          <table:table-cell office:value-type="float" office:value="-3.179362">
            <text:p>-3.179362</text:p>
          </table:table-cell>
          <table:table-cell office:value-type="float" office:value="39.214245">
            <text:p>39.214245</text:p>
          </table:table-cell>
        </table:table-row>
        <table:table-row table:style-name="ro1">
          <table:table-cell office:value-type="float" office:value="136500">
            <text:p>136500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658">
            <text:p>0.0116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7461">
            <text:p>-0.057461</text:p>
          </table:table-cell>
          <table:table-cell table:formula="of:=([.I273]+0.019)/2" office:value-type="float" office:value="-0.0192305">
            <text:p>-0.01923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([.M273]-0.02)/2" office:value-type="float" office:value="0.0016575">
            <text:p>0.001657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34209">
            <text:p>34209</text:p>
          </table:table-cell>
          <table:table-cell office:value-type="float" office:value="-26370">
            <text:p>-26370</text:p>
          </table:table-cell>
          <table:table-cell office:value-type="float" office:value="42709.039063">
            <text:p>42709.039063</text:p>
          </table:table-cell>
          <table:table-cell office:value-type="float" office:value="-5.23044">
            <text:p>-5.23044</text:p>
          </table:table-cell>
          <table:table-cell office:value-type="float" office:value="-3.167705">
            <text:p>-3.167705</text:p>
          </table:table-cell>
          <table:table-cell office:value-type="float" office:value="39.437126">
            <text:p>39.437126</text:p>
          </table:table-cell>
        </table:table-row>
        <table:table-row table:style-name="ro1">
          <table:table-cell office:value-type="float" office:value="137000">
            <text:p>137000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124">
            <text:p>0.0121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2394">
            <text:p>-0.002394</text:p>
          </table:table-cell>
          <table:table-cell table:formula="of:=([.I274]+0.019)/2" office:value-type="float" office:value="0.008303">
            <text:p>0.0083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formula="of:=([.M274]-0.02)/2" office:value-type="float" office:value="0.002124">
            <text:p>0.002124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32204">
            <text:p>32204</text:p>
          </table:table-cell>
          <table:table-cell office:value-type="float" office:value="-26318">
            <text:p>-26318</text:p>
          </table:table-cell>
          <table:table-cell office:value-type="float" office:value="41083.671875">
            <text:p>41083.671875</text:p>
          </table:table-cell>
          <table:table-cell office:value-type="float" office:value="-5.23044">
            <text:p>-5.23044</text:p>
          </table:table-cell>
          <table:table-cell office:value-type="float" office:value="-3.155581">
            <text:p>-3.155581</text:p>
          </table:table-cell>
          <table:table-cell office:value-type="float" office:value="39.668922">
            <text:p>39.668922</text:p>
          </table:table-cell>
        </table:table-row>
        <table:table-row table:style-name="ro1">
          <table:table-cell office:value-type="float" office:value="137500">
            <text:p>137500</text:p>
          </table:table-cell>
          <table:table-cell office:value-type="float" office:value="0">
            <text:p>0</text:p>
          </table:table-cell>
          <table:table-cell office:value-type="float" office:value="1999">
            <text:p>19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658">
            <text:p>0.0116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6336">
            <text:p>-0.026336</text:p>
          </table:table-cell>
          <table:table-cell table:formula="of:=([.I275]+0.019)/2" office:value-type="float" office:value="-0.003668">
            <text:p>-0.0036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([.M275]-0.02)/2" office:value-type="float" office:value="0.0016575">
            <text:p>0.001657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30205">
            <text:p>30205</text:p>
          </table:table-cell>
          <table:table-cell office:value-type="float" office:value="-26290">
            <text:p>-26290</text:p>
          </table:table-cell>
          <table:table-cell office:value-type="float" office:value="39513.289063">
            <text:p>39513.289063</text:p>
          </table:table-cell>
          <table:table-cell office:value-type="float" office:value="-5.23044">
            <text:p>-5.23044</text:p>
          </table:table-cell>
          <table:table-cell office:value-type="float" office:value="-3.143923">
            <text:p>-3.143923</text:p>
          </table:table-cell>
          <table:table-cell office:value-type="float" office:value="39.891808">
            <text:p>39.891808</text:p>
          </table:table-cell>
        </table:table-row>
        <table:table-row table:style-name="ro1">
          <table:table-cell office:value-type="float" office:value="138000">
            <text:p>138000</text:p>
          </table:table-cell>
          <table:table-cell office:value-type="float" office:value="0">
            <text:p>0</text:p>
          </table:table-cell>
          <table:table-cell office:value-type="float" office:value="1993">
            <text:p>199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258">
            <text:p>0.0112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([.I276]+0.019)/2" office:value-type="float" office:value="-0.002471">
            <text:p>-0.0024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([.M276]-0.02)/2" office:value-type="float" office:value="0.001258">
            <text:p>0.001258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28212">
            <text:p>28212</text:p>
          </table:table-cell>
          <table:table-cell office:value-type="float" office:value="-26285">
            <text:p>-26285</text:p>
          </table:table-cell>
          <table:table-cell office:value-type="float" office:value="38003.035156">
            <text:p>38003.035156</text:p>
          </table:table-cell>
          <table:table-cell office:value-type="float" office:value="-5.23044">
            <text:p>-5.23044</text:p>
          </table:table-cell>
          <table:table-cell office:value-type="float" office:value="-3.132665">
            <text:p>-3.132665</text:p>
          </table:table-cell>
          <table:table-cell office:value-type="float" office:value="40.107048">
            <text:p>40.107048</text:p>
          </table:table-cell>
        </table:table-row>
        <table:table-row table:style-name="ro1">
          <table:table-cell office:value-type="float" office:value="138500">
            <text:p>138500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191">
            <text:p>0.0111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5913">
            <text:p>-0.035913</text:p>
          </table:table-cell>
          <table:table-cell table:formula="of:=([.I277]+0.019)/2" office:value-type="float" office:value="-0.0084565">
            <text:p>-0.0084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([.M277]-0.02)/2" office:value-type="float" office:value="0.0011915">
            <text:p>0.001191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26228">
            <text:p>26228</text:p>
          </table:table-cell>
          <table:table-cell office:value-type="float" office:value="-26303">
            <text:p>-26303</text:p>
          </table:table-cell>
          <table:table-cell office:value-type="float" office:value="36561.535156">
            <text:p>36561.535156</text:p>
          </table:table-cell>
          <table:table-cell office:value-type="float" office:value="-5.23044">
            <text:p>-5.23044</text:p>
          </table:table-cell>
          <table:table-cell office:value-type="float" office:value="-3.121473">
            <text:p>-3.121473</text:p>
          </table:table-cell>
          <table:table-cell office:value-type="float" office:value="40.321014">
            <text:p>40.321014</text:p>
          </table:table-cell>
        </table:table-row>
        <table:table-row table:style-name="ro1">
          <table:table-cell office:value-type="float" office:value="139000">
            <text:p>139000</text:p>
          </table:table-cell>
          <table:table-cell office:value-type="float" office:value="0">
            <text:p>0</text:p>
          </table:table-cell>
          <table:table-cell office:value-type="float" office:value="1988">
            <text:p>19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725">
            <text:p>0.0107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table:formula="of:=([.I278]+0.019)/2" office:value-type="float" office:value="0.0166825">
            <text:p>0.01668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45">
            <text:p>0.02145</text:p>
          </table:table-cell>
          <table:table-cell table:formula="of:=([.M278]-0.02)/2" office:value-type="float" office:value="0.000725">
            <text:p>0.00072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24241">
            <text:p>24241</text:p>
          </table:table-cell>
          <table:table-cell office:value-type="float" office:value="-26343">
            <text:p>-26343</text:p>
          </table:table-cell>
          <table:table-cell office:value-type="float" office:value="35186.726563">
            <text:p>35186.726563</text:p>
          </table:table-cell>
          <table:table-cell office:value-type="float" office:value="-5.23044">
            <text:p>-5.23044</text:p>
          </table:table-cell>
          <table:table-cell office:value-type="float" office:value="-3.110748">
            <text:p>-3.110748</text:p>
          </table:table-cell>
          <table:table-cell office:value-type="float" office:value="40.526066">
            <text:p>40.526066</text:p>
          </table:table-cell>
        </table:table-row>
        <table:table-row table:style-name="ro1">
          <table:table-cell office:value-type="float" office:value="139500">
            <text:p>139500</text:p>
          </table:table-cell>
          <table:table-cell office:value-type="float" office:value="0">
            <text:p>0</text:p>
          </table:table-cell>
          <table:table-cell office:value-type="float" office:value="1976">
            <text:p>197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791">
            <text:p>0.0117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7884">
            <text:p>-0.047884</text:p>
          </table:table-cell>
          <table:table-cell table:formula="of:=([.I279]+0.019)/2" office:value-type="float" office:value="-0.014442">
            <text:p>-0.01444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([.M279]-0.02)/2" office:value-type="float" office:value="0.001791">
            <text:p>0.001791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22266">
            <text:p>22266</text:p>
          </table:table-cell>
          <table:table-cell office:value-type="float" office:value="-26404">
            <text:p>-26404</text:p>
          </table:table-cell>
          <table:table-cell office:value-type="float" office:value="33896.480469">
            <text:p>33896.480469</text:p>
          </table:table-cell>
          <table:table-cell office:value-type="float" office:value="-5.23044">
            <text:p>-5.23044</text:p>
          </table:table-cell>
          <table:table-cell office:value-type="float" office:value="-3.098957">
            <text:p>-3.098957</text:p>
          </table:table-cell>
          <table:table-cell office:value-type="float" office:value="40.751495">
            <text:p>40.751495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792">
            <text:p>0.009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table:formula="of:=([.I280]+0.019)/2" office:value-type="float" office:value="0.0166825">
            <text:p>0.01668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585">
            <text:p>0.019585</text:p>
          </table:table-cell>
          <table:table-cell table:formula="of:=([.M280]-0.02)/2" office:value-type="float" office:value="-0.000207500000000001">
            <text:p>-0.000207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20288">
            <text:p>20288</text:p>
          </table:table-cell>
          <table:table-cell office:value-type="float" office:value="-26488">
            <text:p>-26488</text:p>
          </table:table-cell>
          <table:table-cell office:value-type="float" office:value="32690.949219">
            <text:p>32690.949219</text:p>
          </table:table-cell>
          <table:table-cell office:value-type="float" office:value="-5.23044">
            <text:p>-5.23044</text:p>
          </table:table-cell>
          <table:table-cell office:value-type="float" office:value="-3.089165">
            <text:p>-3.089165</text:p>
          </table:table-cell>
          <table:table-cell office:value-type="float" office:value="40.938717">
            <text:p>40.938717</text:p>
          </table:table-cell>
        </table:table-row>
        <table:table-row table:style-name="ro1">
          <table:table-cell office:value-type="float" office:value="140500">
            <text:p>140500</text:p>
          </table:table-cell>
          <table:table-cell office:value-type="float" office:value="0">
            <text:p>0</text:p>
          </table:table-cell>
          <table:table-cell office:value-type="float" office:value="1976">
            <text:p>197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658">
            <text:p>0.0116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([.I281]+0.019)/2" office:value-type="float" office:value="0.0023175">
            <text:p>0.00231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([.M281]-0.02)/2" office:value-type="float" office:value="0.0016575">
            <text:p>0.001657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18315">
            <text:p>18315</text:p>
          </table:table-cell>
          <table:table-cell office:value-type="float" office:value="-26592">
            <text:p>-26592</text:p>
          </table:table-cell>
          <table:table-cell office:value-type="float" office:value="31582.814453">
            <text:p>31582.814453</text:p>
          </table:table-cell>
          <table:table-cell office:value-type="float" office:value="-5.23044">
            <text:p>-5.23044</text:p>
          </table:table-cell>
          <table:table-cell office:value-type="float" office:value="-3.077507">
            <text:p>-3.077507</text:p>
          </table:table-cell>
          <table:table-cell office:value-type="float" office:value="41.161598">
            <text:p>41.161598</text:p>
          </table:table-cell>
        </table:table-row>
        <table:table-row table:style-name="ro1">
          <table:table-cell office:value-type="float" office:value="141000">
            <text:p>141000</text:p>
          </table:table-cell>
          <table:table-cell office:value-type="float" office:value="1">
            <text:p>1</text:p>
          </table:table-cell>
          <table:table-cell office:value-type="float" office:value="1975">
            <text:p>1975</text:p>
          </table:table-cell>
          <table:table-cell office:value-type="float" office:value="197421.609375">
            <text:p>197421.609375</text:p>
          </table:table-cell>
          <table:table-cell office:value-type="float" office:value="-0.005">
            <text:p>-0.005</text:p>
          </table:table-cell>
          <table:table-cell office:value-type="float" office:value="0.010858">
            <text:p>0.010858</text:p>
          </table:table-cell>
          <table:table-cell office:value-type="float" office:value="317.166901">
            <text:p>317.166901</text:p>
          </table:table-cell>
          <table:table-cell office:value-type="float" office:value="0.004">
            <text:p>0.004</text:p>
          </table:table-cell>
          <table:table-cell office:value-type="float" office:value="-0.002394">
            <text:p>-0.002394</text:p>
          </table:table-cell>
          <table:table-cell table:formula="of:=([.I282]+0.019)/2" office:value-type="float" office:value="0.008303">
            <text:p>0.008303</text:p>
          </table:table-cell>
          <table:table-cell office:value-type="float" office:value="159.85498">
            <text:p>159.85498</text:p>
          </table:table-cell>
          <table:table-cell office:value-type="float" office:value="-0.01">
            <text:p>-0.01</text:p>
          </table:table-cell>
          <table:table-cell office:value-type="float" office:value="0.021717">
            <text:p>0.021717</text:p>
          </table:table-cell>
          <table:table-cell table:formula="of:=([.M282]-0.02)/2" office:value-type="float" office:value="0.0008585">
            <text:p>0.0008585</text:p>
          </table:table-cell>
          <table:table-cell office:value-type="float" office:value="317.166901">
            <text:p>317.166901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16344">
            <text:p>16344</text:p>
          </table:table-cell>
          <table:table-cell office:value-type="float" office:value="-26718">
            <text:p>-26718</text:p>
          </table:table-cell>
          <table:table-cell office:value-type="float" office:value="30582.816406">
            <text:p>30582.816406</text:p>
          </table:table-cell>
          <table:table-cell office:value-type="float" office:value="-5.23544">
            <text:p>-5.23544</text:p>
          </table:table-cell>
          <table:table-cell office:value-type="float" office:value="-3.066649">
            <text:p>-3.066649</text:p>
          </table:table-cell>
          <table:table-cell office:value-type="float" office:value="41.425194">
            <text:p>41.425194</text:p>
          </table:table-cell>
        </table:table-row>
        <table:table-row table:style-name="ro1">
          <table:table-cell office:value-type="float" office:value="141500">
            <text:p>141500</text:p>
          </table:table-cell>
          <table:table-cell office:value-type="float" office:value="0">
            <text:p>0</text:p>
          </table:table-cell>
          <table:table-cell office:value-type="float" office:value="1963">
            <text:p>196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191">
            <text:p>0.012191</text:p>
          </table:table-cell>
          <table:table-cell office:value-type="float" office:value="100">
            <text:p>100</text:p>
          </table:table-cell>
          <table:table-cell office:value-type="float" office:value="-0.004">
            <text:p>-0.004</text:p>
          </table:table-cell>
          <table:table-cell office:value-type="float" office:value="-0.050278">
            <text:p>-0.050278</text:p>
          </table:table-cell>
          <table:table-cell table:formula="of:=([.I283]+0.019)/2" office:value-type="float" office:value="-0.015639">
            <text:p>-0.015639</text:p>
          </table:table-cell>
          <table:table-cell office:value-type="float" office:value="1156.956055">
            <text:p>1156.956055</text:p>
          </table:table-cell>
          <table:table-cell office:value-type="float" office:value="0">
            <text:p>0</text:p>
          </table:table-cell>
          <table:table-cell office:value-type="float" office:value="0.024381">
            <text:p>0.024381</text:p>
          </table:table-cell>
          <table:table-cell table:formula="of:=([.M283]-0.02)/2" office:value-type="float" office:value="0.0021905">
            <text:p>0.002190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14387">
            <text:p>14387</text:p>
          </table:table-cell>
          <table:table-cell office:value-type="float" office:value="-26865">
            <text:p>-26865</text:p>
          </table:table-cell>
          <table:table-cell office:value-type="float" office:value="29705.009766">
            <text:p>29705.009766</text:p>
          </table:table-cell>
          <table:table-cell office:value-type="float" office:value="-5.23544">
            <text:p>-5.23544</text:p>
          </table:table-cell>
          <table:table-cell office:value-type="float" office:value="-3.054458">
            <text:p>-3.054458</text:p>
          </table:table-cell>
          <table:table-cell office:value-type="float" office:value="41.658039">
            <text:p>41.658039</text:p>
          </table:table-cell>
        </table:table-row>
        <table:table-row table:style-name="ro1">
          <table:table-cell office:value-type="float" office:value="142000">
            <text:p>142000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259">
            <text:p>0.0102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0701">
            <text:p>-0.040701</text:p>
          </table:table-cell>
          <table:table-cell table:formula="of:=([.I284]+0.019)/2" office:value-type="float" office:value="-0.0108505">
            <text:p>-0.01085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518">
            <text:p>0.020518</text:p>
          </table:table-cell>
          <table:table-cell table:formula="of:=([.M284]-0.02)/2" office:value-type="float" office:value="0.000258999999999999">
            <text:p>0.000259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12442">
            <text:p>12442</text:p>
          </table:table-cell>
          <table:table-cell office:value-type="float" office:value="-27035">
            <text:p>-27035</text:p>
          </table:table-cell>
          <table:table-cell office:value-type="float" office:value="28959.806641">
            <text:p>28959.806641</text:p>
          </table:table-cell>
          <table:table-cell office:value-type="float" office:value="-5.23544">
            <text:p>-5.23544</text:p>
          </table:table-cell>
          <table:table-cell office:value-type="float" office:value="-3.044199">
            <text:p>-3.044199</text:p>
          </table:table-cell>
          <table:table-cell office:value-type="float" office:value="41.853992">
            <text:p>41.853992</text:p>
          </table:table-cell>
        </table:table-row>
        <table:table-row table:style-name="ro1">
          <table:table-cell office:value-type="float" office:value="142500">
            <text:p>142500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059">
            <text:p>0.0100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table:formula="of:=([.I285]+0.019)/2" office:value-type="float" office:value="-0.0060625">
            <text:p>-0.00606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118">
            <text:p>0.020118</text:p>
          </table:table-cell>
          <table:table-cell table:formula="of:=([.M285]-0.02)/2" office:value-type="float" office:value="0.000059">
            <text:p>0.000059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10507">
            <text:p>10507</text:p>
          </table:table-cell>
          <table:table-cell office:value-type="float" office:value="-27224">
            <text:p>-27224</text:p>
          </table:table-cell>
          <table:table-cell office:value-type="float" office:value="28351.154297">
            <text:p>28351.154297</text:p>
          </table:table-cell>
          <table:table-cell office:value-type="float" office:value="-5.23544">
            <text:p>-5.23544</text:p>
          </table:table-cell>
          <table:table-cell office:value-type="float" office:value="-3.03414">
            <text:p>-3.03414</text:p>
          </table:table-cell>
          <table:table-cell office:value-type="float" office:value="42.046124">
            <text:p>42.046124</text:p>
          </table:table-cell>
        </table:table-row>
        <table:table-row table:style-name="ro1">
          <table:table-cell office:value-type="float" office:value="143000">
            <text:p>143000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126">
            <text:p>0.0101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([.I286]+0.019)/2" office:value-type="float" office:value="0.0130915">
            <text:p>0.01309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([.M286]-0.02)/2" office:value-type="float" office:value="0.000125499999999999">
            <text:p>0.000125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8572">
            <text:p>8572</text:p>
          </table:table-cell>
          <table:table-cell office:value-type="float" office:value="-27433">
            <text:p>-27433</text:p>
          </table:table-cell>
          <table:table-cell office:value-type="float" office:value="27884.134766">
            <text:p>27884.134766</text:p>
          </table:table-cell>
          <table:table-cell office:value-type="float" office:value="-5.23544">
            <text:p>-5.23544</text:p>
          </table:table-cell>
          <table:table-cell office:value-type="float" office:value="-3.024015">
            <text:p>-3.024015</text:p>
          </table:table-cell>
          <table:table-cell office:value-type="float" office:value="42.239529">
            <text:p>42.239529</text:p>
          </table:table-cell>
        </table:table-row>
        <table:table-row table:style-name="ro1">
          <table:table-cell office:value-type="float" office:value="143500">
            <text:p>143500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658">
            <text:p>0.0106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table:formula="of:=([.I287]+0.019)/2" office:value-type="float" office:value="-0.0060625">
            <text:p>-0.00606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table:formula="of:=([.M287]-0.02)/2" office:value-type="float" office:value="0.000658499999999999">
            <text:p>0.000658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6647">
            <text:p>6647</text:p>
          </table:table-cell>
          <table:table-cell office:value-type="float" office:value="-27660">
            <text:p>-27660</text:p>
          </table:table-cell>
          <table:table-cell office:value-type="float" office:value="27566.908203">
            <text:p>27566.908203</text:p>
          </table:table-cell>
          <table:table-cell office:value-type="float" office:value="-5.23544">
            <text:p>-5.23544</text:p>
          </table:table-cell>
          <table:table-cell office:value-type="float" office:value="-3.013356">
            <text:p>-3.013356</text:p>
          </table:table-cell>
          <table:table-cell office:value-type="float" office:value="42.443111">
            <text:p>42.443111</text:p>
          </table:table-cell>
        </table:table-row>
        <table:table-row table:style-name="ro1">
          <table:table-cell office:value-type="float" office:value="144000">
            <text:p>144000</text:p>
          </table:table-cell>
          <table:table-cell office:value-type="float" office:value="0">
            <text:p>0</text:p>
          </table:table-cell>
          <table:table-cell office:value-type="float" office:value="1956">
            <text:p>19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191">
            <text:p>0.0121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69432">
            <text:p>0.069432</text:p>
          </table:table-cell>
          <table:table-cell table:formula="of:=([.I288]+0.019)/2" office:value-type="float" office:value="0.044216">
            <text:p>0.0442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381">
            <text:p>0.024381</text:p>
          </table:table-cell>
          <table:table-cell table:formula="of:=([.M288]-0.02)/2" office:value-type="float" office:value="0.0021905">
            <text:p>0.002190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4707">
            <text:p>4707</text:p>
          </table:table-cell>
          <table:table-cell office:value-type="float" office:value="-27910">
            <text:p>-27910</text:p>
          </table:table-cell>
          <table:table-cell office:value-type="float" office:value="27403.546875">
            <text:p>27403.546875</text:p>
          </table:table-cell>
          <table:table-cell office:value-type="float" office:value="-5.23544">
            <text:p>-5.23544</text:p>
          </table:table-cell>
          <table:table-cell office:value-type="float" office:value="-3.001166">
            <text:p>-3.001166</text:p>
          </table:table-cell>
          <table:table-cell office:value-type="float" office:value="42.675961">
            <text:p>42.675961</text:p>
          </table:table-cell>
        </table:table-row>
        <table:table-row table:style-name="ro1">
          <table:table-cell office:value-type="float" office:value="144500">
            <text:p>144500</text:p>
          </table:table-cell>
          <table:table-cell office:value-type="float" office:value="0">
            <text:p>0</text:p>
          </table:table-cell>
          <table:table-cell office:value-type="float" office:value="1866">
            <text:p>18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2434">
            <text:p>-0.0424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35913">
            <text:p>-0.35913</text:p>
          </table:table-cell>
          <table:table-cell table:formula="of:=([.I289]+0.019)/2" office:value-type="float" office:value="-0.170065">
            <text:p>-0.1700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84868">
            <text:p>-0.084868</text:p>
          </table:table-cell>
          <table:table-cell table:formula="of:=([.M289]-0.02)/2" office:value-type="float" office:value="-0.052434">
            <text:p>-0.052434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2859">
            <text:p>2859</text:p>
          </table:table-cell>
          <table:table-cell office:value-type="float" office:value="-28171">
            <text:p>-28171</text:p>
          </table:table-cell>
          <table:table-cell office:value-type="float" office:value="27400.027344">
            <text:p>27400.027344</text:p>
          </table:table-cell>
          <table:table-cell office:value-type="float" office:value="-5.23544">
            <text:p>-5.23544</text:p>
          </table:table-cell>
          <table:table-cell office:value-type="float" office:value="-3.0436">
            <text:p>-3.0436</text:p>
          </table:table-cell>
          <table:table-cell office:value-type="float" office:value="41.86544">
            <text:p>41.86544</text:p>
          </table:table-cell>
        </table:table-row>
        <table:table-row table:style-name="ro1">
          <table:table-cell office:value-type="float" office:value="145000">
            <text:p>145000</text:p>
          </table:table-cell>
          <table:table-cell office:value-type="float" office:value="-10">
            <text:p>-10</text:p>
          </table:table-cell>
          <table:table-cell office:value-type="float" office:value="1734">
            <text:p>1734</text:p>
          </table:table-cell>
          <table:table-cell office:value-type="float" office:value="17440.001953">
            <text:p>17440.001953</text:p>
          </table:table-cell>
          <table:table-cell office:value-type="float" office:value="-0.05">
            <text:p>-0.05</text:p>
          </table:table-cell>
          <table:table-cell office:value-type="float" office:value="-0.130433">
            <text:p>-0.130433</text:p>
          </table:table-cell>
          <table:table-cell office:value-type="float" office:value="160.86676">
            <text:p>160.86676</text:p>
          </table:table-cell>
          <table:table-cell office:value-type="float" office:value="-0.04">
            <text:p>-0.04</text:p>
          </table:table-cell>
          <table:table-cell office:value-type="float" office:value="-0.529119">
            <text:p>-0.529119</text:p>
          </table:table-cell>
          <table:table-cell table:formula="of:=([.I290]+0.019)/2" office:value-type="float" office:value="-0.2550595">
            <text:p>-0.2550595</text:p>
          </table:table-cell>
          <table:table-cell office:value-type="float" office:value="1222.796509">
            <text:p>1222.796509</text:p>
          </table:table-cell>
          <table:table-cell office:value-type="float" office:value="-0.1">
            <text:p>-0.1</text:p>
          </table:table-cell>
          <table:table-cell office:value-type="float" office:value="-0.260867">
            <text:p>-0.260867</text:p>
          </table:table-cell>
          <table:table-cell table:formula="of:=([.M290]-0.02)/2" office:value-type="float" office:value="-0.1404335">
            <text:p>-0.1404335</text:p>
          </table:table-cell>
          <table:table-cell office:value-type="float" office:value="160.86676">
            <text:p>160.86676</text:p>
          </table:table-cell>
          <table:table-cell office:value-type="float" office:value="-103">
            <text:p>-103</text:p>
          </table:table-cell>
          <table:table-cell office:value-type="float" office:value="-940">
            <text:p>-940</text:p>
          </table:table-cell>
          <table:table-cell office:value-type="float" office:value="1133">
            <text:p>1133</text:p>
          </table:table-cell>
          <table:table-cell office:value-type="float" office:value="-28341">
            <text:p>-28341</text:p>
          </table:table-cell>
          <table:table-cell office:value-type="float" office:value="27428.861328">
            <text:p>27428.861328</text:p>
          </table:table-cell>
          <table:table-cell office:value-type="float" office:value="-5.28544">
            <text:p>-5.28544</text:p>
          </table:table-cell>
          <table:table-cell office:value-type="float" office:value="-3.174033">
            <text:p>-3.174033</text:p>
          </table:table-cell>
          <table:table-cell office:value-type="float" office:value="39.947609">
            <text:p>39.947609</text:p>
          </table:table-cell>
        </table:table-row>
        <table:table-row table:style-name="ro1">
          <table:table-cell office:value-type="float" office:value="145500">
            <text:p>145500</text:p>
          </table:table-cell>
          <table:table-cell office:value-type="float" office:value="-4">
            <text:p>-4</text:p>
          </table:table-cell>
          <table:table-cell office:value-type="float" office:value="1837">
            <text:p>1837</text:p>
          </table:table-cell>
          <table:table-cell office:value-type="float" office:value="46023.773438">
            <text:p>46023.773438</text:p>
          </table:table-cell>
          <table:table-cell office:value-type="float" office:value="-0.02">
            <text:p>-0.02</text:p>
          </table:table-cell>
          <table:table-cell office:value-type="float" office:value="0.006928">
            <text:p>0.006928</text:p>
          </table:table-cell>
          <table:table-cell office:value-type="float" office:value="134.640121">
            <text:p>134.640121</text:p>
          </table:table-cell>
          <table:table-cell office:value-type="float" office:value="0.024">
            <text:p>0.024</text:p>
          </table:table-cell>
          <table:table-cell office:value-type="float" office:value="0.411803">
            <text:p>0.411803</text:p>
          </table:table-cell>
          <table:table-cell table:formula="of:=([.I291]+0.019)/2" office:value-type="float" office:value="0.2154015">
            <text:p>0.2154015</text:p>
          </table:table-cell>
          <table:table-cell office:value-type="float" office:value="1615.844727">
            <text:p>1615.844727</text:p>
          </table:table-cell>
          <table:table-cell office:value-type="float" office:value="-0.04">
            <text:p>-0.04</text:p>
          </table:table-cell>
          <table:table-cell office:value-type="float" office:value="0.013856">
            <text:p>0.013856</text:p>
          </table:table-cell>
          <table:table-cell table:formula="of:=([.M291]-0.02)/2" office:value-type="float" office:value="-0.003072">
            <text:p>-0.003072</text:p>
          </table:table-cell>
          <table:table-cell office:value-type="float" office:value="134.640121">
            <text:p>134.640121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703">
            <text:p>-703</text:p>
          </table:table-cell>
          <table:table-cell office:value-type="float" office:value="-28281">
            <text:p>-28281</text:p>
          </table:table-cell>
          <table:table-cell office:value-type="float" office:value="27344.541016">
            <text:p>27344.541016</text:p>
          </table:table-cell>
          <table:table-cell office:value-type="float" office:value="-5.30544">
            <text:p>-5.30544</text:p>
          </table:table-cell>
          <table:table-cell office:value-type="float" office:value="-3.167105">
            <text:p>-3.167105</text:p>
          </table:table-cell>
          <table:table-cell office:value-type="float" office:value="40.304569">
            <text:p>40.304569</text:p>
          </table:table-cell>
        </table:table-row>
        <table:table-row table:style-name="ro1">
          <table:table-cell office:value-type="float" office:value="146000">
            <text:p>146000</text:p>
          </table:table-cell>
          <table:table-cell office:value-type="float" office:value="0">
            <text:p>0</text:p>
          </table:table-cell>
          <table:table-cell office:value-type="float" office:value="1823">
            <text:p>18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057">
            <text:p>0.012057</text:p>
          </table:table-cell>
          <table:table-cell office:value-type="float" office:value="100">
            <text:p>100</text:p>
          </table:table-cell>
          <table:table-cell office:value-type="float" office:value="0.016">
            <text:p>0.016</text:p>
          </table:table-cell>
          <table:table-cell office:value-type="float" office:value="-0.057461">
            <text:p>-0.057461</text:p>
          </table:table-cell>
          <table:table-cell table:formula="of:=([.I292]+0.019)/2" office:value-type="float" office:value="-0.0192305">
            <text:p>-0.0192305</text:p>
          </table:table-cell>
          <table:table-cell office:value-type="float" office:value="459.13028">
            <text:p>459.13028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([.M292]-0.02)/2" office:value-type="float" office:value="0.0020575">
            <text:p>0.0020575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2525">
            <text:p>-2525</text:p>
          </table:table-cell>
          <table:table-cell office:value-type="float" office:value="-28235">
            <text:p>-28235</text:p>
          </table:table-cell>
          <table:table-cell office:value-type="float" office:value="27399.080078">
            <text:p>27399.080078</text:p>
          </table:table-cell>
          <table:table-cell office:value-type="float" office:value="-5.30544">
            <text:p>-5.30544</text:p>
          </table:table-cell>
          <table:table-cell office:value-type="float" office:value="-3.155048">
            <text:p>-3.155048</text:p>
          </table:table-cell>
          <table:table-cell office:value-type="float" office:value="40.531837">
            <text:p>40.531837</text:p>
          </table:table-cell>
        </table:table-row>
        <table:table-row table:style-name="ro1">
          <table:table-cell office:value-type="float" office:value="146500">
            <text:p>146500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457">
            <text:p>0.0124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([.I293]+0.019)/2" office:value-type="float" office:value="-0.001274">
            <text:p>-0.0012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914">
            <text:p>0.024914</text:p>
          </table:table-cell>
          <table:table-cell table:formula="of:=([.M293]-0.02)/2" office:value-type="float" office:value="0.002457">
            <text:p>0.002457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4342">
            <text:p>-4342</text:p>
          </table:table-cell>
          <table:table-cell office:value-type="float" office:value="-28211">
            <text:p>-28211</text:p>
          </table:table-cell>
          <table:table-cell office:value-type="float" office:value="27595.216797">
            <text:p>27595.216797</text:p>
          </table:table-cell>
          <table:table-cell office:value-type="float" office:value="-5.30544">
            <text:p>-5.30544</text:p>
          </table:table-cell>
          <table:table-cell office:value-type="float" office:value="-3.142591">
            <text:p>-3.142591</text:p>
          </table:table-cell>
          <table:table-cell office:value-type="float" office:value="40.766636">
            <text:p>40.766636</text:p>
          </table:table-cell>
        </table:table-row>
        <table:table-row table:style-name="ro1">
          <table:table-cell office:value-type="float" office:value="147000">
            <text:p>147000</text:p>
          </table:table-cell>
          <table:table-cell office:value-type="float" office:value="0">
            <text:p>0</text:p>
          </table:table-cell>
          <table:table-cell office:value-type="float" office:value="1804">
            <text:p>180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258">
            <text:p>0.0112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2672">
            <text:p>-0.052672</text:p>
          </table:table-cell>
          <table:table-cell table:formula="of:=([.I294]+0.019)/2" office:value-type="float" office:value="-0.016836">
            <text:p>-0.0168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([.M294]-0.02)/2" office:value-type="float" office:value="0.001258">
            <text:p>0.001258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6146">
            <text:p>-6146</text:p>
          </table:table-cell>
          <table:table-cell office:value-type="float" office:value="-28209">
            <text:p>-28209</text:p>
          </table:table-cell>
          <table:table-cell office:value-type="float" office:value="27927.199219">
            <text:p>27927.199219</text:p>
          </table:table-cell>
          <table:table-cell office:value-type="float" office:value="-5.30544">
            <text:p>-5.30544</text:p>
          </table:table-cell>
          <table:table-cell office:value-type="float" office:value="-3.131332">
            <text:p>-3.131332</text:p>
          </table:table-cell>
          <table:table-cell office:value-type="float" office:value="40.978836">
            <text:p>40.978836</text:p>
          </table:table-cell>
        </table:table-row>
        <table:table-row table:style-name="ro1">
          <table:table-cell office:value-type="float" office:value="147500">
            <text:p>147500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391">
            <text:p>0.0123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577">
            <text:p>0.009577</text:p>
          </table:table-cell>
          <table:table-cell table:formula="of:=([.I295]+0.019)/2" office:value-type="float" office:value="0.0142885">
            <text:p>0.01428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table:formula="of:=([.M295]-0.02)/2" office:value-type="float" office:value="0.0023905">
            <text:p>0.0023905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7952">
            <text:p>-7952</text:p>
          </table:table-cell>
          <table:table-cell office:value-type="float" office:value="-28228">
            <text:p>-28228</text:p>
          </table:table-cell>
          <table:table-cell office:value-type="float" office:value="28390.960938">
            <text:p>28390.960938</text:p>
          </table:table-cell>
          <table:table-cell office:value-type="float" office:value="-5.30544">
            <text:p>-5.30544</text:p>
          </table:table-cell>
          <table:table-cell office:value-type="float" office:value="-3.118942">
            <text:p>-3.118942</text:p>
          </table:table-cell>
          <table:table-cell office:value-type="float" office:value="41.212383">
            <text:p>41.212383</text:p>
          </table:table-cell>
        </table:table-row>
        <table:table-row table:style-name="ro1">
          <table:table-cell office:value-type="float" office:value="148000">
            <text:p>148000</text:p>
          </table:table-cell>
          <table:table-cell office:value-type="float" office:value="0">
            <text:p>0</text:p>
          </table:table-cell>
          <table:table-cell office:value-type="float" office:value="1785">
            <text:p>17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925">
            <text:p>0.0109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86191">
            <text:p>-0.086191</text:p>
          </table:table-cell>
          <table:table-cell table:formula="of:=([.I296]+0.019)/2" office:value-type="float" office:value="-0.0335955">
            <text:p>-0.03359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([.M296]-0.02)/2" office:value-type="float" office:value="0.000924999999999999">
            <text:p>0.000925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9736">
            <text:p>-9736</text:p>
          </table:table-cell>
          <table:table-cell office:value-type="float" office:value="-28268">
            <text:p>-28268</text:p>
          </table:table-cell>
          <table:table-cell office:value-type="float" office:value="28972.603516">
            <text:p>28972.603516</text:p>
          </table:table-cell>
          <table:table-cell office:value-type="float" office:value="-5.30544">
            <text:p>-5.30544</text:p>
          </table:table-cell>
          <table:table-cell office:value-type="float" office:value="-3.108017">
            <text:p>-3.108017</text:p>
          </table:table-cell>
          <table:table-cell office:value-type="float" office:value="41.418301">
            <text:p>41.418301</text:p>
          </table:table-cell>
        </table:table-row>
        <table:table-row table:style-name="ro1">
          <table:table-cell office:value-type="float" office:value="148500">
            <text:p>148500</text:p>
          </table:table-cell>
          <table:table-cell office:value-type="float" office:value="0">
            <text:p>0</text:p>
          </table:table-cell>
          <table:table-cell office:value-type="float" office:value="1767">
            <text:p>17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325">
            <text:p>0.0103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71826">
            <text:p>-0.071826</text:p>
          </table:table-cell>
          <table:table-cell table:formula="of:=([.I297]+0.019)/2" office:value-type="float" office:value="-0.026413">
            <text:p>-0.0264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651">
            <text:p>0.020651</text:p>
          </table:table-cell>
          <table:table-cell table:formula="of:=([.M297]-0.02)/2" office:value-type="float" office:value="0.000325499999999999">
            <text:p>0.0003255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1502">
            <text:p>-11502</text:p>
          </table:table-cell>
          <table:table-cell office:value-type="float" office:value="-28327">
            <text:p>-28327</text:p>
          </table:table-cell>
          <table:table-cell office:value-type="float" office:value="29661.001953">
            <text:p>29661.001953</text:p>
          </table:table-cell>
          <table:table-cell office:value-type="float" office:value="-5.30544">
            <text:p>-5.30544</text:p>
          </table:table-cell>
          <table:table-cell office:value-type="float" office:value="-3.097691">
            <text:p>-3.097691</text:p>
          </table:table-cell>
          <table:table-cell office:value-type="float" office:value="41.612923">
            <text:p>41.612923</text:p>
          </table:table-cell>
        </table:table-row>
        <table:table-row table:style-name="ro1">
          <table:table-cell office:value-type="float" office:value="149000">
            <text:p>149000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057">
            <text:p>0.0120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table:formula="of:=([.I298]+0.019)/2" office:value-type="float" office:value="0.0166825">
            <text:p>0.01668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([.M298]-0.02)/2" office:value-type="float" office:value="0.0020575">
            <text:p>0.0020575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3271">
            <text:p>-13271</text:p>
          </table:table-cell>
          <table:table-cell office:value-type="float" office:value="-28405">
            <text:p>-28405</text:p>
          </table:table-cell>
          <table:table-cell office:value-type="float" office:value="30454.966797">
            <text:p>30454.966797</text:p>
          </table:table-cell>
          <table:table-cell office:value-type="float" office:value="-5.30544">
            <text:p>-5.30544</text:p>
          </table:table-cell>
          <table:table-cell office:value-type="float" office:value="-3.085634">
            <text:p>-3.085634</text:p>
          </table:table-cell>
          <table:table-cell office:value-type="float" office:value="41.840191">
            <text:p>41.840191</text:p>
          </table:table-cell>
        </table:table-row>
        <table:table-row table:style-name="ro1">
          <table:table-cell office:value-type="float" office:value="149500">
            <text:p>149500</text:p>
          </table:table-cell>
          <table:table-cell office:value-type="float" office:value="-7">
            <text:p>-7</text:p>
          </table:table-cell>
          <table:table-cell office:value-type="float" office:value="1738">
            <text:p>1738</text:p>
          </table:table-cell>
          <table:table-cell office:value-type="float" office:value="24931.289063">
            <text:p>24931.289063</text:p>
          </table:table-cell>
          <table:table-cell office:value-type="float" office:value="-0.025667">
            <text:p>-0.025667</text:p>
          </table:table-cell>
          <table:table-cell office:value-type="float" office:value="0.00806">
            <text:p>0.00806</text:p>
          </table:table-cell>
          <table:table-cell office:value-type="float" office:value="131.40451">
            <text:p>131.40451</text:p>
          </table:table-cell>
          <table:table-cell office:value-type="float" office:value="-0.028">
            <text:p>-0.028</text:p>
          </table:table-cell>
          <table:table-cell office:value-type="float" office:value="-0.129287">
            <text:p>-0.129287</text:p>
          </table:table-cell>
          <table:table-cell table:formula="of:=([.I299]+0.019)/2" office:value-type="float" office:value="-0.0551435">
            <text:p>-0.0551435</text:p>
          </table:table-cell>
          <table:table-cell office:value-type="float" office:value="361.738861">
            <text:p>361.738861</text:p>
          </table:table-cell>
          <table:table-cell office:value-type="float" office:value="-0.051333">
            <text:p>-0.051333</text:p>
          </table:table-cell>
          <table:table-cell office:value-type="float" office:value="0.016121">
            <text:p>0.016121</text:p>
          </table:table-cell>
          <table:table-cell table:formula="of:=([.M299]-0.02)/2" office:value-type="float" office:value="-0.0019395">
            <text:p>-0.0019395</text:p>
          </table:table-cell>
          <table:table-cell office:value-type="float" office:value="131.40451">
            <text:p>131.40451</text:p>
          </table:table-cell>
          <table:table-cell office:value-type="float" office:value="-109">
            <text:p>-109</text:p>
          </table:table-cell>
          <table:table-cell office:value-type="float" office:value="-949">
            <text:p>-949</text:p>
          </table:table-cell>
          <table:table-cell office:value-type="float" office:value="-15006">
            <text:p>-15006</text:p>
          </table:table-cell>
          <table:table-cell office:value-type="float" office:value="-28502">
            <text:p>-28502</text:p>
          </table:table-cell>
          <table:table-cell office:value-type="float" office:value="31322.330078">
            <text:p>31322.330078</text:p>
          </table:table-cell>
          <table:table-cell office:value-type="float" office:value="-5.331107">
            <text:p>-5.331107</text:p>
          </table:table-cell>
          <table:table-cell office:value-type="float" office:value="-3.077573">
            <text:p>-3.077573</text:p>
          </table:table-cell>
          <table:table-cell office:value-type="float" office:value="42.2714">
            <text:p>42.2714</text:p>
          </table:table-cell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-5">
            <text:p>-5</text:p>
          </table:table-cell>
          <table:table-cell office:value-type="float" office:value="1817">
            <text:p>1817</text:p>
          </table:table-cell>
          <table:table-cell office:value-type="float" office:value="36432.007813">
            <text:p>36432.007813</text:p>
          </table:table-cell>
          <table:table-cell office:value-type="float" office:value="0.002273">
            <text:p>0.002273</text:p>
          </table:table-cell>
          <table:table-cell office:value-type="float" office:value="0.001932">
            <text:p>0.001932</text:p>
          </table:table-cell>
          <table:table-cell office:value-type="float" office:value="14.998465">
            <text:p>14.998465</text:p>
          </table:table-cell>
          <table:table-cell office:value-type="float" office:value="0.008">
            <text:p>0.008</text:p>
          </table:table-cell>
          <table:table-cell office:value-type="float" office:value="0.31364">
            <text:p>0.31364</text:p>
          </table:table-cell>
          <table:table-cell table:formula="of:=([.I300]+0.019)/2" office:value-type="float" office:value="0.16632">
            <text:p>0.16632</text:p>
          </table:table-cell>
          <table:table-cell office:value-type="float" office:value="3820.504395">
            <text:p>3820.504395</text:p>
          </table:table-cell>
          <table:table-cell office:value-type="float" office:value="0.004545">
            <text:p>0.004545</text:p>
          </table:table-cell>
          <table:table-cell office:value-type="float" office:value="0.003864">
            <text:p>0.003864</text:p>
          </table:table-cell>
          <table:table-cell table:formula="of:=([.M300]-0.02)/2" office:value-type="float" office:value="-0.008068">
            <text:p>-0.008068</text:p>
          </table:table-cell>
          <table:table-cell office:value-type="float" office:value="14.998465">
            <text:p>14.998465</text:p>
          </table:table-cell>
          <table:table-cell office:value-type="float" office:value="-112">
            <text:p>-112</text:p>
          </table:table-cell>
          <table:table-cell office:value-type="float" office:value="-953">
            <text:p>-953</text:p>
          </table:table-cell>
          <table:table-cell office:value-type="float" office:value="-16819">
            <text:p>-16819</text:p>
          </table:table-cell>
          <table:table-cell office:value-type="float" office:value="-28618">
            <text:p>-28618</text:p>
          </table:table-cell>
          <table:table-cell office:value-type="float" office:value="32318.355469">
            <text:p>32318.355469</text:p>
          </table:table-cell>
          <table:table-cell office:value-type="float" office:value="-5.328834">
            <text:p>-5.328834</text:p>
          </table:table-cell>
          <table:table-cell office:value-type="float" office:value="-3.075641">
            <text:p>-3.075641</text:p>
          </table:table-cell>
          <table:table-cell office:value-type="float" office:value="42.283035">
            <text:p>42.283035</text:p>
          </table:table-cell>
        </table:table-row>
        <table:table-row table:style-name="ro1">
          <table:table-cell office:value-type="float" office:value="150500">
            <text:p>150500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992">
            <text:p>0.010992</text:p>
          </table:table-cell>
          <table:table-cell office:value-type="float" office:value="100">
            <text:p>100</text:p>
          </table:table-cell>
          <table:table-cell office:value-type="float" office:value="0.02">
            <text:p>0.02</text:p>
          </table:table-cell>
          <table:table-cell office:value-type="float" office:value="0.067038">
            <text:p>0.067038</text:p>
          </table:table-cell>
          <table:table-cell table:formula="of:=([.I301]+0.019)/2" office:value-type="float" office:value="0.043019">
            <text:p>0.043019</text:p>
          </table:table-cell>
          <table:table-cell office:value-type="float" office:value="235.188217">
            <text:p>235.188217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([.M301]-0.02)/2" office:value-type="float" office:value="0.000991499999999999">
            <text:p>0.0009915</text:p>
          </table:table-cell>
          <table:table-cell office:value-type="float" office:value="100">
            <text:p>100</text:p>
          </table:table-cell>
          <table:table-cell office:value-type="float" office:value="-112">
            <text:p>-112</text:p>
          </table:table-cell>
          <table:table-cell office:value-type="float" office:value="-953">
            <text:p>-953</text:p>
          </table:table-cell>
          <table:table-cell office:value-type="float" office:value="-18648">
            <text:p>-18648</text:p>
          </table:table-cell>
          <table:table-cell office:value-type="float" office:value="-28739">
            <text:p>-28739</text:p>
          </table:table-cell>
          <table:table-cell office:value-type="float" office:value="33401.273438">
            <text:p>33401.273438</text:p>
          </table:table-cell>
          <table:table-cell office:value-type="float" office:value="-5.328834">
            <text:p>-5.328834</text:p>
          </table:table-cell>
          <table:table-cell office:value-type="float" office:value="-3.06465">
            <text:p>-3.06465</text:p>
          </table:table-cell>
          <table:table-cell office:value-type="float" office:value="42.4893">
            <text:p>42.4893</text:p>
          </table:table-cell>
        </table:table-row>
        <table:table-row table:style-name="ro1">
          <table:table-cell office:value-type="float" office:value="151000">
            <text:p>151000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258">
            <text:p>0.0112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table:formula="of:=([.I302]+0.019)/2" office:value-type="float" office:value="0.011894">
            <text:p>0.01189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([.M302]-0.02)/2" office:value-type="float" office:value="0.001258">
            <text:p>0.001258</text:p>
          </table:table-cell>
          <table:table-cell office:value-type="float" office:value="100">
            <text:p>100</text:p>
          </table:table-cell>
          <table:table-cell office:value-type="float" office:value="-112">
            <text:p>-112</text:p>
          </table:table-cell>
          <table:table-cell office:value-type="float" office:value="-953">
            <text:p>-953</text:p>
          </table:table-cell>
          <table:table-cell office:value-type="float" office:value="-20477">
            <text:p>-20477</text:p>
          </table:table-cell>
          <table:table-cell office:value-type="float" office:value="-28880">
            <text:p>-28880</text:p>
          </table:table-cell>
          <table:table-cell office:value-type="float" office:value="34563.714844">
            <text:p>34563.714844</text:p>
          </table:table-cell>
          <table:table-cell office:value-type="float" office:value="-5.328834">
            <text:p>-5.328834</text:p>
          </table:table-cell>
          <table:table-cell office:value-type="float" office:value="-3.053392">
            <text:p>-3.053392</text:p>
          </table:table-cell>
          <table:table-cell office:value-type="float" office:value="42.700569">
            <text:p>42.700569</text:p>
          </table:table-cell>
        </table:table-row>
        <table:table-row table:style-name="ro1">
          <table:table-cell office:value-type="float" office:value="151500">
            <text:p>151500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79">
            <text:p>0.0127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([.I303]+0.019)/2" office:value-type="float" office:value="0.007106">
            <text:p>0.0071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58">
            <text:p>0.02558</text:p>
          </table:table-cell>
          <table:table-cell table:formula="of:=([.M303]-0.02)/2" office:value-type="float" office:value="0.00279">
            <text:p>0.00279</text:p>
          </table:table-cell>
          <table:table-cell office:value-type="float" office:value="100">
            <text:p>100</text:p>
          </table:table-cell>
          <table:table-cell office:value-type="float" office:value="-112">
            <text:p>-112</text:p>
          </table:table-cell>
          <table:table-cell office:value-type="float" office:value="-953">
            <text:p>-953</text:p>
          </table:table-cell>
          <table:table-cell office:value-type="float" office:value="-22303">
            <text:p>-22303</text:p>
          </table:table-cell>
          <table:table-cell office:value-type="float" office:value="-29041">
            <text:p>-29041</text:p>
          </table:table-cell>
          <table:table-cell office:value-type="float" office:value="35796.316406">
            <text:p>35796.316406</text:p>
          </table:table-cell>
          <table:table-cell office:value-type="float" office:value="-5.328834">
            <text:p>-5.328834</text:p>
          </table:table-cell>
          <table:table-cell office:value-type="float" office:value="-3.040601">
            <text:p>-3.040601</text:p>
          </table:table-cell>
          <table:table-cell office:value-type="float" office:value="42.940586">
            <text:p>42.940586</text:p>
          </table:table-cell>
        </table:table-row>
        <table:table-row table:style-name="ro1">
          <table:table-cell office:value-type="float" office:value="152000">
            <text:p>152000</text:p>
          </table:table-cell>
          <table:table-cell office:value-type="float" office:value="-14">
            <text:p>-14</text:p>
          </table:table-cell>
          <table:table-cell office:value-type="float" office:value="1669">
            <text:p>1669</text:p>
          </table:table-cell>
          <table:table-cell office:value-type="float" office:value="12019.703125">
            <text:p>12019.703125</text:p>
          </table:table-cell>
          <table:table-cell office:value-type="float" office:value="-0.002414">
            <text:p>-0.002414</text:p>
          </table:table-cell>
          <table:table-cell office:value-type="float" office:value="0.015588">
            <text:p>0.015588</text:p>
          </table:table-cell>
          <table:table-cell office:value-type="float" office:value="745.790894">
            <text:p>745.790894</text:p>
          </table:table-cell>
          <table:table-cell office:value-type="float" office:value="-0.056">
            <text:p>-0.056</text:p>
          </table:table-cell>
          <table:table-cell office:value-type="float" office:value="-0.658405">
            <text:p>-0.658405</text:p>
          </table:table-cell>
          <table:table-cell table:formula="of:=([.I304]+0.019)/2" office:value-type="float" office:value="-0.3197025">
            <text:p>-0.3197025</text:p>
          </table:table-cell>
          <table:table-cell office:value-type="float" office:value="1075.723999">
            <text:p>1075.723999</text:p>
          </table:table-cell>
          <table:table-cell office:value-type="float" office:value="-0.004828">
            <text:p>-0.004828</text:p>
          </table:table-cell>
          <table:table-cell office:value-type="float" office:value="0.031176">
            <text:p>0.031176</text:p>
          </table:table-cell>
          <table:table-cell table:formula="of:=([.M304]-0.02)/2" office:value-type="float" office:value="0.005588">
            <text:p>0.005588</text:p>
          </table:table-cell>
          <table:table-cell office:value-type="float" office:value="745.790894">
            <text:p>745.790894</text:p>
          </table:table-cell>
          <table:table-cell office:value-type="float" office:value="-120">
            <text:p>-120</text:p>
          </table:table-cell>
          <table:table-cell office:value-type="float" office:value="-964">
            <text:p>-964</text:p>
          </table:table-cell>
          <table:table-cell office:value-type="float" office:value="-23963">
            <text:p>-23963</text:p>
          </table:table-cell>
          <table:table-cell office:value-type="float" office:value="-29209">
            <text:p>-29209</text:p>
          </table:table-cell>
          <table:table-cell office:value-type="float" office:value="36963.070313">
            <text:p>36963.070313</text:p>
          </table:table-cell>
          <table:table-cell office:value-type="float" office:value="-5.331248">
            <text:p>-5.331248</text:p>
          </table:table-cell>
          <table:table-cell office:value-type="float" office:value="-3.025013">
            <text:p>-3.025013</text:p>
          </table:table-cell>
          <table:table-cell office:value-type="float" office:value="43.258812">
            <text:p>43.258812</text:p>
          </table:table-cell>
        </table:table-row>
        <table:table-row table:style-name="ro1">
          <table:table-cell office:value-type="float" office:value="152500">
            <text:p>152500</text:p>
          </table:table-cell>
          <table:table-cell office:value-type="float" office:value="-36">
            <text:p>-36</text:p>
          </table:table-cell>
          <table:table-cell office:value-type="float" office:value="1622">
            <text:p>1622</text:p>
          </table:table-cell>
          <table:table-cell office:value-type="float" office:value="4605.753906">
            <text:p>4605.753906</text:p>
          </table:table-cell>
          <table:table-cell office:value-type="float" office:value="-0.01726">
            <text:p>-0.01726</text:p>
          </table:table-cell>
          <table:table-cell office:value-type="float" office:value="-0.020051">
            <text:p>-0.020051</text:p>
          </table:table-cell>
          <table:table-cell office:value-type="float" office:value="16.170244">
            <text:p>16.170244</text:p>
          </table:table-cell>
          <table:table-cell office:value-type="float" office:value="-0.088">
            <text:p>-0.088</text:p>
          </table:table-cell>
          <table:table-cell office:value-type="float" office:value="-0.186748">
            <text:p>-0.186748</text:p>
          </table:table-cell>
          <table:table-cell table:formula="of:=([.I305]+0.019)/2" office:value-type="float" office:value="-0.083874">
            <text:p>-0.083874</text:p>
          </table:table-cell>
          <table:table-cell office:value-type="float" office:value="112.213348">
            <text:p>112.213348</text:p>
          </table:table-cell>
          <table:table-cell office:value-type="float" office:value="-0.034521">
            <text:p>-0.034521</text:p>
          </table:table-cell>
          <table:table-cell office:value-type="float" office:value="-0.040103">
            <text:p>-0.040103</text:p>
          </table:table-cell>
          <table:table-cell table:formula="of:=([.M305]-0.02)/2" office:value-type="float" office:value="-0.0300515">
            <text:p>-0.0300515</text:p>
          </table:table-cell>
          <table:table-cell office:value-type="float" office:value="16.170258">
            <text:p>16.170258</text:p>
          </table:table-cell>
          <table:table-cell office:value-type="float" office:value="-141">
            <text:p>-141</text:p>
          </table:table-cell>
          <table:table-cell office:value-type="float" office:value="-993">
            <text:p>-993</text:p>
          </table:table-cell>
          <table:table-cell office:value-type="float" office:value="-25574">
            <text:p>-25574</text:p>
          </table:table-cell>
          <table:table-cell office:value-type="float" office:value="-29398">
            <text:p>-29398</text:p>
          </table:table-cell>
          <table:table-cell office:value-type="float" office:value="38127.175781">
            <text:p>38127.175781</text:p>
          </table:table-cell>
          <table:table-cell office:value-type="float" office:value="-5.348508">
            <text:p>-5.348508</text:p>
          </table:table-cell>
          <table:table-cell office:value-type="float" office:value="-3.045065">
            <text:p>-3.045065</text:p>
          </table:table-cell>
          <table:table-cell office:value-type="float" office:value="43.067024">
            <text:p>43.067024</text:p>
          </table:table-cell>
        </table:table-row>
        <table:table-row table:style-name="ro1">
          <table:table-cell office:value-type="float" office:value="153000">
            <text:p>153000</text:p>
          </table:table-cell>
          <table:table-cell office:value-type="float" office:value="-9">
            <text:p>-9</text:p>
          </table:table-cell>
          <table:table-cell office:value-type="float" office:value="1776">
            <text:p>1776</text:p>
          </table:table-cell>
          <table:table-cell office:value-type="float" office:value="19838.861328">
            <text:p>19838.861328</text:p>
          </table:table-cell>
          <table:table-cell office:value-type="float" office:value="0">
            <text:p>0</text:p>
          </table:table-cell>
          <table:table-cell office:value-type="float" office:value="0.007528">
            <text:p>0.007528</text:p>
          </table:table-cell>
          <table:table-cell office:value-type="string">
            <text:p>Infinity</text:p>
          </table:table-cell>
          <table:table-cell office:value-type="float" office:value="0.108">
            <text:p>0.108</text:p>
          </table:table-cell>
          <table:table-cell office:value-type="float" office:value="0.617704">
            <text:p>0.617704</text:p>
          </table:table-cell>
          <table:table-cell table:formula="of:=([.I306]+0.019)/2" office:value-type="float" office:value="0.318352">
            <text:p>0.318352</text:p>
          </table:table-cell>
          <table:table-cell office:value-type="float" office:value="471.948181">
            <text:p>471.948181</text:p>
          </table:table-cell>
          <table:table-cell office:value-type="float" office:value="0">
            <text:p>0</text:p>
          </table:table-cell>
          <table:table-cell office:value-type="float" office:value="0.015055">
            <text:p>0.015055</text:p>
          </table:table-cell>
          <table:table-cell table:formula="of:=([.M306]-0.02)/2" office:value-type="float" office:value="-0.0024725">
            <text:p>-0.0024725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27342">
            <text:p>-27342</text:p>
          </table:table-cell>
          <table:table-cell office:value-type="float" office:value="-29569">
            <text:p>-29569</text:p>
          </table:table-cell>
          <table:table-cell office:value-type="float" office:value="39443.757813">
            <text:p>39443.757813</text:p>
          </table:table-cell>
          <table:table-cell office:value-type="float" office:value="-5.348508">
            <text:p>-5.348508</text:p>
          </table:table-cell>
          <table:table-cell office:value-type="float" office:value="-3.037537">
            <text:p>-3.037537</text:p>
          </table:table-cell>
          <table:table-cell office:value-type="float" office:value="43.207767">
            <text:p>43.207767</text:p>
          </table:table-cell>
        </table:table-row>
        <table:table-row table:style-name="ro1">
          <table:table-cell office:value-type="float" office:value="153500">
            <text:p>153500</text:p>
          </table:table-cell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  <table:table-cell office:value-type="float" office:value="100">
            <text:p>100</text:p>
          </table:table-cell>
          <table:table-cell office:value-type="float" office:value="-0">
            <text:p>0</text:p>
          </table:table-cell>
          <table:table-cell office:value-type="float" office:value="0.009859">
            <text:p>0.009859</text:p>
          </table:table-cell>
          <table:table-cell office:value-type="float" office:value="100">
            <text:p>100</text:p>
          </table:table-cell>
          <table:table-cell office:value-type="float" office:value="0.036">
            <text:p>0.036</text:p>
          </table:table-cell>
          <table:table-cell office:value-type="float" office:value="0.002394">
            <text:p>0.002394</text:p>
          </table:table-cell>
          <table:table-cell table:formula="of:=([.I307]+0.019)/2" office:value-type="float" office:value="0.010697">
            <text:p>0.010697</text:p>
          </table:table-cell>
          <table:table-cell office:value-type="float" office:value="93.349442">
            <text:p>93.349442</text:p>
          </table:table-cell>
          <table:table-cell office:value-type="float" office:value="-0">
            <text:p>0</text:p>
          </table:table-cell>
          <table:table-cell office:value-type="float" office:value="0.019718">
            <text:p>0.019718</text:p>
          </table:table-cell>
          <table:table-cell table:formula="of:=([.M307]-0.02)/2" office:value-type="float" office:value="-0.000141000000000001">
            <text:p>-0.000141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29109">
            <text:p>-29109</text:p>
          </table:table-cell>
          <table:table-cell office:value-type="float" office:value="-29754">
            <text:p>-29754</text:p>
          </table:table-cell>
          <table:table-cell office:value-type="float" office:value="40812.347656">
            <text:p>40812.347656</text:p>
          </table:table-cell>
          <table:table-cell office:value-type="float" office:value="-5.348508">
            <text:p>-5.348508</text:p>
          </table:table-cell>
          <table:table-cell office:value-type="float" office:value="-3.027678">
            <text:p>-3.027678</text:p>
          </table:table-cell>
          <table:table-cell office:value-type="float" office:value="43.392101">
            <text:p>43.392101</text:p>
          </table:table-cell>
        </table:table-row>
        <table:table-row table:style-name="ro1">
          <table:table-cell office:value-type="float" office:value="154000">
            <text:p>154000</text:p>
          </table:table-cell>
          <table:table-cell office:value-type="float" office:value="0">
            <text:p>0</text:p>
          </table:table-cell>
          <table:table-cell office:value-type="float" office:value="1759">
            <text:p>17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992">
            <text:p>0.009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71826">
            <text:p>-0.071826</text:p>
          </table:table-cell>
          <table:table-cell table:formula="of:=([.I308]+0.019)/2" office:value-type="float" office:value="-0.026413">
            <text:p>-0.0264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([.M308]-0.02)/2" office:value-type="float" office:value="-0.00000750000000000056">
            <text:p>-0.0000075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30857">
            <text:p>-30857</text:p>
          </table:table-cell>
          <table:table-cell office:value-type="float" office:value="-29954">
            <text:p>-29954</text:p>
          </table:table-cell>
          <table:table-cell office:value-type="float" office:value="42207.816406">
            <text:p>42207.816406</text:p>
          </table:table-cell>
          <table:table-cell office:value-type="float" office:value="-5.348508">
            <text:p>-5.348508</text:p>
          </table:table-cell>
          <table:table-cell office:value-type="float" office:value="-3.017686">
            <text:p>-3.017686</text:p>
          </table:table-cell>
          <table:table-cell office:value-type="float" office:value="43.578926">
            <text:p>43.578926</text:p>
          </table:table-cell>
        </table:table-row>
        <table:table-row table:style-name="ro1">
          <table:table-cell office:value-type="float" office:value="154500">
            <text:p>154500</text:p>
          </table:table-cell>
          <table:table-cell office:value-type="float" office:value="0">
            <text:p>0</text:p>
          </table:table-cell>
          <table:table-cell office:value-type="float" office:value="1758">
            <text:p>17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258">
            <text:p>0.0112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([.I309]+0.019)/2" office:value-type="float" office:value="0.007106">
            <text:p>0.0071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([.M309]-0.02)/2" office:value-type="float" office:value="0.001258">
            <text:p>0.001258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32601">
            <text:p>-32601</text:p>
          </table:table-cell>
          <table:table-cell office:value-type="float" office:value="-30171">
            <text:p>-30171</text:p>
          </table:table-cell>
          <table:table-cell office:value-type="float" office:value="43637.992188">
            <text:p>43637.992188</text:p>
          </table:table-cell>
          <table:table-cell office:value-type="float" office:value="-5.348508">
            <text:p>-5.348508</text:p>
          </table:table-cell>
          <table:table-cell office:value-type="float" office:value="-3.006428">
            <text:p>-3.006428</text:p>
          </table:table-cell>
          <table:table-cell office:value-type="float" office:value="43.789417">
            <text:p>43.789417</text:p>
          </table:table-cell>
        </table:table-row>
        <table:table-row table:style-name="ro1">
          <table:table-cell office:value-type="float" office:value="155000">
            <text:p>155000</text:p>
          </table:table-cell>
          <table:table-cell office:value-type="float" office:value="0">
            <text:p>0</text:p>
          </table:table-cell>
          <table:table-cell office:value-type="float" office:value="1752">
            <text:p>17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391">
            <text:p>0.0113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([.I310]+0.019)/2" office:value-type="float" office:value="-0.002471">
            <text:p>-0.0024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table:formula="of:=([.M310]-0.02)/2" office:value-type="float" office:value="0.0013915">
            <text:p>0.0013915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34337">
            <text:p>-34337</text:p>
          </table:table-cell>
          <table:table-cell office:value-type="float" office:value="-30407">
            <text:p>-30407</text:p>
          </table:table-cell>
          <table:table-cell office:value-type="float" office:value="45097.628906">
            <text:p>45097.628906</text:p>
          </table:table-cell>
          <table:table-cell office:value-type="float" office:value="-5.348508">
            <text:p>-5.348508</text:p>
          </table:table-cell>
          <table:table-cell office:value-type="float" office:value="-2.995036">
            <text:p>-2.995036</text:p>
          </table:table-cell>
          <table:table-cell office:value-type="float" office:value="44.002392">
            <text:p>44.002392</text:p>
          </table:table-cell>
        </table:table-row>
        <table:table-row table:style-name="ro1">
          <table:table-cell office:value-type="float" office:value="155500">
            <text:p>155500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922">
            <text:p>0.0149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table:formula="of:=([.I311]+0.019)/2" office:value-type="float" office:value="0.0059085">
            <text:p>0.00590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9844">
            <text:p>0.029844</text:p>
          </table:table-cell>
          <table:table-cell table:formula="of:=([.M311]-0.02)/2" office:value-type="float" office:value="0.004922">
            <text:p>0.004922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36068">
            <text:p>-36068</text:p>
          </table:table-cell>
          <table:table-cell office:value-type="float" office:value="-30663">
            <text:p>-30663</text:p>
          </table:table-cell>
          <table:table-cell office:value-type="float" office:value="46586.304688">
            <text:p>46586.304688</text:p>
          </table:table-cell>
          <table:table-cell office:value-type="float" office:value="-5.348508">
            <text:p>-5.348508</text:p>
          </table:table-cell>
          <table:table-cell office:value-type="float" office:value="-2.980114">
            <text:p>-2.980114</text:p>
          </table:table-cell>
          <table:table-cell office:value-type="float" office:value="44.281387">
            <text:p>44.281387</text:p>
          </table:table-cell>
        </table:table-row>
        <table:table-row table:style-name="ro1">
          <table:table-cell office:value-type="float" office:value="156000">
            <text:p>156000</text:p>
          </table:table-cell>
          <table:table-cell office:value-type="float" office:value="0">
            <text:p>0</text:p>
          </table:table-cell>
          <table:table-cell office:value-type="float" office:value="1727">
            <text:p>17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7187">
            <text:p>0.0171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9098">
            <text:p>-0.09098</text:p>
          </table:table-cell>
          <table:table-cell table:formula="of:=([.I312]+0.019)/2" office:value-type="float" office:value="-0.03599">
            <text:p>-0.03599</text:p>
          </table:table-cell>
          <table:table-cell office:value-type="float" office:value="100">
            <text:p>100</text:p>
          </table:table-cell>
          <table:table-cell office:value-type="float" office:value="-0">
            <text:p>0</text:p>
          </table:table-cell>
          <table:table-cell office:value-type="float" office:value="0.034374">
            <text:p>0.034374</text:p>
          </table:table-cell>
          <table:table-cell table:formula="of:=([.M312]-0.02)/2" office:value-type="float" office:value="0.007187">
            <text:p>0.007187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37773">
            <text:p>-37773</text:p>
          </table:table-cell>
          <table:table-cell office:value-type="float" office:value="-30941">
            <text:p>-30941</text:p>
          </table:table-cell>
          <table:table-cell office:value-type="float" office:value="48085.90625">
            <text:p>48085.90625</text:p>
          </table:table-cell>
          <table:table-cell office:value-type="float" office:value="-5.348508">
            <text:p>-5.348508</text:p>
          </table:table-cell>
          <table:table-cell office:value-type="float" office:value="-2.962928">
            <text:p>-2.962928</text:p>
          </table:table-cell>
          <table:table-cell office:value-type="float" office:value="44.602726">
            <text:p>44.602726</text:p>
          </table:table-cell>
        </table:table-row>
        <table:table-row table:style-name="ro1">
          <table:table-cell office:value-type="float" office:value="156500">
            <text:p>156500</text:p>
          </table:table-cell>
          <table:table-cell office:value-type="float" office:value="5">
            <text:p>5</text:p>
          </table:table-cell>
          <table:table-cell office:value-type="float" office:value="1802">
            <text:p>1802</text:p>
          </table:table-cell>
          <table:table-cell office:value-type="float" office:value="35944.707031">
            <text:p>35944.707031</text:p>
          </table:table-cell>
          <table:table-cell office:value-type="float" office:value="0.025">
            <text:p>0.025</text:p>
          </table:table-cell>
          <table:table-cell office:value-type="float" office:value="0.123572">
            <text:p>0.123572</text:p>
          </table:table-cell>
          <table:table-cell office:value-type="float" office:value="394.287933">
            <text:p>394.287933</text:p>
          </table:table-cell>
          <table:table-cell office:value-type="float" office:value="0.02">
            <text:p>0.02</text:p>
          </table:table-cell>
          <table:table-cell office:value-type="float" office:value="0.299275">
            <text:p>0.299275</text:p>
          </table:table-cell>
          <table:table-cell table:formula="of:=([.I313]+0.019)/2" office:value-type="float" office:value="0.1591375">
            <text:p>0.1591375</text:p>
          </table:table-cell>
          <table:table-cell office:value-type="float" office:value="1396.375977">
            <text:p>1396.375977</text:p>
          </table:table-cell>
          <table:table-cell office:value-type="float" office:value="0.05">
            <text:p>0.05</text:p>
          </table:table-cell>
          <table:table-cell office:value-type="float" office:value="0.247144">
            <text:p>0.247144</text:p>
          </table:table-cell>
          <table:table-cell table:formula="of:=([.M313]-0.02)/2" office:value-type="float" office:value="0.113572">
            <text:p>0.113572</text:p>
          </table:table-cell>
          <table:table-cell office:value-type="float" office:value="394.287933">
            <text:p>394.287933</text:p>
          </table:table-cell>
          <table:table-cell office:value-type="float" office:value="-143">
            <text:p>-143</text:p>
          </table:table-cell>
          <table:table-cell office:value-type="float" office:value="-996">
            <text:p>-996</text:p>
          </table:table-cell>
          <table:table-cell office:value-type="float" office:value="-39547">
            <text:p>-39547</text:p>
          </table:table-cell>
          <table:table-cell office:value-type="float" office:value="-31261">
            <text:p>-31261</text:p>
          </table:table-cell>
          <table:table-cell office:value-type="float" office:value="49685.464844">
            <text:p>49685.464844</text:p>
          </table:table-cell>
          <table:table-cell office:value-type="float" office:value="-5.323508">
            <text:p>-5.323508</text:p>
          </table:table-cell>
          <table:table-cell office:value-type="float" office:value="-2.839356">
            <text:p>-2.839356</text:p>
          </table:table-cell>
          <table:table-cell office:value-type="float" office:value="46.663822">
            <text:p>46.663822</text:p>
          </table:table-cell>
        </table:table-row>
        <table:table-row table:style-name="ro1">
          <table:table-cell office:value-type="float" office:value="157000">
            <text:p>157000</text:p>
          </table:table-cell>
          <table:table-cell office:value-type="float" office:value="16">
            <text:p>16</text:p>
          </table:table-cell>
          <table:table-cell office:value-type="float" office:value="1734">
            <text:p>1734</text:p>
          </table:table-cell>
          <table:table-cell office:value-type="float" office:value="10737.50293">
            <text:p>10737.50293</text:p>
          </table:table-cell>
          <table:table-cell office:value-type="float" office:value="0.08">
            <text:p>0.08</text:p>
          </table:table-cell>
          <table:table-cell office:value-type="float" office:value="0.216501">
            <text:p>0.216501</text:p>
          </table:table-cell>
          <table:table-cell office:value-type="float" office:value="170.625961">
            <text:p>170.625961</text:p>
          </table:table-cell>
          <table:table-cell office:value-type="float" office:value="0.044">
            <text:p>0.044</text:p>
          </table:table-cell>
          <table:table-cell office:value-type="float" office:value="-0.272939">
            <text:p>-0.272939</text:p>
          </table:table-cell>
          <table:table-cell table:formula="of:=([.I314]+0.019)/2" office:value-type="float" office:value="-0.1269695">
            <text:p>-0.1269695</text:p>
          </table:table-cell>
          <table:table-cell office:value-type="float" office:value="720.315796">
            <text:p>720.315796</text:p>
          </table:table-cell>
          <table:table-cell office:value-type="float" office:value="0.16">
            <text:p>0.16</text:p>
          </table:table-cell>
          <table:table-cell office:value-type="float" office:value="0.433002">
            <text:p>0.433002</text:p>
          </table:table-cell>
          <table:table-cell table:formula="of:=([.M314]-0.02)/2" office:value-type="float" office:value="0.206501">
            <text:p>0.206501</text:p>
          </table:table-cell>
          <table:table-cell office:value-type="float" office:value="170.625961">
            <text:p>170.625961</text:p>
          </table:table-cell>
          <table:table-cell office:value-type="float" office:value="-134">
            <text:p>-134</text:p>
          </table:table-cell>
          <table:table-cell office:value-type="float" office:value="-983">
            <text:p>-983</text:p>
          </table:table-cell>
          <table:table-cell office:value-type="float" office:value="-41202">
            <text:p>-41202</text:p>
          </table:table-cell>
          <table:table-cell office:value-type="float" office:value="-31777">
            <text:p>-31777</text:p>
          </table:table-cell>
          <table:table-cell office:value-type="float" office:value="51330.800781">
            <text:p>51330.800781</text:p>
          </table:table-cell>
          <table:table-cell office:value-type="float" office:value="-5.243508">
            <text:p>-5.243508</text:p>
          </table:table-cell>
          <table:table-cell office:value-type="float" office:value="-2.622855">
            <text:p>-2.622855</text:p>
          </table:table-cell>
          <table:table-cell office:value-type="float" office:value="49.979">
            <text:p>49.979</text:p>
          </table:table-cell>
        </table:table-row>
        <table:table-row table:style-name="ro1">
          <table:table-cell office:value-type="float" office:value="157500">
            <text:p>157500</text:p>
          </table:table-cell>
          <table:table-cell office:value-type="float" office:value="20">
            <text:p>20</text:p>
          </table:table-cell>
          <table:table-cell office:value-type="float" office:value="1702">
            <text:p>1702</text:p>
          </table:table-cell>
          <table:table-cell office:value-type="float" office:value="8408.393555">
            <text:p>8408.393555</text:p>
          </table:table-cell>
          <table:table-cell office:value-type="float" office:value="0.09">
            <text:p>0.09</text:p>
          </table:table-cell>
          <table:table-cell office:value-type="float" office:value="0.098991">
            <text:p>0.098991</text:p>
          </table:table-cell>
          <table:table-cell office:value-type="float" office:value="9.989797">
            <text:p>9.989797</text:p>
          </table:table-cell>
          <table:table-cell office:value-type="float" office:value="0.016">
            <text:p>0.016</text:p>
          </table:table-cell>
          <table:table-cell office:value-type="float" office:value="-0.129287">
            <text:p>-0.129287</text:p>
          </table:table-cell>
          <table:table-cell table:formula="of:=([.I315]+0.019)/2" office:value-type="float" office:value="-0.0551435">
            <text:p>-0.0551435</text:p>
          </table:table-cell>
          <table:table-cell office:value-type="float" office:value="908.043274">
            <text:p>908.043274</text:p>
          </table:table-cell>
          <table:table-cell office:value-type="float" office:value="0.18">
            <text:p>0.18</text:p>
          </table:table-cell>
          <table:table-cell office:value-type="float" office:value="0.197982">
            <text:p>0.197982</text:p>
          </table:table-cell>
          <table:table-cell table:formula="of:=([.M315]-0.02)/2" office:value-type="float" office:value="0.088991">
            <text:p>0.088991</text:p>
          </table:table-cell>
          <table:table-cell office:value-type="float" office:value="9.989806">
            <text:p>9.989806</text:p>
          </table:table-cell>
          <table:table-cell office:value-type="float" office:value="-124">
            <text:p>-124</text:p>
          </table:table-cell>
          <table:table-cell office:value-type="float" office:value="-966">
            <text:p>-966</text:p>
          </table:table-cell>
          <table:table-cell office:value-type="float" office:value="-42680">
            <text:p>-42680</text:p>
          </table:table-cell>
          <table:table-cell office:value-type="float" office:value="-32621">
            <text:p>-32621</text:p>
          </table:table-cell>
          <table:table-cell office:value-type="float" office:value="53038.214844">
            <text:p>53038.214844</text:p>
          </table:table-cell>
          <table:table-cell office:value-type="float" office:value="-5.153508">
            <text:p>-5.153508</text:p>
          </table:table-cell>
          <table:table-cell office:value-type="float" office:value="-2.523864">
            <text:p>-2.523864</text:p>
          </table:table-cell>
          <table:table-cell office:value-type="float" office:value="51.026291">
            <text:p>51.026291</text:p>
          </table:table-cell>
        </table:table-row>
        <table:table-row table:style-name="ro1">
          <table:table-cell office:value-type="float" office:value="158000">
            <text:p>158000</text:p>
          </table:table-cell>
          <table:table-cell office:value-type="float" office:value="33">
            <text:p>33</text:p>
          </table:table-cell>
          <table:table-cell office:value-type="float" office:value="1893">
            <text:p>1893</text:p>
          </table:table-cell>
          <table:table-cell office:value-type="float" office:value="5635.200684">
            <text:p>5635.200684</text:p>
          </table:table-cell>
          <table:table-cell office:value-type="float" office:value="-0.002538">
            <text:p>-0.002538</text:p>
          </table:table-cell>
          <table:table-cell office:value-type="float" office:value="-0.040103">
            <text:p>-0.040103</text:p>
          </table:table-cell>
          <table:table-cell office:value-type="float" office:value="1479.799683">
            <text:p>1479.799683</text:p>
          </table:table-cell>
          <table:table-cell office:value-type="float" office:value="0.052">
            <text:p>0.052</text:p>
          </table:table-cell>
          <table:table-cell office:value-type="float" office:value="0.76375">
            <text:p>0.76375</text:p>
          </table:table-cell>
          <table:table-cell table:formula="of:=([.I316]+0.019)/2" office:value-type="float" office:value="0.391375">
            <text:p>0.391375</text:p>
          </table:table-cell>
          <table:table-cell office:value-type="float" office:value="1368.75061">
            <text:p>1368.75061</text:p>
          </table:table-cell>
          <table:table-cell office:value-type="float" office:value="-0.005077">
            <text:p>-0.005077</text:p>
          </table:table-cell>
          <table:table-cell office:value-type="float" office:value="-0.080205">
            <text:p>-0.080205</text:p>
          </table:table-cell>
          <table:table-cell table:formula="of:=([.M316]-0.02)/2" office:value-type="float" office:value="-0.0501025">
            <text:p>-0.0501025</text:p>
          </table:table-cell>
          <table:table-cell office:value-type="float" office:value="1479.799683">
            <text:p>1479.799683</text:p>
          </table:table-cell>
          <table:table-cell office:value-type="float" office:value="-110">
            <text:p>-110</text:p>
          </table:table-cell>
          <table:table-cell office:value-type="float" office:value="-936">
            <text:p>-936</text:p>
          </table:table-cell>
          <table:table-cell office:value-type="float" office:value="-44223">
            <text:p>-44223</text:p>
          </table:table-cell>
          <table:table-cell office:value-type="float" office:value="-33717">
            <text:p>-33717</text:p>
          </table:table-cell>
          <table:table-cell office:value-type="float" office:value="54959.535156">
            <text:p>54959.535156</text:p>
          </table:table-cell>
          <table:table-cell office:value-type="float" office:value="-5.156046">
            <text:p>-5.156046</text:p>
          </table:table-cell>
          <table:table-cell office:value-type="float" office:value="-2.563967">
            <text:p>-2.563967</text:p>
          </table:table-cell>
          <table:table-cell office:value-type="float" office:value="50.272621">
            <text:p>50.272621</text:p>
          </table:table-cell>
        </table:table-row>
        <table:table-row table:style-name="ro1">
          <table:table-cell office:value-type="float" office:value="158500">
            <text:p>158500</text:p>
          </table:table-cell>
          <table:table-cell office:value-type="float" office:value="9">
            <text:p>9</text:p>
          </table:table-cell>
          <table:table-cell office:value-type="float" office:value="1903">
            <text:p>1903</text:p>
          </table:table-cell>
          <table:table-cell office:value-type="float" office:value="21048.779297">
            <text:p>21048.779297</text:p>
          </table:table-cell>
          <table:table-cell office:value-type="float" office:value="0">
            <text:p>0</text:p>
          </table:table-cell>
          <table:table-cell office:value-type="float" office:value="0.013856">
            <text:p>0.013856</text:p>
          </table:table-cell>
          <table:table-cell office:value-type="string">
            <text:p>Infinity</text:p>
          </table:table-cell>
          <table:table-cell office:value-type="float" office:value="-0.096">
            <text:p>-0.096</text:p>
          </table:table-cell>
          <table:table-cell office:value-type="float" office:value="0.043096">
            <text:p>0.043096</text:p>
          </table:table-cell>
          <table:table-cell table:formula="of:=([.I317]+0.019)/2" office:value-type="float" office:value="0.031048">
            <text:p>0.031048</text:p>
          </table:table-cell>
          <table:table-cell office:value-type="float" office:value="144.891281">
            <text:p>144.891281</text:p>
          </table:table-cell>
          <table:table-cell office:value-type="float" office:value="0">
            <text:p>0</text:p>
          </table:table-cell>
          <table:table-cell office:value-type="float" office:value="0.027712">
            <text:p>0.027712</text:p>
          </table:table-cell>
          <table:table-cell table:formula="of:=([.M317]-0.02)/2" office:value-type="float" office:value="0.003856">
            <text:p>0.003856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928">
            <text:p>-928</text:p>
          </table:table-cell>
          <table:table-cell office:value-type="float" office:value="-45818">
            <text:p>-45818</text:p>
          </table:table-cell>
          <table:table-cell office:value-type="float" office:value="-34756">
            <text:p>-34756</text:p>
          </table:table-cell>
          <table:table-cell office:value-type="float" office:value="56867.570313">
            <text:p>56867.570313</text:p>
          </table:table-cell>
          <table:table-cell office:value-type="float" office:value="-5.156046">
            <text:p>-5.156046</text:p>
          </table:table-cell>
          <table:table-cell office:value-type="float" office:value="-2.550111">
            <text:p>-2.550111</text:p>
          </table:table-cell>
          <table:table-cell office:value-type="float" office:value="50.541351">
            <text:p>50.541351</text:p>
          </table:table-cell>
        </table:table-row>
        <table:table-row table:style-name="ro1">
          <table:table-cell office:value-type="float" office:value="159000">
            <text:p>159000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724">
            <text:p>0.011724</text:p>
          </table:table-cell>
          <table:table-cell office:value-type="float" office:value="100">
            <text:p>100</text:p>
          </table:table-cell>
          <table:table-cell office:value-type="float" office:value="-0.036">
            <text:p>-0.036</text:p>
          </table:table-cell>
          <table:table-cell office:value-type="float" office:value="0.059855">
            <text:p>0.059855</text:p>
          </table:table-cell>
          <table:table-cell table:formula="of:=([.I318]+0.019)/2" office:value-type="float" office:value="0.0394275">
            <text:p>0.0394275</text:p>
          </table:table-cell>
          <table:table-cell office:value-type="float" office:value="266.263977">
            <text:p>266.263977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([.M318]-0.02)/2" office:value-type="float" office:value="0.0017245">
            <text:p>0.0017245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928">
            <text:p>-928</text:p>
          </table:table-cell>
          <table:table-cell office:value-type="float" office:value="-47410">
            <text:p>-47410</text:p>
          </table:table-cell>
          <table:table-cell office:value-type="float" office:value="-35826">
            <text:p>-35826</text:p>
          </table:table-cell>
          <table:table-cell office:value-type="float" office:value="58783.832031">
            <text:p>58783.832031</text:p>
          </table:table-cell>
          <table:table-cell office:value-type="float" office:value="-5.156046">
            <text:p>-5.156046</text:p>
          </table:table-cell>
          <table:table-cell office:value-type="float" office:value="-2.538387">
            <text:p>-2.538387</text:p>
          </table:table-cell>
          <table:table-cell office:value-type="float" office:value="50.768738">
            <text:p>50.768738</text:p>
          </table:table-cell>
        </table:table-row>
        <table:table-row table:style-name="ro1">
          <table:table-cell office:value-type="float" office:value="159500">
            <text:p>159500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058">
            <text:p>0.0110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5913">
            <text:p>-0.035913</text:p>
          </table:table-cell>
          <table:table-cell table:formula="of:=([.I319]+0.019)/2" office:value-type="float" office:value="-0.0084565">
            <text:p>-0.0084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([.M319]-0.02)/2" office:value-type="float" office:value="0.001058">
            <text:p>0.001058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928">
            <text:p>-928</text:p>
          </table:table-cell>
          <table:table-cell office:value-type="float" office:value="-48982">
            <text:p>-48982</text:p>
          </table:table-cell>
          <table:table-cell office:value-type="float" office:value="-36909">
            <text:p>-36909</text:p>
          </table:table-cell>
          <table:table-cell office:value-type="float" office:value="60691.8125">
            <text:p>60691.8125</text:p>
          </table:table-cell>
          <table:table-cell office:value-type="float" office:value="-5.156046">
            <text:p>-5.156046</text:p>
          </table:table-cell>
          <table:table-cell office:value-type="float" office:value="-2.527328">
            <text:p>-2.527328</text:p>
          </table:table-cell>
          <table:table-cell office:value-type="float" office:value="50.983208">
            <text:p>50.983208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office:value-type="float" office:value="1926">
            <text:p>19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992">
            <text:p>0.010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67038">
            <text:p>0.067038</text:p>
          </table:table-cell>
          <table:table-cell table:formula="of:=([.I320]+0.019)/2" office:value-type="float" office:value="0.043019">
            <text:p>0.0430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([.M320]-0.02)/2" office:value-type="float" office:value="0.000991499999999999">
            <text:p>0.0009915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928">
            <text:p>-928</text:p>
          </table:table-cell>
          <table:table-cell office:value-type="float" office:value="-50556">
            <text:p>-50556</text:p>
          </table:table-cell>
          <table:table-cell office:value-type="float" office:value="-38019">
            <text:p>-38019</text:p>
          </table:table-cell>
          <table:table-cell office:value-type="float" office:value="62617.445313">
            <text:p>62617.445313</text:p>
          </table:table-cell>
          <table:table-cell office:value-type="float" office:value="-5.156046">
            <text:p>-5.156046</text:p>
          </table:table-cell>
          <table:table-cell office:value-type="float" office:value="-2.516337">
            <text:p>-2.516337</text:p>
          </table:table-cell>
          <table:table-cell office:value-type="float" office:value="51.196384">
            <text:p>51.196384</text:p>
          </table:table-cell>
        </table:table-row>
        <table:table-row table:style-name="ro1">
          <table:table-cell office:value-type="float" office:value="160500">
            <text:p>160500</text:p>
          </table:table-cell>
          <table:table-cell office:value-type="float" office:value="3">
            <text:p>3</text:p>
          </table:table-cell>
          <table:table-cell office:value-type="float" office:value="1869">
            <text:p>1869</text:p>
          </table:table-cell>
          <table:table-cell office:value-type="float" office:value="62209.089844">
            <text:p>62209.089844</text:p>
          </table:table-cell>
          <table:table-cell office:value-type="float" office:value="0.015">
            <text:p>0.015</text:p>
          </table:table-cell>
          <table:table-cell office:value-type="float" office:value="-0.064217">
            <text:p>-0.064217</text:p>
          </table:table-cell>
          <table:table-cell office:value-type="float" office:value="528.116394">
            <text:p>528.116394</text:p>
          </table:table-cell>
          <table:table-cell office:value-type="float" office:value="0.012">
            <text:p>0.012</text:p>
          </table:table-cell>
          <table:table-cell office:value-type="float" office:value="-0.227449">
            <text:p>-0.227449</text:p>
          </table:table-cell>
          <table:table-cell table:formula="of:=([.I321]+0.019)/2" office:value-type="float" office:value="-0.1042245">
            <text:p>-0.1042245</text:p>
          </table:table-cell>
          <table:table-cell office:value-type="float" office:value="1995.40979">
            <text:p>1995.40979</text:p>
          </table:table-cell>
          <table:table-cell office:value-type="float" office:value="0.03">
            <text:p>0.03</text:p>
          </table:table-cell>
          <table:table-cell office:value-type="float" office:value="-0.128435">
            <text:p>-0.128435</text:p>
          </table:table-cell>
          <table:table-cell table:formula="of:=([.M321]-0.02)/2" office:value-type="float" office:value="-0.0742175">
            <text:p>-0.0742175</text:p>
          </table:table-cell>
          <table:table-cell office:value-type="float" office:value="528.116394">
            <text:p>528.116394</text:p>
          </table:table-cell>
          <table:table-cell office:value-type="float" office:value="-105">
            <text:p>-105</text:p>
          </table:table-cell>
          <table:table-cell office:value-type="float" office:value="-925">
            <text:p>-925</text:p>
          </table:table-cell>
          <table:table-cell office:value-type="float" office:value="-52072">
            <text:p>-52072</text:p>
          </table:table-cell>
          <table:table-cell office:value-type="float" office:value="-39113">
            <text:p>-39113</text:p>
          </table:table-cell>
          <table:table-cell office:value-type="float" office:value="64489.476563">
            <text:p>64489.476563</text:p>
          </table:table-cell>
          <table:table-cell office:value-type="float" office:value="-5.141047">
            <text:p>-5.141047</text:p>
          </table:table-cell>
          <table:table-cell office:value-type="float" office:value="-2.580554">
            <text:p>-2.580554</text:p>
          </table:table-cell>
          <table:table-cell office:value-type="float" office:value="49.804882">
            <text:p>49.804882</text:p>
          </table:table-cell>
        </table:table-row>
        <table:table-row table:style-name="ro1">
          <table:table-cell office:value-type="float" office:value="161000">
            <text:p>161000</text:p>
          </table:table-cell>
          <table:table-cell office:value-type="float" office:value="-13">
            <text:p>-13</text:p>
          </table:table-cell>
          <table:table-cell office:value-type="float" office:value="1980">
            <text:p>1980</text:p>
          </table:table-cell>
          <table:table-cell office:value-type="float" office:value="15330.804688">
            <text:p>15330.804688</text:p>
          </table:table-cell>
          <table:table-cell office:value-type="float" office:value="-0.065">
            <text:p>-0.065</text:p>
          </table:table-cell>
          <table:table-cell office:value-type="float" office:value="-0.184858">
            <text:p>-0.184858</text:p>
          </table:table-cell>
          <table:table-cell office:value-type="float" office:value="184.397476">
            <text:p>184.397476</text:p>
          </table:table-cell>
          <table:table-cell office:value-type="float" office:value="-0.064">
            <text:p>-0.064</text:p>
          </table:table-cell>
          <table:table-cell office:value-type="float" office:value="0.442927">
            <text:p>0.442927</text:p>
          </table:table-cell>
          <table:table-cell table:formula="of:=([.I322]+0.019)/2" office:value-type="float" office:value="0.2309635">
            <text:p>0.2309635</text:p>
          </table:table-cell>
          <table:table-cell office:value-type="float" office:value="792.073853">
            <text:p>792.073853</text:p>
          </table:table-cell>
          <table:table-cell office:value-type="float" office:value="-0.13">
            <text:p>-0.13</text:p>
          </table:table-cell>
          <table:table-cell office:value-type="float" office:value="-0.369717">
            <text:p>-0.369717</text:p>
          </table:table-cell>
          <table:table-cell table:formula="of:=([.M322]-0.02)/2" office:value-type="float" office:value="-0.1948585">
            <text:p>-0.1948585</text:p>
          </table:table-cell>
          <table:table-cell office:value-type="float" office:value="184.397476">
            <text:p>184.397476</text:p>
          </table:table-cell>
          <table:table-cell office:value-type="float" office:value="-110">
            <text:p>-110</text:p>
          </table:table-cell>
          <table:table-cell office:value-type="float" office:value="-937">
            <text:p>-937</text:p>
          </table:table-cell>
          <table:table-cell office:value-type="float" office:value="-53748">
            <text:p>-53748</text:p>
          </table:table-cell>
          <table:table-cell office:value-type="float" office:value="-40166">
            <text:p>-40166</text:p>
          </table:table-cell>
          <table:table-cell office:value-type="float" office:value="66452.609375">
            <text:p>66452.609375</text:p>
          </table:table-cell>
          <table:table-cell office:value-type="float" office:value="-5.206047">
            <text:p>-5.206047</text:p>
          </table:table-cell>
          <table:table-cell office:value-type="float" office:value="-2.765413">
            <text:p>-2.765413</text:p>
          </table:table-cell>
          <table:table-cell office:value-type="float" office:value="46.880753">
            <text:p>46.880753</text:p>
          </table:table-cell>
        </table:table-row>
        <table:table-row table:style-name="ro1">
          <table:table-cell office:value-type="float" office:value="161500">
            <text:p>161500</text:p>
          </table:table-cell>
          <table:table-cell office:value-type="float" office:value="-21">
            <text:p>-21</text:p>
          </table:table-cell>
          <table:table-cell office:value-type="float" office:value="2134">
            <text:p>2134</text:p>
          </table:table-cell>
          <table:table-cell office:value-type="float" office:value="10263.956055">
            <text:p>10263.956055</text:p>
          </table:table-cell>
          <table:table-cell office:value-type="float" office:value="-0.1">
            <text:p>-0.1</text:p>
          </table:table-cell>
          <table:table-cell office:value-type="float" office:value="-0.144356">
            <text:p>-0.144356</text:p>
          </table:table-cell>
          <table:table-cell office:value-type="float" office:value="44.356041">
            <text:p>44.356041</text:p>
          </table:table-cell>
          <table:table-cell office:value-type="float" office:value="-0.032">
            <text:p>-0.032</text:p>
          </table:table-cell>
          <table:table-cell office:value-type="float" office:value="0.617704">
            <text:p>0.617704</text:p>
          </table:table-cell>
          <table:table-cell table:formula="of:=([.I323]+0.019)/2" office:value-type="float" office:value="0.318352">
            <text:p>0.318352</text:p>
          </table:table-cell>
          <table:table-cell office:value-type="float" office:value="2030.325317">
            <text:p>2030.325317</text:p>
          </table:table-cell>
          <table:table-cell office:value-type="float" office:value="-0.2">
            <text:p>-0.2</text:p>
          </table:table-cell>
          <table:table-cell office:value-type="float" office:value="-0.288712">
            <text:p>-0.288712</text:p>
          </table:table-cell>
          <table:table-cell table:formula="of:=([.M323]-0.02)/2" office:value-type="float" office:value="-0.154356">
            <text:p>-0.154356</text:p>
          </table:table-cell>
          <table:table-cell office:value-type="float" office:value="44.356041">
            <text:p>44.356041</text:p>
          </table:table-cell>
          <table:table-cell office:value-type="float" office:value="-120">
            <text:p>-120</text:p>
          </table:table-cell>
          <table:table-cell office:value-type="float" office:value="-955">
            <text:p>-955</text:p>
          </table:table-cell>
          <table:table-cell office:value-type="float" office:value="-55733">
            <text:p>-55733</text:p>
          </table:table-cell>
          <table:table-cell office:value-type="float" office:value="-40950">
            <text:p>-40950</text:p>
          </table:table-cell>
          <table:table-cell office:value-type="float" office:value="68501.140625">
            <text:p>68501.140625</text:p>
          </table:table-cell>
          <table:table-cell office:value-type="float" office:value="-5.306046">
            <text:p>-5.306046</text:p>
          </table:table-cell>
          <table:table-cell office:value-type="float" office:value="-2.909769">
            <text:p>-2.909769</text:p>
          </table:table-cell>
          <table:table-cell office:value-type="float" office:value="45.161266">
            <text:p>45.161266</text:p>
          </table:table-cell>
        </table:table-row>
        <table:table-row table:style-name="ro1">
          <table:table-cell office:value-type="float" office:value="162000">
            <text:p>162000</text:p>
          </table:table-cell>
          <table:table-cell office:value-type="float" office:value="-31">
            <text:p>-31</text:p>
          </table:table-cell>
          <table:table-cell office:value-type="float" office:value="2169">
            <text:p>2169</text:p>
          </table:table-cell>
          <table:table-cell office:value-type="float" office:value="7095.316406">
            <text:p>7095.316406</text:p>
          </table:table-cell>
          <table:table-cell office:value-type="float" office:value="-0.036905">
            <text:p>-0.036905</text:p>
          </table:table-cell>
          <table:table-cell office:value-type="float" office:value="0.002398">
            <text:p>0.002398</text:p>
          </table:table-cell>
          <table:table-cell office:value-type="float" office:value="106.498253">
            <text:p>106.498253</text:p>
          </table:table-cell>
          <table:table-cell office:value-type="float" office:value="-0.04">
            <text:p>-0.04</text:p>
          </table:table-cell>
          <table:table-cell office:value-type="float" office:value="0.136469">
            <text:p>0.136469</text:p>
          </table:table-cell>
          <table:table-cell table:formula="of:=([.I324]+0.019)/2" office:value-type="float" office:value="0.0777345">
            <text:p>0.0777345</text:p>
          </table:table-cell>
          <table:table-cell office:value-type="float" office:value="441.173706">
            <text:p>441.173706</text:p>
          </table:table-cell>
          <table:table-cell office:value-type="float" office:value="-0.07381">
            <text:p>-0.07381</text:p>
          </table:table-cell>
          <table:table-cell office:value-type="float" office:value="0.004796">
            <text:p>0.004796</text:p>
          </table:table-cell>
          <table:table-cell table:formula="of:=([.M324]-0.02)/2" office:value-type="float" office:value="-0.007602">
            <text:p>-0.007602</text:p>
          </table:table-cell>
          <table:table-cell office:value-type="float" office:value="106.498253">
            <text:p>106.498253</text:p>
          </table:table-cell>
          <table:table-cell office:value-type="float" office:value="-137">
            <text:p>-137</text:p>
          </table:table-cell>
          <table:table-cell office:value-type="float" office:value="-981">
            <text:p>-981</text:p>
          </table:table-cell>
          <table:table-cell office:value-type="float" office:value="-57844">
            <text:p>-57844</text:p>
          </table:table-cell>
          <table:table-cell office:value-type="float" office:value="-41448">
            <text:p>-41448</text:p>
          </table:table-cell>
          <table:table-cell office:value-type="float" office:value="70481.742188">
            <text:p>70481.742188</text:p>
          </table:table-cell>
          <table:table-cell office:value-type="float" office:value="-5.342951">
            <text:p>-5.342951</text:p>
          </table:table-cell>
          <table:table-cell office:value-type="float" office:value="-2.907371">
            <text:p>-2.907371</text:p>
          </table:table-cell>
          <table:table-cell office:value-type="float" office:value="45.58493">
            <text:p>45.58493</text:p>
          </table:table-cell>
        </table:table-row>
        <table:table-row table:style-name="ro1">
          <table:table-cell office:value-type="float" office:value="162500">
            <text:p>162500</text:p>
          </table:table-cell>
          <table:table-cell office:value-type="float" office:value="-37">
            <text:p>-37</text:p>
          </table:table-cell>
          <table:table-cell office:value-type="float" office:value="2164">
            <text:p>2164</text:p>
          </table:table-cell>
          <table:table-cell office:value-type="float" office:value="5949.616699">
            <text:p>5949.616699</text:p>
          </table:table-cell>
          <table:table-cell office:value-type="float" office:value="0.02">
            <text:p>0.02</text:p>
          </table:table-cell>
          <table:table-cell office:value-type="float" office:value="0.070213">
            <text:p>0.070213</text:p>
          </table:table-cell>
          <table:table-cell office:value-type="float" office:value="251.064331">
            <text:p>251.064331</text:p>
          </table:table-cell>
          <table:table-cell office:value-type="float" office:value="-0.024">
            <text:p>-0.024</text:p>
          </table:table-cell>
          <table:table-cell office:value-type="float" office:value="-0.016759">
            <text:p>-0.016759</text:p>
          </table:table-cell>
          <table:table-cell table:formula="of:=([.I325]+0.019)/2" office:value-type="float" office:value="0.0011205">
            <text:p>0.0011205</text:p>
          </table:table-cell>
          <table:table-cell office:value-type="float" office:value="30.169073">
            <text:p>30.169073</text:p>
          </table:table-cell>
          <table:table-cell office:value-type="float" office:value="0.04">
            <text:p>0.04</text:p>
          </table:table-cell>
          <table:table-cell office:value-type="float" office:value="0.140426">
            <text:p>0.140426</text:p>
          </table:table-cell>
          <table:table-cell table:formula="of:=([.M325]-0.02)/2" office:value-type="float" office:value="0.060213">
            <text:p>0.060213</text:p>
          </table:table-cell>
          <table:table-cell office:value-type="float" office:value="251.064331">
            <text:p>251.064331</text:p>
          </table:table-cell>
          <table:table-cell office:value-type="float" office:value="-159">
            <text:p>-159</text:p>
          </table:table-cell>
          <table:table-cell office:value-type="float" office:value="-1011">
            <text:p>-1011</text:p>
          </table:table-cell>
          <table:table-cell office:value-type="float" office:value="-59949">
            <text:p>-59949</text:p>
          </table:table-cell>
          <table:table-cell office:value-type="float" office:value="-41950">
            <text:p>-41950</text:p>
          </table:table-cell>
          <table:table-cell office:value-type="float" office:value="72462.71875">
            <text:p>72462.71875</text:p>
          </table:table-cell>
          <table:table-cell office:value-type="float" office:value="-5.322951">
            <text:p>-5.322951</text:p>
          </table:table-cell>
          <table:table-cell office:value-type="float" office:value="-2.837158">
            <text:p>-2.837158</text:p>
          </table:table-cell>
          <table:table-cell office:value-type="float" office:value="46.699535">
            <text:p>46.699535</text:p>
          </table:table-cell>
        </table:table-row>
        <table:table-row table:style-name="ro1">
          <table:table-cell office:value-type="float" office:value="163000">
            <text:p>163000</text:p>
          </table:table-cell>
          <table:table-cell office:value-type="float" office:value="-7">
            <text:p>-7</text:p>
          </table:table-cell>
          <table:table-cell office:value-type="float" office:value="2137">
            <text:p>2137</text:p>
          </table:table-cell>
          <table:table-cell office:value-type="float" office:value="30626.070313">
            <text:p>30626.070313</text:p>
          </table:table-cell>
          <table:table-cell office:value-type="float" office:value="0.002333">
            <text:p>0.002333</text:p>
          </table:table-cell>
          <table:table-cell office:value-type="float" office:value="0.006262">
            <text:p>0.006262</text:p>
          </table:table-cell>
          <table:table-cell office:value-type="float" office:value="168.365799">
            <text:p>168.365799</text:p>
          </table:table-cell>
          <table:table-cell office:value-type="float" office:value="0.12">
            <text:p>0.12</text:p>
          </table:table-cell>
          <table:table-cell office:value-type="float" office:value="-0.110133">
            <text:p>-0.110133</text:p>
          </table:table-cell>
          <table:table-cell table:formula="of:=([.I326]+0.019)/2" office:value-type="float" office:value="-0.0455665">
            <text:p>-0.0455665</text:p>
          </table:table-cell>
          <table:table-cell office:value-type="float" office:value="191.77774">
            <text:p>191.77774</text:p>
          </table:table-cell>
          <table:table-cell office:value-type="float" office:value="0.004667">
            <text:p>0.004667</text:p>
          </table:table-cell>
          <table:table-cell office:value-type="float" office:value="0.012524">
            <text:p>0.012524</text:p>
          </table:table-cell>
          <table:table-cell table:formula="of:=([.M326]-0.02)/2" office:value-type="float" office:value="-0.003738">
            <text:p>-0.003738</text:p>
          </table:table-cell>
          <table:table-cell office:value-type="float" office:value="168.365799">
            <text:p>168.365799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61988">
            <text:p>-61988</text:p>
          </table:table-cell>
          <table:table-cell office:value-type="float" office:value="-42591">
            <text:p>-42591</text:p>
          </table:table-cell>
          <table:table-cell office:value-type="float" office:value="74503.210938">
            <text:p>74503.210938</text:p>
          </table:table-cell>
          <table:table-cell office:value-type="float" office:value="-5.320618">
            <text:p>-5.320618</text:p>
          </table:table-cell>
          <table:table-cell office:value-type="float" office:value="-2.830896">
            <text:p>-2.830896</text:p>
          </table:table-cell>
          <table:table-cell office:value-type="float" office:value="46.793854">
            <text:p>46.793854</text:p>
          </table:table-cell>
        </table:table-row>
        <table:table-row table:style-name="ro1">
          <table:table-cell office:value-type="float" office:value="163500">
            <text:p>163500</text:p>
          </table:table-cell>
          <table:table-cell office:value-type="float" office:value="0">
            <text:p>0</text:p>
          </table:table-cell>
          <table:table-cell office:value-type="float" office:value="2149">
            <text:p>21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91">
            <text:p>0.011991</text:p>
          </table:table-cell>
          <table:table-cell office:value-type="float" office:value="100">
            <text:p>100</text:p>
          </table:table-cell>
          <table:table-cell office:value-type="float" office:value="0.028">
            <text:p>0.028</text:p>
          </table:table-cell>
          <table:table-cell office:value-type="float" office:value="0.047884">
            <text:p>0.047884</text:p>
          </table:table-cell>
          <table:table-cell table:formula="of:=([.I327]+0.019)/2" office:value-type="float" office:value="0.033442">
            <text:p>0.033442</text:p>
          </table:table-cell>
          <table:table-cell office:value-type="float" office:value="71.014389">
            <text:p>71.014389</text:p>
          </table:table-cell>
          <table:table-cell office:value-type="float" office:value="0">
            <text:p>0</text:p>
          </table:table-cell>
          <table:table-cell office:value-type="float" office:value="0.023982">
            <text:p>0.023982</text:p>
          </table:table-cell>
          <table:table-cell table:formula="of:=([.M327]-0.02)/2" office:value-type="float" office:value="0.001991">
            <text:p>0.00199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64034">
            <text:p>-64034</text:p>
          </table:table-cell>
          <table:table-cell office:value-type="float" office:value="-43248">
            <text:p>-43248</text:p>
          </table:table-cell>
          <table:table-cell office:value-type="float" office:value="76569.984375">
            <text:p>76569.984375</text:p>
          </table:table-cell>
          <table:table-cell office:value-type="float" office:value="-5.320618">
            <text:p>-5.320618</text:p>
          </table:table-cell>
          <table:table-cell office:value-type="float" office:value="-2.818905">
            <text:p>-2.818905</text:p>
          </table:table-cell>
          <table:table-cell office:value-type="float" office:value="47.019215">
            <text:p>47.019215</text:p>
          </table:table-cell>
        </table:table-row>
        <table:table-row table:style-name="ro1">
          <table:table-cell office:value-type="float" office:value="164000">
            <text:p>164000</text:p>
          </table:table-cell>
          <table:table-cell office:value-type="float" office:value="1">
            <text:p>1</text:p>
          </table:table-cell>
          <table:table-cell office:value-type="float" office:value="2115">
            <text:p>2115</text:p>
          </table:table-cell>
          <table:table-cell office:value-type="float" office:value="211427.703125">
            <text:p>211427.703125</text:p>
          </table:table-cell>
          <table:table-cell office:value-type="float" office:value="0.005">
            <text:p>0.005</text:p>
          </table:table-cell>
          <table:table-cell office:value-type="float" office:value="0.016387">
            <text:p>0.016387</text:p>
          </table:table-cell>
          <table:table-cell office:value-type="float" office:value="227.74884">
            <text:p>227.74884</text:p>
          </table:table-cell>
          <table:table-cell office:value-type="float" office:value="0.004">
            <text:p>0.004</text:p>
          </table:table-cell>
          <table:table-cell office:value-type="float" office:value="-0.134075">
            <text:p>-0.134075</text:p>
          </table:table-cell>
          <table:table-cell table:formula="of:=([.I328]+0.019)/2" office:value-type="float" office:value="-0.0575375">
            <text:p>-0.0575375</text:p>
          </table:table-cell>
          <table:table-cell office:value-type="float" office:value="3451.882568">
            <text:p>3451.882568</text:p>
          </table:table-cell>
          <table:table-cell office:value-type="float" office:value="0.01">
            <text:p>0.01</text:p>
          </table:table-cell>
          <table:table-cell office:value-type="float" office:value="0.032775">
            <text:p>0.032775</text:p>
          </table:table-cell>
          <table:table-cell table:formula="of:=([.M328]-0.02)/2" office:value-type="float" office:value="0.0063875">
            <text:p>0.0063875</text:p>
          </table:table-cell>
          <table:table-cell office:value-type="float" office:value="227.74884">
            <text:p>227.74884</text:p>
          </table:table-cell>
          <table:table-cell office:value-type="float" office:value="-162">
            <text:p>-162</text:p>
          </table:table-cell>
          <table:table-cell office:value-type="float" office:value="-1016">
            <text:p>-1016</text:p>
          </table:table-cell>
          <table:table-cell office:value-type="float" office:value="-66040">
            <text:p>-66040</text:p>
          </table:table-cell>
          <table:table-cell office:value-type="float" office:value="-43919">
            <text:p>-43919</text:p>
          </table:table-cell>
          <table:table-cell office:value-type="float" office:value="78616.65625">
            <text:p>78616.65625</text:p>
          </table:table-cell>
          <table:table-cell office:value-type="float" office:value="-5.315618">
            <text:p>-5.315618</text:p>
          </table:table-cell>
          <table:table-cell office:value-type="float" office:value="-2.802518">
            <text:p>-2.802518</text:p>
          </table:table-cell>
          <table:table-cell office:value-type="float" office:value="47.277672">
            <text:p>47.277672</text:p>
          </table:table-cell>
        </table:table-row>
        <table:table-row table:style-name="ro1">
          <table:table-cell office:value-type="float" office:value="164500">
            <text:p>164500</text:p>
          </table:table-cell>
          <table:table-cell office:value-type="float" office:value="-1">
            <text:p>-1</text:p>
          </table:table-cell>
          <table:table-cell office:value-type="float" office:value="2098">
            <text:p>2098</text:p>
          </table:table-cell>
          <table:table-cell office:value-type="float" office:value="209891.890625">
            <text:p>209891.890625</text:p>
          </table:table-cell>
          <table:table-cell office:value-type="float" office:value="0">
            <text:p>0</text:p>
          </table:table-cell>
          <table:table-cell office:value-type="float" office:value="0.009926">
            <text:p>0.009926</text:p>
          </table:table-cell>
          <table:table-cell office:value-type="string">
            <text:p>Infinity</text:p>
          </table:table-cell>
          <table:table-cell office:value-type="float" office:value="-0.008">
            <text:p>-0.008</text:p>
          </table:table-cell>
          <table:table-cell office:value-type="float" office:value="-0.069432">
            <text:p>-0.069432</text:p>
          </table:table-cell>
          <table:table-cell table:formula="of:=([.I329]+0.019)/2" office:value-type="float" office:value="-0.025216">
            <text:p>-0.025216</text:p>
          </table:table-cell>
          <table:table-cell office:value-type="float" office:value="767.89801">
            <text:p>767.89801</text:p>
          </table:table-cell>
          <table:table-cell office:value-type="float" office:value="0">
            <text:p>0</text:p>
          </table:table-cell>
          <table:table-cell office:value-type="float" office:value="0.019851">
            <text:p>0.019851</text:p>
          </table:table-cell>
          <table:table-cell table:formula="of:=([.M329]-0.02)/2" office:value-type="float" office:value="-0.0000744999999999999">
            <text:p>-0.000074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68018">
            <text:p>-68018</text:p>
          </table:table-cell>
          <table:table-cell office:value-type="float" office:value="-44617">
            <text:p>-44617</text:p>
          </table:table-cell>
          <table:table-cell office:value-type="float" office:value="80655.195313">
            <text:p>80655.195313</text:p>
          </table:table-cell>
          <table:table-cell office:value-type="float" office:value="-5.315618">
            <text:p>-5.315618</text:p>
          </table:table-cell>
          <table:table-cell office:value-type="float" office:value="-2.792592">
            <text:p>-2.792592</text:p>
          </table:table-cell>
          <table:table-cell office:value-type="float" office:value="47.464401">
            <text:p>47.464401</text:p>
          </table:table-cell>
        </table:table-row>
        <table:table-row table:style-name="ro1">
          <table:table-cell office:value-type="float" office:value="165000">
            <text:p>165000</text:p>
          </table:table-cell>
          <table:table-cell office:value-type="float" office:value="0">
            <text:p>0</text:p>
          </table:table-cell>
          <table:table-cell office:value-type="float" office:value="2093">
            <text:p>209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459">
            <text:p>0.010459</text:p>
          </table:table-cell>
          <table:table-cell office:value-type="float" office:value="100">
            <text:p>100</text:p>
          </table:table-cell>
          <table:table-cell office:value-type="float" office:value="0.004">
            <text:p>0.004</text:p>
          </table:table-cell>
          <table:table-cell office:value-type="float" office:value="-0.021548">
            <text:p>-0.021548</text:p>
          </table:table-cell>
          <table:table-cell table:formula="of:=([.I330]+0.019)/2" office:value-type="float" office:value="-0.001274">
            <text:p>-0.001274</text:p>
          </table:table-cell>
          <table:table-cell office:value-type="float" office:value="638.695557">
            <text:p>638.695557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([.M330]-0.02)/2" office:value-type="float" office:value="0.000458499999999999">
            <text:p>0.000458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69984">
            <text:p>-69984</text:p>
          </table:table-cell>
          <table:table-cell office:value-type="float" office:value="-45333">
            <text:p>-45333</text:p>
          </table:table-cell>
          <table:table-cell office:value-type="float" office:value="82697.523438">
            <text:p>82697.523438</text:p>
          </table:table-cell>
          <table:table-cell office:value-type="float" office:value="-5.315618">
            <text:p>-5.315618</text:p>
          </table:table-cell>
          <table:table-cell office:value-type="float" office:value="-2.782133">
            <text:p>-2.782133</text:p>
          </table:table-cell>
          <table:table-cell office:value-type="float" office:value="47.661156">
            <text:p>47.661156</text:p>
          </table:table-cell>
        </table:table-row>
        <table:table-row table:style-name="ro1">
          <table:table-cell office:value-type="float" office:value="165500">
            <text:p>165500</text:p>
          </table:table-cell>
          <table:table-cell office:value-type="float" office:value="0">
            <text:p>0</text:p>
          </table:table-cell>
          <table:table-cell office:value-type="float" office:value="2083">
            <text:p>20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724">
            <text:p>0.0117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8307">
            <text:p>-0.038307</text:p>
          </table:table-cell>
          <table:table-cell table:formula="of:=([.I331]+0.019)/2" office:value-type="float" office:value="-0.0096535">
            <text:p>-0.00965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([.M331]-0.02)/2" office:value-type="float" office:value="0.0017245">
            <text:p>0.001724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71934">
            <text:p>-71934</text:p>
          </table:table-cell>
          <table:table-cell office:value-type="float" office:value="-46066">
            <text:p>-46066</text:p>
          </table:table-cell>
          <table:table-cell office:value-type="float" office:value="84737.765625">
            <text:p>84737.765625</text:p>
          </table:table-cell>
          <table:table-cell office:value-type="float" office:value="-5.315618">
            <text:p>-5.315618</text:p>
          </table:table-cell>
          <table:table-cell office:value-type="float" office:value="-2.770409">
            <text:p>-2.770409</text:p>
          </table:table-cell>
          <table:table-cell office:value-type="float" office:value="47.881718">
            <text:p>47.881718</text:p>
          </table:table-cell>
        </table:table-row>
        <table:table-row table:style-name="ro1">
          <table:table-cell office:value-type="float" office:value="166000">
            <text:p>166000</text:p>
          </table:table-cell>
          <table:table-cell office:value-type="float" office:value="0">
            <text:p>0</text:p>
          </table:table-cell>
          <table:table-cell office:value-type="float" office:value="2069">
            <text:p>20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658">
            <text:p>0.0116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7461">
            <text:p>-0.057461</text:p>
          </table:table-cell>
          <table:table-cell table:formula="of:=([.I332]+0.019)/2" office:value-type="float" office:value="-0.0192305">
            <text:p>-0.01923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([.M332]-0.02)/2" office:value-type="float" office:value="0.0016575">
            <text:p>0.00165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73862">
            <text:p>-73862</text:p>
          </table:table-cell>
          <table:table-cell office:value-type="float" office:value="-46816">
            <text:p>-46816</text:p>
          </table:table-cell>
          <table:table-cell office:value-type="float" office:value="86770.335938">
            <text:p>86770.335938</text:p>
          </table:table-cell>
          <table:table-cell office:value-type="float" office:value="-5.315618">
            <text:p>-5.315618</text:p>
          </table:table-cell>
          <table:table-cell office:value-type="float" office:value="-2.758751">
            <text:p>-2.758751</text:p>
          </table:table-cell>
          <table:table-cell office:value-type="float" office:value="48.101025">
            <text:p>48.101025</text:p>
          </table:table-cell>
        </table:table-row>
        <table:table-row table:style-name="ro1">
          <table:table-cell office:value-type="float" office:value="166500">
            <text:p>166500</text:p>
          </table:table-cell>
          <table:table-cell office:value-type="float" office:value="0">
            <text:p>0</text:p>
          </table:table-cell>
          <table:table-cell office:value-type="float" office:value="2047">
            <text:p>20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992">
            <text:p>0.009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86191">
            <text:p>-0.086191</text:p>
          </table:table-cell>
          <table:table-cell table:formula="of:=([.I333]+0.019)/2" office:value-type="float" office:value="-0.0335955">
            <text:p>-0.03359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([.M333]-0.02)/2" office:value-type="float" office:value="-0.00000750000000000056">
            <text:p>-0.00000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75761">
            <text:p>-75761</text:p>
          </table:table-cell>
          <table:table-cell office:value-type="float" office:value="-47581">
            <text:p>-47581</text:p>
          </table:table-cell>
          <table:table-cell office:value-type="float" office:value="88787.75">
            <text:p>88787.75</text:p>
          </table:table-cell>
          <table:table-cell office:value-type="float" office:value="-5.315618">
            <text:p>-5.315618</text:p>
          </table:table-cell>
          <table:table-cell office:value-type="float" office:value="-2.748759">
            <text:p>-2.748759</text:p>
          </table:table-cell>
          <table:table-cell office:value-type="float" office:value="48.289009">
            <text:p>48.289009</text:p>
          </table:table-cell>
        </table:table-row>
        <table:table-row table:style-name="ro1">
          <table:table-cell office:value-type="float" office:value="167000">
            <text:p>167000</text:p>
          </table:table-cell>
          <table:table-cell office:value-type="float" office:value="0">
            <text:p>0</text:p>
          </table:table-cell>
          <table:table-cell office:value-type="float" office:value="2042">
            <text:p>204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591">
            <text:p>0.0115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([.I334]+0.019)/2" office:value-type="float" office:value="-0.0000769999999999989">
            <text:p>-0.0000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([.M334]-0.02)/2" office:value-type="float" office:value="0.001591">
            <text:p>0.00159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77648">
            <text:p>-77648</text:p>
          </table:table-cell>
          <table:table-cell office:value-type="float" office:value="-48363">
            <text:p>-48363</text:p>
          </table:table-cell>
          <table:table-cell office:value-type="float" office:value="90805.109375">
            <text:p>90805.109375</text:p>
          </table:table-cell>
          <table:table-cell office:value-type="float" office:value="-5.315618">
            <text:p>-5.315618</text:p>
          </table:table-cell>
          <table:table-cell office:value-type="float" office:value="-2.737168">
            <text:p>-2.737168</text:p>
          </table:table-cell>
          <table:table-cell office:value-type="float" office:value="48.507069">
            <text:p>48.507069</text:p>
          </table:table-cell>
        </table:table-row>
        <table:table-row table:style-name="ro1">
          <table:table-cell office:value-type="float" office:value="167500">
            <text:p>167500</text:p>
          </table:table-cell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058">
            <text:p>0.0110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942">
            <text:p>0.023942</text:p>
          </table:table-cell>
          <table:table-cell table:formula="of:=([.I335]+0.019)/2" office:value-type="float" office:value="0.021471">
            <text:p>0.0214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([.M335]-0.02)/2" office:value-type="float" office:value="0.001058">
            <text:p>0.00105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79531">
            <text:p>-79531</text:p>
          </table:table-cell>
          <table:table-cell office:value-type="float" office:value="-49169">
            <text:p>-49169</text:p>
          </table:table-cell>
          <table:table-cell office:value-type="float" office:value="92832.609375">
            <text:p>92832.609375</text:p>
          </table:table-cell>
          <table:table-cell office:value-type="float" office:value="-5.315618">
            <text:p>-5.315618</text:p>
          </table:table-cell>
          <table:table-cell office:value-type="float" office:value="-2.72611">
            <text:p>-2.72611</text:p>
          </table:table-cell>
          <table:table-cell office:value-type="float" office:value="48.715096">
            <text:p>48.715096</text:p>
          </table:table-cell>
        </table:table-row>
        <table:table-row table:style-name="ro1">
          <table:table-cell office:value-type="float" office:value="168000">
            <text:p>168000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724">
            <text:p>0.0117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873">
            <text:p>-0.02873</text:p>
          </table:table-cell>
          <table:table-cell table:formula="of:=([.I336]+0.019)/2" office:value-type="float" office:value="-0.004865">
            <text:p>-0.0048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([.M336]-0.02)/2" office:value-type="float" office:value="0.0017245">
            <text:p>0.001724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81398">
            <text:p>-81398</text:p>
          </table:table-cell>
          <table:table-cell office:value-type="float" office:value="-49993">
            <text:p>-49993</text:p>
          </table:table-cell>
          <table:table-cell office:value-type="float" office:value="94856.59375">
            <text:p>94856.59375</text:p>
          </table:table-cell>
          <table:table-cell office:value-type="float" office:value="-5.315618">
            <text:p>-5.315618</text:p>
          </table:table-cell>
          <table:table-cell office:value-type="float" office:value="-2.714385">
            <text:p>-2.714385</text:p>
          </table:table-cell>
          <table:table-cell office:value-type="float" office:value="48.935661">
            <text:p>48.935661</text:p>
          </table:table-cell>
        </table:table-row>
        <table:table-row table:style-name="ro1">
          <table:table-cell office:value-type="float" office:value="168500">
            <text:p>168500</text:p>
          </table:table-cell>
          <table:table-cell office:value-type="float" office:value="0">
            <text:p>0</text:p>
          </table:table-cell>
          <table:table-cell office:value-type="float" office:value="2030">
            <text:p>20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26">
            <text:p>0.009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549">
            <text:p>-0.04549</text:p>
          </table:table-cell>
          <table:table-cell table:formula="of:=([.I337]+0.019)/2" office:value-type="float" office:value="-0.013245">
            <text:p>-0.0132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519">
            <text:p>0.018519</text:p>
          </table:table-cell>
          <table:table-cell table:formula="of:=([.M337]-0.02)/2" office:value-type="float" office:value="-0.0007405">
            <text:p>-0.000740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83245">
            <text:p>-83245</text:p>
          </table:table-cell>
          <table:table-cell office:value-type="float" office:value="-50834">
            <text:p>-50834</text:p>
          </table:table-cell>
          <table:table-cell office:value-type="float" office:value="96872.867188">
            <text:p>96872.867188</text:p>
          </table:table-cell>
          <table:table-cell office:value-type="float" office:value="-5.315618">
            <text:p>-5.315618</text:p>
          </table:table-cell>
          <table:table-cell office:value-type="float" office:value="-2.705126">
            <text:p>-2.705126</text:p>
          </table:table-cell>
          <table:table-cell office:value-type="float" office:value="49.109852">
            <text:p>49.109852</text:p>
          </table:table-cell>
        </table:table-row>
        <table:table-row table:style-name="ro1">
          <table:table-cell office:value-type="float" office:value="169000">
            <text:p>169000</text:p>
          </table:table-cell>
          <table:table-cell office:value-type="float" office:value="0">
            <text:p>0</text:p>
          </table:table-cell>
          <table:table-cell office:value-type="float" office:value="2030">
            <text:p>20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591">
            <text:p>0.0115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2394">
            <text:p>0.002394</text:p>
          </table:table-cell>
          <table:table-cell table:formula="of:=([.I338]+0.019)/2" office:value-type="float" office:value="0.010697">
            <text:p>0.0106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([.M338]-0.02)/2" office:value-type="float" office:value="0.001591">
            <text:p>0.00159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85085">
            <text:p>-85085</text:p>
          </table:table-cell>
          <table:table-cell office:value-type="float" office:value="-51692">
            <text:p>-51692</text:p>
          </table:table-cell>
          <table:table-cell office:value-type="float" office:value="98892.375">
            <text:p>98892.375</text:p>
          </table:table-cell>
          <table:table-cell office:value-type="float" office:value="-5.315618">
            <text:p>-5.315618</text:p>
          </table:table-cell>
          <table:table-cell office:value-type="float" office:value="-2.693535">
            <text:p>-2.693535</text:p>
          </table:table-cell>
          <table:table-cell office:value-type="float" office:value="49.327911">
            <text:p>49.327911</text:p>
          </table:table-cell>
        </table:table-row>
        <table:table-row table:style-name="ro1">
          <table:table-cell office:value-type="float" office:value="169500">
            <text:p>169500</text:p>
          </table:table-cell>
          <table:table-cell office:value-type="float" office:value="0">
            <text:p>0</text:p>
          </table:table-cell>
          <table:table-cell office:value-type="float" office:value="2030">
            <text:p>20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319">
            <text:p>0.0131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([.I339]+0.019)/2" office:value-type="float" office:value="0.0095">
            <text:p>0.00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638">
            <text:p>0.02638</text:p>
          </table:table-cell>
          <table:table-cell table:formula="of:=([.M339]-0.02)/2" office:value-type="float" office:value="0.00319">
            <text:p>0.0031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86915">
            <text:p>-86915</text:p>
          </table:table-cell>
          <table:table-cell office:value-type="float" office:value="-52572">
            <text:p>-52572</text:p>
          </table:table-cell>
          <table:table-cell office:value-type="float" office:value="100914.953125">
            <text:p>100914.953125</text:p>
          </table:table-cell>
          <table:table-cell office:value-type="float" office:value="-5.315618">
            <text:p>-5.315618</text:p>
          </table:table-cell>
          <table:table-cell office:value-type="float" office:value="-2.680345">
            <text:p>-2.680345</text:p>
          </table:table-cell>
          <table:table-cell office:value-type="float" office:value="49.576042">
            <text:p>49.576042</text:p>
          </table:table-cell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858">
            <text:p>0.0118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5067">
            <text:p>-0.055067</text:p>
          </table:table-cell>
          <table:table-cell table:formula="of:=([.I340]+0.019)/2" office:value-type="float" office:value="-0.0180335">
            <text:p>-0.01803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715">
            <text:p>0.023715</text:p>
          </table:table-cell>
          <table:table-cell table:formula="of:=([.M340]-0.02)/2" office:value-type="float" office:value="0.0018575">
            <text:p>0.00185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88721">
            <text:p>-88721</text:p>
          </table:table-cell>
          <table:table-cell office:value-type="float" office:value="-53469">
            <text:p>-53469</text:p>
          </table:table-cell>
          <table:table-cell office:value-type="float" office:value="102925.851563">
            <text:p>102925.851563</text:p>
          </table:table-cell>
          <table:table-cell office:value-type="float" office:value="-5.315618">
            <text:p>-5.315618</text:p>
          </table:table-cell>
          <table:table-cell office:value-type="float" office:value="-2.668487">
            <text:p>-2.668487</text:p>
          </table:table-cell>
          <table:table-cell office:value-type="float" office:value="49.799114">
            <text:p>49.799114</text:p>
          </table:table-cell>
        </table:table-row>
        <table:table-row table:style-name="ro1">
          <table:table-cell office:value-type="float" office:value="170500">
            <text:p>170500</text:p>
          </table:table-cell>
          <table:table-cell office:value-type="float" office:value="0">
            <text:p>0</text:p>
          </table:table-cell>
          <table:table-cell office:value-type="float" office:value="1998">
            <text:p>19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191">
            <text:p>0.0111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7422">
            <text:p>-0.07422</text:p>
          </table:table-cell>
          <table:table-cell table:formula="of:=([.I341]+0.019)/2" office:value-type="float" office:value="-0.02761">
            <text:p>-0.0276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([.M341]-0.02)/2" office:value-type="float" office:value="0.0011915">
            <text:p>0.0011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90499">
            <text:p>-90499</text:p>
          </table:table-cell>
          <table:table-cell office:value-type="float" office:value="-54379">
            <text:p>-54379</text:p>
          </table:table-cell>
          <table:table-cell office:value-type="float" office:value="104919.476563">
            <text:p>104919.476563</text:p>
          </table:table-cell>
          <table:table-cell office:value-type="float" office:value="-5.315618">
            <text:p>-5.315618</text:p>
          </table:table-cell>
          <table:table-cell office:value-type="float" office:value="-2.657296">
            <text:p>-2.657296</text:p>
          </table:table-cell>
          <table:table-cell office:value-type="float" office:value="50.009651">
            <text:p>50.009651</text:p>
          </table:table-cell>
        </table:table-row>
        <table:table-row table:style-name="ro1">
          <table:table-cell office:value-type="float" office:value="171000">
            <text:p>171000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925">
            <text:p>0.0109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3096">
            <text:p>-0.043096</text:p>
          </table:table-cell>
          <table:table-cell table:formula="of:=([.I342]+0.019)/2" office:value-type="float" office:value="-0.012048">
            <text:p>-0.0120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([.M342]-0.02)/2" office:value-type="float" office:value="0.000924999999999999">
            <text:p>0.00092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92258">
            <text:p>-92258</text:p>
          </table:table-cell>
          <table:table-cell office:value-type="float" office:value="-55304">
            <text:p>-55304</text:p>
          </table:table-cell>
          <table:table-cell office:value-type="float" office:value="106904.476563">
            <text:p>106904.476563</text:p>
          </table:table-cell>
          <table:table-cell office:value-type="float" office:value="-5.315618">
            <text:p>-5.315618</text:p>
          </table:table-cell>
          <table:table-cell office:value-type="float" office:value="-2.646371">
            <text:p>-2.646371</text:p>
          </table:table-cell>
          <table:table-cell office:value-type="float" office:value="50.215179">
            <text:p>50.215179</text:p>
          </table:table-cell>
        </table:table-row>
        <table:table-row table:style-name="ro1">
          <table:table-cell office:value-type="float" office:value="171500">
            <text:p>171500</text:p>
          </table:table-cell>
          <table:table-cell office:value-type="float" office:value="0">
            <text:p>0</text:p>
          </table:table-cell>
          <table:table-cell office:value-type="float" office:value="1966">
            <text:p>19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925">
            <text:p>0.0109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83797">
            <text:p>-0.083797</text:p>
          </table:table-cell>
          <table:table-cell table:formula="of:=([.I343]+0.019)/2" office:value-type="float" office:value="-0.0323985">
            <text:p>-0.03239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([.M343]-0.02)/2" office:value-type="float" office:value="0.000924999999999999">
            <text:p>0.00092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93988">
            <text:p>-93988</text:p>
          </table:table-cell>
          <table:table-cell office:value-type="float" office:value="-56238">
            <text:p>-56238</text:p>
          </table:table-cell>
          <table:table-cell office:value-type="float" office:value="108869.132813">
            <text:p>108869.132813</text:p>
          </table:table-cell>
          <table:table-cell office:value-type="float" office:value="-5.315618">
            <text:p>-5.315618</text:p>
          </table:table-cell>
          <table:table-cell office:value-type="float" office:value="-2.635446">
            <text:p>-2.635446</text:p>
          </table:table-cell>
          <table:table-cell office:value-type="float" office:value="50.420708">
            <text:p>50.420708</text:p>
          </table:table-cell>
        </table:table-row>
        <table:table-row table:style-name="ro1">
          <table:table-cell office:value-type="float" office:value="172000">
            <text:p>172000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658">
            <text:p>0.0116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3096">
            <text:p>-0.043096</text:p>
          </table:table-cell>
          <table:table-cell table:formula="of:=([.I344]+0.019)/2" office:value-type="float" office:value="-0.012048">
            <text:p>-0.0120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([.M344]-0.02)/2" office:value-type="float" office:value="0.0016575">
            <text:p>0.00165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95698">
            <text:p>-95698</text:p>
          </table:table-cell>
          <table:table-cell office:value-type="float" office:value="-57186">
            <text:p>-57186</text:p>
          </table:table-cell>
          <table:table-cell office:value-type="float" office:value="110823.703125">
            <text:p>110823.703125</text:p>
          </table:table-cell>
          <table:table-cell office:value-type="float" office:value="-5.315618">
            <text:p>-5.315618</text:p>
          </table:table-cell>
          <table:table-cell office:value-type="float" office:value="-2.623788">
            <text:p>-2.623788</text:p>
          </table:table-cell>
          <table:table-cell office:value-type="float" office:value="50.640018">
            <text:p>50.640018</text:p>
          </table:table-cell>
        </table:table-row>
        <table:table-row table:style-name="ro1">
          <table:table-cell office:value-type="float" office:value="172500">
            <text:p>172500</text:p>
          </table:table-cell>
          <table:table-cell office:value-type="float" office:value="0">
            <text:p>0</text:p>
          </table:table-cell>
          <table:table-cell office:value-type="float" office:value="1939">
            <text:p>193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124">
            <text:p>0.0121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7038">
            <text:p>-0.067038</text:p>
          </table:table-cell>
          <table:table-cell table:formula="of:=([.I345]+0.019)/2" office:value-type="float" office:value="-0.024019">
            <text:p>-0.0240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formula="of:=([.M345]-0.02)/2" office:value-type="float" office:value="0.002124">
            <text:p>0.00212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97383">
            <text:p>-97383</text:p>
          </table:table-cell>
          <table:table-cell office:value-type="float" office:value="-58146">
            <text:p>-58146</text:p>
          </table:table-cell>
          <table:table-cell office:value-type="float" office:value="112762.8125">
            <text:p>112762.8125</text:p>
          </table:table-cell>
          <table:table-cell office:value-type="float" office:value="-5.315618">
            <text:p>-5.315618</text:p>
          </table:table-cell>
          <table:table-cell office:value-type="float" office:value="-2.611664">
            <text:p>-2.611664</text:p>
          </table:table-cell>
          <table:table-cell office:value-type="float" office:value="50.868099">
            <text:p>50.868099</text:p>
          </table:table-cell>
        </table:table-row>
        <table:table-row table:style-name="ro1">
          <table:table-cell office:value-type="float" office:value="173000">
            <text:p>173000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324">
            <text:p>0.0123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table:formula="of:=([.I346]+0.019)/2" office:value-type="float" office:value="0.0059085">
            <text:p>0.00590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648">
            <text:p>0.024648</text:p>
          </table:table-cell>
          <table:table-cell table:formula="of:=([.M346]-0.02)/2" office:value-type="float" office:value="0.002324">
            <text:p>0.00232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99054">
            <text:p>-99054</text:p>
          </table:table-cell>
          <table:table-cell office:value-type="float" office:value="-59125">
            <text:p>-59125</text:p>
          </table:table-cell>
          <table:table-cell office:value-type="float" office:value="114699.46875">
            <text:p>114699.46875</text:p>
          </table:table-cell>
          <table:table-cell office:value-type="float" office:value="-5.315618">
            <text:p>-5.315618</text:p>
          </table:table-cell>
          <table:table-cell office:value-type="float" office:value="-2.59934">
            <text:p>-2.59934</text:p>
          </table:table-cell>
          <table:table-cell office:value-type="float" office:value="51.099945">
            <text:p>51.099945</text:p>
          </table:table-cell>
        </table:table-row>
        <table:table-row table:style-name="ro1">
          <table:table-cell office:value-type="float" office:value="173500">
            <text:p>173500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392">
            <text:p>0.0103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table:formula="of:=([.I347]+0.019)/2" office:value-type="float" office:value="0.011894">
            <text:p>0.01189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784">
            <text:p>0.020784</text:p>
          </table:table-cell>
          <table:table-cell table:formula="of:=([.M347]-0.02)/2" office:value-type="float" office:value="0.000392">
            <text:p>0.00039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00714">
            <text:p>-100714</text:p>
          </table:table-cell>
          <table:table-cell office:value-type="float" office:value="-60125">
            <text:p>-60125</text:p>
          </table:table-cell>
          <table:table-cell office:value-type="float" office:value="116637.296875">
            <text:p>116637.296875</text:p>
          </table:table-cell>
          <table:table-cell office:value-type="float" office:value="-5.315618">
            <text:p>-5.315618</text:p>
          </table:table-cell>
          <table:table-cell office:value-type="float" office:value="-2.588948">
            <text:p>-2.588948</text:p>
          </table:table-cell>
          <table:table-cell office:value-type="float" office:value="51.295441">
            <text:p>51.295441</text:p>
          </table:table-cell>
        </table:table-row>
        <table:table-row table:style-name="ro1">
          <table:table-cell office:value-type="float" office:value="174000">
            <text:p>174000</text:p>
          </table:table-cell>
          <table:table-cell office:value-type="float" office:value="0">
            <text:p>0</text:p>
          </table:table-cell>
          <table:table-cell office:value-type="float" office:value="1927">
            <text:p>19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391">
            <text:p>0.0123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3096">
            <text:p>-0.043096</text:p>
          </table:table-cell>
          <table:table-cell table:formula="of:=([.I348]+0.019)/2" office:value-type="float" office:value="-0.012048">
            <text:p>-0.0120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table:formula="of:=([.M348]-0.02)/2" office:value-type="float" office:value="0.0023905">
            <text:p>0.002390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02354">
            <text:p>-102354</text:p>
          </table:table-cell>
          <table:table-cell office:value-type="float" office:value="-61137">
            <text:p>-61137</text:p>
          </table:table-cell>
          <table:table-cell office:value-type="float" office:value="118563.96875">
            <text:p>118563.96875</text:p>
          </table:table-cell>
          <table:table-cell office:value-type="float" office:value="-5.315618">
            <text:p>-5.315618</text:p>
          </table:table-cell>
          <table:table-cell office:value-type="float" office:value="-2.576558">
            <text:p>-2.576558</text:p>
          </table:table-cell>
          <table:table-cell office:value-type="float" office:value="51.528542">
            <text:p>51.528542</text:p>
          </table:table-cell>
        </table:table-row>
        <table:table-row table:style-name="ro1">
          <table:table-cell office:value-type="float" office:value="174500">
            <text:p>174500</text:p>
          </table:table-cell>
          <table:table-cell office:value-type="float" office:value="0">
            <text:p>0</text:p>
          </table:table-cell>
          <table:table-cell office:value-type="float" office:value="1922">
            <text:p>19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24">
            <text:p>0.0119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([.I349]+0.019)/2" office:value-type="float" office:value="-0.001274">
            <text:p>-0.0012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table:formula="of:=([.M349]-0.02)/2" office:value-type="float" office:value="0.001924">
            <text:p>0.00192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03977">
            <text:p>-103977</text:p>
          </table:table-cell>
          <table:table-cell office:value-type="float" office:value="-62166">
            <text:p>-62166</text:p>
          </table:table-cell>
          <table:table-cell office:value-type="float" office:value="120484.632813">
            <text:p>120484.632813</text:p>
          </table:table-cell>
          <table:table-cell office:value-type="float" office:value="-5.315618">
            <text:p>-5.315618</text:p>
          </table:table-cell>
          <table:table-cell office:value-type="float" office:value="-2.564633">
            <text:p>-2.564633</text:p>
          </table:table-cell>
          <table:table-cell office:value-type="float" office:value="51.752865">
            <text:p>51.752865</text:p>
          </table:table-cell>
        </table:table-row>
        <table:table-row table:style-name="ro1">
          <table:table-cell office:value-type="float" office:value="175000">
            <text:p>175000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657">
            <text:p>0.0126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71826">
            <text:p>-0.071826</text:p>
          </table:table-cell>
          <table:table-cell table:formula="of:=([.I350]+0.019)/2" office:value-type="float" office:value="-0.026413">
            <text:p>-0.0264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314">
            <text:p>0.025314</text:p>
          </table:table-cell>
          <table:table-cell table:formula="of:=([.M350]-0.02)/2" office:value-type="float" office:value="0.002657">
            <text:p>0.00265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05573">
            <text:p>-105573</text:p>
          </table:table-cell>
          <table:table-cell office:value-type="float" office:value="-63205">
            <text:p>-63205</text:p>
          </table:table-cell>
          <table:table-cell office:value-type="float" office:value="122387.15625">
            <text:p>122387.15625</text:p>
          </table:table-cell>
          <table:table-cell office:value-type="float" office:value="-5.315618">
            <text:p>-5.315618</text:p>
          </table:table-cell>
          <table:table-cell office:value-type="float" office:value="-2.551976">
            <text:p>-2.551976</text:p>
          </table:table-cell>
          <table:table-cell office:value-type="float" office:value="51.990974">
            <text:p>51.990974</text:p>
          </table:table-cell>
        </table:table-row>
        <table:table-row table:style-name="ro1">
          <table:table-cell office:value-type="float" office:value="175500">
            <text:p>175500</text:p>
          </table:table-cell>
          <table:table-cell office:value-type="float" office:value="0">
            <text:p>0</text:p>
          </table:table-cell>
          <table:table-cell office:value-type="float" office:value="1909">
            <text:p>190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058">
            <text:p>0.0110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48">
            <text:p>0.021548</text:p>
          </table:table-cell>
          <table:table-cell table:formula="of:=([.I351]+0.019)/2" office:value-type="float" office:value="0.020274">
            <text:p>0.0202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([.M351]-0.02)/2" office:value-type="float" office:value="0.001058">
            <text:p>0.00105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07160">
            <text:p>-107160</text:p>
          </table:table-cell>
          <table:table-cell office:value-type="float" office:value="-64267">
            <text:p>-64267</text:p>
          </table:table-cell>
          <table:table-cell office:value-type="float" office:value="124293.6875">
            <text:p>124293.6875</text:p>
          </table:table-cell>
          <table:table-cell office:value-type="float" office:value="-5.315618">
            <text:p>-5.315618</text:p>
          </table:table-cell>
          <table:table-cell office:value-type="float" office:value="-2.540918">
            <text:p>-2.540918</text:p>
          </table:table-cell>
          <table:table-cell office:value-type="float" office:value="52.199005">
            <text:p>52.199005</text:p>
          </table:table-cell>
        </table:table-row>
        <table:table-row table:style-name="ro1">
          <table:table-cell office:value-type="float" office:value="176000">
            <text:p>176000</text:p>
          </table:table-cell>
          <table:table-cell office:value-type="float" office:value="0">
            <text:p>0</text:p>
          </table:table-cell>
          <table:table-cell office:value-type="float" office:value="1896">
            <text:p>18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258">
            <text:p>0.0112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5067">
            <text:p>-0.055067</text:p>
          </table:table-cell>
          <table:table-cell table:formula="of:=([.I352]+0.019)/2" office:value-type="float" office:value="-0.0180335">
            <text:p>-0.01803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([.M352]-0.02)/2" office:value-type="float" office:value="0.001258">
            <text:p>0.00125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08724">
            <text:p>-108724</text:p>
          </table:table-cell>
          <table:table-cell office:value-type="float" office:value="-65338">
            <text:p>-65338</text:p>
          </table:table-cell>
          <table:table-cell office:value-type="float" office:value="126185.109375">
            <text:p>126185.109375</text:p>
          </table:table-cell>
          <table:table-cell office:value-type="float" office:value="-5.315618">
            <text:p>-5.315618</text:p>
          </table:table-cell>
          <table:table-cell office:value-type="float" office:value="-2.52966">
            <text:p>-2.52966</text:p>
          </table:table-cell>
          <table:table-cell office:value-type="float" office:value="52.410801">
            <text:p>52.410801</text:p>
          </table:table-cell>
        </table:table-row>
        <table:table-row table:style-name="ro1">
          <table:table-cell office:value-type="float" office:value="176500">
            <text:p>176500</text:p>
          </table:table-cell>
          <table:table-cell office:value-type="float" office:value="0">
            <text:p>0</text:p>
          </table:table-cell>
          <table:table-cell office:value-type="float" office:value="1888">
            <text:p>18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191">
            <text:p>0.0111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873">
            <text:p>-0.02873</text:p>
          </table:table-cell>
          <table:table-cell table:formula="of:=([.I353]+0.019)/2" office:value-type="float" office:value="-0.004865">
            <text:p>-0.0048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([.M353]-0.02)/2" office:value-type="float" office:value="0.0011915">
            <text:p>0.0011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10270">
            <text:p>-110270</text:p>
          </table:table-cell>
          <table:table-cell office:value-type="float" office:value="-66423">
            <text:p>-66423</text:p>
          </table:table-cell>
          <table:table-cell office:value-type="float" office:value="128068.328125">
            <text:p>128068.328125</text:p>
          </table:table-cell>
          <table:table-cell office:value-type="float" office:value="-5.315618">
            <text:p>-5.315618</text:p>
          </table:table-cell>
          <table:table-cell office:value-type="float" office:value="-2.518469">
            <text:p>-2.518469</text:p>
          </table:table-cell>
          <table:table-cell office:value-type="float" office:value="52.621334">
            <text:p>52.621334</text:p>
          </table:table-cell>
        </table:table-row>
        <table:table-row table:style-name="ro1">
          <table:table-cell office:value-type="float" office:value="177000">
            <text:p>177000</text:p>
          </table:table-cell>
          <table:table-cell office:value-type="float" office:value="0">
            <text:p>0</text:p>
          </table:table-cell>
          <table:table-cell office:value-type="float" office:value="1878">
            <text:p>18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325">
            <text:p>0.0103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0701">
            <text:p>-0.040701</text:p>
          </table:table-cell>
          <table:table-cell table:formula="of:=([.I354]+0.019)/2" office:value-type="float" office:value="-0.0108505">
            <text:p>-0.01085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651">
            <text:p>0.020651</text:p>
          </table:table-cell>
          <table:table-cell table:formula="of:=([.M354]-0.02)/2" office:value-type="float" office:value="0.000325499999999999">
            <text:p>0.000325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11795">
            <text:p>-111795</text:p>
          </table:table-cell>
          <table:table-cell office:value-type="float" office:value="-67519">
            <text:p>-67519</text:p>
          </table:table-cell>
          <table:table-cell office:value-type="float" office:value="129939.296875">
            <text:p>129939.296875</text:p>
          </table:table-cell>
          <table:table-cell office:value-type="float" office:value="-5.315618">
            <text:p>-5.315618</text:p>
          </table:table-cell>
          <table:table-cell office:value-type="float" office:value="-2.508143">
            <text:p>-2.508143</text:p>
          </table:table-cell>
          <table:table-cell office:value-type="float" office:value="52.815582">
            <text:p>52.815582</text:p>
          </table:table-cell>
        </table:table-row>
        <table:table-row table:style-name="ro1">
          <table:table-cell office:value-type="float" office:value="177500">
            <text:p>177500</text:p>
          </table:table-cell>
          <table:table-cell office:value-type="float" office:value="0">
            <text:p>0</text:p>
          </table:table-cell>
          <table:table-cell office:value-type="float" office:value="1842">
            <text:p>184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658">
            <text:p>0.0106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146046">
            <text:p>-0.146046</text:p>
          </table:table-cell>
          <table:table-cell table:formula="of:=([.I355]+0.019)/2" office:value-type="float" office:value="-0.063523">
            <text:p>-0.0635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table:formula="of:=([.M355]-0.02)/2" office:value-type="float" office:value="0.000658499999999999">
            <text:p>0.000658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13279">
            <text:p>-113279</text:p>
          </table:table-cell>
          <table:table-cell office:value-type="float" office:value="-68609">
            <text:p>-68609</text:p>
          </table:table-cell>
          <table:table-cell office:value-type="float" office:value="131772.171875">
            <text:p>131772.171875</text:p>
          </table:table-cell>
          <table:table-cell office:value-type="float" office:value="-5.315618">
            <text:p>-5.315618</text:p>
          </table:table-cell>
          <table:table-cell office:value-type="float" office:value="-2.497485">
            <text:p>-2.497485</text:p>
          </table:table-cell>
          <table:table-cell office:value-type="float" office:value="53.016098">
            <text:p>53.016098</text:p>
          </table:table-cell>
        </table:table-row>
        <table:table-row table:style-name="ro1">
          <table:table-cell office:value-type="float" office:value="178000">
            <text:p>178000</text:p>
          </table:table-cell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191">
            <text:p>0.0121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7461">
            <text:p>-0.057461</text:p>
          </table:table-cell>
          <table:table-cell table:formula="of:=([.I356]+0.019)/2" office:value-type="float" office:value="-0.0192305">
            <text:p>-0.01923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381">
            <text:p>0.024381</text:p>
          </table:table-cell>
          <table:table-cell table:formula="of:=([.M356]-0.02)/2" office:value-type="float" office:value="0.0021905">
            <text:p>0.002190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14740">
            <text:p>-114740</text:p>
          </table:table-cell>
          <table:table-cell office:value-type="float" office:value="-69706">
            <text:p>-69706</text:p>
          </table:table-cell>
          <table:table-cell office:value-type="float" office:value="133589.171875">
            <text:p>133589.171875</text:p>
          </table:table-cell>
          <table:table-cell office:value-type="float" office:value="-5.315618">
            <text:p>-5.315618</text:p>
          </table:table-cell>
          <table:table-cell office:value-type="float" office:value="-2.485294">
            <text:p>-2.485294</text:p>
          </table:table-cell>
          <table:table-cell office:value-type="float" office:value="53.24543">
            <text:p>53.24543</text:p>
          </table:table-cell>
        </table:table-row>
        <table:table-row table:style-name="ro1">
          <table:table-cell office:value-type="float" office:value="178500">
            <text:p>178500</text:p>
          </table:table-cell>
          <table:table-cell office:value-type="float" office:value="0">
            <text:p>0</text:p>
          </table:table-cell>
          <table:table-cell office:value-type="float" office:value="1836">
            <text:p>18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059">
            <text:p>0.0100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3519">
            <text:p>0.033519</text:p>
          </table:table-cell>
          <table:table-cell table:formula="of:=([.I357]+0.019)/2" office:value-type="float" office:value="0.0262595">
            <text:p>0.02625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118">
            <text:p>0.020118</text:p>
          </table:table-cell>
          <table:table-cell table:formula="of:=([.M357]-0.02)/2" office:value-type="float" office:value="0.000059">
            <text:p>0.00005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16194">
            <text:p>-116194</text:p>
          </table:table-cell>
          <table:table-cell office:value-type="float" office:value="-70826">
            <text:p>-70826</text:p>
          </table:table-cell>
          <table:table-cell office:value-type="float" office:value="135412.296875">
            <text:p>135412.296875</text:p>
          </table:table-cell>
          <table:table-cell office:value-type="float" office:value="-5.315618">
            <text:p>-5.315618</text:p>
          </table:table-cell>
          <table:table-cell office:value-type="float" office:value="-2.475235">
            <text:p>-2.475235</text:p>
          </table:table-cell>
          <table:table-cell office:value-type="float" office:value="53.434666">
            <text:p>53.434666</text:p>
          </table:table-cell>
        </table:table-row>
        <table:table-row table:style-name="ro1">
          <table:table-cell office:value-type="float" office:value="179000">
            <text:p>179000</text:p>
          </table:table-cell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59">
            <text:p>0.012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7884">
            <text:p>-0.047884</text:p>
          </table:table-cell>
          <table:table-cell table:formula="of:=([.I358]+0.019)/2" office:value-type="float" office:value="-0.014442">
            <text:p>-0.01444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181">
            <text:p>0.025181</text:p>
          </table:table-cell>
          <table:table-cell table:formula="of:=([.M358]-0.02)/2" office:value-type="float" office:value="0.0025905">
            <text:p>0.002590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17628">
            <text:p>-117628</text:p>
          </table:table-cell>
          <table:table-cell office:value-type="float" office:value="-71953">
            <text:p>-71953</text:p>
          </table:table-cell>
          <table:table-cell office:value-type="float" office:value="137222.234375">
            <text:p>137222.234375</text:p>
          </table:table-cell>
          <table:table-cell office:value-type="float" office:value="-5.315618">
            <text:p>-5.315618</text:p>
          </table:table-cell>
          <table:table-cell office:value-type="float" office:value="-2.462645">
            <text:p>-2.462645</text:p>
          </table:table-cell>
          <table:table-cell office:value-type="float" office:value="53.67152">
            <text:p>53.67152</text:p>
          </table:table-cell>
        </table:table-row>
        <table:table-row table:style-name="ro1">
          <table:table-cell office:value-type="float" office:value="179500">
            <text:p>179500</text:p>
          </table:table-cell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992">
            <text:p>0.009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2249">
            <text:p>-0.062249</text:p>
          </table:table-cell>
          <table:table-cell table:formula="of:=([.I359]+0.019)/2" office:value-type="float" office:value="-0.0216245">
            <text:p>-0.02162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([.M359]-0.02)/2" office:value-type="float" office:value="-0.00000750000000000056">
            <text:p>-0.00000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19035">
            <text:p>-119035</text:p>
          </table:table-cell>
          <table:table-cell office:value-type="float" office:value="-73089">
            <text:p>-73089</text:p>
          </table:table-cell>
          <table:table-cell office:value-type="float" office:value="139014.125">
            <text:p>139014.125</text:p>
          </table:table-cell>
          <table:table-cell office:value-type="float" office:value="-5.315618">
            <text:p>-5.315618</text:p>
          </table:table-cell>
          <table:table-cell office:value-type="float" office:value="-2.452653">
            <text:p>-2.452653</text:p>
          </table:table-cell>
          <table:table-cell office:value-type="float" office:value="53.859501">
            <text:p>53.859501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0">
            <text:p>0</text:p>
          </table:table-cell>
          <table:table-cell office:value-type="float" office:value="1816">
            <text:p>18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591">
            <text:p>0.0115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1125">
            <text:p>0.031125</text:p>
          </table:table-cell>
          <table:table-cell table:formula="of:=([.I360]+0.019)/2" office:value-type="float" office:value="0.0250625">
            <text:p>0.02506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([.M360]-0.02)/2" office:value-type="float" office:value="0.001591">
            <text:p>0.00159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0437">
            <text:p>-120437</text:p>
          </table:table-cell>
          <table:table-cell office:value-type="float" office:value="-74243">
            <text:p>-74243</text:p>
          </table:table-cell>
          <table:table-cell office:value-type="float" office:value="140811.515625">
            <text:p>140811.515625</text:p>
          </table:table-cell>
          <table:table-cell office:value-type="float" office:value="-5.315618">
            <text:p>-5.315618</text:p>
          </table:table-cell>
          <table:table-cell office:value-type="float" office:value="-2.441061">
            <text:p>-2.441061</text:p>
          </table:table-cell>
          <table:table-cell office:value-type="float" office:value="54.07756">
            <text:p>54.07756</text:p>
          </table:table-cell>
        </table:table-row>
        <table:table-row table:style-name="ro1">
          <table:table-cell office:value-type="float" office:value="180500">
            <text:p>180500</text:p>
          </table:table-cell>
          <table:table-cell office:value-type="float" office:value="0">
            <text:p>0</text:p>
          </table:table-cell>
          <table:table-cell office:value-type="float" office:value="1802">
            <text:p>18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192">
            <text:p>0.0101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7461">
            <text:p>-0.057461</text:p>
          </table:table-cell>
          <table:table-cell table:formula="of:=([.I361]+0.019)/2" office:value-type="float" office:value="-0.0192305">
            <text:p>-0.01923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384">
            <text:p>0.020384</text:p>
          </table:table-cell>
          <table:table-cell table:formula="of:=([.M361]-0.02)/2" office:value-type="float" office:value="0.000191999999999999">
            <text:p>0.00019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1814">
            <text:p>-121814</text:p>
          </table:table-cell>
          <table:table-cell office:value-type="float" office:value="-75404">
            <text:p>-75404</text:p>
          </table:table-cell>
          <table:table-cell office:value-type="float" office:value="142591.703125">
            <text:p>142591.703125</text:p>
          </table:table-cell>
          <table:table-cell office:value-type="float" office:value="-5.315618">
            <text:p>-5.315618</text:p>
          </table:table-cell>
          <table:table-cell office:value-type="float" office:value="-2.430869">
            <text:p>-2.430869</text:p>
          </table:table-cell>
          <table:table-cell office:value-type="float" office:value="54.269302">
            <text:p>54.269302</text:p>
          </table:table-cell>
        </table:table-row>
        <table:table-row table:style-name="ro1">
          <table:table-cell office:value-type="float" office:value="181000">
            <text:p>181000</text:p>
          </table:table-cell>
          <table:table-cell office:value-type="float" office:value="0">
            <text:p>0</text:p>
          </table:table-cell>
          <table:table-cell office:value-type="float" office:value="1797">
            <text:p>17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992">
            <text:p>0.010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([.I362]+0.019)/2" office:value-type="float" office:value="-0.0000769999999999989">
            <text:p>-0.0000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([.M362]-0.02)/2" office:value-type="float" office:value="0.000991499999999999">
            <text:p>0.0009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3176">
            <text:p>-123176</text:p>
          </table:table-cell>
          <table:table-cell office:value-type="float" office:value="-76576">
            <text:p>-76576</text:p>
          </table:table-cell>
          <table:table-cell office:value-type="float" office:value="144365.375">
            <text:p>144365.375</text:p>
          </table:table-cell>
          <table:table-cell office:value-type="float" office:value="-5.315618">
            <text:p>-5.315618</text:p>
          </table:table-cell>
          <table:table-cell office:value-type="float" office:value="-2.419878">
            <text:p>-2.419878</text:p>
          </table:table-cell>
          <table:table-cell office:value-type="float" office:value="54.476078">
            <text:p>54.476078</text:p>
          </table:table-cell>
        </table:table-row>
        <table:table-row table:style-name="ro1">
          <table:table-cell office:value-type="float" office:value="181500">
            <text:p>181500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857">
            <text:p>0.0128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71826">
            <text:p>-0.071826</text:p>
          </table:table-cell>
          <table:table-cell table:formula="of:=([.I363]+0.019)/2" office:value-type="float" office:value="-0.026413">
            <text:p>-0.0264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714">
            <text:p>0.025714</text:p>
          </table:table-cell>
          <table:table-cell table:formula="of:=([.M363]-0.02)/2" office:value-type="float" office:value="0.002857">
            <text:p>0.00285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4511">
            <text:p>-124511</text:p>
          </table:table-cell>
          <table:table-cell office:value-type="float" office:value="-77751">
            <text:p>-77751</text:p>
          </table:table-cell>
          <table:table-cell office:value-type="float" office:value="146118.21875">
            <text:p>146118.21875</text:p>
          </table:table-cell>
          <table:table-cell office:value-type="float" office:value="-5.315618">
            <text:p>-5.315618</text:p>
          </table:table-cell>
          <table:table-cell office:value-type="float" office:value="-2.407021">
            <text:p>-2.407021</text:p>
          </table:table-cell>
          <table:table-cell office:value-type="float" office:value="54.717945">
            <text:p>54.717945</text:p>
          </table:table-cell>
        </table:table-row>
        <table:table-row table:style-name="ro1">
          <table:table-cell office:value-type="float" office:value="182000">
            <text:p>182000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525">
            <text:p>0.0115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([.I364]+0.019)/2" office:value-type="float" office:value="0.0035145">
            <text:p>0.00351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([.M364]-0.02)/2" office:value-type="float" office:value="0.0015245">
            <text:p>0.001524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5829">
            <text:p>-125829</text:p>
          </table:table-cell>
          <table:table-cell office:value-type="float" office:value="-78941">
            <text:p>-78941</text:p>
          </table:table-cell>
          <table:table-cell office:value-type="float" office:value="147865.125">
            <text:p>147865.125</text:p>
          </table:table-cell>
          <table:table-cell office:value-type="float" office:value="-5.315618">
            <text:p>-5.315618</text:p>
          </table:table-cell>
          <table:table-cell office:value-type="float" office:value="-2.395497">
            <text:p>-2.395497</text:p>
          </table:table-cell>
          <table:table-cell office:value-type="float" office:value="54.934753">
            <text:p>54.934753</text:p>
          </table:table-cell>
        </table:table-row>
        <table:table-row table:style-name="ro1">
          <table:table-cell office:value-type="float" office:value="182500">
            <text:p>182500</text:p>
          </table:table-cell>
          <table:table-cell office:value-type="float" office:value="0">
            <text:p>0</text:p>
          </table:table-cell>
          <table:table-cell office:value-type="float" office:value="1766">
            <text:p>17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525">
            <text:p>0.0115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8307">
            <text:p>-0.038307</text:p>
          </table:table-cell>
          <table:table-cell table:formula="of:=([.I365]+0.019)/2" office:value-type="float" office:value="-0.0096535">
            <text:p>-0.00965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([.M365]-0.02)/2" office:value-type="float" office:value="0.0015245">
            <text:p>0.001524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7126">
            <text:p>-127126</text:p>
          </table:table-cell>
          <table:table-cell office:value-type="float" office:value="-80140">
            <text:p>-80140</text:p>
          </table:table-cell>
          <table:table-cell office:value-type="float" office:value="149599.640625">
            <text:p>149599.640625</text:p>
          </table:table-cell>
          <table:table-cell office:value-type="float" office:value="-5.315618">
            <text:p>-5.315618</text:p>
          </table:table-cell>
          <table:table-cell office:value-type="float" office:value="-2.383972">
            <text:p>-2.383972</text:p>
          </table:table-cell>
          <table:table-cell office:value-type="float" office:value="55.15155">
            <text:p>55.15155</text:p>
          </table:table-cell>
        </table:table-row>
        <table:table-row table:style-name="ro1">
          <table:table-cell office:value-type="float" office:value="183000">
            <text:p>183000</text:p>
          </table:table-cell>
          <table:table-cell office:value-type="float" office:value="0">
            <text:p>0</text:p>
          </table:table-cell>
          <table:table-cell office:value-type="float" office:value="1741">
            <text:p>17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591">
            <text:p>0.0115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100556">
            <text:p>-0.100556</text:p>
          </table:table-cell>
          <table:table-cell table:formula="of:=([.I366]+0.019)/2" office:value-type="float" office:value="-0.040778">
            <text:p>-0.040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([.M366]-0.02)/2" office:value-type="float" office:value="0.001591">
            <text:p>0.00159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8391">
            <text:p>-128391</text:p>
          </table:table-cell>
          <table:table-cell office:value-type="float" office:value="-81337">
            <text:p>-81337</text:p>
          </table:table-cell>
          <table:table-cell office:value-type="float" office:value="151306.71875">
            <text:p>151306.71875</text:p>
          </table:table-cell>
          <table:table-cell office:value-type="float" office:value="-5.315618">
            <text:p>-5.315618</text:p>
          </table:table-cell>
          <table:table-cell office:value-type="float" office:value="-2.372381">
            <text:p>-2.372381</text:p>
          </table:table-cell>
          <table:table-cell office:value-type="float" office:value="55.36961">
            <text:p>55.36961</text:p>
          </table:table-cell>
        </table:table-row>
        <table:table-row table:style-name="ro1">
          <table:table-cell office:value-type="float" office:value="183500">
            <text:p>183500</text:p>
          </table:table-cell>
          <table:table-cell office:value-type="float" office:value="0">
            <text:p>0</text:p>
          </table:table-cell>
          <table:table-cell office:value-type="float" office:value="1729">
            <text:p>17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992">
            <text:p>0.010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7884">
            <text:p>-0.047884</text:p>
          </table:table-cell>
          <table:table-cell table:formula="of:=([.I367]+0.019)/2" office:value-type="float" office:value="-0.014442">
            <text:p>-0.01444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([.M367]-0.02)/2" office:value-type="float" office:value="0.000991499999999999">
            <text:p>0.0009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9633">
            <text:p>-129633</text:p>
          </table:table-cell>
          <table:table-cell office:value-type="float" office:value="-82540">
            <text:p>-82540</text:p>
          </table:table-cell>
          <table:table-cell office:value-type="float" office:value="152998.296875">
            <text:p>152998.296875</text:p>
          </table:table-cell>
          <table:table-cell office:value-type="float" office:value="-5.315618">
            <text:p>-5.315618</text:p>
          </table:table-cell>
          <table:table-cell office:value-type="float" office:value="-2.361389">
            <text:p>-2.361389</text:p>
          </table:table-cell>
          <table:table-cell office:value-type="float" office:value="55.576389">
            <text:p>55.576389</text:p>
          </table:table-cell>
        </table:table-row>
        <table:table-row table:style-name="ro1">
          <table:table-cell office:value-type="float" office:value="184000">
            <text:p>184000</text:p>
          </table:table-cell>
          <table:table-cell office:value-type="float" office:value="0">
            <text:p>0</text:p>
          </table:table-cell>
          <table:table-cell office:value-type="float" office:value="1721">
            <text:p>172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191">
            <text:p>0.0111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table:formula="of:=([.I368]+0.019)/2" office:value-type="float" office:value="-0.0060625">
            <text:p>-0.00606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([.M368]-0.02)/2" office:value-type="float" office:value="0.0011915">
            <text:p>0.0011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0857">
            <text:p>-130857</text:p>
          </table:table-cell>
          <table:table-cell office:value-type="float" office:value="-83751">
            <text:p>-83751</text:p>
          </table:table-cell>
          <table:table-cell office:value-type="float" office:value="154679.796875">
            <text:p>154679.796875</text:p>
          </table:table-cell>
          <table:table-cell office:value-type="float" office:value="-5.315618">
            <text:p>-5.315618</text:p>
          </table:table-cell>
          <table:table-cell office:value-type="float" office:value="-2.350198">
            <text:p>-2.350198</text:p>
          </table:table-cell>
          <table:table-cell office:value-type="float" office:value="55.786926">
            <text:p>55.786926</text:p>
          </table:table-cell>
        </table:table-row>
        <table:table-row table:style-name="ro1">
          <table:table-cell office:value-type="float" office:value="184500">
            <text:p>184500</text:p>
          </table:table-cell>
          <table:table-cell office:value-type="float" office:value="0">
            <text:p>0</text:p>
          </table:table-cell>
          <table:table-cell office:value-type="float" office:value="1716">
            <text:p>17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258">
            <text:p>0.0112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([.I369]+0.019)/2" office:value-type="float" office:value="-0.001274">
            <text:p>-0.0012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([.M369]-0.02)/2" office:value-type="float" office:value="0.001258">
            <text:p>0.00125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2063">
            <text:p>-132063</text:p>
          </table:table-cell>
          <table:table-cell office:value-type="float" office:value="-84972">
            <text:p>-84972</text:p>
          </table:table-cell>
          <table:table-cell office:value-type="float" office:value="156352.328125">
            <text:p>156352.328125</text:p>
          </table:table-cell>
          <table:table-cell office:value-type="float" office:value="-5.315618">
            <text:p>-5.315618</text:p>
          </table:table-cell>
          <table:table-cell office:value-type="float" office:value="-2.33894">
            <text:p>-2.33894</text:p>
          </table:table-cell>
          <table:table-cell office:value-type="float" office:value="55.998718">
            <text:p>55.998718</text:p>
          </table:table-cell>
        </table:table-row>
        <table:table-row table:style-name="ro1">
          <table:table-cell office:value-type="float" office:value="185000">
            <text:p>185000</text:p>
          </table:table-cell>
          <table:table-cell office:value-type="float" office:value="0">
            <text:p>0</text:p>
          </table:table-cell>
          <table:table-cell office:value-type="float" office:value="1722">
            <text:p>17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258">
            <text:p>0.0112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942">
            <text:p>0.023942</text:p>
          </table:table-cell>
          <table:table-cell table:formula="of:=([.I370]+0.019)/2" office:value-type="float" office:value="0.021471">
            <text:p>0.0214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([.M370]-0.02)/2" office:value-type="float" office:value="0.001258">
            <text:p>0.00125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3259">
            <text:p>-133259</text:p>
          </table:table-cell>
          <table:table-cell office:value-type="float" office:value="-86210">
            <text:p>-86210</text:p>
          </table:table-cell>
          <table:table-cell office:value-type="float" office:value="158026.5625">
            <text:p>158026.5625</text:p>
          </table:table-cell>
          <table:table-cell office:value-type="float" office:value="-5.315618">
            <text:p>-5.315618</text:p>
          </table:table-cell>
          <table:table-cell office:value-type="float" office:value="-2.327682">
            <text:p>-2.327682</text:p>
          </table:table-cell>
          <table:table-cell office:value-type="float" office:value="56.21051">
            <text:p>56.21051</text:p>
          </table:table-cell>
        </table:table-row>
        <table:table-row table:style-name="ro1">
          <table:table-cell office:value-type="float" office:value="185500">
            <text:p>185500</text:p>
          </table:table-cell>
          <table:table-cell office:value-type="float" office:value="0">
            <text:p>0</text:p>
          </table:table-cell>
          <table:table-cell office:value-type="float" office:value="1700">
            <text:p>17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24">
            <text:p>0.0119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86191">
            <text:p>-0.086191</text:p>
          </table:table-cell>
          <table:table-cell table:formula="of:=([.I371]+0.019)/2" office:value-type="float" office:value="-0.0335955">
            <text:p>-0.03359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table:formula="of:=([.M371]-0.02)/2" office:value-type="float" office:value="0.001924">
            <text:p>0.00192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4427">
            <text:p>-134427</text:p>
          </table:table-cell>
          <table:table-cell office:value-type="float" office:value="-87446">
            <text:p>-87446</text:p>
          </table:table-cell>
          <table:table-cell office:value-type="float" office:value="159677.15625">
            <text:p>159677.15625</text:p>
          </table:table-cell>
          <table:table-cell office:value-type="float" office:value="-5.315618">
            <text:p>-5.315618</text:p>
          </table:table-cell>
          <table:table-cell office:value-type="float" office:value="-2.315758">
            <text:p>-2.315758</text:p>
          </table:table-cell>
          <table:table-cell office:value-type="float" office:value="56.434841">
            <text:p>56.434841</text:p>
          </table:table-cell>
        </table:table-row>
        <table:table-row table:style-name="ro1">
          <table:table-cell office:value-type="float" office:value="186000">
            <text:p>186000</text:p>
          </table:table-cell>
          <table:table-cell office:value-type="float" office:value="0">
            <text:p>0</text:p>
          </table:table-cell>
          <table:table-cell office:value-type="float" office:value="1700">
            <text:p>17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24">
            <text:p>0.01192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([.I372]+0.019)/2" office:value-type="float" office:value="0.0095">
            <text:p>0.00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table:formula="of:=([.M372]-0.02)/2" office:value-type="float" office:value="0.001924">
            <text:p>0.00192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5580">
            <text:p>-135580</text:p>
          </table:table-cell>
          <table:table-cell office:value-type="float" office:value="-88696">
            <text:p>-88696</text:p>
          </table:table-cell>
          <table:table-cell office:value-type="float" office:value="161323.796875">
            <text:p>161323.796875</text:p>
          </table:table-cell>
          <table:table-cell office:value-type="float" office:value="-5.315618">
            <text:p>-5.315618</text:p>
          </table:table-cell>
          <table:table-cell office:value-type="float" office:value="-2.303833">
            <text:p>-2.303833</text:p>
          </table:table-cell>
          <table:table-cell office:value-type="float" office:value="56.659161">
            <text:p>56.659161</text:p>
          </table:table-cell>
        </table:table-row>
        <table:table-row table:style-name="ro1">
          <table:table-cell office:value-type="float" office:value="186500">
            <text:p>186500</text:p>
          </table:table-cell>
          <table:table-cell office:value-type="float" office:value="0">
            <text:p>0</text:p>
          </table:table-cell>
          <table:table-cell office:value-type="float" office:value="1697">
            <text:p>16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125">
            <text:p>0.0111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([.I373]+0.019)/2" office:value-type="float" office:value="0.0035145">
            <text:p>0.00351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25">
            <text:p>0.02225</text:p>
          </table:table-cell>
          <table:table-cell table:formula="of:=([.M373]-0.02)/2" office:value-type="float" office:value="0.001125">
            <text:p>0.00112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6716">
            <text:p>-136716</text:p>
          </table:table-cell>
          <table:table-cell office:value-type="float" office:value="-89957">
            <text:p>-89957</text:p>
          </table:table-cell>
          <table:table-cell office:value-type="float" office:value="162963.328125">
            <text:p>162963.328125</text:p>
          </table:table-cell>
          <table:table-cell office:value-type="float" office:value="-5.315618">
            <text:p>-5.315618</text:p>
          </table:table-cell>
          <table:table-cell office:value-type="float" office:value="-2.292708">
            <text:p>-2.292708</text:p>
          </table:table-cell>
          <table:table-cell office:value-type="float" office:value="56.86845">
            <text:p>56.86845</text:p>
          </table:table-cell>
        </table:table-row>
        <table:table-row table:style-name="ro1">
          <table:table-cell office:value-type="float" office:value="187000">
            <text:p>187000</text:p>
          </table:table-cell>
          <table:table-cell office:value-type="float" office:value="0">
            <text:p>0</text:p>
          </table:table-cell>
          <table:table-cell office:value-type="float" office:value="1680">
            <text:p>16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859">
            <text:p>0.0098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9432">
            <text:p>-0.069432</text:p>
          </table:table-cell>
          <table:table-cell table:formula="of:=([.I374]+0.019)/2" office:value-type="float" office:value="-0.025216">
            <text:p>-0.0252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718">
            <text:p>0.019718</text:p>
          </table:table-cell>
          <table:table-cell table:formula="of:=([.M374]-0.02)/2" office:value-type="float" office:value="-0.000141000000000001">
            <text:p>-0.00014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7826">
            <text:p>-137826</text:p>
          </table:table-cell>
          <table:table-cell office:value-type="float" office:value="-91218">
            <text:p>-91218</text:p>
          </table:table-cell>
          <table:table-cell office:value-type="float" office:value="164582.265625">
            <text:p>164582.265625</text:p>
          </table:table-cell>
          <table:table-cell office:value-type="float" office:value="-5.315618">
            <text:p>-5.315618</text:p>
          </table:table-cell>
          <table:table-cell office:value-type="float" office:value="-2.282849">
            <text:p>-2.282849</text:p>
          </table:table-cell>
          <table:table-cell office:value-type="float" office:value="57.053925">
            <text:p>57.053925</text:p>
          </table:table-cell>
        </table:table-row>
        <table:table-row table:style-name="ro1">
          <table:table-cell office:value-type="float" office:value="187500">
            <text:p>187500</text:p>
          </table:table-cell>
          <table:table-cell office:value-type="float" office:value="0">
            <text:p>0</text:p>
          </table:table-cell>
          <table:table-cell office:value-type="float" office:value="1675">
            <text:p>16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459">
            <text:p>0.0104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([.I375]+0.019)/2" office:value-type="float" office:value="-0.001274">
            <text:p>-0.0012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([.M375]-0.02)/2" office:value-type="float" office:value="0.000458499999999999">
            <text:p>0.000458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8920">
            <text:p>-138920</text:p>
          </table:table-cell>
          <table:table-cell office:value-type="float" office:value="-92486">
            <text:p>-92486</text:p>
          </table:table-cell>
          <table:table-cell office:value-type="float" office:value="166192.90625">
            <text:p>166192.90625</text:p>
          </table:table-cell>
          <table:table-cell office:value-type="float" office:value="-5.315618">
            <text:p>-5.315618</text:p>
          </table:table-cell>
          <table:table-cell office:value-type="float" office:value="-2.272391">
            <text:p>-2.272391</text:p>
          </table:table-cell>
          <table:table-cell office:value-type="float" office:value="57.250679">
            <text:p>57.250679</text:p>
          </table:table-cell>
        </table:table-row>
        <table:table-row table:style-name="ro1">
          <table:table-cell office:value-type="float" office:value="188000">
            <text:p>188000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193">
            <text:p>0.00919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100556">
            <text:p>-0.100556</text:p>
          </table:table-cell>
          <table:table-cell table:formula="of:=([.I376]+0.019)/2" office:value-type="float" office:value="-0.040778">
            <text:p>-0.040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386">
            <text:p>0.018386</text:p>
          </table:table-cell>
          <table:table-cell table:formula="of:=([.M376]-0.02)/2" office:value-type="float" office:value="-0.000807">
            <text:p>-0.00080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39985">
            <text:p>-139985</text:p>
          </table:table-cell>
          <table:table-cell office:value-type="float" office:value="-93746">
            <text:p>-93746</text:p>
          </table:table-cell>
          <table:table-cell office:value-type="float" office:value="167776.21875">
            <text:p>167776.21875</text:p>
          </table:table-cell>
          <table:table-cell office:value-type="float" office:value="-5.315618">
            <text:p>-5.315618</text:p>
          </table:table-cell>
          <table:table-cell office:value-type="float" office:value="-2.263198">
            <text:p>-2.263198</text:p>
          </table:table-cell>
          <table:table-cell office:value-type="float" office:value="57.423622">
            <text:p>57.423622</text:p>
          </table:table-cell>
        </table:table-row>
        <table:table-row table:style-name="ro1">
          <table:table-cell office:value-type="float" office:value="188500">
            <text:p>188500</text:p>
          </table:table-cell>
          <table:table-cell office:value-type="float" office:value="0">
            <text:p>0</text:p>
          </table:table-cell>
          <table:table-cell office:value-type="float" office:value="1651">
            <text:p>165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391">
            <text:p>0.0113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([.I377]+0.019)/2" office:value-type="float" office:value="0.0130915">
            <text:p>0.01309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table:formula="of:=([.M377]-0.02)/2" office:value-type="float" office:value="0.0013915">
            <text:p>0.0013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1039">
            <text:p>-141039</text:p>
          </table:table-cell>
          <table:table-cell office:value-type="float" office:value="-95017">
            <text:p>-95017</text:p>
          </table:table-cell>
          <table:table-cell office:value-type="float" office:value="169357.75">
            <text:p>169357.75</text:p>
          </table:table-cell>
          <table:table-cell office:value-type="float" office:value="-5.315618">
            <text:p>-5.315618</text:p>
          </table:table-cell>
          <table:table-cell office:value-type="float" office:value="-2.251806">
            <text:p>-2.251806</text:p>
          </table:table-cell>
          <table:table-cell office:value-type="float" office:value="57.637917">
            <text:p>57.637917</text:p>
          </table:table-cell>
        </table:table-row>
        <table:table-row table:style-name="ro1">
          <table:table-cell office:value-type="float" office:value="189000">
            <text:p>189000</text:p>
          </table:table-cell>
          <table:table-cell office:value-type="float" office:value="0">
            <text:p>0</text:p>
          </table:table-cell>
          <table:table-cell office:value-type="float" office:value="1644">
            <text:p>16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792">
            <text:p>0.010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table:formula="of:=([.I378]+0.019)/2" office:value-type="float" office:value="-0.0060625">
            <text:p>-0.00606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([.M378]-0.02)/2" office:value-type="float" office:value="0.000791499999999999">
            <text:p>0.0007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2074">
            <text:p>-142074</text:p>
          </table:table-cell>
          <table:table-cell office:value-type="float" office:value="-96294">
            <text:p>-96294</text:p>
          </table:table-cell>
          <table:table-cell office:value-type="float" office:value="170928.171875">
            <text:p>170928.171875</text:p>
          </table:table-cell>
          <table:table-cell office:value-type="float" office:value="-5.315618">
            <text:p>-5.315618</text:p>
          </table:table-cell>
          <table:table-cell office:value-type="float" office:value="-2.241015">
            <text:p>-2.241015</text:p>
          </table:table-cell>
          <table:table-cell office:value-type="float" office:value="57.840939">
            <text:p>57.840939</text:p>
          </table:table-cell>
        </table:table-row>
        <table:table-row table:style-name="ro1">
          <table:table-cell office:value-type="float" office:value="189500">
            <text:p>189500</text:p>
          </table:table-cell>
          <table:table-cell office:value-type="float" office:value="0">
            <text:p>0</text:p>
          </table:table-cell>
          <table:table-cell office:value-type="float" office:value="1638">
            <text:p>163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792">
            <text:p>0.009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([.I379]+0.019)/2" office:value-type="float" office:value="-0.001274">
            <text:p>-0.0012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585">
            <text:p>0.019585</text:p>
          </table:table-cell>
          <table:table-cell table:formula="of:=([.M379]-0.02)/2" office:value-type="float" office:value="-0.000207500000000001">
            <text:p>-0.00020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3092">
            <text:p>-143092</text:p>
          </table:table-cell>
          <table:table-cell office:value-type="float" office:value="-97578">
            <text:p>-97578</text:p>
          </table:table-cell>
          <table:table-cell office:value-type="float" office:value="172489.78125">
            <text:p>172489.78125</text:p>
          </table:table-cell>
          <table:table-cell office:value-type="float" office:value="-5.315618">
            <text:p>-5.315618</text:p>
          </table:table-cell>
          <table:table-cell office:value-type="float" office:value="-2.231222">
            <text:p>-2.231222</text:p>
          </table:table-cell>
          <table:table-cell office:value-type="float" office:value="58.025158">
            <text:p>58.025158</text:p>
          </table:table-cell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0">
            <text:p>0</text:p>
          </table:table-cell>
          <table:table-cell office:value-type="float" office:value="1637">
            <text:p>163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325">
            <text:p>0.0113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([.I380]+0.019)/2" office:value-type="float" office:value="0.007106">
            <text:p>0.0071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table:formula="of:=([.M380]-0.02)/2" office:value-type="float" office:value="0.0013245">
            <text:p>0.001324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4096">
            <text:p>-144096</text:p>
          </table:table-cell>
          <table:table-cell office:value-type="float" office:value="-98871">
            <text:p>-98871</text:p>
          </table:table-cell>
          <table:table-cell office:value-type="float" office:value="174046.296875">
            <text:p>174046.296875</text:p>
          </table:table-cell>
          <table:table-cell office:value-type="float" office:value="-5.315618">
            <text:p>-5.315618</text:p>
          </table:table-cell>
          <table:table-cell office:value-type="float" office:value="-2.219898">
            <text:p>-2.219898</text:p>
          </table:table-cell>
          <table:table-cell office:value-type="float" office:value="58.238201">
            <text:p>58.238201</text:p>
          </table:table-cell>
        </table:table-row>
        <table:table-row table:style-name="ro1">
          <table:table-cell office:value-type="float" office:value="190500">
            <text:p>190500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724">
            <text:p>0.0117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([.I381]+0.019)/2" office:value-type="float" office:value="0.007106">
            <text:p>0.0071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([.M381]-0.02)/2" office:value-type="float" office:value="0.0017245">
            <text:p>0.001724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5085">
            <text:p>-145085</text:p>
          </table:table-cell>
          <table:table-cell office:value-type="float" office:value="-100174">
            <text:p>-100174</text:p>
          </table:table-cell>
          <table:table-cell office:value-type="float" office:value="175597.53125">
            <text:p>175597.53125</text:p>
          </table:table-cell>
          <table:table-cell office:value-type="float" office:value="-5.315618">
            <text:p>-5.315618</text:p>
          </table:table-cell>
          <table:table-cell office:value-type="float" office:value="-2.208173">
            <text:p>-2.208173</text:p>
          </table:table-cell>
          <table:table-cell office:value-type="float" office:value="58.458771">
            <text:p>58.458771</text:p>
          </table:table-cell>
        </table:table-row>
        <table:table-row table:style-name="ro1">
          <table:table-cell office:value-type="float" office:value="191000">
            <text:p>191000</text:p>
          </table:table-cell>
          <table:table-cell office:value-type="float" office:value="0">
            <text:p>0</text:p>
          </table:table-cell>
          <table:table-cell office:value-type="float" office:value="1630">
            <text:p>16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325">
            <text:p>0.0113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([.I382]+0.019)/2" office:value-type="float" office:value="-0.002471">
            <text:p>-0.0024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table:formula="of:=([.M382]-0.02)/2" office:value-type="float" office:value="0.0013245">
            <text:p>0.001324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6055">
            <text:p>-146055</text:p>
          </table:table-cell>
          <table:table-cell office:value-type="float" office:value="-101484">
            <text:p>-101484</text:p>
          </table:table-cell>
          <table:table-cell office:value-type="float" office:value="177138.625">
            <text:p>177138.625</text:p>
          </table:table-cell>
          <table:table-cell office:value-type="float" office:value="-5.315618">
            <text:p>-5.315618</text:p>
          </table:table-cell>
          <table:table-cell office:value-type="float" office:value="-2.196849">
            <text:p>-2.196849</text:p>
          </table:table-cell>
          <table:table-cell office:value-type="float" office:value="58.671814">
            <text:p>58.671814</text:p>
          </table:table-cell>
        </table:table-row>
        <table:table-row table:style-name="ro1">
          <table:table-cell office:value-type="float" office:value="191500">
            <text:p>191500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724">
            <text:p>0.0117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0701">
            <text:p>-0.040701</text:p>
          </table:table-cell>
          <table:table-cell table:formula="of:=([.I383]+0.019)/2" office:value-type="float" office:value="-0.0108505">
            <text:p>-0.01085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([.M383]-0.02)/2" office:value-type="float" office:value="0.0017245">
            <text:p>0.001724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7004">
            <text:p>-147004</text:p>
          </table:table-cell>
          <table:table-cell office:value-type="float" office:value="-102797">
            <text:p>-102797</text:p>
          </table:table-cell>
          <table:table-cell office:value-type="float" office:value="178665.734375">
            <text:p>178665.734375</text:p>
          </table:table-cell>
          <table:table-cell office:value-type="float" office:value="-5.315618">
            <text:p>-5.315618</text:p>
          </table:table-cell>
          <table:table-cell office:value-type="float" office:value="-2.185124">
            <text:p>-2.185124</text:p>
          </table:table-cell>
          <table:table-cell office:value-type="float" office:value="58.892376">
            <text:p>58.892376</text:p>
          </table:table-cell>
        </table:table-row>
        <table:table-row table:style-name="ro1">
          <table:table-cell office:value-type="float" office:value="192000">
            <text:p>192000</text:p>
          </table:table-cell>
          <table:table-cell office:value-type="float" office:value="0">
            <text:p>0</text:p>
          </table:table-cell>
          <table:table-cell office:value-type="float" office:value="1623">
            <text:p>16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859">
            <text:p>0.0098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table:formula="of:=([.I384]+0.019)/2" office:value-type="float" office:value="0.0166825">
            <text:p>0.01668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718">
            <text:p>0.019718</text:p>
          </table:table-cell>
          <table:table-cell table:formula="of:=([.M384]-0.02)/2" office:value-type="float" office:value="-0.000141000000000001">
            <text:p>-0.00014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7940">
            <text:p>-147940</text:p>
          </table:table-cell>
          <table:table-cell office:value-type="float" office:value="-104123">
            <text:p>-104123</text:p>
          </table:table-cell>
          <table:table-cell office:value-type="float" office:value="180191.265625">
            <text:p>180191.265625</text:p>
          </table:table-cell>
          <table:table-cell office:value-type="float" office:value="-5.315618">
            <text:p>-5.315618</text:p>
          </table:table-cell>
          <table:table-cell office:value-type="float" office:value="-2.175265">
            <text:p>-2.175265</text:p>
          </table:table-cell>
          <table:table-cell office:value-type="float" office:value="59.077847">
            <text:p>59.077847</text:p>
          </table:table-cell>
        </table:table-row>
        <table:table-row table:style-name="ro1">
          <table:table-cell office:value-type="float" office:value="192500">
            <text:p>192500</text:p>
          </table:table-cell>
          <table:table-cell office:value-type="float" office:value="0">
            <text:p>0</text:p>
          </table:table-cell>
          <table:table-cell office:value-type="float" office:value="1612">
            <text:p>16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325">
            <text:p>0.0103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549">
            <text:p>-0.04549</text:p>
          </table:table-cell>
          <table:table-cell table:formula="of:=([.I385]+0.019)/2" office:value-type="float" office:value="-0.013245">
            <text:p>-0.0132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651">
            <text:p>0.020651</text:p>
          </table:table-cell>
          <table:table-cell table:formula="of:=([.M385]-0.02)/2" office:value-type="float" office:value="0.000325499999999999">
            <text:p>0.000325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8856">
            <text:p>-148856</text:p>
          </table:table-cell>
          <table:table-cell office:value-type="float" office:value="-105449">
            <text:p>-105449</text:p>
          </table:table-cell>
          <table:table-cell office:value-type="float" office:value="181702.09375">
            <text:p>181702.09375</text:p>
          </table:table-cell>
          <table:table-cell office:value-type="float" office:value="-5.315618">
            <text:p>-5.315618</text:p>
          </table:table-cell>
          <table:table-cell office:value-type="float" office:value="-2.16494">
            <text:p>-2.16494</text:p>
          </table:table-cell>
          <table:table-cell office:value-type="float" office:value="59.272091">
            <text:p>59.272091</text:p>
          </table:table-cell>
        </table:table-row>
        <table:table-row table:style-name="ro1">
          <table:table-cell office:value-type="float" office:value="193000">
            <text:p>193000</text:p>
          </table:table-cell>
          <table:table-cell office:value-type="float" office:value="0">
            <text:p>0</text:p>
          </table:table-cell>
          <table:table-cell office:value-type="float" office:value="1611">
            <text:p>16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992">
            <text:p>0.010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2394">
            <text:p>-0.002394</text:p>
          </table:table-cell>
          <table:table-cell table:formula="of:=([.I386]+0.019)/2" office:value-type="float" office:value="0.008303">
            <text:p>0.0083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([.M386]-0.02)/2" office:value-type="float" office:value="0.000991499999999999">
            <text:p>0.0009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49758">
            <text:p>-149758</text:p>
          </table:table-cell>
          <table:table-cell office:value-type="float" office:value="-106784">
            <text:p>-106784</text:p>
          </table:table-cell>
          <table:table-cell office:value-type="float" office:value="183208.421875">
            <text:p>183208.421875</text:p>
          </table:table-cell>
          <table:table-cell office:value-type="float" office:value="-5.315618">
            <text:p>-5.315618</text:p>
          </table:table-cell>
          <table:table-cell office:value-type="float" office:value="-2.153948">
            <text:p>-2.153948</text:p>
          </table:table-cell>
          <table:table-cell office:value-type="float" office:value="59.478874">
            <text:p>59.478874</text:p>
          </table:table-cell>
        </table:table-row>
        <table:table-row table:style-name="ro1">
          <table:table-cell office:value-type="float" office:value="193500">
            <text:p>193500</text:p>
          </table:table-cell>
          <table:table-cell office:value-type="float" office:value="0">
            <text:p>0</text:p>
          </table:table-cell>
          <table:table-cell office:value-type="float" office:value="1612">
            <text:p>16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259">
            <text:p>0.0102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table:formula="of:=([.I387]+0.019)/2" office:value-type="float" office:value="0.011894">
            <text:p>0.01189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518">
            <text:p>0.020518</text:p>
          </table:table-cell>
          <table:table-cell table:formula="of:=([.M387]-0.02)/2" office:value-type="float" office:value="0.000258999999999999">
            <text:p>0.00025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0646">
            <text:p>-150646</text:p>
          </table:table-cell>
          <table:table-cell office:value-type="float" office:value="-108130">
            <text:p>-108130</text:p>
          </table:table-cell>
          <table:table-cell office:value-type="float" office:value="184711.46875">
            <text:p>184711.46875</text:p>
          </table:table-cell>
          <table:table-cell office:value-type="float" office:value="-5.315618">
            <text:p>-5.315618</text:p>
          </table:table-cell>
          <table:table-cell office:value-type="float" office:value="-2.143689">
            <text:p>-2.143689</text:p>
          </table:table-cell>
          <table:table-cell office:value-type="float" office:value="59.671867">
            <text:p>59.671867</text:p>
          </table:table-cell>
        </table:table-row>
        <table:table-row table:style-name="ro1">
          <table:table-cell office:value-type="float" office:value="194000">
            <text:p>194000</text:p>
          </table:table-cell>
          <table:table-cell office:value-type="float" office:value="0">
            <text:p>0</text:p>
          </table:table-cell>
          <table:table-cell office:value-type="float" office:value="1604">
            <text:p>160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057">
            <text:p>0.0120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5913">
            <text:p>-0.035913</text:p>
          </table:table-cell>
          <table:table-cell table:formula="of:=([.I388]+0.019)/2" office:value-type="float" office:value="-0.0084565">
            <text:p>-0.0084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([.M388]-0.02)/2" office:value-type="float" office:value="0.0020575">
            <text:p>0.00205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1515">
            <text:p>-151515</text:p>
          </table:table-cell>
          <table:table-cell office:value-type="float" office:value="-109477">
            <text:p>-109477</text:p>
          </table:table-cell>
          <table:table-cell office:value-type="float" office:value="186201.515625">
            <text:p>186201.515625</text:p>
          </table:table-cell>
          <table:table-cell office:value-type="float" office:value="-5.315618">
            <text:p>-5.315618</text:p>
          </table:table-cell>
          <table:table-cell office:value-type="float" office:value="-2.131632">
            <text:p>-2.131632</text:p>
          </table:table-cell>
          <table:table-cell office:value-type="float" office:value="59.898705">
            <text:p>59.898705</text:p>
          </table:table-cell>
        </table:table-row>
        <table:table-row table:style-name="ro1">
          <table:table-cell office:value-type="float" office:value="194500">
            <text:p>194500</text:p>
          </table:table-cell>
          <table:table-cell office:value-type="float" office:value="0">
            <text:p>0</text:p>
          </table:table-cell>
          <table:table-cell office:value-type="float" office:value="1593">
            <text:p>159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658">
            <text:p>0.0116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3096">
            <text:p>-0.043096</text:p>
          </table:table-cell>
          <table:table-cell table:formula="of:=([.I389]+0.019)/2" office:value-type="float" office:value="-0.012048">
            <text:p>-0.0120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([.M389]-0.02)/2" office:value-type="float" office:value="0.0016575">
            <text:p>0.00165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2362">
            <text:p>-152362</text:p>
          </table:table-cell>
          <table:table-cell office:value-type="float" office:value="-110826">
            <text:p>-110826</text:p>
          </table:table-cell>
          <table:table-cell office:value-type="float" office:value="187676.71875">
            <text:p>187676.71875</text:p>
          </table:table-cell>
          <table:table-cell office:value-type="float" office:value="-5.315618">
            <text:p>-5.315618</text:p>
          </table:table-cell>
          <table:table-cell office:value-type="float" office:value="-2.119974">
            <text:p>-2.119974</text:p>
          </table:table-cell>
          <table:table-cell office:value-type="float" office:value="60.118015">
            <text:p>60.118015</text:p>
          </table:table-cell>
        </table:table-row>
        <table:table-row table:style-name="ro1">
          <table:table-cell office:value-type="float" office:value="195000">
            <text:p>195000</text:p>
          </table:table-cell>
          <table:table-cell office:value-type="float" office:value="0">
            <text:p>0</text:p>
          </table:table-cell>
          <table:table-cell office:value-type="float" office:value="1594">
            <text:p>159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126">
            <text:p>0.0101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table:formula="of:=([.I390]+0.019)/2" office:value-type="float" office:value="0.011894">
            <text:p>0.01189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([.M390]-0.02)/2" office:value-type="float" office:value="0.000125499999999999">
            <text:p>0.000125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3194">
            <text:p>-153194</text:p>
          </table:table-cell>
          <table:table-cell office:value-type="float" office:value="-112186">
            <text:p>-112186</text:p>
          </table:table-cell>
          <table:table-cell office:value-type="float" office:value="189148.171875">
            <text:p>189148.171875</text:p>
          </table:table-cell>
          <table:table-cell office:value-type="float" office:value="-5.315618">
            <text:p>-5.315618</text:p>
          </table:table-cell>
          <table:table-cell office:value-type="float" office:value="-2.109848">
            <text:p>-2.109848</text:p>
          </table:table-cell>
          <table:table-cell office:value-type="float" office:value="60.308498">
            <text:p>60.308498</text:p>
          </table:table-cell>
        </table:table-row>
        <table:table-row table:style-name="ro1">
          <table:table-cell office:value-type="float" office:value="195500">
            <text:p>195500</text:p>
          </table:table-cell>
          <table:table-cell office:value-type="float" office:value="0">
            <text:p>0</text:p>
          </table:table-cell>
          <table:table-cell office:value-type="float" office:value="1590">
            <text:p>159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3057">
            <text:p>0.0130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6759">
            <text:p>-0.016759</text:p>
          </table:table-cell>
          <table:table-cell table:formula="of:=([.I391]+0.019)/2" office:value-type="float" office:value="0.0011205">
            <text:p>0.00112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table:formula="of:=([.M391]-0.02)/2" office:value-type="float" office:value="0.0030565">
            <text:p>0.003056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4010">
            <text:p>-154010</text:p>
          </table:table-cell>
          <table:table-cell office:value-type="float" office:value="-113550">
            <text:p>-113550</text:p>
          </table:table-cell>
          <table:table-cell office:value-type="float" office:value="190611.0625">
            <text:p>190611.0625</text:p>
          </table:table-cell>
          <table:table-cell office:value-type="float" office:value="-5.315618">
            <text:p>-5.315618</text:p>
          </table:table-cell>
          <table:table-cell office:value-type="float" office:value="-2.096792">
            <text:p>-2.096792</text:p>
          </table:table-cell>
          <table:table-cell office:value-type="float" office:value="60.554131">
            <text:p>60.554131</text:p>
          </table:table-cell>
        </table:table-row>
        <table:table-row table:style-name="ro1">
          <table:table-cell office:value-type="float" office:value="196000">
            <text:p>196000</text:p>
          </table:table-cell>
          <table:table-cell office:value-type="float" office:value="0">
            <text:p>0</text:p>
          </table:table-cell>
          <table:table-cell office:value-type="float" office:value="1585">
            <text:p>15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992">
            <text:p>0.010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([.I392]+0.019)/2" office:value-type="float" office:value="-0.0000769999999999989">
            <text:p>-0.0000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([.M392]-0.02)/2" office:value-type="float" office:value="0.000991499999999999">
            <text:p>0.0009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4806">
            <text:p>-154806</text:p>
          </table:table-cell>
          <table:table-cell office:value-type="float" office:value="-114921">
            <text:p>-114921</text:p>
          </table:table-cell>
          <table:table-cell office:value-type="float" office:value="192063.984375">
            <text:p>192063.984375</text:p>
          </table:table-cell>
          <table:table-cell office:value-type="float" office:value="-5.315618">
            <text:p>-5.315618</text:p>
          </table:table-cell>
          <table:table-cell office:value-type="float" office:value="-2.0858">
            <text:p>-2.0858</text:p>
          </table:table-cell>
          <table:table-cell office:value-type="float" office:value="60.76091">
            <text:p>60.76091</text:p>
          </table:table-cell>
        </table:table-row>
        <table:table-row table:style-name="ro1">
          <table:table-cell office:value-type="float" office:value="196500">
            <text:p>196500</text:p>
          </table:table-cell>
          <table:table-cell office:value-type="float" office:value="0">
            <text:p>0</text:p>
          </table:table-cell>
          <table:table-cell office:value-type="float" office:value="1557">
            <text:p>15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525">
            <text:p>0.0115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110133">
            <text:p>-0.110133</text:p>
          </table:table-cell>
          <table:table-cell table:formula="of:=([.I393]+0.019)/2" office:value-type="float" office:value="-0.0455665">
            <text:p>-0.04556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([.M393]-0.02)/2" office:value-type="float" office:value="0.0015245">
            <text:p>0.001524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5573">
            <text:p>-155573</text:p>
          </table:table-cell>
          <table:table-cell office:value-type="float" office:value="-116276">
            <text:p>-116276</text:p>
          </table:table-cell>
          <table:table-cell office:value-type="float" office:value="193486.1875">
            <text:p>193486.1875</text:p>
          </table:table-cell>
          <table:table-cell office:value-type="float" office:value="-5.315618">
            <text:p>-5.315618</text:p>
          </table:table-cell>
          <table:table-cell office:value-type="float" office:value="-2.074276">
            <text:p>-2.074276</text:p>
          </table:table-cell>
          <table:table-cell office:value-type="float" office:value="60.977715">
            <text:p>60.977715</text:p>
          </table:table-cell>
        </table:table-row>
        <table:table-row table:style-name="ro1">
          <table:table-cell office:value-type="float" office:value="197000">
            <text:p>197000</text:p>
          </table:table-cell>
          <table:table-cell office:value-type="float" office:value="0">
            <text:p>0</text:p>
          </table:table-cell>
          <table:table-cell office:value-type="float" office:value="1556">
            <text:p>1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792">
            <text:p>0.010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table:formula="of:=([.I394]+0.019)/2" office:value-type="float" office:value="0.0059085">
            <text:p>0.00590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([.M394]-0.02)/2" office:value-type="float" office:value="0.000791499999999999">
            <text:p>0.0007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6324">
            <text:p>-156324</text:p>
          </table:table-cell>
          <table:table-cell office:value-type="float" office:value="-117639">
            <text:p>-117639</text:p>
          </table:table-cell>
          <table:table-cell office:value-type="float" office:value="194902.421875">
            <text:p>194902.421875</text:p>
          </table:table-cell>
          <table:table-cell office:value-type="float" office:value="-5.315618">
            <text:p>-5.315618</text:p>
          </table:table-cell>
          <table:table-cell office:value-type="float" office:value="-2.063484">
            <text:p>-2.063484</text:p>
          </table:table-cell>
          <table:table-cell office:value-type="float" office:value="61.180733">
            <text:p>61.180733</text:p>
          </table:table-cell>
        </table:table-row>
        <table:table-row table:style-name="ro1">
          <table:table-cell office:value-type="float" office:value="197500">
            <text:p>197500</text:p>
          </table:table-cell>
          <table:table-cell office:value-type="float" office:value="0">
            <text:p>0</text:p>
          </table:table-cell>
          <table:table-cell office:value-type="float" office:value="1552">
            <text:p>15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659">
            <text:p>0.0096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([.I395]+0.019)/2" office:value-type="float" office:value="0.0023175">
            <text:p>0.00231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319">
            <text:p>0.019319</text:p>
          </table:table-cell>
          <table:table-cell table:formula="of:=([.M395]-0.02)/2" office:value-type="float" office:value="-0.000340500000000001">
            <text:p>-0.000340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7058">
            <text:p>-157058</text:p>
          </table:table-cell>
          <table:table-cell office:value-type="float" office:value="-119006">
            <text:p>-119006</text:p>
          </table:table-cell>
          <table:table-cell office:value-type="float" office:value="196309.5625">
            <text:p>196309.5625</text:p>
          </table:table-cell>
          <table:table-cell office:value-type="float" office:value="-5.315618">
            <text:p>-5.315618</text:p>
          </table:table-cell>
          <table:table-cell office:value-type="float" office:value="-2.053825">
            <text:p>-2.053825</text:p>
          </table:table-cell>
          <table:table-cell office:value-type="float" office:value="61.36245">
            <text:p>61.36245</text:p>
          </table:table-cell>
        </table:table-row>
        <table:table-row table:style-name="ro1">
          <table:table-cell office:value-type="float" office:value="198000">
            <text:p>198000</text:p>
          </table:table-cell>
          <table:table-cell office:value-type="float" office:value="0">
            <text:p>0</text:p>
          </table:table-cell>
          <table:table-cell office:value-type="float" office:value="1544">
            <text:p>15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658">
            <text:p>0.0106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3519">
            <text:p>-0.033519</text:p>
          </table:table-cell>
          <table:table-cell table:formula="of:=([.I396]+0.019)/2" office:value-type="float" office:value="-0.0072595">
            <text:p>-0.00725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table:formula="of:=([.M396]-0.02)/2" office:value-type="float" office:value="0.000658499999999999">
            <text:p>0.000658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7775">
            <text:p>-157775</text:p>
          </table:table-cell>
          <table:table-cell office:value-type="float" office:value="-120373">
            <text:p>-120373</text:p>
          </table:table-cell>
          <table:table-cell office:value-type="float" office:value="197705.328125">
            <text:p>197705.328125</text:p>
          </table:table-cell>
          <table:table-cell office:value-type="float" office:value="-5.315618">
            <text:p>-5.315618</text:p>
          </table:table-cell>
          <table:table-cell office:value-type="float" office:value="-2.043166">
            <text:p>-2.043166</text:p>
          </table:table-cell>
          <table:table-cell office:value-type="float" office:value="61.562962">
            <text:p>61.562962</text:p>
          </table:table-cell>
        </table:table-row>
        <table:table-row table:style-name="ro1">
          <table:table-cell office:value-type="float" office:value="198500">
            <text:p>198500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592">
            <text:p>0.0105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9432">
            <text:p>-0.069432</text:p>
          </table:table-cell>
          <table:table-cell table:formula="of:=([.I397]+0.019)/2" office:value-type="float" office:value="-0.025216">
            <text:p>-0.0252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table:formula="of:=([.M397]-0.02)/2" office:value-type="float" office:value="0.000591999999999999">
            <text:p>0.00059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8469">
            <text:p>-158469</text:p>
          </table:table-cell>
          <table:table-cell office:value-type="float" office:value="-121732">
            <text:p>-121732</text:p>
          </table:table-cell>
          <table:table-cell office:value-type="float" office:value="199080.140625">
            <text:p>199080.140625</text:p>
          </table:table-cell>
          <table:table-cell office:value-type="float" office:value="-5.315618">
            <text:p>-5.315618</text:p>
          </table:table-cell>
          <table:table-cell office:value-type="float" office:value="-2.032574">
            <text:p>-2.032574</text:p>
          </table:table-cell>
          <table:table-cell office:value-type="float" office:value="61.762226">
            <text:p>61.762226</text:p>
          </table:table-cell>
        </table:table-row>
        <table:table-row table:style-name="ro1">
          <table:table-cell office:value-type="float" office:value="199000">
            <text:p>199000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992">
            <text:p>0.009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3519">
            <text:p>-0.033519</text:p>
          </table:table-cell>
          <table:table-cell table:formula="of:=([.I398]+0.019)/2" office:value-type="float" office:value="-0.0072595">
            <text:p>-0.00725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([.M398]-0.02)/2" office:value-type="float" office:value="-0.00000750000000000056">
            <text:p>-0.00000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9145">
            <text:p>-159145</text:p>
          </table:table-cell>
          <table:table-cell office:value-type="float" office:value="-123091">
            <text:p>-123091</text:p>
          </table:table-cell>
          <table:table-cell office:value-type="float" office:value="200442.84375">
            <text:p>200442.84375</text:p>
          </table:table-cell>
          <table:table-cell office:value-type="float" office:value="-5.315618">
            <text:p>-5.315618</text:p>
          </table:table-cell>
          <table:table-cell office:value-type="float" office:value="-2.022582">
            <text:p>-2.022582</text:p>
          </table:table-cell>
          <table:table-cell office:value-type="float" office:value="61.950207">
            <text:p>61.950207</text:p>
          </table:table-cell>
        </table:table-row>
        <table:table-row table:style-name="ro1">
          <table:table-cell office:value-type="float" office:value="199500">
            <text:p>199500</text:p>
          </table:table-cell>
          <table:table-cell office:value-type="float" office:value="0">
            <text:p>0</text:p>
          </table:table-cell>
          <table:table-cell office:value-type="float" office:value="1520">
            <text:p>15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458">
            <text:p>0.0114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([.I399]+0.019)/2" office:value-type="float" office:value="0.0130915">
            <text:p>0.01309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916">
            <text:p>0.022916</text:p>
          </table:table-cell>
          <table:table-cell table:formula="of:=([.M399]-0.02)/2" office:value-type="float" office:value="0.001458">
            <text:p>0.00145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59808">
            <text:p>-159808</text:p>
          </table:table-cell>
          <table:table-cell office:value-type="float" office:value="-124458">
            <text:p>-124458</text:p>
          </table:table-cell>
          <table:table-cell office:value-type="float" office:value="201802.390625">
            <text:p>201802.390625</text:p>
          </table:table-cell>
          <table:table-cell office:value-type="float" office:value="-5.315618">
            <text:p>-5.315618</text:p>
          </table:table-cell>
          <table:table-cell office:value-type="float" office:value="-2.011124">
            <text:p>-2.011124</text:p>
          </table:table-cell>
          <table:table-cell office:value-type="float" office:value="62.165756">
            <text:p>62.165756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office:value-type="float" office:value="1517">
            <text:p>15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925">
            <text:p>0.0109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([.I400]+0.019)/2" office:value-type="float" office:value="0.0035145">
            <text:p>0.00351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([.M400]-0.02)/2" office:value-type="float" office:value="0.000924999999999999">
            <text:p>0.00092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0454">
            <text:p>-160454</text:p>
          </table:table-cell>
          <table:table-cell office:value-type="float" office:value="-125830">
            <text:p>-125830</text:p>
          </table:table-cell>
          <table:table-cell office:value-type="float" office:value="203153.859375">
            <text:p>203153.859375</text:p>
          </table:table-cell>
          <table:table-cell office:value-type="float" office:value="-5.315618">
            <text:p>-5.315618</text:p>
          </table:table-cell>
          <table:table-cell office:value-type="float" office:value="-2.000199">
            <text:p>-2.000199</text:p>
          </table:table-cell>
          <table:table-cell office:value-type="float" office:value="62.371284">
            <text:p>62.371284</text:p>
          </table:table-cell>
        </table:table-row>
        <table:table-row table:style-name="ro1">
          <table:table-cell office:value-type="float" office:value="200500">
            <text:p>200500</text:p>
          </table:table-cell>
          <table:table-cell office:value-type="float" office:value="0">
            <text:p>0</text:p>
          </table:table-cell>
          <table:table-cell office:value-type="float" office:value="1523">
            <text:p>15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057">
            <text:p>0.0120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336">
            <text:p>0.026336</text:p>
          </table:table-cell>
          <table:table-cell table:formula="of:=([.I401]+0.019)/2" office:value-type="float" office:value="0.022668">
            <text:p>0.0226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([.M401]-0.02)/2" office:value-type="float" office:value="0.0020575">
            <text:p>0.00205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1088">
            <text:p>-161088</text:p>
          </table:table-cell>
          <table:table-cell office:value-type="float" office:value="-127215">
            <text:p>-127215</text:p>
          </table:table-cell>
          <table:table-cell office:value-type="float" office:value="204506.203125">
            <text:p>204506.203125</text:p>
          </table:table-cell>
          <table:table-cell office:value-type="float" office:value="-5.315618">
            <text:p>-5.315618</text:p>
          </table:table-cell>
          <table:table-cell office:value-type="float" office:value="-1.988141">
            <text:p>-1.988141</text:p>
          </table:table-cell>
          <table:table-cell office:value-type="float" office:value="62.59811">
            <text:p>62.59811</text:p>
          </table:table-cell>
        </table:table-row>
        <table:table-row table:style-name="ro1">
          <table:table-cell office:value-type="float" office:value="201000">
            <text:p>201000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459">
            <text:p>0.0104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2394">
            <text:p>0.002394</text:p>
          </table:table-cell>
          <table:table-cell table:formula="of:=([.I402]+0.019)/2" office:value-type="float" office:value="0.010697">
            <text:p>0.0106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([.M402]-0.02)/2" office:value-type="float" office:value="0.000458499999999999">
            <text:p>0.000458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1706">
            <text:p>-161706</text:p>
          </table:table-cell>
          <table:table-cell office:value-type="float" office:value="-128608">
            <text:p>-128608</text:p>
          </table:table-cell>
          <table:table-cell office:value-type="float" office:value="205853.34375">
            <text:p>205853.34375</text:p>
          </table:table-cell>
          <table:table-cell office:value-type="float" office:value="-5.315618">
            <text:p>-5.315618</text:p>
          </table:table-cell>
          <table:table-cell office:value-type="float" office:value="-1.977683">
            <text:p>-1.977683</text:p>
          </table:table-cell>
          <table:table-cell office:value-type="float" office:value="62.794868">
            <text:p>62.794868</text:p>
          </table:table-cell>
        </table:table-row>
        <table:table-row table:style-name="ro1">
          <table:table-cell office:value-type="float" office:value="201500">
            <text:p>201500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057">
            <text:p>0.0120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5913">
            <text:p>-0.035913</text:p>
          </table:table-cell>
          <table:table-cell table:formula="of:=([.I403]+0.019)/2" office:value-type="float" office:value="-0.0084565">
            <text:p>-0.0084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([.M403]-0.02)/2" office:value-type="float" office:value="0.0020575">
            <text:p>0.00205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2306">
            <text:p>-162306</text:p>
          </table:table-cell>
          <table:table-cell office:value-type="float" office:value="-129999">
            <text:p>-129999</text:p>
          </table:table-cell>
          <table:table-cell office:value-type="float" office:value="207187.625">
            <text:p>207187.625</text:p>
          </table:table-cell>
          <table:table-cell office:value-type="float" office:value="-5.315618">
            <text:p>-5.315618</text:p>
          </table:table-cell>
          <table:table-cell office:value-type="float" office:value="-1.965625">
            <text:p>-1.965625</text:p>
          </table:table-cell>
          <table:table-cell office:value-type="float" office:value="63.021694">
            <text:p>63.021694</text:p>
          </table:table-cell>
        </table:table-row>
        <table:table-row table:style-name="ro1">
          <table:table-cell office:value-type="float" office:value="202000">
            <text:p>202000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724">
            <text:p>0.0127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([.I404]+0.019)/2" office:value-type="float" office:value="-0.001274">
            <text:p>-0.0012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447">
            <text:p>0.025447</text:p>
          </table:table-cell>
          <table:table-cell table:formula="of:=([.M404]-0.02)/2" office:value-type="float" office:value="0.0027235">
            <text:p>0.002723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2887">
            <text:p>-162887</text:p>
          </table:table-cell>
          <table:table-cell office:value-type="float" office:value="-131392">
            <text:p>-131392</text:p>
          </table:table-cell>
          <table:table-cell office:value-type="float" office:value="208510.765625">
            <text:p>208510.765625</text:p>
          </table:table-cell>
          <table:table-cell office:value-type="float" office:value="-5.315618">
            <text:p>-5.315618</text:p>
          </table:table-cell>
          <table:table-cell office:value-type="float" office:value="-1.952902">
            <text:p>-1.952902</text:p>
          </table:table-cell>
          <table:table-cell office:value-type="float" office:value="63.261055">
            <text:p>63.261055</text:p>
          </table:table-cell>
        </table:table-row>
        <table:table-row table:style-name="ro1">
          <table:table-cell office:value-type="float" office:value="202500">
            <text:p>202500</text:p>
          </table:table-cell>
          <table:table-cell office:value-type="float" office:value="0">
            <text:p>0</text:p>
          </table:table-cell>
          <table:table-cell office:value-type="float" office:value="1501">
            <text:p>15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325">
            <text:p>0.0113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3519">
            <text:p>-0.033519</text:p>
          </table:table-cell>
          <table:table-cell table:formula="of:=([.I405]+0.019)/2" office:value-type="float" office:value="-0.0072595">
            <text:p>-0.00725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table:formula="of:=([.M405]-0.02)/2" office:value-type="float" office:value="0.0013245">
            <text:p>0.001324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3447">
            <text:p>-163447</text:p>
          </table:table-cell>
          <table:table-cell office:value-type="float" office:value="-132785">
            <text:p>-132785</text:p>
          </table:table-cell>
          <table:table-cell office:value-type="float" office:value="209820.09375">
            <text:p>209820.09375</text:p>
          </table:table-cell>
          <table:table-cell office:value-type="float" office:value="-5.315618">
            <text:p>-5.315618</text:p>
          </table:table-cell>
          <table:table-cell office:value-type="float" office:value="-1.941577">
            <text:p>-1.941577</text:p>
          </table:table-cell>
          <table:table-cell office:value-type="float" office:value="63.474106">
            <text:p>63.474106</text:p>
          </table:table-cell>
        </table:table-row>
        <table:table-row table:style-name="ro1">
          <table:table-cell office:value-type="float" office:value="203000">
            <text:p>203000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124">
            <text:p>0.0121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3519">
            <text:p>-0.033519</text:p>
          </table:table-cell>
          <table:table-cell table:formula="of:=([.I406]+0.019)/2" office:value-type="float" office:value="-0.0072595">
            <text:p>-0.00725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formula="of:=([.M406]-0.02)/2" office:value-type="float" office:value="0.002124">
            <text:p>0.00212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3988">
            <text:p>-163988</text:p>
          </table:table-cell>
          <table:table-cell office:value-type="float" office:value="-134176">
            <text:p>-134176</text:p>
          </table:table-cell>
          <table:table-cell office:value-type="float" office:value="211115.96875">
            <text:p>211115.96875</text:p>
          </table:table-cell>
          <table:table-cell office:value-type="float" office:value="-5.315618">
            <text:p>-5.315618</text:p>
          </table:table-cell>
          <table:table-cell office:value-type="float" office:value="-1.929453">
            <text:p>-1.929453</text:p>
          </table:table-cell>
          <table:table-cell office:value-type="float" office:value="63.70219">
            <text:p>63.70219</text:p>
          </table:table-cell>
        </table:table-row>
        <table:table-row table:style-name="ro1">
          <table:table-cell office:value-type="float" office:value="203500">
            <text:p>203500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792">
            <text:p>0.010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5067">
            <text:p>-0.055067</text:p>
          </table:table-cell>
          <table:table-cell table:formula="of:=([.I407]+0.019)/2" office:value-type="float" office:value="-0.0180335">
            <text:p>-0.01803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([.M407]-0.02)/2" office:value-type="float" office:value="0.000791499999999999">
            <text:p>0.0007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4507">
            <text:p>-164507</text:p>
          </table:table-cell>
          <table:table-cell office:value-type="float" office:value="-135561">
            <text:p>-135561</text:p>
          </table:table-cell>
          <table:table-cell office:value-type="float" office:value="212393.59375">
            <text:p>212393.59375</text:p>
          </table:table-cell>
          <table:table-cell office:value-type="float" office:value="-5.315618">
            <text:p>-5.315618</text:p>
          </table:table-cell>
          <table:table-cell office:value-type="float" office:value="-1.918661">
            <text:p>-1.918661</text:p>
          </table:table-cell>
          <table:table-cell office:value-type="float" office:value="63.905209">
            <text:p>63.905209</text:p>
          </table:table-cell>
        </table:table-row>
        <table:table-row table:style-name="ro1">
          <table:table-cell office:value-type="float" office:value="204000">
            <text:p>204000</text:p>
          </table:table-cell>
          <table:table-cell office:value-type="float" office:value="0">
            <text:p>0</text:p>
          </table:table-cell>
          <table:table-cell office:value-type="float" office:value="1468">
            <text:p>14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057">
            <text:p>0.0120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549">
            <text:p>-0.04549</text:p>
          </table:table-cell>
          <table:table-cell table:formula="of:=([.I408]+0.019)/2" office:value-type="float" office:value="-0.013245">
            <text:p>-0.0132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([.M408]-0.02)/2" office:value-type="float" office:value="0.0020575">
            <text:p>0.00205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5007">
            <text:p>-165007</text:p>
          </table:table-cell>
          <table:table-cell office:value-type="float" office:value="-136941">
            <text:p>-136941</text:p>
          </table:table-cell>
          <table:table-cell office:value-type="float" office:value="213655.984375">
            <text:p>213655.984375</text:p>
          </table:table-cell>
          <table:table-cell office:value-type="float" office:value="-5.315618">
            <text:p>-5.315618</text:p>
          </table:table-cell>
          <table:table-cell office:value-type="float" office:value="-1.906604">
            <text:p>-1.906604</text:p>
          </table:table-cell>
          <table:table-cell office:value-type="float" office:value="64.132042">
            <text:p>64.132042</text:p>
          </table:table-cell>
        </table:table-row>
        <table:table-row table:style-name="ro1">
          <table:table-cell office:value-type="float" office:value="204500">
            <text:p>204500</text:p>
          </table:table-cell>
          <table:table-cell office:value-type="float" office:value="0">
            <text:p>0</text:p>
          </table:table-cell>
          <table:table-cell office:value-type="float" office:value="1468">
            <text:p>14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458">
            <text:p>0.01145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([.I409]+0.019)/2" office:value-type="float" office:value="0.0095">
            <text:p>0.00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916">
            <text:p>0.022916</text:p>
          </table:table-cell>
          <table:table-cell table:formula="of:=([.M409]-0.02)/2" office:value-type="float" office:value="0.001458">
            <text:p>0.00145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5491">
            <text:p>-165491</text:p>
          </table:table-cell>
          <table:table-cell office:value-type="float" office:value="-138327">
            <text:p>-138327</text:p>
          </table:table-cell>
          <table:table-cell office:value-type="float" office:value="214912.5">
            <text:p>214912.5</text:p>
          </table:table-cell>
          <table:table-cell office:value-type="float" office:value="-5.315618">
            <text:p>-5.315618</text:p>
          </table:table-cell>
          <table:table-cell office:value-type="float" office:value="-1.895146">
            <text:p>-1.895146</text:p>
          </table:table-cell>
          <table:table-cell office:value-type="float" office:value="64.347588">
            <text:p>64.347588</text:p>
          </table:table-cell>
        </table:table-row>
        <table:table-row table:style-name="ro1">
          <table:table-cell office:value-type="float" office:value="205000">
            <text:p>205000</text:p>
          </table:table-cell>
          <table:table-cell office:value-type="float" office:value="0">
            <text:p>0</text:p>
          </table:table-cell>
          <table:table-cell office:value-type="float" office:value="1473">
            <text:p>14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057">
            <text:p>0.0120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48">
            <text:p>0.021548</text:p>
          </table:table-cell>
          <table:table-cell table:formula="of:=([.I410]+0.019)/2" office:value-type="float" office:value="0.020274">
            <text:p>0.0202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115">
            <text:p>0.024115</text:p>
          </table:table-cell>
          <table:table-cell table:formula="of:=([.M410]-0.02)/2" office:value-type="float" office:value="0.0020575">
            <text:p>0.00205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5960">
            <text:p>-165960</text:p>
          </table:table-cell>
          <table:table-cell office:value-type="float" office:value="-139723">
            <text:p>-139723</text:p>
          </table:table-cell>
          <table:table-cell office:value-type="float" office:value="216166.59375">
            <text:p>216166.59375</text:p>
          </table:table-cell>
          <table:table-cell office:value-type="float" office:value="-5.315618">
            <text:p>-5.315618</text:p>
          </table:table-cell>
          <table:table-cell office:value-type="float" office:value="-1.883088">
            <text:p>-1.883088</text:p>
          </table:table-cell>
          <table:table-cell office:value-type="float" office:value="64.574417">
            <text:p>64.574417</text:p>
          </table:table-cell>
        </table:table-row>
        <table:table-row table:style-name="ro1">
          <table:table-cell office:value-type="float" office:value="205500">
            <text:p>205500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391">
            <text:p>0.0123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([.I411]+0.019)/2" office:value-type="float" office:value="0.0035145">
            <text:p>0.00351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table:formula="of:=([.M411]-0.02)/2" office:value-type="float" office:value="0.0023905">
            <text:p>0.002390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6412">
            <text:p>-166412</text:p>
          </table:table-cell>
          <table:table-cell office:value-type="float" office:value="-141122">
            <text:p>-141122</text:p>
          </table:table-cell>
          <table:table-cell office:value-type="float" office:value="217412.375">
            <text:p>217412.375</text:p>
          </table:table-cell>
          <table:table-cell office:value-type="float" office:value="-5.315618">
            <text:p>-5.315618</text:p>
          </table:table-cell>
          <table:table-cell office:value-type="float" office:value="-1.870698">
            <text:p>-1.870698</text:p>
          </table:table-cell>
          <table:table-cell office:value-type="float" office:value="64.807518">
            <text:p>64.807518</text:p>
          </table:table-cell>
        </table:table-row>
        <table:table-row table:style-name="ro1">
          <table:table-cell office:value-type="float" office:value="206000">
            <text:p>206000</text:p>
          </table:table-cell>
          <table:table-cell office:value-type="float" office:value="0">
            <text:p>0</text:p>
          </table:table-cell>
          <table:table-cell office:value-type="float" office:value="1467">
            <text:p>14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191">
            <text:p>0.0111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([.I412]+0.019)/2" office:value-type="float" office:value="0.0035145">
            <text:p>0.00351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([.M412]-0.02)/2" office:value-type="float" office:value="0.0011915">
            <text:p>0.0011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6845">
            <text:p>-166845</text:p>
          </table:table-cell>
          <table:table-cell office:value-type="float" office:value="-142524">
            <text:p>-142524</text:p>
          </table:table-cell>
          <table:table-cell office:value-type="float" office:value="218648.390625">
            <text:p>218648.390625</text:p>
          </table:table-cell>
          <table:table-cell office:value-type="float" office:value="-5.315618">
            <text:p>-5.315618</text:p>
          </table:table-cell>
          <table:table-cell office:value-type="float" office:value="-1.859507">
            <text:p>-1.859507</text:p>
          </table:table-cell>
          <table:table-cell office:value-type="float" office:value="65.018051">
            <text:p>65.018051</text:p>
          </table:table-cell>
        </table:table-row>
        <table:table-row table:style-name="ro1">
          <table:table-cell office:value-type="float" office:value="206500">
            <text:p>206500</text:p>
          </table:table-cell>
          <table:table-cell office:value-type="float" office:value="0">
            <text:p>0</text:p>
          </table:table-cell>
          <table:table-cell office:value-type="float" office:value="1469">
            <text:p>14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191">
            <text:p>0.0111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([.I413]+0.019)/2" office:value-type="float" office:value="0.0130915">
            <text:p>0.01309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([.M413]-0.02)/2" office:value-type="float" office:value="0.0011915">
            <text:p>0.0011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7263">
            <text:p>-167263</text:p>
          </table:table-cell>
          <table:table-cell office:value-type="float" office:value="-143932">
            <text:p>-143932</text:p>
          </table:table-cell>
          <table:table-cell office:value-type="float" office:value="219879.75">
            <text:p>219879.75</text:p>
          </table:table-cell>
          <table:table-cell office:value-type="float" office:value="-5.315618">
            <text:p>-5.315618</text:p>
          </table:table-cell>
          <table:table-cell office:value-type="float" office:value="-1.848315">
            <text:p>-1.848315</text:p>
          </table:table-cell>
          <table:table-cell office:value-type="float" office:value="65.228592">
            <text:p>65.228592</text:p>
          </table:table-cell>
        </table:table-row>
        <table:table-row table:style-name="ro1">
          <table:table-cell office:value-type="float" office:value="207000">
            <text:p>207000</text:p>
          </table:table-cell>
          <table:table-cell office:value-type="float" office:value="0">
            <text:p>0</text:p>
          </table:table-cell>
          <table:table-cell office:value-type="float" office:value="1464">
            <text:p>146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992">
            <text:p>0.009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([.I414]+0.019)/2" office:value-type="float" office:value="-0.0000769999999999989">
            <text:p>-0.0000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([.M414]-0.02)/2" office:value-type="float" office:value="-0.00000750000000000056">
            <text:p>-0.00000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7664">
            <text:p>-167664</text:p>
          </table:table-cell>
          <table:table-cell office:value-type="float" office:value="-145340">
            <text:p>-145340</text:p>
          </table:table-cell>
          <table:table-cell office:value-type="float" office:value="221101.125">
            <text:p>221101.125</text:p>
          </table:table-cell>
          <table:table-cell office:value-type="float" office:value="-5.315618">
            <text:p>-5.315618</text:p>
          </table:table-cell>
          <table:table-cell office:value-type="float" office:value="-1.838323">
            <text:p>-1.838323</text:p>
          </table:table-cell>
          <table:table-cell office:value-type="float" office:value="65.416573">
            <text:p>65.416573</text:p>
          </table:table-cell>
        </table:table-row>
        <table:table-row table:style-name="ro1">
          <table:table-cell office:value-type="float" office:value="207500">
            <text:p>207500</text:p>
          </table:table-cell>
          <table:table-cell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459">
            <text:p>0.0104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79009">
            <text:p>-0.079009</text:p>
          </table:table-cell>
          <table:table-cell table:formula="of:=([.I415]+0.019)/2" office:value-type="float" office:value="-0.0300045">
            <text:p>-0.03000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([.M415]-0.02)/2" office:value-type="float" office:value="0.000458499999999999">
            <text:p>0.000458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8046">
            <text:p>-168046</text:p>
          </table:table-cell>
          <table:table-cell office:value-type="float" office:value="-146733">
            <text:p>-146733</text:p>
          </table:table-cell>
          <table:table-cell office:value-type="float" office:value="222301.265625">
            <text:p>222301.265625</text:p>
          </table:table-cell>
          <table:table-cell office:value-type="float" office:value="-5.315618">
            <text:p>-5.315618</text:p>
          </table:table-cell>
          <table:table-cell office:value-type="float" office:value="-1.827864">
            <text:p>-1.827864</text:p>
          </table:table-cell>
          <table:table-cell office:value-type="float" office:value="65.613327">
            <text:p>65.613327</text:p>
          </table:table-cell>
        </table:table-row>
        <table:table-row table:style-name="ro1">
          <table:table-cell office:value-type="float" office:value="208000">
            <text:p>208000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858">
            <text:p>0.0108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3519">
            <text:p>-0.033519</text:p>
          </table:table-cell>
          <table:table-cell table:formula="of:=([.I416]+0.019)/2" office:value-type="float" office:value="-0.0072595">
            <text:p>-0.00725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717">
            <text:p>0.021717</text:p>
          </table:table-cell>
          <table:table-cell table:formula="of:=([.M416]-0.02)/2" office:value-type="float" office:value="0.0008585">
            <text:p>0.000858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8411">
            <text:p>-168411</text:p>
          </table:table-cell>
          <table:table-cell office:value-type="float" office:value="-148122">
            <text:p>-148122</text:p>
          </table:table-cell>
          <table:table-cell office:value-type="float" office:value="223488.859375">
            <text:p>223488.859375</text:p>
          </table:table-cell>
          <table:table-cell office:value-type="float" office:value="-5.315618">
            <text:p>-5.315618</text:p>
          </table:table-cell>
          <table:table-cell office:value-type="float" office:value="-1.817006">
            <text:p>-1.817006</text:p>
          </table:table-cell>
          <table:table-cell office:value-type="float" office:value="65.817604">
            <text:p>65.817604</text:p>
          </table:table-cell>
        </table:table-row>
        <table:table-row table:style-name="ro1">
          <table:table-cell office:value-type="float" office:value="208500">
            <text:p>208500</text:p>
          </table:table-cell>
          <table:table-cell office:value-type="float" office:value="0">
            <text:p>0</text:p>
          </table:table-cell>
          <table:table-cell office:value-type="float" office:value="1431">
            <text:p>143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459">
            <text:p>0.0104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([.I417]+0.019)/2" office:value-type="float" office:value="-0.0000769999999999989">
            <text:p>-0.0000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([.M417]-0.02)/2" office:value-type="float" office:value="0.000458499999999999">
            <text:p>0.000458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8760">
            <text:p>-168760</text:p>
          </table:table-cell>
          <table:table-cell office:value-type="float" office:value="-149510">
            <text:p>-149510</text:p>
          </table:table-cell>
          <table:table-cell office:value-type="float" office:value="224666.6875">
            <text:p>224666.6875</text:p>
          </table:table-cell>
          <table:table-cell office:value-type="float" office:value="-5.315618">
            <text:p>-5.315618</text:p>
          </table:table-cell>
          <table:table-cell office:value-type="float" office:value="-1.806547">
            <text:p>-1.806547</text:p>
          </table:table-cell>
          <table:table-cell office:value-type="float" office:value="66.014359">
            <text:p>66.014359</text:p>
          </table:table-cell>
        </table:table-row>
        <table:table-row table:style-name="ro1">
          <table:table-cell office:value-type="float" office:value="209000">
            <text:p>209000</text:p>
          </table:table-cell>
          <table:table-cell office:value-type="float" office:value="0">
            <text:p>0</text:p>
          </table:table-cell>
          <table:table-cell office:value-type="float" office:value="1429">
            <text:p>14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925">
            <text:p>0.0109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table:formula="of:=([.I418]+0.019)/2" office:value-type="float" office:value="0.0059085">
            <text:p>0.00590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([.M418]-0.02)/2" office:value-type="float" office:value="0.000924999999999999">
            <text:p>0.00092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9094">
            <text:p>-169094</text:p>
          </table:table-cell>
          <table:table-cell office:value-type="float" office:value="-150900">
            <text:p>-150900</text:p>
          </table:table-cell>
          <table:table-cell office:value-type="float" office:value="225837.546875">
            <text:p>225837.546875</text:p>
          </table:table-cell>
          <table:table-cell office:value-type="float" office:value="-5.315618">
            <text:p>-5.315618</text:p>
          </table:table-cell>
          <table:table-cell office:value-type="float" office:value="-1.795622">
            <text:p>-1.795622</text:p>
          </table:table-cell>
          <table:table-cell office:value-type="float" office:value="66.219879">
            <text:p>66.219879</text:p>
          </table:table-cell>
        </table:table-row>
        <table:table-row table:style-name="ro1">
          <table:table-cell office:value-type="float" office:value="209500">
            <text:p>209500</text:p>
          </table:table-cell>
          <table:table-cell office:value-type="float" office:value="0">
            <text:p>0</text:p>
          </table:table-cell>
          <table:table-cell office:value-type="float" office:value="1423">
            <text:p>14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658">
            <text:p>0.0116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([.I419]+0.019)/2" office:value-type="float" office:value="-0.002471">
            <text:p>-0.0024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([.M419]-0.02)/2" office:value-type="float" office:value="0.0016575">
            <text:p>0.00165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9411">
            <text:p>-169411</text:p>
          </table:table-cell>
          <table:table-cell office:value-type="float" office:value="-152288">
            <text:p>-152288</text:p>
          </table:table-cell>
          <table:table-cell office:value-type="float" office:value="226997.359375">
            <text:p>226997.359375</text:p>
          </table:table-cell>
          <table:table-cell office:value-type="float" office:value="-5.315618">
            <text:p>-5.315618</text:p>
          </table:table-cell>
          <table:table-cell office:value-type="float" office:value="-1.783965">
            <text:p>-1.783965</text:p>
          </table:table-cell>
          <table:table-cell office:value-type="float" office:value="66.439186">
            <text:p>66.439186</text:p>
          </table:table-cell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0">
            <text:p>0</text:p>
          </table:table-cell>
          <table:table-cell office:value-type="float" office:value="1411">
            <text:p>14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858">
            <text:p>0.0118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0278">
            <text:p>-0.050278</text:p>
          </table:table-cell>
          <table:table-cell table:formula="of:=([.I420]+0.019)/2" office:value-type="float" office:value="-0.015639">
            <text:p>-0.01563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715">
            <text:p>0.023715</text:p>
          </table:table-cell>
          <table:table-cell table:formula="of:=([.M420]-0.02)/2" office:value-type="float" office:value="0.0018575">
            <text:p>0.00185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9709">
            <text:p>-169709</text:p>
          </table:table-cell>
          <table:table-cell office:value-type="float" office:value="-153667">
            <text:p>-153667</text:p>
          </table:table-cell>
          <table:table-cell office:value-type="float" office:value="228140.03125">
            <text:p>228140.03125</text:p>
          </table:table-cell>
          <table:table-cell office:value-type="float" office:value="-5.315618">
            <text:p>-5.315618</text:p>
          </table:table-cell>
          <table:table-cell office:value-type="float" office:value="-1.772107">
            <text:p>-1.772107</text:p>
          </table:table-cell>
          <table:table-cell office:value-type="float" office:value="66.662254">
            <text:p>66.662254</text:p>
          </table:table-cell>
        </table:table-row>
        <table:table-row table:style-name="ro1">
          <table:table-cell office:value-type="float" office:value="210500">
            <text:p>210500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058">
            <text:p>0.0110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88585">
            <text:p>-0.088585</text:p>
          </table:table-cell>
          <table:table-cell table:formula="of:=([.I421]+0.019)/2" office:value-type="float" office:value="-0.0347925">
            <text:p>-0.03479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([.M421]-0.02)/2" office:value-type="float" office:value="0.001058">
            <text:p>0.00105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69987">
            <text:p>-169987</text:p>
          </table:table-cell>
          <table:table-cell office:value-type="float" office:value="-155028">
            <text:p>-155028</text:p>
          </table:table-cell>
          <table:table-cell office:value-type="float" office:value="229258.75">
            <text:p>229258.75</text:p>
          </table:table-cell>
          <table:table-cell office:value-type="float" office:value="-5.315618">
            <text:p>-5.315618</text:p>
          </table:table-cell>
          <table:table-cell office:value-type="float" office:value="-1.761049">
            <text:p>-1.761049</text:p>
          </table:table-cell>
          <table:table-cell office:value-type="float" office:value="66.870293">
            <text:p>66.870293</text:p>
          </table:table-cell>
        </table:table-row>
        <table:table-row table:style-name="ro1">
          <table:table-cell office:value-type="float" office:value="211000">
            <text:p>211000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325">
            <text:p>0.0113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([.I422]+0.019)/2" office:value-type="float" office:value="0.0035145">
            <text:p>0.00351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table:formula="of:=([.M422]-0.02)/2" office:value-type="float" office:value="0.0013245">
            <text:p>0.001324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0249">
            <text:p>-170249</text:p>
          </table:table-cell>
          <table:table-cell office:value-type="float" office:value="-156389">
            <text:p>-156389</text:p>
          </table:table-cell>
          <table:table-cell office:value-type="float" office:value="230368.625">
            <text:p>230368.625</text:p>
          </table:table-cell>
          <table:table-cell office:value-type="float" office:value="-5.315618">
            <text:p>-5.315618</text:p>
          </table:table-cell>
          <table:table-cell office:value-type="float" office:value="-1.749724">
            <text:p>-1.749724</text:p>
          </table:table-cell>
          <table:table-cell office:value-type="float" office:value="67.083344">
            <text:p>67.083344</text:p>
          </table:table-cell>
        </table:table-row>
        <table:table-row table:style-name="ro1">
          <table:table-cell office:value-type="float" office:value="211500">
            <text:p>211500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525">
            <text:p>0.0105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([.I423]+0.019)/2" office:value-type="float" office:value="-0.0000769999999999989">
            <text:p>-0.0000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051">
            <text:p>0.021051</text:p>
          </table:table-cell>
          <table:table-cell table:formula="of:=([.M423]-0.02)/2" office:value-type="float" office:value="0.0005255">
            <text:p>0.000525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0495">
            <text:p>-170495</text:p>
          </table:table-cell>
          <table:table-cell office:value-type="float" office:value="-157748">
            <text:p>-157748</text:p>
          </table:table-cell>
          <table:table-cell office:value-type="float" office:value="231468.34375">
            <text:p>231468.34375</text:p>
          </table:table-cell>
          <table:table-cell office:value-type="float" office:value="-5.315618">
            <text:p>-5.315618</text:p>
          </table:table-cell>
          <table:table-cell office:value-type="float" office:value="-1.739199">
            <text:p>-1.739199</text:p>
          </table:table-cell>
          <table:table-cell office:value-type="float" office:value="67.281349">
            <text:p>67.281349</text:p>
          </table:table-cell>
        </table:table-row>
        <table:table-row table:style-name="ro1">
          <table:table-cell office:value-type="float" office:value="212000">
            <text:p>212000</text:p>
          </table:table-cell>
          <table:table-cell office:value-type="float" office:value="0">
            <text:p>0</text:p>
          </table:table-cell>
          <table:table-cell office:value-type="float" office:value="1371">
            <text:p>13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126">
            <text:p>0.0101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0701">
            <text:p>-0.040701</text:p>
          </table:table-cell>
          <table:table-cell table:formula="of:=([.I424]+0.019)/2" office:value-type="float" office:value="-0.0108505">
            <text:p>-0.01085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([.M424]-0.02)/2" office:value-type="float" office:value="0.000125499999999999">
            <text:p>0.000125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0725">
            <text:p>-170725</text:p>
          </table:table-cell>
          <table:table-cell office:value-type="float" office:value="-159099">
            <text:p>-159099</text:p>
          </table:table-cell>
          <table:table-cell office:value-type="float" office:value="232553.890625">
            <text:p>232553.890625</text:p>
          </table:table-cell>
          <table:table-cell office:value-type="float" office:value="-5.315618">
            <text:p>-5.315618</text:p>
          </table:table-cell>
          <table:table-cell office:value-type="float" office:value="-1.729073">
            <text:p>-1.729073</text:p>
          </table:table-cell>
          <table:table-cell office:value-type="float" office:value="67.471832">
            <text:p>67.471832</text:p>
          </table:table-cell>
        </table:table-row>
        <table:table-row table:style-name="ro1">
          <table:table-cell office:value-type="float" office:value="212500">
            <text:p>212500</text:p>
          </table:table-cell>
          <table:table-cell office:value-type="float" office:value="0">
            <text:p>0</text:p>
          </table:table-cell>
          <table:table-cell office:value-type="float" office:value="1342">
            <text:p>134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792">
            <text:p>0.010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114922">
            <text:p>-0.114922</text:p>
          </table:table-cell>
          <table:table-cell table:formula="of:=([.I425]+0.019)/2" office:value-type="float" office:value="-0.047961">
            <text:p>-0.04796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([.M425]-0.02)/2" office:value-type="float" office:value="0.000791499999999999">
            <text:p>0.0007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0937">
            <text:p>-170937</text:p>
          </table:table-cell>
          <table:table-cell office:value-type="float" office:value="-160424">
            <text:p>-160424</text:p>
          </table:table-cell>
          <table:table-cell office:value-type="float" office:value="233611.53125">
            <text:p>233611.53125</text:p>
          </table:table-cell>
          <table:table-cell office:value-type="float" office:value="-5.315618">
            <text:p>-5.315618</text:p>
          </table:table-cell>
          <table:table-cell office:value-type="float" office:value="-1.718282">
            <text:p>-1.718282</text:p>
          </table:table-cell>
          <table:table-cell office:value-type="float" office:value="67.67485">
            <text:p>67.67485</text:p>
          </table:table-cell>
        </table:table-row>
        <table:table-row table:style-name="ro1">
          <table:table-cell office:value-type="float" office:value="213000">
            <text:p>213000</text:p>
          </table:table-cell>
          <table:table-cell office:value-type="float" office:value="0">
            <text:p>0</text:p>
          </table:table-cell>
          <table:table-cell office:value-type="float" office:value="1325">
            <text:p>13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992">
            <text:p>0.009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9432">
            <text:p>-0.069432</text:p>
          </table:table-cell>
          <table:table-cell table:formula="of:=([.I426]+0.019)/2" office:value-type="float" office:value="-0.025216">
            <text:p>-0.0252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([.M426]-0.02)/2" office:value-type="float" office:value="-0.00000750000000000056">
            <text:p>-0.000007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1132">
            <text:p>-171132</text:p>
          </table:table-cell>
          <table:table-cell office:value-type="float" office:value="-161734">
            <text:p>-161734</text:p>
          </table:table-cell>
          <table:table-cell office:value-type="float" office:value="234649.421875">
            <text:p>234649.421875</text:p>
          </table:table-cell>
          <table:table-cell office:value-type="float" office:value="-5.315618">
            <text:p>-5.315618</text:p>
          </table:table-cell>
          <table:table-cell office:value-type="float" office:value="-1.708289">
            <text:p>-1.708289</text:p>
          </table:table-cell>
          <table:table-cell office:value-type="float" office:value="67.862831">
            <text:p>67.862831</text:p>
          </table:table-cell>
        </table:table-row>
        <table:table-row table:style-name="ro1">
          <table:table-cell office:value-type="float" office:value="213500">
            <text:p>213500</text:p>
          </table:table-cell>
          <table:table-cell office:value-type="float" office:value="0">
            <text:p>0</text:p>
          </table:table-cell>
          <table:table-cell office:value-type="float" office:value="1323">
            <text:p>13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592">
            <text:p>0.0105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([.I427]+0.019)/2" office:value-type="float" office:value="0.007106">
            <text:p>0.0071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table:formula="of:=([.M427]-0.02)/2" office:value-type="float" office:value="0.000591999999999999">
            <text:p>0.00059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1313">
            <text:p>-171313</text:p>
          </table:table-cell>
          <table:table-cell office:value-type="float" office:value="-163045">
            <text:p>-163045</text:p>
          </table:table-cell>
          <table:table-cell office:value-type="float" office:value="235680.703125">
            <text:p>235680.703125</text:p>
          </table:table-cell>
          <table:table-cell office:value-type="float" office:value="-5.315618">
            <text:p>-5.315618</text:p>
          </table:table-cell>
          <table:table-cell office:value-type="float" office:value="-1.697697">
            <text:p>-1.697697</text:p>
          </table:table-cell>
          <table:table-cell office:value-type="float" office:value="68.062088">
            <text:p>68.062088</text:p>
          </table:table-cell>
        </table:table-row>
        <table:table-row table:style-name="ro1">
          <table:table-cell office:value-type="float" office:value="214000">
            <text:p>214000</text:p>
          </table:table-cell>
          <table:table-cell office:value-type="float" office:value="0">
            <text:p>0</text:p>
          </table:table-cell>
          <table:table-cell office:value-type="float" office:value="1328">
            <text:p>13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858">
            <text:p>0.0108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([.I428]+0.019)/2" office:value-type="float" office:value="0.019077">
            <text:p>0.0190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717">
            <text:p>0.021717</text:p>
          </table:table-cell>
          <table:table-cell table:formula="of:=([.M428]-0.02)/2" office:value-type="float" office:value="0.0008585">
            <text:p>0.000858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1481">
            <text:p>-171481</text:p>
          </table:table-cell>
          <table:table-cell office:value-type="float" office:value="-164363">
            <text:p>-164363</text:p>
          </table:table-cell>
          <table:table-cell office:value-type="float" office:value="236710.3125">
            <text:p>236710.3125</text:p>
          </table:table-cell>
          <table:table-cell office:value-type="float" office:value="-5.315618">
            <text:p>-5.315618</text:p>
          </table:table-cell>
          <table:table-cell office:value-type="float" office:value="-1.686839">
            <text:p>-1.686839</text:p>
          </table:table-cell>
          <table:table-cell office:value-type="float" office:value="68.266365">
            <text:p>68.266365</text:p>
          </table:table-cell>
        </table:table-row>
        <table:table-row table:style-name="ro1">
          <table:table-cell office:value-type="float" office:value="214500">
            <text:p>214500</text:p>
          </table:table-cell>
          <table:table-cell office:value-type="float" office:value="0">
            <text:p>0</text:p>
          </table:table-cell>
          <table:table-cell office:value-type="float" office:value="1332">
            <text:p>133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592">
            <text:p>0.0105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table:formula="of:=([.I429]+0.019)/2" office:value-type="float" office:value="0.0166825">
            <text:p>0.01668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table:formula="of:=([.M429]-0.02)/2" office:value-type="float" office:value="0.000591999999999999">
            <text:p>0.00059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1635">
            <text:p>-171635</text:p>
          </table:table-cell>
          <table:table-cell office:value-type="float" office:value="-165686">
            <text:p>-165686</text:p>
          </table:table-cell>
          <table:table-cell office:value-type="float" office:value="237736.25">
            <text:p>237736.25</text:p>
          </table:table-cell>
          <table:table-cell office:value-type="float" office:value="-5.315618">
            <text:p>-5.315618</text:p>
          </table:table-cell>
          <table:table-cell office:value-type="float" office:value="-1.676247">
            <text:p>-1.676247</text:p>
          </table:table-cell>
          <table:table-cell office:value-type="float" office:value="68.465622">
            <text:p>68.465622</text:p>
          </table:table-cell>
        </table:table-row>
        <table:table-row table:style-name="ro1">
          <table:table-cell office:value-type="float" office:value="215000">
            <text:p>215000</text:p>
          </table:table-cell>
          <table:table-cell office:value-type="float" office:value="0">
            <text:p>0</text:p>
          </table:table-cell>
          <table:table-cell office:value-type="float" office:value="1326">
            <text:p>13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792">
            <text:p>0.010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([.I430]+0.019)/2" office:value-type="float" office:value="-0.002471">
            <text:p>-0.0024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([.M430]-0.02)/2" office:value-type="float" office:value="0.000791499999999999">
            <text:p>0.0007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1775">
            <text:p>-171775</text:p>
          </table:table-cell>
          <table:table-cell office:value-type="float" office:value="-167004">
            <text:p>-167004</text:p>
          </table:table-cell>
          <table:table-cell office:value-type="float" office:value="238751.671875">
            <text:p>238751.671875</text:p>
          </table:table-cell>
          <table:table-cell office:value-type="float" office:value="-5.315618">
            <text:p>-5.315618</text:p>
          </table:table-cell>
          <table:table-cell office:value-type="float" office:value="-1.665455">
            <text:p>-1.665455</text:p>
          </table:table-cell>
          <table:table-cell office:value-type="float" office:value="68.66864">
            <text:p>68.66864</text:p>
          </table:table-cell>
        </table:table-row>
        <table:table-row table:style-name="ro1">
          <table:table-cell office:value-type="float" office:value="215500">
            <text:p>215500</text:p>
          </table:table-cell>
          <table:table-cell office:value-type="float" office:value="0">
            <text:p>0</text:p>
          </table:table-cell>
          <table:table-cell office:value-type="float" office:value="1311">
            <text:p>13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391">
            <text:p>0.0113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7461">
            <text:p>-0.057461</text:p>
          </table:table-cell>
          <table:table-cell table:formula="of:=([.I431]+0.019)/2" office:value-type="float" office:value="-0.0192305">
            <text:p>-0.01923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table:formula="of:=([.M431]-0.02)/2" office:value-type="float" office:value="0.0013915">
            <text:p>0.0013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1899">
            <text:p>-171899</text:p>
          </table:table-cell>
          <table:table-cell office:value-type="float" office:value="-168310">
            <text:p>-168310</text:p>
          </table:table-cell>
          <table:table-cell office:value-type="float" office:value="239750.28125">
            <text:p>239750.28125</text:p>
          </table:table-cell>
          <table:table-cell office:value-type="float" office:value="-5.315618">
            <text:p>-5.315618</text:p>
          </table:table-cell>
          <table:table-cell office:value-type="float" office:value="-1.654064">
            <text:p>-1.654064</text:p>
          </table:table-cell>
          <table:table-cell office:value-type="float" office:value="68.882935">
            <text:p>68.882935</text:p>
          </table:table-cell>
        </table:table-row>
        <table:table-row table:style-name="ro1">
          <table:table-cell office:value-type="float" office:value="216000">
            <text:p>216000</text:p>
          </table:table-cell>
          <table:table-cell office:value-type="float" office:value="0">
            <text:p>0</text:p>
          </table:table-cell>
          <table:table-cell office:value-type="float" office:value="1311">
            <text:p>13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792">
            <text:p>0.010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2394">
            <text:p>-0.002394</text:p>
          </table:table-cell>
          <table:table-cell table:formula="of:=([.I432]+0.019)/2" office:value-type="float" office:value="0.008303">
            <text:p>0.0083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([.M432]-0.02)/2" office:value-type="float" office:value="0.000791499999999999">
            <text:p>0.0007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2008">
            <text:p>-172008</text:p>
          </table:table-cell>
          <table:table-cell office:value-type="float" office:value="-169616">
            <text:p>-169616</text:p>
          </table:table-cell>
          <table:table-cell office:value-type="float" office:value="240741.203125">
            <text:p>240741.203125</text:p>
          </table:table-cell>
          <table:table-cell office:value-type="float" office:value="-5.315618">
            <text:p>-5.315618</text:p>
          </table:table-cell>
          <table:table-cell office:value-type="float" office:value="-1.643272">
            <text:p>-1.643272</text:p>
          </table:table-cell>
          <table:table-cell office:value-type="float" office:value="69.085953">
            <text:p>69.085953</text:p>
          </table:table-cell>
        </table:table-row>
        <table:table-row table:style-name="ro1">
          <table:table-cell office:value-type="float" office:value="216500">
            <text:p>216500</text:p>
          </table:table-cell>
          <table:table-cell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791">
            <text:p>0.0117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3096">
            <text:p>-0.043096</text:p>
          </table:table-cell>
          <table:table-cell table:formula="of:=([.I433]+0.019)/2" office:value-type="float" office:value="-0.012048">
            <text:p>-0.0120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([.M433]-0.02)/2" office:value-type="float" office:value="0.001791">
            <text:p>0.00179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2102">
            <text:p>-172102</text:p>
          </table:table-cell>
          <table:table-cell office:value-type="float" office:value="-170913">
            <text:p>-170913</text:p>
          </table:table-cell>
          <table:table-cell office:value-type="float" office:value="241718.15625">
            <text:p>241718.15625</text:p>
          </table:table-cell>
          <table:table-cell office:value-type="float" office:value="-5.315618">
            <text:p>-5.315618</text:p>
          </table:table-cell>
          <table:table-cell office:value-type="float" office:value="-1.631481">
            <text:p>-1.631481</text:p>
          </table:table-cell>
          <table:table-cell office:value-type="float" office:value="69.307777">
            <text:p>69.307777</text:p>
          </table:table-cell>
        </table:table-row>
        <table:table-row table:style-name="ro1">
          <table:table-cell office:value-type="float" office:value="217000">
            <text:p>217000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058">
            <text:p>0.0110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7461">
            <text:p>-0.057461</text:p>
          </table:table-cell>
          <table:table-cell table:formula="of:=([.I434]+0.019)/2" office:value-type="float" office:value="-0.0192305">
            <text:p>-0.01923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([.M434]-0.02)/2" office:value-type="float" office:value="0.001058">
            <text:p>0.00105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2180">
            <text:p>-172180</text:p>
          </table:table-cell>
          <table:table-cell office:value-type="float" office:value="-172196">
            <text:p>-172196</text:p>
          </table:table-cell>
          <table:table-cell office:value-type="float" office:value="242676.9375">
            <text:p>242676.9375</text:p>
          </table:table-cell>
          <table:table-cell office:value-type="float" office:value="-5.315618">
            <text:p>-5.315618</text:p>
          </table:table-cell>
          <table:table-cell office:value-type="float" office:value="-1.620423">
            <text:p>-1.620423</text:p>
          </table:table-cell>
          <table:table-cell office:value-type="float" office:value="69.515816">
            <text:p>69.515816</text:p>
          </table:table-cell>
        </table:table-row>
        <table:table-row table:style-name="ro1">
          <table:table-cell office:value-type="float" office:value="217500">
            <text:p>217500</text:p>
          </table:table-cell>
          <table:table-cell office:value-type="float" office:value="0">
            <text:p>0</text:p>
          </table:table-cell>
          <table:table-cell office:value-type="float" office:value="1263">
            <text:p>126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525">
            <text:p>0.0115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9098">
            <text:p>-0.09098</text:p>
          </table:table-cell>
          <table:table-cell table:formula="of:=([.I435]+0.019)/2" office:value-type="float" office:value="-0.03599">
            <text:p>-0.035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([.M435]-0.02)/2" office:value-type="float" office:value="0.0015245">
            <text:p>0.001524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2243">
            <text:p>-172243</text:p>
          </table:table-cell>
          <table:table-cell office:value-type="float" office:value="-173457">
            <text:p>-173457</text:p>
          </table:table-cell>
          <table:table-cell office:value-type="float" office:value="243612.5625">
            <text:p>243612.5625</text:p>
          </table:table-cell>
          <table:table-cell office:value-type="float" office:value="-5.315618">
            <text:p>-5.315618</text:p>
          </table:table-cell>
          <table:table-cell office:value-type="float" office:value="-1.608899">
            <text:p>-1.608899</text:p>
          </table:table-cell>
          <table:table-cell office:value-type="float" office:value="69.732613">
            <text:p>69.732613</text:p>
          </table:table-cell>
        </table:table-row>
        <table:table-row table:style-name="ro1">
          <table:table-cell office:value-type="float" office:value="218000">
            <text:p>218000</text:p>
          </table:table-cell>
          <table:table-cell office:value-type="float" office:value="0">
            <text:p>0</text:p>
          </table:table-cell>
          <table:table-cell office:value-type="float" office:value="1273">
            <text:p>12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992">
            <text:p>0.0109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0701">
            <text:p>0.040701</text:p>
          </table:table-cell>
          <table:table-cell table:formula="of:=([.I436]+0.019)/2" office:value-type="float" office:value="0.0298505">
            <text:p>0.02985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([.M436]-0.02)/2" office:value-type="float" office:value="0.000991499999999999">
            <text:p>0.0009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2291">
            <text:p>-172291</text:p>
          </table:table-cell>
          <table:table-cell office:value-type="float" office:value="-174729">
            <text:p>-174729</text:p>
          </table:table-cell>
          <table:table-cell office:value-type="float" office:value="244548.375">
            <text:p>244548.375</text:p>
          </table:table-cell>
          <table:table-cell office:value-type="float" office:value="-5.315618">
            <text:p>-5.315618</text:p>
          </table:table-cell>
          <table:table-cell office:value-type="float" office:value="-1.597907">
            <text:p>-1.597907</text:p>
          </table:table-cell>
          <table:table-cell office:value-type="float" office:value="69.939392">
            <text:p>69.939392</text:p>
          </table:table-cell>
        </table:table-row>
        <table:table-row table:style-name="ro1">
          <table:table-cell office:value-type="float" office:value="218500">
            <text:p>218500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058">
            <text:p>0.0110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83797">
            <text:p>-0.083797</text:p>
          </table:table-cell>
          <table:table-cell table:formula="of:=([.I437]+0.019)/2" office:value-type="float" office:value="-0.0323985">
            <text:p>-0.03239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([.M437]-0.02)/2" office:value-type="float" office:value="0.001058">
            <text:p>0.001058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2325">
            <text:p>-172325</text:p>
          </table:table-cell>
          <table:table-cell office:value-type="float" office:value="-175981">
            <text:p>-175981</text:p>
          </table:table-cell>
          <table:table-cell office:value-type="float" office:value="245463.140625">
            <text:p>245463.140625</text:p>
          </table:table-cell>
          <table:table-cell office:value-type="float" office:value="-5.315618">
            <text:p>-5.315618</text:p>
          </table:table-cell>
          <table:table-cell office:value-type="float" office:value="-1.586849">
            <text:p>-1.586849</text:p>
          </table:table-cell>
          <table:table-cell office:value-type="float" office:value="70.147423">
            <text:p>70.147423</text:p>
          </table:table-cell>
        </table:table-row>
        <table:table-row table:style-name="ro1">
          <table:table-cell office:value-type="float" office:value="219000">
            <text:p>219000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591">
            <text:p>0.0115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0278">
            <text:p>-0.050278</text:p>
          </table:table-cell>
          <table:table-cell table:formula="of:=([.I438]+0.019)/2" office:value-type="float" office:value="-0.015639">
            <text:p>-0.01563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([.M438]-0.02)/2" office:value-type="float" office:value="0.001591">
            <text:p>0.00159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2345">
            <text:p>-172345</text:p>
          </table:table-cell>
          <table:table-cell office:value-type="float" office:value="-177220">
            <text:p>-177220</text:p>
          </table:table-cell>
          <table:table-cell office:value-type="float" office:value="246361.8125">
            <text:p>246361.8125</text:p>
          </table:table-cell>
          <table:table-cell office:value-type="float" office:value="-5.315618">
            <text:p>-5.315618</text:p>
          </table:table-cell>
          <table:table-cell office:value-type="float" office:value="-1.575258">
            <text:p>-1.575258</text:p>
          </table:table-cell>
          <table:table-cell office:value-type="float" office:value="70.365486">
            <text:p>70.365486</text:p>
          </table:table-cell>
        </table:table-row>
        <table:table-row table:style-name="ro1">
          <table:table-cell office:value-type="float" office:value="219500">
            <text:p>219500</text:p>
          </table:table-cell>
          <table:table-cell office:value-type="float" office:value="0">
            <text:p>0</text:p>
          </table:table-cell>
          <table:table-cell office:value-type="float" office:value="1237">
            <text:p>123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391">
            <text:p>0.0113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([.I439]+0.019)/2" office:value-type="float" office:value="0.0035145">
            <text:p>0.00351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783">
            <text:p>0.022783</text:p>
          </table:table-cell>
          <table:table-cell table:formula="of:=([.M439]-0.02)/2" office:value-type="float" office:value="0.0013915">
            <text:p>0.0013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2351">
            <text:p>-172351</text:p>
          </table:table-cell>
          <table:table-cell office:value-type="float" office:value="-178457">
            <text:p>-178457</text:p>
          </table:table-cell>
          <table:table-cell office:value-type="float" office:value="247252.21875">
            <text:p>247252.21875</text:p>
          </table:table-cell>
          <table:table-cell office:value-type="float" office:value="-5.315618">
            <text:p>-5.315618</text:p>
          </table:table-cell>
          <table:table-cell office:value-type="float" office:value="-1.563866">
            <text:p>-1.563866</text:p>
          </table:table-cell>
          <table:table-cell office:value-type="float" office:value="70.579788">
            <text:p>70.579788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26">
            <text:p>0.009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3096">
            <text:p>-0.043096</text:p>
          </table:table-cell>
          <table:table-cell table:formula="of:=([.I440]+0.019)/2" office:value-type="float" office:value="-0.012048">
            <text:p>-0.0120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519">
            <text:p>0.018519</text:p>
          </table:table-cell>
          <table:table-cell table:formula="of:=([.M440]-0.02)/2" office:value-type="float" office:value="-0.0007405">
            <text:p>-0.000740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2343">
            <text:p>-172343</text:p>
          </table:table-cell>
          <table:table-cell office:value-type="float" office:value="-179683">
            <text:p>-179683</text:p>
          </table:table-cell>
          <table:table-cell office:value-type="float" office:value="248127.96875">
            <text:p>248127.96875</text:p>
          </table:table-cell>
          <table:table-cell office:value-type="float" office:value="-5.315618">
            <text:p>-5.315618</text:p>
          </table:table-cell>
          <table:table-cell office:value-type="float" office:value="-1.554607">
            <text:p>-1.554607</text:p>
          </table:table-cell>
          <table:table-cell office:value-type="float" office:value="70.753975">
            <text:p>70.753975</text:p>
          </table:table-cell>
        </table:table-row>
        <table:table-row table:style-name="ro1">
          <table:table-cell office:value-type="float" office:value="220500">
            <text:p>220500</text:p>
          </table:table-cell>
          <table:table-cell office:value-type="float" office:value="0">
            <text:p>0</text:p>
          </table:table-cell>
          <table:table-cell office:value-type="float" office:value="1207">
            <text:p>12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459">
            <text:p>0.0104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76614">
            <text:p>-0.076614</text:p>
          </table:table-cell>
          <table:table-cell table:formula="of:=([.I441]+0.019)/2" office:value-type="float" office:value="-0.028807">
            <text:p>-0.0288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([.M441]-0.02)/2" office:value-type="float" office:value="0.000458499999999999">
            <text:p>0.000458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2323">
            <text:p>-172323</text:p>
          </table:table-cell>
          <table:table-cell office:value-type="float" office:value="-180890">
            <text:p>-180890</text:p>
          </table:table-cell>
          <table:table-cell office:value-type="float" office:value="248984.65625">
            <text:p>248984.65625</text:p>
          </table:table-cell>
          <table:table-cell office:value-type="float" office:value="-5.315618">
            <text:p>-5.315618</text:p>
          </table:table-cell>
          <table:table-cell office:value-type="float" office:value="-1.544148">
            <text:p>-1.544148</text:p>
          </table:table-cell>
          <table:table-cell office:value-type="float" office:value="70.950737">
            <text:p>70.950737</text:p>
          </table:table-cell>
        </table:table-row>
        <table:table-row table:style-name="ro1">
          <table:table-cell office:value-type="float" office:value="221000">
            <text:p>221000</text:p>
          </table:table-cell>
          <table:table-cell office:value-type="float" office:value="0">
            <text:p>0</text:p>
          </table:table-cell>
          <table:table-cell office:value-type="float" office:value="1210">
            <text:p>12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791">
            <text:p>0.0117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table:formula="of:=([.I442]+0.019)/2" office:value-type="float" office:value="0.0166825">
            <text:p>0.01668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582">
            <text:p>0.023582</text:p>
          </table:table-cell>
          <table:table-cell table:formula="of:=([.M442]-0.02)/2" office:value-type="float" office:value="0.001791">
            <text:p>0.00179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2291">
            <text:p>-172291</text:p>
          </table:table-cell>
          <table:table-cell office:value-type="float" office:value="-182100">
            <text:p>-182100</text:p>
          </table:table-cell>
          <table:table-cell office:value-type="float" office:value="249838.140625">
            <text:p>249838.140625</text:p>
          </table:table-cell>
          <table:table-cell office:value-type="float" office:value="-5.315618">
            <text:p>-5.315618</text:p>
          </table:table-cell>
          <table:table-cell office:value-type="float" office:value="-1.532357">
            <text:p>-1.532357</text:p>
          </table:table-cell>
          <table:table-cell office:value-type="float" office:value="71.172546">
            <text:p>71.172546</text:p>
          </table:table-cell>
        </table:table-row>
        <table:table-row table:style-name="ro1">
          <table:table-cell office:value-type="float" office:value="221500">
            <text:p>221500</text:p>
          </table:table-cell>
          <table:table-cell office:value-type="float" office:value="0">
            <text:p>0</text:p>
          </table:table-cell>
          <table:table-cell office:value-type="float" office:value="1207">
            <text:p>12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792">
            <text:p>0.010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([.I443]+0.019)/2" office:value-type="float" office:value="0.0035145">
            <text:p>0.00351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([.M443]-0.02)/2" office:value-type="float" office:value="0.000791499999999999">
            <text:p>0.000791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72245">
            <text:p>-172245</text:p>
          </table:table-cell>
          <table:table-cell office:value-type="float" office:value="-183306">
            <text:p>-183306</text:p>
          </table:table-cell>
          <table:table-cell office:value-type="float" office:value="250682.0625">
            <text:p>250682.0625</text:p>
          </table:table-cell>
          <table:table-cell office:value-type="float" office:value="-5.315618">
            <text:p>-5.315618</text:p>
          </table:table-cell>
          <table:table-cell office:value-type="float" office:value="-1.521565">
            <text:p>-1.521565</text:p>
          </table:table-cell>
          <table:table-cell office:value-type="float" office:value="71.375565">
            <text:p>71.375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5T14:38:27</dc:date>
    <dc:creator>Stefan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01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83caff" svg:stroke-opacity="65%" draw:fill-color="#83caff" draw:opacity="65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4b1f6f" svg:stroke-opacity="70%" draw:fill-color="#4b1f6f" draw:opacity="70%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275cm" svg:height="11.175cm" xlink:href=".." xlink:type="simple" chart:class="chart:scatter" chart:style-name="ch1">
        <chart:legend chart:legend-position="end" svg:x="27.772cm" svg:y="5.039cm" style:legend-expansion="high" chart:style-name="ch2"/>
        <chart:plot-area chart:style-name="ch3" table:cell-range-address="Sheet1.A1:Sheet1.A443 Sheet1.L1:Sheet1.L443 Sheet1.N1:Sheet1.N443" chart:data-source-has-labels="row" svg:x="1.135cm" svg:y="1.027cm" svg:width="25.267cm" svg:height="9.505cm">
          <chartooo:coordinate-region svg:x="1.968cm" svg:y="1.226cm" svg:width="23.877cm" svg:height="9.1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443" chart:label-cell-address="Sheet1.L1:Sheet1.L1" chart:class="chart:scatter">
            <chart:domain table:cell-range-address="Sheet1.A2:Sheet1.A443"/>
            <chart:data-point chart:repeated="442"/>
          </chart:series>
          <chart:series chart:style-name="ch7" chart:values-cell-range-address="Sheet1.N2:Sheet1.N443" chart:label-cell-address="Sheet1.N1:Sheet1.N1" chart:class="chart:scatter">
            <chart:data-point chart:repeated="4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_angular_encoders(rad/s)</text:p>
                <draw:g>
                  <svg:desc>Sheet1.L1:Sheet1.L1</svg:desc>
                </draw:g>
              </table:table-cell>
              <table:table-cell office:value-type="string">
                <text:p>vel_angular_giroscopio_Z(rad/s)/2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443</svg:desc>
                </draw:g>
              </table:table-cell>
              <table:table-cell office:value-type="float" office:value="0">
                <text:p>0</text:p>
                <draw:g>
                  <svg:desc>Sheet1.L2:Sheet1.L443</svg:desc>
                </draw:g>
              </table:table-cell>
              <table:table-cell office:value-type="float" office:value="0.000791499999999999">
                <text:p>0.000791499999999999</text:p>
                <draw:g>
                  <svg:desc>Sheet1.N2:Sheet1.N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.0015245">
                <text:p>0.0015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.0017245">
                <text:p>0.0017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.001791">
                <text:p>0.001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-0.000274">
                <text:p>-0.000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.0015245">
                <text:p>0.0015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.001791">
                <text:p>0.001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.002324">
                <text:p>0.0023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">
                <text:p>5500</text:p>
              </table:table-cell>
              <table:table-cell office:value-type="float" office:value="0">
                <text:p>0</text:p>
              </table:table-cell>
              <table:table-cell office:value-type="float" office:value="0.001924">
                <text:p>0.001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.0039895">
                <text:p>0.003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">
                <text:p>6500</text:p>
              </table:table-cell>
              <table:table-cell office:value-type="float" office:value="0.02">
                <text:p>0.02</text:p>
              </table:table-cell>
              <table:table-cell office:value-type="float" office:value="0.084128">
                <text:p>0.084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">
                <text:p>7000</text:p>
              </table:table-cell>
              <table:table-cell office:value-type="float" office:value="0.1">
                <text:p>0.1</text:p>
              </table:table-cell>
              <table:table-cell office:value-type="float" office:value="0.0731365">
                <text:p>0.07313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">
                <text:p>7500</text:p>
              </table:table-cell>
              <table:table-cell office:value-type="float" office:value="0.025316">
                <text:p>0.025316</text:p>
              </table:table-cell>
              <table:table-cell office:value-type="float" office:value="-0.012398">
                <text:p>-0.012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">
                <text:p>8000</text:p>
              </table:table-cell>
              <table:table-cell office:value-type="float" office:value="-0.025316">
                <text:p>-0.025316</text:p>
              </table:table-cell>
              <table:table-cell office:value-type="float" office:value="-0.04051">
                <text:p>-0.04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">
                <text:p>8500</text:p>
              </table:table-cell>
              <table:table-cell office:value-type="float" office:value="-0.015246">
                <text:p>-0.015246</text:p>
              </table:table-cell>
              <table:table-cell office:value-type="float" office:value="0.000658499999999999">
                <text:p>0.0006584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">
                <text:p>9000</text:p>
              </table:table-cell>
              <table:table-cell office:value-type="float" office:value="-0.04">
                <text:p>-0.04</text:p>
              </table:table-cell>
              <table:table-cell office:value-type="float" office:value="-0.0617605">
                <text:p>-0.0617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">
                <text:p>9500</text:p>
              </table:table-cell>
              <table:table-cell office:value-type="float" office:value="-0.07">
                <text:p>-0.07</text:p>
              </table:table-cell>
              <table:table-cell office:value-type="float" office:value="-0.0896055">
                <text:p>-0.0896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-0.056486">
                <text:p>-0.056486</text:p>
              </table:table-cell>
              <table:table-cell office:value-type="float" office:value="-0.0277865">
                <text:p>-0.0277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">
                <text:p>10500</text:p>
              </table:table-cell>
              <table:table-cell office:value-type="float" office:value="0.005102">
                <text:p>0.005102</text:p>
              </table:table-cell>
              <table:table-cell office:value-type="float" office:value="0.0147145">
                <text:p>0.0147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">
                <text:p>11000</text:p>
              </table:table-cell>
              <table:table-cell office:value-type="float" office:value="0.005088">
                <text:p>0.005088</text:p>
              </table:table-cell>
              <table:table-cell office:value-type="float" office:value="0.0035895">
                <text:p>0.0035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">
                <text:p>11500</text:p>
              </table:table-cell>
              <table:table-cell office:value-type="float" office:value="0.005091">
                <text:p>0.005091</text:p>
              </table:table-cell>
              <table:table-cell office:value-type="float" office:value="0.0127825">
                <text:p>0.01278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">
                <text:p>12000</text:p>
              </table:table-cell>
              <table:table-cell office:value-type="float" office:value="0.005094">
                <text:p>0.005094</text:p>
              </table:table-cell>
              <table:table-cell office:value-type="float" office:value="0.0077865">
                <text:p>0.00778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">
                <text:p>12500</text:p>
              </table:table-cell>
              <table:table-cell office:value-type="float" office:value="0">
                <text:p>0</text:p>
              </table:table-cell>
              <table:table-cell office:value-type="float" office:value="-0.0018065">
                <text:p>-0.0018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">
                <text:p>13000</text:p>
              </table:table-cell>
              <table:table-cell office:value-type="float" office:value="0">
                <text:p>0</text:p>
              </table:table-cell>
              <table:table-cell office:value-type="float" office:value="0.0031235">
                <text:p>0.0031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">
                <text:p>13500</text:p>
              </table:table-cell>
              <table:table-cell office:value-type="float" office:value="0">
                <text:p>0</text:p>
              </table:table-cell>
              <table:table-cell office:value-type="float" office:value="0.013915">
                <text:p>0.013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">
                <text:p>14000</text:p>
              </table:table-cell>
              <table:table-cell office:value-type="float" office:value="0.005098">
                <text:p>0.005098</text:p>
              </table:table-cell>
              <table:table-cell office:value-type="float" office:value="0.009252">
                <text:p>0.0092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">
                <text:p>14500</text:p>
              </table:table-cell>
              <table:table-cell office:value-type="float" office:value="-0.005098">
                <text:p>-0.005098</text:p>
              </table:table-cell>
              <table:table-cell office:value-type="float" office:value="-0.005004">
                <text:p>-0.0050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">
                <text:p>15000</text:p>
              </table:table-cell>
              <table:table-cell office:value-type="float" office:value="0.005094">
                <text:p>0.005094</text:p>
              </table:table-cell>
              <table:table-cell office:value-type="float" office:value="0.00732">
                <text:p>0.00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">
                <text:p>15500</text:p>
              </table:table-cell>
              <table:table-cell office:value-type="float" office:value="-0.005094">
                <text:p>-0.005094</text:p>
              </table:table-cell>
              <table:table-cell office:value-type="float" office:value="0.002457">
                <text:p>0.0024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  <table:table-cell office:value-type="float" office:value="0.0157135">
                <text:p>0.01571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">
                <text:p>16500</text:p>
              </table:table-cell>
              <table:table-cell office:value-type="float" office:value="0.005098">
                <text:p>0.005098</text:p>
              </table:table-cell>
              <table:table-cell office:value-type="float" office:value="0.000191999999999999">
                <text:p>0.00019199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">
                <text:p>17000</text:p>
              </table:table-cell>
              <table:table-cell office:value-type="float" office:value="0">
                <text:p>0</text:p>
              </table:table-cell>
              <table:table-cell office:value-type="float" office:value="0.0043225">
                <text:p>0.0043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">
                <text:p>17500</text:p>
              </table:table-cell>
              <table:table-cell office:value-type="float" office:value="0">
                <text:p>0</text:p>
              </table:table-cell>
              <table:table-cell office:value-type="float" office:value="0.0017245">
                <text:p>0.00172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">
                <text:p>18000</text:p>
              </table:table-cell>
              <table:table-cell office:value-type="float" office:value="-0.005094">
                <text:p>-0.005094</text:p>
              </table:table-cell>
              <table:table-cell office:value-type="float" office:value="-0.001473">
                <text:p>-0.0014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">
                <text:p>18500</text:p>
              </table:table-cell>
              <table:table-cell office:value-type="float" office:value="-0.005091">
                <text:p>-0.005091</text:p>
              </table:table-cell>
              <table:table-cell office:value-type="float" office:value="0.0061875">
                <text:p>0.006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">
                <text:p>19000</text:p>
              </table:table-cell>
              <table:table-cell office:value-type="float" office:value="0.005094">
                <text:p>0.005094</text:p>
              </table:table-cell>
              <table:table-cell office:value-type="float" office:value="0.004722">
                <text:p>0.004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">
                <text:p>19500</text:p>
              </table:table-cell>
              <table:table-cell office:value-type="float" office:value="0.01">
                <text:p>0.01</text:p>
              </table:table-cell>
              <table:table-cell office:value-type="float" office:value="0.0067205">
                <text:p>0.0067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.004522">
                <text:p>0.0045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">
                <text:p>20500</text:p>
              </table:table-cell>
              <table:table-cell office:value-type="float" office:value="-0.005098">
                <text:p>-0.005098</text:p>
              </table:table-cell>
              <table:table-cell office:value-type="float" office:value="-0.00567">
                <text:p>-0.005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">
                <text:p>21000</text:p>
              </table:table-cell>
              <table:table-cell office:value-type="float" office:value="0">
                <text:p>0</text:p>
              </table:table-cell>
              <table:table-cell office:value-type="float" office:value="0.0023905">
                <text:p>0.00239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">
                <text:p>21500</text:p>
              </table:table-cell>
              <table:table-cell office:value-type="float" office:value="0">
                <text:p>0</text:p>
              </table:table-cell>
              <table:table-cell office:value-type="float" office:value="-0.0035385">
                <text:p>-0.00353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">
                <text:p>22000</text:p>
              </table:table-cell>
              <table:table-cell office:value-type="float" office:value="0">
                <text:p>0</text:p>
              </table:table-cell>
              <table:table-cell office:value-type="float" office:value="-0.008801">
                <text:p>-0.0088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">
                <text:p>22500</text:p>
              </table:table-cell>
              <table:table-cell office:value-type="float" office:value="0">
                <text:p>0</text:p>
              </table:table-cell>
              <table:table-cell office:value-type="float" office:value="-0.000807">
                <text:p>-0.000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">
                <text:p>23000</text:p>
              </table:table-cell>
              <table:table-cell office:value-type="float" office:value="0.005098">
                <text:p>0.005098</text:p>
              </table:table-cell>
              <table:table-cell office:value-type="float" office:value="-0.0024725">
                <text:p>-0.00247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">
                <text:p>23500</text:p>
              </table:table-cell>
              <table:table-cell office:value-type="float" office:value="-0.005094">
                <text:p>-0.005094</text:p>
              </table:table-cell>
              <table:table-cell office:value-type="float" office:value="-0.0038715">
                <text:p>-0.00387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">
                <text:p>24000</text:p>
              </table:table-cell>
              <table:table-cell office:value-type="float" office:value="0.01">
                <text:p>0.01</text:p>
              </table:table-cell>
              <table:table-cell office:value-type="float" office:value="0.015114">
                <text:p>0.015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">
                <text:p>24500</text:p>
              </table:table-cell>
              <table:table-cell office:value-type="float" office:value="-0.005094">
                <text:p>-0.005094</text:p>
              </table:table-cell>
              <table:table-cell office:value-type="float" office:value="-0.004471">
                <text:p>-0.004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">
                <text:p>25000</text:p>
              </table:table-cell>
              <table:table-cell office:value-type="float" office:value="0">
                <text:p>0</text:p>
              </table:table-cell>
              <table:table-cell office:value-type="float" office:value="0.0031235">
                <text:p>0.00312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">
                <text:p>25500</text:p>
              </table:table-cell>
              <table:table-cell office:value-type="float" office:value="0.005098">
                <text:p>0.005098</text:p>
              </table:table-cell>
              <table:table-cell office:value-type="float" office:value="-0.0012065">
                <text:p>-0.00120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">
                <text:p>26000</text:p>
              </table:table-cell>
              <table:table-cell office:value-type="float" office:value="-0.005094">
                <text:p>-0.005094</text:p>
              </table:table-cell>
              <table:table-cell office:value-type="float" office:value="0.001258">
                <text:p>0.0012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">
                <text:p>26500</text:p>
              </table:table-cell>
              <table:table-cell office:value-type="float" office:value="0">
                <text:p>0</text:p>
              </table:table-cell>
              <table:table-cell office:value-type="float" office:value="-0.000607">
                <text:p>-0.0006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">
                <text:p>27000</text:p>
              </table:table-cell>
              <table:table-cell office:value-type="float" office:value="-0.02">
                <text:p>-0.02</text:p>
              </table:table-cell>
              <table:table-cell office:value-type="float" office:value="-0.032849">
                <text:p>-0.0328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">
                <text:p>27500</text:p>
              </table:table-cell>
              <table:table-cell office:value-type="float" office:value="-0.056486">
                <text:p>-0.056486</text:p>
              </table:table-cell>
              <table:table-cell office:value-type="float" office:value="-0.0929365">
                <text:p>-0.09293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00">
                <text:p>28000</text:p>
              </table:table-cell>
              <table:table-cell office:value-type="float" office:value="-0.098276">
                <text:p>-0.098276</text:p>
              </table:table-cell>
              <table:table-cell office:value-type="float" office:value="-0.097666">
                <text:p>-0.097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00">
                <text:p>28500</text:p>
              </table:table-cell>
              <table:table-cell office:value-type="float" office:value="-0.07">
                <text:p>-0.07</text:p>
              </table:table-cell>
              <table:table-cell office:value-type="float" office:value="-0.0702205">
                <text:p>-0.0702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00">
                <text:p>29000</text:p>
              </table:table-cell>
              <table:table-cell office:value-type="float" office:value="-0.07">
                <text:p>-0.07</text:p>
              </table:table-cell>
              <table:table-cell office:value-type="float" office:value="-0.0870075">
                <text:p>-0.0870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00">
                <text:p>29500</text:p>
              </table:table-cell>
              <table:table-cell office:value-type="float" office:value="-0.076744">
                <text:p>-0.076744</text:p>
              </table:table-cell>
              <table:table-cell office:value-type="float" office:value="-0.0730185">
                <text:p>-0.07301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">
                <text:p>30000</text:p>
              </table:table-cell>
              <table:table-cell office:value-type="float" office:value="-0.05">
                <text:p>-0.05</text:p>
              </table:table-cell>
              <table:table-cell office:value-type="float" office:value="-0.0610275">
                <text:p>-0.06102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500">
                <text:p>30500</text:p>
              </table:table-cell>
              <table:table-cell office:value-type="float" office:value="-0.05">
                <text:p>-0.05</text:p>
              </table:table-cell>
              <table:table-cell office:value-type="float" office:value="-0.055565">
                <text:p>-0.0555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00">
                <text:p>31000</text:p>
              </table:table-cell>
              <table:table-cell office:value-type="float" office:value="-0.056486">
                <text:p>-0.056486</text:p>
              </table:table-cell>
              <table:table-cell office:value-type="float" office:value="-0.0838765">
                <text:p>-0.08387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500">
                <text:p>31500</text:p>
              </table:table-cell>
              <table:table-cell office:value-type="float" office:value="-0.07">
                <text:p>-0.07</text:p>
              </table:table-cell>
              <table:table-cell office:value-type="float" office:value="-0.078414">
                <text:p>-0.0784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00">
                <text:p>32000</text:p>
              </table:table-cell>
              <table:table-cell office:value-type="float" office:value="-0.06">
                <text:p>-0.06</text:p>
              </table:table-cell>
              <table:table-cell office:value-type="float" office:value="-0.068955">
                <text:p>-0.0689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00">
                <text:p>32500</text:p>
              </table:table-cell>
              <table:table-cell office:value-type="float" office:value="-0.06">
                <text:p>-0.06</text:p>
              </table:table-cell>
              <table:table-cell office:value-type="float" office:value="-0.074151">
                <text:p>-0.0741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000">
                <text:p>33000</text:p>
              </table:table-cell>
              <table:table-cell office:value-type="float" office:value="-0.06">
                <text:p>-0.06</text:p>
              </table:table-cell>
              <table:table-cell office:value-type="float" office:value="-0.062826">
                <text:p>-0.0628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500">
                <text:p>33500</text:p>
              </table:table-cell>
              <table:table-cell office:value-type="float" office:value="-0.056341">
                <text:p>-0.056341</text:p>
              </table:table-cell>
              <table:table-cell office:value-type="float" office:value="-0.074284">
                <text:p>-0.074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000">
                <text:p>34000</text:p>
              </table:table-cell>
              <table:table-cell office:value-type="float" office:value="-0.066585">
                <text:p>-0.066585</text:p>
              </table:table-cell>
              <table:table-cell office:value-type="float" office:value="-0.081745">
                <text:p>-0.0817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500">
                <text:p>34500</text:p>
              </table:table-cell>
              <table:table-cell office:value-type="float" office:value="-0.077027">
                <text:p>-0.077027</text:p>
              </table:table-cell>
              <table:table-cell office:value-type="float" office:value="-0.081412">
                <text:p>-0.0814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000">
                <text:p>35000</text:p>
              </table:table-cell>
              <table:table-cell office:value-type="float" office:value="-0.066667">
                <text:p>-0.066667</text:p>
              </table:table-cell>
              <table:table-cell office:value-type="float" office:value="-0.0700875">
                <text:p>-0.0700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500">
                <text:p>35500</text:p>
              </table:table-cell>
              <table:table-cell office:value-type="float" office:value="-0.06">
                <text:p>-0.06</text:p>
              </table:table-cell>
              <table:table-cell office:value-type="float" office:value="-0.073085">
                <text:p>-0.0730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00">
                <text:p>36000</text:p>
              </table:table-cell>
              <table:table-cell office:value-type="float" office:value="-0.066667">
                <text:p>-0.066667</text:p>
              </table:table-cell>
              <table:table-cell office:value-type="float" office:value="-0.07928">
                <text:p>-0.079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500">
                <text:p>36500</text:p>
              </table:table-cell>
              <table:table-cell office:value-type="float" office:value="-0.08">
                <text:p>-0.08</text:p>
              </table:table-cell>
              <table:table-cell office:value-type="float" office:value="-0.098599">
                <text:p>-0.0985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000">
                <text:p>37000</text:p>
              </table:table-cell>
              <table:table-cell office:value-type="float" office:value="-0.07">
                <text:p>-0.07</text:p>
              </table:table-cell>
              <table:table-cell office:value-type="float" office:value="-0.074684">
                <text:p>-0.074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500">
                <text:p>37500</text:p>
              </table:table-cell>
              <table:table-cell office:value-type="float" office:value="-0.06">
                <text:p>-0.06</text:p>
              </table:table-cell>
              <table:table-cell office:value-type="float" office:value="-0.060961">
                <text:p>-0.0609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00">
                <text:p>38000</text:p>
              </table:table-cell>
              <table:table-cell office:value-type="float" office:value="-0.05">
                <text:p>-0.05</text:p>
              </table:table-cell>
              <table:table-cell office:value-type="float" office:value="-0.06669">
                <text:p>-0.066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500">
                <text:p>38500</text:p>
              </table:table-cell>
              <table:table-cell office:value-type="float" office:value="-0.07">
                <text:p>-0.07</text:p>
              </table:table-cell>
              <table:table-cell office:value-type="float" office:value="-0.074684">
                <text:p>-0.0746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000">
                <text:p>39000</text:p>
              </table:table-cell>
              <table:table-cell office:value-type="float" office:value="-0.08">
                <text:p>-0.08</text:p>
              </table:table-cell>
              <table:table-cell office:value-type="float" office:value="-0.0836105">
                <text:p>-0.08361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500">
                <text:p>39500</text:p>
              </table:table-cell>
              <table:table-cell office:value-type="float" office:value="-0.077143">
                <text:p>-0.077143</text:p>
              </table:table-cell>
              <table:table-cell office:value-type="float" office:value="-0.081945">
                <text:p>-0.0819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0">
                <text:p>40000</text:p>
              </table:table-cell>
              <table:table-cell office:value-type="float" office:value="-0.07">
                <text:p>-0.07</text:p>
              </table:table-cell>
              <table:table-cell office:value-type="float" office:value="-0.0821445">
                <text:p>-0.08214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00">
                <text:p>40500</text:p>
              </table:table-cell>
              <table:table-cell office:value-type="float" office:value="-0.056222">
                <text:p>-0.056222</text:p>
              </table:table-cell>
              <table:table-cell office:value-type="float" office:value="-0.047771">
                <text:p>-0.0477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000">
                <text:p>41000</text:p>
              </table:table-cell>
              <table:table-cell office:value-type="float" office:value="-0.05">
                <text:p>-0.05</text:p>
              </table:table-cell>
              <table:table-cell office:value-type="float" office:value="-0.0587625">
                <text:p>-0.0587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500">
                <text:p>41500</text:p>
              </table:table-cell>
              <table:table-cell office:value-type="float" office:value="-0.046216">
                <text:p>-0.046216</text:p>
              </table:table-cell>
              <table:table-cell office:value-type="float" office:value="-0.0598285">
                <text:p>-0.05982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000">
                <text:p>42000</text:p>
              </table:table-cell>
              <table:table-cell office:value-type="float" office:value="-0.06">
                <text:p>-0.06</text:p>
              </table:table-cell>
              <table:table-cell office:value-type="float" office:value="-0.076016">
                <text:p>-0.076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500">
                <text:p>42500</text:p>
              </table:table-cell>
              <table:table-cell office:value-type="float" office:value="-0.06">
                <text:p>-0.06</text:p>
              </table:table-cell>
              <table:table-cell office:value-type="float" office:value="-0.0745505">
                <text:p>-0.07455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000">
                <text:p>43000</text:p>
              </table:table-cell>
              <table:table-cell office:value-type="float" office:value="-0.07">
                <text:p>-0.07</text:p>
              </table:table-cell>
              <table:table-cell office:value-type="float" office:value="-0.0828775">
                <text:p>-0.08287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500">
                <text:p>43500</text:p>
              </table:table-cell>
              <table:table-cell office:value-type="float" office:value="-0.066667">
                <text:p>-0.066667</text:p>
              </table:table-cell>
              <table:table-cell office:value-type="float" office:value="-0.090272">
                <text:p>-0.090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000">
                <text:p>44000</text:p>
              </table:table-cell>
              <table:table-cell office:value-type="float" office:value="-0.08">
                <text:p>-0.08</text:p>
              </table:table-cell>
              <table:table-cell office:value-type="float" office:value="-0.102063">
                <text:p>-0.1020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500">
                <text:p>44500</text:p>
              </table:table-cell>
              <table:table-cell office:value-type="float" office:value="-0.076829">
                <text:p>-0.076829</text:p>
              </table:table-cell>
              <table:table-cell office:value-type="float" office:value="-0.0733515">
                <text:p>-0.07335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000">
                <text:p>45000</text:p>
              </table:table-cell>
              <table:table-cell office:value-type="float" office:value="-0.056341">
                <text:p>-0.056341</text:p>
              </table:table-cell>
              <table:table-cell office:value-type="float" office:value="-0.074617">
                <text:p>-0.0746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500">
                <text:p>45500</text:p>
              </table:table-cell>
              <table:table-cell office:value-type="float" office:value="-0.06">
                <text:p>-0.06</text:p>
              </table:table-cell>
              <table:table-cell office:value-type="float" office:value="-0.0742175">
                <text:p>-0.0742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000">
                <text:p>46000</text:p>
              </table:table-cell>
              <table:table-cell office:value-type="float" office:value="-0.06">
                <text:p>-0.06</text:p>
              </table:table-cell>
              <table:table-cell office:value-type="float" office:value="-0.069954">
                <text:p>-0.0699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500">
                <text:p>46500</text:p>
              </table:table-cell>
              <table:table-cell office:value-type="float" office:value="-0.04">
                <text:p>-0.04</text:p>
              </table:table-cell>
              <table:table-cell office:value-type="float" office:value="-0.0265875">
                <text:p>-0.0265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000">
                <text:p>47000</text:p>
              </table:table-cell>
              <table:table-cell office:value-type="float" office:value="0.005094">
                <text:p>0.005094</text:p>
              </table:table-cell>
              <table:table-cell office:value-type="float" office:value="0.019111">
                <text:p>0.0191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500">
                <text:p>47500</text:p>
              </table:table-cell>
              <table:table-cell office:value-type="float" office:value="0.015263">
                <text:p>0.015263</text:p>
              </table:table-cell>
              <table:table-cell office:value-type="float" office:value="0.0091185">
                <text:p>0.00911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000">
                <text:p>48000</text:p>
              </table:table-cell>
              <table:table-cell office:value-type="float" office:value="0.005091">
                <text:p>0.005091</text:p>
              </table:table-cell>
              <table:table-cell office:value-type="float" office:value="0.0044555">
                <text:p>0.00445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500">
                <text:p>48500</text:p>
              </table:table-cell>
              <table:table-cell office:value-type="float" office:value="-0.005094">
                <text:p>-0.005094</text:p>
              </table:table-cell>
              <table:table-cell office:value-type="float" office:value="-0.0010735">
                <text:p>-0.00107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000">
                <text:p>49000</text:p>
              </table:table-cell>
              <table:table-cell office:value-type="float" office:value="0">
                <text:p>0</text:p>
              </table:table-cell>
              <table:table-cell office:value-type="float" office:value="0.010318">
                <text:p>0.0103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500">
                <text:p>49500</text:p>
              </table:table-cell>
              <table:table-cell office:value-type="float" office:value="0.015306">
                <text:p>0.015306</text:p>
              </table:table-cell>
              <table:table-cell office:value-type="float" office:value="0.005388">
                <text:p>0.0053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-0.002006">
                <text:p>-0.0020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500">
                <text:p>50500</text:p>
              </table:table-cell>
              <table:table-cell office:value-type="float" office:value="0">
                <text:p>0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000">
                <text:p>51000</text:p>
              </table:table-cell>
              <table:table-cell office:value-type="float" office:value="0">
                <text:p>0</text:p>
              </table:table-cell>
              <table:table-cell office:value-type="float" office:value="-0.013331">
                <text:p>-0.0133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500">
                <text:p>51500</text:p>
              </table:table-cell>
              <table:table-cell office:value-type="float" office:value="-0.005094">
                <text:p>-0.005094</text:p>
              </table:table-cell>
              <table:table-cell office:value-type="float" office:value="0.000191999999999999">
                <text:p>0.000191999999999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000">
                <text:p>52000</text:p>
              </table:table-cell>
              <table:table-cell office:value-type="float" office:value="-0.03">
                <text:p>-0.03</text:p>
              </table:table-cell>
              <table:table-cell office:value-type="float" office:value="-0.048837">
                <text:p>-0.048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00">
                <text:p>52500</text:p>
              </table:table-cell>
              <table:table-cell office:value-type="float" office:value="-0.066857">
                <text:p>-0.066857</text:p>
              </table:table-cell>
              <table:table-cell office:value-type="float" office:value="-0.0754165">
                <text:p>-0.07541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000">
                <text:p>53000</text:p>
              </table:table-cell>
              <table:table-cell office:value-type="float" office:value="-0.1092">
                <text:p>-0.1092</text:p>
              </table:table-cell>
              <table:table-cell office:value-type="float" office:value="-0.153357">
                <text:p>-0.1533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500">
                <text:p>53500</text:p>
              </table:table-cell>
              <table:table-cell office:value-type="float" office:value="-0.12">
                <text:p>-0.12</text:p>
              </table:table-cell>
              <table:table-cell office:value-type="float" office:value="-0.0826775">
                <text:p>-0.08267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000">
                <text:p>54000</text:p>
              </table:table-cell>
              <table:table-cell office:value-type="float" office:value="-0.045957">
                <text:p>-0.045957</text:p>
              </table:table-cell>
              <table:table-cell office:value-type="float" office:value="-0.029785">
                <text:p>-0.0297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500">
                <text:p>54500</text:p>
              </table:table-cell>
              <table:table-cell office:value-type="float" office:value="-0.02">
                <text:p>-0.02</text:p>
              </table:table-cell>
              <table:table-cell office:value-type="float" office:value="-0.012931">
                <text:p>-0.0129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000">
                <text:p>55000</text:p>
              </table:table-cell>
              <table:table-cell office:value-type="float" office:value="-0.03">
                <text:p>-0.03</text:p>
              </table:table-cell>
              <table:table-cell office:value-type="float" office:value="-0.0561645">
                <text:p>-0.05616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500">
                <text:p>55500</text:p>
              </table:table-cell>
              <table:table-cell office:value-type="float" office:value="-0.08">
                <text:p>-0.08</text:p>
              </table:table-cell>
              <table:table-cell office:value-type="float" office:value="-0.11412">
                <text:p>-0.114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000">
                <text:p>56000</text:p>
              </table:table-cell>
              <table:table-cell office:value-type="float" office:value="-0.1">
                <text:p>-0.1</text:p>
              </table:table-cell>
              <table:table-cell office:value-type="float" office:value="-0.113254">
                <text:p>-0.1132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500">
                <text:p>56500</text:p>
              </table:table-cell>
              <table:table-cell office:value-type="float" office:value="-0.097879">
                <text:p>-0.097879</text:p>
              </table:table-cell>
              <table:table-cell office:value-type="float" office:value="-0.0953345">
                <text:p>-0.09533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000">
                <text:p>57000</text:p>
              </table:table-cell>
              <table:table-cell office:value-type="float" office:value="-0.06">
                <text:p>-0.06</text:p>
              </table:table-cell>
              <table:table-cell office:value-type="float" office:value="-0.0520345">
                <text:p>-0.05203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500">
                <text:p>57500</text:p>
              </table:table-cell>
              <table:table-cell office:value-type="float" office:value="-0.04">
                <text:p>-0.04</text:p>
              </table:table-cell>
              <table:table-cell office:value-type="float" office:value="-0.0395105">
                <text:p>-0.03951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000">
                <text:p>58000</text:p>
              </table:table-cell>
              <table:table-cell office:value-type="float" office:value="-0.04">
                <text:p>-0.04</text:p>
              </table:table-cell>
              <table:table-cell office:value-type="float" office:value="-0.055032">
                <text:p>-0.0550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500">
                <text:p>58500</text:p>
              </table:table-cell>
              <table:table-cell office:value-type="float" office:value="-0.05641">
                <text:p>-0.05641</text:p>
              </table:table-cell>
              <table:table-cell office:value-type="float" office:value="-0.0696875">
                <text:p>-0.0696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000">
                <text:p>59000</text:p>
              </table:table-cell>
              <table:table-cell office:value-type="float" office:value="-0.05641">
                <text:p>-0.05641</text:p>
              </table:table-cell>
              <table:table-cell office:value-type="float" office:value="-0.064425">
                <text:p>-0.0644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500">
                <text:p>59500</text:p>
              </table:table-cell>
              <table:table-cell office:value-type="float" office:value="-0.07">
                <text:p>-0.07</text:p>
              </table:table-cell>
              <table:table-cell office:value-type="float" office:value="-0.112921">
                <text:p>-0.1129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000">
                <text:p>60000</text:p>
              </table:table-cell>
              <table:table-cell office:value-type="float" office:value="-0.097568">
                <text:p>-0.097568</text:p>
              </table:table-cell>
              <table:table-cell office:value-type="float" office:value="-0.11905">
                <text:p>-0.119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500">
                <text:p>60500</text:p>
              </table:table-cell>
              <table:table-cell office:value-type="float" office:value="-0.08">
                <text:p>-0.08</text:p>
              </table:table-cell>
              <table:table-cell office:value-type="float" office:value="-0.07122">
                <text:p>-0.071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000">
                <text:p>61000</text:p>
              </table:table-cell>
              <table:table-cell office:value-type="float" office:value="-0.01">
                <text:p>-0.01</text:p>
              </table:table-cell>
              <table:table-cell office:value-type="float" office:value="0.001125">
                <text:p>0.001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500">
                <text:p>61500</text:p>
              </table:table-cell>
              <table:table-cell office:value-type="float" office:value="-0.01">
                <text:p>-0.01</text:p>
              </table:table-cell>
              <table:table-cell office:value-type="float" office:value="0.0015245">
                <text:p>0.00152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000">
                <text:p>62000</text:p>
              </table:table-cell>
              <table:table-cell office:value-type="float" office:value="0">
                <text:p>0</text:p>
              </table:table-cell>
              <table:table-cell office:value-type="float" office:value="0.002124">
                <text:p>0.0021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500">
                <text:p>62500</text:p>
              </table:table-cell>
              <table:table-cell office:value-type="float" office:value="0">
                <text:p>0</text:p>
              </table:table-cell>
              <table:table-cell office:value-type="float" office:value="0.001258">
                <text:p>0.0012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000">
                <text:p>63000</text:p>
              </table:table-cell>
              <table:table-cell office:value-type="float" office:value="-0.01">
                <text:p>-0.01</text:p>
              </table:table-cell>
              <table:table-cell office:value-type="float" office:value="-0.0125315">
                <text:p>-0.0125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500">
                <text:p>63500</text:p>
              </table:table-cell>
              <table:table-cell office:value-type="float" office:value="-0.04">
                <text:p>-0.04</text:p>
              </table:table-cell>
              <table:table-cell office:value-type="float" office:value="-0.072352">
                <text:p>-0.0723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000">
                <text:p>64000</text:p>
              </table:table-cell>
              <table:table-cell office:value-type="float" office:value="-0.09">
                <text:p>-0.09</text:p>
              </table:table-cell>
              <table:table-cell office:value-type="float" office:value="-0.193726">
                <text:p>-0.1937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500">
                <text:p>64500</text:p>
              </table:table-cell>
              <table:table-cell office:value-type="float" office:value="-0.223636">
                <text:p>-0.223636</text:p>
              </table:table-cell>
              <table:table-cell office:value-type="float" office:value="-0.304108">
                <text:p>-0.3041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000">
                <text:p>65000</text:p>
              </table:table-cell>
              <table:table-cell office:value-type="float" office:value="-0.28">
                <text:p>-0.28</text:p>
              </table:table-cell>
              <table:table-cell office:value-type="float" office:value="-0.3397475">
                <text:p>-0.3397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500">
                <text:p>65500</text:p>
              </table:table-cell>
              <table:table-cell office:value-type="float" office:value="-0.231818">
                <text:p>-0.231818</text:p>
              </table:table-cell>
              <table:table-cell office:value-type="float" office:value="-0.2312305">
                <text:p>-0.23123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000">
                <text:p>66000</text:p>
              </table:table-cell>
              <table:table-cell office:value-type="float" office:value="-0.16">
                <text:p>-0.16</text:p>
              </table:table-cell>
              <table:table-cell office:value-type="float" office:value="-0.1478275">
                <text:p>-0.14782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500">
                <text:p>66500</text:p>
              </table:table-cell>
              <table:table-cell office:value-type="float" office:value="-0.03">
                <text:p>-0.03</text:p>
              </table:table-cell>
              <table:table-cell office:value-type="float" office:value="0.0033895">
                <text:p>0.00338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7000">
                <text:p>67000</text:p>
              </table:table-cell>
              <table:table-cell office:value-type="float" office:value="0">
                <text:p>0</text:p>
              </table:table-cell>
              <table:table-cell office:value-type="float" office:value="-0.00114">
                <text:p>-0.001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500">
                <text:p>67500</text:p>
              </table:table-cell>
              <table:table-cell office:value-type="float" office:value="0">
                <text:p>0</text:p>
              </table:table-cell>
              <table:table-cell office:value-type="float" office:value="0.0023905">
                <text:p>0.00239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000">
                <text:p>68000</text:p>
              </table:table-cell>
              <table:table-cell office:value-type="float" office:value="0">
                <text:p>0</text:p>
              </table:table-cell>
              <table:table-cell office:value-type="float" office:value="0.0015245">
                <text:p>0.00152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500">
                <text:p>68500</text:p>
              </table:table-cell>
              <table:table-cell office:value-type="float" office:value="-0.02">
                <text:p>-0.02</text:p>
              </table:table-cell>
              <table:table-cell office:value-type="float" office:value="-0.068222">
                <text:p>-0.0682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000">
                <text:p>69000</text:p>
              </table:table-cell>
              <table:table-cell office:value-type="float" office:value="-0.109565">
                <text:p>-0.109565</text:p>
              </table:table-cell>
              <table:table-cell office:value-type="float" office:value="-0.05803">
                <text:p>-0.05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500">
                <text:p>69500</text:p>
              </table:table-cell>
              <table:table-cell office:value-type="float" office:value="-0.04">
                <text:p>-0.04</text:p>
              </table:table-cell>
              <table:table-cell office:value-type="float" office:value="-0.03205">
                <text:p>-0.032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000">
                <text:p>70000</text:p>
              </table:table-cell>
              <table:table-cell office:value-type="float" office:value="-0.04">
                <text:p>-0.04</text:p>
              </table:table-cell>
              <table:table-cell office:value-type="float" office:value="-0.0506355">
                <text:p>-0.05063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500">
                <text:p>70500</text:p>
              </table:table-cell>
              <table:table-cell office:value-type="float" office:value="-0.035614">
                <text:p>-0.035614</text:p>
              </table:table-cell>
              <table:table-cell office:value-type="float" office:value="-0.0317835">
                <text:p>-0.03178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000">
                <text:p>71000</text:p>
              </table:table-cell>
              <table:table-cell office:value-type="float" office:value="-0.02">
                <text:p>-0.02</text:p>
              </table:table-cell>
              <table:table-cell office:value-type="float" office:value="-0.0116655">
                <text:p>-0.01166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500">
                <text:p>71500</text:p>
              </table:table-cell>
              <table:table-cell office:value-type="float" office:value="-0.025556">
                <text:p>-0.025556</text:p>
              </table:table-cell>
              <table:table-cell office:value-type="float" office:value="-0.0417755">
                <text:p>-0.04177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000">
                <text:p>72000</text:p>
              </table:table-cell>
              <table:table-cell office:value-type="float" office:value="-0.05">
                <text:p>-0.05</text:p>
              </table:table-cell>
              <table:table-cell office:value-type="float" office:value="-0.074284">
                <text:p>-0.0742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500">
                <text:p>72500</text:p>
              </table:table-cell>
              <table:table-cell office:value-type="float" office:value="-0.046216">
                <text:p>-0.046216</text:p>
              </table:table-cell>
              <table:table-cell office:value-type="float" office:value="-0.049503">
                <text:p>-0.0495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3000">
                <text:p>73000</text:p>
              </table:table-cell>
              <table:table-cell office:value-type="float" office:value="-0.02">
                <text:p>-0.02</text:p>
              </table:table-cell>
              <table:table-cell office:value-type="float" office:value="-0.000540500000000001">
                <text:p>-0.000540500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500">
                <text:p>73500</text:p>
              </table:table-cell>
              <table:table-cell office:value-type="float" office:value="-0.015283">
                <text:p>-0.015283</text:p>
              </table:table-cell>
              <table:table-cell office:value-type="float" office:value="-0.017994">
                <text:p>-0.0179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000">
                <text:p>74000</text:p>
              </table:table-cell>
              <table:table-cell office:value-type="float" office:value="-0.035714">
                <text:p>-0.035714</text:p>
              </table:table-cell>
              <table:table-cell office:value-type="float" office:value="-0.0690215">
                <text:p>-0.06902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500">
                <text:p>74500</text:p>
              </table:table-cell>
              <table:table-cell office:value-type="float" office:value="-0.05">
                <text:p>-0.05</text:p>
              </table:table-cell>
              <table:table-cell office:value-type="float" office:value="-0.044107">
                <text:p>-0.0441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000">
                <text:p>75000</text:p>
              </table:table-cell>
              <table:table-cell office:value-type="float" office:value="-0.01">
                <text:p>-0.01</text:p>
              </table:table-cell>
              <table:table-cell office:value-type="float" office:value="-0.0019395">
                <text:p>-0.00193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500">
                <text:p>75500</text:p>
              </table:table-cell>
              <table:table-cell office:value-type="float" office:value="0.02">
                <text:p>0.02</text:p>
              </table:table-cell>
              <table:table-cell office:value-type="float" office:value="0.042826">
                <text:p>0.0428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6000">
                <text:p>76000</text:p>
              </table:table-cell>
              <table:table-cell office:value-type="float" office:value="0.066512">
                <text:p>0.066512</text:p>
              </table:table-cell>
              <table:table-cell office:value-type="float" office:value="0.1008485">
                <text:p>0.10084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500">
                <text:p>76500</text:p>
              </table:table-cell>
              <table:table-cell office:value-type="float" office:value="0.08">
                <text:p>0.08</text:p>
              </table:table-cell>
              <table:table-cell office:value-type="float" office:value="0.0940535">
                <text:p>0.09405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000">
                <text:p>77000</text:p>
              </table:table-cell>
              <table:table-cell office:value-type="float" office:value="0.046047">
                <text:p>0.046047</text:p>
              </table:table-cell>
              <table:table-cell office:value-type="float" office:value="0.0283705">
                <text:p>0.02837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500">
                <text:p>77500</text:p>
              </table:table-cell>
              <table:table-cell office:value-type="float" office:value="0.01">
                <text:p>0.01</text:p>
              </table:table-cell>
              <table:table-cell office:value-type="float" office:value="0.005921">
                <text:p>0.0059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000">
                <text:p>78000</text:p>
              </table:table-cell>
              <table:table-cell office:value-type="float" office:value="0">
                <text:p>0</text:p>
              </table:table-cell>
              <table:table-cell office:value-type="float" office:value="0.002657">
                <text:p>0.0026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500">
                <text:p>78500</text:p>
              </table:table-cell>
              <table:table-cell office:value-type="float" office:value="0">
                <text:p>0</text:p>
              </table:table-cell>
              <table:table-cell office:value-type="float" office:value="-0.0109325">
                <text:p>-0.01093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9000">
                <text:p>79000</text:p>
              </table:table-cell>
              <table:table-cell office:value-type="float" office:value="-0.005094">
                <text:p>-0.005094</text:p>
              </table:table-cell>
              <table:table-cell office:value-type="float" office:value="-0.003272">
                <text:p>-0.0032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500">
                <text:p>79500</text:p>
              </table:table-cell>
              <table:table-cell office:value-type="float" office:value="0">
                <text:p>0</text:p>
              </table:table-cell>
              <table:table-cell office:value-type="float" office:value="0.0013915">
                <text:p>0.00139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000">
                <text:p>80000</text:p>
              </table:table-cell>
              <table:table-cell office:value-type="float" office:value="0.01">
                <text:p>0.01</text:p>
              </table:table-cell>
              <table:table-cell office:value-type="float" office:value="0.0032565">
                <text:p>0.00325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500">
                <text:p>80500</text:p>
              </table:table-cell>
              <table:table-cell office:value-type="float" office:value="-0.01">
                <text:p>-0.01</text:p>
              </table:table-cell>
              <table:table-cell office:value-type="float" office:value="-0.0074685">
                <text:p>-0.00746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1000">
                <text:p>81000</text:p>
              </table:table-cell>
              <table:table-cell office:value-type="float" office:value="0.005102">
                <text:p>0.005102</text:p>
              </table:table-cell>
              <table:table-cell office:value-type="float" office:value="-0.008801">
                <text:p>-0.0088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500">
                <text:p>81500</text:p>
              </table:table-cell>
              <table:table-cell office:value-type="float" office:value="-0.01">
                <text:p>-0.01</text:p>
              </table:table-cell>
              <table:table-cell office:value-type="float" office:value="-0.017261">
                <text:p>-0.0172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2000">
                <text:p>82000</text:p>
              </table:table-cell>
              <table:table-cell office:value-type="float" office:value="0">
                <text:p>0</text:p>
              </table:table-cell>
              <table:table-cell office:value-type="float" office:value="-0.003605">
                <text:p>-0.0036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500">
                <text:p>82500</text:p>
              </table:table-cell>
              <table:table-cell office:value-type="float" office:value="-0.005091">
                <text:p>-0.005091</text:p>
              </table:table-cell>
              <table:table-cell office:value-type="float" office:value="0.0047885">
                <text:p>0.00478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000">
                <text:p>83000</text:p>
              </table:table-cell>
              <table:table-cell office:value-type="float" office:value="0">
                <text:p>0</text:p>
              </table:table-cell>
              <table:table-cell office:value-type="float" office:value="-0.002872">
                <text:p>-0.0028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500">
                <text:p>83500</text:p>
              </table:table-cell>
              <table:table-cell office:value-type="float" office:value="0">
                <text:p>0</text:p>
              </table:table-cell>
              <table:table-cell office:value-type="float" office:value="-0.0092005">
                <text:p>-0.00920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000">
                <text:p>84000</text:p>
              </table:table-cell>
              <table:table-cell office:value-type="float" office:value="0">
                <text:p>0</text:p>
              </table:table-cell>
              <table:table-cell office:value-type="float" office:value="0.0016575">
                <text:p>0.00165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500">
                <text:p>84500</text:p>
              </table:table-cell>
              <table:table-cell office:value-type="float" office:value="0.005098">
                <text:p>0.005098</text:p>
              </table:table-cell>
              <table:table-cell office:value-type="float" office:value="0.0043225">
                <text:p>0.00432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000">
                <text:p>85000</text:p>
              </table:table-cell>
              <table:table-cell office:value-type="float" office:value="-0.005098">
                <text:p>-0.005098</text:p>
              </table:table-cell>
              <table:table-cell office:value-type="float" office:value="-0.0087345">
                <text:p>-0.00873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500">
                <text:p>85500</text:p>
              </table:table-cell>
              <table:table-cell office:value-type="float" office:value="0">
                <text:p>0</text:p>
              </table:table-cell>
              <table:table-cell office:value-type="float" office:value="0.0046555">
                <text:p>0.00465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000">
                <text:p>86000</text:p>
              </table:table-cell>
              <table:table-cell office:value-type="float" office:value="0">
                <text:p>0</text:p>
              </table:table-cell>
              <table:table-cell office:value-type="float" office:value="-0.008601">
                <text:p>-0.0086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500">
                <text:p>86500</text:p>
              </table:table-cell>
              <table:table-cell office:value-type="float" office:value="0">
                <text:p>0</text:p>
              </table:table-cell>
              <table:table-cell office:value-type="float" office:value="0.0109175">
                <text:p>0.01091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7000">
                <text:p>87000</text:p>
              </table:table-cell>
              <table:table-cell office:value-type="float" office:value="0">
                <text:p>0</text:p>
              </table:table-cell>
              <table:table-cell office:value-type="float" office:value="0.004389">
                <text:p>0.0043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500">
                <text:p>87500</text:p>
              </table:table-cell>
              <table:table-cell office:value-type="float" office:value="0.005098">
                <text:p>0.005098</text:p>
              </table:table-cell>
              <table:table-cell office:value-type="float" office:value="-0.002539">
                <text:p>-0.0025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8000">
                <text:p>88000</text:p>
              </table:table-cell>
              <table:table-cell office:value-type="float" office:value="-0.02">
                <text:p>-0.02</text:p>
              </table:table-cell>
              <table:table-cell office:value-type="float" office:value="-0.0445735">
                <text:p>-0.04457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500">
                <text:p>88500</text:p>
              </table:table-cell>
              <table:table-cell office:value-type="float" office:value="-0.077027">
                <text:p>-0.077027</text:p>
              </table:table-cell>
              <table:table-cell office:value-type="float" office:value="-0.1057265">
                <text:p>-0.10572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9000">
                <text:p>89000</text:p>
              </table:table-cell>
              <table:table-cell office:value-type="float" office:value="-0.11">
                <text:p>-0.11</text:p>
              </table:table-cell>
              <table:table-cell office:value-type="float" office:value="-0.0967335">
                <text:p>-0.09673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500">
                <text:p>89500</text:p>
              </table:table-cell>
              <table:table-cell office:value-type="float" office:value="-0.08">
                <text:p>-0.08</text:p>
              </table:table-cell>
              <table:table-cell office:value-type="float" office:value="-0.0724855">
                <text:p>-0.07248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000">
                <text:p>90000</text:p>
              </table:table-cell>
              <table:table-cell office:value-type="float" office:value="-0.05">
                <text:p>-0.05</text:p>
              </table:table-cell>
              <table:table-cell office:value-type="float" office:value="-0.0639585">
                <text:p>-0.06395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500">
                <text:p>90500</text:p>
              </table:table-cell>
              <table:table-cell office:value-type="float" office:value="-0.056341">
                <text:p>-0.056341</text:p>
              </table:table-cell>
              <table:table-cell office:value-type="float" office:value="-0.0799465">
                <text:p>-0.07994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1000">
                <text:p>91000</text:p>
              </table:table-cell>
              <table:table-cell office:value-type="float" office:value="-0.06">
                <text:p>-0.06</text:p>
              </table:table-cell>
              <table:table-cell office:value-type="float" office:value="-0.0627595">
                <text:p>-0.06275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500">
                <text:p>91500</text:p>
              </table:table-cell>
              <table:table-cell office:value-type="float" office:value="-0.098519">
                <text:p>-0.098519</text:p>
              </table:table-cell>
              <table:table-cell office:value-type="float" office:value="-0.1109225">
                <text:p>-0.11092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2000">
                <text:p>92000</text:p>
              </table:table-cell>
              <table:table-cell office:value-type="float" office:value="-0.06">
                <text:p>-0.06</text:p>
              </table:table-cell>
              <table:table-cell office:value-type="float" office:value="-0.047638">
                <text:p>-0.0476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500">
                <text:p>92500</text:p>
              </table:table-cell>
              <table:table-cell office:value-type="float" office:value="-0.01">
                <text:p>-0.01</text:p>
              </table:table-cell>
              <table:table-cell office:value-type="float" office:value="0.0022575">
                <text:p>0.00225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3000">
                <text:p>93000</text:p>
              </table:table-cell>
              <table:table-cell office:value-type="float" office:value="0">
                <text:p>0</text:p>
              </table:table-cell>
              <table:table-cell office:value-type="float" office:value="0.001058">
                <text:p>0.0010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500">
                <text:p>93500</text:p>
              </table:table-cell>
              <table:table-cell office:value-type="float" office:value="0.03">
                <text:p>0.03</text:p>
              </table:table-cell>
              <table:table-cell office:value-type="float" office:value="-0.062493">
                <text:p>-0.0624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4000">
                <text:p>94000</text:p>
              </table:table-cell>
              <table:table-cell office:value-type="float" office:value="-0.113636">
                <text:p>-0.113636</text:p>
              </table:table-cell>
              <table:table-cell office:value-type="float" office:value="-0.270267">
                <text:p>-0.2702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500">
                <text:p>94500</text:p>
              </table:table-cell>
              <table:table-cell office:value-type="float" office:value="-0.288947">
                <text:p>-0.288947</text:p>
              </table:table-cell>
              <table:table-cell office:value-type="float" office:value="-0.3903085">
                <text:p>-0.39030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000">
                <text:p>95000</text:p>
              </table:table-cell>
              <table:table-cell office:value-type="float" office:value="-0.3">
                <text:p>-0.3</text:p>
              </table:table-cell>
              <table:table-cell office:value-type="float" office:value="-0.3083715">
                <text:p>-0.30837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500">
                <text:p>95500</text:p>
              </table:table-cell>
              <table:table-cell office:value-type="float" office:value="-0.07">
                <text:p>-0.07</text:p>
              </table:table-cell>
              <table:table-cell office:value-type="float" office:value="-0.0012065">
                <text:p>-0.00120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6000">
                <text:p>96000</text:p>
              </table:table-cell>
              <table:table-cell office:value-type="float" office:value="0">
                <text:p>0</text:p>
              </table:table-cell>
              <table:table-cell office:value-type="float" office:value="0.002324">
                <text:p>0.0023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500">
                <text:p>96500</text:p>
              </table:table-cell>
              <table:table-cell office:value-type="float" office:value="-0.02">
                <text:p>-0.02</text:p>
              </table:table-cell>
              <table:table-cell office:value-type="float" office:value="-0.052501">
                <text:p>-0.0525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7000">
                <text:p>97000</text:p>
              </table:table-cell>
              <table:table-cell office:value-type="float" office:value="-0.089048">
                <text:p>-0.089048</text:p>
              </table:table-cell>
              <table:table-cell office:value-type="float" office:value="-0.070687">
                <text:p>-0.0706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500">
                <text:p>97500</text:p>
              </table:table-cell>
              <table:table-cell office:value-type="float" office:value="-0.015238">
                <text:p>-0.015238</text:p>
              </table:table-cell>
              <table:table-cell office:value-type="float" office:value="-0.011399">
                <text:p>-0.0113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8000">
                <text:p>98000</text:p>
              </table:table-cell>
              <table:table-cell office:value-type="float" office:value="0">
                <text:p>0</text:p>
              </table:table-cell>
              <table:table-cell office:value-type="float" office:value="-0.003405">
                <text:p>-0.0034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500">
                <text:p>98500</text:p>
              </table:table-cell>
              <table:table-cell office:value-type="float" office:value="-0.02">
                <text:p>-0.02</text:p>
              </table:table-cell>
              <table:table-cell office:value-type="float" office:value="-0.026121">
                <text:p>-0.0261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000">
                <text:p>99000</text:p>
              </table:table-cell>
              <table:table-cell office:value-type="float" office:value="-0.04">
                <text:p>-0.04</text:p>
              </table:table-cell>
              <table:table-cell office:value-type="float" office:value="-0.064425">
                <text:p>-0.0644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500">
                <text:p>99500</text:p>
              </table:table-cell>
              <table:table-cell office:value-type="float" office:value="-0.08">
                <text:p>-0.08</text:p>
              </table:table-cell>
              <table:table-cell office:value-type="float" office:value="-0.1009305">
                <text:p>-0.10093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00">
                <text:p>100000</text:p>
              </table:table-cell>
              <table:table-cell office:value-type="float" office:value="-0.09">
                <text:p>-0.09</text:p>
              </table:table-cell>
              <table:table-cell office:value-type="float" office:value="-0.0873405">
                <text:p>-0.08734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500">
                <text:p>100500</text:p>
              </table:table-cell>
              <table:table-cell office:value-type="float" office:value="-0.087576">
                <text:p>-0.087576</text:p>
              </table:table-cell>
              <table:table-cell office:value-type="float" office:value="-0.0974665">
                <text:p>-0.09746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000">
                <text:p>101000</text:p>
              </table:table-cell>
              <table:table-cell office:value-type="float" office:value="-0.087179">
                <text:p>-0.087179</text:p>
              </table:table-cell>
              <table:table-cell office:value-type="float" office:value="-0.080879">
                <text:p>-0.0808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500">
                <text:p>101500</text:p>
              </table:table-cell>
              <table:table-cell office:value-type="float" office:value="-0.05">
                <text:p>-0.05</text:p>
              </table:table-cell>
              <table:table-cell office:value-type="float" office:value="-0.053367">
                <text:p>-0.0533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2000">
                <text:p>102000</text:p>
              </table:table-cell>
              <table:table-cell office:value-type="float" office:value="-0.046047">
                <text:p>-0.046047</text:p>
              </table:table-cell>
              <table:table-cell office:value-type="float" office:value="-0.051768">
                <text:p>-0.0517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500">
                <text:p>102500</text:p>
              </table:table-cell>
              <table:table-cell office:value-type="float" office:value="-0.056341">
                <text:p>-0.056341</text:p>
              </table:table-cell>
              <table:table-cell office:value-type="float" office:value="-0.067689">
                <text:p>-0.0676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3000">
                <text:p>103000</text:p>
              </table:table-cell>
              <table:table-cell office:value-type="float" office:value="-0.06">
                <text:p>-0.06</text:p>
              </table:table-cell>
              <table:table-cell office:value-type="float" office:value="-0.061161">
                <text:p>-0.0611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500">
                <text:p>103500</text:p>
              </table:table-cell>
              <table:table-cell office:value-type="float" office:value="-0.05641">
                <text:p>-0.05641</text:p>
              </table:table-cell>
              <table:table-cell office:value-type="float" office:value="-0.060761">
                <text:p>-0.0607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4000">
                <text:p>104000</text:p>
              </table:table-cell>
              <table:table-cell office:value-type="float" office:value="-0.06">
                <text:p>-0.06</text:p>
              </table:table-cell>
              <table:table-cell office:value-type="float" office:value="-0.06236">
                <text:p>-0.062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500">
                <text:p>104500</text:p>
              </table:table-cell>
              <table:table-cell office:value-type="float" office:value="-0.056486">
                <text:p>-0.056486</text:p>
              </table:table-cell>
              <table:table-cell office:value-type="float" office:value="-0.072219">
                <text:p>-0.0722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5000">
                <text:p>105000</text:p>
              </table:table-cell>
              <table:table-cell office:value-type="float" office:value="-0.08">
                <text:p>-0.08</text:p>
              </table:table-cell>
              <table:table-cell office:value-type="float" office:value="-0.0847425">
                <text:p>-0.08474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500">
                <text:p>105500</text:p>
              </table:table-cell>
              <table:table-cell office:value-type="float" office:value="-0.08">
                <text:p>-0.08</text:p>
              </table:table-cell>
              <table:table-cell office:value-type="float" office:value="-0.0924035">
                <text:p>-0.09240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6000">
                <text:p>106000</text:p>
              </table:table-cell>
              <table:table-cell office:value-type="float" office:value="-0.066667">
                <text:p>-0.066667</text:p>
              </table:table-cell>
              <table:table-cell office:value-type="float" office:value="-0.0686885">
                <text:p>-0.06868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500">
                <text:p>106500</text:p>
              </table:table-cell>
              <table:table-cell office:value-type="float" office:value="-0.03">
                <text:p>-0.03</text:p>
              </table:table-cell>
              <table:table-cell office:value-type="float" office:value="-0.0138635">
                <text:p>-0.01386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7000">
                <text:p>107000</text:p>
              </table:table-cell>
              <table:table-cell office:value-type="float" office:value="0">
                <text:p>0</text:p>
              </table:table-cell>
              <table:table-cell office:value-type="float" office:value="-0.003405">
                <text:p>-0.0034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500">
                <text:p>107500</text:p>
              </table:table-cell>
              <table:table-cell office:value-type="float" office:value="0">
                <text:p>0</text:p>
              </table:table-cell>
              <table:table-cell office:value-type="float" office:value="0.0033895">
                <text:p>0.00338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8000">
                <text:p>108000</text:p>
              </table:table-cell>
              <table:table-cell office:value-type="float" office:value="0.005091">
                <text:p>0.005091</text:p>
              </table:table-cell>
              <table:table-cell office:value-type="float" office:value="-0.000474">
                <text:p>-0.0004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500">
                <text:p>108500</text:p>
              </table:table-cell>
              <table:table-cell office:value-type="float" office:value="-0.005094">
                <text:p>-0.005094</text:p>
              </table:table-cell>
              <table:table-cell office:value-type="float" office:value="-0.003738">
                <text:p>-0.0037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9000">
                <text:p>109000</text:p>
              </table:table-cell>
              <table:table-cell office:value-type="float" office:value="0">
                <text:p>0</text:p>
              </table:table-cell>
              <table:table-cell office:value-type="float" office:value="0.001791">
                <text:p>0.0017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500">
                <text:p>109500</text:p>
              </table:table-cell>
              <table:table-cell office:value-type="float" office:value="-0.005094">
                <text:p>-0.005094</text:p>
              </table:table-cell>
              <table:table-cell office:value-type="float" office:value="0.006254">
                <text:p>0.0062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0000">
                <text:p>110000</text:p>
              </table:table-cell>
              <table:table-cell office:value-type="float" office:value="0.005098">
                <text:p>0.005098</text:p>
              </table:table-cell>
              <table:table-cell office:value-type="float" office:value="-0.000807">
                <text:p>-0.0008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500">
                <text:p>110500</text:p>
              </table:table-cell>
              <table:table-cell office:value-type="float" office:value="-0.005098">
                <text:p>-0.005098</text:p>
              </table:table-cell>
              <table:table-cell office:value-type="float" office:value="0.008519">
                <text:p>0.0085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1000">
                <text:p>111000</text:p>
              </table:table-cell>
              <table:table-cell office:value-type="float" office:value="0">
                <text:p>0</text:p>
              </table:table-cell>
              <table:table-cell office:value-type="float" office:value="0.007653">
                <text:p>0.0076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500">
                <text:p>111500</text:p>
              </table:table-cell>
              <table:table-cell office:value-type="float" office:value="0">
                <text:p>0</text:p>
              </table:table-cell>
              <table:table-cell office:value-type="float" office:value="0.008053">
                <text:p>0.0080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2000">
                <text:p>112000</text:p>
              </table:table-cell>
              <table:table-cell office:value-type="float" office:value="0.01">
                <text:p>0.01</text:p>
              </table:table-cell>
              <table:table-cell office:value-type="float" office:value="0.005388">
                <text:p>0.0053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500">
                <text:p>112500</text:p>
              </table:table-cell>
              <table:table-cell office:value-type="float" office:value="0.005098">
                <text:p>0.005098</text:p>
              </table:table-cell>
              <table:table-cell office:value-type="float" office:value="0.0117835">
                <text:p>0.01178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3000">
                <text:p>113000</text:p>
              </table:table-cell>
              <table:table-cell office:value-type="float" office:value="-0.005098">
                <text:p>-0.005098</text:p>
              </table:table-cell>
              <table:table-cell office:value-type="float" office:value="0.001258">
                <text:p>0.0012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500">
                <text:p>113500</text:p>
              </table:table-cell>
              <table:table-cell office:value-type="float" office:value="0.005094">
                <text:p>0.005094</text:p>
              </table:table-cell>
              <table:table-cell office:value-type="float" office:value="0.000924999999999999">
                <text:p>0.0009249999999999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4000">
                <text:p>114000</text:p>
              </table:table-cell>
              <table:table-cell office:value-type="float" office:value="0">
                <text:p>0</text:p>
              </table:table-cell>
              <table:table-cell office:value-type="float" office:value="-0.0004075">
                <text:p>-0.00040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500">
                <text:p>114500</text:p>
              </table:table-cell>
              <table:table-cell office:value-type="float" office:value="0.005098">
                <text:p>0.005098</text:p>
              </table:table-cell>
              <table:table-cell office:value-type="float" office:value="-0.00114">
                <text:p>-0.001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5000">
                <text:p>115000</text:p>
              </table:table-cell>
              <table:table-cell office:value-type="float" office:value="0.01">
                <text:p>0.01</text:p>
              </table:table-cell>
              <table:table-cell office:value-type="float" office:value="0.01145">
                <text:p>0.011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500">
                <text:p>115500</text:p>
              </table:table-cell>
              <table:table-cell office:value-type="float" office:value="0">
                <text:p>0</text:p>
              </table:table-cell>
              <table:table-cell office:value-type="float" office:value="0.001125">
                <text:p>0.001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6000">
                <text:p>116000</text:p>
              </table:table-cell>
              <table:table-cell office:value-type="float" office:value="0">
                <text:p>0</text:p>
              </table:table-cell>
              <table:table-cell office:value-type="float" office:value="-0.0044045">
                <text:p>-0.00440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500">
                <text:p>116500</text:p>
              </table:table-cell>
              <table:table-cell office:value-type="float" office:value="0">
                <text:p>0</text:p>
              </table:table-cell>
              <table:table-cell office:value-type="float" office:value="-0.0125315">
                <text:p>-0.01253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7000">
                <text:p>117000</text:p>
              </table:table-cell>
              <table:table-cell office:value-type="float" office:value="-0.035714">
                <text:p>-0.035714</text:p>
              </table:table-cell>
              <table:table-cell office:value-type="float" office:value="-0.042775">
                <text:p>-0.0427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500">
                <text:p>117500</text:p>
              </table:table-cell>
              <table:table-cell office:value-type="float" office:value="-0.046098">
                <text:p>-0.046098</text:p>
              </table:table-cell>
              <table:table-cell office:value-type="float" office:value="-0.0708865">
                <text:p>-0.07088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8000">
                <text:p>118000</text:p>
              </table:table-cell>
              <table:table-cell office:value-type="float" office:value="-0.087576">
                <text:p>-0.087576</text:p>
              </table:table-cell>
              <table:table-cell office:value-type="float" office:value="-0.109324">
                <text:p>-0.1093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8500">
                <text:p>118500</text:p>
              </table:table-cell>
              <table:table-cell office:value-type="float" office:value="-0.097879">
                <text:p>-0.097879</text:p>
              </table:table-cell>
              <table:table-cell office:value-type="float" office:value="-0.1036615">
                <text:p>-0.10366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9000">
                <text:p>119000</text:p>
              </table:table-cell>
              <table:table-cell office:value-type="float" office:value="-0.08">
                <text:p>-0.08</text:p>
              </table:table-cell>
              <table:table-cell office:value-type="float" office:value="-0.086075">
                <text:p>-0.0860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9500">
                <text:p>119500</text:p>
              </table:table-cell>
              <table:table-cell office:value-type="float" office:value="-0.066585">
                <text:p>-0.066585</text:p>
              </table:table-cell>
              <table:table-cell office:value-type="float" office:value="-0.0773485">
                <text:p>-0.07734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0000">
                <text:p>120000</text:p>
              </table:table-cell>
              <table:table-cell office:value-type="float" office:value="-0.056341">
                <text:p>-0.056341</text:p>
              </table:table-cell>
              <table:table-cell office:value-type="float" office:value="-0.0655575">
                <text:p>-0.06555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0500">
                <text:p>120500</text:p>
              </table:table-cell>
              <table:table-cell office:value-type="float" office:value="-0.056341">
                <text:p>-0.056341</text:p>
              </table:table-cell>
              <table:table-cell office:value-type="float" office:value="-0.0667565">
                <text:p>-0.06675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1000">
                <text:p>121000</text:p>
              </table:table-cell>
              <table:table-cell office:value-type="float" office:value="-0.05641">
                <text:p>-0.05641</text:p>
              </table:table-cell>
              <table:table-cell office:value-type="float" office:value="-0.0626265">
                <text:p>-0.06262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500">
                <text:p>121500</text:p>
              </table:table-cell>
              <table:table-cell office:value-type="float" office:value="-0.06">
                <text:p>-0.06</text:p>
              </table:table-cell>
              <table:table-cell office:value-type="float" office:value="-0.0640255">
                <text:p>-0.06402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2000">
                <text:p>122000</text:p>
              </table:table-cell>
              <table:table-cell office:value-type="float" office:value="-0.05">
                <text:p>-0.05</text:p>
              </table:table-cell>
              <table:table-cell office:value-type="float" office:value="-0.0684885">
                <text:p>-0.06848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2500">
                <text:p>122500</text:p>
              </table:table-cell>
              <table:table-cell office:value-type="float" office:value="-0.01">
                <text:p>-0.01</text:p>
              </table:table-cell>
              <table:table-cell office:value-type="float" office:value="0.0053215">
                <text:p>0.00532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3000">
                <text:p>123000</text:p>
              </table:table-cell>
              <table:table-cell office:value-type="float" office:value="0.01">
                <text:p>0.01</text:p>
              </table:table-cell>
              <table:table-cell office:value-type="float" office:value="0.0011915">
                <text:p>0.00119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3500">
                <text:p>123500</text:p>
              </table:table-cell>
              <table:table-cell office:value-type="float" office:value="0">
                <text:p>0</text:p>
              </table:table-cell>
              <table:table-cell office:value-type="float" office:value="0.0005255">
                <text:p>0.00052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4000">
                <text:p>124000</text:p>
              </table:table-cell>
              <table:table-cell office:value-type="float" office:value="0">
                <text:p>0</text:p>
              </table:table-cell>
              <table:table-cell office:value-type="float" office:value="0.000991499999999999">
                <text:p>0.0009914999999999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500">
                <text:p>124500</text:p>
              </table:table-cell>
              <table:table-cell office:value-type="float" office:value="0">
                <text:p>0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5000">
                <text:p>125000</text:p>
              </table:table-cell>
              <table:table-cell office:value-type="float" office:value="-0.01">
                <text:p>-0.01</text:p>
              </table:table-cell>
              <table:table-cell office:value-type="float" office:value="-0.023723">
                <text:p>-0.0237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5500">
                <text:p>125500</text:p>
              </table:table-cell>
              <table:table-cell office:value-type="float" office:value="-0.04">
                <text:p>-0.04</text:p>
              </table:table-cell>
              <table:table-cell office:value-type="float" office:value="-0.082478">
                <text:p>-0.0824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6000">
                <text:p>126000</text:p>
              </table:table-cell>
              <table:table-cell office:value-type="float" office:value="-0.11">
                <text:p>-0.11</text:p>
              </table:table-cell>
              <table:table-cell office:value-type="float" office:value="-0.2289655">
                <text:p>-0.22896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6500">
                <text:p>126500</text:p>
              </table:table-cell>
              <table:table-cell office:value-type="float" office:value="-0.23">
                <text:p>-0.23</text:p>
              </table:table-cell>
              <table:table-cell office:value-type="float" office:value="-0.3225605">
                <text:p>-0.32256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7000">
                <text:p>127000</text:p>
              </table:table-cell>
              <table:table-cell office:value-type="float" office:value="-0.253846">
                <text:p>-0.253846</text:p>
              </table:table-cell>
              <table:table-cell office:value-type="float" office:value="-0.303575">
                <text:p>-0.3035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500">
                <text:p>127500</text:p>
              </table:table-cell>
              <table:table-cell office:value-type="float" office:value="-0.21">
                <text:p>-0.21</text:p>
              </table:table-cell>
              <table:table-cell office:value-type="float" office:value="-0.231497">
                <text:p>-0.2314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8000">
                <text:p>128000</text:p>
              </table:table-cell>
              <table:table-cell office:value-type="float" office:value="-0.155556">
                <text:p>-0.155556</text:p>
              </table:table-cell>
              <table:table-cell office:value-type="float" office:value="-0.151958">
                <text:p>-0.1519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8500">
                <text:p>128500</text:p>
              </table:table-cell>
              <table:table-cell office:value-type="float" office:value="-0.12">
                <text:p>-0.12</text:p>
              </table:table-cell>
              <table:table-cell office:value-type="float" office:value="-0.1315735">
                <text:p>-0.13157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9000">
                <text:p>129000</text:p>
              </table:table-cell>
              <table:table-cell office:value-type="float" office:value="-0.15">
                <text:p>-0.15</text:p>
              </table:table-cell>
              <table:table-cell office:value-type="float" office:value="-0.185599">
                <text:p>-0.1855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9500">
                <text:p>129500</text:p>
              </table:table-cell>
              <table:table-cell office:value-type="float" office:value="-0.19">
                <text:p>-0.19</text:p>
              </table:table-cell>
              <table:table-cell office:value-type="float" office:value="-0.2438875">
                <text:p>-0.24388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0000">
                <text:p>130000</text:p>
              </table:table-cell>
              <table:table-cell office:value-type="float" office:value="-0.21">
                <text:p>-0.21</text:p>
              </table:table-cell>
              <table:table-cell office:value-type="float" office:value="-0.2269005">
                <text:p>-0.22690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500">
                <text:p>130500</text:p>
              </table:table-cell>
              <table:table-cell office:value-type="float" office:value="-0.18">
                <text:p>-0.18</text:p>
              </table:table-cell>
              <table:table-cell office:value-type="float" office:value="-0.192327">
                <text:p>-0.1923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1000">
                <text:p>131000</text:p>
              </table:table-cell>
              <table:table-cell office:value-type="float" office:value="0">
                <text:p>0</text:p>
              </table:table-cell>
              <table:table-cell office:value-type="float" office:value="0.0030565">
                <text:p>0.00305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1500">
                <text:p>131500</text:p>
              </table:table-cell>
              <table:table-cell office:value-type="float" office:value="0">
                <text:p>0</text:p>
              </table:table-cell>
              <table:table-cell office:value-type="float" office:value="0.000591999999999999">
                <text:p>0.0005919999999999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2000">
                <text:p>132000</text:p>
              </table:table-cell>
              <table:table-cell office:value-type="float" office:value="0">
                <text:p>0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2500">
                <text:p>132500</text:p>
              </table:table-cell>
              <table:table-cell office:value-type="float" office:value="0">
                <text:p>0</text:p>
              </table:table-cell>
              <table:table-cell office:value-type="float" office:value="0.000725">
                <text:p>0.0007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3000">
                <text:p>133000</text:p>
              </table:table-cell>
              <table:table-cell office:value-type="float" office:value="-0.03">
                <text:p>-0.03</text:p>
              </table:table-cell>
              <table:table-cell office:value-type="float" office:value="-0.050702">
                <text:p>-0.0507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3500">
                <text:p>133500</text:p>
              </table:table-cell>
              <table:table-cell office:value-type="float" office:value="-0.1">
                <text:p>-0.1</text:p>
              </table:table-cell>
              <table:table-cell office:value-type="float" office:value="-0.0730185">
                <text:p>-0.07301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4000">
                <text:p>134000</text:p>
              </table:table-cell>
              <table:table-cell office:value-type="float" office:value="-0.07">
                <text:p>-0.07</text:p>
              </table:table-cell>
              <table:table-cell office:value-type="float" office:value="-0.072552">
                <text:p>-0.0725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500">
                <text:p>134500</text:p>
              </table:table-cell>
              <table:table-cell office:value-type="float" office:value="-0.06">
                <text:p>-0.06</text:p>
              </table:table-cell>
              <table:table-cell office:value-type="float" office:value="-0.069288">
                <text:p>-0.0692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5000">
                <text:p>135000</text:p>
              </table:table-cell>
              <table:table-cell office:value-type="float" office:value="-0.005385">
                <text:p>-0.005385</text:p>
              </table:table-cell>
              <table:table-cell office:value-type="float" office:value="0.00752">
                <text:p>0.007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5500">
                <text:p>135500</text:p>
              </table:table-cell>
              <table:table-cell office:value-type="float" office:value="-0.01">
                <text:p>-0.01</text:p>
              </table:table-cell>
              <table:table-cell office:value-type="float" office:value="0.002857">
                <text:p>0.0028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6000">
                <text:p>136000</text:p>
              </table:table-cell>
              <table:table-cell office:value-type="float" office:value="0">
                <text:p>0</text:p>
              </table:table-cell>
              <table:table-cell office:value-type="float" office:value="-0.000540500000000001">
                <text:p>-0.0005405000000000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6500">
                <text:p>136500</text:p>
              </table:table-cell>
              <table:table-cell office:value-type="float" office:value="0">
                <text:p>0</text:p>
              </table:table-cell>
              <table:table-cell office:value-type="float" office:value="0.0016575">
                <text:p>0.00165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7000">
                <text:p>137000</text:p>
              </table:table-cell>
              <table:table-cell office:value-type="float" office:value="0">
                <text:p>0</text:p>
              </table:table-cell>
              <table:table-cell office:value-type="float" office:value="0.002124">
                <text:p>0.0021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7500">
                <text:p>137500</text:p>
              </table:table-cell>
              <table:table-cell office:value-type="float" office:value="0">
                <text:p>0</text:p>
              </table:table-cell>
              <table:table-cell office:value-type="float" office:value="0.0016575">
                <text:p>0.00165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8000">
                <text:p>138000</text:p>
              </table:table-cell>
              <table:table-cell office:value-type="float" office:value="0">
                <text:p>0</text:p>
              </table:table-cell>
              <table:table-cell office:value-type="float" office:value="0.001258">
                <text:p>0.0012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8500">
                <text:p>138500</text:p>
              </table:table-cell>
              <table:table-cell office:value-type="float" office:value="0">
                <text:p>0</text:p>
              </table:table-cell>
              <table:table-cell office:value-type="float" office:value="0.0011915">
                <text:p>0.00119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9000">
                <text:p>139000</text:p>
              </table:table-cell>
              <table:table-cell office:value-type="float" office:value="0">
                <text:p>0</text:p>
              </table:table-cell>
              <table:table-cell office:value-type="float" office:value="0.000725">
                <text:p>0.0007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500">
                <text:p>139500</text:p>
              </table:table-cell>
              <table:table-cell office:value-type="float" office:value="0">
                <text:p>0</text:p>
              </table:table-cell>
              <table:table-cell office:value-type="float" office:value="0.001791">
                <text:p>0.0017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0000">
                <text:p>140000</text:p>
              </table:table-cell>
              <table:table-cell office:value-type="float" office:value="0">
                <text:p>0</text:p>
              </table:table-cell>
              <table:table-cell office:value-type="float" office:value="-0.000207500000000001">
                <text:p>-0.0002075000000000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0500">
                <text:p>140500</text:p>
              </table:table-cell>
              <table:table-cell office:value-type="float" office:value="0">
                <text:p>0</text:p>
              </table:table-cell>
              <table:table-cell office:value-type="float" office:value="0.0016575">
                <text:p>0.00165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1000">
                <text:p>141000</text:p>
              </table:table-cell>
              <table:table-cell office:value-type="float" office:value="-0.01">
                <text:p>-0.01</text:p>
              </table:table-cell>
              <table:table-cell office:value-type="float" office:value="0.0008585">
                <text:p>0.00085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1500">
                <text:p>141500</text:p>
              </table:table-cell>
              <table:table-cell office:value-type="float" office:value="0">
                <text:p>0</text:p>
              </table:table-cell>
              <table:table-cell office:value-type="float" office:value="0.0021905">
                <text:p>0.00219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2000">
                <text:p>142000</text:p>
              </table:table-cell>
              <table:table-cell office:value-type="float" office:value="0">
                <text:p>0</text:p>
              </table:table-cell>
              <table:table-cell office:value-type="float" office:value="0.000258999999999999">
                <text:p>0.0002589999999999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500">
                <text:p>142500</text:p>
              </table:table-cell>
              <table:table-cell office:value-type="float" office:value="0">
                <text:p>0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3000">
                <text:p>143000</text:p>
              </table:table-cell>
              <table:table-cell office:value-type="float" office:value="0">
                <text:p>0</text:p>
              </table:table-cell>
              <table:table-cell office:value-type="float" office:value="0.000125499999999999">
                <text:p>0.0001254999999999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500">
                <text:p>143500</text:p>
              </table:table-cell>
              <table:table-cell office:value-type="float" office:value="0">
                <text:p>0</text:p>
              </table:table-cell>
              <table:table-cell office:value-type="float" office:value="0.000658499999999999">
                <text:p>0.0006584999999999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4000">
                <text:p>144000</text:p>
              </table:table-cell>
              <table:table-cell office:value-type="float" office:value="0">
                <text:p>0</text:p>
              </table:table-cell>
              <table:table-cell office:value-type="float" office:value="0.0021905">
                <text:p>0.00219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500">
                <text:p>144500</text:p>
              </table:table-cell>
              <table:table-cell office:value-type="float" office:value="0">
                <text:p>0</text:p>
              </table:table-cell>
              <table:table-cell office:value-type="float" office:value="-0.052434">
                <text:p>-0.0524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5000">
                <text:p>145000</text:p>
              </table:table-cell>
              <table:table-cell office:value-type="float" office:value="-0.1">
                <text:p>-0.1</text:p>
              </table:table-cell>
              <table:table-cell office:value-type="float" office:value="-0.1404335">
                <text:p>-0.14043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5500">
                <text:p>145500</text:p>
              </table:table-cell>
              <table:table-cell office:value-type="float" office:value="-0.04">
                <text:p>-0.04</text:p>
              </table:table-cell>
              <table:table-cell office:value-type="float" office:value="-0.003072">
                <text:p>-0.0030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6000">
                <text:p>146000</text:p>
              </table:table-cell>
              <table:table-cell office:value-type="float" office:value="0">
                <text:p>0</text:p>
              </table:table-cell>
              <table:table-cell office:value-type="float" office:value="0.0020575">
                <text:p>0.00205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500">
                <text:p>146500</text:p>
              </table:table-cell>
              <table:table-cell office:value-type="float" office:value="0">
                <text:p>0</text:p>
              </table:table-cell>
              <table:table-cell office:value-type="float" office:value="0.002457">
                <text:p>0.0024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7000">
                <text:p>147000</text:p>
              </table:table-cell>
              <table:table-cell office:value-type="float" office:value="0">
                <text:p>0</text:p>
              </table:table-cell>
              <table:table-cell office:value-type="float" office:value="0.001258">
                <text:p>0.0012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7500">
                <text:p>147500</text:p>
              </table:table-cell>
              <table:table-cell office:value-type="float" office:value="0">
                <text:p>0</text:p>
              </table:table-cell>
              <table:table-cell office:value-type="float" office:value="0.0023905">
                <text:p>0.00239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8000">
                <text:p>148000</text:p>
              </table:table-cell>
              <table:table-cell office:value-type="float" office:value="0">
                <text:p>0</text:p>
              </table:table-cell>
              <table:table-cell office:value-type="float" office:value="0.000924999999999999">
                <text:p>0.0009249999999999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8500">
                <text:p>148500</text:p>
              </table:table-cell>
              <table:table-cell office:value-type="float" office:value="0">
                <text:p>0</text:p>
              </table:table-cell>
              <table:table-cell office:value-type="float" office:value="0.000325499999999999">
                <text:p>0.0003254999999999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9000">
                <text:p>149000</text:p>
              </table:table-cell>
              <table:table-cell office:value-type="float" office:value="0">
                <text:p>0</text:p>
              </table:table-cell>
              <table:table-cell office:value-type="float" office:value="0.0020575">
                <text:p>0.00205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500">
                <text:p>149500</text:p>
              </table:table-cell>
              <table:table-cell office:value-type="float" office:value="-0.051333">
                <text:p>-0.051333</text:p>
              </table:table-cell>
              <table:table-cell office:value-type="float" office:value="-0.0019395">
                <text:p>-0.00193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0000">
                <text:p>150000</text:p>
              </table:table-cell>
              <table:table-cell office:value-type="float" office:value="0.004545">
                <text:p>0.004545</text:p>
              </table:table-cell>
              <table:table-cell office:value-type="float" office:value="-0.008068">
                <text:p>-0.0080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0500">
                <text:p>150500</text:p>
              </table:table-cell>
              <table:table-cell office:value-type="float" office:value="0">
                <text:p>0</text:p>
              </table:table-cell>
              <table:table-cell office:value-type="float" office:value="0.000991499999999999">
                <text:p>0.0009914999999999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1000">
                <text:p>151000</text:p>
              </table:table-cell>
              <table:table-cell office:value-type="float" office:value="0">
                <text:p>0</text:p>
              </table:table-cell>
              <table:table-cell office:value-type="float" office:value="0.001258">
                <text:p>0.0012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500">
                <text:p>151500</text:p>
              </table:table-cell>
              <table:table-cell office:value-type="float" office:value="0">
                <text:p>0</text:p>
              </table:table-cell>
              <table:table-cell office:value-type="float" office:value="0.00279">
                <text:p>0.002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2000">
                <text:p>152000</text:p>
              </table:table-cell>
              <table:table-cell office:value-type="float" office:value="-0.004828">
                <text:p>-0.004828</text:p>
              </table:table-cell>
              <table:table-cell office:value-type="float" office:value="0.005588">
                <text:p>0.0055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2500">
                <text:p>152500</text:p>
              </table:table-cell>
              <table:table-cell office:value-type="float" office:value="-0.034521">
                <text:p>-0.034521</text:p>
              </table:table-cell>
              <table:table-cell office:value-type="float" office:value="-0.0300515">
                <text:p>-0.03005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3000">
                <text:p>153000</text:p>
              </table:table-cell>
              <table:table-cell office:value-type="float" office:value="0">
                <text:p>0</text:p>
              </table:table-cell>
              <table:table-cell office:value-type="float" office:value="-0.0024725">
                <text:p>-0.00247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3500">
                <text:p>153500</text:p>
              </table:table-cell>
              <table:table-cell office:value-type="float" office:value="-0">
                <text:p>-0</text:p>
              </table:table-cell>
              <table:table-cell office:value-type="float" office:value="-0.000141000000000001">
                <text:p>-0.0001410000000000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4000">
                <text:p>154000</text:p>
              </table:table-cell>
              <table:table-cell office:value-type="float" office:value="0">
                <text:p>0</text:p>
              </table:table-cell>
              <table:table-cell office:value-type="float" office:value="-0.00000750000000000056">
                <text:p>-0.000007500000000000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4500">
                <text:p>154500</text:p>
              </table:table-cell>
              <table:table-cell office:value-type="float" office:value="0">
                <text:p>0</text:p>
              </table:table-cell>
              <table:table-cell office:value-type="float" office:value="0.001258">
                <text:p>0.0012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5000">
                <text:p>155000</text:p>
              </table:table-cell>
              <table:table-cell office:value-type="float" office:value="0">
                <text:p>0</text:p>
              </table:table-cell>
              <table:table-cell office:value-type="float" office:value="0.0013915">
                <text:p>0.00139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500">
                <text:p>155500</text:p>
              </table:table-cell>
              <table:table-cell office:value-type="float" office:value="0">
                <text:p>0</text:p>
              </table:table-cell>
              <table:table-cell office:value-type="float" office:value="0.004922">
                <text:p>0.0049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6000">
                <text:p>156000</text:p>
              </table:table-cell>
              <table:table-cell office:value-type="float" office:value="-0">
                <text:p>-0</text:p>
              </table:table-cell>
              <table:table-cell office:value-type="float" office:value="0.007187">
                <text:p>0.00718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500">
                <text:p>156500</text:p>
              </table:table-cell>
              <table:table-cell office:value-type="float" office:value="0.05">
                <text:p>0.05</text:p>
              </table:table-cell>
              <table:table-cell office:value-type="float" office:value="0.113572">
                <text:p>0.1135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7000">
                <text:p>157000</text:p>
              </table:table-cell>
              <table:table-cell office:value-type="float" office:value="0.16">
                <text:p>0.16</text:p>
              </table:table-cell>
              <table:table-cell office:value-type="float" office:value="0.206501">
                <text:p>0.2065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500">
                <text:p>157500</text:p>
              </table:table-cell>
              <table:table-cell office:value-type="float" office:value="0.18">
                <text:p>0.18</text:p>
              </table:table-cell>
              <table:table-cell office:value-type="float" office:value="0.088991">
                <text:p>0.0889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8000">
                <text:p>158000</text:p>
              </table:table-cell>
              <table:table-cell office:value-type="float" office:value="-0.005077">
                <text:p>-0.005077</text:p>
              </table:table-cell>
              <table:table-cell office:value-type="float" office:value="-0.0501025">
                <text:p>-0.05010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8500">
                <text:p>158500</text:p>
              </table:table-cell>
              <table:table-cell office:value-type="float" office:value="0">
                <text:p>0</text:p>
              </table:table-cell>
              <table:table-cell office:value-type="float" office:value="0.003856">
                <text:p>0.0038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9000">
                <text:p>159000</text:p>
              </table:table-cell>
              <table:table-cell office:value-type="float" office:value="0">
                <text:p>0</text:p>
              </table:table-cell>
              <table:table-cell office:value-type="float" office:value="0.0017245">
                <text:p>0.00172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9500">
                <text:p>159500</text:p>
              </table:table-cell>
              <table:table-cell office:value-type="float" office:value="0">
                <text:p>0</text:p>
              </table:table-cell>
              <table:table-cell office:value-type="float" office:value="0.001058">
                <text:p>0.0010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0000">
                <text:p>160000</text:p>
              </table:table-cell>
              <table:table-cell office:value-type="float" office:value="0">
                <text:p>0</text:p>
              </table:table-cell>
              <table:table-cell office:value-type="float" office:value="0.000991499999999999">
                <text:p>0.0009914999999999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0500">
                <text:p>160500</text:p>
              </table:table-cell>
              <table:table-cell office:value-type="float" office:value="0.03">
                <text:p>0.03</text:p>
              </table:table-cell>
              <table:table-cell office:value-type="float" office:value="-0.0742175">
                <text:p>-0.07421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1000">
                <text:p>161000</text:p>
              </table:table-cell>
              <table:table-cell office:value-type="float" office:value="-0.13">
                <text:p>-0.13</text:p>
              </table:table-cell>
              <table:table-cell office:value-type="float" office:value="-0.1948585">
                <text:p>-0.19485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500">
                <text:p>161500</text:p>
              </table:table-cell>
              <table:table-cell office:value-type="float" office:value="-0.2">
                <text:p>-0.2</text:p>
              </table:table-cell>
              <table:table-cell office:value-type="float" office:value="-0.154356">
                <text:p>-0.1543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2000">
                <text:p>162000</text:p>
              </table:table-cell>
              <table:table-cell office:value-type="float" office:value="-0.07381">
                <text:p>-0.07381</text:p>
              </table:table-cell>
              <table:table-cell office:value-type="float" office:value="-0.007602">
                <text:p>-0.0076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500">
                <text:p>162500</text:p>
              </table:table-cell>
              <table:table-cell office:value-type="float" office:value="0.04">
                <text:p>0.04</text:p>
              </table:table-cell>
              <table:table-cell office:value-type="float" office:value="0.060213">
                <text:p>0.0602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3000">
                <text:p>163000</text:p>
              </table:table-cell>
              <table:table-cell office:value-type="float" office:value="0.004667">
                <text:p>0.004667</text:p>
              </table:table-cell>
              <table:table-cell office:value-type="float" office:value="-0.003738">
                <text:p>-0.0037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3500">
                <text:p>163500</text:p>
              </table:table-cell>
              <table:table-cell office:value-type="float" office:value="0">
                <text:p>0</text:p>
              </table:table-cell>
              <table:table-cell office:value-type="float" office:value="0.001991">
                <text:p>0.0019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4000">
                <text:p>164000</text:p>
              </table:table-cell>
              <table:table-cell office:value-type="float" office:value="0.01">
                <text:p>0.01</text:p>
              </table:table-cell>
              <table:table-cell office:value-type="float" office:value="0.0063875">
                <text:p>0.00638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500">
                <text:p>164500</text:p>
              </table:table-cell>
              <table:table-cell office:value-type="float" office:value="0">
                <text:p>0</text:p>
              </table:table-cell>
              <table:table-cell office:value-type="float" office:value="-0.0000744999999999999">
                <text:p>-0.00007449999999999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5000">
                <text:p>165000</text:p>
              </table:table-cell>
              <table:table-cell office:value-type="float" office:value="0">
                <text:p>0</text:p>
              </table:table-cell>
              <table:table-cell office:value-type="float" office:value="0.000458499999999999">
                <text:p>0.0004584999999999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500">
                <text:p>165500</text:p>
              </table:table-cell>
              <table:table-cell office:value-type="float" office:value="0">
                <text:p>0</text:p>
              </table:table-cell>
              <table:table-cell office:value-type="float" office:value="0.0017245">
                <text:p>0.00172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6000">
                <text:p>166000</text:p>
              </table:table-cell>
              <table:table-cell office:value-type="float" office:value="0">
                <text:p>0</text:p>
              </table:table-cell>
              <table:table-cell office:value-type="float" office:value="0.0016575">
                <text:p>0.00165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6500">
                <text:p>166500</text:p>
              </table:table-cell>
              <table:table-cell office:value-type="float" office:value="0">
                <text:p>0</text:p>
              </table:table-cell>
              <table:table-cell office:value-type="float" office:value="-0.00000750000000000056">
                <text:p>-0.000007500000000000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7000">
                <text:p>167000</text:p>
              </table:table-cell>
              <table:table-cell office:value-type="float" office:value="0">
                <text:p>0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7500">
                <text:p>167500</text:p>
              </table:table-cell>
              <table:table-cell office:value-type="float" office:value="0">
                <text:p>0</text:p>
              </table:table-cell>
              <table:table-cell office:value-type="float" office:value="0.001058">
                <text:p>0.0010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8000">
                <text:p>168000</text:p>
              </table:table-cell>
              <table:table-cell office:value-type="float" office:value="0">
                <text:p>0</text:p>
              </table:table-cell>
              <table:table-cell office:value-type="float" office:value="0.0017245">
                <text:p>0.00172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8500">
                <text:p>168500</text:p>
              </table:table-cell>
              <table:table-cell office:value-type="float" office:value="0">
                <text:p>0</text:p>
              </table:table-cell>
              <table:table-cell office:value-type="float" office:value="-0.0007405">
                <text:p>-0.00074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9000">
                <text:p>169000</text:p>
              </table:table-cell>
              <table:table-cell office:value-type="float" office:value="0">
                <text:p>0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9500">
                <text:p>169500</text:p>
              </table:table-cell>
              <table:table-cell office:value-type="float" office:value="0">
                <text:p>0</text:p>
              </table:table-cell>
              <table:table-cell office:value-type="float" office:value="0.00319">
                <text:p>0.003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0000">
                <text:p>170000</text:p>
              </table:table-cell>
              <table:table-cell office:value-type="float" office:value="0">
                <text:p>0</text:p>
              </table:table-cell>
              <table:table-cell office:value-type="float" office:value="0.0018575">
                <text:p>0.00185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500">
                <text:p>170500</text:p>
              </table:table-cell>
              <table:table-cell office:value-type="float" office:value="0">
                <text:p>0</text:p>
              </table:table-cell>
              <table:table-cell office:value-type="float" office:value="0.0011915">
                <text:p>0.00119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1000">
                <text:p>171000</text:p>
              </table:table-cell>
              <table:table-cell office:value-type="float" office:value="0">
                <text:p>0</text:p>
              </table:table-cell>
              <table:table-cell office:value-type="float" office:value="0.000924999999999999">
                <text:p>0.0009249999999999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1500">
                <text:p>171500</text:p>
              </table:table-cell>
              <table:table-cell office:value-type="float" office:value="0">
                <text:p>0</text:p>
              </table:table-cell>
              <table:table-cell office:value-type="float" office:value="0.000924999999999999">
                <text:p>0.0009249999999999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2000">
                <text:p>172000</text:p>
              </table:table-cell>
              <table:table-cell office:value-type="float" office:value="0">
                <text:p>0</text:p>
              </table:table-cell>
              <table:table-cell office:value-type="float" office:value="0.0016575">
                <text:p>0.00165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2500">
                <text:p>172500</text:p>
              </table:table-cell>
              <table:table-cell office:value-type="float" office:value="0">
                <text:p>0</text:p>
              </table:table-cell>
              <table:table-cell office:value-type="float" office:value="0.002124">
                <text:p>0.0021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3000">
                <text:p>173000</text:p>
              </table:table-cell>
              <table:table-cell office:value-type="float" office:value="0">
                <text:p>0</text:p>
              </table:table-cell>
              <table:table-cell office:value-type="float" office:value="0.002324">
                <text:p>0.0023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3500">
                <text:p>173500</text:p>
              </table:table-cell>
              <table:table-cell office:value-type="float" office:value="0">
                <text:p>0</text:p>
              </table:table-cell>
              <table:table-cell office:value-type="float" office:value="0.000392">
                <text:p>0.0003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4000">
                <text:p>174000</text:p>
              </table:table-cell>
              <table:table-cell office:value-type="float" office:value="0">
                <text:p>0</text:p>
              </table:table-cell>
              <table:table-cell office:value-type="float" office:value="0.0023905">
                <text:p>0.00239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4500">
                <text:p>174500</text:p>
              </table:table-cell>
              <table:table-cell office:value-type="float" office:value="0">
                <text:p>0</text:p>
              </table:table-cell>
              <table:table-cell office:value-type="float" office:value="0.001924">
                <text:p>0.0019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5000">
                <text:p>175000</text:p>
              </table:table-cell>
              <table:table-cell office:value-type="float" office:value="0">
                <text:p>0</text:p>
              </table:table-cell>
              <table:table-cell office:value-type="float" office:value="0.002657">
                <text:p>0.0026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5500">
                <text:p>175500</text:p>
              </table:table-cell>
              <table:table-cell office:value-type="float" office:value="0">
                <text:p>0</text:p>
              </table:table-cell>
              <table:table-cell office:value-type="float" office:value="0.001058">
                <text:p>0.0010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6000">
                <text:p>176000</text:p>
              </table:table-cell>
              <table:table-cell office:value-type="float" office:value="0">
                <text:p>0</text:p>
              </table:table-cell>
              <table:table-cell office:value-type="float" office:value="0.001258">
                <text:p>0.0012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6500">
                <text:p>176500</text:p>
              </table:table-cell>
              <table:table-cell office:value-type="float" office:value="0">
                <text:p>0</text:p>
              </table:table-cell>
              <table:table-cell office:value-type="float" office:value="0.0011915">
                <text:p>0.00119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7000">
                <text:p>177000</text:p>
              </table:table-cell>
              <table:table-cell office:value-type="float" office:value="0">
                <text:p>0</text:p>
              </table:table-cell>
              <table:table-cell office:value-type="float" office:value="0.000325499999999999">
                <text:p>0.0003254999999999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7500">
                <text:p>177500</text:p>
              </table:table-cell>
              <table:table-cell office:value-type="float" office:value="0">
                <text:p>0</text:p>
              </table:table-cell>
              <table:table-cell office:value-type="float" office:value="0.000658499999999999">
                <text:p>0.0006584999999999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8000">
                <text:p>178000</text:p>
              </table:table-cell>
              <table:table-cell office:value-type="float" office:value="0">
                <text:p>0</text:p>
              </table:table-cell>
              <table:table-cell office:value-type="float" office:value="0.0021905">
                <text:p>0.00219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500">
                <text:p>178500</text:p>
              </table:table-cell>
              <table:table-cell office:value-type="float" office:value="0">
                <text:p>0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9000">
                <text:p>179000</text:p>
              </table:table-cell>
              <table:table-cell office:value-type="float" office:value="0">
                <text:p>0</text:p>
              </table:table-cell>
              <table:table-cell office:value-type="float" office:value="0.0025905">
                <text:p>0.00259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9500">
                <text:p>179500</text:p>
              </table:table-cell>
              <table:table-cell office:value-type="float" office:value="0">
                <text:p>0</text:p>
              </table:table-cell>
              <table:table-cell office:value-type="float" office:value="-0.00000750000000000056">
                <text:p>-0.000007500000000000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500">
                <text:p>180500</text:p>
              </table:table-cell>
              <table:table-cell office:value-type="float" office:value="0">
                <text:p>0</text:p>
              </table:table-cell>
              <table:table-cell office:value-type="float" office:value="0.000191999999999999">
                <text:p>0.0001919999999999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1000">
                <text:p>181000</text:p>
              </table:table-cell>
              <table:table-cell office:value-type="float" office:value="0">
                <text:p>0</text:p>
              </table:table-cell>
              <table:table-cell office:value-type="float" office:value="0.000991499999999999">
                <text:p>0.0009914999999999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1500">
                <text:p>181500</text:p>
              </table:table-cell>
              <table:table-cell office:value-type="float" office:value="0">
                <text:p>0</text:p>
              </table:table-cell>
              <table:table-cell office:value-type="float" office:value="0.002857">
                <text:p>0.0028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2000">
                <text:p>182000</text:p>
              </table:table-cell>
              <table:table-cell office:value-type="float" office:value="0">
                <text:p>0</text:p>
              </table:table-cell>
              <table:table-cell office:value-type="float" office:value="0.0015245">
                <text:p>0.00152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2500">
                <text:p>182500</text:p>
              </table:table-cell>
              <table:table-cell office:value-type="float" office:value="0">
                <text:p>0</text:p>
              </table:table-cell>
              <table:table-cell office:value-type="float" office:value="0.0015245">
                <text:p>0.00152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3000">
                <text:p>183000</text:p>
              </table:table-cell>
              <table:table-cell office:value-type="float" office:value="0">
                <text:p>0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3500">
                <text:p>183500</text:p>
              </table:table-cell>
              <table:table-cell office:value-type="float" office:value="0">
                <text:p>0</text:p>
              </table:table-cell>
              <table:table-cell office:value-type="float" office:value="0.000991499999999999">
                <text:p>0.0009914999999999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4000">
                <text:p>184000</text:p>
              </table:table-cell>
              <table:table-cell office:value-type="float" office:value="0">
                <text:p>0</text:p>
              </table:table-cell>
              <table:table-cell office:value-type="float" office:value="0.0011915">
                <text:p>0.00119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4500">
                <text:p>184500</text:p>
              </table:table-cell>
              <table:table-cell office:value-type="float" office:value="0">
                <text:p>0</text:p>
              </table:table-cell>
              <table:table-cell office:value-type="float" office:value="0.001258">
                <text:p>0.0012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5000">
                <text:p>185000</text:p>
              </table:table-cell>
              <table:table-cell office:value-type="float" office:value="0">
                <text:p>0</text:p>
              </table:table-cell>
              <table:table-cell office:value-type="float" office:value="0.001258">
                <text:p>0.0012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5500">
                <text:p>185500</text:p>
              </table:table-cell>
              <table:table-cell office:value-type="float" office:value="0">
                <text:p>0</text:p>
              </table:table-cell>
              <table:table-cell office:value-type="float" office:value="0.001924">
                <text:p>0.0019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6000">
                <text:p>186000</text:p>
              </table:table-cell>
              <table:table-cell office:value-type="float" office:value="0">
                <text:p>0</text:p>
              </table:table-cell>
              <table:table-cell office:value-type="float" office:value="0.001924">
                <text:p>0.0019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6500">
                <text:p>186500</text:p>
              </table:table-cell>
              <table:table-cell office:value-type="float" office:value="0">
                <text:p>0</text:p>
              </table:table-cell>
              <table:table-cell office:value-type="float" office:value="0.001125">
                <text:p>0.0011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7000">
                <text:p>187000</text:p>
              </table:table-cell>
              <table:table-cell office:value-type="float" office:value="0">
                <text:p>0</text:p>
              </table:table-cell>
              <table:table-cell office:value-type="float" office:value="-0.000141000000000001">
                <text:p>-0.0001410000000000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7500">
                <text:p>187500</text:p>
              </table:table-cell>
              <table:table-cell office:value-type="float" office:value="0">
                <text:p>0</text:p>
              </table:table-cell>
              <table:table-cell office:value-type="float" office:value="0.000458499999999999">
                <text:p>0.0004584999999999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8000">
                <text:p>188000</text:p>
              </table:table-cell>
              <table:table-cell office:value-type="float" office:value="0">
                <text:p>0</text:p>
              </table:table-cell>
              <table:table-cell office:value-type="float" office:value="-0.000807">
                <text:p>-0.0008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8500">
                <text:p>188500</text:p>
              </table:table-cell>
              <table:table-cell office:value-type="float" office:value="0">
                <text:p>0</text:p>
              </table:table-cell>
              <table:table-cell office:value-type="float" office:value="0.0013915">
                <text:p>0.00139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9000">
                <text:p>189000</text:p>
              </table:table-cell>
              <table:table-cell office:value-type="float" office:value="0">
                <text:p>0</text:p>
              </table:table-cell>
              <table:table-cell office:value-type="float" office:value="0.000791499999999999">
                <text:p>0.0007914999999999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9500">
                <text:p>189500</text:p>
              </table:table-cell>
              <table:table-cell office:value-type="float" office:value="0">
                <text:p>0</text:p>
              </table:table-cell>
              <table:table-cell office:value-type="float" office:value="-0.000207500000000001">
                <text:p>-0.0002075000000000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0000">
                <text:p>190000</text:p>
              </table:table-cell>
              <table:table-cell office:value-type="float" office:value="0">
                <text:p>0</text:p>
              </table:table-cell>
              <table:table-cell office:value-type="float" office:value="0.0013245">
                <text:p>0.00132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0500">
                <text:p>190500</text:p>
              </table:table-cell>
              <table:table-cell office:value-type="float" office:value="0">
                <text:p>0</text:p>
              </table:table-cell>
              <table:table-cell office:value-type="float" office:value="0.0017245">
                <text:p>0.00172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1000">
                <text:p>191000</text:p>
              </table:table-cell>
              <table:table-cell office:value-type="float" office:value="0">
                <text:p>0</text:p>
              </table:table-cell>
              <table:table-cell office:value-type="float" office:value="0.0013245">
                <text:p>0.00132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1500">
                <text:p>191500</text:p>
              </table:table-cell>
              <table:table-cell office:value-type="float" office:value="0">
                <text:p>0</text:p>
              </table:table-cell>
              <table:table-cell office:value-type="float" office:value="0.0017245">
                <text:p>0.00172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2000">
                <text:p>192000</text:p>
              </table:table-cell>
              <table:table-cell office:value-type="float" office:value="0">
                <text:p>0</text:p>
              </table:table-cell>
              <table:table-cell office:value-type="float" office:value="-0.000141000000000001">
                <text:p>-0.0001410000000000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2500">
                <text:p>192500</text:p>
              </table:table-cell>
              <table:table-cell office:value-type="float" office:value="0">
                <text:p>0</text:p>
              </table:table-cell>
              <table:table-cell office:value-type="float" office:value="0.000325499999999999">
                <text:p>0.0003254999999999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3000">
                <text:p>193000</text:p>
              </table:table-cell>
              <table:table-cell office:value-type="float" office:value="0">
                <text:p>0</text:p>
              </table:table-cell>
              <table:table-cell office:value-type="float" office:value="0.000991499999999999">
                <text:p>0.0009914999999999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3500">
                <text:p>193500</text:p>
              </table:table-cell>
              <table:table-cell office:value-type="float" office:value="0">
                <text:p>0</text:p>
              </table:table-cell>
              <table:table-cell office:value-type="float" office:value="0.000258999999999999">
                <text:p>0.0002589999999999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4000">
                <text:p>194000</text:p>
              </table:table-cell>
              <table:table-cell office:value-type="float" office:value="0">
                <text:p>0</text:p>
              </table:table-cell>
              <table:table-cell office:value-type="float" office:value="0.0020575">
                <text:p>0.00205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4500">
                <text:p>194500</text:p>
              </table:table-cell>
              <table:table-cell office:value-type="float" office:value="0">
                <text:p>0</text:p>
              </table:table-cell>
              <table:table-cell office:value-type="float" office:value="0.0016575">
                <text:p>0.00165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5000">
                <text:p>195000</text:p>
              </table:table-cell>
              <table:table-cell office:value-type="float" office:value="0">
                <text:p>0</text:p>
              </table:table-cell>
              <table:table-cell office:value-type="float" office:value="0.000125499999999999">
                <text:p>0.0001254999999999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500">
                <text:p>195500</text:p>
              </table:table-cell>
              <table:table-cell office:value-type="float" office:value="0">
                <text:p>0</text:p>
              </table:table-cell>
              <table:table-cell office:value-type="float" office:value="0.0030565">
                <text:p>0.00305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6000">
                <text:p>196000</text:p>
              </table:table-cell>
              <table:table-cell office:value-type="float" office:value="0">
                <text:p>0</text:p>
              </table:table-cell>
              <table:table-cell office:value-type="float" office:value="0.000991499999999999">
                <text:p>0.0009914999999999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6500">
                <text:p>196500</text:p>
              </table:table-cell>
              <table:table-cell office:value-type="float" office:value="0">
                <text:p>0</text:p>
              </table:table-cell>
              <table:table-cell office:value-type="float" office:value="0.0015245">
                <text:p>0.00152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7000">
                <text:p>197000</text:p>
              </table:table-cell>
              <table:table-cell office:value-type="float" office:value="0">
                <text:p>0</text:p>
              </table:table-cell>
              <table:table-cell office:value-type="float" office:value="0.000791499999999999">
                <text:p>0.0007914999999999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500">
                <text:p>197500</text:p>
              </table:table-cell>
              <table:table-cell office:value-type="float" office:value="0">
                <text:p>0</text:p>
              </table:table-cell>
              <table:table-cell office:value-type="float" office:value="-0.000340500000000001">
                <text:p>-0.0003405000000000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8000">
                <text:p>198000</text:p>
              </table:table-cell>
              <table:table-cell office:value-type="float" office:value="0">
                <text:p>0</text:p>
              </table:table-cell>
              <table:table-cell office:value-type="float" office:value="0.000658499999999999">
                <text:p>0.0006584999999999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500">
                <text:p>198500</text:p>
              </table:table-cell>
              <table:table-cell office:value-type="float" office:value="0">
                <text:p>0</text:p>
              </table:table-cell>
              <table:table-cell office:value-type="float" office:value="0.000591999999999999">
                <text:p>0.0005919999999999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9000">
                <text:p>199000</text:p>
              </table:table-cell>
              <table:table-cell office:value-type="float" office:value="0">
                <text:p>0</text:p>
              </table:table-cell>
              <table:table-cell office:value-type="float" office:value="-0.00000750000000000056">
                <text:p>-0.000007500000000000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500">
                <text:p>199500</text:p>
              </table:table-cell>
              <table:table-cell office:value-type="float" office:value="0">
                <text:p>0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0000">
                <text:p>200000</text:p>
              </table:table-cell>
              <table:table-cell office:value-type="float" office:value="0">
                <text:p>0</text:p>
              </table:table-cell>
              <table:table-cell office:value-type="float" office:value="0.000924999999999999">
                <text:p>0.0009249999999999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0500">
                <text:p>200500</text:p>
              </table:table-cell>
              <table:table-cell office:value-type="float" office:value="0">
                <text:p>0</text:p>
              </table:table-cell>
              <table:table-cell office:value-type="float" office:value="0.0020575">
                <text:p>0.00205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1000">
                <text:p>201000</text:p>
              </table:table-cell>
              <table:table-cell office:value-type="float" office:value="0">
                <text:p>0</text:p>
              </table:table-cell>
              <table:table-cell office:value-type="float" office:value="0.000458499999999999">
                <text:p>0.0004584999999999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1500">
                <text:p>201500</text:p>
              </table:table-cell>
              <table:table-cell office:value-type="float" office:value="0">
                <text:p>0</text:p>
              </table:table-cell>
              <table:table-cell office:value-type="float" office:value="0.0020575">
                <text:p>0.00205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2000">
                <text:p>202000</text:p>
              </table:table-cell>
              <table:table-cell office:value-type="float" office:value="0">
                <text:p>0</text:p>
              </table:table-cell>
              <table:table-cell office:value-type="float" office:value="0.0027235">
                <text:p>0.00272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2500">
                <text:p>202500</text:p>
              </table:table-cell>
              <table:table-cell office:value-type="float" office:value="0">
                <text:p>0</text:p>
              </table:table-cell>
              <table:table-cell office:value-type="float" office:value="0.0013245">
                <text:p>0.00132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3000">
                <text:p>203000</text:p>
              </table:table-cell>
              <table:table-cell office:value-type="float" office:value="0">
                <text:p>0</text:p>
              </table:table-cell>
              <table:table-cell office:value-type="float" office:value="0.002124">
                <text:p>0.0021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3500">
                <text:p>203500</text:p>
              </table:table-cell>
              <table:table-cell office:value-type="float" office:value="0">
                <text:p>0</text:p>
              </table:table-cell>
              <table:table-cell office:value-type="float" office:value="0.000791499999999999">
                <text:p>0.0007914999999999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4000">
                <text:p>204000</text:p>
              </table:table-cell>
              <table:table-cell office:value-type="float" office:value="0">
                <text:p>0</text:p>
              </table:table-cell>
              <table:table-cell office:value-type="float" office:value="0.0020575">
                <text:p>0.00205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500">
                <text:p>204500</text:p>
              </table:table-cell>
              <table:table-cell office:value-type="float" office:value="0">
                <text:p>0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5000">
                <text:p>205000</text:p>
              </table:table-cell>
              <table:table-cell office:value-type="float" office:value="0">
                <text:p>0</text:p>
              </table:table-cell>
              <table:table-cell office:value-type="float" office:value="0.0020575">
                <text:p>0.00205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500">
                <text:p>205500</text:p>
              </table:table-cell>
              <table:table-cell office:value-type="float" office:value="0">
                <text:p>0</text:p>
              </table:table-cell>
              <table:table-cell office:value-type="float" office:value="0.0023905">
                <text:p>0.00239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6000">
                <text:p>206000</text:p>
              </table:table-cell>
              <table:table-cell office:value-type="float" office:value="0">
                <text:p>0</text:p>
              </table:table-cell>
              <table:table-cell office:value-type="float" office:value="0.0011915">
                <text:p>0.00119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6500">
                <text:p>206500</text:p>
              </table:table-cell>
              <table:table-cell office:value-type="float" office:value="0">
                <text:p>0</text:p>
              </table:table-cell>
              <table:table-cell office:value-type="float" office:value="0.0011915">
                <text:p>0.00119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7000">
                <text:p>207000</text:p>
              </table:table-cell>
              <table:table-cell office:value-type="float" office:value="0">
                <text:p>0</text:p>
              </table:table-cell>
              <table:table-cell office:value-type="float" office:value="-0.00000750000000000056">
                <text:p>-0.000007500000000000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7500">
                <text:p>207500</text:p>
              </table:table-cell>
              <table:table-cell office:value-type="float" office:value="0">
                <text:p>0</text:p>
              </table:table-cell>
              <table:table-cell office:value-type="float" office:value="0.000458499999999999">
                <text:p>0.0004584999999999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8000">
                <text:p>208000</text:p>
              </table:table-cell>
              <table:table-cell office:value-type="float" office:value="0">
                <text:p>0</text:p>
              </table:table-cell>
              <table:table-cell office:value-type="float" office:value="0.0008585">
                <text:p>0.00085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8500">
                <text:p>208500</text:p>
              </table:table-cell>
              <table:table-cell office:value-type="float" office:value="0">
                <text:p>0</text:p>
              </table:table-cell>
              <table:table-cell office:value-type="float" office:value="0.000458499999999999">
                <text:p>0.0004584999999999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9000">
                <text:p>209000</text:p>
              </table:table-cell>
              <table:table-cell office:value-type="float" office:value="0">
                <text:p>0</text:p>
              </table:table-cell>
              <table:table-cell office:value-type="float" office:value="0.000924999999999999">
                <text:p>0.0009249999999999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9500">
                <text:p>209500</text:p>
              </table:table-cell>
              <table:table-cell office:value-type="float" office:value="0">
                <text:p>0</text:p>
              </table:table-cell>
              <table:table-cell office:value-type="float" office:value="0.0016575">
                <text:p>0.00165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10000">
                <text:p>210000</text:p>
              </table:table-cell>
              <table:table-cell office:value-type="float" office:value="0">
                <text:p>0</text:p>
              </table:table-cell>
              <table:table-cell office:value-type="float" office:value="0.0018575">
                <text:p>0.00185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0500">
                <text:p>210500</text:p>
              </table:table-cell>
              <table:table-cell office:value-type="float" office:value="0">
                <text:p>0</text:p>
              </table:table-cell>
              <table:table-cell office:value-type="float" office:value="0.001058">
                <text:p>0.0010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1000">
                <text:p>211000</text:p>
              </table:table-cell>
              <table:table-cell office:value-type="float" office:value="0">
                <text:p>0</text:p>
              </table:table-cell>
              <table:table-cell office:value-type="float" office:value="0.0013245">
                <text:p>0.00132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1500">
                <text:p>211500</text:p>
              </table:table-cell>
              <table:table-cell office:value-type="float" office:value="0">
                <text:p>0</text:p>
              </table:table-cell>
              <table:table-cell office:value-type="float" office:value="0.0005255">
                <text:p>0.00052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2000">
                <text:p>212000</text:p>
              </table:table-cell>
              <table:table-cell office:value-type="float" office:value="0">
                <text:p>0</text:p>
              </table:table-cell>
              <table:table-cell office:value-type="float" office:value="0.000125499999999999">
                <text:p>0.0001254999999999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2500">
                <text:p>212500</text:p>
              </table:table-cell>
              <table:table-cell office:value-type="float" office:value="0">
                <text:p>0</text:p>
              </table:table-cell>
              <table:table-cell office:value-type="float" office:value="0.000791499999999999">
                <text:p>0.0007914999999999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3000">
                <text:p>213000</text:p>
              </table:table-cell>
              <table:table-cell office:value-type="float" office:value="0">
                <text:p>0</text:p>
              </table:table-cell>
              <table:table-cell office:value-type="float" office:value="-0.00000750000000000056">
                <text:p>-0.000007500000000000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3500">
                <text:p>213500</text:p>
              </table:table-cell>
              <table:table-cell office:value-type="float" office:value="0">
                <text:p>0</text:p>
              </table:table-cell>
              <table:table-cell office:value-type="float" office:value="0.000591999999999999">
                <text:p>0.0005919999999999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4000">
                <text:p>214000</text:p>
              </table:table-cell>
              <table:table-cell office:value-type="float" office:value="0">
                <text:p>0</text:p>
              </table:table-cell>
              <table:table-cell office:value-type="float" office:value="0.0008585">
                <text:p>0.00085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4500">
                <text:p>214500</text:p>
              </table:table-cell>
              <table:table-cell office:value-type="float" office:value="0">
                <text:p>0</text:p>
              </table:table-cell>
              <table:table-cell office:value-type="float" office:value="0.000591999999999999">
                <text:p>0.0005919999999999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5000">
                <text:p>215000</text:p>
              </table:table-cell>
              <table:table-cell office:value-type="float" office:value="0">
                <text:p>0</text:p>
              </table:table-cell>
              <table:table-cell office:value-type="float" office:value="0.000791499999999999">
                <text:p>0.0007914999999999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5500">
                <text:p>215500</text:p>
              </table:table-cell>
              <table:table-cell office:value-type="float" office:value="0">
                <text:p>0</text:p>
              </table:table-cell>
              <table:table-cell office:value-type="float" office:value="0.0013915">
                <text:p>0.00139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6000">
                <text:p>216000</text:p>
              </table:table-cell>
              <table:table-cell office:value-type="float" office:value="0">
                <text:p>0</text:p>
              </table:table-cell>
              <table:table-cell office:value-type="float" office:value="0.000791499999999999">
                <text:p>0.0007914999999999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6500">
                <text:p>216500</text:p>
              </table:table-cell>
              <table:table-cell office:value-type="float" office:value="0">
                <text:p>0</text:p>
              </table:table-cell>
              <table:table-cell office:value-type="float" office:value="0.001791">
                <text:p>0.0017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7000">
                <text:p>217000</text:p>
              </table:table-cell>
              <table:table-cell office:value-type="float" office:value="0">
                <text:p>0</text:p>
              </table:table-cell>
              <table:table-cell office:value-type="float" office:value="0.001058">
                <text:p>0.0010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7500">
                <text:p>217500</text:p>
              </table:table-cell>
              <table:table-cell office:value-type="float" office:value="0">
                <text:p>0</text:p>
              </table:table-cell>
              <table:table-cell office:value-type="float" office:value="0.0015245">
                <text:p>0.00152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8000">
                <text:p>218000</text:p>
              </table:table-cell>
              <table:table-cell office:value-type="float" office:value="0">
                <text:p>0</text:p>
              </table:table-cell>
              <table:table-cell office:value-type="float" office:value="0.000991499999999999">
                <text:p>0.0009914999999999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8500">
                <text:p>218500</text:p>
              </table:table-cell>
              <table:table-cell office:value-type="float" office:value="0">
                <text:p>0</text:p>
              </table:table-cell>
              <table:table-cell office:value-type="float" office:value="0.001058">
                <text:p>0.0010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9000">
                <text:p>219000</text:p>
              </table:table-cell>
              <table:table-cell office:value-type="float" office:value="0">
                <text:p>0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9500">
                <text:p>219500</text:p>
              </table:table-cell>
              <table:table-cell office:value-type="float" office:value="0">
                <text:p>0</text:p>
              </table:table-cell>
              <table:table-cell office:value-type="float" office:value="0.0013915">
                <text:p>0.00139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0000">
                <text:p>220000</text:p>
              </table:table-cell>
              <table:table-cell office:value-type="float" office:value="0">
                <text:p>0</text:p>
              </table:table-cell>
              <table:table-cell office:value-type="float" office:value="-0.0007405">
                <text:p>-0.00074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0500">
                <text:p>220500</text:p>
              </table:table-cell>
              <table:table-cell office:value-type="float" office:value="0">
                <text:p>0</text:p>
              </table:table-cell>
              <table:table-cell office:value-type="float" office:value="0.000458499999999999">
                <text:p>0.0004584999999999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1000">
                <text:p>221000</text:p>
              </table:table-cell>
              <table:table-cell office:value-type="float" office:value="0">
                <text:p>0</text:p>
              </table:table-cell>
              <table:table-cell office:value-type="float" office:value="0.001791">
                <text:p>0.0017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1500">
                <text:p>221500</text:p>
              </table:table-cell>
              <table:table-cell office:value-type="float" office:value="0">
                <text:p>0</text:p>
              </table:table-cell>
              <table:table-cell office:value-type="float" office:value="0.000791499999999999">
                <text:p>0.0007914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257cm" svg:height="16.193cm" xlink:href=".." xlink:type="simple" chart:class="chart:scatter" chart:style-name="ch1">
        <chart:legend chart:legend-position="end" svg:x="28.256cm" svg:y="7.548cm" style:legend-expansion="high" chart:style-name="ch2"/>
        <chart:plot-area chart:style-name="ch3" table:cell-range-address="Sheet1.A1:Sheet1.A443 Sheet1.H1:Sheet1.H443 Sheet1.J1:Sheet1.J443" chart:data-source-has-labels="row" svg:x="1.135cm" svg:y="1.427cm" svg:width="25.751cm" svg:height="14.023cm">
          <chartooo:coordinate-region svg:x="1.968cm" svg:y="1.626cm" svg:width="24.361cm" svg:height="13.6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443" chart:label-cell-address="Sheet1.H1:Sheet1.H1" chart:class="chart:scatter">
            <chart:domain table:cell-range-address="Sheet1.A2:Sheet1.A443"/>
            <chart:data-point chart:repeated="442"/>
          </chart:series>
          <chart:series chart:style-name="ch7" chart:values-cell-range-address="Sheet1.J2:Sheet1.J443" chart:label-cell-address="Sheet1.J1:Sheet1.J1" chart:class="chart:scatter">
            <chart:data-point chart:repeated="4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_encoders(m/s^2)</text:p>
                <draw:g>
                  <svg:desc>Sheet1.H1:Sheet1.H1</svg:desc>
                </draw:g>
              </table:table-cell>
              <table:table-cell office:value-type="string">
                <text:p>acel_acelerometro_Y(m/s^2)/2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443</svg:desc>
                </draw:g>
              </table:table-cell>
              <table:table-cell office:value-type="float" office:value="0">
                <text:p>0</text:p>
                <draw:g>
                  <svg:desc>Sheet1.H2:Sheet1.H443</svg:desc>
                </draw:g>
              </table:table-cell>
              <table:table-cell office:value-type="float" office:value="-0.0000769999999999989">
                <text:p>-0.0000769999999999989</text:p>
                <draw:g>
                  <svg:desc>Sheet1.J2:Sheet1.J4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-0.0228215">
                <text:p>-0.0228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-0.015639">
                <text:p>-0.015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-0.0216245">
                <text:p>-0.0216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-0.004865">
                <text:p>-0.004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-0.001274">
                <text:p>-0.001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.0035145">
                <text:p>0.0035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.035836">
                <text:p>0.035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.010697">
                <text:p>0.010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">
                <text:p>5500</text:p>
              </table:table-cell>
              <table:table-cell office:value-type="float" office:value="0">
                <text:p>0</text:p>
              </table:table-cell>
              <table:table-cell office:value-type="float" office:value="0.007106">
                <text:p>0.007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.043019">
                <text:p>0.043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">
                <text:p>6500</text:p>
              </table:table-cell>
              <table:table-cell office:value-type="float" office:value="0.008">
                <text:p>0.008</text:p>
              </table:table-cell>
              <table:table-cell office:value-type="float" office:value="0.439259">
                <text:p>0.439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">
                <text:p>7000</text:p>
              </table:table-cell>
              <table:table-cell office:value-type="float" office:value="0.076">
                <text:p>0.076</text:p>
              </table:table-cell>
              <table:table-cell office:value-type="float" office:value="-0.0731">
                <text:p>-0.07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">
                <text:p>7500</text:p>
              </table:table-cell>
              <table:table-cell office:value-type="float" office:value="0.076">
                <text:p>0.076</text:p>
              </table:table-cell>
              <table:table-cell office:value-type="float" office:value="-0.1724595">
                <text:p>-0.17245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.1555465">
                <text:p>0.1555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">
                <text:p>8500</text:p>
              </table:table-cell>
              <table:table-cell office:value-type="float" office:value="-0.036">
                <text:p>-0.036</text:p>
              </table:table-cell>
              <table:table-cell office:value-type="float" office:value="0.617627">
                <text:p>0.6176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">
                <text:p>9000</text:p>
              </table:table-cell>
              <table:table-cell office:value-type="float" office:value="-0.028">
                <text:p>-0.028</text:p>
              </table:table-cell>
              <table:table-cell office:value-type="float" office:value="0.0274565">
                <text:p>0.0274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">
                <text:p>9500</text:p>
              </table:table-cell>
              <table:table-cell office:value-type="float" office:value="-0.028">
                <text:p>-0.028</text:p>
              </table:table-cell>
              <table:table-cell office:value-type="float" office:value="-0.1640795">
                <text:p>-0.1640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008">
                <text:p>0.008</text:p>
              </table:table-cell>
              <table:table-cell office:value-type="float" office:value="0.0262595">
                <text:p>0.0262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">
                <text:p>10500</text:p>
              </table:table-cell>
              <table:table-cell office:value-type="float" office:value="0.024">
                <text:p>0.024</text:p>
              </table:table-cell>
              <table:table-cell office:value-type="float" office:value="0.2417375">
                <text:p>0.2417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">
                <text:p>11000</text:p>
              </table:table-cell>
              <table:table-cell office:value-type="float" office:value="0.016">
                <text:p>0.016</text:p>
              </table:table-cell>
              <table:table-cell office:value-type="float" office:value="-0.1042245">
                <text:p>-0.1042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">
                <text:p>11500</text:p>
              </table:table-cell>
              <table:table-cell office:value-type="float" office:value="-0.004">
                <text:p>-0.004</text:p>
              </table:table-cell>
              <table:table-cell office:value-type="float" office:value="-0.3268855">
                <text:p>-0.3268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">
                <text:p>12000</text:p>
              </table:table-cell>
              <table:table-cell office:value-type="float" office:value="-0.004">
                <text:p>-0.004</text:p>
              </table:table-cell>
              <table:table-cell office:value-type="float" office:value="-0.109013">
                <text:p>-0.109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">
                <text:p>12500</text:p>
              </table:table-cell>
              <table:table-cell office:value-type="float" office:value="-0.004">
                <text:p>-0.004</text:p>
              </table:table-cell>
              <table:table-cell office:value-type="float" office:value="0.412923">
                <text:p>0.4129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">
                <text:p>13000</text:p>
              </table:table-cell>
              <table:table-cell office:value-type="float" office:value="0">
                <text:p>0</text:p>
              </table:table-cell>
              <table:table-cell office:value-type="float" office:value="0.772053">
                <text:p>0.7720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">
                <text:p>13500</text:p>
              </table:table-cell>
              <table:table-cell office:value-type="float" office:value="0">
                <text:p>0</text:p>
              </table:table-cell>
              <table:table-cell office:value-type="float" office:value="-0.2323145">
                <text:p>-0.2323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">
                <text:p>14000</text:p>
              </table:table-cell>
              <table:table-cell office:value-type="float" office:value="0">
                <text:p>0</text:p>
              </table:table-cell>
              <table:table-cell office:value-type="float" office:value="-0.1149985">
                <text:p>-0.1149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">
                <text:p>14500</text:p>
              </table:table-cell>
              <table:table-cell office:value-type="float" office:value="0">
                <text:p>0</text:p>
              </table:table-cell>
              <table:table-cell office:value-type="float" office:value="0.058581">
                <text:p>0.0585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">
                <text:p>15000</text:p>
              </table:table-cell>
              <table:table-cell office:value-type="float" office:value="0.004">
                <text:p>0.004</text:p>
              </table:table-cell>
              <table:table-cell office:value-type="float" office:value="-0.0443695">
                <text:p>-0.04436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">
                <text:p>15500</text:p>
              </table:table-cell>
              <table:table-cell office:value-type="float" office:value="0">
                <text:p>0</text:p>
              </table:table-cell>
              <table:table-cell office:value-type="float" office:value="0.0956915">
                <text:p>0.0956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  <table:table-cell office:value-type="float" office:value="-0.2071755">
                <text:p>-0.2071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">
                <text:p>16500</text:p>
              </table:table-cell>
              <table:table-cell office:value-type="float" office:value="-0.004">
                <text:p>-0.004</text:p>
              </table:table-cell>
              <table:table-cell office:value-type="float" office:value="-0.0216245">
                <text:p>-0.0216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">
                <text:p>17000</text:p>
              </table:table-cell>
              <table:table-cell office:value-type="float" office:value="-0.004">
                <text:p>-0.004</text:p>
              </table:table-cell>
              <table:table-cell office:value-type="float" office:value="0.0968885">
                <text:p>0.09688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">
                <text:p>17500</text:p>
              </table:table-cell>
              <table:table-cell office:value-type="float" office:value="0.004">
                <text:p>0.004</text:p>
              </table:table-cell>
              <table:table-cell office:value-type="float" office:value="0.1938535">
                <text:p>0.19385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">
                <text:p>18000</text:p>
              </table:table-cell>
              <table:table-cell office:value-type="float" office:value="0.004">
                <text:p>0.004</text:p>
              </table:table-cell>
              <table:table-cell office:value-type="float" office:value="0.2285695">
                <text:p>0.22856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">
                <text:p>18500</text:p>
              </table:table-cell>
              <table:table-cell office:value-type="float" office:value="0.004">
                <text:p>0.004</text:p>
              </table:table-cell>
              <table:table-cell office:value-type="float" office:value="-0.355616">
                <text:p>-0.355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">
                <text:p>19000</text:p>
              </table:table-cell>
              <table:table-cell office:value-type="float" office:value="-0.004">
                <text:p>-0.004</text:p>
              </table:table-cell>
              <table:table-cell office:value-type="float" office:value="-0.369981">
                <text:p>-0.369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">
                <text:p>19500</text:p>
              </table:table-cell>
              <table:table-cell office:value-type="float" office:value="-0.008">
                <text:p>-0.008</text:p>
              </table:table-cell>
              <table:table-cell office:value-type="float" office:value="0.523056">
                <text:p>0.5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-0.1030275">
                <text:p>-0.10302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">
                <text:p>20500</text:p>
              </table:table-cell>
              <table:table-cell office:value-type="float" office:value="0.004">
                <text:p>0.004</text:p>
              </table:table-cell>
              <table:table-cell office:value-type="float" office:value="-0.3065345">
                <text:p>-0.30653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">
                <text:p>21000</text:p>
              </table:table-cell>
              <table:table-cell office:value-type="float" office:value="0.004">
                <text:p>0.004</text:p>
              </table:table-cell>
              <table:table-cell office:value-type="float" office:value="-0.6465115">
                <text:p>-0.64651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">
                <text:p>21500</text:p>
              </table:table-cell>
              <table:table-cell office:value-type="float" office:value="0">
                <text:p>0</text:p>
              </table:table-cell>
              <table:table-cell office:value-type="float" office:value="-0.3185055">
                <text:p>-0.3185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">
                <text:p>22000</text:p>
              </table:table-cell>
              <table:table-cell office:value-type="float" office:value="-0.004">
                <text:p>-0.004</text:p>
              </table:table-cell>
              <table:table-cell office:value-type="float" office:value="0.4643985">
                <text:p>0.46439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">
                <text:p>22500</text:p>
              </table:table-cell>
              <table:table-cell office:value-type="float" office:value="0">
                <text:p>0</text:p>
              </table:table-cell>
              <table:table-cell office:value-type="float" office:value="-0.194007">
                <text:p>-0.194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">
                <text:p>23000</text:p>
              </table:table-cell>
              <table:table-cell office:value-type="float" office:value="0">
                <text:p>0</text:p>
              </table:table-cell>
              <table:table-cell office:value-type="float" office:value="-0.2323145">
                <text:p>-0.2323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">
                <text:p>23500</text:p>
              </table:table-cell>
              <table:table-cell office:value-type="float" office:value="0.004">
                <text:p>0.004</text:p>
              </table:table-cell>
              <table:table-cell office:value-type="float" office:value="-0.063523">
                <text:p>-0.0635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">
                <text:p>24000</text:p>
              </table:table-cell>
              <table:table-cell office:value-type="float" office:value="0">
                <text:p>0</text:p>
              </table:table-cell>
              <table:table-cell office:value-type="float" office:value="0.0035145">
                <text:p>0.00351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">
                <text:p>24500</text:p>
              </table:table-cell>
              <table:table-cell office:value-type="float" office:value="0">
                <text:p>0</text:p>
              </table:table-cell>
              <table:table-cell office:value-type="float" office:value="0.3375055">
                <text:p>0.33750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">
                <text:p>25000</text:p>
              </table:table-cell>
              <table:table-cell office:value-type="float" office:value="-0.008">
                <text:p>-0.008</text:p>
              </table:table-cell>
              <table:table-cell office:value-type="float" office:value="-0.252665">
                <text:p>-0.2526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">
                <text:p>25500</text:p>
              </table:table-cell>
              <table:table-cell office:value-type="float" office:value="0.004">
                <text:p>0.004</text:p>
              </table:table-cell>
              <table:table-cell office:value-type="float" office:value="-0.3496305">
                <text:p>-0.3496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">
                <text:p>26000</text:p>
              </table:table-cell>
              <table:table-cell office:value-type="float" office:value="0.004">
                <text:p>0.004</text:p>
              </table:table-cell>
              <table:table-cell office:value-type="float" office:value="0.1818825">
                <text:p>0.18188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">
                <text:p>26500</text:p>
              </table:table-cell>
              <table:table-cell office:value-type="float" office:value="-0.008">
                <text:p>-0.008</text:p>
              </table:table-cell>
              <table:table-cell office:value-type="float" office:value="0.403346">
                <text:p>0.4033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">
                <text:p>27000</text:p>
              </table:table-cell>
              <table:table-cell office:value-type="float" office:value="0">
                <text:p>0</text:p>
              </table:table-cell>
              <table:table-cell office:value-type="float" office:value="-0.1006335">
                <text:p>-0.10063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">
                <text:p>27500</text:p>
              </table:table-cell>
              <table:table-cell office:value-type="float" office:value="-0.024">
                <text:p>-0.024</text:p>
              </table:table-cell>
              <table:table-cell office:value-type="float" office:value="-0.120984">
                <text:p>-0.1209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00">
                <text:p>28000</text:p>
              </table:table-cell>
              <table:table-cell office:value-type="float" office:value="-0.016">
                <text:p>-0.016</text:p>
              </table:table-cell>
              <table:table-cell office:value-type="float" office:value="0.117239">
                <text:p>0.117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00">
                <text:p>28500</text:p>
              </table:table-cell>
              <table:table-cell office:value-type="float" office:value="0.012">
                <text:p>0.012</text:p>
              </table:table-cell>
              <table:table-cell office:value-type="float" office:value="-0.049158">
                <text:p>-0.049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00">
                <text:p>29000</text:p>
              </table:table-cell>
              <table:table-cell office:value-type="float" office:value="0.012">
                <text:p>0.012</text:p>
              </table:table-cell>
              <table:table-cell office:value-type="float" office:value="-0.1006335">
                <text:p>-0.10063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00">
                <text:p>29500</text:p>
              </table:table-cell>
              <table:table-cell office:value-type="float" office:value="0.004">
                <text:p>0.004</text:p>
              </table:table-cell>
              <table:table-cell office:value-type="float" office:value="-0.1485175">
                <text:p>-0.14851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">
                <text:p>30000</text:p>
              </table:table-cell>
              <table:table-cell office:value-type="float" office:value="-0.004">
                <text:p>-0.004</text:p>
              </table:table-cell>
              <table:table-cell office:value-type="float" office:value="0.142378">
                <text:p>0.1423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500">
                <text:p>30500</text:p>
              </table:table-cell>
              <table:table-cell office:value-type="float" office:value="-0.004">
                <text:p>-0.004</text:p>
              </table:table-cell>
              <table:table-cell office:value-type="float" office:value="0.0765375">
                <text:p>0.0765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00">
                <text:p>31000</text:p>
              </table:table-cell>
              <table:table-cell office:value-type="float" office:value="-0.004">
                <text:p>-0.004</text:p>
              </table:table-cell>
              <table:table-cell office:value-type="float" office:value="-0.015639">
                <text:p>-0.0156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500">
                <text:p>31500</text:p>
              </table:table-cell>
              <table:table-cell office:value-type="float" office:value="0.004">
                <text:p>0.004</text:p>
              </table:table-cell>
              <table:table-cell office:value-type="float" office:value="0.1926565">
                <text:p>0.19265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00">
                <text:p>32000</text:p>
              </table:table-cell>
              <table:table-cell office:value-type="float" office:value="0.004">
                <text:p>0.004</text:p>
              </table:table-cell>
              <table:table-cell office:value-type="float" office:value="0.0023175">
                <text:p>0.00231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00">
                <text:p>32500</text:p>
              </table:table-cell>
              <table:table-cell office:value-type="float" office:value="-0.004">
                <text:p>-0.004</text:p>
              </table:table-cell>
              <table:table-cell office:value-type="float" office:value="0.1363925">
                <text:p>0.13639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000">
                <text:p>33000</text:p>
              </table:table-cell>
              <table:table-cell office:value-type="float" office:value="0">
                <text:p>0</text:p>
              </table:table-cell>
              <table:table-cell office:value-type="float" office:value="0.0956915">
                <text:p>0.09569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500">
                <text:p>33500</text:p>
              </table:table-cell>
              <table:table-cell office:value-type="float" office:value="0.004">
                <text:p>0.004</text:p>
              </table:table-cell>
              <table:table-cell office:value-type="float" office:value="-0.443004">
                <text:p>-0.443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000">
                <text:p>34000</text:p>
              </table:table-cell>
              <table:table-cell office:value-type="float" office:value="0">
                <text:p>0</text:p>
              </table:table-cell>
              <table:table-cell office:value-type="float" office:value="-0.336462">
                <text:p>-0.3364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500">
                <text:p>34500</text:p>
              </table:table-cell>
              <table:table-cell office:value-type="float" office:value="-0.008">
                <text:p>-0.008</text:p>
              </table:table-cell>
              <table:table-cell office:value-type="float" office:value="0.022668">
                <text:p>0.0226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000">
                <text:p>35000</text:p>
              </table:table-cell>
              <table:table-cell office:value-type="float" office:value="0.004">
                <text:p>0.004</text:p>
              </table:table-cell>
              <table:table-cell office:value-type="float" office:value="0.0609755">
                <text:p>0.06097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500">
                <text:p>35500</text:p>
              </table:table-cell>
              <table:table-cell office:value-type="float" office:value="0">
                <text:p>0</text:p>
              </table:table-cell>
              <table:table-cell office:value-type="float" office:value="-0.2227375">
                <text:p>-0.2227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00">
                <text:p>36000</text:p>
              </table:table-cell>
              <table:table-cell office:value-type="float" office:value="0">
                <text:p>0</text:p>
              </table:table-cell>
              <table:table-cell office:value-type="float" office:value="-0.464552">
                <text:p>-0.4645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500">
                <text:p>36500</text:p>
              </table:table-cell>
              <table:table-cell office:value-type="float" office:value="-0.008">
                <text:p>-0.008</text:p>
              </table:table-cell>
              <table:table-cell office:value-type="float" office:value="0.283636">
                <text:p>0.2836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000">
                <text:p>37000</text:p>
              </table:table-cell>
              <table:table-cell office:value-type="float" office:value="0.008">
                <text:p>0.008</text:p>
              </table:table-cell>
              <table:table-cell office:value-type="float" office:value="0.3243375">
                <text:p>0.3243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500">
                <text:p>37500</text:p>
              </table:table-cell>
              <table:table-cell office:value-type="float" office:value="0.008">
                <text:p>0.008</text:p>
              </table:table-cell>
              <table:table-cell office:value-type="float" office:value="0.1926565">
                <text:p>0.19265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00">
                <text:p>38000</text:p>
              </table:table-cell>
              <table:table-cell office:value-type="float" office:value="0">
                <text:p>0</text:p>
              </table:table-cell>
              <table:table-cell office:value-type="float" office:value="-0.501662">
                <text:p>-0.5016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500">
                <text:p>38500</text:p>
              </table:table-cell>
              <table:table-cell office:value-type="float" office:value="-0.016">
                <text:p>-0.016</text:p>
              </table:table-cell>
              <table:table-cell office:value-type="float" office:value="-0.0922535">
                <text:p>-0.09225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000">
                <text:p>39000</text:p>
              </table:table-cell>
              <table:table-cell office:value-type="float" office:value="-0.008">
                <text:p>-0.008</text:p>
              </table:table-cell>
              <table:table-cell office:value-type="float" office:value="0.178291">
                <text:p>0.1782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500">
                <text:p>39500</text:p>
              </table:table-cell>
              <table:table-cell office:value-type="float" office:value="0.008">
                <text:p>0.008</text:p>
              </table:table-cell>
              <table:table-cell office:value-type="float" office:value="0.080129">
                <text:p>0.0801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0">
                <text:p>40000</text:p>
              </table:table-cell>
              <table:table-cell office:value-type="float" office:value="0.012">
                <text:p>0.012</text:p>
              </table:table-cell>
              <table:table-cell office:value-type="float" office:value="0.233358">
                <text:p>0.233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00">
                <text:p>40500</text:p>
              </table:table-cell>
              <table:table-cell office:value-type="float" office:value="0.008">
                <text:p>0.008</text:p>
              </table:table-cell>
              <table:table-cell office:value-type="float" office:value="0.070552">
                <text:p>0.0705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000">
                <text:p>41000</text:p>
              </table:table-cell>
              <table:table-cell office:value-type="float" office:value="-0.008">
                <text:p>-0.008</text:p>
              </table:table-cell>
              <table:table-cell office:value-type="float" office:value="-0.0204275">
                <text:p>-0.02042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500">
                <text:p>41500</text:p>
              </table:table-cell>
              <table:table-cell office:value-type="float" office:value="-0.008">
                <text:p>-0.008</text:p>
              </table:table-cell>
              <table:table-cell office:value-type="float" office:value="-0.0335955">
                <text:p>-0.03359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000">
                <text:p>42000</text:p>
              </table:table-cell>
              <table:table-cell office:value-type="float" office:value="0">
                <text:p>0</text:p>
              </table:table-cell>
              <table:table-cell office:value-type="float" office:value="-0.015639">
                <text:p>-0.0156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500">
                <text:p>42500</text:p>
              </table:table-cell>
              <table:table-cell office:value-type="float" office:value="0.004">
                <text:p>0.004</text:p>
              </table:table-cell>
              <table:table-cell office:value-type="float" office:value="0.0657635">
                <text:p>0.06576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000">
                <text:p>43000</text:p>
              </table:table-cell>
              <table:table-cell office:value-type="float" office:value="0">
                <text:p>0</text:p>
              </table:table-cell>
              <table:table-cell office:value-type="float" office:value="-0.095845">
                <text:p>-0.0958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500">
                <text:p>43500</text:p>
              </table:table-cell>
              <table:table-cell office:value-type="float" office:value="0">
                <text:p>0</text:p>
              </table:table-cell>
              <table:table-cell office:value-type="float" office:value="0.1232245">
                <text:p>0.12322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000">
                <text:p>44000</text:p>
              </table:table-cell>
              <table:table-cell office:value-type="float" office:value="-0.008">
                <text:p>-0.008</text:p>
              </table:table-cell>
              <table:table-cell office:value-type="float" office:value="0.1088595">
                <text:p>0.10885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500">
                <text:p>44500</text:p>
              </table:table-cell>
              <table:table-cell office:value-type="float" office:value="0.012">
                <text:p>0.012</text:p>
              </table:table-cell>
              <table:table-cell office:value-type="float" office:value="-0.311323">
                <text:p>-0.3113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  <table:table-cell office:value-type="float" office:value="-0.016836">
                <text:p>-0.0168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500">
                <text:p>45500</text:p>
              </table:table-cell>
              <table:table-cell office:value-type="float" office:value="-0.004">
                <text:p>-0.004</text:p>
              </table:table-cell>
              <table:table-cell office:value-type="float" office:value="0.0525955">
                <text:p>0.0525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000">
                <text:p>46000</text:p>
              </table:table-cell>
              <table:table-cell office:value-type="float" office:value="0">
                <text:p>0</text:p>
              </table:table-cell>
              <table:table-cell office:value-type="float" office:value="0.154349">
                <text:p>0.1543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500">
                <text:p>46500</text:p>
              </table:table-cell>
              <table:table-cell office:value-type="float" office:value="0.008">
                <text:p>0.008</text:p>
              </table:table-cell>
              <table:table-cell office:value-type="float" office:value="0.0490045">
                <text:p>0.04900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000">
                <text:p>47000</text:p>
              </table:table-cell>
              <table:table-cell office:value-type="float" office:value="0.02">
                <text:p>0.02</text:p>
              </table:table-cell>
              <table:table-cell office:value-type="float" office:value="-0.037187">
                <text:p>-0.0371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500">
                <text:p>47500</text:p>
              </table:table-cell>
              <table:table-cell office:value-type="float" office:value="0.008">
                <text:p>0.008</text:p>
              </table:table-cell>
              <table:table-cell office:value-type="float" office:value="-0.1293635">
                <text:p>-0.12936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000">
                <text:p>48000</text:p>
              </table:table-cell>
              <table:table-cell office:value-type="float" office:value="-0.004">
                <text:p>-0.004</text:p>
              </table:table-cell>
              <table:table-cell office:value-type="float" office:value="0.3686305">
                <text:p>0.36863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500">
                <text:p>48500</text:p>
              </table:table-cell>
              <table:table-cell office:value-type="float" office:value="-0.004">
                <text:p>-0.004</text:p>
              </table:table-cell>
              <table:table-cell office:value-type="float" office:value="0.1950505">
                <text:p>0.19505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000">
                <text:p>49000</text:p>
              </table:table-cell>
              <table:table-cell office:value-type="float" office:value="-0.004">
                <text:p>-0.004</text:p>
              </table:table-cell>
              <table:table-cell office:value-type="float" office:value="-0.3161115">
                <text:p>-0.31611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500">
                <text:p>49500</text:p>
              </table:table-cell>
              <table:table-cell office:value-type="float" office:value="-0.004">
                <text:p>-0.004</text:p>
              </table:table-cell>
              <table:table-cell office:value-type="float" office:value="-0.1293635">
                <text:p>-0.12936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.0154855">
                <text:p>0.0154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500">
                <text:p>50500</text:p>
              </table:table-cell>
              <table:table-cell office:value-type="float" office:value="0.008">
                <text:p>0.008</text:p>
              </table:table-cell>
              <table:table-cell office:value-type="float" office:value="0.2273725">
                <text:p>0.22737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000">
                <text:p>51000</text:p>
              </table:table-cell>
              <table:table-cell office:value-type="float" office:value="0">
                <text:p>0</text:p>
              </table:table-cell>
              <table:table-cell office:value-type="float" office:value="-0.2227375">
                <text:p>-0.2227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500">
                <text:p>51500</text:p>
              </table:table-cell>
              <table:table-cell office:value-type="float" office:value="0">
                <text:p>0</text:p>
              </table:table-cell>
              <table:table-cell office:value-type="float" office:value="-0.1521085">
                <text:p>-0.15210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000">
                <text:p>52000</text:p>
              </table:table-cell>
              <table:table-cell office:value-type="float" office:value="-0.024">
                <text:p>-0.024</text:p>
              </table:table-cell>
              <table:table-cell office:value-type="float" office:value="-0.0192305">
                <text:p>-0.01923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00">
                <text:p>52500</text:p>
              </table:table-cell>
              <table:table-cell office:value-type="float" office:value="-0.012">
                <text:p>-0.012</text:p>
              </table:table-cell>
              <table:table-cell office:value-type="float" office:value="0.317155">
                <text:p>0.3171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000">
                <text:p>53000</text:p>
              </table:table-cell>
              <table:table-cell office:value-type="float" office:value="-0.02">
                <text:p>-0.02</text:p>
              </table:table-cell>
              <table:table-cell office:value-type="float" office:value="-0.134152">
                <text:p>-0.1341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500">
                <text:p>53500</text:p>
              </table:table-cell>
              <table:table-cell office:value-type="float" office:value="0.012">
                <text:p>0.012</text:p>
              </table:table-cell>
              <table:table-cell office:value-type="float" office:value="0.0609755">
                <text:p>0.06097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000">
                <text:p>54000</text:p>
              </table:table-cell>
              <table:table-cell office:value-type="float" office:value="0.032">
                <text:p>0.032</text:p>
              </table:table-cell>
              <table:table-cell office:value-type="float" office:value="-0.143729">
                <text:p>-0.1437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500">
                <text:p>54500</text:p>
              </table:table-cell>
              <table:table-cell office:value-type="float" office:value="0.008">
                <text:p>0.008</text:p>
              </table:table-cell>
              <table:table-cell office:value-type="float" office:value="0.198642">
                <text:p>0.198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000">
                <text:p>55000</text:p>
              </table:table-cell>
              <table:table-cell office:value-type="float" office:value="-0.012">
                <text:p>-0.012</text:p>
              </table:table-cell>
              <table:table-cell office:value-type="float" office:value="0.202233">
                <text:p>0.2022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500">
                <text:p>55500</text:p>
              </table:table-cell>
              <table:table-cell office:value-type="float" office:value="-0.02">
                <text:p>-0.02</text:p>
              </table:table-cell>
              <table:table-cell office:value-type="float" office:value="-0.214358">
                <text:p>-0.2143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000">
                <text:p>56000</text:p>
              </table:table-cell>
              <table:table-cell office:value-type="float" office:value="-0.012">
                <text:p>-0.012</text:p>
              </table:table-cell>
              <table:table-cell office:value-type="float" office:value="-0.311323">
                <text:p>-0.3113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500">
                <text:p>56500</text:p>
              </table:table-cell>
              <table:table-cell office:value-type="float" office:value="0.008">
                <text:p>0.008</text:p>
              </table:table-cell>
              <table:table-cell office:value-type="float" office:value="-0.024019">
                <text:p>-0.0240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000">
                <text:p>57000</text:p>
              </table:table-cell>
              <table:table-cell office:value-type="float" office:value="0.016">
                <text:p>0.016</text:p>
              </table:table-cell>
              <table:table-cell office:value-type="float" office:value="0.0861145">
                <text:p>0.08611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500">
                <text:p>57500</text:p>
              </table:table-cell>
              <table:table-cell office:value-type="float" office:value="0.008">
                <text:p>0.008</text:p>
              </table:table-cell>
              <table:table-cell office:value-type="float" office:value="-0.0467635">
                <text:p>-0.04676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000">
                <text:p>58000</text:p>
              </table:table-cell>
              <table:table-cell office:value-type="float" office:value="-0.004">
                <text:p>-0.004</text:p>
              </table:table-cell>
              <table:table-cell office:value-type="float" office:value="-0.082677">
                <text:p>-0.0826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500">
                <text:p>58500</text:p>
              </table:table-cell>
              <table:table-cell office:value-type="float" office:value="-0.008">
                <text:p>-0.008</text:p>
              </table:table-cell>
              <table:table-cell office:value-type="float" office:value="0.114845">
                <text:p>0.1148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000">
                <text:p>59000</text:p>
              </table:table-cell>
              <table:table-cell office:value-type="float" office:value="0">
                <text:p>0</text:p>
              </table:table-cell>
              <table:table-cell office:value-type="float" office:value="0.306381">
                <text:p>0.3063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500">
                <text:p>59500</text:p>
              </table:table-cell>
              <table:table-cell office:value-type="float" office:value="-0.008">
                <text:p>-0.008</text:p>
              </table:table-cell>
              <table:table-cell office:value-type="float" office:value="-0.0192305">
                <text:p>-0.01923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000">
                <text:p>60000</text:p>
              </table:table-cell>
              <table:table-cell office:value-type="float" office:value="0.004">
                <text:p>0.004</text:p>
              </table:table-cell>
              <table:table-cell office:value-type="float" office:value="-0.1006335">
                <text:p>-0.10063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500">
                <text:p>60500</text:p>
              </table:table-cell>
              <table:table-cell office:value-type="float" office:value="-0.004">
                <text:p>-0.004</text:p>
              </table:table-cell>
              <table:table-cell office:value-type="float" office:value="-0.0443695">
                <text:p>-0.04436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000">
                <text:p>61000</text:p>
              </table:table-cell>
              <table:table-cell office:value-type="float" office:value="-0.052">
                <text:p>-0.052</text:p>
              </table:table-cell>
              <table:table-cell office:value-type="float" office:value="0.010697">
                <text:p>0.0106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500">
                <text:p>61500</text:p>
              </table:table-cell>
              <table:table-cell office:value-type="float" office:value="-0.016">
                <text:p>-0.016</text:p>
              </table:table-cell>
              <table:table-cell office:value-type="float" office:value="0.0035145">
                <text:p>0.00351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000">
                <text:p>62000</text:p>
              </table:table-cell>
              <table:table-cell office:value-type="float" office:value="-0.004">
                <text:p>-0.004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500">
                <text:p>62500</text:p>
              </table:table-cell>
              <table:table-cell office:value-type="float" office:value="0">
                <text:p>0</text:p>
              </table:table-cell>
              <table:table-cell office:value-type="float" office:value="0.0262595">
                <text:p>0.02625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000">
                <text:p>63000</text:p>
              </table:table-cell>
              <table:table-cell office:value-type="float" office:value="0.004">
                <text:p>0.004</text:p>
              </table:table-cell>
              <table:table-cell office:value-type="float" office:value="0.1220275">
                <text:p>0.12202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500">
                <text:p>63500</text:p>
              </table:table-cell>
              <table:table-cell office:value-type="float" office:value="0.012">
                <text:p>0.012</text:p>
              </table:table-cell>
              <table:table-cell office:value-type="float" office:value="0.069355">
                <text:p>0.0693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000">
                <text:p>64000</text:p>
              </table:table-cell>
              <table:table-cell office:value-type="float" office:value="0.02">
                <text:p>0.02</text:p>
              </table:table-cell>
              <table:table-cell office:value-type="float" office:value="0.0992825">
                <text:p>0.0992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500">
                <text:p>64500</text:p>
              </table:table-cell>
              <table:table-cell office:value-type="float" office:value="-0.012">
                <text:p>-0.012</text:p>
              </table:table-cell>
              <table:table-cell office:value-type="float" office:value="0.2273725">
                <text:p>0.22737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000">
                <text:p>65000</text:p>
              </table:table-cell>
              <table:table-cell office:value-type="float" office:value="-0.036">
                <text:p>-0.036</text:p>
              </table:table-cell>
              <table:table-cell office:value-type="float" office:value="0.032245">
                <text:p>0.0322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500">
                <text:p>65500</text:p>
              </table:table-cell>
              <table:table-cell office:value-type="float" office:value="-0.008">
                <text:p>-0.008</text:p>
              </table:table-cell>
              <table:table-cell office:value-type="float" office:value="-0.039581">
                <text:p>-0.0395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000">
                <text:p>66000</text:p>
              </table:table-cell>
              <table:table-cell office:value-type="float" office:value="-0.008">
                <text:p>-0.008</text:p>
              </table:table-cell>
              <table:table-cell office:value-type="float" office:value="-0.0323985">
                <text:p>-0.03239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500">
                <text:p>66500</text:p>
              </table:table-cell>
              <table:table-cell office:value-type="float" office:value="0.024">
                <text:p>0.024</text:p>
              </table:table-cell>
              <table:table-cell office:value-type="float" office:value="0.256103">
                <text:p>0.2561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7000">
                <text:p>67000</text:p>
              </table:table-cell>
              <table:table-cell office:value-type="float" office:value="0.004">
                <text:p>0.004</text:p>
              </table:table-cell>
              <table:table-cell office:value-type="float" office:value="0.0250625">
                <text:p>0.02506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500">
                <text:p>67500</text:p>
              </table:table-cell>
              <table:table-cell office:value-type="float" office:value="0">
                <text:p>0</text:p>
              </table:table-cell>
              <table:table-cell office:value-type="float" office:value="0.059778">
                <text:p>0.0597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000">
                <text:p>68000</text:p>
              </table:table-cell>
              <table:table-cell office:value-type="float" office:value="0">
                <text:p>0</text:p>
              </table:table-cell>
              <table:table-cell office:value-type="float" office:value="0.0262595">
                <text:p>0.02625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500">
                <text:p>68500</text:p>
              </table:table-cell>
              <table:table-cell office:value-type="float" office:value="0.008">
                <text:p>0.008</text:p>
              </table:table-cell>
              <table:table-cell office:value-type="float" office:value="-0.159291">
                <text:p>-0.1592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000">
                <text:p>69000</text:p>
              </table:table-cell>
              <table:table-cell office:value-type="float" office:value="0.04">
                <text:p>0.04</text:p>
              </table:table-cell>
              <table:table-cell office:value-type="float" office:value="-0.215555">
                <text:p>-0.2155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500">
                <text:p>69500</text:p>
              </table:table-cell>
              <table:table-cell office:value-type="float" office:value="0.064">
                <text:p>0.064</text:p>
              </table:table-cell>
              <table:table-cell office:value-type="float" office:value="-0.4980705">
                <text:p>-0.49807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000">
                <text:p>70000</text:p>
              </table:table-cell>
              <table:table-cell office:value-type="float" office:value="0.012">
                <text:p>0.012</text:p>
              </table:table-cell>
              <table:table-cell office:value-type="float" office:value="0.007106">
                <text:p>0.0071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500">
                <text:p>70500</text:p>
              </table:table-cell>
              <table:table-cell office:value-type="float" office:value="-0.008">
                <text:p>-0.008</text:p>
              </table:table-cell>
              <table:table-cell office:value-type="float" office:value="0.2261755">
                <text:p>0.22617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000">
                <text:p>71000</text:p>
              </table:table-cell>
              <table:table-cell office:value-type="float" office:value="-0.012">
                <text:p>-0.012</text:p>
              </table:table-cell>
              <table:table-cell office:value-type="float" office:value="-0.095845">
                <text:p>-0.0958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500">
                <text:p>71500</text:p>
              </table:table-cell>
              <table:table-cell office:value-type="float" office:value="-0.012">
                <text:p>-0.012</text:p>
              </table:table-cell>
              <table:table-cell office:value-type="float" office:value="0.0394275">
                <text:p>0.03942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000">
                <text:p>72000</text:p>
              </table:table-cell>
              <table:table-cell office:value-type="float" office:value="-0.012">
                <text:p>-0.012</text:p>
              </table:table-cell>
              <table:table-cell office:value-type="float" office:value="0.187868">
                <text:p>0.1878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500">
                <text:p>72500</text:p>
              </table:table-cell>
              <table:table-cell office:value-type="float" office:value="-0.004">
                <text:p>-0.004</text:p>
              </table:table-cell>
              <table:table-cell office:value-type="float" office:value="0.2549055">
                <text:p>0.25490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3000">
                <text:p>73000</text:p>
              </table:table-cell>
              <table:table-cell office:value-type="float" office:value="0.02">
                <text:p>0.02</text:p>
              </table:table-cell>
              <table:table-cell office:value-type="float" office:value="-0.215555">
                <text:p>-0.2155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500">
                <text:p>73500</text:p>
              </table:table-cell>
              <table:table-cell office:value-type="float" office:value="0.012">
                <text:p>0.012</text:p>
              </table:table-cell>
              <table:table-cell office:value-type="float" office:value="0.2884245">
                <text:p>0.28842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000">
                <text:p>74000</text:p>
              </table:table-cell>
              <table:table-cell office:value-type="float" office:value="-0.008">
                <text:p>-0.008</text:p>
              </table:table-cell>
              <table:table-cell office:value-type="float" office:value="-0.1509115">
                <text:p>-0.15091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500">
                <text:p>74500</text:p>
              </table:table-cell>
              <table:table-cell office:value-type="float" office:value="-0.016">
                <text:p>-0.016</text:p>
              </table:table-cell>
              <table:table-cell office:value-type="float" office:value="0.161532">
                <text:p>0.1615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000">
                <text:p>75000</text:p>
              </table:table-cell>
              <table:table-cell office:value-type="float" office:value="0.008">
                <text:p>0.008</text:p>
              </table:table-cell>
              <table:table-cell office:value-type="float" office:value="0.1004795">
                <text:p>0.10047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500">
                <text:p>75500</text:p>
              </table:table-cell>
              <table:table-cell office:value-type="float" office:value="0.004">
                <text:p>0.004</text:p>
              </table:table-cell>
              <table:table-cell office:value-type="float" office:value="-0.3316735">
                <text:p>-0.33167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6000">
                <text:p>76000</text:p>
              </table:table-cell>
              <table:table-cell office:value-type="float" office:value="-0.008">
                <text:p>-0.008</text:p>
              </table:table-cell>
              <table:table-cell office:value-type="float" office:value="-0.166474">
                <text:p>-0.1664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500">
                <text:p>76500</text:p>
              </table:table-cell>
              <table:table-cell office:value-type="float" office:value="-0.016">
                <text:p>-0.016</text:p>
              </table:table-cell>
              <table:table-cell office:value-type="float" office:value="-0.0096535">
                <text:p>-0.00965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000">
                <text:p>77000</text:p>
              </table:table-cell>
              <table:table-cell office:value-type="float" office:value="0.016">
                <text:p>0.016</text:p>
              </table:table-cell>
              <table:table-cell office:value-type="float" office:value="0.2632855">
                <text:p>0.26328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500">
                <text:p>77500</text:p>
              </table:table-cell>
              <table:table-cell office:value-type="float" office:value="0.02">
                <text:p>0.02</text:p>
              </table:table-cell>
              <table:table-cell office:value-type="float" office:value="-0.215555">
                <text:p>-0.2155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000">
                <text:p>78000</text:p>
              </table:table-cell>
              <table:table-cell office:value-type="float" office:value="0">
                <text:p>0</text:p>
              </table:table-cell>
              <table:table-cell office:value-type="float" office:value="-0.130561">
                <text:p>-0.1305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500">
                <text:p>78500</text:p>
              </table:table-cell>
              <table:table-cell office:value-type="float" office:value="-0.004">
                <text:p>-0.004</text:p>
              </table:table-cell>
              <table:table-cell office:value-type="float" office:value="0.1687145">
                <text:p>0.16871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9000">
                <text:p>79000</text:p>
              </table:table-cell>
              <table:table-cell office:value-type="float" office:value="0.004">
                <text:p>0.004</text:p>
              </table:table-cell>
              <table:table-cell office:value-type="float" office:value="0.149561">
                <text:p>0.1495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500">
                <text:p>79500</text:p>
              </table:table-cell>
              <table:table-cell office:value-type="float" office:value="0.004">
                <text:p>0.004</text:p>
              </table:table-cell>
              <table:table-cell office:value-type="float" office:value="-0.074297">
                <text:p>-0.0742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  <table:table-cell office:value-type="float" office:value="-0.026413">
                <text:p>-0.0264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500">
                <text:p>80500</text:p>
              </table:table-cell>
              <table:table-cell office:value-type="float" office:value="-0.008">
                <text:p>-0.008</text:p>
              </table:table-cell>
              <table:table-cell office:value-type="float" office:value="0.1459695">
                <text:p>0.14596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1000">
                <text:p>81000</text:p>
              </table:table-cell>
              <table:table-cell office:value-type="float" office:value="-0.004">
                <text:p>-0.004</text:p>
              </table:table-cell>
              <table:table-cell office:value-type="float" office:value="0.0980855">
                <text:p>0.09808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500">
                <text:p>81500</text:p>
              </table:table-cell>
              <table:table-cell office:value-type="float" office:value="-0.004">
                <text:p>-0.004</text:p>
              </table:table-cell>
              <table:table-cell office:value-type="float" office:value="0.1603345">
                <text:p>0.16033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2000">
                <text:p>82000</text:p>
              </table:table-cell>
              <table:table-cell office:value-type="float" office:value="0.008">
                <text:p>0.008</text:p>
              </table:table-cell>
              <table:table-cell office:value-type="float" office:value="-0.1245755">
                <text:p>-0.12457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500">
                <text:p>82500</text:p>
              </table:table-cell>
              <table:table-cell office:value-type="float" office:value="0.008">
                <text:p>0.008</text:p>
              </table:table-cell>
              <table:table-cell office:value-type="float" office:value="-0.0096535">
                <text:p>-0.00965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000">
                <text:p>83000</text:p>
              </table:table-cell>
              <table:table-cell office:value-type="float" office:value="-0.004">
                <text:p>-0.004</text:p>
              </table:table-cell>
              <table:table-cell office:value-type="float" office:value="0.1818825">
                <text:p>0.18188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500">
                <text:p>83500</text:p>
              </table:table-cell>
              <table:table-cell office:value-type="float" office:value="0">
                <text:p>0</text:p>
              </table:table-cell>
              <table:table-cell office:value-type="float" office:value="-0.0096535">
                <text:p>-0.00965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000">
                <text:p>84000</text:p>
              </table:table-cell>
              <table:table-cell office:value-type="float" office:value="-0.008">
                <text:p>-0.008</text:p>
              </table:table-cell>
              <table:table-cell office:value-type="float" office:value="0.4548215">
                <text:p>0.45482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500">
                <text:p>84500</text:p>
              </table:table-cell>
              <table:table-cell office:value-type="float" office:value="0.004">
                <text:p>0.004</text:p>
              </table:table-cell>
              <table:table-cell office:value-type="float" office:value="-0.2442855">
                <text:p>-0.24428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5000">
                <text:p>85000</text:p>
              </table:table-cell>
              <table:table-cell office:value-type="float" office:value="0">
                <text:p>0</text:p>
              </table:table-cell>
              <table:table-cell office:value-type="float" office:value="0.1471665">
                <text:p>0.14716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500">
                <text:p>85500</text:p>
              </table:table-cell>
              <table:table-cell office:value-type="float" office:value="0">
                <text:p>0</text:p>
              </table:table-cell>
              <table:table-cell office:value-type="float" office:value="0.1555465">
                <text:p>0.15554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000">
                <text:p>86000</text:p>
              </table:table-cell>
              <table:table-cell office:value-type="float" office:value="0">
                <text:p>0</text:p>
              </table:table-cell>
              <table:table-cell office:value-type="float" office:value="0.3590535">
                <text:p>0.35905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500">
                <text:p>86500</text:p>
              </table:table-cell>
              <table:table-cell office:value-type="float" office:value="0.004">
                <text:p>0.004</text:p>
              </table:table-cell>
              <table:table-cell office:value-type="float" office:value="0.0142885">
                <text:p>0.01428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7000">
                <text:p>87000</text:p>
              </table:table-cell>
              <table:table-cell office:value-type="float" office:value="-0.008">
                <text:p>-0.008</text:p>
              </table:table-cell>
              <table:table-cell office:value-type="float" office:value="-0.227526">
                <text:p>-0.2275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500">
                <text:p>87500</text:p>
              </table:table-cell>
              <table:table-cell office:value-type="float" office:value="0.004">
                <text:p>0.004</text:p>
              </table:table-cell>
              <table:table-cell office:value-type="float" office:value="0.0262595">
                <text:p>0.02625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8000">
                <text:p>88000</text:p>
              </table:table-cell>
              <table:table-cell office:value-type="float" office:value="-0.012">
                <text:p>-0.012</text:p>
              </table:table-cell>
              <table:table-cell office:value-type="float" office:value="0.08372">
                <text:p>0.083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500">
                <text:p>88500</text:p>
              </table:table-cell>
              <table:table-cell office:value-type="float" office:value="-0.016">
                <text:p>-0.016</text:p>
              </table:table-cell>
              <table:table-cell office:value-type="float" office:value="0.05499">
                <text:p>0.054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9000">
                <text:p>89000</text:p>
              </table:table-cell>
              <table:table-cell office:value-type="float" office:value="-0.016">
                <text:p>-0.016</text:p>
              </table:table-cell>
              <table:table-cell office:value-type="float" office:value="-0.095845">
                <text:p>-0.0958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500">
                <text:p>89500</text:p>
              </table:table-cell>
              <table:table-cell office:value-type="float" office:value="0.012">
                <text:p>0.012</text:p>
              </table:table-cell>
              <table:table-cell office:value-type="float" office:value="-0.143729">
                <text:p>-0.1437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000">
                <text:p>90000</text:p>
              </table:table-cell>
              <table:table-cell office:value-type="float" office:value="0.004">
                <text:p>0.004</text:p>
              </table:table-cell>
              <table:table-cell office:value-type="float" office:value="0.1794885">
                <text:p>0.17948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500">
                <text:p>90500</text:p>
              </table:table-cell>
              <table:table-cell office:value-type="float" office:value="0.008">
                <text:p>0.008</text:p>
              </table:table-cell>
              <table:table-cell office:value-type="float" office:value="0.222584">
                <text:p>0.2225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1000">
                <text:p>91000</text:p>
              </table:table-cell>
              <table:table-cell office:value-type="float" office:value="0">
                <text:p>0</text:p>
              </table:table-cell>
              <table:table-cell office:value-type="float" office:value="-0.1856275">
                <text:p>-0.18562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500">
                <text:p>91500</text:p>
              </table:table-cell>
              <table:table-cell office:value-type="float" office:value="-0.028">
                <text:p>-0.028</text:p>
              </table:table-cell>
              <table:table-cell office:value-type="float" office:value="-0.1509115">
                <text:p>-0.15091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2000">
                <text:p>92000</text:p>
              </table:table-cell>
              <table:table-cell office:value-type="float" office:value="-0.024">
                <text:p>-0.024</text:p>
              </table:table-cell>
              <table:table-cell office:value-type="float" office:value="0.210613">
                <text:p>0.2106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500">
                <text:p>92500</text:p>
              </table:table-cell>
              <table:table-cell office:value-type="float" office:value="-0.024">
                <text:p>-0.024</text:p>
              </table:table-cell>
              <table:table-cell office:value-type="float" office:value="0.1076625">
                <text:p>0.1076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3000">
                <text:p>93000</text:p>
              </table:table-cell>
              <table:table-cell office:value-type="float" office:value="-0.008">
                <text:p>-0.008</text:p>
              </table:table-cell>
              <table:table-cell office:value-type="float" office:value="0.0250625">
                <text:p>0.02506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500">
                <text:p>93500</text:p>
              </table:table-cell>
              <table:table-cell office:value-type="float" office:value="0.016">
                <text:p>0.016</text:p>
              </table:table-cell>
              <table:table-cell office:value-type="float" office:value="-0.308929">
                <text:p>-0.3089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4000">
                <text:p>94000</text:p>
              </table:table-cell>
              <table:table-cell office:value-type="float" office:value="-0.036">
                <text:p>-0.036</text:p>
              </table:table-cell>
              <table:table-cell office:value-type="float" office:value="-0.490888">
                <text:p>-0.4908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500">
                <text:p>94500</text:p>
              </table:table-cell>
              <table:table-cell office:value-type="float" office:value="-0.016">
                <text:p>-0.016</text:p>
              </table:table-cell>
              <table:table-cell office:value-type="float" office:value="0.5853055">
                <text:p>0.58530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000">
                <text:p>95000</text:p>
              </table:table-cell>
              <table:table-cell office:value-type="float" office:value="0.02">
                <text:p>0.02</text:p>
              </table:table-cell>
              <table:table-cell office:value-type="float" office:value="0.128013">
                <text:p>0.1280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500">
                <text:p>95500</text:p>
              </table:table-cell>
              <table:table-cell office:value-type="float" office:value="0.012">
                <text:p>0.012</text:p>
              </table:table-cell>
              <table:table-cell office:value-type="float" office:value="0.351871">
                <text:p>0.3518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6000">
                <text:p>96000</text:p>
              </table:table-cell>
              <table:table-cell office:value-type="float" office:value="0.004">
                <text:p>0.004</text:p>
              </table:table-cell>
              <table:table-cell office:value-type="float" office:value="0.0645665">
                <text:p>0.06456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500">
                <text:p>96500</text:p>
              </table:table-cell>
              <table:table-cell office:value-type="float" office:value="0.008">
                <text:p>0.008</text:p>
              </table:table-cell>
              <table:table-cell office:value-type="float" office:value="0.4775665">
                <text:p>0.47756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7000">
                <text:p>97000</text:p>
              </table:table-cell>
              <table:table-cell office:value-type="float" office:value="0.036">
                <text:p>0.036</text:p>
              </table:table-cell>
              <table:table-cell office:value-type="float" office:value="0.1830795">
                <text:p>0.18307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500">
                <text:p>97500</text:p>
              </table:table-cell>
              <table:table-cell office:value-type="float" office:value="0.084">
                <text:p>0.084</text:p>
              </table:table-cell>
              <table:table-cell office:value-type="float" office:value="-0.288578">
                <text:p>-0.2885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8000">
                <text:p>98000</text:p>
              </table:table-cell>
              <table:table-cell office:value-type="float" office:value="0.02">
                <text:p>0.02</text:p>
              </table:table-cell>
              <table:table-cell office:value-type="float" office:value="-0.180839">
                <text:p>-0.1808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500">
                <text:p>98500</text:p>
              </table:table-cell>
              <table:table-cell office:value-type="float" office:value="-0.028">
                <text:p>-0.028</text:p>
              </table:table-cell>
              <table:table-cell office:value-type="float" office:value="0.0753405">
                <text:p>0.07534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000">
                <text:p>99000</text:p>
              </table:table-cell>
              <table:table-cell office:value-type="float" office:value="-0.032">
                <text:p>-0.032</text:p>
              </table:table-cell>
              <table:table-cell office:value-type="float" office:value="0.173503">
                <text:p>0.1735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500">
                <text:p>99500</text:p>
              </table:table-cell>
              <table:table-cell office:value-type="float" office:value="-0.024">
                <text:p>-0.024</text:p>
              </table:table-cell>
              <table:table-cell office:value-type="float" office:value="0.0609755">
                <text:p>0.06097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00">
                <text:p>100000</text:p>
              </table:table-cell>
              <table:table-cell office:value-type="float" office:value="-0.016">
                <text:p>-0.016</text:p>
              </table:table-cell>
              <table:table-cell office:value-type="float" office:value="0.0921">
                <text:p>0.09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500">
                <text:p>100500</text:p>
              </table:table-cell>
              <table:table-cell office:value-type="float" office:value="0.02">
                <text:p>0.02</text:p>
              </table:table-cell>
              <table:table-cell office:value-type="float" office:value="-0.082677">
                <text:p>-0.0826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000">
                <text:p>101000</text:p>
              </table:table-cell>
              <table:table-cell office:value-type="float" office:value="0.012">
                <text:p>0.012</text:p>
              </table:table-cell>
              <table:table-cell office:value-type="float" office:value="0.189065">
                <text:p>0.1890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500">
                <text:p>101500</text:p>
              </table:table-cell>
              <table:table-cell office:value-type="float" office:value="0.008">
                <text:p>0.008</text:p>
              </table:table-cell>
              <table:table-cell office:value-type="float" office:value="0.0609755">
                <text:p>0.0609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2000">
                <text:p>102000</text:p>
              </table:table-cell>
              <table:table-cell office:value-type="float" office:value="0">
                <text:p>0</text:p>
              </table:table-cell>
              <table:table-cell office:value-type="float" office:value="0.05499">
                <text:p>0.054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500">
                <text:p>102500</text:p>
              </table:table-cell>
              <table:table-cell office:value-type="float" office:value="-0.004">
                <text:p>-0.004</text:p>
              </table:table-cell>
              <table:table-cell office:value-type="float" office:value="-0.3532215">
                <text:p>-0.35322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3000">
                <text:p>103000</text:p>
              </table:table-cell>
              <table:table-cell office:value-type="float" office:value="-0.004">
                <text:p>-0.004</text:p>
              </table:table-cell>
              <table:table-cell office:value-type="float" office:value="-0.082677">
                <text:p>-0.0826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500">
                <text:p>103500</text:p>
              </table:table-cell>
              <table:table-cell office:value-type="float" office:value="0">
                <text:p>0</text:p>
              </table:table-cell>
              <table:table-cell office:value-type="float" office:value="0.114845">
                <text:p>0.1148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4000">
                <text:p>104000</text:p>
              </table:table-cell>
              <table:table-cell office:value-type="float" office:value="-0.004">
                <text:p>-0.004</text:p>
              </table:table-cell>
              <table:table-cell office:value-type="float" office:value="0.0537925">
                <text:p>0.05379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500">
                <text:p>104500</text:p>
              </table:table-cell>
              <table:table-cell office:value-type="float" office:value="0">
                <text:p>0</text:p>
              </table:table-cell>
              <table:table-cell office:value-type="float" office:value="-0.107816">
                <text:p>-0.1078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5000">
                <text:p>105000</text:p>
              </table:table-cell>
              <table:table-cell office:value-type="float" office:value="0">
                <text:p>0</text:p>
              </table:table-cell>
              <table:table-cell office:value-type="float" office:value="-0.131758">
                <text:p>-0.1317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500">
                <text:p>105500</text:p>
              </table:table-cell>
              <table:table-cell office:value-type="float" office:value="0">
                <text:p>0</text:p>
              </table:table-cell>
              <table:table-cell office:value-type="float" office:value="0.2154015">
                <text:p>0.21540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6000">
                <text:p>106000</text:p>
              </table:table-cell>
              <table:table-cell office:value-type="float" office:value="0.004">
                <text:p>0.004</text:p>
              </table:table-cell>
              <table:table-cell office:value-type="float" office:value="0.343491">
                <text:p>0.3434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500">
                <text:p>106500</text:p>
              </table:table-cell>
              <table:table-cell office:value-type="float" office:value="0.012">
                <text:p>0.012</text:p>
              </table:table-cell>
              <table:table-cell office:value-type="float" office:value="-0.1269695">
                <text:p>-0.12696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7000">
                <text:p>107000</text:p>
              </table:table-cell>
              <table:table-cell office:value-type="float" office:value="0.012">
                <text:p>0.012</text:p>
              </table:table-cell>
              <table:table-cell office:value-type="float" office:value="-0.3029435">
                <text:p>-0.30294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500">
                <text:p>107500</text:p>
              </table:table-cell>
              <table:table-cell office:value-type="float" office:value="0.008">
                <text:p>0.008</text:p>
              </table:table-cell>
              <table:table-cell office:value-type="float" office:value="0.0274565">
                <text:p>0.02745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8000">
                <text:p>108000</text:p>
              </table:table-cell>
              <table:table-cell office:value-type="float" office:value="0">
                <text:p>0</text:p>
              </table:table-cell>
              <table:table-cell office:value-type="float" office:value="0.4332735">
                <text:p>0.43327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500">
                <text:p>108500</text:p>
              </table:table-cell>
              <table:table-cell office:value-type="float" office:value="-0.004">
                <text:p>-0.004</text:p>
              </table:table-cell>
              <table:table-cell office:value-type="float" office:value="0.1339985">
                <text:p>0.13399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9000">
                <text:p>109000</text:p>
              </table:table-cell>
              <table:table-cell office:value-type="float" office:value="-0.004">
                <text:p>-0.004</text:p>
              </table:table-cell>
              <table:table-cell office:value-type="float" office:value="-0.264636">
                <text:p>-0.2646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500">
                <text:p>109500</text:p>
              </table:table-cell>
              <table:table-cell office:value-type="float" office:value="0.004">
                <text:p>0.004</text:p>
              </table:table-cell>
              <table:table-cell office:value-type="float" office:value="0.033442">
                <text:p>0.0334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0000">
                <text:p>110000</text:p>
              </table:table-cell>
              <table:table-cell office:value-type="float" office:value="-0.004">
                <text:p>-0.004</text:p>
              </table:table-cell>
              <table:table-cell office:value-type="float" office:value="0.201036">
                <text:p>0.2010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500">
                <text:p>110500</text:p>
              </table:table-cell>
              <table:table-cell office:value-type="float" office:value="0">
                <text:p>0</text:p>
              </table:table-cell>
              <table:table-cell office:value-type="float" office:value="0.0645665">
                <text:p>0.06456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1000">
                <text:p>111000</text:p>
              </table:table-cell>
              <table:table-cell office:value-type="float" office:value="0">
                <text:p>0</text:p>
              </table:table-cell>
              <table:table-cell office:value-type="float" office:value="-0.2383">
                <text:p>-0.23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500">
                <text:p>111500</text:p>
              </table:table-cell>
              <table:table-cell office:value-type="float" office:value="0.004">
                <text:p>0.004</text:p>
              </table:table-cell>
              <table:table-cell office:value-type="float" office:value="0.2991985">
                <text:p>0.29919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2000">
                <text:p>112000</text:p>
              </table:table-cell>
              <table:table-cell office:value-type="float" office:value="-0.004">
                <text:p>-0.004</text:p>
              </table:table-cell>
              <table:table-cell office:value-type="float" office:value="0.4189085">
                <text:p>0.41890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500">
                <text:p>112500</text:p>
              </table:table-cell>
              <table:table-cell office:value-type="float" office:value="0">
                <text:p>0</text:p>
              </table:table-cell>
              <table:table-cell office:value-type="float" office:value="-0.0060625">
                <text:p>-0.0060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3000">
                <text:p>113000</text:p>
              </table:table-cell>
              <table:table-cell office:value-type="float" office:value="0">
                <text:p>0</text:p>
              </table:table-cell>
              <table:table-cell office:value-type="float" office:value="-0.1736565">
                <text:p>-0.17365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500">
                <text:p>113500</text:p>
              </table:table-cell>
              <table:table-cell office:value-type="float" office:value="0.004">
                <text:p>0.004</text:p>
              </table:table-cell>
              <table:table-cell office:value-type="float" office:value="-0.360404">
                <text:p>-0.3604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4000">
                <text:p>114000</text:p>
              </table:table-cell>
              <table:table-cell office:value-type="float" office:value="0.004">
                <text:p>0.004</text:p>
              </table:table-cell>
              <table:table-cell office:value-type="float" office:value="-0.168868">
                <text:p>-0.1688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500">
                <text:p>114500</text:p>
              </table:table-cell>
              <table:table-cell office:value-type="float" office:value="-0.008">
                <text:p>-0.008</text:p>
              </table:table-cell>
              <table:table-cell office:value-type="float" office:value="0.104071">
                <text:p>0.1040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5000">
                <text:p>115000</text:p>
              </table:table-cell>
              <table:table-cell office:value-type="float" office:value="-0.008">
                <text:p>-0.008</text:p>
              </table:table-cell>
              <table:table-cell office:value-type="float" office:value="0.078932">
                <text:p>0.0789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500">
                <text:p>115500</text:p>
              </table:table-cell>
              <table:table-cell office:value-type="float" office:value="0.004">
                <text:p>0.004</text:p>
              </table:table-cell>
              <table:table-cell office:value-type="float" office:value="-0.03599">
                <text:p>-0.035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6000">
                <text:p>116000</text:p>
              </table:table-cell>
              <table:table-cell office:value-type="float" office:value="0.012">
                <text:p>0.012</text:p>
              </table:table-cell>
              <table:table-cell office:value-type="float" office:value="0.268074">
                <text:p>0.2680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500">
                <text:p>116500</text:p>
              </table:table-cell>
              <table:table-cell office:value-type="float" office:value="-0.004">
                <text:p>-0.004</text:p>
              </table:table-cell>
              <table:table-cell office:value-type="float" office:value="0.269271">
                <text:p>0.2692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7000">
                <text:p>117000</text:p>
              </table:table-cell>
              <table:table-cell office:value-type="float" office:value="-0.008">
                <text:p>-0.008</text:p>
              </table:table-cell>
              <table:table-cell office:value-type="float" office:value="0.3363085">
                <text:p>0.33630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500">
                <text:p>117500</text:p>
              </table:table-cell>
              <table:table-cell office:value-type="float" office:value="-0.016">
                <text:p>-0.016</text:p>
              </table:table-cell>
              <table:table-cell office:value-type="float" office:value="-0.19281">
                <text:p>-0.192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8000">
                <text:p>118000</text:p>
              </table:table-cell>
              <table:table-cell office:value-type="float" office:value="-0.016">
                <text:p>-0.016</text:p>
              </table:table-cell>
              <table:table-cell office:value-type="float" office:value="0.554181">
                <text:p>0.5541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8500">
                <text:p>118500</text:p>
              </table:table-cell>
              <table:table-cell office:value-type="float" office:value="0">
                <text:p>0</text:p>
              </table:table-cell>
              <table:table-cell office:value-type="float" office:value="0.319549">
                <text:p>0.3195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9000">
                <text:p>119000</text:p>
              </table:table-cell>
              <table:table-cell office:value-type="float" office:value="0.004">
                <text:p>0.004</text:p>
              </table:table-cell>
              <table:table-cell office:value-type="float" office:value="0.2177955">
                <text:p>0.21779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9500">
                <text:p>119500</text:p>
              </table:table-cell>
              <table:table-cell office:value-type="float" office:value="0.012">
                <text:p>0.012</text:p>
              </table:table-cell>
              <table:table-cell office:value-type="float" office:value="-0.070706">
                <text:p>-0.0707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0000">
                <text:p>120000</text:p>
              </table:table-cell>
              <table:table-cell office:value-type="float" office:value="0">
                <text:p>0</text:p>
              </table:table-cell>
              <table:table-cell office:value-type="float" office:value="-0.0671145">
                <text:p>-0.06711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0500">
                <text:p>120500</text:p>
              </table:table-cell>
              <table:table-cell office:value-type="float" office:value="0">
                <text:p>0</text:p>
              </table:table-cell>
              <table:table-cell office:value-type="float" office:value="0.629598">
                <text:p>0.6295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1000">
                <text:p>121000</text:p>
              </table:table-cell>
              <table:table-cell office:value-type="float" office:value="-0.004">
                <text:p>-0.004</text:p>
              </table:table-cell>
              <table:table-cell office:value-type="float" office:value="0.1124505">
                <text:p>0.11245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500">
                <text:p>121500</text:p>
              </table:table-cell>
              <table:table-cell office:value-type="float" office:value="0">
                <text:p>0</text:p>
              </table:table-cell>
              <table:table-cell office:value-type="float" office:value="0.0753405">
                <text:p>0.07534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2000">
                <text:p>122000</text:p>
              </table:table-cell>
              <table:table-cell office:value-type="float" office:value="0">
                <text:p>0</text:p>
              </table:table-cell>
              <table:table-cell office:value-type="float" office:value="0.05499">
                <text:p>0.054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2500">
                <text:p>122500</text:p>
              </table:table-cell>
              <table:table-cell office:value-type="float" office:value="-0.06">
                <text:p>-0.06</text:p>
              </table:table-cell>
              <table:table-cell office:value-type="float" office:value="0.078932">
                <text:p>0.0789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3000">
                <text:p>123000</text:p>
              </table:table-cell>
              <table:table-cell office:value-type="float" office:value="-0.016">
                <text:p>-0.016</text:p>
              </table:table-cell>
              <table:table-cell office:value-type="float" office:value="0.0382305">
                <text:p>0.03823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3500">
                <text:p>123500</text:p>
              </table:table-cell>
              <table:table-cell office:value-type="float" office:value="-0.004">
                <text:p>-0.004</text:p>
              </table:table-cell>
              <table:table-cell office:value-type="float" office:value="0.058581">
                <text:p>0.0585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4000">
                <text:p>124000</text:p>
              </table:table-cell>
              <table:table-cell office:value-type="float" office:value="0">
                <text:p>0</text:p>
              </table:table-cell>
              <table:table-cell office:value-type="float" office:value="0.0502015">
                <text:p>0.05020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500">
                <text:p>124500</text:p>
              </table:table-cell>
              <table:table-cell office:value-type="float" office:value="0">
                <text:p>0</text:p>
              </table:table-cell>
              <table:table-cell office:value-type="float" office:value="0.0274565">
                <text:p>0.02745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5000">
                <text:p>125000</text:p>
              </table:table-cell>
              <table:table-cell office:value-type="float" office:value="0.004">
                <text:p>0.004</text:p>
              </table:table-cell>
              <table:table-cell office:value-type="float" office:value="-0.039581">
                <text:p>-0.0395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5500">
                <text:p>125500</text:p>
              </table:table-cell>
              <table:table-cell office:value-type="float" office:value="0.012">
                <text:p>0.012</text:p>
              </table:table-cell>
              <table:table-cell office:value-type="float" office:value="0.05499">
                <text:p>0.054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6000">
                <text:p>126000</text:p>
              </table:table-cell>
              <table:table-cell office:value-type="float" office:value="0.028">
                <text:p>0.028</text:p>
              </table:table-cell>
              <table:table-cell office:value-type="float" office:value="-0.1006335">
                <text:p>-0.10063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6500">
                <text:p>126500</text:p>
              </table:table-cell>
              <table:table-cell office:value-type="float" office:value="-0.032">
                <text:p>-0.032</text:p>
              </table:table-cell>
              <table:table-cell office:value-type="float" office:value="-0.132955">
                <text:p>-0.1329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7000">
                <text:p>127000</text:p>
              </table:table-cell>
              <table:table-cell office:value-type="float" office:value="-0.036">
                <text:p>-0.036</text:p>
              </table:table-cell>
              <table:table-cell office:value-type="float" office:value="-0.0108505">
                <text:p>-0.01085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500">
                <text:p>127500</text:p>
              </table:table-cell>
              <table:table-cell office:value-type="float" office:value="-0.004">
                <text:p>-0.004</text:p>
              </table:table-cell>
              <table:table-cell office:value-type="float" office:value="0.0262595">
                <text:p>0.02625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8000">
                <text:p>128000</text:p>
              </table:table-cell>
              <table:table-cell office:value-type="float" office:value="0.012">
                <text:p>0.012</text:p>
              </table:table-cell>
              <table:table-cell office:value-type="float" office:value="0.0298505">
                <text:p>0.02985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8500">
                <text:p>128500</text:p>
              </table:table-cell>
              <table:table-cell office:value-type="float" office:value="0.008">
                <text:p>0.008</text:p>
              </table:table-cell>
              <table:table-cell office:value-type="float" office:value="0.576926">
                <text:p>0.5769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9000">
                <text:p>129000</text:p>
              </table:table-cell>
              <table:table-cell office:value-type="float" office:value="0.02">
                <text:p>0.02</text:p>
              </table:table-cell>
              <table:table-cell office:value-type="float" office:value="0.258497">
                <text:p>0.2584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9500">
                <text:p>129500</text:p>
              </table:table-cell>
              <table:table-cell office:value-type="float" office:value="-0.004">
                <text:p>-0.004</text:p>
              </table:table-cell>
              <table:table-cell office:value-type="float" office:value="-0.0647205">
                <text:p>-0.06472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0000">
                <text:p>130000</text:p>
              </table:table-cell>
              <table:table-cell office:value-type="float" office:value="-0.016">
                <text:p>-0.016</text:p>
              </table:table-cell>
              <table:table-cell office:value-type="float" office:value="-0.1161955">
                <text:p>-0.11619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500">
                <text:p>130500</text:p>
              </table:table-cell>
              <table:table-cell office:value-type="float" office:value="-0.008">
                <text:p>-0.008</text:p>
              </table:table-cell>
              <table:table-cell office:value-type="float" office:value="0.0633695">
                <text:p>0.06336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1000">
                <text:p>131000</text:p>
              </table:table-cell>
              <table:table-cell office:value-type="float" office:value="0.016">
                <text:p>0.016</text:p>
              </table:table-cell>
              <table:table-cell office:value-type="float" office:value="0.1328015">
                <text:p>0.13280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1500">
                <text:p>131500</text:p>
              </table:table-cell>
              <table:table-cell office:value-type="float" office:value="0">
                <text:p>0</text:p>
              </table:table-cell>
              <table:table-cell office:value-type="float" office:value="-0.038384">
                <text:p>-0.0383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2000">
                <text:p>132000</text:p>
              </table:table-cell>
              <table:table-cell office:value-type="float" office:value="0">
                <text:p>0</text:p>
              </table:table-cell>
              <table:table-cell office:value-type="float" office:value="-0.0000769999999999989">
                <text:p>-0.00007699999999999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2500">
                <text:p>132500</text:p>
              </table:table-cell>
              <table:table-cell office:value-type="float" office:value="0">
                <text:p>0</text:p>
              </table:table-cell>
              <table:table-cell office:value-type="float" office:value="-0.0072595">
                <text:p>-0.00725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3000">
                <text:p>133000</text:p>
              </table:table-cell>
              <table:table-cell office:value-type="float" office:value="0.012">
                <text:p>0.012</text:p>
              </table:table-cell>
              <table:table-cell office:value-type="float" office:value="0.0154855">
                <text:p>0.01548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3500">
                <text:p>133500</text:p>
              </table:table-cell>
              <table:table-cell office:value-type="float" office:value="0.028">
                <text:p>0.028</text:p>
              </table:table-cell>
              <table:table-cell office:value-type="float" office:value="-0.2598475">
                <text:p>-0.25984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4000">
                <text:p>134000</text:p>
              </table:table-cell>
              <table:table-cell office:value-type="float" office:value="0.064">
                <text:p>0.064</text:p>
              </table:table-cell>
              <table:table-cell office:value-type="float" office:value="0.1088595">
                <text:p>0.10885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500">
                <text:p>134500</text:p>
              </table:table-cell>
              <table:table-cell office:value-type="float" office:value="0.02">
                <text:p>0.02</text:p>
              </table:table-cell>
              <table:table-cell office:value-type="float" office:value="0.1471665">
                <text:p>0.14716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5000">
                <text:p>135000</text:p>
              </table:table-cell>
              <table:table-cell office:value-type="float" office:value="-0.096">
                <text:p>-0.096</text:p>
              </table:table-cell>
              <table:table-cell office:value-type="float" office:value="-0.22992">
                <text:p>-0.229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5500">
                <text:p>135500</text:p>
              </table:table-cell>
              <table:table-cell office:value-type="float" office:value="-0.024">
                <text:p>-0.024</text:p>
              </table:table-cell>
              <table:table-cell office:value-type="float" office:value="0.05499">
                <text:p>0.054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6000">
                <text:p>136000</text:p>
              </table:table-cell>
              <table:table-cell office:value-type="float" office:value="-0.004">
                <text:p>-0.004</text:p>
              </table:table-cell>
              <table:table-cell office:value-type="float" office:value="-0.0072595">
                <text:p>-0.00725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6500">
                <text:p>136500</text:p>
              </table:table-cell>
              <table:table-cell office:value-type="float" office:value="0">
                <text:p>0</text:p>
              </table:table-cell>
              <table:table-cell office:value-type="float" office:value="-0.0192305">
                <text:p>-0.01923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7000">
                <text:p>137000</text:p>
              </table:table-cell>
              <table:table-cell office:value-type="float" office:value="0">
                <text:p>0</text:p>
              </table:table-cell>
              <table:table-cell office:value-type="float" office:value="0.008303">
                <text:p>0.0083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7500">
                <text:p>137500</text:p>
              </table:table-cell>
              <table:table-cell office:value-type="float" office:value="0">
                <text:p>0</text:p>
              </table:table-cell>
              <table:table-cell office:value-type="float" office:value="-0.003668">
                <text:p>-0.0036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8000">
                <text:p>138000</text:p>
              </table:table-cell>
              <table:table-cell office:value-type="float" office:value="0">
                <text:p>0</text:p>
              </table:table-cell>
              <table:table-cell office:value-type="float" office:value="-0.002471">
                <text:p>-0.0024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8500">
                <text:p>138500</text:p>
              </table:table-cell>
              <table:table-cell office:value-type="float" office:value="0">
                <text:p>0</text:p>
              </table:table-cell>
              <table:table-cell office:value-type="float" office:value="-0.0084565">
                <text:p>-0.00845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9000">
                <text:p>139000</text:p>
              </table:table-cell>
              <table:table-cell office:value-type="float" office:value="0">
                <text:p>0</text:p>
              </table:table-cell>
              <table:table-cell office:value-type="float" office:value="0.0166825">
                <text:p>0.01668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500">
                <text:p>139500</text:p>
              </table:table-cell>
              <table:table-cell office:value-type="float" office:value="0">
                <text:p>0</text:p>
              </table:table-cell>
              <table:table-cell office:value-type="float" office:value="-0.014442">
                <text:p>-0.0144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0000">
                <text:p>140000</text:p>
              </table:table-cell>
              <table:table-cell office:value-type="float" office:value="0">
                <text:p>0</text:p>
              </table:table-cell>
              <table:table-cell office:value-type="float" office:value="0.0166825">
                <text:p>0.01668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0500">
                <text:p>140500</text:p>
              </table:table-cell>
              <table:table-cell office:value-type="float" office:value="0">
                <text:p>0</text:p>
              </table:table-cell>
              <table:table-cell office:value-type="float" office:value="0.0023175">
                <text:p>0.00231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1000">
                <text:p>141000</text:p>
              </table:table-cell>
              <table:table-cell office:value-type="float" office:value="0.004">
                <text:p>0.004</text:p>
              </table:table-cell>
              <table:table-cell office:value-type="float" office:value="0.008303">
                <text:p>0.0083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1500">
                <text:p>141500</text:p>
              </table:table-cell>
              <table:table-cell office:value-type="float" office:value="-0.004">
                <text:p>-0.004</text:p>
              </table:table-cell>
              <table:table-cell office:value-type="float" office:value="-0.015639">
                <text:p>-0.0156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2000">
                <text:p>142000</text:p>
              </table:table-cell>
              <table:table-cell office:value-type="float" office:value="0">
                <text:p>0</text:p>
              </table:table-cell>
              <table:table-cell office:value-type="float" office:value="-0.0108505">
                <text:p>-0.01085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500">
                <text:p>142500</text:p>
              </table:table-cell>
              <table:table-cell office:value-type="float" office:value="0">
                <text:p>0</text:p>
              </table:table-cell>
              <table:table-cell office:value-type="float" office:value="-0.0060625">
                <text:p>-0.00606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3000">
                <text:p>143000</text:p>
              </table:table-cell>
              <table:table-cell office:value-type="float" office:value="0">
                <text:p>0</text:p>
              </table:table-cell>
              <table:table-cell office:value-type="float" office:value="0.0130915">
                <text:p>0.01309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500">
                <text:p>143500</text:p>
              </table:table-cell>
              <table:table-cell office:value-type="float" office:value="0">
                <text:p>0</text:p>
              </table:table-cell>
              <table:table-cell office:value-type="float" office:value="-0.0060625">
                <text:p>-0.0060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4000">
                <text:p>144000</text:p>
              </table:table-cell>
              <table:table-cell office:value-type="float" office:value="0">
                <text:p>0</text:p>
              </table:table-cell>
              <table:table-cell office:value-type="float" office:value="0.044216">
                <text:p>0.0442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500">
                <text:p>144500</text:p>
              </table:table-cell>
              <table:table-cell office:value-type="float" office:value="0">
                <text:p>0</text:p>
              </table:table-cell>
              <table:table-cell office:value-type="float" office:value="-0.170065">
                <text:p>-0.1700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5000">
                <text:p>145000</text:p>
              </table:table-cell>
              <table:table-cell office:value-type="float" office:value="-0.04">
                <text:p>-0.04</text:p>
              </table:table-cell>
              <table:table-cell office:value-type="float" office:value="-0.2550595">
                <text:p>-0.25505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5500">
                <text:p>145500</text:p>
              </table:table-cell>
              <table:table-cell office:value-type="float" office:value="0.024">
                <text:p>0.024</text:p>
              </table:table-cell>
              <table:table-cell office:value-type="float" office:value="0.2154015">
                <text:p>0.21540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6000">
                <text:p>146000</text:p>
              </table:table-cell>
              <table:table-cell office:value-type="float" office:value="0.016">
                <text:p>0.016</text:p>
              </table:table-cell>
              <table:table-cell office:value-type="float" office:value="-0.0192305">
                <text:p>-0.01923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500">
                <text:p>146500</text:p>
              </table:table-cell>
              <table:table-cell office:value-type="float" office:value="0">
                <text:p>0</text:p>
              </table:table-cell>
              <table:table-cell office:value-type="float" office:value="-0.001274">
                <text:p>-0.0012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7000">
                <text:p>147000</text:p>
              </table:table-cell>
              <table:table-cell office:value-type="float" office:value="0">
                <text:p>0</text:p>
              </table:table-cell>
              <table:table-cell office:value-type="float" office:value="-0.016836">
                <text:p>-0.0168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7500">
                <text:p>147500</text:p>
              </table:table-cell>
              <table:table-cell office:value-type="float" office:value="0">
                <text:p>0</text:p>
              </table:table-cell>
              <table:table-cell office:value-type="float" office:value="0.0142885">
                <text:p>0.01428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8000">
                <text:p>148000</text:p>
              </table:table-cell>
              <table:table-cell office:value-type="float" office:value="0">
                <text:p>0</text:p>
              </table:table-cell>
              <table:table-cell office:value-type="float" office:value="-0.0335955">
                <text:p>-0.03359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8500">
                <text:p>148500</text:p>
              </table:table-cell>
              <table:table-cell office:value-type="float" office:value="0">
                <text:p>0</text:p>
              </table:table-cell>
              <table:table-cell office:value-type="float" office:value="-0.026413">
                <text:p>-0.0264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9000">
                <text:p>149000</text:p>
              </table:table-cell>
              <table:table-cell office:value-type="float" office:value="0">
                <text:p>0</text:p>
              </table:table-cell>
              <table:table-cell office:value-type="float" office:value="0.0166825">
                <text:p>0.01668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500">
                <text:p>149500</text:p>
              </table:table-cell>
              <table:table-cell office:value-type="float" office:value="-0.028">
                <text:p>-0.028</text:p>
              </table:table-cell>
              <table:table-cell office:value-type="float" office:value="-0.0551435">
                <text:p>-0.05514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0000">
                <text:p>150000</text:p>
              </table:table-cell>
              <table:table-cell office:value-type="float" office:value="0.008">
                <text:p>0.008</text:p>
              </table:table-cell>
              <table:table-cell office:value-type="float" office:value="0.16632">
                <text:p>0.166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0500">
                <text:p>150500</text:p>
              </table:table-cell>
              <table:table-cell office:value-type="float" office:value="0.02">
                <text:p>0.02</text:p>
              </table:table-cell>
              <table:table-cell office:value-type="float" office:value="0.043019">
                <text:p>0.0430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1000">
                <text:p>151000</text:p>
              </table:table-cell>
              <table:table-cell office:value-type="float" office:value="0">
                <text:p>0</text:p>
              </table:table-cell>
              <table:table-cell office:value-type="float" office:value="0.011894">
                <text:p>0.0118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500">
                <text:p>151500</text:p>
              </table:table-cell>
              <table:table-cell office:value-type="float" office:value="0">
                <text:p>0</text:p>
              </table:table-cell>
              <table:table-cell office:value-type="float" office:value="0.007106">
                <text:p>0.0071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2000">
                <text:p>152000</text:p>
              </table:table-cell>
              <table:table-cell office:value-type="float" office:value="-0.056">
                <text:p>-0.056</text:p>
              </table:table-cell>
              <table:table-cell office:value-type="float" office:value="-0.3197025">
                <text:p>-0.31970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2500">
                <text:p>152500</text:p>
              </table:table-cell>
              <table:table-cell office:value-type="float" office:value="-0.088">
                <text:p>-0.088</text:p>
              </table:table-cell>
              <table:table-cell office:value-type="float" office:value="-0.083874">
                <text:p>-0.0838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3000">
                <text:p>153000</text:p>
              </table:table-cell>
              <table:table-cell office:value-type="float" office:value="0.108">
                <text:p>0.108</text:p>
              </table:table-cell>
              <table:table-cell office:value-type="float" office:value="0.318352">
                <text:p>0.3183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3500">
                <text:p>153500</text:p>
              </table:table-cell>
              <table:table-cell office:value-type="float" office:value="0.036">
                <text:p>0.036</text:p>
              </table:table-cell>
              <table:table-cell office:value-type="float" office:value="0.010697">
                <text:p>0.0106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4000">
                <text:p>154000</text:p>
              </table:table-cell>
              <table:table-cell office:value-type="float" office:value="0">
                <text:p>0</text:p>
              </table:table-cell>
              <table:table-cell office:value-type="float" office:value="-0.026413">
                <text:p>-0.0264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4500">
                <text:p>154500</text:p>
              </table:table-cell>
              <table:table-cell office:value-type="float" office:value="0">
                <text:p>0</text:p>
              </table:table-cell>
              <table:table-cell office:value-type="float" office:value="0.007106">
                <text:p>0.0071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5000">
                <text:p>155000</text:p>
              </table:table-cell>
              <table:table-cell office:value-type="float" office:value="0">
                <text:p>0</text:p>
              </table:table-cell>
              <table:table-cell office:value-type="float" office:value="-0.002471">
                <text:p>-0.0024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500">
                <text:p>155500</text:p>
              </table:table-cell>
              <table:table-cell office:value-type="float" office:value="0">
                <text:p>0</text:p>
              </table:table-cell>
              <table:table-cell office:value-type="float" office:value="0.0059085">
                <text:p>0.00590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6000">
                <text:p>156000</text:p>
              </table:table-cell>
              <table:table-cell office:value-type="float" office:value="0">
                <text:p>0</text:p>
              </table:table-cell>
              <table:table-cell office:value-type="float" office:value="-0.03599">
                <text:p>-0.035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500">
                <text:p>156500</text:p>
              </table:table-cell>
              <table:table-cell office:value-type="float" office:value="0.02">
                <text:p>0.02</text:p>
              </table:table-cell>
              <table:table-cell office:value-type="float" office:value="0.1591375">
                <text:p>0.15913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7000">
                <text:p>157000</text:p>
              </table:table-cell>
              <table:table-cell office:value-type="float" office:value="0.044">
                <text:p>0.044</text:p>
              </table:table-cell>
              <table:table-cell office:value-type="float" office:value="-0.1269695">
                <text:p>-0.12696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500">
                <text:p>157500</text:p>
              </table:table-cell>
              <table:table-cell office:value-type="float" office:value="0.016">
                <text:p>0.016</text:p>
              </table:table-cell>
              <table:table-cell office:value-type="float" office:value="-0.0551435">
                <text:p>-0.05514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8000">
                <text:p>158000</text:p>
              </table:table-cell>
              <table:table-cell office:value-type="float" office:value="0.052">
                <text:p>0.052</text:p>
              </table:table-cell>
              <table:table-cell office:value-type="float" office:value="0.391375">
                <text:p>0.3913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8500">
                <text:p>158500</text:p>
              </table:table-cell>
              <table:table-cell office:value-type="float" office:value="-0.096">
                <text:p>-0.096</text:p>
              </table:table-cell>
              <table:table-cell office:value-type="float" office:value="0.031048">
                <text:p>0.0310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9000">
                <text:p>159000</text:p>
              </table:table-cell>
              <table:table-cell office:value-type="float" office:value="-0.036">
                <text:p>-0.036</text:p>
              </table:table-cell>
              <table:table-cell office:value-type="float" office:value="0.0394275">
                <text:p>0.03942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9500">
                <text:p>159500</text:p>
              </table:table-cell>
              <table:table-cell office:value-type="float" office:value="0">
                <text:p>0</text:p>
              </table:table-cell>
              <table:table-cell office:value-type="float" office:value="-0.0084565">
                <text:p>-0.00845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0000">
                <text:p>160000</text:p>
              </table:table-cell>
              <table:table-cell office:value-type="float" office:value="0">
                <text:p>0</text:p>
              </table:table-cell>
              <table:table-cell office:value-type="float" office:value="0.043019">
                <text:p>0.0430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0500">
                <text:p>160500</text:p>
              </table:table-cell>
              <table:table-cell office:value-type="float" office:value="0.012">
                <text:p>0.012</text:p>
              </table:table-cell>
              <table:table-cell office:value-type="float" office:value="-0.1042245">
                <text:p>-0.10422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1000">
                <text:p>161000</text:p>
              </table:table-cell>
              <table:table-cell office:value-type="float" office:value="-0.064">
                <text:p>-0.064</text:p>
              </table:table-cell>
              <table:table-cell office:value-type="float" office:value="0.2309635">
                <text:p>0.23096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500">
                <text:p>161500</text:p>
              </table:table-cell>
              <table:table-cell office:value-type="float" office:value="-0.032">
                <text:p>-0.032</text:p>
              </table:table-cell>
              <table:table-cell office:value-type="float" office:value="0.318352">
                <text:p>0.3183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2000">
                <text:p>162000</text:p>
              </table:table-cell>
              <table:table-cell office:value-type="float" office:value="-0.04">
                <text:p>-0.04</text:p>
              </table:table-cell>
              <table:table-cell office:value-type="float" office:value="0.0777345">
                <text:p>0.07773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500">
                <text:p>162500</text:p>
              </table:table-cell>
              <table:table-cell office:value-type="float" office:value="-0.024">
                <text:p>-0.024</text:p>
              </table:table-cell>
              <table:table-cell office:value-type="float" office:value="0.0011205">
                <text:p>0.00112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3000">
                <text:p>163000</text:p>
              </table:table-cell>
              <table:table-cell office:value-type="float" office:value="0.12">
                <text:p>0.12</text:p>
              </table:table-cell>
              <table:table-cell office:value-type="float" office:value="-0.0455665">
                <text:p>-0.04556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3500">
                <text:p>163500</text:p>
              </table:table-cell>
              <table:table-cell office:value-type="float" office:value="0.028">
                <text:p>0.028</text:p>
              </table:table-cell>
              <table:table-cell office:value-type="float" office:value="0.033442">
                <text:p>0.0334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4000">
                <text:p>164000</text:p>
              </table:table-cell>
              <table:table-cell office:value-type="float" office:value="0.004">
                <text:p>0.004</text:p>
              </table:table-cell>
              <table:table-cell office:value-type="float" office:value="-0.0575375">
                <text:p>-0.05753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500">
                <text:p>164500</text:p>
              </table:table-cell>
              <table:table-cell office:value-type="float" office:value="-0.008">
                <text:p>-0.008</text:p>
              </table:table-cell>
              <table:table-cell office:value-type="float" office:value="-0.025216">
                <text:p>-0.0252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5000">
                <text:p>165000</text:p>
              </table:table-cell>
              <table:table-cell office:value-type="float" office:value="0.004">
                <text:p>0.004</text:p>
              </table:table-cell>
              <table:table-cell office:value-type="float" office:value="-0.001274">
                <text:p>-0.0012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500">
                <text:p>165500</text:p>
              </table:table-cell>
              <table:table-cell office:value-type="float" office:value="0">
                <text:p>0</text:p>
              </table:table-cell>
              <table:table-cell office:value-type="float" office:value="-0.0096535">
                <text:p>-0.00965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6000">
                <text:p>166000</text:p>
              </table:table-cell>
              <table:table-cell office:value-type="float" office:value="0">
                <text:p>0</text:p>
              </table:table-cell>
              <table:table-cell office:value-type="float" office:value="-0.0192305">
                <text:p>-0.01923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6500">
                <text:p>166500</text:p>
              </table:table-cell>
              <table:table-cell office:value-type="float" office:value="0">
                <text:p>0</text:p>
              </table:table-cell>
              <table:table-cell office:value-type="float" office:value="-0.0335955">
                <text:p>-0.03359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7000">
                <text:p>167000</text:p>
              </table:table-cell>
              <table:table-cell office:value-type="float" office:value="0">
                <text:p>0</text:p>
              </table:table-cell>
              <table:table-cell office:value-type="float" office:value="-0.0000769999999999989">
                <text:p>-0.00007699999999999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7500">
                <text:p>167500</text:p>
              </table:table-cell>
              <table:table-cell office:value-type="float" office:value="0">
                <text:p>0</text:p>
              </table:table-cell>
              <table:table-cell office:value-type="float" office:value="0.021471">
                <text:p>0.0214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8000">
                <text:p>168000</text:p>
              </table:table-cell>
              <table:table-cell office:value-type="float" office:value="0">
                <text:p>0</text:p>
              </table:table-cell>
              <table:table-cell office:value-type="float" office:value="-0.004865">
                <text:p>-0.0048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8500">
                <text:p>168500</text:p>
              </table:table-cell>
              <table:table-cell office:value-type="float" office:value="0">
                <text:p>0</text:p>
              </table:table-cell>
              <table:table-cell office:value-type="float" office:value="-0.013245">
                <text:p>-0.0132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9000">
                <text:p>169000</text:p>
              </table:table-cell>
              <table:table-cell office:value-type="float" office:value="0">
                <text:p>0</text:p>
              </table:table-cell>
              <table:table-cell office:value-type="float" office:value="0.010697">
                <text:p>0.0106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9500">
                <text:p>169500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0000">
                <text:p>170000</text:p>
              </table:table-cell>
              <table:table-cell office:value-type="float" office:value="0">
                <text:p>0</text:p>
              </table:table-cell>
              <table:table-cell office:value-type="float" office:value="-0.0180335">
                <text:p>-0.01803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500">
                <text:p>170500</text:p>
              </table:table-cell>
              <table:table-cell office:value-type="float" office:value="0">
                <text:p>0</text:p>
              </table:table-cell>
              <table:table-cell office:value-type="float" office:value="-0.02761">
                <text:p>-0.027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1000">
                <text:p>171000</text:p>
              </table:table-cell>
              <table:table-cell office:value-type="float" office:value="0">
                <text:p>0</text:p>
              </table:table-cell>
              <table:table-cell office:value-type="float" office:value="-0.012048">
                <text:p>-0.0120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1500">
                <text:p>171500</text:p>
              </table:table-cell>
              <table:table-cell office:value-type="float" office:value="0">
                <text:p>0</text:p>
              </table:table-cell>
              <table:table-cell office:value-type="float" office:value="-0.0323985">
                <text:p>-0.03239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2000">
                <text:p>172000</text:p>
              </table:table-cell>
              <table:table-cell office:value-type="float" office:value="0">
                <text:p>0</text:p>
              </table:table-cell>
              <table:table-cell office:value-type="float" office:value="-0.012048">
                <text:p>-0.0120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2500">
                <text:p>172500</text:p>
              </table:table-cell>
              <table:table-cell office:value-type="float" office:value="0">
                <text:p>0</text:p>
              </table:table-cell>
              <table:table-cell office:value-type="float" office:value="-0.024019">
                <text:p>-0.0240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3000">
                <text:p>173000</text:p>
              </table:table-cell>
              <table:table-cell office:value-type="float" office:value="0">
                <text:p>0</text:p>
              </table:table-cell>
              <table:table-cell office:value-type="float" office:value="0.0059085">
                <text:p>0.00590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3500">
                <text:p>173500</text:p>
              </table:table-cell>
              <table:table-cell office:value-type="float" office:value="0">
                <text:p>0</text:p>
              </table:table-cell>
              <table:table-cell office:value-type="float" office:value="0.011894">
                <text:p>0.0118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4000">
                <text:p>174000</text:p>
              </table:table-cell>
              <table:table-cell office:value-type="float" office:value="0">
                <text:p>0</text:p>
              </table:table-cell>
              <table:table-cell office:value-type="float" office:value="-0.012048">
                <text:p>-0.0120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4500">
                <text:p>174500</text:p>
              </table:table-cell>
              <table:table-cell office:value-type="float" office:value="0">
                <text:p>0</text:p>
              </table:table-cell>
              <table:table-cell office:value-type="float" office:value="-0.001274">
                <text:p>-0.0012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5000">
                <text:p>175000</text:p>
              </table:table-cell>
              <table:table-cell office:value-type="float" office:value="0">
                <text:p>0</text:p>
              </table:table-cell>
              <table:table-cell office:value-type="float" office:value="-0.026413">
                <text:p>-0.0264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5500">
                <text:p>175500</text:p>
              </table:table-cell>
              <table:table-cell office:value-type="float" office:value="0">
                <text:p>0</text:p>
              </table:table-cell>
              <table:table-cell office:value-type="float" office:value="0.020274">
                <text:p>0.0202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6000">
                <text:p>176000</text:p>
              </table:table-cell>
              <table:table-cell office:value-type="float" office:value="0">
                <text:p>0</text:p>
              </table:table-cell>
              <table:table-cell office:value-type="float" office:value="-0.0180335">
                <text:p>-0.01803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6500">
                <text:p>176500</text:p>
              </table:table-cell>
              <table:table-cell office:value-type="float" office:value="0">
                <text:p>0</text:p>
              </table:table-cell>
              <table:table-cell office:value-type="float" office:value="-0.004865">
                <text:p>-0.0048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7000">
                <text:p>177000</text:p>
              </table:table-cell>
              <table:table-cell office:value-type="float" office:value="0">
                <text:p>0</text:p>
              </table:table-cell>
              <table:table-cell office:value-type="float" office:value="-0.0108505">
                <text:p>-0.01085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7500">
                <text:p>177500</text:p>
              </table:table-cell>
              <table:table-cell office:value-type="float" office:value="0">
                <text:p>0</text:p>
              </table:table-cell>
              <table:table-cell office:value-type="float" office:value="-0.063523">
                <text:p>-0.0635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8000">
                <text:p>178000</text:p>
              </table:table-cell>
              <table:table-cell office:value-type="float" office:value="0">
                <text:p>0</text:p>
              </table:table-cell>
              <table:table-cell office:value-type="float" office:value="-0.0192305">
                <text:p>-0.01923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500">
                <text:p>178500</text:p>
              </table:table-cell>
              <table:table-cell office:value-type="float" office:value="0">
                <text:p>0</text:p>
              </table:table-cell>
              <table:table-cell office:value-type="float" office:value="0.0262595">
                <text:p>0.02625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9000">
                <text:p>179000</text:p>
              </table:table-cell>
              <table:table-cell office:value-type="float" office:value="0">
                <text:p>0</text:p>
              </table:table-cell>
              <table:table-cell office:value-type="float" office:value="-0.014442">
                <text:p>-0.0144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9500">
                <text:p>179500</text:p>
              </table:table-cell>
              <table:table-cell office:value-type="float" office:value="0">
                <text:p>0</text:p>
              </table:table-cell>
              <table:table-cell office:value-type="float" office:value="-0.0216245">
                <text:p>-0.02162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0000">
                <text:p>180000</text:p>
              </table:table-cell>
              <table:table-cell office:value-type="float" office:value="0">
                <text:p>0</text:p>
              </table:table-cell>
              <table:table-cell office:value-type="float" office:value="0.0250625">
                <text:p>0.02506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500">
                <text:p>180500</text:p>
              </table:table-cell>
              <table:table-cell office:value-type="float" office:value="0">
                <text:p>0</text:p>
              </table:table-cell>
              <table:table-cell office:value-type="float" office:value="-0.0192305">
                <text:p>-0.01923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1000">
                <text:p>181000</text:p>
              </table:table-cell>
              <table:table-cell office:value-type="float" office:value="0">
                <text:p>0</text:p>
              </table:table-cell>
              <table:table-cell office:value-type="float" office:value="-0.0000769999999999989">
                <text:p>-0.00007699999999999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1500">
                <text:p>181500</text:p>
              </table:table-cell>
              <table:table-cell office:value-type="float" office:value="0">
                <text:p>0</text:p>
              </table:table-cell>
              <table:table-cell office:value-type="float" office:value="-0.026413">
                <text:p>-0.0264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2000">
                <text:p>182000</text:p>
              </table:table-cell>
              <table:table-cell office:value-type="float" office:value="0">
                <text:p>0</text:p>
              </table:table-cell>
              <table:table-cell office:value-type="float" office:value="0.0035145">
                <text:p>0.00351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2500">
                <text:p>182500</text:p>
              </table:table-cell>
              <table:table-cell office:value-type="float" office:value="0">
                <text:p>0</text:p>
              </table:table-cell>
              <table:table-cell office:value-type="float" office:value="-0.0096535">
                <text:p>-0.00965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3000">
                <text:p>183000</text:p>
              </table:table-cell>
              <table:table-cell office:value-type="float" office:value="0">
                <text:p>0</text:p>
              </table:table-cell>
              <table:table-cell office:value-type="float" office:value="-0.040778">
                <text:p>-0.0407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3500">
                <text:p>183500</text:p>
              </table:table-cell>
              <table:table-cell office:value-type="float" office:value="0">
                <text:p>0</text:p>
              </table:table-cell>
              <table:table-cell office:value-type="float" office:value="-0.014442">
                <text:p>-0.0144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4000">
                <text:p>184000</text:p>
              </table:table-cell>
              <table:table-cell office:value-type="float" office:value="0">
                <text:p>0</text:p>
              </table:table-cell>
              <table:table-cell office:value-type="float" office:value="-0.0060625">
                <text:p>-0.00606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4500">
                <text:p>184500</text:p>
              </table:table-cell>
              <table:table-cell office:value-type="float" office:value="0">
                <text:p>0</text:p>
              </table:table-cell>
              <table:table-cell office:value-type="float" office:value="-0.001274">
                <text:p>-0.0012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5000">
                <text:p>185000</text:p>
              </table:table-cell>
              <table:table-cell office:value-type="float" office:value="0">
                <text:p>0</text:p>
              </table:table-cell>
              <table:table-cell office:value-type="float" office:value="0.021471">
                <text:p>0.0214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5500">
                <text:p>185500</text:p>
              </table:table-cell>
              <table:table-cell office:value-type="float" office:value="0">
                <text:p>0</text:p>
              </table:table-cell>
              <table:table-cell office:value-type="float" office:value="-0.0335955">
                <text:p>-0.03359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6000">
                <text:p>186000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6500">
                <text:p>186500</text:p>
              </table:table-cell>
              <table:table-cell office:value-type="float" office:value="0">
                <text:p>0</text:p>
              </table:table-cell>
              <table:table-cell office:value-type="float" office:value="0.0035145">
                <text:p>0.00351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7000">
                <text:p>187000</text:p>
              </table:table-cell>
              <table:table-cell office:value-type="float" office:value="0">
                <text:p>0</text:p>
              </table:table-cell>
              <table:table-cell office:value-type="float" office:value="-0.025216">
                <text:p>-0.0252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7500">
                <text:p>187500</text:p>
              </table:table-cell>
              <table:table-cell office:value-type="float" office:value="0">
                <text:p>0</text:p>
              </table:table-cell>
              <table:table-cell office:value-type="float" office:value="-0.001274">
                <text:p>-0.0012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8000">
                <text:p>188000</text:p>
              </table:table-cell>
              <table:table-cell office:value-type="float" office:value="0">
                <text:p>0</text:p>
              </table:table-cell>
              <table:table-cell office:value-type="float" office:value="-0.040778">
                <text:p>-0.0407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8500">
                <text:p>188500</text:p>
              </table:table-cell>
              <table:table-cell office:value-type="float" office:value="0">
                <text:p>0</text:p>
              </table:table-cell>
              <table:table-cell office:value-type="float" office:value="0.0130915">
                <text:p>0.01309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9000">
                <text:p>189000</text:p>
              </table:table-cell>
              <table:table-cell office:value-type="float" office:value="0">
                <text:p>0</text:p>
              </table:table-cell>
              <table:table-cell office:value-type="float" office:value="-0.0060625">
                <text:p>-0.00606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9500">
                <text:p>189500</text:p>
              </table:table-cell>
              <table:table-cell office:value-type="float" office:value="0">
                <text:p>0</text:p>
              </table:table-cell>
              <table:table-cell office:value-type="float" office:value="-0.001274">
                <text:p>-0.0012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0000">
                <text:p>190000</text:p>
              </table:table-cell>
              <table:table-cell office:value-type="float" office:value="0">
                <text:p>0</text:p>
              </table:table-cell>
              <table:table-cell office:value-type="float" office:value="0.007106">
                <text:p>0.0071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0500">
                <text:p>190500</text:p>
              </table:table-cell>
              <table:table-cell office:value-type="float" office:value="0">
                <text:p>0</text:p>
              </table:table-cell>
              <table:table-cell office:value-type="float" office:value="0.007106">
                <text:p>0.0071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1000">
                <text:p>191000</text:p>
              </table:table-cell>
              <table:table-cell office:value-type="float" office:value="0">
                <text:p>0</text:p>
              </table:table-cell>
              <table:table-cell office:value-type="float" office:value="-0.002471">
                <text:p>-0.0024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1500">
                <text:p>191500</text:p>
              </table:table-cell>
              <table:table-cell office:value-type="float" office:value="0">
                <text:p>0</text:p>
              </table:table-cell>
              <table:table-cell office:value-type="float" office:value="-0.0108505">
                <text:p>-0.01085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2000">
                <text:p>192000</text:p>
              </table:table-cell>
              <table:table-cell office:value-type="float" office:value="0">
                <text:p>0</text:p>
              </table:table-cell>
              <table:table-cell office:value-type="float" office:value="0.0166825">
                <text:p>0.01668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2500">
                <text:p>192500</text:p>
              </table:table-cell>
              <table:table-cell office:value-type="float" office:value="0">
                <text:p>0</text:p>
              </table:table-cell>
              <table:table-cell office:value-type="float" office:value="-0.013245">
                <text:p>-0.0132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3000">
                <text:p>193000</text:p>
              </table:table-cell>
              <table:table-cell office:value-type="float" office:value="0">
                <text:p>0</text:p>
              </table:table-cell>
              <table:table-cell office:value-type="float" office:value="0.008303">
                <text:p>0.0083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3500">
                <text:p>193500</text:p>
              </table:table-cell>
              <table:table-cell office:value-type="float" office:value="0">
                <text:p>0</text:p>
              </table:table-cell>
              <table:table-cell office:value-type="float" office:value="0.011894">
                <text:p>0.0118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4000">
                <text:p>194000</text:p>
              </table:table-cell>
              <table:table-cell office:value-type="float" office:value="0">
                <text:p>0</text:p>
              </table:table-cell>
              <table:table-cell office:value-type="float" office:value="-0.0084565">
                <text:p>-0.00845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4500">
                <text:p>194500</text:p>
              </table:table-cell>
              <table:table-cell office:value-type="float" office:value="0">
                <text:p>0</text:p>
              </table:table-cell>
              <table:table-cell office:value-type="float" office:value="-0.012048">
                <text:p>-0.0120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5000">
                <text:p>195000</text:p>
              </table:table-cell>
              <table:table-cell office:value-type="float" office:value="0">
                <text:p>0</text:p>
              </table:table-cell>
              <table:table-cell office:value-type="float" office:value="0.011894">
                <text:p>0.0118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500">
                <text:p>195500</text:p>
              </table:table-cell>
              <table:table-cell office:value-type="float" office:value="0">
                <text:p>0</text:p>
              </table:table-cell>
              <table:table-cell office:value-type="float" office:value="0.0011205">
                <text:p>0.00112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6000">
                <text:p>196000</text:p>
              </table:table-cell>
              <table:table-cell office:value-type="float" office:value="0">
                <text:p>0</text:p>
              </table:table-cell>
              <table:table-cell office:value-type="float" office:value="-0.0000769999999999989">
                <text:p>-0.00007699999999999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6500">
                <text:p>196500</text:p>
              </table:table-cell>
              <table:table-cell office:value-type="float" office:value="0">
                <text:p>0</text:p>
              </table:table-cell>
              <table:table-cell office:value-type="float" office:value="-0.0455665">
                <text:p>-0.04556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7000">
                <text:p>197000</text:p>
              </table:table-cell>
              <table:table-cell office:value-type="float" office:value="0">
                <text:p>0</text:p>
              </table:table-cell>
              <table:table-cell office:value-type="float" office:value="0.0059085">
                <text:p>0.00590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500">
                <text:p>197500</text:p>
              </table:table-cell>
              <table:table-cell office:value-type="float" office:value="0">
                <text:p>0</text:p>
              </table:table-cell>
              <table:table-cell office:value-type="float" office:value="0.0023175">
                <text:p>0.00231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8000">
                <text:p>198000</text:p>
              </table:table-cell>
              <table:table-cell office:value-type="float" office:value="0">
                <text:p>0</text:p>
              </table:table-cell>
              <table:table-cell office:value-type="float" office:value="-0.0072595">
                <text:p>-0.00725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500">
                <text:p>198500</text:p>
              </table:table-cell>
              <table:table-cell office:value-type="float" office:value="0">
                <text:p>0</text:p>
              </table:table-cell>
              <table:table-cell office:value-type="float" office:value="-0.025216">
                <text:p>-0.0252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9000">
                <text:p>199000</text:p>
              </table:table-cell>
              <table:table-cell office:value-type="float" office:value="0">
                <text:p>0</text:p>
              </table:table-cell>
              <table:table-cell office:value-type="float" office:value="-0.0072595">
                <text:p>-0.00725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500">
                <text:p>199500</text:p>
              </table:table-cell>
              <table:table-cell office:value-type="float" office:value="0">
                <text:p>0</text:p>
              </table:table-cell>
              <table:table-cell office:value-type="float" office:value="0.0130915">
                <text:p>0.01309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0000">
                <text:p>200000</text:p>
              </table:table-cell>
              <table:table-cell office:value-type="float" office:value="0">
                <text:p>0</text:p>
              </table:table-cell>
              <table:table-cell office:value-type="float" office:value="0.0035145">
                <text:p>0.00351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0500">
                <text:p>200500</text:p>
              </table:table-cell>
              <table:table-cell office:value-type="float" office:value="0">
                <text:p>0</text:p>
              </table:table-cell>
              <table:table-cell office:value-type="float" office:value="0.022668">
                <text:p>0.02266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1000">
                <text:p>201000</text:p>
              </table:table-cell>
              <table:table-cell office:value-type="float" office:value="0">
                <text:p>0</text:p>
              </table:table-cell>
              <table:table-cell office:value-type="float" office:value="0.010697">
                <text:p>0.0106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1500">
                <text:p>201500</text:p>
              </table:table-cell>
              <table:table-cell office:value-type="float" office:value="0">
                <text:p>0</text:p>
              </table:table-cell>
              <table:table-cell office:value-type="float" office:value="-0.0084565">
                <text:p>-0.00845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2000">
                <text:p>202000</text:p>
              </table:table-cell>
              <table:table-cell office:value-type="float" office:value="0">
                <text:p>0</text:p>
              </table:table-cell>
              <table:table-cell office:value-type="float" office:value="-0.001274">
                <text:p>-0.0012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2500">
                <text:p>202500</text:p>
              </table:table-cell>
              <table:table-cell office:value-type="float" office:value="0">
                <text:p>0</text:p>
              </table:table-cell>
              <table:table-cell office:value-type="float" office:value="-0.0072595">
                <text:p>-0.00725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3000">
                <text:p>203000</text:p>
              </table:table-cell>
              <table:table-cell office:value-type="float" office:value="0">
                <text:p>0</text:p>
              </table:table-cell>
              <table:table-cell office:value-type="float" office:value="-0.0072595">
                <text:p>-0.00725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3500">
                <text:p>203500</text:p>
              </table:table-cell>
              <table:table-cell office:value-type="float" office:value="0">
                <text:p>0</text:p>
              </table:table-cell>
              <table:table-cell office:value-type="float" office:value="-0.0180335">
                <text:p>-0.01803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4000">
                <text:p>204000</text:p>
              </table:table-cell>
              <table:table-cell office:value-type="float" office:value="0">
                <text:p>0</text:p>
              </table:table-cell>
              <table:table-cell office:value-type="float" office:value="-0.013245">
                <text:p>-0.0132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500">
                <text:p>204500</text:p>
              </table:table-cell>
              <table:table-cell office:value-type="float" office:value="0">
                <text:p>0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5000">
                <text:p>205000</text:p>
              </table:table-cell>
              <table:table-cell office:value-type="float" office:value="0">
                <text:p>0</text:p>
              </table:table-cell>
              <table:table-cell office:value-type="float" office:value="0.020274">
                <text:p>0.0202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500">
                <text:p>205500</text:p>
              </table:table-cell>
              <table:table-cell office:value-type="float" office:value="0">
                <text:p>0</text:p>
              </table:table-cell>
              <table:table-cell office:value-type="float" office:value="0.0035145">
                <text:p>0.00351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6000">
                <text:p>206000</text:p>
              </table:table-cell>
              <table:table-cell office:value-type="float" office:value="0">
                <text:p>0</text:p>
              </table:table-cell>
              <table:table-cell office:value-type="float" office:value="0.0035145">
                <text:p>0.00351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6500">
                <text:p>206500</text:p>
              </table:table-cell>
              <table:table-cell office:value-type="float" office:value="0">
                <text:p>0</text:p>
              </table:table-cell>
              <table:table-cell office:value-type="float" office:value="0.0130915">
                <text:p>0.01309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7000">
                <text:p>207000</text:p>
              </table:table-cell>
              <table:table-cell office:value-type="float" office:value="0">
                <text:p>0</text:p>
              </table:table-cell>
              <table:table-cell office:value-type="float" office:value="-0.0000769999999999989">
                <text:p>-0.00007699999999999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7500">
                <text:p>207500</text:p>
              </table:table-cell>
              <table:table-cell office:value-type="float" office:value="0">
                <text:p>0</text:p>
              </table:table-cell>
              <table:table-cell office:value-type="float" office:value="-0.0300045">
                <text:p>-0.03000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8000">
                <text:p>208000</text:p>
              </table:table-cell>
              <table:table-cell office:value-type="float" office:value="0">
                <text:p>0</text:p>
              </table:table-cell>
              <table:table-cell office:value-type="float" office:value="-0.0072595">
                <text:p>-0.00725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8500">
                <text:p>208500</text:p>
              </table:table-cell>
              <table:table-cell office:value-type="float" office:value="0">
                <text:p>0</text:p>
              </table:table-cell>
              <table:table-cell office:value-type="float" office:value="-0.0000769999999999989">
                <text:p>-0.00007699999999999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9000">
                <text:p>209000</text:p>
              </table:table-cell>
              <table:table-cell office:value-type="float" office:value="0">
                <text:p>0</text:p>
              </table:table-cell>
              <table:table-cell office:value-type="float" office:value="0.0059085">
                <text:p>0.00590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9500">
                <text:p>209500</text:p>
              </table:table-cell>
              <table:table-cell office:value-type="float" office:value="0">
                <text:p>0</text:p>
              </table:table-cell>
              <table:table-cell office:value-type="float" office:value="-0.002471">
                <text:p>-0.0024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10000">
                <text:p>210000</text:p>
              </table:table-cell>
              <table:table-cell office:value-type="float" office:value="0">
                <text:p>0</text:p>
              </table:table-cell>
              <table:table-cell office:value-type="float" office:value="-0.015639">
                <text:p>-0.0156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0500">
                <text:p>210500</text:p>
              </table:table-cell>
              <table:table-cell office:value-type="float" office:value="0">
                <text:p>0</text:p>
              </table:table-cell>
              <table:table-cell office:value-type="float" office:value="-0.0347925">
                <text:p>-0.03479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1000">
                <text:p>211000</text:p>
              </table:table-cell>
              <table:table-cell office:value-type="float" office:value="0">
                <text:p>0</text:p>
              </table:table-cell>
              <table:table-cell office:value-type="float" office:value="0.0035145">
                <text:p>0.00351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1500">
                <text:p>211500</text:p>
              </table:table-cell>
              <table:table-cell office:value-type="float" office:value="0">
                <text:p>0</text:p>
              </table:table-cell>
              <table:table-cell office:value-type="float" office:value="-0.0000769999999999989">
                <text:p>-0.00007699999999999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2000">
                <text:p>212000</text:p>
              </table:table-cell>
              <table:table-cell office:value-type="float" office:value="0">
                <text:p>0</text:p>
              </table:table-cell>
              <table:table-cell office:value-type="float" office:value="-0.0108505">
                <text:p>-0.01085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2500">
                <text:p>212500</text:p>
              </table:table-cell>
              <table:table-cell office:value-type="float" office:value="0">
                <text:p>0</text:p>
              </table:table-cell>
              <table:table-cell office:value-type="float" office:value="-0.047961">
                <text:p>-0.0479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3000">
                <text:p>213000</text:p>
              </table:table-cell>
              <table:table-cell office:value-type="float" office:value="0">
                <text:p>0</text:p>
              </table:table-cell>
              <table:table-cell office:value-type="float" office:value="-0.025216">
                <text:p>-0.0252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3500">
                <text:p>213500</text:p>
              </table:table-cell>
              <table:table-cell office:value-type="float" office:value="0">
                <text:p>0</text:p>
              </table:table-cell>
              <table:table-cell office:value-type="float" office:value="0.007106">
                <text:p>0.0071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4000">
                <text:p>214000</text:p>
              </table:table-cell>
              <table:table-cell office:value-type="float" office:value="0">
                <text:p>0</text:p>
              </table:table-cell>
              <table:table-cell office:value-type="float" office:value="0.019077">
                <text:p>0.0190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4500">
                <text:p>214500</text:p>
              </table:table-cell>
              <table:table-cell office:value-type="float" office:value="0">
                <text:p>0</text:p>
              </table:table-cell>
              <table:table-cell office:value-type="float" office:value="0.0166825">
                <text:p>0.01668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5000">
                <text:p>215000</text:p>
              </table:table-cell>
              <table:table-cell office:value-type="float" office:value="0">
                <text:p>0</text:p>
              </table:table-cell>
              <table:table-cell office:value-type="float" office:value="-0.002471">
                <text:p>-0.0024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5500">
                <text:p>215500</text:p>
              </table:table-cell>
              <table:table-cell office:value-type="float" office:value="0">
                <text:p>0</text:p>
              </table:table-cell>
              <table:table-cell office:value-type="float" office:value="-0.0192305">
                <text:p>-0.01923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6000">
                <text:p>216000</text:p>
              </table:table-cell>
              <table:table-cell office:value-type="float" office:value="0">
                <text:p>0</text:p>
              </table:table-cell>
              <table:table-cell office:value-type="float" office:value="0.008303">
                <text:p>0.0083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6500">
                <text:p>216500</text:p>
              </table:table-cell>
              <table:table-cell office:value-type="float" office:value="0">
                <text:p>0</text:p>
              </table:table-cell>
              <table:table-cell office:value-type="float" office:value="-0.012048">
                <text:p>-0.0120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7000">
                <text:p>217000</text:p>
              </table:table-cell>
              <table:table-cell office:value-type="float" office:value="0">
                <text:p>0</text:p>
              </table:table-cell>
              <table:table-cell office:value-type="float" office:value="-0.0192305">
                <text:p>-0.01923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7500">
                <text:p>217500</text:p>
              </table:table-cell>
              <table:table-cell office:value-type="float" office:value="0">
                <text:p>0</text:p>
              </table:table-cell>
              <table:table-cell office:value-type="float" office:value="-0.03599">
                <text:p>-0.035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8000">
                <text:p>218000</text:p>
              </table:table-cell>
              <table:table-cell office:value-type="float" office:value="0">
                <text:p>0</text:p>
              </table:table-cell>
              <table:table-cell office:value-type="float" office:value="0.0298505">
                <text:p>0.02985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8500">
                <text:p>218500</text:p>
              </table:table-cell>
              <table:table-cell office:value-type="float" office:value="0">
                <text:p>0</text:p>
              </table:table-cell>
              <table:table-cell office:value-type="float" office:value="-0.0323985">
                <text:p>-0.03239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9000">
                <text:p>219000</text:p>
              </table:table-cell>
              <table:table-cell office:value-type="float" office:value="0">
                <text:p>0</text:p>
              </table:table-cell>
              <table:table-cell office:value-type="float" office:value="-0.015639">
                <text:p>-0.0156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9500">
                <text:p>219500</text:p>
              </table:table-cell>
              <table:table-cell office:value-type="float" office:value="0">
                <text:p>0</text:p>
              </table:table-cell>
              <table:table-cell office:value-type="float" office:value="0.0035145">
                <text:p>0.00351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0000">
                <text:p>220000</text:p>
              </table:table-cell>
              <table:table-cell office:value-type="float" office:value="0">
                <text:p>0</text:p>
              </table:table-cell>
              <table:table-cell office:value-type="float" office:value="-0.012048">
                <text:p>-0.0120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0500">
                <text:p>220500</text:p>
              </table:table-cell>
              <table:table-cell office:value-type="float" office:value="0">
                <text:p>0</text:p>
              </table:table-cell>
              <table:table-cell office:value-type="float" office:value="-0.028807">
                <text:p>-0.0288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1000">
                <text:p>221000</text:p>
              </table:table-cell>
              <table:table-cell office:value-type="float" office:value="0">
                <text:p>0</text:p>
              </table:table-cell>
              <table:table-cell office:value-type="float" office:value="0.0166825">
                <text:p>0.01668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1500">
                <text:p>221500</text:p>
              </table:table-cell>
              <table:table-cell office:value-type="float" office:value="0">
                <text:p>0</text:p>
              </table:table-cell>
              <table:table-cell office:value-type="float" office:value="0.0035145">
                <text:p>0.00351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